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1637" officeooo:paragraph-rsid="001a1637"/>
    </style:style>
    <style:style style:name="P2" style:family="paragraph" style:parent-style-name="Standard">
      <style:text-properties officeooo:rsid="001a1637" officeooo:paragraph-rsid="001c2470"/>
    </style:style>
    <style:style style:name="P3" style:family="paragraph" style:parent-style-name="Standard">
      <style:text-properties officeooo:rsid="001a1637" officeooo:paragraph-rsid="0021095d"/>
    </style:style>
    <style:style style:name="P4" style:family="paragraph" style:parent-style-name="Standard">
      <style:text-properties officeooo:rsid="001a1637" officeooo:paragraph-rsid="00243e35"/>
    </style:style>
    <style:style style:name="P5" style:family="paragraph" style:parent-style-name="Standard">
      <style:text-properties officeooo:rsid="001a1637" officeooo:paragraph-rsid="002b1cdf"/>
    </style:style>
    <style:style style:name="P6" style:family="paragraph" style:parent-style-name="Standard">
      <style:text-properties officeooo:rsid="001a1637" officeooo:paragraph-rsid="003285f3"/>
    </style:style>
    <style:style style:name="P7" style:family="paragraph" style:parent-style-name="Standard">
      <style:text-properties officeooo:rsid="001a1637" officeooo:paragraph-rsid="0037565c"/>
    </style:style>
    <style:style style:name="P8" style:family="paragraph" style:parent-style-name="Standard">
      <style:text-properties officeooo:rsid="001a1637" officeooo:paragraph-rsid="0046647c"/>
    </style:style>
    <style:style style:name="P9" style:family="paragraph" style:parent-style-name="Standard">
      <style:text-properties officeooo:rsid="001a1637" officeooo:paragraph-rsid="0053b104"/>
    </style:style>
    <style:style style:name="P10" style:family="paragraph" style:parent-style-name="Standard">
      <style:text-properties officeooo:rsid="001a1637" officeooo:paragraph-rsid="0056be89"/>
    </style:style>
    <style:style style:name="P11" style:family="paragraph" style:parent-style-name="Standard">
      <style:text-properties officeooo:rsid="001a1637" officeooo:paragraph-rsid="0056f7b7"/>
    </style:style>
    <style:style style:name="P12" style:family="paragraph" style:parent-style-name="Standard">
      <style:text-properties officeooo:rsid="001a1637" officeooo:paragraph-rsid="00581f69"/>
    </style:style>
    <style:style style:name="P13" style:family="paragraph" style:parent-style-name="Standard">
      <style:text-properties officeooo:rsid="001a1637" officeooo:paragraph-rsid="00664347"/>
    </style:style>
    <style:style style:name="P14" style:family="paragraph" style:parent-style-name="Standard">
      <style:text-properties officeooo:rsid="001a1637" officeooo:paragraph-rsid="0076e27c"/>
    </style:style>
    <style:style style:name="P15" style:family="paragraph" style:parent-style-name="Standard">
      <style:text-properties officeooo:rsid="001a1637" officeooo:paragraph-rsid="0079143e"/>
    </style:style>
    <style:style style:name="P16" style:family="paragraph" style:parent-style-name="Standard">
      <style:text-properties officeooo:rsid="001a1637" officeooo:paragraph-rsid="0091d725"/>
    </style:style>
    <style:style style:name="P17" style:family="paragraph" style:parent-style-name="Standard">
      <style:text-properties officeooo:rsid="001a1637" officeooo:paragraph-rsid="009c5420"/>
    </style:style>
    <style:style style:name="P18" style:family="paragraph" style:parent-style-name="Standard">
      <style:text-properties officeooo:rsid="001a1637" officeooo:paragraph-rsid="009e9be0"/>
    </style:style>
    <style:style style:name="P19" style:family="paragraph" style:parent-style-name="Standard">
      <style:text-properties officeooo:rsid="001a1637" officeooo:paragraph-rsid="00c4f6be"/>
    </style:style>
    <style:style style:name="P20" style:family="paragraph" style:parent-style-name="Standard">
      <style:text-properties officeooo:rsid="001a1637" officeooo:paragraph-rsid="00db8729"/>
    </style:style>
    <style:style style:name="P21" style:family="paragraph" style:parent-style-name="Standard">
      <style:text-properties officeooo:rsid="001a1637" officeooo:paragraph-rsid="00fc8d6e"/>
    </style:style>
    <style:style style:name="P22" style:family="paragraph" style:parent-style-name="Standard">
      <style:text-properties officeooo:rsid="001a1637" officeooo:paragraph-rsid="00fd0629"/>
    </style:style>
    <style:style style:name="P23" style:family="paragraph" style:parent-style-name="Standard">
      <style:text-properties officeooo:rsid="001a1637" officeooo:paragraph-rsid="0106cc5a"/>
    </style:style>
    <style:style style:name="P24" style:family="paragraph" style:parent-style-name="Standard">
      <style:text-properties officeooo:rsid="001a1637" officeooo:paragraph-rsid="010c9143"/>
    </style:style>
    <style:style style:name="P25" style:family="paragraph" style:parent-style-name="Standard">
      <style:text-properties officeooo:rsid="001a1637" officeooo:paragraph-rsid="010e4e5d"/>
    </style:style>
    <style:style style:name="P26" style:family="paragraph" style:parent-style-name="Standard">
      <style:text-properties officeooo:rsid="001a1637" officeooo:paragraph-rsid="011c85d9"/>
    </style:style>
    <style:style style:name="P27" style:family="paragraph" style:parent-style-name="Standard">
      <style:text-properties officeooo:rsid="001a1637" officeooo:paragraph-rsid="01457bde"/>
    </style:style>
    <style:style style:name="P28" style:family="paragraph" style:parent-style-name="Standard">
      <style:text-properties officeooo:rsid="001a1637" officeooo:paragraph-rsid="014a39d5"/>
    </style:style>
    <style:style style:name="P29" style:family="paragraph" style:parent-style-name="Standard">
      <style:text-properties officeooo:rsid="001a1637" officeooo:paragraph-rsid="014f68e1"/>
    </style:style>
    <style:style style:name="P30" style:family="paragraph" style:parent-style-name="Standard">
      <style:text-properties officeooo:rsid="001a1637" officeooo:paragraph-rsid="01526a37"/>
    </style:style>
    <style:style style:name="P31" style:family="paragraph" style:parent-style-name="Standard">
      <style:text-properties officeooo:rsid="001a1637" officeooo:paragraph-rsid="0219ba73"/>
    </style:style>
    <style:style style:name="P32" style:family="paragraph" style:parent-style-name="Standard">
      <style:text-properties officeooo:rsid="001a1637" officeooo:paragraph-rsid="023ebc7e"/>
    </style:style>
    <style:style style:name="P33" style:family="paragraph" style:parent-style-name="Standard">
      <style:text-properties officeooo:rsid="001a1637" officeooo:paragraph-rsid="02439008"/>
    </style:style>
    <style:style style:name="P34" style:family="paragraph" style:parent-style-name="Standard">
      <style:text-properties officeooo:rsid="001a1637" officeooo:paragraph-rsid="024998c3"/>
    </style:style>
    <style:style style:name="P35" style:family="paragraph" style:parent-style-name="Standard">
      <style:text-properties officeooo:rsid="001a1637" officeooo:paragraph-rsid="024a8b63"/>
    </style:style>
    <style:style style:name="P36" style:family="paragraph" style:parent-style-name="Standard">
      <style:text-properties officeooo:rsid="001a1637" officeooo:paragraph-rsid="02678416"/>
    </style:style>
    <style:style style:name="P37" style:family="paragraph" style:parent-style-name="Standard">
      <style:text-properties officeooo:rsid="001a1637" officeooo:paragraph-rsid="0267c238"/>
    </style:style>
    <style:style style:name="P38" style:family="paragraph" style:parent-style-name="Standard">
      <style:text-properties officeooo:rsid="001a1637" officeooo:paragraph-rsid="027e467c"/>
    </style:style>
    <style:style style:name="P39" style:family="paragraph" style:parent-style-name="Standard">
      <style:text-properties officeooo:rsid="001a1637" officeooo:paragraph-rsid="029445ef"/>
    </style:style>
    <style:style style:name="P40" style:family="paragraph" style:parent-style-name="Standard">
      <style:text-properties officeooo:rsid="001a1637" officeooo:paragraph-rsid="03c5ffee"/>
    </style:style>
    <style:style style:name="P41" style:family="paragraph" style:parent-style-name="Standard">
      <style:text-properties officeooo:rsid="001a1637" officeooo:paragraph-rsid="03dfbd07"/>
    </style:style>
    <style:style style:name="P42" style:family="paragraph" style:parent-style-name="Standard">
      <style:text-properties officeooo:rsid="001a1637" officeooo:paragraph-rsid="046316dc"/>
    </style:style>
    <style:style style:name="P43" style:family="paragraph" style:parent-style-name="Standard">
      <style:text-properties officeooo:rsid="001a1637" officeooo:paragraph-rsid="0637ea69"/>
    </style:style>
    <style:style style:name="P44" style:family="paragraph" style:parent-style-name="Standard">
      <style:text-properties officeooo:rsid="001a1637" officeooo:paragraph-rsid="064747c5"/>
    </style:style>
    <style:style style:name="P45" style:family="paragraph" style:parent-style-name="Standard">
      <style:text-properties officeooo:rsid="001a1637" officeooo:paragraph-rsid="0677cd71"/>
    </style:style>
    <style:style style:name="P46" style:family="paragraph" style:parent-style-name="Standard">
      <style:text-properties officeooo:rsid="001a1637" officeooo:paragraph-rsid="06b84469"/>
    </style:style>
    <style:style style:name="P47" style:family="paragraph" style:parent-style-name="Standard">
      <style:text-properties officeooo:rsid="001a1637" officeooo:paragraph-rsid="06bc823e"/>
    </style:style>
    <style:style style:name="P48" style:family="paragraph" style:parent-style-name="Standard">
      <style:text-properties officeooo:rsid="001a1637" officeooo:paragraph-rsid="06d45da2"/>
    </style:style>
    <style:style style:name="P49" style:family="paragraph" style:parent-style-name="Standard">
      <style:text-properties officeooo:rsid="001a1637" officeooo:paragraph-rsid="06d61332"/>
    </style:style>
    <style:style style:name="P50" style:family="paragraph" style:parent-style-name="Standard">
      <style:text-properties officeooo:rsid="001a1637" officeooo:paragraph-rsid="06d6dfaa"/>
    </style:style>
    <style:style style:name="P51" style:family="paragraph" style:parent-style-name="Standard">
      <style:text-properties officeooo:rsid="001a1637" officeooo:paragraph-rsid="06da5e54"/>
    </style:style>
    <style:style style:name="P52" style:family="paragraph" style:parent-style-name="Standard">
      <style:text-properties officeooo:rsid="001a1637" officeooo:paragraph-rsid="06df48d6"/>
    </style:style>
    <style:style style:name="P53" style:family="paragraph" style:parent-style-name="Standard">
      <style:text-properties officeooo:rsid="001a1637" officeooo:paragraph-rsid="06e6297d"/>
    </style:style>
    <style:style style:name="P54" style:family="paragraph" style:parent-style-name="Standard">
      <style:text-properties officeooo:rsid="001a1637" officeooo:paragraph-rsid="06e7aaf8"/>
    </style:style>
    <style:style style:name="P55" style:family="paragraph" style:parent-style-name="Standard">
      <style:text-properties officeooo:rsid="001a1637" officeooo:paragraph-rsid="06eb43ee"/>
    </style:style>
    <style:style style:name="P56" style:family="paragraph" style:parent-style-name="Standard">
      <style:text-properties officeooo:rsid="001a1637" officeooo:paragraph-rsid="06edbd06"/>
    </style:style>
    <style:style style:name="P57" style:family="paragraph" style:parent-style-name="Standard">
      <style:text-properties officeooo:rsid="001a1637" officeooo:paragraph-rsid="06f8f933"/>
    </style:style>
    <style:style style:name="P58" style:family="paragraph" style:parent-style-name="Standard">
      <style:text-properties officeooo:rsid="001a1637" officeooo:paragraph-rsid="06fbc737"/>
    </style:style>
    <style:style style:name="P59" style:family="paragraph" style:parent-style-name="Standard">
      <style:text-properties officeooo:rsid="001a1637" officeooo:paragraph-rsid="06fd7f85"/>
    </style:style>
    <style:style style:name="P60" style:family="paragraph" style:parent-style-name="Standard">
      <style:text-properties officeooo:rsid="001a1637" officeooo:paragraph-rsid="06ff7ab1"/>
    </style:style>
    <style:style style:name="P61" style:family="paragraph" style:parent-style-name="Standard">
      <style:text-properties officeooo:rsid="001a1637" officeooo:paragraph-rsid="0703cf63"/>
    </style:style>
    <style:style style:name="P62" style:family="paragraph" style:parent-style-name="Standard">
      <style:text-properties officeooo:rsid="001a1637" officeooo:paragraph-rsid="07045c34"/>
    </style:style>
    <style:style style:name="P63" style:family="paragraph" style:parent-style-name="Standard">
      <style:text-properties officeooo:rsid="001a1637" officeooo:paragraph-rsid="07076d11"/>
    </style:style>
    <style:style style:name="P64" style:family="paragraph" style:parent-style-name="Standard">
      <style:text-properties officeooo:rsid="001a1637" officeooo:paragraph-rsid="0707e7c8"/>
    </style:style>
    <style:style style:name="P65" style:family="paragraph" style:parent-style-name="Standard">
      <style:text-properties officeooo:rsid="001a1637" officeooo:paragraph-rsid="070a3ac0"/>
    </style:style>
    <style:style style:name="P66" style:family="paragraph" style:parent-style-name="Standard">
      <style:text-properties officeooo:rsid="001a1637" officeooo:paragraph-rsid="070d1180"/>
    </style:style>
    <style:style style:name="P67" style:family="paragraph" style:parent-style-name="Standard">
      <style:text-properties officeooo:rsid="001a1637" officeooo:paragraph-rsid="07101a5e"/>
    </style:style>
    <style:style style:name="P68" style:family="paragraph" style:parent-style-name="Standard">
      <style:text-properties officeooo:rsid="001a1637" officeooo:paragraph-rsid="07114797"/>
    </style:style>
    <style:style style:name="P69" style:family="paragraph" style:parent-style-name="Standard">
      <style:text-properties officeooo:rsid="001a1637" officeooo:paragraph-rsid="0717235b"/>
    </style:style>
    <style:style style:name="P70" style:family="paragraph" style:parent-style-name="Standard">
      <style:text-properties officeooo:rsid="001a1637" officeooo:paragraph-rsid="0718aad5"/>
    </style:style>
    <style:style style:name="P71" style:family="paragraph" style:parent-style-name="Standard">
      <style:text-properties officeooo:rsid="001a1637" officeooo:paragraph-rsid="071937a7"/>
    </style:style>
    <style:style style:name="P72" style:family="paragraph" style:parent-style-name="Standard">
      <style:text-properties officeooo:rsid="001a1637" officeooo:paragraph-rsid="071b8e7d"/>
    </style:style>
    <style:style style:name="P73" style:family="paragraph" style:parent-style-name="Standard">
      <style:text-properties officeooo:rsid="001a1637" officeooo:paragraph-rsid="06a49851"/>
    </style:style>
    <style:style style:name="P74" style:family="paragraph" style:parent-style-name="Standard">
      <style:text-properties officeooo:rsid="001a1637" officeooo:paragraph-rsid="06e1e676"/>
    </style:style>
    <style:style style:name="P75" style:family="paragraph" style:parent-style-name="Standard">
      <style:text-properties officeooo:rsid="001a1637" officeooo:paragraph-rsid="06e31864"/>
    </style:style>
    <style:style style:name="P76" style:family="paragraph" style:parent-style-name="Standard">
      <style:text-properties officeooo:rsid="001a1637" officeooo:paragraph-rsid="0725a78e"/>
    </style:style>
    <style:style style:name="P77" style:family="paragraph" style:parent-style-name="Standard">
      <style:text-properties officeooo:rsid="001a1637" officeooo:paragraph-rsid="072ee9ea"/>
    </style:style>
    <style:style style:name="P78" style:family="paragraph" style:parent-style-name="Standard">
      <style:text-properties officeooo:rsid="001a1637" officeooo:paragraph-rsid="077bf642"/>
    </style:style>
    <style:style style:name="P79" style:family="paragraph" style:parent-style-name="Standard">
      <style:text-properties officeooo:rsid="001a1637" officeooo:paragraph-rsid="07d60c2a"/>
    </style:style>
    <style:style style:name="P80" style:family="paragraph" style:parent-style-name="Standard">
      <style:text-properties officeooo:rsid="001a1637" officeooo:paragraph-rsid="07f859a9"/>
    </style:style>
    <style:style style:name="P81" style:family="paragraph" style:parent-style-name="Standard">
      <style:text-properties officeooo:rsid="001a1637" officeooo:paragraph-rsid="08dd39ee"/>
    </style:style>
    <style:style style:name="P82" style:family="paragraph" style:parent-style-name="Standard">
      <style:text-properties officeooo:rsid="001a1637" officeooo:paragraph-rsid="09475ecd"/>
    </style:style>
    <style:style style:name="P83" style:family="paragraph" style:parent-style-name="Standard">
      <style:text-properties officeooo:rsid="001a1637" officeooo:paragraph-rsid="09508d9c"/>
    </style:style>
    <style:style style:name="P84" style:family="paragraph" style:parent-style-name="Standard">
      <style:text-properties officeooo:rsid="001a1637" officeooo:paragraph-rsid="09526d0d"/>
    </style:style>
    <style:style style:name="P85" style:family="paragraph" style:parent-style-name="Standard">
      <style:text-properties officeooo:rsid="001a1637" officeooo:paragraph-rsid="09d44b4a"/>
    </style:style>
    <style:style style:name="P86" style:family="paragraph" style:parent-style-name="Standard">
      <style:text-properties officeooo:rsid="001a1637" officeooo:paragraph-rsid="09f595e2"/>
    </style:style>
    <style:style style:name="P87" style:family="paragraph" style:parent-style-name="Standard">
      <style:text-properties officeooo:rsid="001a1637" officeooo:paragraph-rsid="09b578ec"/>
    </style:style>
    <style:style style:name="P88" style:family="paragraph" style:parent-style-name="Standard">
      <style:text-properties officeooo:rsid="001a1637" officeooo:paragraph-rsid="0b8026d6"/>
    </style:style>
    <style:style style:name="P89" style:family="paragraph" style:parent-style-name="Standard">
      <style:text-properties officeooo:rsid="001a1637" officeooo:paragraph-rsid="0c1ed142"/>
    </style:style>
    <style:style style:name="P90" style:family="paragraph" style:parent-style-name="Standard">
      <style:text-properties officeooo:rsid="001a1637" officeooo:paragraph-rsid="0c208ff1"/>
    </style:style>
    <style:style style:name="P91" style:family="paragraph" style:parent-style-name="Standard">
      <style:text-properties officeooo:rsid="001a1637" officeooo:paragraph-rsid="0b74b761"/>
    </style:style>
    <style:style style:name="P92" style:family="paragraph" style:parent-style-name="Standard">
      <style:text-properties officeooo:rsid="001a1637" officeooo:paragraph-rsid="0bf72e20"/>
    </style:style>
    <style:style style:name="P93" style:family="paragraph" style:parent-style-name="Standard">
      <style:text-properties officeooo:rsid="001a1637" officeooo:paragraph-rsid="0bfc58f8"/>
    </style:style>
    <style:style style:name="P94" style:family="paragraph" style:parent-style-name="Standard">
      <style:text-properties officeooo:rsid="001a1637" officeooo:paragraph-rsid="0bf90bef"/>
    </style:style>
    <style:style style:name="P95" style:family="paragraph" style:parent-style-name="Standard">
      <style:text-properties officeooo:rsid="001a1637" officeooo:paragraph-rsid="0c2d5bab"/>
    </style:style>
    <style:style style:name="P96" style:family="paragraph" style:parent-style-name="Standard">
      <style:text-properties officeooo:rsid="001a1637" officeooo:paragraph-rsid="0c2dd08c"/>
    </style:style>
    <style:style style:name="P97" style:family="paragraph" style:parent-style-name="Standard">
      <style:text-properties officeooo:rsid="001a1637" officeooo:paragraph-rsid="0c2ecd8e"/>
    </style:style>
    <style:style style:name="P98" style:family="paragraph" style:parent-style-name="Standard">
      <style:text-properties officeooo:rsid="001a1637" officeooo:paragraph-rsid="0c319013"/>
    </style:style>
    <style:style style:name="P99" style:family="paragraph" style:parent-style-name="Standard">
      <style:text-properties officeooo:rsid="001a1637" officeooo:paragraph-rsid="0c5be195"/>
    </style:style>
    <style:style style:name="P100" style:family="paragraph" style:parent-style-name="Standard">
      <style:text-properties officeooo:rsid="001a1637" officeooo:paragraph-rsid="0c790b3e"/>
    </style:style>
    <style:style style:name="P101" style:family="paragraph" style:parent-style-name="Standard">
      <style:text-properties officeooo:rsid="001a1637" officeooo:paragraph-rsid="0c89db3e"/>
    </style:style>
    <style:style style:name="P102" style:family="paragraph" style:parent-style-name="Standard">
      <style:text-properties officeooo:rsid="001a1637" officeooo:paragraph-rsid="0c8c042a"/>
    </style:style>
    <style:style style:name="P103" style:family="paragraph" style:parent-style-name="Standard">
      <style:text-properties officeooo:rsid="001a1637" officeooo:paragraph-rsid="0c909009"/>
    </style:style>
    <style:style style:name="P104" style:family="paragraph" style:parent-style-name="Standard">
      <style:text-properties officeooo:rsid="001a1637" officeooo:paragraph-rsid="0c99f80c"/>
    </style:style>
    <style:style style:name="P105" style:family="paragraph" style:parent-style-name="Standard">
      <style:text-properties officeooo:rsid="001a1637" officeooo:paragraph-rsid="0c9e43a8"/>
    </style:style>
    <style:style style:name="P106" style:family="paragraph" style:parent-style-name="Standard">
      <style:text-properties officeooo:rsid="001a1637" officeooo:paragraph-rsid="0c439590"/>
    </style:style>
    <style:style style:name="P107" style:family="paragraph" style:parent-style-name="Standard">
      <style:text-properties officeooo:rsid="001a1637" officeooo:paragraph-rsid="0ca60d33"/>
    </style:style>
    <style:style style:name="P108" style:family="paragraph" style:parent-style-name="Standard">
      <style:text-properties officeooo:rsid="001a1637" officeooo:paragraph-rsid="0c933392"/>
    </style:style>
    <style:style style:name="P109" style:family="paragraph" style:parent-style-name="Standard">
      <style:text-properties officeooo:rsid="001a1637" officeooo:paragraph-rsid="0c20ec2b"/>
    </style:style>
    <style:style style:name="P110" style:family="paragraph" style:parent-style-name="Standard">
      <style:text-properties officeooo:rsid="001a1637" officeooo:paragraph-rsid="0cab3d0b"/>
    </style:style>
    <style:style style:name="P111" style:family="paragraph" style:parent-style-name="Standard">
      <style:text-properties officeooo:rsid="001a1637" officeooo:paragraph-rsid="0c2372a8"/>
    </style:style>
    <style:style style:name="P112" style:family="paragraph" style:parent-style-name="Standard">
      <style:text-properties officeooo:rsid="001a1637" officeooo:paragraph-rsid="0d0f1ba2"/>
    </style:style>
    <style:style style:name="P113" style:family="paragraph" style:parent-style-name="Standard">
      <style:text-properties officeooo:rsid="001a1637" officeooo:paragraph-rsid="0d181276"/>
    </style:style>
    <style:style style:name="P114" style:family="paragraph" style:parent-style-name="Standard">
      <style:text-properties officeooo:rsid="001a1637" officeooo:paragraph-rsid="0d2c92c1"/>
    </style:style>
    <style:style style:name="P115" style:family="paragraph" style:parent-style-name="Standard">
      <style:text-properties officeooo:rsid="001a1637" officeooo:paragraph-rsid="0dfa5cd7"/>
    </style:style>
    <style:style style:name="P116" style:family="paragraph" style:parent-style-name="Standard">
      <style:text-properties officeooo:rsid="001a1637" officeooo:paragraph-rsid="0e5b80e5"/>
    </style:style>
    <style:style style:name="P117" style:family="paragraph" style:parent-style-name="Standard">
      <style:text-properties style:text-underline-style="solid" style:text-underline-width="auto" style:text-underline-color="font-color" fo:font-weight="bold" officeooo:rsid="001a1637" officeooo:paragraph-rsid="06bc823e" style:font-weight-asian="bold" style:font-weight-complex="bold"/>
    </style:style>
    <style:style style:name="P118" style:family="paragraph" style:parent-style-name="Standard">
      <style:text-properties style:text-underline-style="solid" style:text-underline-width="auto" style:text-underline-color="font-color" fo:font-weight="bold" officeooo:rsid="001a1637" officeooo:paragraph-rsid="0717235b" style:font-weight-asian="bold" style:font-weight-complex="bold"/>
    </style:style>
    <style:style style:name="P119" style:family="paragraph" style:parent-style-name="Standard">
      <style:text-properties style:text-underline-style="solid" style:text-underline-width="auto" style:text-underline-color="font-color" fo:font-weight="bold" officeooo:rsid="001a1637" officeooo:paragraph-rsid="00243e35" style:font-weight-asian="bold" style:font-weight-complex="bold"/>
    </style:style>
    <style:style style:name="P120" style:family="paragraph" style:parent-style-name="Standard">
      <style:text-properties style:text-underline-style="solid" style:text-underline-width="auto" style:text-underline-color="font-color" fo:font-weight="bold" officeooo:rsid="001f0ea3" officeooo:paragraph-rsid="001f0ea3" style:font-weight-asian="bold" style:font-weight-complex="bold"/>
    </style:style>
    <style:style style:name="P121" style:family="paragraph" style:parent-style-name="Standard">
      <style:text-properties style:text-underline-style="solid" style:text-underline-width="auto" style:text-underline-color="font-color" fo:font-weight="bold" officeooo:rsid="001f0ea3" officeooo:paragraph-rsid="071a22d6" style:font-weight-asian="bold" style:font-weight-complex="bold"/>
    </style:style>
    <style:style style:name="P122" style:family="paragraph" style:parent-style-name="Standard">
      <style:text-properties style:text-underline-style="solid" style:text-underline-width="auto" style:text-underline-color="font-color" fo:font-weight="bold" officeooo:rsid="001f0ea3" officeooo:paragraph-rsid="0d8ec146" style:font-weight-asian="bold" style:font-weight-complex="bold"/>
    </style:style>
    <style:style style:name="P123" style:family="paragraph" style:parent-style-name="Standard">
      <style:text-properties style:text-underline-style="solid" style:text-underline-width="auto" style:text-underline-color="font-color" fo:font-weight="bold" officeooo:rsid="001f0ea3" officeooo:paragraph-rsid="0d8f74ac" style:font-weight-asian="bold" style:font-weight-complex="bold"/>
    </style:style>
    <style:style style:name="P124" style:family="paragraph" style:parent-style-name="Standard">
      <style:text-properties style:text-underline-style="solid" style:text-underline-width="auto" style:text-underline-color="font-color" fo:font-weight="bold" officeooo:rsid="044e5bac" officeooo:paragraph-rsid="0717235b" style:font-weight-asian="bold" style:font-weight-complex="bold"/>
    </style:style>
    <style:style style:name="P125" style:family="paragraph" style:parent-style-name="Standard">
      <style:text-properties style:text-underline-style="none" fo:font-weight="normal" officeooo:rsid="001a1637" officeooo:paragraph-rsid="06e7aaf8" style:font-weight-asian="normal" style:font-weight-complex="normal"/>
    </style:style>
    <style:style style:name="P126" style:family="paragraph" style:parent-style-name="Standard">
      <style:text-properties style:text-underline-style="none" fo:font-weight="normal" officeooo:rsid="001a1637" officeooo:paragraph-rsid="06f31a9a" style:font-weight-asian="normal" style:font-weight-complex="normal"/>
    </style:style>
    <style:style style:name="P127" style:family="paragraph" style:parent-style-name="Standard">
      <style:text-properties style:text-underline-style="none" fo:font-weight="normal" officeooo:rsid="001a1637" officeooo:paragraph-rsid="06f67e5b" style:font-weight-asian="normal" style:font-weight-complex="normal"/>
    </style:style>
    <style:style style:name="P128" style:family="paragraph" style:parent-style-name="Standard">
      <style:text-properties style:text-underline-style="none" fo:font-weight="normal" officeooo:rsid="001a1637" officeooo:paragraph-rsid="06f7dd00" style:font-weight-asian="normal" style:font-weight-complex="normal"/>
    </style:style>
    <style:style style:name="P129" style:family="paragraph" style:parent-style-name="Standard">
      <style:text-properties style:text-underline-style="none" fo:font-weight="normal" officeooo:rsid="001a1637" officeooo:paragraph-rsid="06f8f933" style:font-weight-asian="normal" style:font-weight-complex="normal"/>
    </style:style>
    <style:style style:name="P130" style:family="paragraph" style:parent-style-name="Standard">
      <style:text-properties style:text-underline-style="none" fo:font-weight="normal" officeooo:rsid="001a1637" officeooo:paragraph-rsid="06fbc737" style:font-weight-asian="normal" style:font-weight-complex="normal"/>
    </style:style>
    <style:style style:name="P131" style:family="paragraph" style:parent-style-name="Standard">
      <style:text-properties style:text-underline-style="none" fo:font-weight="normal" officeooo:rsid="001a1637" officeooo:paragraph-rsid="0ab45cad" style:font-weight-asian="normal" style:font-weight-complex="normal"/>
    </style:style>
    <style:style style:name="P132" style:family="paragraph" style:parent-style-name="Standard">
      <style:text-properties style:text-underline-style="none" fo:font-weight="normal" officeooo:rsid="044e5bac" officeooo:paragraph-rsid="0717235b" style:font-weight-asian="normal" style:font-weight-complex="normal"/>
    </style:style>
    <style:style style:name="P133" style:family="paragraph" style:parent-style-name="Standard">
      <style:text-properties style:text-underline-style="none" fo:font-weight="normal" officeooo:rsid="00270697" officeooo:paragraph-rsid="001f0ea3" style:font-weight-asian="normal" style:font-weight-complex="normal"/>
    </style:style>
    <style:style style:name="P134" style:family="paragraph" style:parent-style-name="Standard">
      <style:text-properties style:text-underline-style="none" fo:font-weight="normal" officeooo:rsid="00270697" officeooo:paragraph-rsid="071a22d6" style:font-weight-asian="normal" style:font-weight-complex="normal"/>
    </style:style>
    <style:style style:name="P135" style:family="paragraph" style:parent-style-name="Standard">
      <style:text-properties style:text-underline-style="none" fo:font-weight="normal" officeooo:rsid="00270697" officeooo:paragraph-rsid="06f0cc8b" style:font-weight-asian="normal" style:font-weight-complex="normal"/>
    </style:style>
    <style:style style:name="P136" style:family="paragraph" style:parent-style-name="Standard">
      <style:text-properties style:text-underline-style="none" fo:font-weight="normal" officeooo:rsid="06ba1545" officeooo:paragraph-rsid="071a22d6" style:font-weight-asian="normal" style:font-weight-complex="normal"/>
    </style:style>
    <style:style style:name="P137" style:family="paragraph" style:parent-style-name="Standard">
      <style:text-properties style:text-underline-style="none" fo:font-weight="normal" officeooo:rsid="06ba1545" officeooo:paragraph-rsid="06f14970" style:font-weight-asian="normal" style:font-weight-complex="normal"/>
    </style:style>
    <style:style style:name="P138" style:family="paragraph" style:parent-style-name="Standard">
      <style:text-properties style:text-underline-style="none" fo:font-weight="normal" officeooo:rsid="06bb41a6" officeooo:paragraph-rsid="071a22d6" style:font-weight-asian="normal" style:font-weight-complex="normal"/>
    </style:style>
    <style:style style:name="P139" style:family="paragraph" style:parent-style-name="Standard">
      <style:text-properties style:text-underline-style="none" fo:font-weight="normal" officeooo:rsid="0033de04" officeooo:paragraph-rsid="070d1180" style:font-weight-asian="normal" style:font-weight-complex="normal"/>
    </style:style>
    <style:style style:name="P140" style:family="paragraph" style:parent-style-name="Standard">
      <style:text-properties style:text-underline-style="none" fo:font-weight="normal" officeooo:rsid="0a48135d" officeooo:paragraph-rsid="0a48135d" style:font-weight-asian="normal" style:font-weight-complex="normal"/>
    </style:style>
    <style:style style:name="P141" style:family="paragraph" style:parent-style-name="Standard">
      <style:text-properties officeooo:rsid="0037565c" officeooo:paragraph-rsid="0037565c"/>
    </style:style>
    <style:style style:name="P142" style:family="paragraph" style:parent-style-name="Standard">
      <style:text-properties fo:font-style="italic" officeooo:rsid="004897fc" officeooo:paragraph-rsid="0075845c" style:font-style-asian="italic" style:font-style-complex="italic"/>
    </style:style>
    <style:style style:name="P143" style:family="paragraph" style:parent-style-name="Standard">
      <style:text-properties fo:font-style="italic" officeooo:rsid="004897fc" officeooo:paragraph-rsid="0c1ed142" style:font-style-asian="italic" style:font-style-complex="italic"/>
    </style:style>
    <style:style style:name="P144" style:family="paragraph" style:parent-style-name="Standard">
      <style:text-properties fo:font-style="italic" officeooo:rsid="043186ab" officeooo:paragraph-rsid="0472ec40" style:font-style-asian="italic" style:font-style-complex="italic"/>
    </style:style>
    <style:style style:name="P145" style:family="paragraph" style:parent-style-name="Standard">
      <style:text-properties fo:font-style="italic" officeooo:rsid="0aaa103a" officeooo:paragraph-rsid="0b8026d6" style:font-style-asian="italic" style:font-style-complex="italic"/>
    </style:style>
    <style:style style:name="P146" style:family="paragraph" style:parent-style-name="Standard">
      <style:text-properties fo:font-style="italic" officeooo:rsid="0c2d5bab" officeooo:paragraph-rsid="0c2dd08c" style:font-style-asian="italic" style:font-style-complex="italic"/>
    </style:style>
    <style:style style:name="P147" style:family="paragraph" style:parent-style-name="Standard">
      <style:text-properties fo:font-style="italic" officeooo:rsid="0c2dd08c" officeooo:paragraph-rsid="0c2ecd8e" style:font-style-asian="italic" style:font-style-complex="italic"/>
    </style:style>
    <style:style style:name="P148" style:family="paragraph" style:parent-style-name="Standard">
      <style:text-properties fo:font-style="italic" style:text-underline-style="none" fo:font-weight="normal" officeooo:rsid="033728cd" officeooo:paragraph-rsid="0c4bef1f" style:font-style-asian="italic" style:font-weight-asian="normal" style:font-style-complex="italic" style:font-weight-complex="normal"/>
    </style:style>
    <style:style style:name="P149" style:family="paragraph" style:parent-style-name="Standard">
      <style:text-properties fo:font-style="italic" style:text-underline-style="none" fo:font-weight="normal" officeooo:rsid="033728cd" officeooo:paragraph-rsid="0c53eea2" style:font-style-asian="italic" style:font-weight-asian="normal" style:font-style-complex="italic" style:font-weight-complex="normal"/>
    </style:style>
    <style:style style:name="P150" style:family="paragraph" style:parent-style-name="Standard">
      <style:text-properties fo:font-style="italic" style:text-underline-style="none" fo:font-weight="normal" officeooo:rsid="033728cd" officeooo:paragraph-rsid="0c5be195" style:font-style-asian="italic" style:font-weight-asian="normal" style:font-style-complex="italic" style:font-weight-complex="normal"/>
    </style:style>
    <style:style style:name="P151" style:family="paragraph" style:parent-style-name="Standard">
      <style:text-properties fo:font-style="italic" style:text-underline-style="none" fo:font-weight="normal" officeooo:rsid="033728cd" officeooo:paragraph-rsid="0c6e51d5" style:font-style-asian="italic" style:font-weight-asian="normal" style:font-style-complex="italic" style:font-weight-complex="normal"/>
    </style:style>
    <style:style style:name="P152" style:family="paragraph" style:parent-style-name="Standard">
      <style:text-properties fo:font-style="italic" style:text-underline-style="none" fo:font-weight="normal" officeooo:rsid="033728cd" officeooo:paragraph-rsid="0d5e286b" style:font-style-asian="italic" style:font-weight-asian="normal" style:font-style-complex="italic" style:font-weight-complex="normal"/>
    </style:style>
    <style:style style:name="P153" style:family="paragraph" style:parent-style-name="Standard">
      <style:text-properties fo:font-style="italic" style:text-underline-style="none" fo:font-weight="normal" officeooo:rsid="033728cd" officeooo:paragraph-rsid="0d6088dc" style:font-style-asian="italic" style:font-weight-asian="normal" style:font-style-complex="italic" style:font-weight-complex="normal"/>
    </style:style>
    <style:style style:name="P154" style:family="paragraph" style:parent-style-name="Standard">
      <style:text-properties fo:font-style="italic" style:text-underline-style="none" fo:font-weight="normal" officeooo:rsid="033728cd" officeooo:paragraph-rsid="0d61fdb5" style:font-style-asian="italic" style:font-weight-asian="normal" style:font-style-complex="italic" style:font-weight-complex="normal"/>
    </style:style>
    <style:style style:name="P155" style:family="paragraph" style:parent-style-name="Standard">
      <style:text-properties fo:font-style="italic" style:text-underline-style="none" fo:font-weight="normal" officeooo:rsid="0c24f342" officeooo:paragraph-rsid="0c76207a" style:font-style-asian="italic" style:font-weight-asian="normal" style:font-style-complex="italic" style:font-weight-complex="normal"/>
    </style:style>
    <style:style style:name="P156" style:family="paragraph" style:parent-style-name="Standard">
      <style:text-properties fo:font-style="normal" officeooo:rsid="004897fc" officeooo:paragraph-rsid="0074b1c9" style:font-style-asian="normal" style:font-style-complex="normal"/>
    </style:style>
    <style:style style:name="P157" style:family="paragraph" style:parent-style-name="Standard">
      <style:text-properties fo:font-style="normal" officeooo:rsid="004897fc" officeooo:paragraph-rsid="0075845c" style:font-style-asian="normal" style:font-style-complex="normal"/>
    </style:style>
    <style:style style:name="P158" style:family="paragraph" style:parent-style-name="Standard">
      <style:text-properties fo:font-style="normal" officeooo:rsid="004897fc" officeooo:paragraph-rsid="0c1ed142" style:font-style-asian="normal" style:font-style-complex="normal"/>
    </style:style>
    <style:style style:name="P159" style:family="paragraph" style:parent-style-name="Standard">
      <style:text-properties fo:font-style="normal" officeooo:rsid="004897fc" officeooo:paragraph-rsid="0ca9ee04" style:font-style-asian="normal" style:font-style-complex="normal"/>
    </style:style>
    <style:style style:name="P160" style:family="paragraph" style:parent-style-name="Standard">
      <style:text-properties fo:font-style="normal" officeooo:rsid="0116f2f1" officeooo:paragraph-rsid="011c85d9" style:font-style-asian="normal" style:font-style-complex="normal"/>
    </style:style>
    <style:style style:name="P161" style:family="paragraph" style:parent-style-name="Standard">
      <style:text-properties fo:font-style="normal" officeooo:rsid="001a1637" officeooo:paragraph-rsid="01526a37" style:font-style-asian="normal" style:font-style-complex="normal"/>
    </style:style>
    <style:style style:name="P162" style:family="paragraph" style:parent-style-name="Standard">
      <style:text-properties fo:font-style="normal" officeooo:rsid="001a1637" officeooo:paragraph-rsid="02debfa5" style:font-style-asian="normal" style:font-style-complex="normal"/>
    </style:style>
    <style:style style:name="P163" style:family="paragraph" style:parent-style-name="Standard">
      <style:text-properties fo:font-style="normal" officeooo:rsid="001a1637" officeooo:paragraph-rsid="02e582fc" style:font-style-asian="normal" style:font-style-complex="normal"/>
    </style:style>
    <style:style style:name="P164" style:family="paragraph" style:parent-style-name="Standard">
      <style:text-properties fo:font-style="normal" officeooo:rsid="001a1637" officeooo:paragraph-rsid="0303f948" style:font-style-asian="normal" style:font-style-complex="normal"/>
    </style:style>
    <style:style style:name="P165" style:family="paragraph" style:parent-style-name="Standard">
      <style:text-properties fo:font-style="normal" officeooo:rsid="001a1637" officeooo:paragraph-rsid="031b52b4" style:font-style-asian="normal" style:font-style-complex="normal"/>
    </style:style>
    <style:style style:name="P166" style:family="paragraph" style:parent-style-name="Standard">
      <style:text-properties fo:font-style="normal" officeooo:rsid="001a1637" officeooo:paragraph-rsid="032266e9" style:font-style-asian="normal" style:font-style-complex="normal"/>
    </style:style>
    <style:style style:name="P167" style:family="paragraph" style:parent-style-name="Standard">
      <style:text-properties fo:font-style="normal" officeooo:rsid="001a1637" officeooo:paragraph-rsid="03457f76" style:font-style-asian="normal" style:font-style-complex="normal"/>
    </style:style>
    <style:style style:name="P168" style:family="paragraph" style:parent-style-name="Standard">
      <style:text-properties fo:font-style="normal" officeooo:rsid="001a1637" officeooo:paragraph-rsid="037a6a18" style:font-style-asian="normal" style:font-style-complex="normal"/>
    </style:style>
    <style:style style:name="P169" style:family="paragraph" style:parent-style-name="Standard">
      <style:text-properties fo:font-style="normal" officeooo:rsid="001a1637" officeooo:paragraph-rsid="03a78896" style:font-style-asian="normal" style:font-style-complex="normal"/>
    </style:style>
    <style:style style:name="P170" style:family="paragraph" style:parent-style-name="Standard">
      <style:text-properties fo:font-style="normal" officeooo:rsid="001a1637" officeooo:paragraph-rsid="03bb7d67" style:font-style-asian="normal" style:font-style-complex="normal"/>
    </style:style>
    <style:style style:name="P171" style:family="paragraph" style:parent-style-name="Standard">
      <style:text-properties fo:font-style="normal" officeooo:rsid="001a1637" officeooo:paragraph-rsid="03e5ac15" style:font-style-asian="normal" style:font-style-complex="normal"/>
    </style:style>
    <style:style style:name="P172" style:family="paragraph" style:parent-style-name="Standard">
      <style:text-properties fo:font-style="normal" officeooo:rsid="001a1637" officeooo:paragraph-rsid="03ecd6f5" style:font-style-asian="normal" style:font-style-complex="normal"/>
    </style:style>
    <style:style style:name="P173" style:family="paragraph" style:parent-style-name="Standard">
      <style:text-properties fo:font-style="normal" officeooo:rsid="001a1637" officeooo:paragraph-rsid="0401aba6" style:font-style-asian="normal" style:font-style-complex="normal"/>
    </style:style>
    <style:style style:name="P174" style:family="paragraph" style:parent-style-name="Standard">
      <style:text-properties fo:font-style="normal" officeooo:rsid="001a1637" officeooo:paragraph-rsid="07d60c2a" style:font-style-asian="normal" style:font-style-complex="normal"/>
    </style:style>
    <style:style style:name="P175" style:family="paragraph" style:parent-style-name="Standard">
      <style:text-properties fo:font-style="normal" officeooo:rsid="001a1637" officeooo:paragraph-rsid="0d31c80b" style:font-style-asian="normal" style:font-style-complex="normal"/>
    </style:style>
    <style:style style:name="P176" style:family="paragraph" style:parent-style-name="Standard">
      <style:text-properties fo:font-style="normal" officeooo:rsid="01491b38" officeooo:paragraph-rsid="014a39d5" style:font-style-asian="normal" style:font-style-complex="normal"/>
    </style:style>
    <style:style style:name="P177" style:family="paragraph" style:parent-style-name="Standard">
      <style:text-properties fo:font-style="normal" officeooo:rsid="014ec919" officeooo:paragraph-rsid="01526a37" style:font-style-asian="normal" style:font-style-complex="normal"/>
    </style:style>
    <style:style style:name="P178" style:family="paragraph" style:parent-style-name="Standard">
      <style:text-properties fo:font-style="normal" officeooo:rsid="0116633c" officeooo:paragraph-rsid="00d2a527" style:font-style-asian="normal" style:font-style-complex="normal"/>
    </style:style>
    <style:style style:name="P179" style:family="paragraph" style:parent-style-name="Standard">
      <style:text-properties fo:font-style="normal" officeooo:rsid="0116633c" officeooo:paragraph-rsid="016b8953" style:font-style-asian="normal" style:font-style-complex="normal"/>
    </style:style>
    <style:style style:name="P180" style:family="paragraph" style:parent-style-name="Standard">
      <style:text-properties fo:font-style="normal" officeooo:rsid="0116633c" officeooo:paragraph-rsid="0cba59b8" style:font-style-asian="normal" style:font-style-complex="normal"/>
    </style:style>
    <style:style style:name="P181" style:family="paragraph" style:parent-style-name="Standard">
      <style:text-properties fo:font-style="normal" officeooo:rsid="01b19ef9" officeooo:paragraph-rsid="016b8953" style:font-style-asian="normal" style:font-style-complex="normal"/>
    </style:style>
    <style:style style:name="P182" style:family="paragraph" style:parent-style-name="Standard">
      <style:text-properties fo:font-style="normal" officeooo:rsid="027e467c" officeooo:paragraph-rsid="031b52b4" style:font-style-asian="normal" style:font-style-complex="normal"/>
    </style:style>
    <style:style style:name="P183" style:family="paragraph" style:parent-style-name="Standard">
      <style:text-properties fo:font-style="normal" officeooo:rsid="033049ec" officeooo:paragraph-rsid="032266e9" style:font-style-asian="normal" style:font-style-complex="normal"/>
    </style:style>
    <style:style style:name="P184" style:family="paragraph" style:parent-style-name="Standard">
      <style:text-properties fo:font-style="normal" officeooo:rsid="035819b5" officeooo:paragraph-rsid="0371c066" style:font-style-asian="normal" style:font-style-complex="normal"/>
    </style:style>
    <style:style style:name="P185" style:family="paragraph" style:parent-style-name="Standard">
      <style:text-properties fo:font-style="normal" officeooo:rsid="033728cd" officeooo:paragraph-rsid="03a78896" style:font-style-asian="normal" style:font-style-complex="normal"/>
    </style:style>
    <style:style style:name="P186" style:family="paragraph" style:parent-style-name="Standard">
      <style:text-properties fo:font-style="normal" officeooo:rsid="033728cd" officeooo:paragraph-rsid="040527f1" style:font-style-asian="normal" style:font-style-complex="normal"/>
    </style:style>
    <style:style style:name="P187" style:family="paragraph" style:parent-style-name="Standard">
      <style:text-properties fo:font-style="normal" officeooo:rsid="033728cd" officeooo:paragraph-rsid="043186ab" style:font-style-asian="normal" style:font-style-complex="normal"/>
    </style:style>
    <style:style style:name="P188" style:family="paragraph" style:parent-style-name="Standard">
      <style:text-properties fo:font-style="normal" officeooo:rsid="033728cd" officeooo:paragraph-rsid="040990d5" style:font-style-asian="normal" style:font-style-complex="normal"/>
    </style:style>
    <style:style style:name="P189" style:family="paragraph" style:parent-style-name="Standard">
      <style:text-properties fo:font-style="normal" officeooo:rsid="033728cd" officeooo:paragraph-rsid="065fa8b1" style:font-style-asian="normal" style:font-style-complex="normal"/>
    </style:style>
    <style:style style:name="P190" style:family="paragraph" style:parent-style-name="Standard">
      <style:text-properties fo:font-style="normal" officeooo:rsid="0385163f" officeooo:paragraph-rsid="0401aba6" style:font-style-asian="normal" style:font-style-complex="normal"/>
    </style:style>
    <style:style style:name="P191" style:family="paragraph" style:parent-style-name="Standard">
      <style:text-properties fo:font-style="normal" officeooo:rsid="04209c87" officeooo:paragraph-rsid="03a0eab0" style:font-style-asian="normal" style:font-style-complex="normal"/>
    </style:style>
    <style:style style:name="P192" style:family="paragraph" style:parent-style-name="Standard">
      <style:text-properties fo:font-style="normal" officeooo:rsid="04537127" officeooo:paragraph-rsid="03a0eab0" style:font-style-asian="normal" style:font-style-complex="normal"/>
    </style:style>
    <style:style style:name="P193" style:family="paragraph" style:parent-style-name="Standard">
      <style:text-properties fo:font-style="normal" officeooo:rsid="044abd30" officeooo:paragraph-rsid="0717235b" style:font-style-asian="normal" style:font-style-complex="normal"/>
    </style:style>
    <style:style style:name="P194" style:family="paragraph" style:parent-style-name="Standard">
      <style:text-properties fo:font-style="normal" officeooo:rsid="0436a2e2" officeooo:paragraph-rsid="0717235b" style:font-style-asian="normal" style:font-style-complex="normal"/>
    </style:style>
    <style:style style:name="P195" style:family="paragraph" style:parent-style-name="Standard">
      <style:text-properties fo:font-style="normal" officeooo:rsid="0443b7b5" officeooo:paragraph-rsid="0717235b" style:font-style-asian="normal" style:font-style-complex="normal"/>
    </style:style>
    <style:style style:name="P196" style:family="paragraph" style:parent-style-name="Standard">
      <style:text-properties fo:font-style="normal" officeooo:rsid="043186ab" officeooo:paragraph-rsid="043186ab" style:font-style-asian="normal" style:font-style-complex="normal"/>
    </style:style>
    <style:style style:name="P197" style:family="paragraph" style:parent-style-name="Standard">
      <style:text-properties fo:font-style="normal" officeooo:rsid="043186ab" officeooo:paragraph-rsid="04834108" style:font-style-asian="normal" style:font-style-complex="normal"/>
    </style:style>
    <style:style style:name="P198" style:family="paragraph" style:parent-style-name="Standard">
      <style:text-properties fo:font-style="normal" officeooo:rsid="043186ab" officeooo:paragraph-rsid="04869f4e" style:font-style-asian="normal" style:font-style-complex="normal"/>
    </style:style>
    <style:style style:name="P199" style:family="paragraph" style:parent-style-name="Standard">
      <style:text-properties fo:font-style="normal" officeooo:rsid="043186ab" officeooo:paragraph-rsid="05867b51" style:font-style-asian="normal" style:font-style-complex="normal"/>
    </style:style>
    <style:style style:name="P200" style:family="paragraph" style:parent-style-name="Standard">
      <style:text-properties fo:font-style="normal" officeooo:rsid="043186ab" officeooo:paragraph-rsid="0597cf24" style:font-style-asian="normal" style:font-style-complex="normal"/>
    </style:style>
    <style:style style:name="P201" style:family="paragraph" style:parent-style-name="Standard">
      <style:text-properties fo:font-style="normal" officeooo:rsid="0471e89f" officeooo:paragraph-rsid="0472ec40" style:font-style-asian="normal" style:font-style-complex="normal"/>
    </style:style>
    <style:style style:name="P202" style:family="paragraph" style:parent-style-name="Standard">
      <style:text-properties fo:font-style="normal" officeooo:rsid="0491a489" officeooo:paragraph-rsid="043186ab" style:font-style-asian="normal" style:font-style-complex="normal"/>
    </style:style>
    <style:style style:name="P203" style:family="paragraph" style:parent-style-name="Standard">
      <style:text-properties fo:font-style="normal" officeooo:rsid="04a20c9e" officeooo:paragraph-rsid="043186ab" style:font-style-asian="normal" style:font-style-complex="normal"/>
    </style:style>
    <style:style style:name="P204" style:family="paragraph" style:parent-style-name="Standard">
      <style:text-properties fo:font-style="normal" officeooo:rsid="04bb0ee0" officeooo:paragraph-rsid="043186ab" style:font-style-asian="normal" style:font-style-complex="normal"/>
    </style:style>
    <style:style style:name="P205" style:family="paragraph" style:parent-style-name="Standard">
      <style:text-properties fo:font-style="normal" officeooo:rsid="04c1ad38" officeooo:paragraph-rsid="043186ab" style:font-style-asian="normal" style:font-style-complex="normal"/>
    </style:style>
    <style:style style:name="P206" style:family="paragraph" style:parent-style-name="Standard">
      <style:text-properties fo:font-style="normal" officeooo:rsid="04cc6ab6" officeooo:paragraph-rsid="043186ab" style:font-style-asian="normal" style:font-style-complex="normal"/>
    </style:style>
    <style:style style:name="P207" style:family="paragraph" style:parent-style-name="Standard">
      <style:text-properties fo:font-style="normal" officeooo:rsid="04cfc012" officeooo:paragraph-rsid="049b7de4" style:font-style-asian="normal" style:font-style-complex="normal"/>
    </style:style>
    <style:style style:name="P208" style:family="paragraph" style:parent-style-name="Standard">
      <style:text-properties fo:font-style="normal" officeooo:rsid="04cfc012" officeooo:paragraph-rsid="0521350e" style:font-style-asian="normal" style:font-style-complex="normal"/>
    </style:style>
    <style:style style:name="P209" style:family="paragraph" style:parent-style-name="Standard">
      <style:text-properties fo:font-style="normal" officeooo:rsid="04cfc012" officeooo:paragraph-rsid="05867b51" style:font-style-asian="normal" style:font-style-complex="normal"/>
    </style:style>
    <style:style style:name="P210" style:family="paragraph" style:parent-style-name="Standard">
      <style:text-properties fo:font-style="normal" officeooo:rsid="04cfc012" officeooo:paragraph-rsid="0597cf24" style:font-style-asian="normal" style:font-style-complex="normal"/>
    </style:style>
    <style:style style:name="P211" style:family="paragraph" style:parent-style-name="Standard">
      <style:text-properties fo:font-style="normal" officeooo:rsid="04cfc012" officeooo:paragraph-rsid="05e7385a" style:font-style-asian="normal" style:font-style-complex="normal"/>
    </style:style>
    <style:style style:name="P212" style:family="paragraph" style:parent-style-name="Standard">
      <style:text-properties fo:font-style="normal" officeooo:rsid="04ee5478" officeooo:paragraph-rsid="049b7de4" style:font-style-asian="normal" style:font-style-complex="normal"/>
    </style:style>
    <style:style style:name="P213" style:family="paragraph" style:parent-style-name="Standard">
      <style:text-properties fo:font-style="normal" officeooo:rsid="04f6e2ea" officeooo:paragraph-rsid="049b7de4" style:font-style-asian="normal" style:font-style-complex="normal"/>
    </style:style>
    <style:style style:name="P214" style:family="paragraph" style:parent-style-name="Standard">
      <style:text-properties fo:font-style="normal" officeooo:rsid="053ef7f5" officeooo:paragraph-rsid="0597cf24" style:font-style-asian="normal" style:font-style-complex="normal"/>
    </style:style>
    <style:style style:name="P215" style:family="paragraph" style:parent-style-name="Standard">
      <style:text-properties fo:font-style="normal" officeooo:rsid="0576f668" officeooo:paragraph-rsid="05729da9" style:font-style-asian="normal" style:font-style-complex="normal"/>
    </style:style>
    <style:style style:name="P216" style:family="paragraph" style:parent-style-name="Standard">
      <style:text-properties fo:font-style="normal" officeooo:rsid="05a62358" officeooo:paragraph-rsid="0597cf24" style:font-style-asian="normal" style:font-style-complex="normal"/>
    </style:style>
    <style:style style:name="P217" style:family="paragraph" style:parent-style-name="Standard">
      <style:text-properties fo:font-style="normal" officeooo:rsid="05a62358" officeooo:paragraph-rsid="05a62358" style:font-style-asian="normal" style:font-style-complex="normal"/>
    </style:style>
    <style:style style:name="P218" style:family="paragraph" style:parent-style-name="Standard">
      <style:text-properties fo:font-style="normal" officeooo:rsid="05bbac55" officeooo:paragraph-rsid="05ac1dab" style:font-style-asian="normal" style:font-style-complex="normal"/>
    </style:style>
    <style:style style:name="P219" style:family="paragraph" style:parent-style-name="Standard">
      <style:text-properties fo:font-style="normal" officeooo:rsid="05c59e49" officeooo:paragraph-rsid="05c59e49" style:font-style-asian="normal" style:font-style-complex="normal"/>
    </style:style>
    <style:style style:name="P220" style:family="paragraph" style:parent-style-name="Standard">
      <style:text-properties fo:font-style="normal" officeooo:rsid="050f057b" officeooo:paragraph-rsid="05f4eb68" style:font-style-asian="normal" style:font-style-complex="normal"/>
    </style:style>
    <style:style style:name="P221" style:family="paragraph" style:parent-style-name="Standard">
      <style:text-properties fo:font-style="normal" officeooo:rsid="0637ea69" officeooo:paragraph-rsid="064747c5" style:font-style-asian="normal" style:font-style-complex="normal"/>
    </style:style>
    <style:style style:name="P222" style:family="paragraph" style:parent-style-name="Standard">
      <style:text-properties fo:font-style="normal" officeooo:rsid="0635fc7c" officeooo:paragraph-rsid="0637ea69" style:font-style-asian="normal" style:font-style-complex="normal"/>
    </style:style>
    <style:style style:name="P223" style:family="paragraph" style:parent-style-name="Standard">
      <style:text-properties fo:font-style="normal" officeooo:rsid="06633699" officeooo:paragraph-rsid="064e6974" style:font-style-asian="normal" style:font-style-complex="normal"/>
    </style:style>
    <style:style style:name="P224" style:family="paragraph" style:parent-style-name="Standard">
      <style:text-properties fo:font-style="normal" officeooo:rsid="0668679b" officeooo:paragraph-rsid="009c5420" style:font-style-asian="normal" style:font-style-complex="normal"/>
    </style:style>
    <style:style style:name="P225" style:family="paragraph" style:parent-style-name="Standard">
      <style:text-properties fo:font-style="normal" officeooo:rsid="0668679b" officeooo:paragraph-rsid="0668679b" style:font-style-asian="normal" style:font-style-complex="normal"/>
    </style:style>
    <style:style style:name="P226" style:family="paragraph" style:parent-style-name="Standard">
      <style:text-properties fo:font-style="normal" officeooo:rsid="066b1544" officeooo:paragraph-rsid="0668679b" style:font-style-asian="normal" style:font-style-complex="normal"/>
    </style:style>
    <style:style style:name="P227" style:family="paragraph" style:parent-style-name="Standard">
      <style:text-properties fo:font-style="normal" officeooo:rsid="066b1544" officeooo:paragraph-rsid="066b1544" style:font-style-asian="normal" style:font-style-complex="normal"/>
    </style:style>
    <style:style style:name="P228" style:family="paragraph" style:parent-style-name="Standard">
      <style:text-properties fo:font-style="normal" officeooo:rsid="066d6d38" officeooo:paragraph-rsid="066d6d38" style:font-style-asian="normal" style:font-style-complex="normal"/>
    </style:style>
    <style:style style:name="P229" style:family="paragraph" style:parent-style-name="Standard">
      <style:text-properties fo:font-style="normal" officeooo:rsid="06742487" officeooo:paragraph-rsid="0672eca6" style:font-style-asian="normal" style:font-style-complex="normal"/>
    </style:style>
    <style:style style:name="P230" style:family="paragraph" style:parent-style-name="Standard">
      <style:text-properties fo:font-style="normal" officeooo:rsid="06742487" officeooo:paragraph-rsid="06742487" style:font-style-asian="normal" style:font-style-complex="normal"/>
    </style:style>
    <style:style style:name="P231" style:family="paragraph" style:parent-style-name="Standard">
      <style:text-properties fo:font-style="normal" officeooo:rsid="067561f2" officeooo:paragraph-rsid="06742487" style:font-style-asian="normal" style:font-style-complex="normal"/>
    </style:style>
    <style:style style:name="P232" style:family="paragraph" style:parent-style-name="Standard">
      <style:text-properties fo:font-style="normal" officeooo:rsid="067b217c" officeooo:paragraph-rsid="067b217c" style:font-style-asian="normal" style:font-style-complex="normal"/>
    </style:style>
    <style:style style:name="P233" style:family="paragraph" style:parent-style-name="Standard">
      <style:text-properties fo:font-style="normal" officeooo:rsid="067b2e9e" officeooo:paragraph-rsid="067b2e9e" style:font-style-asian="normal" style:font-style-complex="normal"/>
    </style:style>
    <style:style style:name="P234" style:family="paragraph" style:parent-style-name="Standard">
      <style:text-properties fo:font-style="normal" officeooo:rsid="06a69171" officeooo:paragraph-rsid="06aaae3e" style:font-style-asian="normal" style:font-style-complex="normal"/>
    </style:style>
    <style:style style:name="P235" style:family="paragraph" style:parent-style-name="Standard">
      <style:text-properties fo:font-style="normal" officeooo:rsid="06a69171" officeooo:paragraph-rsid="0d42e41d" style:font-style-asian="normal" style:font-style-complex="normal"/>
    </style:style>
    <style:style style:name="P236" style:family="paragraph" style:parent-style-name="Standard">
      <style:text-properties fo:font-style="normal" officeooo:rsid="069fd14c" officeooo:paragraph-rsid="09475ecd" style:font-style-asian="normal" style:font-style-complex="normal"/>
    </style:style>
    <style:style style:name="P237" style:family="paragraph" style:parent-style-name="Standard">
      <style:text-properties fo:font-style="normal" officeooo:rsid="069fd14c" officeooo:paragraph-rsid="094f4ca8" style:font-style-asian="normal" style:font-style-complex="normal"/>
    </style:style>
    <style:style style:name="P238" style:family="paragraph" style:parent-style-name="Standard">
      <style:text-properties fo:font-style="normal" officeooo:rsid="069fd14c" officeooo:paragraph-rsid="0b8026d6" style:font-style-asian="normal" style:font-style-complex="normal"/>
    </style:style>
    <style:style style:name="P239" style:family="paragraph" style:parent-style-name="Standard">
      <style:text-properties fo:font-style="normal" officeooo:rsid="07aa70a6" officeooo:paragraph-rsid="07d40d28" style:font-style-asian="normal" style:font-style-complex="normal"/>
    </style:style>
    <style:style style:name="P240" style:family="paragraph" style:parent-style-name="Standard">
      <style:text-properties fo:font-style="normal" officeooo:rsid="07c3ca41" officeooo:paragraph-rsid="0787fa7b" style:font-style-asian="normal" style:font-style-complex="normal"/>
    </style:style>
    <style:style style:name="P241" style:family="paragraph" style:parent-style-name="Standard">
      <style:text-properties fo:font-style="normal" officeooo:rsid="078aa54c" officeooo:paragraph-rsid="0787fa7b" style:font-style-asian="normal" style:font-style-complex="normal"/>
    </style:style>
    <style:style style:name="P242" style:family="paragraph" style:parent-style-name="Standard">
      <style:text-properties fo:font-style="normal" officeooo:rsid="0892a638" officeooo:paragraph-rsid="088be31d" style:font-style-asian="normal" style:font-style-complex="normal"/>
    </style:style>
    <style:style style:name="P243" style:family="paragraph" style:parent-style-name="Standard">
      <style:text-properties fo:font-style="normal" officeooo:rsid="09526d0d" officeooo:paragraph-rsid="09526d0d" style:font-style-asian="normal" style:font-style-complex="normal"/>
    </style:style>
    <style:style style:name="P244" style:family="paragraph" style:parent-style-name="Standard">
      <style:text-properties fo:font-style="normal" officeooo:rsid="0a0c64ff" officeooo:paragraph-rsid="0b8026d6" style:font-style-asian="normal" style:font-style-complex="normal"/>
    </style:style>
    <style:style style:name="P245" style:family="paragraph" style:parent-style-name="Standard">
      <style:text-properties fo:font-style="normal" officeooo:rsid="0a0fa517" officeooo:paragraph-rsid="0b8026d6" style:font-style-asian="normal" style:font-style-complex="normal"/>
    </style:style>
    <style:style style:name="P246" style:family="paragraph" style:parent-style-name="Standard">
      <style:text-properties fo:font-style="normal" officeooo:rsid="0734db54" officeooo:paragraph-rsid="0a215983" style:font-style-asian="normal" style:font-style-complex="normal"/>
    </style:style>
    <style:style style:name="P247" style:family="paragraph" style:parent-style-name="Standard">
      <style:text-properties fo:font-style="normal" officeooo:rsid="0a24c1a6" officeooo:paragraph-rsid="0b8026d6" style:font-style-asian="normal" style:font-style-complex="normal"/>
    </style:style>
    <style:style style:name="P248" style:family="paragraph" style:parent-style-name="Standard">
      <style:text-properties fo:font-style="normal" officeooo:rsid="0a29bb2e" officeooo:paragraph-rsid="0b8026d6" style:font-style-asian="normal" style:font-style-complex="normal"/>
    </style:style>
    <style:style style:name="P249" style:family="paragraph" style:parent-style-name="Standard">
      <style:text-properties fo:font-style="normal" officeooo:rsid="0a2a085c" officeooo:paragraph-rsid="0b8026d6" style:font-style-asian="normal" style:font-style-complex="normal"/>
    </style:style>
    <style:style style:name="P250" style:family="paragraph" style:parent-style-name="Standard">
      <style:text-properties fo:font-style="normal" officeooo:rsid="0a9c17a6" officeooo:paragraph-rsid="0b8026d6" style:font-style-asian="normal" style:font-style-complex="normal"/>
    </style:style>
    <style:style style:name="P251" style:family="paragraph" style:parent-style-name="Standard">
      <style:text-properties fo:font-style="normal" officeooo:rsid="0c2dd08c" officeooo:paragraph-rsid="0c2ecd8e" style:font-style-asian="normal" style:font-style-complex="normal"/>
    </style:style>
    <style:style style:name="P252" style:family="paragraph" style:parent-style-name="Standard">
      <style:text-properties fo:font-style="normal" officeooo:rsid="0c2dd08c" officeooo:paragraph-rsid="0c2d5bab" style:font-style-asian="normal" style:font-style-complex="normal"/>
    </style:style>
    <style:style style:name="P253" style:family="paragraph" style:parent-style-name="Standard">
      <style:text-properties fo:font-style="normal" officeooo:rsid="0c40a6d0" officeooo:paragraph-rsid="0c3d287d" style:font-style-asian="normal" style:font-style-complex="normal"/>
    </style:style>
    <style:style style:name="P254" style:family="paragraph" style:parent-style-name="Standard">
      <style:text-properties fo:font-style="normal" officeooo:rsid="0c40a6d0" officeooo:paragraph-rsid="0c41b1f5" style:font-style-asian="normal" style:font-style-complex="normal"/>
    </style:style>
    <style:style style:name="P255" style:family="paragraph" style:parent-style-name="Standard">
      <style:text-properties fo:font-style="normal" officeooo:rsid="0c40a6d0" officeooo:paragraph-rsid="0c4bef1f" style:font-style-asian="normal" style:font-style-complex="normal"/>
    </style:style>
    <style:style style:name="P256" style:family="paragraph" style:parent-style-name="Standard">
      <style:text-properties fo:font-style="normal" officeooo:rsid="0c6b0d7b" officeooo:paragraph-rsid="0c319013" style:font-style-asian="normal" style:font-style-complex="normal"/>
    </style:style>
    <style:style style:name="P257" style:family="paragraph" style:parent-style-name="Standard">
      <style:text-properties fo:font-style="normal" officeooo:rsid="0c802e2e" officeooo:paragraph-rsid="0c2372a8" style:font-style-asian="normal" style:font-style-complex="normal"/>
    </style:style>
    <style:style style:name="P258" style:family="paragraph" style:parent-style-name="Standard">
      <style:text-properties fo:font-style="normal" officeooo:rsid="0c944849" officeooo:paragraph-rsid="0c9e43a8" style:font-style-asian="normal" style:font-style-complex="normal"/>
    </style:style>
    <style:style style:name="P259" style:family="paragraph" style:parent-style-name="Standard">
      <style:text-properties fo:font-style="normal" officeooo:rsid="0d31c80b" officeooo:paragraph-rsid="0d327678" style:font-style-asian="normal" style:font-style-complex="normal"/>
    </style:style>
    <style:style style:name="P260" style:family="paragraph" style:parent-style-name="Standard">
      <style:text-properties fo:font-style="normal" officeooo:rsid="0d46fb7a" officeooo:paragraph-rsid="0d47ddfd" style:font-style-asian="normal" style:font-style-complex="normal"/>
    </style:style>
    <style:style style:name="P261" style:family="paragraph" style:parent-style-name="Standard">
      <style:text-properties fo:font-style="normal" officeooo:rsid="0e0682d3" officeooo:paragraph-rsid="0dfd5078" style:font-style-asian="normal" style:font-style-complex="normal"/>
    </style:style>
    <style:style style:name="P262" style:family="paragraph" style:parent-style-name="Standard">
      <style:text-properties fo:font-style="normal" officeooo:rsid="0e0d7f0a" officeooo:paragraph-rsid="0e111830" style:font-style-asian="normal" style:font-style-complex="normal"/>
    </style:style>
    <style:style style:name="P263" style:family="paragraph" style:parent-style-name="Standard">
      <style:text-properties fo:font-style="normal" officeooo:rsid="0e2f3ba4" officeooo:paragraph-rsid="0e266086" style:font-style-asian="normal" style:font-style-complex="normal"/>
    </style:style>
    <style:style style:name="P264" style:family="paragraph" style:parent-style-name="Standard">
      <style:text-properties fo:font-style="normal" officeooo:rsid="0e3f3a09" officeooo:paragraph-rsid="06da5e54" style:font-style-asian="normal" style:font-style-complex="normal"/>
    </style:style>
    <style:style style:name="P265" style:family="paragraph" style:parent-style-name="Standard">
      <style:text-properties fo:font-style="normal" officeooo:rsid="0e45a123" officeooo:paragraph-rsid="06da5e54" style:font-style-asian="normal" style:font-style-complex="normal"/>
    </style:style>
    <style:style style:name="P266" style:family="paragraph" style:parent-style-name="Standard">
      <style:text-properties fo:font-style="normal" style:text-underline-style="none" fo:font-weight="normal" officeooo:rsid="04490c34" officeooo:paragraph-rsid="0717235b" style:font-style-asian="normal" style:font-weight-asian="normal" style:font-style-complex="normal" style:font-weight-complex="normal"/>
    </style:style>
    <style:style style:name="P267" style:family="paragraph" style:parent-style-name="Standard">
      <style:text-properties fo:font-style="normal" style:text-underline-style="none" fo:font-weight="normal" officeooo:rsid="0ac245dd" officeooo:paragraph-rsid="0ac29c3b" style:font-style-asian="normal" style:font-weight-asian="normal" style:font-style-complex="normal" style:font-weight-complex="normal"/>
    </style:style>
    <style:style style:name="P268" style:family="paragraph" style:parent-style-name="Standard">
      <style:text-properties fo:font-style="normal" style:text-underline-style="none" fo:font-weight="normal" officeooo:rsid="0ad4b7f8" officeooo:paragraph-rsid="0ad32e9b" style:font-style-asian="normal" style:font-weight-asian="normal" style:font-style-complex="normal" style:font-weight-complex="normal"/>
    </style:style>
    <style:style style:name="P269" style:family="paragraph" style:parent-style-name="Standard">
      <style:text-properties fo:font-style="normal" style:text-underline-style="none" fo:font-weight="normal" officeooo:rsid="0ad2736d" officeooo:paragraph-rsid="0ad2736d" style:font-style-asian="normal" style:font-weight-asian="normal" style:font-style-complex="normal" style:font-weight-complex="normal"/>
    </style:style>
    <style:style style:name="P270" style:family="paragraph" style:parent-style-name="Standard">
      <style:text-properties fo:font-style="normal" style:text-underline-style="none" fo:font-weight="normal" officeooo:rsid="0ababcf3" officeooo:paragraph-rsid="0ab45cad" style:font-style-asian="normal" style:font-weight-asian="normal" style:font-style-complex="normal" style:font-weight-complex="normal"/>
    </style:style>
    <style:style style:name="P271" style:family="paragraph" style:parent-style-name="Standard">
      <style:text-properties fo:font-style="normal" style:text-underline-style="none" fo:font-weight="normal" officeooo:rsid="0c467509" officeooo:paragraph-rsid="0c41b1f5" style:font-style-asian="normal" style:font-weight-asian="normal" style:font-style-complex="normal" style:font-weight-complex="normal"/>
    </style:style>
    <style:style style:name="P272" style:family="paragraph" style:parent-style-name="Standard">
      <style:text-properties fo:font-style="normal" style:text-underline-style="none" fo:font-weight="normal" officeooo:rsid="0c4a2e31" officeooo:paragraph-rsid="0c4ba4c7" style:font-style-asian="normal" style:font-weight-asian="normal" style:font-style-complex="normal" style:font-weight-complex="normal"/>
    </style:style>
    <style:style style:name="P273" style:family="paragraph" style:parent-style-name="Standard">
      <style:text-properties fo:font-style="normal" style:text-underline-style="none" fo:font-weight="normal" officeooo:rsid="0c4a2e31" officeooo:paragraph-rsid="0c6e51d5" style:font-style-asian="normal" style:font-weight-asian="normal" style:font-style-complex="normal" style:font-weight-complex="normal"/>
    </style:style>
    <style:style style:name="P274" style:family="paragraph" style:parent-style-name="Standard">
      <style:text-properties fo:font-style="normal" style:text-underline-style="none" fo:font-weight="normal" officeooo:rsid="0c4a2e31" officeooo:paragraph-rsid="0d5e286b" style:font-style-asian="normal" style:font-weight-asian="normal" style:font-style-complex="normal" style:font-weight-complex="normal"/>
    </style:style>
    <style:style style:name="P275" style:family="paragraph" style:parent-style-name="Standard">
      <style:text-properties fo:font-style="normal" style:text-underline-style="none" fo:font-weight="normal" officeooo:rsid="0c4a2e31" officeooo:paragraph-rsid="0d61fdb5" style:font-style-asian="normal" style:font-weight-asian="normal" style:font-style-complex="normal" style:font-weight-complex="normal"/>
    </style:style>
    <style:style style:name="P276" style:family="paragraph" style:parent-style-name="Standard">
      <style:text-properties fo:font-style="normal" style:text-underline-style="none" fo:font-weight="normal" officeooo:rsid="0c4a2e31" officeooo:paragraph-rsid="0d63ac58" style:font-style-asian="normal" style:font-weight-asian="normal" style:font-style-complex="normal" style:font-weight-complex="normal"/>
    </style:style>
    <style:style style:name="P277" style:family="paragraph" style:parent-style-name="Standard">
      <style:text-properties fo:font-style="normal" style:text-underline-style="none" fo:font-weight="normal" officeooo:rsid="0c4a2e31" officeooo:paragraph-rsid="0d696951" style:font-style-asian="normal" style:font-weight-asian="normal" style:font-style-complex="normal" style:font-weight-complex="normal"/>
    </style:style>
    <style:style style:name="P278" style:family="paragraph" style:parent-style-name="Standard">
      <style:text-properties fo:font-style="normal" style:text-underline-style="none" fo:font-weight="normal" officeooo:rsid="0c55a963" officeooo:paragraph-rsid="0c55a963" style:font-style-asian="normal" style:font-weight-asian="normal" style:font-style-complex="normal" style:font-weight-complex="normal"/>
    </style:style>
    <style:style style:name="P279" style:family="paragraph" style:parent-style-name="Standard">
      <style:text-properties fo:font-style="normal" style:text-underline-style="none" fo:font-weight="normal" officeooo:rsid="0c565119" officeooo:paragraph-rsid="0c565119" style:font-style-asian="normal" style:font-weight-asian="normal" style:font-style-complex="normal" style:font-weight-complex="normal"/>
    </style:style>
    <style:style style:name="P280" style:family="paragraph" style:parent-style-name="Standard">
      <style:text-properties fo:font-style="normal" style:text-underline-style="none" fo:font-weight="normal" officeooo:rsid="033728cd" officeooo:paragraph-rsid="0cbc4c8b" style:font-style-asian="normal" style:font-weight-asian="normal" style:font-style-complex="normal" style:font-weight-complex="normal"/>
    </style:style>
    <style:style style:name="P281" style:family="paragraph" style:parent-style-name="Standard">
      <style:text-properties fo:font-style="normal" style:text-underline-style="none" fo:font-weight="normal" officeooo:rsid="0c4dd9d1" officeooo:paragraph-rsid="0c4dd9d1" style:font-style-asian="normal" style:font-weight-asian="normal" style:font-style-complex="normal" style:font-weight-complex="normal"/>
    </style:style>
    <style:style style:name="P282" style:family="paragraph" style:parent-style-name="Standard">
      <style:text-properties fo:font-style="normal" style:text-underline-style="none" fo:font-weight="normal" officeooo:rsid="0c610d88" officeooo:paragraph-rsid="0ce92eb7" style:font-style-asian="normal" style:font-weight-asian="normal" style:font-style-complex="normal" style:font-weight-complex="normal"/>
    </style:style>
    <style:style style:name="P283" style:family="paragraph" style:parent-style-name="Standard">
      <style:text-properties fo:font-style="normal" style:text-underline-style="none" fo:font-weight="normal" officeooo:rsid="0d5ee47f" officeooo:paragraph-rsid="0d6088dc" style:font-style-asian="normal" style:font-weight-asian="normal" style:font-style-complex="normal" style:font-weight-complex="normal"/>
    </style:style>
    <style:style style:name="P284" style:family="paragraph" style:parent-style-name="Standard">
      <style:text-properties fo:font-style="normal" style:text-underline-style="none" fo:font-weight="normal" officeooo:rsid="0d6088dc" officeooo:paragraph-rsid="0dbce5db" style:font-style-asian="normal" style:font-weight-asian="normal" style:font-style-complex="normal" style:font-weight-complex="normal"/>
    </style:style>
    <style:style style:name="P285" style:family="paragraph" style:parent-style-name="Standard">
      <style:text-properties fo:font-style="normal" style:text-underline-style="none" fo:font-weight="normal" officeooo:rsid="0d61fdb5" officeooo:paragraph-rsid="0d63ac58" style:font-style-asian="normal" style:font-weight-asian="normal" style:font-style-complex="normal" style:font-weight-complex="normal"/>
    </style:style>
    <style:style style:name="P286" style:family="paragraph" style:parent-style-name="Standard">
      <style:text-properties fo:font-style="normal" style:text-underline-style="none" fo:font-weight="normal" officeooo:rsid="0d677ce2" officeooo:paragraph-rsid="0d6499ea" style:font-style-asian="normal" style:font-weight-asian="normal" style:font-style-complex="normal" style:font-weight-complex="normal"/>
    </style:style>
    <style:style style:name="P287" style:family="paragraph" style:parent-style-name="Standard">
      <style:text-properties fo:font-style="normal" style:text-underline-style="none" fo:font-weight="normal" officeooo:rsid="0d696951" officeooo:paragraph-rsid="0d696951" style:font-style-asian="normal" style:font-weight-asian="normal" style:font-style-complex="normal" style:font-weight-complex="normal"/>
    </style:style>
    <style:style style:name="P288" style:family="paragraph" style:parent-style-name="Standard">
      <style:text-properties fo:font-style="normal" style:text-underline-style="none" fo:font-weight="normal" officeooo:rsid="0d6fb4f0" officeooo:paragraph-rsid="0d7121c6" style:font-style-asian="normal" style:font-weight-asian="normal" style:font-style-complex="normal" style:font-weight-complex="normal"/>
    </style:style>
    <style:style style:name="P289" style:family="paragraph" style:parent-style-name="Standard">
      <style:text-properties fo:font-style="normal" style:text-underline-style="none" fo:font-weight="normal" officeooo:rsid="0d7ad292" officeooo:paragraph-rsid="0df61be4" style:font-style-asian="normal" style:font-weight-asian="normal" style:font-style-complex="normal" style:font-weight-complex="normal"/>
    </style:style>
    <style:style style:name="P290" style:family="paragraph" style:parent-style-name="Standard">
      <style:text-properties fo:font-style="normal" style:text-underline-style="none" officeooo:rsid="069fd14c" officeooo:paragraph-rsid="0b8026d6" style:font-style-asian="normal" style:font-style-complex="normal"/>
    </style:style>
    <style:style style:name="P291" style:family="paragraph" style:parent-style-name="Standard">
      <style:paragraph-properties fo:text-align="start" style:justify-single-word="false"/>
      <style:text-properties fo:font-size="12pt" fo:font-style="italic" style:text-underline-style="none" fo:font-weight="bold" officeooo:rsid="0163740e" officeooo:paragraph-rsid="0163740e" style:font-size-asian="10.5pt" style:font-style-asian="italic" style:font-weight-asian="bold" style:font-size-complex="12pt" style:font-style-complex="italic" style:font-weight-complex="bold"/>
    </style:style>
    <style:style style:name="P292" style:family="paragraph" style:parent-style-name="Standard">
      <style:text-properties fo:font-size="12pt" fo:font-style="normal" officeooo:rsid="01de4db3" officeooo:paragraph-rsid="01e2271f" style:font-size-asian="10.5pt" style:font-style-asian="normal" style:font-size-complex="12pt" style:font-style-complex="normal"/>
    </style:style>
    <style:style style:name="P293" style:family="paragraph" style:parent-style-name="Standard">
      <style:text-properties fo:font-size="12pt" fo:font-style="normal" officeooo:rsid="01de4db3" officeooo:paragraph-rsid="01f079f9" style:font-size-asian="10.5pt" style:font-style-asian="normal" style:font-size-complex="12pt" style:font-style-complex="normal"/>
    </style:style>
    <style:style style:name="P294" style:family="paragraph" style:parent-style-name="Standard">
      <style:text-properties fo:font-size="12pt" fo:font-style="normal" officeooo:rsid="02096751" officeooo:paragraph-rsid="01f079f9" style:font-size-asian="10.5pt" style:font-style-asian="normal" style:font-size-complex="12pt" style:font-style-complex="normal"/>
    </style:style>
    <style:style style:name="P295" style:family="paragraph" style:parent-style-name="Standard">
      <style:text-properties officeooo:rsid="004475b0" officeooo:paragraph-rsid="004475b0"/>
    </style:style>
    <style:style style:name="P296" style:family="paragraph" style:parent-style-name="Standard">
      <style:text-properties fo:font-size="16pt" fo:font-style="italic" fo:font-weight="bold" officeooo:rsid="004897fc" officeooo:paragraph-rsid="01855e56" style:font-size-asian="16pt" style:font-style-asian="italic" style:font-weight-asian="bold" style:font-size-complex="16pt" style:font-style-complex="italic" style:font-weight-complex="bold"/>
    </style:style>
    <style:style style:name="P297" style:family="paragraph" style:parent-style-name="Standard">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298" style:family="paragraph" style:parent-style-name="Standard">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299" style:family="paragraph" style:parent-style-name="Standard">
      <style:text-properties fo:font-size="16pt" fo:font-style="italic" fo:font-weight="bold" officeooo:rsid="004897fc" officeooo:paragraph-rsid="04503da5" style:font-size-asian="16pt" style:font-style-asian="italic" style:font-weight-asian="bold" style:font-size-complex="16pt" style:font-style-complex="italic" style:font-weight-complex="bold"/>
    </style:style>
    <style:style style:name="P300" style:family="paragraph" style:parent-style-name="Standard">
      <style:text-properties fo:font-size="16pt" fo:font-style="italic" fo:font-weight="bold" officeooo:rsid="004897fc" officeooo:paragraph-rsid="049b7de4" style:font-size-asian="16pt" style:font-style-asian="italic" style:font-weight-asian="bold" style:font-size-complex="16pt" style:font-style-complex="italic" style:font-weight-complex="bold"/>
    </style:style>
    <style:style style:name="P301" style:family="paragraph" style:parent-style-name="Standard">
      <style:text-properties fo:font-size="16pt" fo:font-style="italic" fo:font-weight="bold" officeooo:rsid="004897fc" officeooo:paragraph-rsid="043186ab" style:font-size-asian="16pt" style:font-style-asian="italic" style:font-weight-asian="bold" style:font-size-complex="16pt" style:font-style-complex="italic" style:font-weight-complex="bold"/>
    </style:style>
    <style:style style:name="P302" style:family="paragraph" style:parent-style-name="Standard">
      <style:text-properties fo:font-size="16pt" fo:font-style="italic" fo:font-weight="bold" officeooo:rsid="004897fc" officeooo:paragraph-rsid="0634377f" style:font-size-asian="16pt" style:font-style-asian="italic" style:font-weight-asian="bold" style:font-size-complex="16pt" style:font-style-complex="italic" style:font-weight-complex="bold"/>
    </style:style>
    <style:style style:name="P303" style:family="paragraph" style:parent-style-name="Standard">
      <style:text-properties fo:font-size="16pt" fo:font-style="italic" fo:font-weight="bold" officeooo:rsid="004897fc" officeooo:paragraph-rsid="064e6974" style:font-size-asian="16pt" style:font-style-asian="italic" style:font-weight-asian="bold" style:font-size-complex="16pt" style:font-style-complex="italic" style:font-weight-complex="bold"/>
    </style:style>
    <style:style style:name="P304" style:family="paragraph" style:parent-style-name="Standard">
      <style:text-properties fo:font-size="16pt" fo:font-style="italic" fo:font-weight="bold" officeooo:rsid="004897fc" officeooo:paragraph-rsid="067d2af4" style:font-size-asian="16pt" style:font-style-asian="italic" style:font-weight-asian="bold" style:font-size-complex="16pt" style:font-style-complex="italic" style:font-weight-complex="bold"/>
    </style:style>
    <style:style style:name="P305" style:family="paragraph" style:parent-style-name="Standard">
      <style:text-properties fo:font-size="16pt" fo:font-style="italic" fo:font-weight="bold" officeooo:rsid="004897fc" officeooo:paragraph-rsid="06ca1bc9" style:font-size-asian="16pt" style:font-style-asian="italic" style:font-weight-asian="bold" style:font-size-complex="16pt" style:font-style-complex="italic" style:font-weight-complex="bold"/>
    </style:style>
    <style:style style:name="P306" style:family="paragraph" style:parent-style-name="Standard">
      <style:text-properties fo:font-size="16pt" fo:font-style="italic" fo:font-weight="bold" officeooo:rsid="004897fc" officeooo:paragraph-rsid="06cff232" style:font-size-asian="16pt" style:font-style-asian="italic" style:font-weight-asian="bold" style:font-size-complex="16pt" style:font-style-complex="italic" style:font-weight-complex="bold"/>
    </style:style>
    <style:style style:name="P307" style:family="paragraph" style:parent-style-name="Standard">
      <style:text-properties fo:font-size="16pt" fo:font-style="italic" fo:font-weight="bold" officeooo:rsid="004897fc" officeooo:paragraph-rsid="06d61332" style:font-size-asian="16pt" style:font-style-asian="italic" style:font-weight-asian="bold" style:font-size-complex="16pt" style:font-style-complex="italic" style:font-weight-complex="bold"/>
    </style:style>
    <style:style style:name="P308" style:family="paragraph" style:parent-style-name="Standard">
      <style:text-properties fo:font-size="16pt" fo:font-style="italic" fo:font-weight="bold" officeooo:rsid="004897fc" officeooo:paragraph-rsid="06e7aaf8" style:font-size-asian="16pt" style:font-style-asian="italic" style:font-weight-asian="bold" style:font-size-complex="16pt" style:font-style-complex="italic" style:font-weight-complex="bold"/>
    </style:style>
    <style:style style:name="P309" style:family="paragraph" style:parent-style-name="Standard">
      <style:text-properties fo:font-size="16pt" fo:font-style="italic" fo:font-weight="bold" officeooo:rsid="004897fc" officeooo:paragraph-rsid="07396970" style:font-size-asian="16pt" style:font-style-asian="italic" style:font-weight-asian="bold" style:font-size-complex="16pt" style:font-style-complex="italic" style:font-weight-complex="bold"/>
    </style:style>
    <style:style style:name="P310" style:family="paragraph" style:parent-style-name="Standard">
      <style:text-properties fo:font-size="16pt" fo:font-style="italic" fo:font-weight="bold" officeooo:rsid="004897fc" officeooo:paragraph-rsid="0749b729" style:font-size-asian="16pt" style:font-style-asian="italic" style:font-weight-asian="bold" style:font-size-complex="16pt" style:font-style-complex="italic" style:font-weight-complex="bold"/>
    </style:style>
    <style:style style:name="P311" style:family="paragraph" style:parent-style-name="Standard">
      <style:text-properties fo:font-size="16pt" fo:font-style="italic" fo:font-weight="bold" officeooo:rsid="004897fc" officeooo:paragraph-rsid="0760e847" style:font-size-asian="16pt" style:font-style-asian="italic" style:font-weight-asian="bold" style:font-size-complex="16pt" style:font-style-complex="italic" style:font-weight-complex="bold"/>
    </style:style>
    <style:style style:name="P312" style:family="paragraph" style:parent-style-name="Standard">
      <style:text-properties fo:font-size="16pt" fo:font-style="italic" fo:font-weight="bold" officeooo:rsid="004897fc" officeooo:paragraph-rsid="078aafab" style:font-size-asian="16pt" style:font-style-asian="italic" style:font-weight-asian="bold" style:font-size-complex="16pt" style:font-style-complex="italic" style:font-weight-complex="bold"/>
    </style:style>
    <style:style style:name="P313" style:family="paragraph" style:parent-style-name="Standard">
      <style:text-properties fo:font-size="16pt" fo:font-style="italic" fo:font-weight="bold" officeooo:rsid="004897fc" officeooo:paragraph-rsid="07a448c0" style:font-size-asian="16pt" style:font-style-asian="italic" style:font-weight-asian="bold" style:font-size-complex="16pt" style:font-style-complex="italic" style:font-weight-complex="bold"/>
    </style:style>
    <style:style style:name="P314" style:family="paragraph" style:parent-style-name="Standard">
      <style:text-properties fo:font-size="16pt" fo:font-style="italic" fo:font-weight="bold" officeooo:rsid="004897fc" officeooo:paragraph-rsid="08056fab" style:font-size-asian="16pt" style:font-style-asian="italic" style:font-weight-asian="bold" style:font-size-complex="16pt" style:font-style-complex="italic" style:font-weight-complex="bold"/>
    </style:style>
    <style:style style:name="P315" style:family="paragraph" style:parent-style-name="Standard">
      <style:text-properties fo:font-size="16pt" fo:font-style="italic" fo:font-weight="bold" officeooo:rsid="004897fc" officeooo:paragraph-rsid="08520806" style:font-size-asian="16pt" style:font-style-asian="italic" style:font-weight-asian="bold" style:font-size-complex="16pt" style:font-style-complex="italic" style:font-weight-complex="bold"/>
    </style:style>
    <style:style style:name="P316" style:family="paragraph" style:parent-style-name="Standard">
      <style:text-properties fo:font-size="16pt" fo:font-style="italic" fo:font-weight="bold" officeooo:rsid="004897fc" officeooo:paragraph-rsid="085bdca6" style:font-size-asian="16pt" style:font-style-asian="italic" style:font-weight-asian="bold" style:font-size-complex="16pt" style:font-style-complex="italic" style:font-weight-complex="bold"/>
    </style:style>
    <style:style style:name="P317" style:family="paragraph" style:parent-style-name="Standard">
      <style:text-properties fo:font-size="16pt" fo:font-style="italic" fo:font-weight="bold" officeooo:rsid="004897fc" officeooo:paragraph-rsid="07d60c2a" style:font-size-asian="16pt" style:font-style-asian="italic" style:font-weight-asian="bold" style:font-size-complex="16pt" style:font-style-complex="italic" style:font-weight-complex="bold"/>
    </style:style>
    <style:style style:name="P318" style:family="paragraph" style:parent-style-name="Standard">
      <style:text-properties fo:font-size="16pt" fo:font-style="italic" fo:font-weight="bold" officeooo:rsid="004897fc" officeooo:paragraph-rsid="07e01ee2" style:font-size-asian="16pt" style:font-style-asian="italic" style:font-weight-asian="bold" style:font-size-complex="16pt" style:font-style-complex="italic" style:font-weight-complex="bold"/>
    </style:style>
    <style:style style:name="P319" style:family="paragraph" style:parent-style-name="Standard">
      <style:text-properties fo:font-size="16pt" fo:font-style="italic" fo:font-weight="bold" officeooo:rsid="004897fc" officeooo:paragraph-rsid="07f859a9" style:font-size-asian="16pt" style:font-style-asian="italic" style:font-weight-asian="bold" style:font-size-complex="16pt" style:font-style-complex="italic" style:font-weight-complex="bold"/>
    </style:style>
    <style:style style:name="P320" style:family="paragraph" style:parent-style-name="Standard">
      <style:text-properties fo:font-size="16pt" fo:font-style="italic" fo:font-weight="bold" officeooo:rsid="004897fc" officeooo:paragraph-rsid="086850db" style:font-size-asian="16pt" style:font-style-asian="italic" style:font-weight-asian="bold" style:font-size-complex="16pt" style:font-style-complex="italic" style:font-weight-complex="bold"/>
    </style:style>
    <style:style style:name="P321" style:family="paragraph" style:parent-style-name="Standard">
      <style:text-properties fo:font-size="16pt" fo:font-style="italic" fo:font-weight="bold" officeooo:rsid="004897fc" officeooo:paragraph-rsid="087b9851" style:font-size-asian="16pt" style:font-style-asian="italic" style:font-weight-asian="bold" style:font-size-complex="16pt" style:font-style-complex="italic" style:font-weight-complex="bold"/>
    </style:style>
    <style:style style:name="P322" style:family="paragraph" style:parent-style-name="Standard">
      <style:text-properties fo:font-size="16pt" fo:font-style="italic" fo:font-weight="bold" officeooo:rsid="004897fc" officeooo:paragraph-rsid="087dc127" style:font-size-asian="16pt" style:font-style-asian="italic" style:font-weight-asian="bold" style:font-size-complex="16pt" style:font-style-complex="italic" style:font-weight-complex="bold"/>
    </style:style>
    <style:style style:name="P323" style:family="paragraph" style:parent-style-name="Standard">
      <style:text-properties fo:font-size="16pt" fo:font-style="italic" fo:font-weight="bold" officeooo:rsid="004897fc" officeooo:paragraph-rsid="089d5a4f" style:font-size-asian="16pt" style:font-style-asian="italic" style:font-weight-asian="bold" style:font-size-complex="16pt" style:font-style-complex="italic" style:font-weight-complex="bold"/>
    </style:style>
    <style:style style:name="P324" style:family="paragraph" style:parent-style-name="Standard">
      <style:text-properties fo:font-size="16pt" fo:font-style="italic" fo:font-weight="bold" officeooo:rsid="004897fc" officeooo:paragraph-rsid="09124975" style:font-size-asian="16pt" style:font-style-asian="italic" style:font-weight-asian="bold" style:font-size-complex="16pt" style:font-style-complex="italic" style:font-weight-complex="bold"/>
    </style:style>
    <style:style style:name="P325" style:family="paragraph" style:parent-style-name="Standard">
      <style:text-properties fo:font-size="16pt" fo:font-style="italic" fo:font-weight="bold" officeooo:rsid="004897fc" officeooo:paragraph-rsid="09311a6c" style:font-size-asian="16pt" style:font-style-asian="italic" style:font-weight-asian="bold" style:font-size-complex="16pt" style:font-style-complex="italic" style:font-weight-complex="bold"/>
    </style:style>
    <style:style style:name="P326" style:family="paragraph" style:parent-style-name="Standard">
      <style:text-properties fo:font-size="16pt" fo:font-style="italic" fo:font-weight="bold" officeooo:rsid="004897fc" officeooo:paragraph-rsid="093d6e66" style:font-size-asian="16pt" style:font-style-asian="italic" style:font-weight-asian="bold" style:font-size-complex="16pt" style:font-style-complex="italic" style:font-weight-complex="bold"/>
    </style:style>
    <style:style style:name="P327" style:family="paragraph" style:parent-style-name="Standard">
      <style:text-properties fo:font-size="16pt" fo:font-style="italic" fo:font-weight="bold" officeooo:rsid="004897fc" officeooo:paragraph-rsid="0a08a834" style:font-size-asian="16pt" style:font-style-asian="italic" style:font-weight-asian="bold" style:font-size-complex="16pt" style:font-style-complex="italic" style:font-weight-complex="bold"/>
    </style:style>
    <style:style style:name="P328" style:family="paragraph" style:parent-style-name="Standard">
      <style:text-properties fo:font-size="16pt" fo:font-style="italic" fo:font-weight="bold" officeooo:rsid="004897fc" officeooo:paragraph-rsid="0ae08b22" style:font-size-asian="16pt" style:font-style-asian="italic" style:font-weight-asian="bold" style:font-size-complex="16pt" style:font-style-complex="italic" style:font-weight-complex="bold"/>
    </style:style>
    <style:style style:name="P329" style:family="paragraph" style:parent-style-name="Standard">
      <style:text-properties fo:font-size="16pt" fo:font-style="italic" fo:font-weight="bold" officeooo:rsid="004897fc" officeooo:paragraph-rsid="0b35fe14" style:font-size-asian="16pt" style:font-style-asian="italic" style:font-weight-asian="bold" style:font-size-complex="16pt" style:font-style-complex="italic" style:font-weight-complex="bold"/>
    </style:style>
    <style:style style:name="P330" style:family="paragraph" style:parent-style-name="Standard">
      <style:text-properties fo:font-size="16pt" fo:font-style="italic" fo:font-weight="bold" officeooo:rsid="004897fc" officeooo:paragraph-rsid="0b8026d6" style:font-size-asian="16pt" style:font-style-asian="italic" style:font-weight-asian="bold" style:font-size-complex="16pt" style:font-style-complex="italic" style:font-weight-complex="bold"/>
    </style:style>
    <style:style style:name="P331" style:family="paragraph" style:parent-style-name="Standard">
      <style:text-properties fo:font-size="16pt" fo:font-style="italic" fo:font-weight="bold" officeooo:rsid="004897fc" officeooo:paragraph-rsid="0c41b1f5" style:font-size-asian="16pt" style:font-style-asian="italic" style:font-weight-asian="bold" style:font-size-complex="16pt" style:font-style-complex="italic" style:font-weight-complex="bold"/>
    </style:style>
    <style:style style:name="P332" style:family="paragraph" style:parent-style-name="Standard">
      <style:text-properties fo:font-size="16pt" fo:font-style="italic" fo:font-weight="bold" officeooo:rsid="004897fc" officeooo:paragraph-rsid="0c4bef1f" style:font-size-asian="16pt" style:font-style-asian="italic" style:font-weight-asian="bold" style:font-size-complex="16pt" style:font-style-complex="italic" style:font-weight-complex="bold"/>
    </style:style>
    <style:style style:name="P333" style:family="paragraph" style:parent-style-name="Standard">
      <style:text-properties fo:font-size="16pt" fo:font-style="italic" fo:font-weight="bold" officeooo:rsid="004897fc" officeooo:paragraph-rsid="0c53eea2" style:font-size-asian="16pt" style:font-style-asian="italic" style:font-weight-asian="bold" style:font-size-complex="16pt" style:font-style-complex="italic" style:font-weight-complex="bold"/>
    </style:style>
    <style:style style:name="P334" style:family="paragraph" style:parent-style-name="Standard">
      <style:text-properties fo:font-size="16pt" fo:font-style="italic" fo:font-weight="bold" officeooo:rsid="004897fc" officeooo:paragraph-rsid="0c5be195" style:font-size-asian="16pt" style:font-style-asian="italic" style:font-weight-asian="bold" style:font-size-complex="16pt" style:font-style-complex="italic" style:font-weight-complex="bold"/>
    </style:style>
    <style:style style:name="P335" style:family="paragraph" style:parent-style-name="Standard">
      <style:text-properties fo:font-size="16pt" fo:font-style="italic" fo:font-weight="bold" officeooo:rsid="004897fc" officeooo:paragraph-rsid="0c6e51d5" style:font-size-asian="16pt" style:font-style-asian="italic" style:font-weight-asian="bold" style:font-size-complex="16pt" style:font-style-complex="italic" style:font-weight-complex="bold"/>
    </style:style>
    <style:style style:name="P336" style:family="paragraph" style:parent-style-name="Standard">
      <style:text-properties fo:font-size="16pt" fo:font-style="italic" fo:font-weight="bold" officeooo:rsid="004897fc" officeooo:paragraph-rsid="0d5e286b" style:font-size-asian="16pt" style:font-style-asian="italic" style:font-weight-asian="bold" style:font-size-complex="16pt" style:font-style-complex="italic" style:font-weight-complex="bold"/>
    </style:style>
    <style:style style:name="P337" style:family="paragraph" style:parent-style-name="Standard">
      <style:text-properties fo:font-size="16pt" fo:font-style="italic" fo:font-weight="bold" officeooo:rsid="004897fc" officeooo:paragraph-rsid="0d6088dc" style:font-size-asian="16pt" style:font-style-asian="italic" style:font-weight-asian="bold" style:font-size-complex="16pt" style:font-style-complex="italic" style:font-weight-complex="bold"/>
    </style:style>
    <style:style style:name="P338" style:family="paragraph" style:parent-style-name="Standard">
      <style:text-properties fo:font-size="16pt" fo:font-style="italic" fo:font-weight="bold" officeooo:rsid="004897fc" officeooo:paragraph-rsid="0d61fdb5" style:font-size-asian="16pt" style:font-style-asian="italic" style:font-weight-asian="bold" style:font-size-complex="16pt" style:font-style-complex="italic" style:font-weight-complex="bold"/>
    </style:style>
    <style:style style:name="P339" style:family="paragraph" style:parent-style-name="Standard">
      <style:text-properties fo:font-size="16pt" fo:font-style="italic" fo:font-weight="bold" officeooo:rsid="004897fc" officeooo:paragraph-rsid="0d6499ea" style:font-size-asian="16pt" style:font-style-asian="italic" style:font-weight-asian="bold" style:font-size-complex="16pt" style:font-style-complex="italic" style:font-weight-complex="bold"/>
    </style:style>
    <style:style style:name="P340" style:family="paragraph" style:parent-style-name="Standard">
      <style:text-properties fo:font-size="16pt" fo:font-style="italic" fo:font-weight="bold" officeooo:rsid="004897fc" officeooo:paragraph-rsid="0d6f776f" style:font-size-asian="16pt" style:font-style-asian="italic" style:font-weight-asian="bold" style:font-size-complex="16pt" style:font-style-complex="italic" style:font-weight-complex="bold"/>
    </style:style>
    <style:style style:name="P341" style:family="paragraph" style:parent-style-name="Standard">
      <style:text-properties fo:font-size="14pt" fo:font-style="italic" fo:font-weight="normal" officeooo:rsid="015dc122" officeooo:paragraph-rsid="01855e56" style:font-size-asian="14pt" style:font-style-asian="italic" style:font-weight-asian="normal" style:font-size-complex="14pt" style:font-style-complex="italic" style:font-weight-complex="normal"/>
    </style:style>
    <style:style style:name="P342" style:family="paragraph" style:parent-style-name="Standard">
      <style:text-properties fo:font-size="14pt" fo:font-style="italic" fo:font-weight="normal" officeooo:rsid="015dc122" officeooo:paragraph-rsid="02574ddf" style:font-size-asian="14pt" style:font-style-asian="italic" style:font-weight-asian="normal" style:font-size-complex="14pt" style:font-style-complex="italic" style:font-weight-complex="normal"/>
    </style:style>
    <style:style style:name="P343" style:family="paragraph" style:parent-style-name="Standard">
      <style:text-properties fo:font-size="14pt" fo:font-style="italic" fo:font-weight="normal" officeooo:rsid="015dc122" officeooo:paragraph-rsid="0267c238" style:font-size-asian="14pt" style:font-style-asian="italic" style:font-weight-asian="normal" style:font-size-complex="14pt" style:font-style-complex="italic" style:font-weight-complex="normal"/>
    </style:style>
    <style:style style:name="P344" style:family="paragraph" style:parent-style-name="Standard">
      <style:text-properties fo:font-size="14pt" fo:font-style="italic" fo:font-weight="normal" officeooo:rsid="015dc122" officeooo:paragraph-rsid="027e467c" style:font-size-asian="14pt" style:font-style-asian="italic" style:font-weight-asian="normal" style:font-size-complex="14pt" style:font-style-complex="italic" style:font-weight-complex="normal"/>
    </style:style>
    <style:style style:name="P345" style:family="paragraph" style:parent-style-name="Standard">
      <style:text-properties fo:font-size="14pt" fo:font-style="italic" fo:font-weight="normal" officeooo:rsid="015dc122" officeooo:paragraph-rsid="02debfa5" style:font-size-asian="14pt" style:font-style-asian="italic" style:font-weight-asian="normal" style:font-size-complex="14pt" style:font-style-complex="italic" style:font-weight-complex="normal"/>
    </style:style>
    <style:style style:name="P346" style:family="paragraph" style:parent-style-name="Standard">
      <style:text-properties fo:font-size="14pt" fo:font-style="italic" fo:font-weight="normal" officeooo:rsid="015dc122" officeooo:paragraph-rsid="031b52b4" style:font-size-asian="14pt" style:font-style-asian="italic" style:font-weight-asian="normal" style:font-size-complex="14pt" style:font-style-complex="italic" style:font-weight-complex="normal"/>
    </style:style>
    <style:style style:name="P347" style:family="paragraph" style:parent-style-name="Standard">
      <style:text-properties fo:font-size="14pt" fo:font-style="italic" fo:font-weight="normal" officeooo:rsid="015dc122" officeooo:paragraph-rsid="0355c4bc" style:font-size-asian="14pt" style:font-style-asian="italic" style:font-weight-asian="normal" style:font-size-complex="14pt" style:font-style-complex="italic" style:font-weight-complex="normal"/>
    </style:style>
    <style:style style:name="P348" style:family="paragraph" style:parent-style-name="Standard">
      <style:text-properties fo:font-size="14pt" fo:font-style="italic" fo:font-weight="normal" officeooo:rsid="015dc122" officeooo:paragraph-rsid="039de4d6" style:font-size-asian="14pt" style:font-style-asian="italic" style:font-weight-asian="normal" style:font-size-complex="14pt" style:font-style-complex="italic" style:font-weight-complex="normal"/>
    </style:style>
    <style:style style:name="P349" style:family="paragraph" style:parent-style-name="Standard">
      <style:text-properties fo:font-size="14pt" fo:font-style="italic" fo:font-weight="normal" officeooo:rsid="015dc122" officeooo:paragraph-rsid="040527f1" style:font-size-asian="14pt" style:font-style-asian="italic" style:font-weight-asian="normal" style:font-size-complex="14pt" style:font-style-complex="italic" style:font-weight-complex="normal"/>
    </style:style>
    <style:style style:name="P350" style:family="paragraph" style:parent-style-name="Standard">
      <style:text-properties fo:font-size="14pt" fo:font-style="italic" fo:font-weight="normal" officeooo:rsid="015dc122" officeooo:paragraph-rsid="043186ab" style:font-size-asian="14pt" style:font-style-asian="italic" style:font-weight-asian="normal" style:font-size-complex="14pt" style:font-style-complex="italic" style:font-weight-complex="normal"/>
    </style:style>
    <style:style style:name="P351" style:family="paragraph" style:parent-style-name="Standard">
      <style:text-properties fo:font-size="14pt" fo:font-style="italic" fo:font-weight="normal" officeooo:rsid="015dc122" officeooo:paragraph-rsid="049b7de4" style:font-size-asian="14pt" style:font-style-asian="italic" style:font-weight-asian="normal" style:font-size-complex="14pt" style:font-style-complex="italic" style:font-weight-complex="normal"/>
    </style:style>
    <style:style style:name="P352" style:family="paragraph" style:parent-style-name="Standard">
      <style:text-properties fo:font-size="14pt" fo:font-style="italic" fo:font-weight="normal" officeooo:rsid="015dc122" officeooo:paragraph-rsid="0634377f" style:font-size-asian="14pt" style:font-style-asian="italic" style:font-weight-asian="normal" style:font-size-complex="14pt" style:font-style-complex="italic" style:font-weight-complex="normal"/>
    </style:style>
    <style:style style:name="P353" style:family="paragraph" style:parent-style-name="Standard">
      <style:text-properties fo:font-size="14pt" fo:font-style="italic" fo:font-weight="normal" officeooo:rsid="015dc122" officeooo:paragraph-rsid="064e6974" style:font-size-asian="14pt" style:font-style-asian="italic" style:font-weight-asian="normal" style:font-size-complex="14pt" style:font-style-complex="italic" style:font-weight-complex="normal"/>
    </style:style>
    <style:style style:name="P354" style:family="paragraph" style:parent-style-name="Standard">
      <style:text-properties fo:font-size="14pt" fo:font-style="italic" fo:font-weight="normal" officeooo:rsid="015dc122" officeooo:paragraph-rsid="06598c92" style:font-size-asian="14pt" style:font-style-asian="italic" style:font-weight-asian="normal" style:font-size-complex="14pt" style:font-style-complex="italic" style:font-weight-complex="normal"/>
    </style:style>
    <style:style style:name="P355" style:family="paragraph" style:parent-style-name="Standard">
      <style:text-properties fo:font-size="14pt" fo:font-style="italic" fo:font-weight="normal" officeooo:rsid="015dc122" officeooo:paragraph-rsid="065aa910" style:font-size-asian="14pt" style:font-style-asian="italic" style:font-weight-asian="normal" style:font-size-complex="14pt" style:font-style-complex="italic" style:font-weight-complex="normal"/>
    </style:style>
    <style:style style:name="P356" style:family="paragraph" style:parent-style-name="Standard">
      <style:text-properties fo:font-size="14pt" fo:font-style="italic" fo:font-weight="normal" officeooo:rsid="015dc122" officeooo:paragraph-rsid="067d2af4" style:font-size-asian="14pt" style:font-style-asian="italic" style:font-weight-asian="normal" style:font-size-complex="14pt" style:font-style-complex="italic" style:font-weight-complex="normal"/>
    </style:style>
    <style:style style:name="P357" style:family="paragraph" style:parent-style-name="Standard">
      <style:text-properties fo:font-size="14pt" fo:font-style="italic" fo:font-weight="normal" officeooo:rsid="015dc122" officeooo:paragraph-rsid="06ca1bc9" style:font-size-asian="14pt" style:font-style-asian="italic" style:font-weight-asian="normal" style:font-size-complex="14pt" style:font-style-complex="italic" style:font-weight-complex="normal"/>
    </style:style>
    <style:style style:name="P358" style:family="paragraph" style:parent-style-name="Standard">
      <style:text-properties fo:font-size="14pt" fo:font-style="italic" fo:font-weight="normal" officeooo:rsid="015dc122" officeooo:paragraph-rsid="06cff232" style:font-size-asian="14pt" style:font-style-asian="italic" style:font-weight-asian="normal" style:font-size-complex="14pt" style:font-style-complex="italic" style:font-weight-complex="normal"/>
    </style:style>
    <style:style style:name="P359" style:family="paragraph" style:parent-style-name="Standard">
      <style:text-properties fo:font-size="14pt" fo:font-style="italic" fo:font-weight="normal" officeooo:rsid="015dc122" officeooo:paragraph-rsid="06d45da2" style:font-size-asian="14pt" style:font-style-asian="italic" style:font-weight-asian="normal" style:font-size-complex="14pt" style:font-style-complex="italic" style:font-weight-complex="normal"/>
    </style:style>
    <style:style style:name="P360" style:family="paragraph" style:parent-style-name="Standard">
      <style:text-properties fo:font-size="14pt" fo:font-style="italic" fo:font-weight="normal" officeooo:rsid="015dc122" officeooo:paragraph-rsid="06d61332" style:font-size-asian="14pt" style:font-style-asian="italic" style:font-weight-asian="normal" style:font-size-complex="14pt" style:font-style-complex="italic" style:font-weight-complex="normal"/>
    </style:style>
    <style:style style:name="P361" style:family="paragraph" style:parent-style-name="Standard">
      <style:text-properties fo:font-size="14pt" fo:font-style="italic" fo:font-weight="normal" officeooo:rsid="015dc122" officeooo:paragraph-rsid="06d6dfaa" style:font-size-asian="14pt" style:font-style-asian="italic" style:font-weight-asian="normal" style:font-size-complex="14pt" style:font-style-complex="italic" style:font-weight-complex="normal"/>
    </style:style>
    <style:style style:name="P362" style:family="paragraph" style:parent-style-name="Standard">
      <style:text-properties fo:font-size="14pt" fo:font-style="italic" fo:font-weight="normal" officeooo:rsid="015dc122" officeooo:paragraph-rsid="06da5e54" style:font-size-asian="14pt" style:font-style-asian="italic" style:font-weight-asian="normal" style:font-size-complex="14pt" style:font-style-complex="italic" style:font-weight-complex="normal"/>
    </style:style>
    <style:style style:name="P363" style:family="paragraph" style:parent-style-name="Standard">
      <style:text-properties fo:font-size="14pt" fo:font-style="italic" fo:font-weight="normal" officeooo:rsid="015dc122" officeooo:paragraph-rsid="06df48d6" style:font-size-asian="14pt" style:font-style-asian="italic" style:font-weight-asian="normal" style:font-size-complex="14pt" style:font-style-complex="italic" style:font-weight-complex="normal"/>
    </style:style>
    <style:style style:name="P364" style:family="paragraph" style:parent-style-name="Standard">
      <style:text-properties fo:font-size="14pt" fo:font-style="italic" fo:font-weight="normal" officeooo:rsid="015dc122" officeooo:paragraph-rsid="06e1e676" style:font-size-asian="14pt" style:font-style-asian="italic" style:font-weight-asian="normal" style:font-size-complex="14pt" style:font-style-complex="italic" style:font-weight-complex="normal"/>
    </style:style>
    <style:style style:name="P365" style:family="paragraph" style:parent-style-name="Standard">
      <style:text-properties fo:font-size="14pt" fo:font-style="italic" fo:font-weight="normal" officeooo:rsid="015dc122" officeooo:paragraph-rsid="06e31864" style:font-size-asian="14pt" style:font-style-asian="italic" style:font-weight-asian="normal" style:font-size-complex="14pt" style:font-style-complex="italic" style:font-weight-complex="normal"/>
    </style:style>
    <style:style style:name="P366" style:family="paragraph" style:parent-style-name="Standard">
      <style:text-properties fo:font-size="14pt" fo:font-style="italic" fo:font-weight="normal" officeooo:rsid="015dc122" officeooo:paragraph-rsid="06e6297d" style:font-size-asian="14pt" style:font-style-asian="italic" style:font-weight-asian="normal" style:font-size-complex="14pt" style:font-style-complex="italic" style:font-weight-complex="normal"/>
    </style:style>
    <style:style style:name="P367" style:family="paragraph" style:parent-style-name="Standard">
      <style:text-properties fo:font-size="14pt" fo:font-style="italic" fo:font-weight="normal" officeooo:rsid="015dc122" officeooo:paragraph-rsid="06e7aaf8" style:font-size-asian="14pt" style:font-style-asian="italic" style:font-weight-asian="normal" style:font-size-complex="14pt" style:font-style-complex="italic" style:font-weight-complex="normal"/>
    </style:style>
    <style:style style:name="P368" style:family="paragraph" style:parent-style-name="Standard">
      <style:text-properties fo:font-size="14pt" fo:font-style="italic" fo:font-weight="normal" officeooo:rsid="015dc122" officeooo:paragraph-rsid="06eb43ee" style:font-size-asian="14pt" style:font-style-asian="italic" style:font-weight-asian="normal" style:font-size-complex="14pt" style:font-style-complex="italic" style:font-weight-complex="normal"/>
    </style:style>
    <style:style style:name="P369" style:family="paragraph" style:parent-style-name="Standard">
      <style:text-properties fo:font-size="14pt" fo:font-style="italic" fo:font-weight="normal" officeooo:rsid="015dc122" officeooo:paragraph-rsid="06edbd06" style:font-size-asian="14pt" style:font-style-asian="italic" style:font-weight-asian="normal" style:font-size-complex="14pt" style:font-style-complex="italic" style:font-weight-complex="normal"/>
    </style:style>
    <style:style style:name="P370" style:family="paragraph" style:parent-style-name="Standard">
      <style:text-properties fo:font-size="14pt" fo:font-style="italic" fo:font-weight="normal" officeooo:rsid="015dc122" officeooo:paragraph-rsid="06f0cc8b" style:font-size-asian="14pt" style:font-style-asian="italic" style:font-weight-asian="normal" style:font-size-complex="14pt" style:font-style-complex="italic" style:font-weight-complex="normal"/>
    </style:style>
    <style:style style:name="P371" style:family="paragraph" style:parent-style-name="Standard">
      <style:text-properties fo:font-size="14pt" fo:font-style="italic" fo:font-weight="normal" officeooo:rsid="015dc122" officeooo:paragraph-rsid="06f14970" style:font-size-asian="14pt" style:font-style-asian="italic" style:font-weight-asian="normal" style:font-size-complex="14pt" style:font-style-complex="italic" style:font-weight-complex="normal"/>
    </style:style>
    <style:style style:name="P372" style:family="paragraph" style:parent-style-name="Standard">
      <style:text-properties fo:font-size="14pt" fo:font-style="italic" fo:font-weight="normal" officeooo:rsid="015dc122" officeooo:paragraph-rsid="06f31a9a" style:font-size-asian="14pt" style:font-style-asian="italic" style:font-weight-asian="normal" style:font-size-complex="14pt" style:font-style-complex="italic" style:font-weight-complex="normal"/>
    </style:style>
    <style:style style:name="P373" style:family="paragraph" style:parent-style-name="Standard">
      <style:text-properties fo:font-size="14pt" fo:font-style="italic" fo:font-weight="normal" officeooo:rsid="015dc122" officeooo:paragraph-rsid="06f67e5b" style:font-size-asian="14pt" style:font-style-asian="italic" style:font-weight-asian="normal" style:font-size-complex="14pt" style:font-style-complex="italic" style:font-weight-complex="normal"/>
    </style:style>
    <style:style style:name="P374" style:family="paragraph" style:parent-style-name="Standard">
      <style:text-properties fo:font-size="14pt" fo:font-style="italic" fo:font-weight="normal" officeooo:rsid="015dc122" officeooo:paragraph-rsid="06f7dd00" style:font-size-asian="14pt" style:font-style-asian="italic" style:font-weight-asian="normal" style:font-size-complex="14pt" style:font-style-complex="italic" style:font-weight-complex="normal"/>
    </style:style>
    <style:style style:name="P375" style:family="paragraph" style:parent-style-name="Standard">
      <style:text-properties fo:font-size="14pt" fo:font-style="italic" fo:font-weight="normal" officeooo:rsid="015dc122" officeooo:paragraph-rsid="06f8f933" style:font-size-asian="14pt" style:font-style-asian="italic" style:font-weight-asian="normal" style:font-size-complex="14pt" style:font-style-complex="italic" style:font-weight-complex="normal"/>
    </style:style>
    <style:style style:name="P376" style:family="paragraph" style:parent-style-name="Standard">
      <style:text-properties fo:font-size="14pt" fo:font-style="italic" fo:font-weight="normal" officeooo:rsid="015dc122" officeooo:paragraph-rsid="06fbc737" style:font-size-asian="14pt" style:font-style-asian="italic" style:font-weight-asian="normal" style:font-size-complex="14pt" style:font-style-complex="italic" style:font-weight-complex="normal"/>
    </style:style>
    <style:style style:name="P377" style:family="paragraph" style:parent-style-name="Standard">
      <style:text-properties fo:font-size="14pt" fo:font-style="italic" fo:font-weight="normal" officeooo:rsid="015dc122" officeooo:paragraph-rsid="06fd7f85" style:font-size-asian="14pt" style:font-style-asian="italic" style:font-weight-asian="normal" style:font-size-complex="14pt" style:font-style-complex="italic" style:font-weight-complex="normal"/>
    </style:style>
    <style:style style:name="P378" style:family="paragraph" style:parent-style-name="Standard">
      <style:text-properties fo:font-size="14pt" fo:font-style="italic" fo:font-weight="normal" officeooo:rsid="015dc122" officeooo:paragraph-rsid="06ff7ab1" style:font-size-asian="14pt" style:font-style-asian="italic" style:font-weight-asian="normal" style:font-size-complex="14pt" style:font-style-complex="italic" style:font-weight-complex="normal"/>
    </style:style>
    <style:style style:name="P379" style:family="paragraph" style:parent-style-name="Standard">
      <style:text-properties fo:font-size="14pt" fo:font-style="italic" fo:font-weight="normal" officeooo:rsid="015dc122" officeooo:paragraph-rsid="0703cf63" style:font-size-asian="14pt" style:font-style-asian="italic" style:font-weight-asian="normal" style:font-size-complex="14pt" style:font-style-complex="italic" style:font-weight-complex="normal"/>
    </style:style>
    <style:style style:name="P380" style:family="paragraph" style:parent-style-name="Standard">
      <style:text-properties fo:font-size="14pt" fo:font-style="italic" fo:font-weight="normal" officeooo:rsid="015dc122" officeooo:paragraph-rsid="07045c34" style:font-size-asian="14pt" style:font-style-asian="italic" style:font-weight-asian="normal" style:font-size-complex="14pt" style:font-style-complex="italic" style:font-weight-complex="normal"/>
    </style:style>
    <style:style style:name="P381" style:family="paragraph" style:parent-style-name="Standard">
      <style:text-properties fo:font-size="14pt" fo:font-style="italic" fo:font-weight="normal" officeooo:rsid="015dc122" officeooo:paragraph-rsid="07076d11" style:font-size-asian="14pt" style:font-style-asian="italic" style:font-weight-asian="normal" style:font-size-complex="14pt" style:font-style-complex="italic" style:font-weight-complex="normal"/>
    </style:style>
    <style:style style:name="P382" style:family="paragraph" style:parent-style-name="Standard">
      <style:text-properties fo:font-size="14pt" fo:font-style="italic" fo:font-weight="normal" officeooo:rsid="015dc122" officeooo:paragraph-rsid="0707e7c8" style:font-size-asian="14pt" style:font-style-asian="italic" style:font-weight-asian="normal" style:font-size-complex="14pt" style:font-style-complex="italic" style:font-weight-complex="normal"/>
    </style:style>
    <style:style style:name="P383" style:family="paragraph" style:parent-style-name="Standard">
      <style:text-properties fo:font-size="14pt" fo:font-style="italic" fo:font-weight="normal" officeooo:rsid="015dc122" officeooo:paragraph-rsid="070d1180" style:font-size-asian="14pt" style:font-style-asian="italic" style:font-weight-asian="normal" style:font-size-complex="14pt" style:font-style-complex="italic" style:font-weight-complex="normal"/>
    </style:style>
    <style:style style:name="P384" style:family="paragraph" style:parent-style-name="Standard">
      <style:text-properties fo:font-size="14pt" fo:font-style="italic" fo:font-weight="normal" officeooo:rsid="015dc122" officeooo:paragraph-rsid="07101a5e" style:font-size-asian="14pt" style:font-style-asian="italic" style:font-weight-asian="normal" style:font-size-complex="14pt" style:font-style-complex="italic" style:font-weight-complex="normal"/>
    </style:style>
    <style:style style:name="P385" style:family="paragraph" style:parent-style-name="Standard">
      <style:text-properties fo:font-size="14pt" fo:font-style="italic" fo:font-weight="normal" officeooo:rsid="015dc122" officeooo:paragraph-rsid="07114797" style:font-size-asian="14pt" style:font-style-asian="italic" style:font-weight-asian="normal" style:font-size-complex="14pt" style:font-style-complex="italic" style:font-weight-complex="normal"/>
    </style:style>
    <style:style style:name="P386" style:family="paragraph" style:parent-style-name="Standard">
      <style:text-properties fo:font-size="14pt" fo:font-style="italic" fo:font-weight="normal" officeooo:rsid="015dc122" officeooo:paragraph-rsid="07396970" style:font-size-asian="14pt" style:font-style-asian="italic" style:font-weight-asian="normal" style:font-size-complex="14pt" style:font-style-complex="italic" style:font-weight-complex="normal"/>
    </style:style>
    <style:style style:name="P387" style:family="paragraph" style:parent-style-name="Standard">
      <style:text-properties fo:font-size="14pt" fo:font-style="italic" fo:font-weight="normal" officeooo:rsid="015dc122" officeooo:paragraph-rsid="0749b729" style:font-size-asian="14pt" style:font-style-asian="italic" style:font-weight-asian="normal" style:font-size-complex="14pt" style:font-style-complex="italic" style:font-weight-complex="normal"/>
    </style:style>
    <style:style style:name="P388" style:family="paragraph" style:parent-style-name="Standard">
      <style:text-properties fo:font-size="14pt" fo:font-style="italic" fo:font-weight="normal" officeooo:rsid="015dc122" officeooo:paragraph-rsid="0760e847" style:font-size-asian="14pt" style:font-style-asian="italic" style:font-weight-asian="normal" style:font-size-complex="14pt" style:font-style-complex="italic" style:font-weight-complex="normal"/>
    </style:style>
    <style:style style:name="P389" style:family="paragraph" style:parent-style-name="Standard">
      <style:text-properties fo:font-size="14pt" fo:font-style="italic" fo:font-weight="normal" officeooo:rsid="015dc122" officeooo:paragraph-rsid="078aafab" style:font-size-asian="14pt" style:font-style-asian="italic" style:font-weight-asian="normal" style:font-size-complex="14pt" style:font-style-complex="italic" style:font-weight-complex="normal"/>
    </style:style>
    <style:style style:name="P390" style:family="paragraph" style:parent-style-name="Standard">
      <style:text-properties fo:font-size="14pt" fo:font-style="italic" fo:font-weight="normal" officeooo:rsid="015dc122" officeooo:paragraph-rsid="07a448c0" style:font-size-asian="14pt" style:font-style-asian="italic" style:font-weight-asian="normal" style:font-size-complex="14pt" style:font-style-complex="italic" style:font-weight-complex="normal"/>
    </style:style>
    <style:style style:name="P391" style:family="paragraph" style:parent-style-name="Standard">
      <style:text-properties fo:font-size="14pt" fo:font-style="italic" fo:font-weight="normal" officeooo:rsid="015dc122" officeooo:paragraph-rsid="08056fab" style:font-size-asian="14pt" style:font-style-asian="italic" style:font-weight-asian="normal" style:font-size-complex="14pt" style:font-style-complex="italic" style:font-weight-complex="normal"/>
    </style:style>
    <style:style style:name="P392" style:family="paragraph" style:parent-style-name="Standard">
      <style:text-properties fo:font-size="14pt" fo:font-style="italic" fo:font-weight="normal" officeooo:rsid="015dc122" officeooo:paragraph-rsid="08520806" style:font-size-asian="14pt" style:font-style-asian="italic" style:font-weight-asian="normal" style:font-size-complex="14pt" style:font-style-complex="italic" style:font-weight-complex="normal"/>
    </style:style>
    <style:style style:name="P393" style:family="paragraph" style:parent-style-name="Standard">
      <style:text-properties fo:font-size="14pt" fo:font-style="italic" fo:font-weight="normal" officeooo:rsid="015dc122" officeooo:paragraph-rsid="085bdca6" style:font-size-asian="14pt" style:font-style-asian="italic" style:font-weight-asian="normal" style:font-size-complex="14pt" style:font-style-complex="italic" style:font-weight-complex="normal"/>
    </style:style>
    <style:style style:name="P394" style:family="paragraph" style:parent-style-name="Standard">
      <style:text-properties fo:font-size="14pt" fo:font-style="italic" fo:font-weight="normal" officeooo:rsid="015dc122" officeooo:paragraph-rsid="07d40d28" style:font-size-asian="14pt" style:font-style-asian="italic" style:font-weight-asian="normal" style:font-size-complex="14pt" style:font-style-complex="italic" style:font-weight-complex="normal"/>
    </style:style>
    <style:style style:name="P395" style:family="paragraph" style:parent-style-name="Standard">
      <style:text-properties fo:font-size="14pt" fo:font-style="italic" fo:font-weight="normal" officeooo:rsid="015dc122" officeooo:paragraph-rsid="07d60c2a" style:font-size-asian="14pt" style:font-style-asian="italic" style:font-weight-asian="normal" style:font-size-complex="14pt" style:font-style-complex="italic" style:font-weight-complex="normal"/>
    </style:style>
    <style:style style:name="P396" style:family="paragraph" style:parent-style-name="Standard">
      <style:text-properties fo:font-size="14pt" fo:font-style="italic" fo:font-weight="normal" officeooo:rsid="015dc122" officeooo:paragraph-rsid="07e01ee2" style:font-size-asian="14pt" style:font-style-asian="italic" style:font-weight-asian="normal" style:font-size-complex="14pt" style:font-style-complex="italic" style:font-weight-complex="normal"/>
    </style:style>
    <style:style style:name="P397" style:family="paragraph" style:parent-style-name="Standard">
      <style:text-properties fo:font-size="14pt" fo:font-style="italic" fo:font-weight="normal" officeooo:rsid="015dc122" officeooo:paragraph-rsid="07f859a9" style:font-size-asian="14pt" style:font-style-asian="italic" style:font-weight-asian="normal" style:font-size-complex="14pt" style:font-style-complex="italic" style:font-weight-complex="normal"/>
    </style:style>
    <style:style style:name="P398" style:family="paragraph" style:parent-style-name="Standard">
      <style:text-properties fo:font-size="14pt" fo:font-style="italic" fo:font-weight="normal" officeooo:rsid="015dc122" officeooo:paragraph-rsid="086850db" style:font-size-asian="14pt" style:font-style-asian="italic" style:font-weight-asian="normal" style:font-size-complex="14pt" style:font-style-complex="italic" style:font-weight-complex="normal"/>
    </style:style>
    <style:style style:name="P399" style:family="paragraph" style:parent-style-name="Standard">
      <style:text-properties fo:font-size="14pt" fo:font-style="italic" fo:font-weight="normal" officeooo:rsid="015dc122" officeooo:paragraph-rsid="087b9851" style:font-size-asian="14pt" style:font-style-asian="italic" style:font-weight-asian="normal" style:font-size-complex="14pt" style:font-style-complex="italic" style:font-weight-complex="normal"/>
    </style:style>
    <style:style style:name="P400" style:family="paragraph" style:parent-style-name="Standard">
      <style:text-properties fo:font-size="14pt" fo:font-style="italic" fo:font-weight="normal" officeooo:rsid="015dc122" officeooo:paragraph-rsid="087dc127" style:font-size-asian="14pt" style:font-style-asian="italic" style:font-weight-asian="normal" style:font-size-complex="14pt" style:font-style-complex="italic" style:font-weight-complex="normal"/>
    </style:style>
    <style:style style:name="P401" style:family="paragraph" style:parent-style-name="Standard">
      <style:text-properties fo:font-size="14pt" fo:font-style="italic" fo:font-weight="normal" officeooo:rsid="015dc122" officeooo:paragraph-rsid="089d5a4f" style:font-size-asian="14pt" style:font-style-asian="italic" style:font-weight-asian="normal" style:font-size-complex="14pt" style:font-style-complex="italic" style:font-weight-complex="normal"/>
    </style:style>
    <style:style style:name="P402" style:family="paragraph" style:parent-style-name="Standard">
      <style:text-properties fo:font-size="14pt" fo:font-style="italic" fo:font-weight="normal" officeooo:rsid="015dc122" officeooo:paragraph-rsid="09124975" style:font-size-asian="14pt" style:font-style-asian="italic" style:font-weight-asian="normal" style:font-size-complex="14pt" style:font-style-complex="italic" style:font-weight-complex="normal"/>
    </style:style>
    <style:style style:name="P403" style:family="paragraph" style:parent-style-name="Standard">
      <style:text-properties fo:font-size="14pt" fo:font-style="italic" fo:font-weight="normal" officeooo:rsid="015dc122" officeooo:paragraph-rsid="09311a6c" style:font-size-asian="14pt" style:font-style-asian="italic" style:font-weight-asian="normal" style:font-size-complex="14pt" style:font-style-complex="italic" style:font-weight-complex="normal"/>
    </style:style>
    <style:style style:name="P404" style:family="paragraph" style:parent-style-name="Standard">
      <style:text-properties fo:font-size="14pt" fo:font-style="italic" fo:font-weight="normal" officeooo:rsid="015dc122" officeooo:paragraph-rsid="093d6e66" style:font-size-asian="14pt" style:font-style-asian="italic" style:font-weight-asian="normal" style:font-size-complex="14pt" style:font-style-complex="italic" style:font-weight-complex="normal"/>
    </style:style>
    <style:style style:name="P405" style:family="paragraph" style:parent-style-name="Standard">
      <style:text-properties fo:font-size="14pt" fo:font-style="italic" fo:font-weight="normal" officeooo:rsid="015dc122" officeooo:paragraph-rsid="0a08a834" style:font-size-asian="14pt" style:font-style-asian="italic" style:font-weight-asian="normal" style:font-size-complex="14pt" style:font-style-complex="italic" style:font-weight-complex="normal"/>
    </style:style>
    <style:style style:name="P406" style:family="paragraph" style:parent-style-name="Standard">
      <style:text-properties fo:font-size="14pt" fo:font-style="italic" fo:font-weight="normal" officeooo:rsid="015dc122" officeooo:paragraph-rsid="0ae08b22" style:font-size-asian="14pt" style:font-style-asian="italic" style:font-weight-asian="normal" style:font-size-complex="14pt" style:font-style-complex="italic" style:font-weight-complex="normal"/>
    </style:style>
    <style:style style:name="P407" style:family="paragraph" style:parent-style-name="Standard">
      <style:text-properties fo:font-size="14pt" fo:font-style="italic" fo:font-weight="normal" officeooo:rsid="015dc122" officeooo:paragraph-rsid="0b35fe14" style:font-size-asian="14pt" style:font-style-asian="italic" style:font-weight-asian="normal" style:font-size-complex="14pt" style:font-style-complex="italic" style:font-weight-complex="normal"/>
    </style:style>
    <style:style style:name="P408" style:family="paragraph" style:parent-style-name="Standard">
      <style:text-properties fo:font-size="14pt" fo:font-style="italic" fo:font-weight="normal" officeooo:rsid="015dc122" officeooo:paragraph-rsid="0b7e0583" style:font-size-asian="14pt" style:font-style-asian="italic" style:font-weight-asian="normal" style:font-size-complex="14pt" style:font-style-complex="italic" style:font-weight-complex="normal"/>
    </style:style>
    <style:style style:name="P409" style:family="paragraph" style:parent-style-name="Standard">
      <style:text-properties fo:font-size="14pt" fo:font-style="italic" fo:font-weight="normal" officeooo:rsid="015dc122" officeooo:paragraph-rsid="0b8026d6" style:font-size-asian="14pt" style:font-style-asian="italic" style:font-weight-asian="normal" style:font-size-complex="14pt" style:font-style-complex="italic" style:font-weight-complex="normal"/>
    </style:style>
    <style:style style:name="P410" style:family="paragraph" style:parent-style-name="Standard">
      <style:text-properties fo:font-size="14pt" fo:font-style="italic" fo:font-weight="normal" officeooo:rsid="015dc122" officeooo:paragraph-rsid="0c41b1f5" style:font-size-asian="14pt" style:font-style-asian="italic" style:font-weight-asian="normal" style:font-size-complex="14pt" style:font-style-complex="italic" style:font-weight-complex="normal"/>
    </style:style>
    <style:style style:name="P411" style:family="paragraph" style:parent-style-name="Standard">
      <style:text-properties fo:font-size="14pt" fo:font-style="italic" fo:font-weight="normal" officeooo:rsid="015dc122" officeooo:paragraph-rsid="0c4bef1f" style:font-size-asian="14pt" style:font-style-asian="italic" style:font-weight-asian="normal" style:font-size-complex="14pt" style:font-style-complex="italic" style:font-weight-complex="normal"/>
    </style:style>
    <style:style style:name="P412" style:family="paragraph" style:parent-style-name="Standard">
      <style:text-properties fo:font-size="14pt" fo:font-style="italic" fo:font-weight="normal" officeooo:rsid="015dc122" officeooo:paragraph-rsid="0c53eea2" style:font-size-asian="14pt" style:font-style-asian="italic" style:font-weight-asian="normal" style:font-size-complex="14pt" style:font-style-complex="italic" style:font-weight-complex="normal"/>
    </style:style>
    <style:style style:name="P413" style:family="paragraph" style:parent-style-name="Standard">
      <style:text-properties fo:font-size="14pt" fo:font-style="italic" fo:font-weight="normal" officeooo:rsid="015dc122" officeooo:paragraph-rsid="0c5be195" style:font-size-asian="14pt" style:font-style-asian="italic" style:font-weight-asian="normal" style:font-size-complex="14pt" style:font-style-complex="italic" style:font-weight-complex="normal"/>
    </style:style>
    <style:style style:name="P414" style:family="paragraph" style:parent-style-name="Standard">
      <style:text-properties fo:font-size="14pt" fo:font-style="italic" fo:font-weight="normal" officeooo:rsid="015dc122" officeooo:paragraph-rsid="0c6e51d5" style:font-size-asian="14pt" style:font-style-asian="italic" style:font-weight-asian="normal" style:font-size-complex="14pt" style:font-style-complex="italic" style:font-weight-complex="normal"/>
    </style:style>
    <style:style style:name="P415" style:family="paragraph" style:parent-style-name="Standard">
      <style:text-properties fo:font-size="14pt" fo:font-style="italic" fo:font-weight="normal" officeooo:rsid="015dc122" officeooo:paragraph-rsid="0d31c80b" style:font-size-asian="14pt" style:font-style-asian="italic" style:font-weight-asian="normal" style:font-size-complex="14pt" style:font-style-complex="italic" style:font-weight-complex="normal"/>
    </style:style>
    <style:style style:name="P416" style:family="paragraph" style:parent-style-name="Standard">
      <style:text-properties fo:font-size="14pt" fo:font-style="italic" fo:font-weight="normal" officeooo:rsid="015dc122" officeooo:paragraph-rsid="0d5e286b" style:font-size-asian="14pt" style:font-style-asian="italic" style:font-weight-asian="normal" style:font-size-complex="14pt" style:font-style-complex="italic" style:font-weight-complex="normal"/>
    </style:style>
    <style:style style:name="P417" style:family="paragraph" style:parent-style-name="Standard">
      <style:text-properties fo:font-size="14pt" fo:font-style="italic" fo:font-weight="normal" officeooo:rsid="015dc122" officeooo:paragraph-rsid="0d6088dc" style:font-size-asian="14pt" style:font-style-asian="italic" style:font-weight-asian="normal" style:font-size-complex="14pt" style:font-style-complex="italic" style:font-weight-complex="normal"/>
    </style:style>
    <style:style style:name="P418" style:family="paragraph" style:parent-style-name="Standard">
      <style:text-properties fo:font-size="14pt" fo:font-style="italic" fo:font-weight="normal" officeooo:rsid="015dc122" officeooo:paragraph-rsid="0d61fdb5" style:font-size-asian="14pt" style:font-style-asian="italic" style:font-weight-asian="normal" style:font-size-complex="14pt" style:font-style-complex="italic" style:font-weight-complex="normal"/>
    </style:style>
    <style:style style:name="P419" style:family="paragraph" style:parent-style-name="Standard">
      <style:text-properties fo:font-size="14pt" fo:font-style="italic" fo:font-weight="normal" officeooo:rsid="015dc122" officeooo:paragraph-rsid="0d6499ea" style:font-size-asian="14pt" style:font-style-asian="italic" style:font-weight-asian="normal" style:font-size-complex="14pt" style:font-style-complex="italic" style:font-weight-complex="normal"/>
    </style:style>
    <style:style style:name="P420" style:family="paragraph" style:parent-style-name="Standard">
      <style:text-properties fo:font-size="14pt" fo:font-style="italic" fo:font-weight="normal" officeooo:rsid="015dc122" officeooo:paragraph-rsid="0d6f776f" style:font-size-asian="14pt" style:font-style-asian="italic" style:font-weight-asian="normal" style:font-size-complex="14pt" style:font-style-complex="italic" style:font-weight-complex="normal"/>
    </style:style>
    <style:style style:name="P421" style:family="paragraph" style:parent-style-name="Standard">
      <style:text-properties fo:font-size="14pt" fo:font-style="italic" fo:font-weight="normal" officeooo:rsid="015dc122" officeooo:paragraph-rsid="0dfa5cd7" style:font-size-asian="14pt" style:font-style-asian="italic" style:font-weight-asian="normal" style:font-size-complex="14pt" style:font-style-complex="italic" style:font-weight-complex="normal"/>
    </style:style>
    <style:style style:name="P422" style:family="paragraph" style:parent-style-name="Standard">
      <style:text-properties fo:font-size="14pt" fo:font-style="italic" fo:font-weight="normal" officeooo:rsid="015dc122" officeooo:paragraph-rsid="0e5b80e5" style:font-size-asian="14pt" style:font-style-asian="italic" style:font-weight-asian="normal" style:font-size-complex="14pt" style:font-style-complex="italic" style:font-weight-complex="normal"/>
    </style:style>
    <style:style style:name="P423" style:family="paragraph" style:parent-style-name="Standard">
      <style:text-properties fo:font-size="14pt" fo:font-style="italic" fo:font-weight="normal" officeooo:rsid="015da12b" officeooo:paragraph-rsid="01dabc52" style:font-size-asian="14pt" style:font-style-asian="italic" style:font-weight-asian="normal" style:font-size-complex="14pt" style:font-style-complex="italic" style:font-weight-complex="normal"/>
    </style:style>
    <style:style style:name="P424" style:family="paragraph" style:parent-style-name="Standard">
      <style:text-properties fo:font-size="14pt" fo:font-style="italic" fo:font-weight="normal" officeooo:rsid="015da12b" officeooo:paragraph-rsid="0188c46c" style:font-size-asian="14pt" style:font-style-asian="italic" style:font-weight-asian="normal" style:font-size-complex="14pt" style:font-style-complex="italic" style:font-weight-complex="normal"/>
    </style:style>
    <style:style style:name="P425" style:family="paragraph" style:parent-style-name="Standard">
      <style:text-properties fo:font-size="14pt" fo:font-style="italic" fo:font-weight="normal" officeooo:rsid="015da12b" officeooo:paragraph-rsid="01e23bc1" style:font-size-asian="14pt" style:font-style-asian="italic" style:font-weight-asian="normal" style:font-size-complex="14pt" style:font-style-complex="italic" style:font-weight-complex="normal"/>
    </style:style>
    <style:style style:name="P426" style:family="paragraph" style:parent-style-name="Standard">
      <style:text-properties fo:font-size="14pt" fo:font-style="italic" fo:font-weight="normal" officeooo:rsid="015da12b" officeooo:paragraph-rsid="043186ab" style:font-size-asian="14pt" style:font-style-asian="italic" style:font-weight-asian="normal" style:font-size-complex="14pt" style:font-style-complex="italic" style:font-weight-complex="normal"/>
    </style:style>
    <style:style style:name="P427" style:family="paragraph" style:parent-style-name="Standard">
      <style:text-properties fo:font-size="14pt" fo:font-style="italic" fo:font-weight="normal" officeooo:rsid="015da12b" officeooo:paragraph-rsid="049b7de4" style:font-size-asian="14pt" style:font-style-asian="italic" style:font-weight-asian="normal" style:font-size-complex="14pt" style:font-style-complex="italic" style:font-weight-complex="normal"/>
    </style:style>
    <style:style style:name="P428" style:family="paragraph" style:parent-style-name="Standard">
      <style:text-properties fo:font-size="14pt" fo:font-style="italic" fo:font-weight="normal" officeooo:rsid="015da12b" officeooo:paragraph-rsid="0634377f" style:font-size-asian="14pt" style:font-style-asian="italic" style:font-weight-asian="normal" style:font-size-complex="14pt" style:font-style-complex="italic" style:font-weight-complex="normal"/>
    </style:style>
    <style:style style:name="P429" style:family="paragraph" style:parent-style-name="Standard">
      <style:text-properties fo:font-size="14pt" fo:font-style="italic" fo:font-weight="normal" officeooo:rsid="015da12b" officeooo:paragraph-rsid="064e6974" style:font-size-asian="14pt" style:font-style-asian="italic" style:font-weight-asian="normal" style:font-size-complex="14pt" style:font-style-complex="italic" style:font-weight-complex="normal"/>
    </style:style>
    <style:style style:name="P430" style:family="paragraph" style:parent-style-name="Standard">
      <style:text-properties fo:font-size="14pt" fo:font-style="italic" fo:font-weight="normal" officeooo:rsid="015da12b" officeooo:paragraph-rsid="06598c92" style:font-size-asian="14pt" style:font-style-asian="italic" style:font-weight-asian="normal" style:font-size-complex="14pt" style:font-style-complex="italic" style:font-weight-complex="normal"/>
    </style:style>
    <style:style style:name="P431" style:family="paragraph" style:parent-style-name="Standard">
      <style:text-properties fo:font-size="14pt" fo:font-style="italic" fo:font-weight="normal" officeooo:rsid="015da12b" officeooo:paragraph-rsid="065aa910" style:font-size-asian="14pt" style:font-style-asian="italic" style:font-weight-asian="normal" style:font-size-complex="14pt" style:font-style-complex="italic" style:font-weight-complex="normal"/>
    </style:style>
    <style:style style:name="P432" style:family="paragraph" style:parent-style-name="Standard">
      <style:text-properties fo:font-size="14pt" fo:font-style="italic" fo:font-weight="normal" officeooo:rsid="015da12b" officeooo:paragraph-rsid="067d2af4" style:font-size-asian="14pt" style:font-style-asian="italic" style:font-weight-asian="normal" style:font-size-complex="14pt" style:font-style-complex="italic" style:font-weight-complex="normal"/>
    </style:style>
    <style:style style:name="P433" style:family="paragraph" style:parent-style-name="Standard">
      <style:text-properties fo:font-size="14pt" fo:font-style="italic" fo:font-weight="normal" officeooo:rsid="015da12b" officeooo:paragraph-rsid="06ca1bc9" style:font-size-asian="14pt" style:font-style-asian="italic" style:font-weight-asian="normal" style:font-size-complex="14pt" style:font-style-complex="italic" style:font-weight-complex="normal"/>
    </style:style>
    <style:style style:name="P434" style:family="paragraph" style:parent-style-name="Standard">
      <style:text-properties fo:font-size="14pt" fo:font-style="italic" fo:font-weight="normal" officeooo:rsid="015da12b" officeooo:paragraph-rsid="06cff232" style:font-size-asian="14pt" style:font-style-asian="italic" style:font-weight-asian="normal" style:font-size-complex="14pt" style:font-style-complex="italic" style:font-weight-complex="normal"/>
    </style:style>
    <style:style style:name="P435" style:family="paragraph" style:parent-style-name="Standard">
      <style:text-properties fo:font-size="14pt" fo:font-style="italic" fo:font-weight="normal" officeooo:rsid="015da12b" officeooo:paragraph-rsid="06d45da2" style:font-size-asian="14pt" style:font-style-asian="italic" style:font-weight-asian="normal" style:font-size-complex="14pt" style:font-style-complex="italic" style:font-weight-complex="normal"/>
    </style:style>
    <style:style style:name="P436" style:family="paragraph" style:parent-style-name="Standard">
      <style:text-properties fo:font-size="14pt" fo:font-style="italic" fo:font-weight="normal" officeooo:rsid="015da12b" officeooo:paragraph-rsid="06d61332" style:font-size-asian="14pt" style:font-style-asian="italic" style:font-weight-asian="normal" style:font-size-complex="14pt" style:font-style-complex="italic" style:font-weight-complex="normal"/>
    </style:style>
    <style:style style:name="P437" style:family="paragraph" style:parent-style-name="Standard">
      <style:text-properties fo:font-size="14pt" fo:font-style="italic" fo:font-weight="normal" officeooo:rsid="015da12b" officeooo:paragraph-rsid="06d6dfaa" style:font-size-asian="14pt" style:font-style-asian="italic" style:font-weight-asian="normal" style:font-size-complex="14pt" style:font-style-complex="italic" style:font-weight-complex="normal"/>
    </style:style>
    <style:style style:name="P438" style:family="paragraph" style:parent-style-name="Standard">
      <style:text-properties fo:font-size="14pt" fo:font-style="italic" fo:font-weight="normal" officeooo:rsid="015da12b" officeooo:paragraph-rsid="06da5e54" style:font-size-asian="14pt" style:font-style-asian="italic" style:font-weight-asian="normal" style:font-size-complex="14pt" style:font-style-complex="italic" style:font-weight-complex="normal"/>
    </style:style>
    <style:style style:name="P439" style:family="paragraph" style:parent-style-name="Standard">
      <style:text-properties fo:font-size="14pt" fo:font-style="italic" fo:font-weight="normal" officeooo:rsid="015da12b" officeooo:paragraph-rsid="06df48d6" style:font-size-asian="14pt" style:font-style-asian="italic" style:font-weight-asian="normal" style:font-size-complex="14pt" style:font-style-complex="italic" style:font-weight-complex="normal"/>
    </style:style>
    <style:style style:name="P440" style:family="paragraph" style:parent-style-name="Standard">
      <style:text-properties fo:font-size="14pt" fo:font-style="italic" fo:font-weight="normal" officeooo:rsid="015da12b" officeooo:paragraph-rsid="06e1e676" style:font-size-asian="14pt" style:font-style-asian="italic" style:font-weight-asian="normal" style:font-size-complex="14pt" style:font-style-complex="italic" style:font-weight-complex="normal"/>
    </style:style>
    <style:style style:name="P441" style:family="paragraph" style:parent-style-name="Standard">
      <style:text-properties fo:font-size="14pt" fo:font-style="italic" fo:font-weight="normal" officeooo:rsid="015da12b" officeooo:paragraph-rsid="06e31864" style:font-size-asian="14pt" style:font-style-asian="italic" style:font-weight-asian="normal" style:font-size-complex="14pt" style:font-style-complex="italic" style:font-weight-complex="normal"/>
    </style:style>
    <style:style style:name="P442" style:family="paragraph" style:parent-style-name="Standard">
      <style:text-properties fo:font-size="14pt" fo:font-style="italic" fo:font-weight="normal" officeooo:rsid="015da12b" officeooo:paragraph-rsid="06e6297d" style:font-size-asian="14pt" style:font-style-asian="italic" style:font-weight-asian="normal" style:font-size-complex="14pt" style:font-style-complex="italic" style:font-weight-complex="normal"/>
    </style:style>
    <style:style style:name="P443" style:family="paragraph" style:parent-style-name="Standard">
      <style:text-properties fo:font-size="14pt" fo:font-style="italic" fo:font-weight="normal" officeooo:rsid="015da12b" officeooo:paragraph-rsid="06e7aaf8" style:font-size-asian="14pt" style:font-style-asian="italic" style:font-weight-asian="normal" style:font-size-complex="14pt" style:font-style-complex="italic" style:font-weight-complex="normal"/>
    </style:style>
    <style:style style:name="P444" style:family="paragraph" style:parent-style-name="Standard">
      <style:text-properties fo:font-size="14pt" fo:font-style="italic" fo:font-weight="normal" officeooo:rsid="015da12b" officeooo:paragraph-rsid="06eb43ee" style:font-size-asian="14pt" style:font-style-asian="italic" style:font-weight-asian="normal" style:font-size-complex="14pt" style:font-style-complex="italic" style:font-weight-complex="normal"/>
    </style:style>
    <style:style style:name="P445" style:family="paragraph" style:parent-style-name="Standard">
      <style:text-properties fo:font-size="14pt" fo:font-style="italic" fo:font-weight="normal" officeooo:rsid="015da12b" officeooo:paragraph-rsid="06edbd06" style:font-size-asian="14pt" style:font-style-asian="italic" style:font-weight-asian="normal" style:font-size-complex="14pt" style:font-style-complex="italic" style:font-weight-complex="normal"/>
    </style:style>
    <style:style style:name="P446" style:family="paragraph" style:parent-style-name="Standard">
      <style:text-properties fo:font-size="14pt" fo:font-style="italic" fo:font-weight="normal" officeooo:rsid="015da12b" officeooo:paragraph-rsid="06f0cc8b" style:font-size-asian="14pt" style:font-style-asian="italic" style:font-weight-asian="normal" style:font-size-complex="14pt" style:font-style-complex="italic" style:font-weight-complex="normal"/>
    </style:style>
    <style:style style:name="P447" style:family="paragraph" style:parent-style-name="Standard">
      <style:text-properties fo:font-size="14pt" fo:font-style="italic" fo:font-weight="normal" officeooo:rsid="015da12b" officeooo:paragraph-rsid="06f14970" style:font-size-asian="14pt" style:font-style-asian="italic" style:font-weight-asian="normal" style:font-size-complex="14pt" style:font-style-complex="italic" style:font-weight-complex="normal"/>
    </style:style>
    <style:style style:name="P448" style:family="paragraph" style:parent-style-name="Standard">
      <style:text-properties fo:font-size="14pt" fo:font-style="italic" fo:font-weight="normal" officeooo:rsid="015da12b" officeooo:paragraph-rsid="06f31a9a" style:font-size-asian="14pt" style:font-style-asian="italic" style:font-weight-asian="normal" style:font-size-complex="14pt" style:font-style-complex="italic" style:font-weight-complex="normal"/>
    </style:style>
    <style:style style:name="P449" style:family="paragraph" style:parent-style-name="Standard">
      <style:text-properties fo:font-size="14pt" fo:font-style="italic" fo:font-weight="normal" officeooo:rsid="015da12b" officeooo:paragraph-rsid="06f67e5b" style:font-size-asian="14pt" style:font-style-asian="italic" style:font-weight-asian="normal" style:font-size-complex="14pt" style:font-style-complex="italic" style:font-weight-complex="normal"/>
    </style:style>
    <style:style style:name="P450" style:family="paragraph" style:parent-style-name="Standard">
      <style:text-properties fo:font-size="14pt" fo:font-style="italic" fo:font-weight="normal" officeooo:rsid="015da12b" officeooo:paragraph-rsid="06f7dd00" style:font-size-asian="14pt" style:font-style-asian="italic" style:font-weight-asian="normal" style:font-size-complex="14pt" style:font-style-complex="italic" style:font-weight-complex="normal"/>
    </style:style>
    <style:style style:name="P451" style:family="paragraph" style:parent-style-name="Standard">
      <style:text-properties fo:font-size="14pt" fo:font-style="italic" fo:font-weight="normal" officeooo:rsid="015da12b" officeooo:paragraph-rsid="06f8f933" style:font-size-asian="14pt" style:font-style-asian="italic" style:font-weight-asian="normal" style:font-size-complex="14pt" style:font-style-complex="italic" style:font-weight-complex="normal"/>
    </style:style>
    <style:style style:name="P452" style:family="paragraph" style:parent-style-name="Standard">
      <style:text-properties fo:font-size="14pt" fo:font-style="italic" fo:font-weight="normal" officeooo:rsid="015da12b" officeooo:paragraph-rsid="06fbc737" style:font-size-asian="14pt" style:font-style-asian="italic" style:font-weight-asian="normal" style:font-size-complex="14pt" style:font-style-complex="italic" style:font-weight-complex="normal"/>
    </style:style>
    <style:style style:name="P453" style:family="paragraph" style:parent-style-name="Standard">
      <style:text-properties fo:font-size="14pt" fo:font-style="italic" fo:font-weight="normal" officeooo:rsid="015da12b" officeooo:paragraph-rsid="06fd7f85" style:font-size-asian="14pt" style:font-style-asian="italic" style:font-weight-asian="normal" style:font-size-complex="14pt" style:font-style-complex="italic" style:font-weight-complex="normal"/>
    </style:style>
    <style:style style:name="P454" style:family="paragraph" style:parent-style-name="Standard">
      <style:text-properties fo:font-size="14pt" fo:font-style="italic" fo:font-weight="normal" officeooo:rsid="015da12b" officeooo:paragraph-rsid="06ff7ab1" style:font-size-asian="14pt" style:font-style-asian="italic" style:font-weight-asian="normal" style:font-size-complex="14pt" style:font-style-complex="italic" style:font-weight-complex="normal"/>
    </style:style>
    <style:style style:name="P455" style:family="paragraph" style:parent-style-name="Standard">
      <style:text-properties fo:font-size="14pt" fo:font-style="italic" fo:font-weight="normal" officeooo:rsid="015da12b" officeooo:paragraph-rsid="0703cf63" style:font-size-asian="14pt" style:font-style-asian="italic" style:font-weight-asian="normal" style:font-size-complex="14pt" style:font-style-complex="italic" style:font-weight-complex="normal"/>
    </style:style>
    <style:style style:name="P456" style:family="paragraph" style:parent-style-name="Standard">
      <style:text-properties fo:font-size="14pt" fo:font-style="italic" fo:font-weight="normal" officeooo:rsid="015da12b" officeooo:paragraph-rsid="07045c34" style:font-size-asian="14pt" style:font-style-asian="italic" style:font-weight-asian="normal" style:font-size-complex="14pt" style:font-style-complex="italic" style:font-weight-complex="normal"/>
    </style:style>
    <style:style style:name="P457" style:family="paragraph" style:parent-style-name="Standard">
      <style:text-properties fo:font-size="14pt" fo:font-style="italic" fo:font-weight="normal" officeooo:rsid="015da12b" officeooo:paragraph-rsid="07076d11" style:font-size-asian="14pt" style:font-style-asian="italic" style:font-weight-asian="normal" style:font-size-complex="14pt" style:font-style-complex="italic" style:font-weight-complex="normal"/>
    </style:style>
    <style:style style:name="P458" style:family="paragraph" style:parent-style-name="Standard">
      <style:text-properties fo:font-size="14pt" fo:font-style="italic" fo:font-weight="normal" officeooo:rsid="015da12b" officeooo:paragraph-rsid="0707e7c8" style:font-size-asian="14pt" style:font-style-asian="italic" style:font-weight-asian="normal" style:font-size-complex="14pt" style:font-style-complex="italic" style:font-weight-complex="normal"/>
    </style:style>
    <style:style style:name="P459" style:family="paragraph" style:parent-style-name="Standard">
      <style:text-properties fo:font-size="14pt" fo:font-style="italic" fo:font-weight="normal" officeooo:rsid="015da12b" officeooo:paragraph-rsid="070d1180" style:font-size-asian="14pt" style:font-style-asian="italic" style:font-weight-asian="normal" style:font-size-complex="14pt" style:font-style-complex="italic" style:font-weight-complex="normal"/>
    </style:style>
    <style:style style:name="P460" style:family="paragraph" style:parent-style-name="Standard">
      <style:text-properties fo:font-size="14pt" fo:font-style="italic" fo:font-weight="normal" officeooo:rsid="015da12b" officeooo:paragraph-rsid="07101a5e" style:font-size-asian="14pt" style:font-style-asian="italic" style:font-weight-asian="normal" style:font-size-complex="14pt" style:font-style-complex="italic" style:font-weight-complex="normal"/>
    </style:style>
    <style:style style:name="P461" style:family="paragraph" style:parent-style-name="Standard">
      <style:text-properties fo:font-size="14pt" fo:font-style="italic" fo:font-weight="normal" officeooo:rsid="015da12b" officeooo:paragraph-rsid="07114797" style:font-size-asian="14pt" style:font-style-asian="italic" style:font-weight-asian="normal" style:font-size-complex="14pt" style:font-style-complex="italic" style:font-weight-complex="normal"/>
    </style:style>
    <style:style style:name="P462" style:family="paragraph" style:parent-style-name="Standard">
      <style:text-properties fo:font-size="14pt" fo:font-style="italic" fo:font-weight="normal" officeooo:rsid="015da12b" officeooo:paragraph-rsid="07396970" style:font-size-asian="14pt" style:font-style-asian="italic" style:font-weight-asian="normal" style:font-size-complex="14pt" style:font-style-complex="italic" style:font-weight-complex="normal"/>
    </style:style>
    <style:style style:name="P463" style:family="paragraph" style:parent-style-name="Standard">
      <style:text-properties fo:font-size="14pt" fo:font-style="italic" fo:font-weight="normal" officeooo:rsid="015da12b" officeooo:paragraph-rsid="0749b729" style:font-size-asian="14pt" style:font-style-asian="italic" style:font-weight-asian="normal" style:font-size-complex="14pt" style:font-style-complex="italic" style:font-weight-complex="normal"/>
    </style:style>
    <style:style style:name="P464" style:family="paragraph" style:parent-style-name="Standard">
      <style:text-properties fo:font-size="14pt" fo:font-style="italic" fo:font-weight="normal" officeooo:rsid="015da12b" officeooo:paragraph-rsid="0760e847" style:font-size-asian="14pt" style:font-style-asian="italic" style:font-weight-asian="normal" style:font-size-complex="14pt" style:font-style-complex="italic" style:font-weight-complex="normal"/>
    </style:style>
    <style:style style:name="P465" style:family="paragraph" style:parent-style-name="Standard">
      <style:text-properties fo:font-size="14pt" fo:font-style="italic" fo:font-weight="normal" officeooo:rsid="015da12b" officeooo:paragraph-rsid="078aafab" style:font-size-asian="14pt" style:font-style-asian="italic" style:font-weight-asian="normal" style:font-size-complex="14pt" style:font-style-complex="italic" style:font-weight-complex="normal"/>
    </style:style>
    <style:style style:name="P466" style:family="paragraph" style:parent-style-name="Standard">
      <style:text-properties fo:font-size="14pt" fo:font-style="italic" fo:font-weight="normal" officeooo:rsid="015da12b" officeooo:paragraph-rsid="07a448c0" style:font-size-asian="14pt" style:font-style-asian="italic" style:font-weight-asian="normal" style:font-size-complex="14pt" style:font-style-complex="italic" style:font-weight-complex="normal"/>
    </style:style>
    <style:style style:name="P467" style:family="paragraph" style:parent-style-name="Standard">
      <style:text-properties fo:font-size="14pt" fo:font-style="italic" fo:font-weight="normal" officeooo:rsid="015da12b" officeooo:paragraph-rsid="08520806" style:font-size-asian="14pt" style:font-style-asian="italic" style:font-weight-asian="normal" style:font-size-complex="14pt" style:font-style-complex="italic" style:font-weight-complex="normal"/>
    </style:style>
    <style:style style:name="P468" style:family="paragraph" style:parent-style-name="Standard">
      <style:text-properties fo:font-size="14pt" fo:font-style="italic" fo:font-weight="normal" officeooo:rsid="015da12b" officeooo:paragraph-rsid="085bdca6" style:font-size-asian="14pt" style:font-style-asian="italic" style:font-weight-asian="normal" style:font-size-complex="14pt" style:font-style-complex="italic" style:font-weight-complex="normal"/>
    </style:style>
    <style:style style:name="P469" style:family="paragraph" style:parent-style-name="Standard">
      <style:text-properties fo:font-size="14pt" fo:font-style="italic" fo:font-weight="normal" officeooo:rsid="015da12b" officeooo:paragraph-rsid="085c2116" style:font-size-asian="14pt" style:font-style-asian="italic" style:font-weight-asian="normal" style:font-size-complex="14pt" style:font-style-complex="italic" style:font-weight-complex="normal"/>
    </style:style>
    <style:style style:name="P470" style:family="paragraph" style:parent-style-name="Standard">
      <style:text-properties fo:font-size="14pt" fo:font-style="italic" fo:font-weight="normal" officeooo:rsid="015da12b" officeooo:paragraph-rsid="07d60c2a" style:font-size-asian="14pt" style:font-style-asian="italic" style:font-weight-asian="normal" style:font-size-complex="14pt" style:font-style-complex="italic" style:font-weight-complex="normal"/>
    </style:style>
    <style:style style:name="P471" style:family="paragraph" style:parent-style-name="Standard">
      <style:text-properties fo:font-size="14pt" fo:font-style="italic" fo:font-weight="normal" officeooo:rsid="015da12b" officeooo:paragraph-rsid="07e01ee2" style:font-size-asian="14pt" style:font-style-asian="italic" style:font-weight-asian="normal" style:font-size-complex="14pt" style:font-style-complex="italic" style:font-weight-complex="normal"/>
    </style:style>
    <style:style style:name="P472" style:family="paragraph" style:parent-style-name="Standard">
      <style:text-properties fo:font-size="14pt" fo:font-style="italic" fo:font-weight="normal" officeooo:rsid="015da12b" officeooo:paragraph-rsid="07f859a9" style:font-size-asian="14pt" style:font-style-asian="italic" style:font-weight-asian="normal" style:font-size-complex="14pt" style:font-style-complex="italic" style:font-weight-complex="normal"/>
    </style:style>
    <style:style style:name="P473" style:family="paragraph" style:parent-style-name="Standard">
      <style:text-properties fo:font-size="14pt" fo:font-style="italic" fo:font-weight="normal" officeooo:rsid="015da12b" officeooo:paragraph-rsid="086850db" style:font-size-asian="14pt" style:font-style-asian="italic" style:font-weight-asian="normal" style:font-size-complex="14pt" style:font-style-complex="italic" style:font-weight-complex="normal"/>
    </style:style>
    <style:style style:name="P474" style:family="paragraph" style:parent-style-name="Standard">
      <style:text-properties fo:font-size="14pt" fo:font-style="italic" fo:font-weight="normal" officeooo:rsid="015da12b" officeooo:paragraph-rsid="087b9851" style:font-size-asian="14pt" style:font-style-asian="italic" style:font-weight-asian="normal" style:font-size-complex="14pt" style:font-style-complex="italic" style:font-weight-complex="normal"/>
    </style:style>
    <style:style style:name="P475" style:family="paragraph" style:parent-style-name="Standard">
      <style:text-properties fo:font-size="14pt" fo:font-style="italic" fo:font-weight="normal" officeooo:rsid="015da12b" officeooo:paragraph-rsid="087dc127" style:font-size-asian="14pt" style:font-style-asian="italic" style:font-weight-asian="normal" style:font-size-complex="14pt" style:font-style-complex="italic" style:font-weight-complex="normal"/>
    </style:style>
    <style:style style:name="P476" style:family="paragraph" style:parent-style-name="Standard">
      <style:text-properties fo:font-size="14pt" fo:font-style="italic" fo:font-weight="normal" officeooo:rsid="015da12b" officeooo:paragraph-rsid="089d5a4f" style:font-size-asian="14pt" style:font-style-asian="italic" style:font-weight-asian="normal" style:font-size-complex="14pt" style:font-style-complex="italic" style:font-weight-complex="normal"/>
    </style:style>
    <style:style style:name="P477" style:family="paragraph" style:parent-style-name="Standard">
      <style:text-properties fo:font-size="14pt" fo:font-style="italic" fo:font-weight="normal" officeooo:rsid="015da12b" officeooo:paragraph-rsid="09124975" style:font-size-asian="14pt" style:font-style-asian="italic" style:font-weight-asian="normal" style:font-size-complex="14pt" style:font-style-complex="italic" style:font-weight-complex="normal"/>
    </style:style>
    <style:style style:name="P478" style:family="paragraph" style:parent-style-name="Standard">
      <style:text-properties fo:font-size="14pt" fo:font-style="italic" fo:font-weight="normal" officeooo:rsid="015da12b" officeooo:paragraph-rsid="09311a6c" style:font-size-asian="14pt" style:font-style-asian="italic" style:font-weight-asian="normal" style:font-size-complex="14pt" style:font-style-complex="italic" style:font-weight-complex="normal"/>
    </style:style>
    <style:style style:name="P479" style:family="paragraph" style:parent-style-name="Standard">
      <style:text-properties fo:font-size="14pt" fo:font-style="italic" fo:font-weight="normal" officeooo:rsid="015da12b" officeooo:paragraph-rsid="093d6e66" style:font-size-asian="14pt" style:font-style-asian="italic" style:font-weight-asian="normal" style:font-size-complex="14pt" style:font-style-complex="italic" style:font-weight-complex="normal"/>
    </style:style>
    <style:style style:name="P480" style:family="paragraph" style:parent-style-name="Standard">
      <style:text-properties fo:font-size="14pt" fo:font-style="italic" fo:font-weight="normal" officeooo:rsid="015da12b" officeooo:paragraph-rsid="0a08a834" style:font-size-asian="14pt" style:font-style-asian="italic" style:font-weight-asian="normal" style:font-size-complex="14pt" style:font-style-complex="italic" style:font-weight-complex="normal"/>
    </style:style>
    <style:style style:name="P481" style:family="paragraph" style:parent-style-name="Standard">
      <style:text-properties fo:font-size="14pt" fo:font-style="italic" fo:font-weight="normal" officeooo:rsid="015da12b" officeooo:paragraph-rsid="0ae08b22" style:font-size-asian="14pt" style:font-style-asian="italic" style:font-weight-asian="normal" style:font-size-complex="14pt" style:font-style-complex="italic" style:font-weight-complex="normal"/>
    </style:style>
    <style:style style:name="P482" style:family="paragraph" style:parent-style-name="Standard">
      <style:text-properties fo:font-size="14pt" fo:font-style="italic" fo:font-weight="normal" officeooo:rsid="015da12b" officeooo:paragraph-rsid="0b35fe14" style:font-size-asian="14pt" style:font-style-asian="italic" style:font-weight-asian="normal" style:font-size-complex="14pt" style:font-style-complex="italic" style:font-weight-complex="normal"/>
    </style:style>
    <style:style style:name="P483" style:family="paragraph" style:parent-style-name="Standard">
      <style:text-properties fo:font-size="14pt" fo:font-style="italic" fo:font-weight="normal" officeooo:rsid="015da12b" officeooo:paragraph-rsid="0b7e0583" style:font-size-asian="14pt" style:font-style-asian="italic" style:font-weight-asian="normal" style:font-size-complex="14pt" style:font-style-complex="italic" style:font-weight-complex="normal"/>
    </style:style>
    <style:style style:name="P484" style:family="paragraph" style:parent-style-name="Standard">
      <style:text-properties fo:font-size="14pt" fo:font-style="italic" fo:font-weight="normal" officeooo:rsid="015da12b" officeooo:paragraph-rsid="0b8026d6" style:font-size-asian="14pt" style:font-style-asian="italic" style:font-weight-asian="normal" style:font-size-complex="14pt" style:font-style-complex="italic" style:font-weight-complex="normal"/>
    </style:style>
    <style:style style:name="P485" style:family="paragraph" style:parent-style-name="Standard">
      <style:text-properties fo:font-size="14pt" fo:font-style="italic" fo:font-weight="normal" officeooo:rsid="015da12b" officeooo:paragraph-rsid="0c41b1f5" style:font-size-asian="14pt" style:font-style-asian="italic" style:font-weight-asian="normal" style:font-size-complex="14pt" style:font-style-complex="italic" style:font-weight-complex="normal"/>
    </style:style>
    <style:style style:name="P486" style:family="paragraph" style:parent-style-name="Standard">
      <style:text-properties fo:font-size="14pt" fo:font-style="italic" fo:font-weight="normal" officeooo:rsid="015da12b" officeooo:paragraph-rsid="0c4bef1f" style:font-size-asian="14pt" style:font-style-asian="italic" style:font-weight-asian="normal" style:font-size-complex="14pt" style:font-style-complex="italic" style:font-weight-complex="normal"/>
    </style:style>
    <style:style style:name="P487" style:family="paragraph" style:parent-style-name="Standard">
      <style:text-properties fo:font-size="14pt" fo:font-style="italic" fo:font-weight="normal" officeooo:rsid="015da12b" officeooo:paragraph-rsid="0c53eea2" style:font-size-asian="14pt" style:font-style-asian="italic" style:font-weight-asian="normal" style:font-size-complex="14pt" style:font-style-complex="italic" style:font-weight-complex="normal"/>
    </style:style>
    <style:style style:name="P488" style:family="paragraph" style:parent-style-name="Standard">
      <style:text-properties fo:font-size="14pt" fo:font-style="italic" fo:font-weight="normal" officeooo:rsid="015da12b" officeooo:paragraph-rsid="0c5be195" style:font-size-asian="14pt" style:font-style-asian="italic" style:font-weight-asian="normal" style:font-size-complex="14pt" style:font-style-complex="italic" style:font-weight-complex="normal"/>
    </style:style>
    <style:style style:name="P489" style:family="paragraph" style:parent-style-name="Standard">
      <style:text-properties fo:font-size="14pt" fo:font-style="italic" fo:font-weight="normal" officeooo:rsid="015da12b" officeooo:paragraph-rsid="0c6e51d5" style:font-size-asian="14pt" style:font-style-asian="italic" style:font-weight-asian="normal" style:font-size-complex="14pt" style:font-style-complex="italic" style:font-weight-complex="normal"/>
    </style:style>
    <style:style style:name="P490" style:family="paragraph" style:parent-style-name="Standard">
      <style:text-properties fo:font-size="14pt" fo:font-style="italic" fo:font-weight="normal" officeooo:rsid="015da12b" officeooo:paragraph-rsid="0d31c80b" style:font-size-asian="14pt" style:font-style-asian="italic" style:font-weight-asian="normal" style:font-size-complex="14pt" style:font-style-complex="italic" style:font-weight-complex="normal"/>
    </style:style>
    <style:style style:name="P491" style:family="paragraph" style:parent-style-name="Standard">
      <style:text-properties fo:font-size="14pt" fo:font-style="italic" fo:font-weight="normal" officeooo:rsid="015da12b" officeooo:paragraph-rsid="0d5e286b" style:font-size-asian="14pt" style:font-style-asian="italic" style:font-weight-asian="normal" style:font-size-complex="14pt" style:font-style-complex="italic" style:font-weight-complex="normal"/>
    </style:style>
    <style:style style:name="P492" style:family="paragraph" style:parent-style-name="Standard">
      <style:text-properties fo:font-size="14pt" fo:font-style="italic" fo:font-weight="normal" officeooo:rsid="015da12b" officeooo:paragraph-rsid="0d6088dc" style:font-size-asian="14pt" style:font-style-asian="italic" style:font-weight-asian="normal" style:font-size-complex="14pt" style:font-style-complex="italic" style:font-weight-complex="normal"/>
    </style:style>
    <style:style style:name="P493" style:family="paragraph" style:parent-style-name="Standard">
      <style:text-properties fo:font-size="14pt" fo:font-style="italic" fo:font-weight="normal" officeooo:rsid="015da12b" officeooo:paragraph-rsid="0d61fdb5" style:font-size-asian="14pt" style:font-style-asian="italic" style:font-weight-asian="normal" style:font-size-complex="14pt" style:font-style-complex="italic" style:font-weight-complex="normal"/>
    </style:style>
    <style:style style:name="P494" style:family="paragraph" style:parent-style-name="Standard">
      <style:text-properties fo:font-size="14pt" fo:font-style="italic" fo:font-weight="normal" officeooo:rsid="015da12b" officeooo:paragraph-rsid="0d6499ea" style:font-size-asian="14pt" style:font-style-asian="italic" style:font-weight-asian="normal" style:font-size-complex="14pt" style:font-style-complex="italic" style:font-weight-complex="normal"/>
    </style:style>
    <style:style style:name="P495" style:family="paragraph" style:parent-style-name="Standard">
      <style:text-properties fo:font-size="14pt" fo:font-style="italic" fo:font-weight="normal" officeooo:rsid="015da12b" officeooo:paragraph-rsid="0d6f776f" style:font-size-asian="14pt" style:font-style-asian="italic" style:font-weight-asian="normal" style:font-size-complex="14pt" style:font-style-complex="italic" style:font-weight-complex="normal"/>
    </style:style>
    <style:style style:name="P496" style:family="paragraph" style:parent-style-name="Standard">
      <style:text-properties fo:font-size="14pt" fo:font-style="italic" fo:font-weight="normal" officeooo:rsid="015da12b" officeooo:paragraph-rsid="0dfa5cd7" style:font-size-asian="14pt" style:font-style-asian="italic" style:font-weight-asian="normal" style:font-size-complex="14pt" style:font-style-complex="italic" style:font-weight-complex="normal"/>
    </style:style>
    <style:style style:name="P497" style:family="paragraph" style:parent-style-name="Standard">
      <style:text-properties fo:font-size="14pt" fo:font-style="italic" fo:font-weight="normal" officeooo:rsid="015da12b" officeooo:paragraph-rsid="0e5b80e5" style:font-size-asian="14pt" style:font-style-asian="italic" style:font-weight-asian="normal" style:font-size-complex="14pt" style:font-style-complex="italic" style:font-weight-complex="normal"/>
    </style:style>
    <style:style style:name="P498" style:family="paragraph" style:parent-style-name="Standard">
      <style:text-properties fo:font-size="14pt" fo:font-style="italic" fo:font-weight="normal" officeooo:rsid="0116633c" officeooo:paragraph-rsid="0188c46c" style:font-size-asian="14pt" style:font-style-asian="italic" style:font-weight-asian="normal" style:font-size-complex="14pt" style:font-style-complex="italic" style:font-weight-complex="normal"/>
    </style:style>
    <style:style style:name="P499" style:family="paragraph" style:parent-style-name="Standard">
      <style:text-properties fo:font-size="14pt" fo:font-style="italic" fo:font-weight="normal" officeooo:rsid="046a7b59" officeooo:paragraph-rsid="046a7b59" style:font-size-asian="14pt" style:font-style-asian="italic" style:font-weight-asian="normal" style:font-size-complex="14pt" style:font-style-complex="italic" style:font-weight-complex="normal"/>
    </style:style>
    <style:style style:name="P500" style:family="paragraph" style:parent-style-name="Standard">
      <style:text-properties fo:font-size="14pt" fo:font-style="italic" fo:font-weight="normal" officeooo:rsid="046a7b59" officeooo:paragraph-rsid="049b7de4" style:font-size-asian="14pt" style:font-style-asian="italic" style:font-weight-asian="normal" style:font-size-complex="14pt" style:font-style-complex="italic" style:font-weight-complex="normal"/>
    </style:style>
    <style:style style:name="P501" style:family="paragraph" style:parent-style-name="Standard">
      <style:text-properties fo:font-size="14pt" fo:font-style="italic" fo:font-weight="normal" officeooo:rsid="046a7b59" officeooo:paragraph-rsid="0634377f" style:font-size-asian="14pt" style:font-style-asian="italic" style:font-weight-asian="normal" style:font-size-complex="14pt" style:font-style-complex="italic" style:font-weight-complex="normal"/>
    </style:style>
    <style:style style:name="P502" style:family="paragraph" style:parent-style-name="Standard">
      <style:text-properties fo:font-size="14pt" fo:font-style="italic" fo:font-weight="normal" officeooo:rsid="046a7b59" officeooo:paragraph-rsid="064fc626" style:font-size-asian="14pt" style:font-style-asian="italic" style:font-weight-asian="normal" style:font-size-complex="14pt" style:font-style-complex="italic" style:font-weight-complex="normal"/>
    </style:style>
    <style:style style:name="P503" style:family="paragraph" style:parent-style-name="Standard">
      <style:text-properties fo:font-size="14pt" fo:font-style="italic" fo:font-weight="normal" officeooo:rsid="06598c92" officeooo:paragraph-rsid="065aa910" style:font-size-asian="14pt" style:font-style-asian="italic" style:font-weight-asian="normal" style:font-size-complex="14pt" style:font-style-complex="italic" style:font-weight-complex="normal"/>
    </style:style>
    <style:style style:name="P504" style:family="paragraph" style:parent-style-name="Standard">
      <style:text-properties fo:font-size="14pt" fo:font-style="italic" fo:font-weight="normal" officeooo:rsid="065aa910" officeooo:paragraph-rsid="065aa910" style:font-size-asian="14pt" style:font-style-asian="italic" style:font-weight-asian="normal" style:font-size-complex="14pt" style:font-style-complex="italic" style:font-weight-complex="normal"/>
    </style:style>
    <style:style style:name="P505" style:family="paragraph" style:parent-style-name="Standard">
      <style:text-properties fo:font-size="14pt" fo:font-style="italic" officeooo:rsid="01d2b6e8" officeooo:paragraph-rsid="02135b8b" style:font-size-asian="12.25pt" style:font-style-asian="italic" style:font-size-complex="14pt" style:font-style-complex="italic"/>
    </style:style>
    <style:style style:name="P506" style:family="paragraph" style:parent-style-name="Standard">
      <style:text-properties fo:font-size="14pt" fo:font-style="italic" officeooo:rsid="01d2b6e8" officeooo:paragraph-rsid="032266e9" style:font-size-asian="12.25pt" style:font-style-asian="italic" style:font-size-complex="14pt" style:font-style-complex="italic"/>
    </style:style>
    <style:style style:name="P507" style:family="paragraph" style:parent-style-name="Standard">
      <style:text-properties fo:font-size="14pt" fo:font-style="italic" officeooo:rsid="01d2b6e8" officeooo:paragraph-rsid="06598c92" style:font-size-asian="12.25pt" style:font-style-asian="italic" style:font-size-complex="14pt" style:font-style-complex="italic"/>
    </style:style>
    <style:style style:name="P508" style:family="paragraph" style:parent-style-name="Standard">
      <style:text-properties fo:font-size="14pt" fo:font-style="italic" officeooo:rsid="01d2b6e8" officeooo:paragraph-rsid="065aa910" style:font-size-asian="12.25pt" style:font-style-asian="italic" style:font-size-complex="14pt" style:font-style-complex="italic"/>
    </style:style>
    <style:style style:name="P509" style:family="paragraph" style:parent-style-name="Standard">
      <style:text-properties fo:font-size="14pt" fo:font-style="italic" officeooo:rsid="01de4db3" officeooo:paragraph-rsid="01de4db3" style:font-size-asian="12.25pt" style:font-style-asian="italic" style:font-size-complex="14pt" style:font-style-complex="italic"/>
    </style:style>
    <style:style style:name="P510" style:family="paragraph" style:parent-style-name="Standard">
      <style:text-properties fo:font-size="14pt" fo:font-style="italic" officeooo:rsid="01de4db3" officeooo:paragraph-rsid="02135b8b" style:font-size-asian="12.25pt" style:font-style-asian="italic" style:font-size-complex="14pt" style:font-style-complex="italic"/>
    </style:style>
    <style:style style:name="P511" style:family="paragraph" style:parent-style-name="Standard">
      <style:text-properties fo:font-size="14pt" fo:font-style="italic" officeooo:rsid="01de4db3" officeooo:paragraph-rsid="032266e9" style:font-size-asian="12.25pt" style:font-style-asian="italic" style:font-size-complex="14pt" style:font-style-complex="italic"/>
    </style:style>
    <style:style style:name="P512" style:family="paragraph" style:parent-style-name="Standard">
      <style:text-properties fo:font-size="14pt" fo:font-style="italic" officeooo:rsid="052a6168" officeooo:paragraph-rsid="052a6168" style:font-size-asian="14pt" style:font-style-asian="italic" style:font-size-complex="14pt" style:font-style-complex="italic"/>
    </style:style>
    <style:style style:name="P513" style:family="paragraph" style:parent-style-name="Standard">
      <style:text-properties fo:font-size="14pt" fo:font-style="italic" officeooo:rsid="052a6168" officeooo:paragraph-rsid="05867b51" style:font-size-asian="14pt" style:font-style-asian="italic" style:font-size-complex="14pt" style:font-style-complex="italic"/>
    </style:style>
    <style:style style:name="P514" style:family="paragraph" style:parent-style-name="Standard">
      <style:text-properties fo:font-size="14pt" fo:font-style="italic" officeooo:rsid="015dc122" officeooo:paragraph-rsid="06598c92" style:font-size-asian="14pt" style:font-style-asian="italic" style:font-size-complex="14pt" style:font-style-complex="italic"/>
    </style:style>
    <style:style style:name="P515" style:family="paragraph" style:parent-style-name="Standard">
      <style:text-properties fo:font-size="14pt" fo:font-style="italic" officeooo:rsid="015dc122" officeooo:paragraph-rsid="065aa910" style:font-size-asian="14pt" style:font-style-asian="italic" style:font-size-complex="14pt" style:font-style-complex="italic"/>
    </style:style>
    <style:style style:name="P516" style:family="paragraph" style:parent-style-name="Standard">
      <style:text-properties fo:font-size="14pt" fo:font-style="italic" style:text-underline-style="none" fo:font-weight="normal" officeooo:rsid="06d5655f" officeooo:paragraph-rsid="06d45da2" style:font-size-asian="14pt" style:font-style-asian="italic" style:font-weight-asian="normal" style:font-size-complex="14pt" style:font-style-complex="italic" style:font-weight-complex="normal"/>
    </style:style>
    <style:style style:name="P517" style:family="paragraph" style:parent-style-name="Standard">
      <style:text-properties fo:font-size="14pt" fo:font-style="italic" style:text-underline-style="none" fo:font-weight="normal" officeooo:rsid="06d5655f" officeooo:paragraph-rsid="0b7e0583" style:font-size-asian="14pt" style:font-style-asian="italic" style:font-weight-asian="normal" style:font-size-complex="14pt" style:font-style-complex="italic" style:font-weight-complex="normal"/>
    </style:style>
    <style:style style:name="P518" style:family="paragraph" style:parent-style-name="Standard">
      <style:text-properties fo:font-size="14pt" officeooo:rsid="001a1637" officeooo:paragraph-rsid="009c5420" style:font-size-asian="12.25pt" style:font-size-complex="14pt"/>
    </style:style>
    <style:style style:name="P519" style:family="paragraph" style:parent-style-name="Standard">
      <style:text-properties fo:font-size="14pt" officeooo:rsid="015dc122" officeooo:paragraph-rsid="06598c92" style:font-size-asian="14pt" style:font-size-complex="14pt"/>
    </style:style>
    <style:style style:name="P520" style:family="paragraph" style:parent-style-name="Standard">
      <style:text-properties officeooo:paragraph-rsid="024a8b63"/>
    </style:style>
    <style:style style:name="P521" style:family="paragraph" style:parent-style-name="Standard">
      <style:text-properties officeooo:paragraph-rsid="00c4f6be"/>
    </style:style>
    <style:style style:name="P522" style:family="paragraph" style:parent-style-name="Standard">
      <style:text-properties officeooo:paragraph-rsid="035a4cab"/>
    </style:style>
    <style:style style:name="P523" style:family="paragraph" style:parent-style-name="Standard">
      <style:text-properties officeooo:paragraph-rsid="037588cb"/>
    </style:style>
    <style:style style:name="P524" style:family="paragraph" style:parent-style-name="Standard">
      <style:text-properties officeooo:paragraph-rsid="037a6a18"/>
    </style:style>
    <style:style style:name="P525" style:family="paragraph" style:parent-style-name="Standard">
      <style:text-properties officeooo:paragraph-rsid="03901a9f"/>
    </style:style>
    <style:style style:name="P526" style:family="paragraph" style:parent-style-name="Standard">
      <style:text-properties officeooo:paragraph-rsid="03a0eab0"/>
    </style:style>
    <style:style style:name="P527" style:family="paragraph" style:parent-style-name="Standard">
      <style:text-properties officeooo:paragraph-rsid="040990d5"/>
    </style:style>
    <style:style style:name="P528" style:family="paragraph" style:parent-style-name="Standard">
      <style:text-properties officeooo:paragraph-rsid="040abb37"/>
    </style:style>
    <style:style style:name="P529" style:family="paragraph" style:parent-style-name="Standard">
      <style:text-properties officeooo:paragraph-rsid="0429893e"/>
    </style:style>
    <style:style style:name="P530" style:family="paragraph" style:parent-style-name="Standard">
      <style:text-properties officeooo:paragraph-rsid="0454bf60"/>
    </style:style>
    <style:style style:name="P531" style:family="paragraph" style:parent-style-name="Standard">
      <style:text-properties officeooo:paragraph-rsid="04583ff2"/>
    </style:style>
    <style:style style:name="P532" style:family="paragraph" style:parent-style-name="Standard">
      <style:text-properties officeooo:paragraph-rsid="045a2b33"/>
    </style:style>
    <style:style style:name="P533" style:family="paragraph" style:parent-style-name="Standard">
      <style:text-properties officeooo:paragraph-rsid="046316dc"/>
    </style:style>
    <style:style style:name="P534" style:family="paragraph" style:parent-style-name="Standard">
      <style:text-properties officeooo:paragraph-rsid="043186ab"/>
    </style:style>
    <style:style style:name="P535" style:family="paragraph" style:parent-style-name="Standard">
      <style:text-properties officeooo:paragraph-rsid="049b7de4"/>
    </style:style>
    <style:style style:name="P536" style:family="paragraph" style:parent-style-name="Standard">
      <style:text-properties officeooo:paragraph-rsid="009c5420"/>
    </style:style>
    <style:style style:name="P537" style:family="paragraph" style:parent-style-name="Standard">
      <style:text-properties officeooo:paragraph-rsid="055adfc7"/>
    </style:style>
    <style:style style:name="P538" style:family="paragraph" style:parent-style-name="Standard">
      <style:text-properties officeooo:paragraph-rsid="05729da9"/>
    </style:style>
    <style:style style:name="P539" style:family="paragraph" style:parent-style-name="Standard">
      <style:text-properties officeooo:paragraph-rsid="05867b51"/>
    </style:style>
    <style:style style:name="P540" style:family="paragraph" style:parent-style-name="Standard">
      <style:text-properties officeooo:paragraph-rsid="058b3f92"/>
    </style:style>
    <style:style style:name="P541" style:family="paragraph" style:parent-style-name="Standard">
      <style:text-properties officeooo:paragraph-rsid="0592db6d"/>
    </style:style>
    <style:style style:name="P542" style:family="paragraph" style:parent-style-name="Standard">
      <style:text-properties officeooo:paragraph-rsid="0597cf24"/>
    </style:style>
    <style:style style:name="P543" style:family="paragraph" style:parent-style-name="Standard">
      <style:text-properties officeooo:paragraph-rsid="05aa25a4"/>
    </style:style>
    <style:style style:name="P544" style:family="paragraph" style:parent-style-name="Standard">
      <style:text-properties officeooo:paragraph-rsid="05ac1dab"/>
    </style:style>
    <style:style style:name="P545" style:family="paragraph" style:parent-style-name="Standard">
      <style:text-properties officeooo:paragraph-rsid="05c5cc6b"/>
    </style:style>
    <style:style style:name="P546" style:family="paragraph" style:parent-style-name="Standard">
      <style:text-properties officeooo:paragraph-rsid="05ceaa9f"/>
    </style:style>
    <style:style style:name="P547" style:family="paragraph" style:parent-style-name="Standard">
      <style:text-properties officeooo:paragraph-rsid="05f4eb68"/>
    </style:style>
    <style:style style:name="P548" style:family="paragraph" style:parent-style-name="Standard">
      <style:text-properties officeooo:paragraph-rsid="0521350e"/>
    </style:style>
    <style:style style:name="P549" style:family="paragraph" style:parent-style-name="Standard">
      <style:text-properties officeooo:paragraph-rsid="0637ea69"/>
    </style:style>
    <style:style style:name="P550" style:family="paragraph" style:parent-style-name="Standard">
      <style:text-properties officeooo:rsid="015dc122" officeooo:paragraph-rsid="06598c92"/>
    </style:style>
    <style:style style:name="P551" style:family="paragraph" style:parent-style-name="Standard">
      <style:text-properties officeooo:paragraph-rsid="065fa8b1"/>
    </style:style>
    <style:style style:name="P552" style:family="paragraph" style:parent-style-name="Standard">
      <style:text-properties officeooo:paragraph-rsid="0668679b"/>
    </style:style>
    <style:style style:name="P553" style:family="paragraph" style:parent-style-name="Standard">
      <style:text-properties officeooo:paragraph-rsid="066c527a"/>
    </style:style>
    <style:style style:name="P554" style:family="paragraph" style:parent-style-name="Standard">
      <style:text-properties officeooo:paragraph-rsid="066d0fef"/>
    </style:style>
    <style:style style:name="P555" style:family="paragraph" style:parent-style-name="Standard">
      <style:text-properties officeooo:paragraph-rsid="066d6d38"/>
    </style:style>
    <style:style style:name="P556" style:family="paragraph" style:parent-style-name="Standard">
      <style:text-properties officeooo:paragraph-rsid="0672eca6"/>
    </style:style>
    <style:style style:name="P557" style:family="paragraph" style:parent-style-name="Standard">
      <style:text-properties officeooo:paragraph-rsid="06742487"/>
    </style:style>
    <style:style style:name="P558" style:family="paragraph" style:parent-style-name="Standard">
      <style:text-properties officeooo:paragraph-rsid="0677cd71"/>
    </style:style>
    <style:style style:name="P559" style:family="paragraph" style:parent-style-name="Standard">
      <style:text-properties officeooo:paragraph-rsid="067b217c"/>
    </style:style>
    <style:style style:name="P560" style:family="paragraph" style:parent-style-name="Standard">
      <style:text-properties officeooo:paragraph-rsid="067b2e9e"/>
    </style:style>
    <style:style style:name="P561" style:family="paragraph" style:parent-style-name="Standard">
      <style:text-properties officeooo:paragraph-rsid="067d2af4"/>
    </style:style>
    <style:style style:name="P562" style:family="paragraph" style:parent-style-name="Standard">
      <style:text-properties officeooo:paragraph-rsid="06a04d6e"/>
    </style:style>
    <style:style style:name="P563" style:family="paragraph" style:parent-style-name="Standard">
      <style:text-properties officeooo:paragraph-rsid="06a6ce64"/>
    </style:style>
    <style:style style:name="P564" style:family="paragraph" style:parent-style-name="Standard">
      <style:text-properties officeooo:paragraph-rsid="06aaae3e"/>
    </style:style>
    <style:style style:name="P565" style:family="paragraph" style:parent-style-name="Standard">
      <style:text-properties officeooo:paragraph-rsid="06b5c896"/>
    </style:style>
    <style:style style:name="P566" style:family="paragraph" style:parent-style-name="Standard">
      <style:text-properties officeooo:paragraph-rsid="00af1f68"/>
    </style:style>
    <style:style style:name="P567" style:family="paragraph" style:parent-style-name="Standard">
      <style:text-properties officeooo:rsid="001af432" officeooo:paragraph-rsid="001af432"/>
    </style:style>
    <style:style style:name="P568" style:family="paragraph" style:parent-style-name="Standard">
      <style:text-properties officeooo:paragraph-rsid="06ca1bc9"/>
    </style:style>
    <style:style style:name="P569" style:family="paragraph" style:parent-style-name="Standard">
      <style:text-properties officeooo:paragraph-rsid="06cff232"/>
    </style:style>
    <style:style style:name="P570" style:family="paragraph" style:parent-style-name="Standard">
      <style:text-properties officeooo:paragraph-rsid="06d45da2"/>
    </style:style>
    <style:style style:name="P571" style:family="paragraph" style:parent-style-name="Standard">
      <style:text-properties officeooo:paragraph-rsid="06d6dfaa"/>
    </style:style>
    <style:style style:name="P572" style:family="paragraph" style:parent-style-name="Standard">
      <style:text-properties officeooo:paragraph-rsid="06da5e54"/>
    </style:style>
    <style:style style:name="P573" style:family="paragraph" style:parent-style-name="Standard">
      <style:text-properties officeooo:paragraph-rsid="06df48d6"/>
    </style:style>
    <style:style style:name="P574" style:family="paragraph" style:parent-style-name="Standard">
      <style:text-properties officeooo:paragraph-rsid="06e1e676"/>
    </style:style>
    <style:style style:name="P575" style:family="paragraph" style:parent-style-name="Standard">
      <style:text-properties officeooo:paragraph-rsid="06e31864"/>
    </style:style>
    <style:style style:name="P576" style:family="paragraph" style:parent-style-name="Standard">
      <style:text-properties officeooo:paragraph-rsid="06e6297d"/>
    </style:style>
    <style:style style:name="P577" style:family="paragraph" style:parent-style-name="Standard">
      <style:text-properties officeooo:paragraph-rsid="06e7aaf8"/>
    </style:style>
    <style:style style:name="P578" style:family="paragraph" style:parent-style-name="Standard">
      <style:text-properties officeooo:paragraph-rsid="06eb43ee"/>
    </style:style>
    <style:style style:name="P579" style:family="paragraph" style:parent-style-name="Standard">
      <style:text-properties officeooo:paragraph-rsid="06edbd06"/>
    </style:style>
    <style:style style:name="P580" style:family="paragraph" style:parent-style-name="Standard">
      <style:text-properties officeooo:paragraph-rsid="06f0cc8b"/>
    </style:style>
    <style:style style:name="P581" style:family="paragraph" style:parent-style-name="Standard">
      <style:text-properties officeooo:paragraph-rsid="06f14970"/>
    </style:style>
    <style:style style:name="P582" style:family="paragraph" style:parent-style-name="Standard">
      <style:text-properties officeooo:paragraph-rsid="06f31a9a"/>
    </style:style>
    <style:style style:name="P583" style:family="paragraph" style:parent-style-name="Standard">
      <style:text-properties officeooo:paragraph-rsid="06f67e5b"/>
    </style:style>
    <style:style style:name="P584" style:family="paragraph" style:parent-style-name="Standard">
      <style:text-properties officeooo:paragraph-rsid="06f8f933"/>
    </style:style>
    <style:style style:name="P585" style:family="paragraph" style:parent-style-name="Standard">
      <style:text-properties officeooo:paragraph-rsid="06fbc737"/>
    </style:style>
    <style:style style:name="P586" style:family="paragraph" style:parent-style-name="Standard">
      <style:text-properties officeooo:paragraph-rsid="06fd7f85"/>
    </style:style>
    <style:style style:name="P587" style:family="paragraph" style:parent-style-name="Standard">
      <style:text-properties officeooo:paragraph-rsid="06ff7ab1"/>
    </style:style>
    <style:style style:name="P588" style:family="paragraph" style:parent-style-name="Standard">
      <style:text-properties officeooo:paragraph-rsid="0703cf63"/>
    </style:style>
    <style:style style:name="P589" style:family="paragraph" style:parent-style-name="Standard">
      <style:text-properties officeooo:paragraph-rsid="07045c34"/>
    </style:style>
    <style:style style:name="P590" style:family="paragraph" style:parent-style-name="Standard">
      <style:text-properties officeooo:paragraph-rsid="07076d11"/>
    </style:style>
    <style:style style:name="P591" style:family="paragraph" style:parent-style-name="Standard">
      <style:text-properties officeooo:paragraph-rsid="0707e7c8"/>
    </style:style>
    <style:style style:name="P592" style:family="paragraph" style:parent-style-name="Standard">
      <style:text-properties officeooo:paragraph-rsid="070d1180"/>
    </style:style>
    <style:style style:name="P593" style:family="paragraph" style:parent-style-name="Standard">
      <style:text-properties officeooo:paragraph-rsid="07101a5e"/>
    </style:style>
    <style:style style:name="P594" style:family="paragraph" style:parent-style-name="Standard">
      <style:text-properties officeooo:paragraph-rsid="07114797"/>
    </style:style>
    <style:style style:name="P595" style:family="paragraph" style:parent-style-name="Standard">
      <style:text-properties officeooo:paragraph-rsid="0717235b"/>
    </style:style>
    <style:style style:name="P596" style:family="paragraph" style:parent-style-name="Standard">
      <style:text-properties officeooo:paragraph-rsid="071a22d6"/>
    </style:style>
    <style:style style:name="P597" style:family="paragraph" style:parent-style-name="Standard">
      <style:text-properties officeooo:paragraph-rsid="071b8e7d"/>
    </style:style>
    <style:style style:name="P598" style:family="paragraph" style:parent-style-name="Standard">
      <style:text-properties officeooo:paragraph-rsid="009e9be0"/>
    </style:style>
    <style:style style:name="P599" style:family="paragraph" style:parent-style-name="Standard">
      <style:text-properties officeooo:paragraph-rsid="072ee9ea"/>
    </style:style>
    <style:style style:name="P600" style:family="paragraph" style:parent-style-name="Standard">
      <style:text-properties officeooo:paragraph-rsid="07396970"/>
    </style:style>
    <style:style style:name="P601" style:family="paragraph" style:parent-style-name="Standard">
      <style:text-properties officeooo:paragraph-rsid="0749b729"/>
    </style:style>
    <style:style style:name="P602" style:family="paragraph" style:parent-style-name="Standard">
      <style:text-properties officeooo:paragraph-rsid="074a9bc7"/>
    </style:style>
    <style:style style:name="P603" style:family="paragraph" style:parent-style-name="Standard">
      <style:text-properties officeooo:rsid="075f1edc" officeooo:paragraph-rsid="075f1edc"/>
    </style:style>
    <style:style style:name="P604" style:family="paragraph" style:parent-style-name="Standard">
      <style:text-properties officeooo:rsid="0760e847" officeooo:paragraph-rsid="0760e847"/>
    </style:style>
    <style:style style:name="P605" style:family="paragraph" style:parent-style-name="Standard">
      <style:text-properties officeooo:rsid="0760e847" officeooo:paragraph-rsid="078fb9d7"/>
    </style:style>
    <style:style style:name="P606" style:family="paragraph" style:parent-style-name="Standard">
      <style:text-properties officeooo:rsid="0760e847" officeooo:paragraph-rsid="07a448c0"/>
    </style:style>
    <style:style style:name="P607" style:family="paragraph" style:parent-style-name="Standard">
      <style:text-properties officeooo:rsid="0760e847" officeooo:paragraph-rsid="07d40d28"/>
    </style:style>
    <style:style style:name="P608" style:family="paragraph" style:parent-style-name="Standard">
      <style:text-properties officeooo:paragraph-rsid="0760e847"/>
    </style:style>
    <style:style style:name="P609" style:family="paragraph" style:parent-style-name="Standard">
      <style:text-properties officeooo:paragraph-rsid="076a39e9"/>
    </style:style>
    <style:style style:name="P610" style:family="paragraph" style:parent-style-name="Standard">
      <style:text-properties officeooo:paragraph-rsid="077bf642"/>
    </style:style>
    <style:style style:name="P611" style:family="paragraph" style:parent-style-name="Standard">
      <style:text-properties officeooo:paragraph-rsid="07859870"/>
    </style:style>
    <style:style style:name="P612" style:family="paragraph" style:parent-style-name="Standard">
      <style:text-properties officeooo:paragraph-rsid="0787fa7b"/>
    </style:style>
    <style:style style:name="P613" style:family="paragraph" style:parent-style-name="Standard">
      <style:text-properties officeooo:paragraph-rsid="078aafab"/>
    </style:style>
    <style:style style:name="P614" style:family="paragraph" style:parent-style-name="Standard">
      <style:text-properties officeooo:paragraph-rsid="078fb9d7"/>
    </style:style>
    <style:style style:name="P615" style:family="paragraph" style:parent-style-name="Standard">
      <style:text-properties officeooo:paragraph-rsid="0792743d"/>
    </style:style>
    <style:style style:name="P616" style:family="paragraph" style:parent-style-name="Standard">
      <style:text-properties officeooo:paragraph-rsid="0797792f"/>
    </style:style>
    <style:style style:name="P617" style:family="paragraph" style:parent-style-name="Standard">
      <style:text-properties officeooo:paragraph-rsid="079b92dc"/>
    </style:style>
    <style:style style:name="P618" style:family="paragraph" style:parent-style-name="Standard">
      <style:text-properties officeooo:paragraph-rsid="07a448c0"/>
    </style:style>
    <style:style style:name="P619" style:family="paragraph" style:parent-style-name="Standard">
      <style:text-properties officeooo:paragraph-rsid="08056fab"/>
    </style:style>
    <style:style style:name="P620" style:family="paragraph" style:parent-style-name="Standard">
      <style:text-properties officeooo:paragraph-rsid="07d60c2a"/>
    </style:style>
    <style:style style:name="P621" style:family="paragraph" style:parent-style-name="Standard">
      <style:text-properties officeooo:paragraph-rsid="083e30f2"/>
    </style:style>
    <style:style style:name="P622" style:family="paragraph" style:parent-style-name="Standard">
      <style:text-properties officeooo:paragraph-rsid="0840804e"/>
    </style:style>
    <style:style style:name="P623" style:family="paragraph" style:parent-style-name="Standard">
      <style:text-properties officeooo:paragraph-rsid="0848fdd5"/>
    </style:style>
    <style:style style:name="P624" style:family="paragraph" style:parent-style-name="Standard">
      <style:text-properties officeooo:paragraph-rsid="08492060"/>
    </style:style>
    <style:style style:name="P625" style:family="paragraph" style:parent-style-name="Standard">
      <style:text-properties officeooo:paragraph-rsid="08520806"/>
    </style:style>
    <style:style style:name="P626" style:family="paragraph" style:parent-style-name="Standard">
      <style:text-properties officeooo:paragraph-rsid="085bdca6"/>
    </style:style>
    <style:style style:name="P627" style:family="paragraph" style:parent-style-name="Standard">
      <style:text-properties officeooo:paragraph-rsid="07d40d28"/>
    </style:style>
    <style:style style:name="P628" style:family="paragraph" style:parent-style-name="Standard">
      <style:text-properties officeooo:paragraph-rsid="07af4a8e"/>
    </style:style>
    <style:style style:name="P629" style:family="paragraph" style:parent-style-name="Standard">
      <style:text-properties officeooo:paragraph-rsid="07d25e9b"/>
    </style:style>
    <style:style style:name="P630" style:family="paragraph" style:parent-style-name="Standard">
      <style:text-properties officeooo:paragraph-rsid="07e01ee2"/>
    </style:style>
    <style:style style:name="P631" style:family="paragraph" style:parent-style-name="Standard">
      <style:text-properties officeooo:paragraph-rsid="07eaa729"/>
    </style:style>
    <style:style style:name="P632" style:family="paragraph" style:parent-style-name="Standard">
      <style:text-properties officeooo:paragraph-rsid="07f859a9"/>
    </style:style>
    <style:style style:name="P633" style:family="paragraph" style:parent-style-name="Standard">
      <style:text-properties officeooo:paragraph-rsid="085e8ef7"/>
    </style:style>
    <style:style style:name="P634" style:family="paragraph" style:parent-style-name="Standard">
      <style:text-properties officeooo:paragraph-rsid="086850db"/>
    </style:style>
    <style:style style:name="P635" style:family="paragraph" style:parent-style-name="Standard">
      <style:text-properties officeooo:paragraph-rsid="0870b2ae"/>
    </style:style>
    <style:style style:name="P636" style:family="paragraph" style:parent-style-name="Standard">
      <style:text-properties officeooo:paragraph-rsid="08747209"/>
    </style:style>
    <style:style style:name="P637" style:family="paragraph" style:parent-style-name="Standard">
      <style:text-properties officeooo:paragraph-rsid="087886b0"/>
    </style:style>
    <style:style style:name="P638" style:family="paragraph" style:parent-style-name="Standard">
      <style:text-properties officeooo:paragraph-rsid="087b9851"/>
    </style:style>
    <style:style style:name="P639" style:family="paragraph" style:parent-style-name="Standard">
      <style:text-properties officeooo:paragraph-rsid="087dc127"/>
    </style:style>
    <style:style style:name="P640" style:family="paragraph" style:parent-style-name="Standard">
      <style:text-properties officeooo:paragraph-rsid="08825019"/>
    </style:style>
    <style:style style:name="P641" style:family="paragraph" style:parent-style-name="Standard">
      <style:text-properties officeooo:paragraph-rsid="088579da"/>
    </style:style>
    <style:style style:name="P642" style:family="paragraph" style:parent-style-name="Standard">
      <style:text-properties officeooo:paragraph-rsid="0885a2b0"/>
    </style:style>
    <style:style style:name="P643" style:family="paragraph" style:parent-style-name="Standard">
      <style:text-properties officeooo:paragraph-rsid="08885147"/>
    </style:style>
    <style:style style:name="P644" style:family="paragraph" style:parent-style-name="Standard">
      <style:text-properties officeooo:paragraph-rsid="088be31d"/>
    </style:style>
    <style:style style:name="P645" style:family="paragraph" style:parent-style-name="Standard">
      <style:text-properties officeooo:paragraph-rsid="089d5a4f"/>
    </style:style>
    <style:style style:name="P646" style:family="paragraph" style:parent-style-name="Standard">
      <style:text-properties officeooo:paragraph-rsid="09124975"/>
    </style:style>
    <style:style style:name="P647" style:family="paragraph" style:parent-style-name="Standard">
      <style:text-properties officeooo:paragraph-rsid="09311a6c"/>
    </style:style>
    <style:style style:name="P648" style:family="paragraph" style:parent-style-name="Standard">
      <style:text-properties officeooo:paragraph-rsid="093d6e66"/>
    </style:style>
    <style:style style:name="P649" style:family="paragraph" style:parent-style-name="Standard">
      <style:text-properties officeooo:paragraph-rsid="09475ecd"/>
    </style:style>
    <style:style style:name="P650" style:family="paragraph" style:parent-style-name="Standard">
      <style:text-properties officeooo:paragraph-rsid="09526d0d"/>
    </style:style>
    <style:style style:name="P651" style:family="paragraph" style:parent-style-name="Standard">
      <style:text-properties officeooo:paragraph-rsid="094f4ca8"/>
    </style:style>
    <style:style style:name="P652" style:family="paragraph" style:parent-style-name="Standard">
      <style:text-properties officeooo:paragraph-rsid="099cacd5"/>
    </style:style>
    <style:style style:name="P653" style:family="paragraph" style:parent-style-name="Standard">
      <style:text-properties officeooo:paragraph-rsid="09d44b4a"/>
    </style:style>
    <style:style style:name="P654" style:family="paragraph" style:parent-style-name="Standard">
      <style:text-properties officeooo:paragraph-rsid="09f595e2"/>
    </style:style>
    <style:style style:name="P655" style:family="paragraph" style:parent-style-name="Standard">
      <style:text-properties officeooo:paragraph-rsid="0a04e9b9"/>
    </style:style>
    <style:style style:name="P656" style:family="paragraph" style:parent-style-name="Standard">
      <style:text-properties officeooo:paragraph-rsid="0a08a834"/>
    </style:style>
    <style:style style:name="P657" style:family="paragraph" style:parent-style-name="Standard">
      <style:text-properties officeooo:rsid="069fd14c" officeooo:paragraph-rsid="094f4ca8"/>
    </style:style>
    <style:style style:name="P658" style:family="paragraph" style:parent-style-name="Standard">
      <style:text-properties officeooo:paragraph-rsid="0a208154"/>
    </style:style>
    <style:style style:name="P659" style:family="paragraph" style:parent-style-name="Standard">
      <style:text-properties officeooo:paragraph-rsid="0ab45cad"/>
    </style:style>
    <style:style style:name="P660" style:family="paragraph" style:parent-style-name="Standard">
      <style:text-properties officeooo:paragraph-rsid="0abfe929"/>
    </style:style>
    <style:style style:name="P661" style:family="paragraph" style:parent-style-name="Standard">
      <style:text-properties officeooo:paragraph-rsid="0ac29c3b"/>
    </style:style>
    <style:style style:name="P662" style:family="paragraph" style:parent-style-name="Standard">
      <style:text-properties officeooo:paragraph-rsid="0ac87929"/>
    </style:style>
    <style:style style:name="P663" style:family="paragraph" style:parent-style-name="Standard">
      <style:text-properties officeooo:paragraph-rsid="0ad32e9b"/>
    </style:style>
    <style:style style:name="P664" style:family="paragraph" style:parent-style-name="Standard">
      <style:text-properties officeooo:paragraph-rsid="0ae08b22"/>
    </style:style>
    <style:style style:name="P665" style:family="paragraph" style:parent-style-name="Standard">
      <style:text-properties officeooo:paragraph-rsid="0b35fe14"/>
    </style:style>
    <style:style style:name="P666" style:family="paragraph" style:parent-style-name="Standard">
      <style:text-properties officeooo:paragraph-rsid="0b7e0583"/>
    </style:style>
    <style:style style:name="P667" style:family="paragraph" style:parent-style-name="Standard">
      <style:text-properties officeooo:paragraph-rsid="0b8026d6"/>
    </style:style>
    <style:style style:name="P668" style:family="paragraph" style:parent-style-name="Standard">
      <style:text-properties officeooo:paragraph-rsid="0b74b761"/>
    </style:style>
    <style:style style:name="P669" style:family="paragraph" style:parent-style-name="Standard">
      <style:text-properties officeooo:paragraph-rsid="0bf90bef"/>
    </style:style>
    <style:style style:name="P670" style:family="paragraph" style:parent-style-name="Standard">
      <style:text-properties officeooo:paragraph-rsid="0c08a897"/>
    </style:style>
    <style:style style:name="P671" style:family="paragraph" style:parent-style-name="Standard">
      <style:text-properties officeooo:paragraph-rsid="0c0956b9"/>
    </style:style>
    <style:style style:name="P672" style:family="paragraph" style:parent-style-name="Standard">
      <style:text-properties officeooo:rsid="00be57ee" officeooo:paragraph-rsid="00c4f6be"/>
    </style:style>
    <style:style style:name="P673" style:family="paragraph" style:parent-style-name="Standard">
      <style:text-properties officeooo:rsid="00be57ee" officeooo:paragraph-rsid="0c2372a8"/>
    </style:style>
    <style:style style:name="P674" style:family="paragraph" style:parent-style-name="Standard">
      <style:text-properties officeooo:paragraph-rsid="0c2372a8"/>
    </style:style>
    <style:style style:name="P675" style:family="paragraph" style:parent-style-name="Standard">
      <style:text-properties officeooo:paragraph-rsid="0c2dd08c"/>
    </style:style>
    <style:style style:name="P676" style:family="paragraph" style:parent-style-name="Standard">
      <style:text-properties officeooo:paragraph-rsid="0c319013"/>
    </style:style>
    <style:style style:name="P677" style:family="paragraph" style:parent-style-name="Standard">
      <style:text-properties officeooo:paragraph-rsid="0c354373"/>
    </style:style>
    <style:style style:name="P678" style:family="paragraph" style:parent-style-name="Standard">
      <style:text-properties officeooo:paragraph-rsid="0c3d287d"/>
    </style:style>
    <style:style style:name="P679" style:family="paragraph" style:parent-style-name="Standard">
      <style:text-properties officeooo:paragraph-rsid="0c41b1f5"/>
    </style:style>
    <style:style style:name="P680" style:family="paragraph" style:parent-style-name="Standard">
      <style:text-properties officeooo:paragraph-rsid="0c439590"/>
    </style:style>
    <style:style style:name="P681" style:family="paragraph" style:parent-style-name="Standard">
      <style:text-properties officeooo:paragraph-rsid="0c4ba4c7"/>
    </style:style>
    <style:style style:name="P682" style:family="paragraph" style:parent-style-name="Standard">
      <style:text-properties officeooo:paragraph-rsid="0c4bef1f"/>
    </style:style>
    <style:style style:name="P683" style:family="paragraph" style:parent-style-name="Standard">
      <style:text-properties officeooo:paragraph-rsid="0c4dd9d1"/>
    </style:style>
    <style:style style:name="P684" style:family="paragraph" style:parent-style-name="Standard">
      <style:text-properties officeooo:paragraph-rsid="0c53eea2"/>
    </style:style>
    <style:style style:name="P685" style:family="paragraph" style:parent-style-name="Standard">
      <style:text-properties officeooo:paragraph-rsid="0c55a963"/>
    </style:style>
    <style:style style:name="P686" style:family="paragraph" style:parent-style-name="Standard">
      <style:text-properties officeooo:paragraph-rsid="0c565119"/>
    </style:style>
    <style:style style:name="P687" style:family="paragraph" style:parent-style-name="Standard">
      <style:text-properties officeooo:paragraph-rsid="0c5be195"/>
    </style:style>
    <style:style style:name="P688" style:family="paragraph" style:parent-style-name="Standard">
      <style:text-properties officeooo:paragraph-rsid="0c6e51d5"/>
    </style:style>
    <style:style style:name="P689" style:family="paragraph" style:parent-style-name="Standard">
      <style:text-properties officeooo:paragraph-rsid="0c7261c0"/>
    </style:style>
    <style:style style:name="P690" style:family="paragraph" style:parent-style-name="Standard">
      <style:text-properties officeooo:paragraph-rsid="0c790b3e"/>
    </style:style>
    <style:style style:name="P691" style:family="paragraph" style:parent-style-name="Standard">
      <style:text-properties officeooo:paragraph-rsid="010e4e5d"/>
    </style:style>
    <style:style style:name="P692" style:family="paragraph" style:parent-style-name="Standard">
      <style:text-properties officeooo:paragraph-rsid="0c99f80c"/>
    </style:style>
    <style:style style:name="P693" style:family="paragraph" style:parent-style-name="Standard">
      <style:text-properties officeooo:paragraph-rsid="0c9ad3b4"/>
    </style:style>
    <style:style style:name="P694" style:family="paragraph" style:parent-style-name="Standard">
      <style:text-properties officeooo:paragraph-rsid="0c9e43a8"/>
    </style:style>
    <style:style style:name="P695" style:family="paragraph" style:parent-style-name="Standard">
      <style:text-properties officeooo:rsid="0081af51" officeooo:paragraph-rsid="0c2ecd8e"/>
    </style:style>
    <style:style style:name="P696" style:family="paragraph" style:parent-style-name="Standard">
      <style:paragraph-properties fo:text-align="end" style:justify-single-word="false"/>
      <style:text-properties style:font-name="Liberation Serif" fo:font-size="12pt" fo:font-style="italic" style:text-underline-style="none" fo:font-weight="normal" officeooo:rsid="0163740e" officeooo:paragraph-rsid="0163740e" style:font-size-asian="10.5pt" style:font-style-asian="italic" style:font-weight-asian="normal" style:font-size-complex="12pt" style:font-style-complex="italic" style:font-weight-complex="normal"/>
    </style:style>
    <style:style style:name="P697" style:family="paragraph" style:parent-style-name="Standard">
      <style:paragraph-properties fo:text-align="end" style:justify-single-word="false"/>
      <style:text-properties officeooo:paragraph-rsid="0ca5a08a"/>
    </style:style>
    <style:style style:name="P698" style:family="paragraph" style:parent-style-name="Standard">
      <style:text-properties officeooo:paragraph-rsid="0c89db3e"/>
    </style:style>
    <style:style style:name="P699" style:family="paragraph" style:parent-style-name="Standard">
      <style:text-properties officeooo:paragraph-rsid="0c933392"/>
    </style:style>
    <style:style style:name="P700" style:family="paragraph" style:parent-style-name="Standard">
      <style:text-properties officeooo:paragraph-rsid="0c208ff1"/>
    </style:style>
    <style:style style:name="P701" style:family="paragraph" style:parent-style-name="Standard">
      <style:text-properties officeooo:paragraph-rsid="0cb55e6a"/>
    </style:style>
    <style:style style:name="P702" style:family="paragraph" style:parent-style-name="Standard">
      <style:text-properties officeooo:paragraph-rsid="0cba5801"/>
    </style:style>
    <style:style style:name="P703" style:family="paragraph" style:parent-style-name="Standard">
      <style:text-properties officeooo:paragraph-rsid="0cbc4c8b"/>
    </style:style>
    <style:style style:name="P704" style:family="paragraph" style:parent-style-name="Standard">
      <style:text-properties officeooo:paragraph-rsid="0cc59a9c"/>
    </style:style>
    <style:style style:name="P705" style:family="paragraph" style:parent-style-name="Standard">
      <style:text-properties officeooo:paragraph-rsid="0cdb377f"/>
    </style:style>
    <style:style style:name="P706" style:family="paragraph" style:parent-style-name="Standard">
      <style:text-properties officeooo:paragraph-rsid="0ce29f48"/>
    </style:style>
    <style:style style:name="P707" style:family="paragraph" style:parent-style-name="Standard">
      <style:text-properties officeooo:paragraph-rsid="0ce92eb7"/>
    </style:style>
    <style:style style:name="P708" style:family="paragraph" style:parent-style-name="Standard">
      <style:text-properties officeooo:paragraph-rsid="0ceda2a4"/>
    </style:style>
    <style:style style:name="P709" style:family="paragraph" style:parent-style-name="Standard">
      <style:text-properties officeooo:paragraph-rsid="0d068e6f"/>
    </style:style>
    <style:style style:name="P710" style:family="paragraph" style:parent-style-name="Standard">
      <style:text-properties officeooo:paragraph-rsid="0d2c92c1"/>
    </style:style>
    <style:style style:name="P711" style:family="paragraph" style:parent-style-name="Standard">
      <style:text-properties officeooo:paragraph-rsid="0d31c80b"/>
    </style:style>
    <style:style style:name="P712" style:family="paragraph" style:parent-style-name="Standard">
      <style:text-properties officeooo:paragraph-rsid="0d327678"/>
    </style:style>
    <style:style style:name="P713" style:family="paragraph" style:parent-style-name="Standard">
      <style:text-properties officeooo:paragraph-rsid="0d37c353"/>
    </style:style>
    <style:style style:name="P714" style:family="paragraph" style:parent-style-name="Standard">
      <style:text-properties officeooo:paragraph-rsid="0d42e41d"/>
    </style:style>
    <style:style style:name="P715" style:family="paragraph" style:parent-style-name="Standard">
      <style:text-properties officeooo:paragraph-rsid="0d456a6a"/>
    </style:style>
    <style:style style:name="P716" style:family="paragraph" style:parent-style-name="Standard">
      <style:text-properties officeooo:paragraph-rsid="0d49294f"/>
    </style:style>
    <style:style style:name="P717" style:family="paragraph" style:parent-style-name="Standard">
      <style:text-properties officeooo:paragraph-rsid="0d5e286b"/>
    </style:style>
    <style:style style:name="P718" style:family="paragraph" style:parent-style-name="Standard">
      <style:text-properties officeooo:paragraph-rsid="0d6088dc"/>
    </style:style>
    <style:style style:name="P719" style:family="paragraph" style:parent-style-name="Standard">
      <style:text-properties officeooo:paragraph-rsid="0d61fdb5"/>
    </style:style>
    <style:style style:name="P720" style:family="paragraph" style:parent-style-name="Standard">
      <style:text-properties officeooo:paragraph-rsid="0d63ac58"/>
    </style:style>
    <style:style style:name="P721" style:family="paragraph" style:parent-style-name="Standard">
      <style:text-properties officeooo:paragraph-rsid="0d6499ea"/>
    </style:style>
    <style:style style:name="P722" style:family="paragraph" style:parent-style-name="Standard">
      <style:text-properties officeooo:rsid="0c4a2e31" officeooo:paragraph-rsid="0d696951"/>
    </style:style>
    <style:style style:name="P723" style:family="paragraph" style:parent-style-name="Standard">
      <style:text-properties officeooo:paragraph-rsid="0d6f776f"/>
    </style:style>
    <style:style style:name="P724" style:family="paragraph" style:parent-style-name="Standard">
      <style:text-properties officeooo:paragraph-rsid="0d7121c6"/>
    </style:style>
    <style:style style:name="P725" style:family="paragraph" style:parent-style-name="Standard">
      <style:text-properties officeooo:paragraph-rsid="0d7e4aa8"/>
    </style:style>
    <style:style style:name="P726" style:family="paragraph" style:parent-style-name="Standard">
      <style:text-properties officeooo:paragraph-rsid="0d8aa6b5"/>
    </style:style>
    <style:style style:name="P727" style:family="paragraph" style:parent-style-name="Standard">
      <style:text-properties officeooo:paragraph-rsid="0db935b9"/>
    </style:style>
    <style:style style:name="P728" style:family="paragraph" style:parent-style-name="Standard">
      <style:text-properties officeooo:paragraph-rsid="0dc06de1"/>
    </style:style>
    <style:style style:name="P729" style:family="paragraph" style:parent-style-name="Standard">
      <style:text-properties officeooo:paragraph-rsid="0d696951"/>
    </style:style>
    <style:style style:name="P730" style:family="paragraph" style:parent-style-name="Standard">
      <style:text-properties officeooo:paragraph-rsid="0de66dc5"/>
    </style:style>
    <style:style style:name="P731" style:family="paragraph" style:parent-style-name="Standard">
      <style:text-properties officeooo:paragraph-rsid="0df61be4"/>
    </style:style>
    <style:style style:name="P732" style:family="paragraph" style:parent-style-name="Standard">
      <style:text-properties officeooo:paragraph-rsid="0dfa5cd7"/>
    </style:style>
    <style:style style:name="P733" style:family="paragraph" style:parent-style-name="Standard">
      <style:text-properties officeooo:paragraph-rsid="0dfb77a2"/>
    </style:style>
    <style:style style:name="P734" style:family="paragraph" style:parent-style-name="Standard">
      <style:text-properties officeooo:paragraph-rsid="0dfd5078"/>
    </style:style>
    <style:style style:name="P735" style:family="paragraph" style:parent-style-name="Standard">
      <style:text-properties officeooo:paragraph-rsid="0e111830"/>
    </style:style>
    <style:style style:name="P736" style:family="paragraph" style:parent-style-name="Standard">
      <style:text-properties officeooo:paragraph-rsid="0e1f1949"/>
    </style:style>
    <style:style style:name="P737" style:family="paragraph" style:parent-style-name="Standard">
      <style:text-properties officeooo:paragraph-rsid="0e266086"/>
    </style:style>
    <style:style style:name="P738" style:family="paragraph" style:parent-style-name="Standard">
      <style:text-properties officeooo:paragraph-rsid="0e5b80e5"/>
    </style:style>
    <style:style style:name="P739" style:family="paragraph" style:parent-style-name="Standard">
      <style:paragraph-properties fo:break-before="page"/>
      <style:text-properties officeooo:rsid="001a1637" officeooo:paragraph-rsid="001a1637"/>
    </style:style>
    <style:style style:name="P740" style:family="paragraph" style:parent-style-name="Standard">
      <style:paragraph-properties fo:break-before="page"/>
      <style:text-properties fo:font-size="20pt" officeooo:rsid="001a1637" officeooo:paragraph-rsid="01600273" style:font-size-asian="20pt" style:font-size-complex="20pt"/>
    </style:style>
    <style:style style:name="P741"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e7aaf8" style:font-size-asian="20pt" style:font-weight-asian="bold" style:font-size-complex="20pt" style:font-weight-complex="bold"/>
    </style:style>
    <style:style style:name="P742"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f8f933" style:font-size-asian="20pt" style:font-weight-asian="bold" style:font-size-complex="20pt" style:font-weight-complex="bold"/>
    </style:style>
    <style:style style:name="P743"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03cf63" style:font-size-asian="20pt" style:font-weight-asian="bold" style:font-size-complex="20pt" style:font-weight-complex="bold"/>
    </style:style>
    <style:style style:name="P744"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0d1180" style:font-size-asian="20pt" style:font-weight-asian="bold" style:font-size-complex="20pt" style:font-weight-complex="bold"/>
    </style:style>
    <style:style style:name="P745"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114797" style:font-size-asian="20pt" style:font-weight-asian="bold" style:font-size-complex="20pt" style:font-weight-complex="bold"/>
    </style:style>
    <style:style style:name="P746" style:family="paragraph" style:parent-style-name="Standard">
      <style:paragraph-properties fo:break-before="page"/>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747" style:family="paragraph" style:parent-style-name="Standard">
      <style:paragraph-properties fo:break-before="page"/>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748" style:family="paragraph" style:parent-style-name="Standard">
      <style:paragraph-properties fo:break-before="page"/>
      <style:text-properties fo:font-size="16pt" fo:font-style="italic" fo:font-weight="bold" officeooo:rsid="004897fc" officeooo:paragraph-rsid="089d5a4f" style:font-size-asian="16pt" style:font-style-asian="italic" style:font-weight-asian="bold" style:font-size-complex="16pt" style:font-style-complex="italic" style:font-weight-complex="bold"/>
    </style:style>
    <style:style style:name="P749" style:family="paragraph" style:parent-style-name="Standard">
      <style:paragraph-properties fo:break-before="page"/>
      <style:text-properties fo:font-size="16pt" fo:font-style="italic" fo:font-weight="bold" officeooo:rsid="07a52480" officeooo:paragraph-rsid="07a52480" style:font-size-asian="16pt" style:font-style-asian="italic" style:font-weight-asian="bold" style:font-size-complex="16pt" style:font-style-complex="italic" style:font-weight-complex="bold"/>
    </style:style>
    <style:style style:name="P750" style:family="paragraph" style:parent-style-name="Standard">
      <style:paragraph-properties fo:break-before="page"/>
      <style:text-properties officeooo:paragraph-rsid="04503da5"/>
    </style:style>
    <style:style style:name="P751" style:family="paragraph" style:parent-style-name="Standard">
      <style:paragraph-properties fo:break-before="page"/>
      <style:text-properties officeooo:paragraph-rsid="04d715ff"/>
    </style:style>
    <style:style style:name="P752" style:family="paragraph" style:parent-style-name="Standard">
      <style:paragraph-properties fo:break-before="page"/>
      <style:text-properties officeooo:paragraph-rsid="064e6974"/>
    </style:style>
    <style:style style:name="P753" style:family="paragraph" style:parent-style-name="Standard">
      <style:paragraph-properties fo:break-before="page"/>
      <style:text-properties officeooo:paragraph-rsid="067d2af4"/>
    </style:style>
    <style:style style:name="P754" style:family="paragraph" style:parent-style-name="Standard">
      <style:paragraph-properties fo:break-before="page"/>
      <style:text-properties officeooo:paragraph-rsid="06cff232"/>
    </style:style>
    <style:style style:name="P755" style:family="paragraph" style:parent-style-name="Standard">
      <style:paragraph-properties fo:break-before="page"/>
      <style:text-properties officeooo:paragraph-rsid="06d61332"/>
    </style:style>
    <style:style style:name="P756" style:family="paragraph" style:parent-style-name="Standard">
      <style:paragraph-properties fo:break-before="page"/>
      <style:text-properties officeooo:paragraph-rsid="06d6dfaa"/>
    </style:style>
    <style:style style:name="P757" style:family="paragraph" style:parent-style-name="Standard">
      <style:paragraph-properties fo:break-before="page"/>
      <style:text-properties officeooo:paragraph-rsid="06da5e54"/>
    </style:style>
    <style:style style:name="P758" style:family="paragraph" style:parent-style-name="Standard">
      <style:paragraph-properties fo:break-before="page"/>
      <style:text-properties officeooo:paragraph-rsid="06e1e676"/>
    </style:style>
    <style:style style:name="P759" style:family="paragraph" style:parent-style-name="Standard">
      <style:paragraph-properties fo:break-before="page"/>
      <style:text-properties officeooo:paragraph-rsid="06e31864"/>
    </style:style>
    <style:style style:name="P760" style:family="paragraph" style:parent-style-name="Standard">
      <style:paragraph-properties fo:break-before="page"/>
      <style:text-properties officeooo:paragraph-rsid="06e6297d"/>
    </style:style>
    <style:style style:name="P761" style:family="paragraph" style:parent-style-name="Standard">
      <style:paragraph-properties fo:break-before="page"/>
      <style:text-properties officeooo:paragraph-rsid="06eb43ee"/>
    </style:style>
    <style:style style:name="P762" style:family="paragraph" style:parent-style-name="Standard">
      <style:paragraph-properties fo:break-before="page"/>
      <style:text-properties officeooo:paragraph-rsid="06edbd06"/>
    </style:style>
    <style:style style:name="P763" style:family="paragraph" style:parent-style-name="Standard">
      <style:paragraph-properties fo:break-before="page"/>
      <style:text-properties officeooo:paragraph-rsid="06f0cc8b"/>
    </style:style>
    <style:style style:name="P764" style:family="paragraph" style:parent-style-name="Standard">
      <style:paragraph-properties fo:break-before="page"/>
      <style:text-properties officeooo:paragraph-rsid="06f14970"/>
    </style:style>
    <style:style style:name="P765" style:family="paragraph" style:parent-style-name="Standard">
      <style:paragraph-properties fo:break-before="page"/>
      <style:text-properties officeooo:paragraph-rsid="06f31a9a"/>
    </style:style>
    <style:style style:name="P766" style:family="paragraph" style:parent-style-name="Standard">
      <style:paragraph-properties fo:break-before="page"/>
      <style:text-properties officeooo:paragraph-rsid="06f67e5b"/>
    </style:style>
    <style:style style:name="P767" style:family="paragraph" style:parent-style-name="Standard">
      <style:paragraph-properties fo:break-before="page"/>
      <style:text-properties officeooo:paragraph-rsid="06f7dd00"/>
    </style:style>
    <style:style style:name="P768" style:family="paragraph" style:parent-style-name="Standard">
      <style:paragraph-properties fo:break-before="page"/>
      <style:text-properties officeooo:paragraph-rsid="06fbc737"/>
    </style:style>
    <style:style style:name="P769" style:family="paragraph" style:parent-style-name="Standard">
      <style:paragraph-properties fo:break-before="page"/>
      <style:text-properties officeooo:paragraph-rsid="06fd7f85"/>
    </style:style>
    <style:style style:name="P770" style:family="paragraph" style:parent-style-name="Standard">
      <style:paragraph-properties fo:break-before="page"/>
      <style:text-properties officeooo:paragraph-rsid="06ff7ab1"/>
    </style:style>
    <style:style style:name="P771" style:family="paragraph" style:parent-style-name="Standard">
      <style:paragraph-properties fo:break-before="page"/>
      <style:text-properties officeooo:paragraph-rsid="07045c34"/>
    </style:style>
    <style:style style:name="P772" style:family="paragraph" style:parent-style-name="Standard">
      <style:paragraph-properties fo:break-before="page"/>
      <style:text-properties officeooo:paragraph-rsid="07076d11"/>
    </style:style>
    <style:style style:name="P773" style:family="paragraph" style:parent-style-name="Standard">
      <style:paragraph-properties fo:break-before="page"/>
      <style:text-properties officeooo:paragraph-rsid="0707e7c8"/>
    </style:style>
    <style:style style:name="P774" style:family="paragraph" style:parent-style-name="Standard">
      <style:paragraph-properties fo:break-before="page"/>
      <style:text-properties officeooo:paragraph-rsid="07101a5e"/>
    </style:style>
    <style:style style:name="P775" style:family="paragraph" style:parent-style-name="Standard">
      <style:paragraph-properties fo:break-before="page"/>
      <style:text-properties officeooo:paragraph-rsid="0a08a834"/>
    </style:style>
    <style:style style:name="P776" style:family="paragraph" style:parent-style-name="Standard">
      <style:paragraph-properties fo:break-before="page"/>
      <style:text-properties style:text-underline-style="solid" style:text-underline-width="auto" style:text-underline-color="font-color" fo:font-weight="bold" officeooo:rsid="0a48135d" officeooo:paragraph-rsid="0a48135d" style:font-weight-asian="bold" style:font-weight-complex="bold"/>
    </style:style>
    <style:style style:name="P777" style:family="paragraph" style:parent-style-name="Standard">
      <style:paragraph-properties fo:break-before="page"/>
      <style:text-properties officeooo:paragraph-rsid="0b8026d6"/>
    </style:style>
    <style:style style:name="P778" style:family="paragraph" style:parent-style-name="Standard">
      <style:paragraph-properties fo:break-before="page"/>
      <style:text-properties officeooo:paragraph-rsid="06d45da2"/>
    </style:style>
    <style:style style:name="P779" style:family="paragraph" style:parent-style-name="Standard">
      <style:paragraph-properties fo:break-before="page"/>
      <style:text-properties officeooo:paragraph-rsid="0ca5a08a"/>
    </style:style>
    <style:style style:name="P780" style:family="paragraph" style:parent-style-name="Standard">
      <style:paragraph-properties fo:break-before="page"/>
      <style:text-properties officeooo:paragraph-rsid="06df48d6"/>
    </style:style>
    <style:style style:name="P781" style:family="paragraph" style:parent-style-name="Standard">
      <style:paragraph-properties fo:break-before="page"/>
      <style:text-properties officeooo:paragraph-rsid="0e5b80e5"/>
    </style:style>
    <style:style style:name="P782" style:family="paragraph" style:parent-style-name="Standard" style:master-page-name="">
      <loext:graphic-properties draw:fill="none"/>
      <style:paragraph-properties fo:margin-left="1in" fo:margin-right="0.8118in" fo:text-indent="0in" style:auto-text-indent="false" style:page-number="auto" fo:background-color="transparent"/>
      <style:text-properties fo:font-style="normal" officeooo:rsid="07c3ca41" officeooo:paragraph-rsid="0787fa7b" style:font-style-asian="normal" style:font-style-complex="normal"/>
    </style:style>
    <style:style style:name="P783" style:family="paragraph" style:parent-style-name="Standard" style:master-page-name="">
      <loext:graphic-properties draw:fill="none"/>
      <style:paragraph-properties fo:margin-left="1in" fo:margin-right="0.8118in" fo:text-indent="0in" style:auto-text-indent="false" style:page-number="auto" fo:background-color="transparent"/>
      <style:text-properties officeooo:paragraph-rsid="06aaae3e"/>
    </style:style>
    <style:style style:name="P784" style:family="paragraph" style:parent-style-name="Standard" style:master-page-name="">
      <loext:graphic-properties draw:fill="none"/>
      <style:paragraph-properties fo:margin-left="1in" fo:margin-right="0.8118in" fo:text-indent="0in" style:auto-text-indent="false" style:page-number="auto" fo:background-color="transparent"/>
      <style:text-properties officeooo:paragraph-rsid="0da8c7fe"/>
    </style:style>
    <style:style style:name="P785" style:family="paragraph" style:parent-style-name="Standard">
      <loext:graphic-properties draw:fill="none"/>
      <style:paragraph-properties fo:margin-left="1in" fo:margin-right="0.8118in" fo:text-indent="0in" style:auto-text-indent="false" fo:background-color="transparent"/>
      <style:text-properties fo:font-style="normal" officeooo:rsid="07c3ca41" officeooo:paragraph-rsid="0787fa7b" style:font-style-asian="normal" style:font-style-complex="normal"/>
    </style:style>
    <style:style style:name="P786" style:family="paragraph" style:parent-style-name="Standard">
      <loext:graphic-properties draw:fill="none"/>
      <style:paragraph-properties fo:margin-left="1in" fo:margin-right="0.8118in" fo:text-indent="0in" style:auto-text-indent="false" fo:background-color="transparent"/>
      <style:text-properties fo:font-style="normal" officeooo:rsid="07c3ca41" officeooo:paragraph-rsid="07d12b37" style:font-style-asian="normal" style:font-style-complex="normal"/>
    </style:style>
    <style:style style:name="P787" style:family="paragraph" style:parent-style-name="Standard">
      <loext:graphic-properties draw:fill="none"/>
      <style:paragraph-properties fo:margin-left="1in" fo:margin-right="0.8118in" fo:text-indent="0in" style:auto-text-indent="false" fo:background-color="transparent"/>
      <style:text-properties officeooo:paragraph-rsid="0787fa7b"/>
    </style:style>
    <style:style style:name="P788" style:family="paragraph" style:parent-style-name="Standard">
      <loext:graphic-properties draw:fill="none"/>
      <style:paragraph-properties fo:margin-left="1in" fo:margin-right="0.8752in" fo:text-indent="0in" style:auto-text-indent="false" fo:background-color="transparent"/>
      <style:text-properties officeooo:paragraph-rsid="089559bb"/>
    </style:style>
    <style:style style:name="P789" style:family="paragraph" style:parent-style-name="Standard">
      <loext:graphic-properties draw:fill="none"/>
      <style:paragraph-properties fo:margin-left="1in" fo:margin-right="0.8752in" fo:text-indent="0in" style:auto-text-indent="false" fo:background-color="transparent"/>
      <style:text-properties fo:font-style="normal" officeooo:rsid="0892a638" officeooo:paragraph-rsid="089559bb" style:font-style-asian="normal" style:font-style-complex="normal"/>
    </style:style>
    <style:style style:name="P790" style:family="paragraph" style:parent-style-name="Standard">
      <loext:graphic-properties draw:fill="none"/>
      <style:paragraph-properties fo:margin-left="1in" fo:margin-right="0.8752in" fo:text-indent="0in" style:auto-text-indent="false" fo:background-color="transparent"/>
      <style:text-properties fo:font-style="normal" style:text-underline-style="none" fo:font-weight="normal" officeooo:rsid="0ad4b7f8" officeooo:paragraph-rsid="0ad32e9b" style:font-style-asian="normal" style:font-weight-asian="normal" style:font-style-complex="normal" style:font-weight-complex="normal"/>
    </style:style>
    <style:style style:name="P791" style:family="paragraph" style:parent-style-name="Standard">
      <loext:graphic-properties draw:fill="none"/>
      <style:paragraph-properties fo:margin-left="1in" fo:margin-right="0.8752in" fo:text-indent="0in" style:auto-text-indent="false" fo:background-color="transparent"/>
      <style:text-properties officeooo:paragraph-rsid="0ad32e9b"/>
    </style:style>
    <style:style style:name="P792" style:family="paragraph" style:parent-style-name="Standard" style:master-page-name="">
      <loext:graphic-properties draw:fill="none"/>
      <style:paragraph-properties fo:margin-left="1in" fo:margin-right="0.8752in" fo:text-indent="0in" style:auto-text-indent="false" style:page-number="auto" fo:background-color="transparent"/>
      <style:text-properties fo:font-style="normal" officeooo:rsid="0892a638" officeooo:paragraph-rsid="089559bb" style:font-style-asian="normal" style:font-style-complex="normal"/>
    </style:style>
    <style:style style:name="P793" style:family="paragraph" style:parent-style-name="Standard" style:master-page-name="">
      <loext:graphic-properties draw:fill="none"/>
      <style:paragraph-properties fo:margin-left="1in" fo:margin-right="0.8752in" fo:text-indent="0in" style:auto-text-indent="false" style:page-number="auto" fo:background-color="transparent"/>
      <style:text-properties fo:font-style="normal" style:text-underline-style="none" fo:font-weight="normal" officeooo:rsid="0ad4b7f8" officeooo:paragraph-rsid="0ad32e9b" style:font-style-asian="normal" style:font-weight-asian="normal" style:font-style-complex="normal" style:font-weight-complex="normal"/>
    </style:style>
    <style:style style:name="P794"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paragraph-rsid="089559bb"/>
    </style:style>
    <style:style style:name="P795" style:family="paragraph" style:parent-style-name="Standard">
      <loext:graphic-properties draw:fill="none"/>
      <style:paragraph-properties fo:margin-left="0in" fo:margin-right="0in" fo:text-indent="0in" style:auto-text-indent="false" fo:background-color="transparent"/>
      <style:text-properties officeooo:paragraph-rsid="089559bb"/>
    </style:style>
    <style:style style:name="P796"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89d5a4f" style:font-style-asian="italic" style:font-style-complex="italic"/>
    </style:style>
    <style:style style:name="P797"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124975" style:font-style-asian="italic" style:font-style-complex="italic"/>
    </style:style>
    <style:style style:name="P798"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311a6c" style:font-style-asian="italic" style:font-style-complex="italic"/>
    </style:style>
    <style:style style:name="P799"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3d6e66" style:font-style-asian="italic" style:font-style-complex="italic"/>
    </style:style>
    <style:style style:name="P800"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b8026d6" style:font-style-asian="italic" style:font-style-complex="italic"/>
    </style:style>
    <style:style style:name="P801" style:family="paragraph" style:parent-style-name="Standard">
      <loext:graphic-properties draw:fill="none"/>
      <style:paragraph-properties fo:margin-left="0in" fo:margin-right="0in" fo:text-indent="0in" style:auto-text-indent="false" fo:background-color="transparent"/>
      <style:text-properties fo:font-style="italic" officeooo:paragraph-rsid="09218c26" style:font-style-asian="italic" style:font-style-complex="italic"/>
    </style:style>
    <style:style style:name="P802" style:family="paragraph" style:parent-style-name="Standard">
      <loext:graphic-properties draw:fill="none"/>
      <style:paragraph-properties fo:margin-left="0in" fo:margin-right="0in" fo:text-indent="0in" style:auto-text-indent="false" fo:background-color="transparent"/>
      <style:text-properties officeooo:paragraph-rsid="090caac1"/>
    </style:style>
    <style:style style:name="P803" style:family="paragraph" style:parent-style-name="Standard">
      <loext:graphic-properties draw:fill="none"/>
      <style:paragraph-properties fo:margin-left="0in" fo:margin-right="0in" fo:text-indent="0in" style:auto-text-indent="false" fo:background-color="transparent"/>
      <style:text-properties officeooo:paragraph-rsid="090fe008"/>
    </style:style>
    <style:style style:name="P804" style:family="paragraph" style:parent-style-name="Standard">
      <loext:graphic-properties draw:fill="none"/>
      <style:paragraph-properties fo:margin-left="0in" fo:margin-right="0in" fo:text-indent="0in" style:auto-text-indent="false" fo:background-color="transparent"/>
      <style:text-properties officeooo:paragraph-rsid="09124975"/>
    </style:style>
    <style:style style:name="P805" style:family="paragraph" style:parent-style-name="Standard">
      <loext:graphic-properties draw:fill="none"/>
      <style:paragraph-properties fo:margin-left="0in" fo:margin-right="0in" fo:text-indent="0in" style:auto-text-indent="false" fo:background-color="transparent"/>
      <style:text-properties officeooo:paragraph-rsid="091496dc"/>
    </style:style>
    <style:style style:name="P806" style:family="paragraph" style:parent-style-name="Standard">
      <loext:graphic-properties draw:fill="none"/>
      <style:paragraph-properties fo:margin-left="0in" fo:margin-right="0in" fo:text-indent="0in" style:auto-text-indent="false" fo:background-color="transparent"/>
      <style:text-properties officeooo:paragraph-rsid="091dc098"/>
    </style:style>
    <style:style style:name="P807" style:family="paragraph" style:parent-style-name="Standard">
      <loext:graphic-properties draw:fill="none"/>
      <style:paragraph-properties fo:margin-left="0in" fo:margin-right="0in" fo:text-indent="0in" style:auto-text-indent="false" fo:background-color="transparent"/>
      <style:text-properties officeooo:paragraph-rsid="09218c26"/>
    </style:style>
    <style:style style:name="P808" style:family="paragraph" style:parent-style-name="Standard">
      <loext:graphic-properties draw:fill="none"/>
      <style:paragraph-properties fo:margin-left="0in" fo:margin-right="0in" fo:text-indent="0in" style:auto-text-indent="false" fo:background-color="transparent"/>
      <style:text-properties officeooo:paragraph-rsid="093726b2"/>
    </style:style>
    <style:style style:name="P809" style:family="paragraph" style:parent-style-name="Standard">
      <loext:graphic-properties draw:fill="none"/>
      <style:paragraph-properties fo:margin-left="0in" fo:margin-right="0in" fo:text-indent="0in" style:auto-text-indent="false" fo:background-color="transparent"/>
      <style:text-properties officeooo:paragraph-rsid="0939b81e"/>
    </style:style>
    <style:style style:name="P810" style:family="paragraph" style:parent-style-name="Standard">
      <loext:graphic-properties draw:fill="none"/>
      <style:paragraph-properties fo:margin-left="0in" fo:margin-right="0in" fo:text-indent="0in" style:auto-text-indent="false" fo:background-color="transparent"/>
      <style:text-properties officeooo:paragraph-rsid="093f6a1f"/>
    </style:style>
    <style:style style:name="P811" style:family="paragraph" style:parent-style-name="Standard">
      <loext:graphic-properties draw:fill="none"/>
      <style:paragraph-properties fo:margin-left="0in" fo:margin-right="0in" fo:text-indent="0in" style:auto-text-indent="false" fo:background-color="transparent"/>
      <style:text-properties officeooo:paragraph-rsid="0945e17a"/>
    </style:style>
    <style:style style:name="P812" style:family="paragraph" style:parent-style-name="Standard">
      <loext:graphic-properties draw:fill="none"/>
      <style:paragraph-properties fo:margin-left="0in" fo:margin-right="0in" fo:text-indent="0in" style:auto-text-indent="false" fo:background-color="transparent"/>
      <style:text-properties fo:font-style="normal" officeooo:rsid="09356bb2" officeooo:paragraph-rsid="093726b2" style:font-style-asian="normal" style:font-style-complex="normal"/>
    </style:style>
    <style:style style:name="P813" style:family="paragraph" style:parent-style-name="Standard">
      <loext:graphic-properties draw:fill="none"/>
      <style:paragraph-properties fo:margin-left="0in" fo:margin-right="0in" fo:text-indent="0in" style:auto-text-indent="false" fo:background-color="transparent"/>
      <style:text-properties fo:font-style="normal" officeooo:rsid="093041d0" officeooo:paragraph-rsid="09218c26" style:font-style-asian="normal" style:font-style-complex="normal"/>
    </style:style>
    <style:style style:name="P814" style:family="paragraph" style:parent-style-name="Standard">
      <loext:graphic-properties draw:fill="none"/>
      <style:paragraph-properties fo:margin-left="0in" fo:margin-right="0in" fo:text-indent="0in" style:auto-text-indent="false" fo:background-color="transparent"/>
      <style:text-properties fo:font-style="normal" officeooo:rsid="0910c617" officeooo:paragraph-rsid="0977a6c4" style:font-style-asian="normal" style:font-style-complex="normal"/>
    </style:style>
    <style:style style:name="P815" style:family="paragraph" style:parent-style-name="Standard">
      <loext:graphic-properties draw:fill="none"/>
      <style:paragraph-properties fo:margin-left="0in" fo:margin-right="0in" fo:text-indent="0in" style:auto-text-indent="false" fo:background-color="transparent"/>
      <style:text-properties fo:font-style="normal" officeooo:rsid="069fd14c" officeooo:paragraph-rsid="0b8026d6" style:font-style-asian="normal" style:font-style-complex="normal"/>
    </style:style>
    <style:style style:name="P816" style:family="paragraph" style:parent-style-name="Standard">
      <loext:graphic-properties draw:fill="none"/>
      <style:paragraph-properties fo:margin-left="0in" fo:margin-right="0in" fo:text-indent="0in" style:auto-text-indent="false" fo:background-color="transparent"/>
      <style:text-properties fo:font-style="normal" officeooo:rsid="033728cd" officeooo:paragraph-rsid="0b8026d6" style:font-style-asian="normal" style:font-style-complex="normal"/>
    </style:style>
    <style:style style:name="P817" style:family="paragraph" style:parent-style-name="Standard">
      <loext:graphic-properties draw:fill="none"/>
      <style:paragraph-properties fo:margin-left="0in" fo:margin-right="0in" fo:text-indent="0in" style:auto-text-indent="false" fo:background-color="transparent"/>
      <style:text-properties fo:font-style="normal" officeooo:rsid="0a2c3994" officeooo:paragraph-rsid="0b8026d6" style:font-style-asian="normal" style:font-style-complex="normal"/>
    </style:style>
    <style:style style:name="P818" style:family="paragraph" style:parent-style-name="Standard">
      <loext:graphic-properties draw:fill="none"/>
      <style:paragraph-properties fo:margin-left="0in" fo:margin-right="0in" fo:text-indent="0in" style:auto-text-indent="false" fo:background-color="transparent"/>
      <style:text-properties fo:font-style="normal" officeooo:rsid="0a38d638" officeooo:paragraph-rsid="0b8026d6" style:font-style-asian="normal" style:font-style-complex="normal"/>
    </style:style>
    <style:style style:name="P819" style:family="paragraph" style:parent-style-name="Standard">
      <loext:graphic-properties draw:fill="none"/>
      <style:paragraph-properties fo:margin-left="0in" fo:margin-right="0in" fo:text-indent="0in" style:auto-text-indent="false" fo:background-color="transparent"/>
      <style:text-properties fo:font-style="normal" officeooo:rsid="0a8658aa" officeooo:paragraph-rsid="0b8026d6" style:font-style-asian="normal" style:font-style-complex="normal"/>
    </style:style>
    <style:style style:name="P820"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f2b64e" officeooo:paragraph-rsid="0ae1f47a" style:font-style-asian="normal" style:font-weight-asian="normal" style:font-style-complex="normal" style:font-weight-complex="normal"/>
    </style:style>
    <style:style style:name="P821"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fe0d4f" officeooo:paragraph-rsid="0ae1f47a" style:font-style-asian="normal" style:font-weight-asian="normal" style:font-style-complex="normal" style:font-weight-complex="normal"/>
    </style:style>
    <style:style style:name="P822"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fe0d4f" officeooo:paragraph-rsid="0b00523c" style:font-style-asian="normal" style:font-weight-asian="normal" style:font-style-complex="normal" style:font-weight-complex="normal"/>
    </style:style>
    <style:style style:name="P823"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b2ebe10" officeooo:paragraph-rsid="0b23ea3d" style:font-style-asian="normal" style:font-weight-asian="normal" style:font-style-complex="normal" style:font-weight-complex="normal"/>
    </style:style>
    <style:style style:name="P824"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b2ebe10" officeooo:paragraph-rsid="0b4f3efe" style:font-style-asian="normal" style:font-weight-asian="normal" style:font-style-complex="normal" style:font-weight-complex="normal"/>
    </style:style>
    <style:style style:name="P825"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b65ee93" officeooo:paragraph-rsid="0b35fe14" style:font-style-asian="normal" style:font-weight-asian="normal" style:font-style-complex="normal" style:font-weight-complex="normal"/>
    </style:style>
    <style:style style:name="P826"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38d638" officeooo:paragraph-rsid="0a48135d" style:font-style-asian="normal" style:font-weight-asian="normal" style:font-style-complex="normal" style:font-weight-complex="normal"/>
    </style:style>
    <style:style style:name="P827"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e156364" officeooo:paragraph-rsid="0e156364" style:font-style-asian="normal" style:font-weight-asian="normal" style:font-style-complex="normal" style:font-weight-complex="normal"/>
    </style:style>
    <style:style style:name="P828" style:family="paragraph" style:parent-style-name="Standard">
      <loext:graphic-properties draw:fill="none"/>
      <style:paragraph-properties fo:margin-left="0in" fo:margin-right="0in" fo:text-indent="0in" style:auto-text-indent="false" fo:background-color="transparent"/>
      <style:text-properties officeooo:paragraph-rsid="0977a6c4"/>
    </style:style>
    <style:style style:name="P829" style:family="paragraph" style:parent-style-name="Standard">
      <loext:graphic-properties draw:fill="none"/>
      <style:paragraph-properties fo:margin-left="0in" fo:margin-right="0in" fo:text-indent="0in" style:auto-text-indent="false" fo:background-color="transparent"/>
      <style:text-properties officeooo:paragraph-rsid="0a48135d"/>
    </style:style>
    <style:style style:name="P830" style:family="paragraph" style:parent-style-name="Standard">
      <loext:graphic-properties draw:fill="none"/>
      <style:paragraph-properties fo:margin-left="0in" fo:margin-right="0in" fo:text-indent="0in" style:auto-text-indent="false" fo:background-color="transparent"/>
      <style:text-properties officeooo:paragraph-rsid="0ae1f47a"/>
    </style:style>
    <style:style style:name="P831" style:family="paragraph" style:parent-style-name="Standard">
      <loext:graphic-properties draw:fill="none"/>
      <style:paragraph-properties fo:margin-left="0in" fo:margin-right="0in" fo:text-indent="0in" style:auto-text-indent="false" fo:background-color="transparent"/>
      <style:text-properties officeooo:paragraph-rsid="0afba6ad"/>
    </style:style>
    <style:style style:name="P832" style:family="paragraph" style:parent-style-name="Standard">
      <loext:graphic-properties draw:fill="none"/>
      <style:paragraph-properties fo:margin-left="0in" fo:margin-right="0in" fo:text-indent="0in" style:auto-text-indent="false" fo:background-color="transparent"/>
      <style:text-properties officeooo:paragraph-rsid="0b052ec0"/>
    </style:style>
    <style:style style:name="P833" style:family="paragraph" style:parent-style-name="Standard">
      <loext:graphic-properties draw:fill="none"/>
      <style:paragraph-properties fo:margin-left="0in" fo:margin-right="0in" fo:text-indent="0in" style:auto-text-indent="false" fo:background-color="transparent"/>
      <style:text-properties officeooo:paragraph-rsid="0b0b7eb3"/>
    </style:style>
    <style:style style:name="P834" style:family="paragraph" style:parent-style-name="Standard">
      <loext:graphic-properties draw:fill="none"/>
      <style:paragraph-properties fo:margin-left="0in" fo:margin-right="0in" fo:text-indent="0in" style:auto-text-indent="false" fo:background-color="transparent"/>
      <style:text-properties officeooo:paragraph-rsid="0b0e131f"/>
    </style:style>
    <style:style style:name="P835" style:family="paragraph" style:parent-style-name="Standard">
      <loext:graphic-properties draw:fill="none"/>
      <style:paragraph-properties fo:margin-left="0in" fo:margin-right="0in" fo:text-indent="0in" style:auto-text-indent="false" fo:background-color="transparent"/>
      <style:text-properties officeooo:paragraph-rsid="0b1790a9"/>
    </style:style>
    <style:style style:name="P836" style:family="paragraph" style:parent-style-name="Standard">
      <loext:graphic-properties draw:fill="none"/>
      <style:paragraph-properties fo:margin-left="0in" fo:margin-right="0in" fo:text-indent="0in" style:auto-text-indent="false" fo:background-color="transparent"/>
      <style:text-properties officeooo:paragraph-rsid="0b23ea3d"/>
    </style:style>
    <style:style style:name="P837" style:family="paragraph" style:parent-style-name="Standard">
      <loext:graphic-properties draw:fill="none"/>
      <style:paragraph-properties fo:margin-left="0in" fo:margin-right="0in" fo:text-indent="0in" style:auto-text-indent="false" fo:background-color="transparent"/>
      <style:text-properties officeooo:paragraph-rsid="0b314280"/>
    </style:style>
    <style:style style:name="P838" style:family="paragraph" style:parent-style-name="Standard">
      <loext:graphic-properties draw:fill="none"/>
      <style:paragraph-properties fo:margin-left="0in" fo:margin-right="0in" fo:text-indent="0in" style:auto-text-indent="false" fo:background-color="transparent"/>
      <style:text-properties officeooo:paragraph-rsid="0b35fe14"/>
    </style:style>
    <style:style style:name="P839" style:family="paragraph" style:parent-style-name="Standard">
      <loext:graphic-properties draw:fill="none"/>
      <style:paragraph-properties fo:margin-left="0in" fo:margin-right="0in" fo:text-indent="0in" style:auto-text-indent="false" fo:background-color="transparent"/>
      <style:text-properties officeooo:paragraph-rsid="0b3c74ee"/>
    </style:style>
    <style:style style:name="P840" style:family="paragraph" style:parent-style-name="Standard">
      <loext:graphic-properties draw:fill="none"/>
      <style:paragraph-properties fo:margin-left="0in" fo:margin-right="0in" fo:text-indent="0in" style:auto-text-indent="false" fo:background-color="transparent"/>
      <style:text-properties officeooo:paragraph-rsid="0b42f967"/>
    </style:style>
    <style:style style:name="P841" style:family="paragraph" style:parent-style-name="Standard">
      <loext:graphic-properties draw:fill="none"/>
      <style:paragraph-properties fo:margin-left="0in" fo:margin-right="0in" fo:text-indent="0in" style:auto-text-indent="false" fo:background-color="transparent"/>
      <style:text-properties officeooo:paragraph-rsid="0b49c159"/>
    </style:style>
    <style:style style:name="P842" style:family="paragraph" style:parent-style-name="Standard">
      <loext:graphic-properties draw:fill="none"/>
      <style:paragraph-properties fo:margin-left="0in" fo:margin-right="0in" fo:text-indent="0in" style:auto-text-indent="false" fo:background-color="transparent"/>
      <style:text-properties officeooo:paragraph-rsid="0b4bcb00"/>
    </style:style>
    <style:style style:name="P843" style:family="paragraph" style:parent-style-name="Standard">
      <loext:graphic-properties draw:fill="none"/>
      <style:paragraph-properties fo:margin-left="0in" fo:margin-right="0in" fo:text-indent="0in" style:auto-text-indent="false" fo:background-color="transparent"/>
      <style:text-properties officeooo:paragraph-rsid="0b50bb3b"/>
    </style:style>
    <style:style style:name="P844" style:family="paragraph" style:parent-style-name="Standard">
      <loext:graphic-properties draw:fill="none"/>
      <style:paragraph-properties fo:margin-left="0in" fo:margin-right="0in" fo:text-indent="0in" style:auto-text-indent="false" fo:background-color="transparent"/>
      <style:text-properties officeooo:paragraph-rsid="0b5672c2"/>
    </style:style>
    <style:style style:name="P845" style:family="paragraph" style:parent-style-name="Standard">
      <loext:graphic-properties draw:fill="none"/>
      <style:paragraph-properties fo:margin-left="0in" fo:margin-right="0in" fo:text-indent="0in" style:auto-text-indent="false" fo:background-color="transparent"/>
      <style:text-properties officeooo:paragraph-rsid="0b7d3289"/>
    </style:style>
    <style:style style:name="P846" style:family="paragraph" style:parent-style-name="Standard">
      <loext:graphic-properties draw:fill="none"/>
      <style:paragraph-properties fo:margin-left="0in" fo:margin-right="0in" fo:text-indent="0in" style:auto-text-indent="false" fo:background-color="transparent"/>
      <style:text-properties officeooo:paragraph-rsid="0b8026d6"/>
    </style:style>
    <style:style style:name="P847" style:family="paragraph" style:parent-style-name="Standard">
      <loext:graphic-properties draw:fill="none"/>
      <style:paragraph-properties fo:margin-left="0in" fo:margin-right="0in" fo:text-indent="0in" style:auto-text-indent="false" fo:background-color="transparent"/>
      <style:text-properties officeooo:paragraph-rsid="0badb45e"/>
    </style:style>
    <style:style style:name="P848" style:family="paragraph" style:parent-style-name="Standard">
      <loext:graphic-properties draw:fill="none"/>
      <style:paragraph-properties fo:margin-left="0in" fo:margin-right="0in" fo:text-indent="0in" style:auto-text-indent="false" fo:background-color="transparent"/>
      <style:text-properties officeooo:paragraph-rsid="0bbaa316"/>
    </style:style>
    <style:style style:name="P849" style:family="paragraph" style:parent-style-name="Standard">
      <loext:graphic-properties draw:fill="none"/>
      <style:paragraph-properties fo:margin-left="0in" fo:margin-right="0in" fo:text-indent="0in" style:auto-text-indent="false" fo:background-color="transparent"/>
      <style:text-properties style:text-underline-style="solid" style:text-underline-width="auto" style:text-underline-color="font-color" fo:font-weight="bold" officeooo:rsid="0a48135d" officeooo:paragraph-rsid="0a48135d" style:font-weight-asian="bold" style:font-weight-complex="bold"/>
    </style:style>
    <style:style style:name="P850" style:family="paragraph" style:parent-style-name="Standard">
      <loext:graphic-properties draw:fill="none"/>
      <style:paragraph-properties fo:margin-left="0in" fo:margin-right="0in" fo:text-indent="0in" style:auto-text-indent="false" fo:background-color="transparent"/>
      <style:text-properties style:text-underline-style="solid" style:text-underline-width="auto" style:text-underline-color="font-color" fo:font-weight="bold" officeooo:rsid="0e156364" officeooo:paragraph-rsid="0e156364" style:font-weight-asian="bold" style:font-weight-complex="bold"/>
    </style:style>
    <style:style style:name="P851" style:family="paragraph" style:parent-style-name="Standard">
      <style:text-properties fo:font-style="normal" officeooo:rsid="0e0682d3" officeooo:paragraph-rsid="0e651bb9" style:font-style-asian="normal" style:font-style-complex="normal"/>
    </style:style>
    <style:style style:name="P852" style:family="paragraph" style:parent-style-name="Standard">
      <style:text-properties fo:font-style="normal" officeooo:rsid="0e5771c3" officeooo:paragraph-rsid="06da5e54" style:font-style-asian="normal" style:font-style-complex="normal"/>
    </style:style>
    <style:style style:name="P853" style:family="paragraph" style:parent-style-name="Standard">
      <style:text-properties fo:font-style="normal" officeooo:rsid="0e5771c3" officeooo:paragraph-rsid="0eabd671" style:font-style-asian="normal" style:font-style-complex="normal"/>
    </style:style>
    <style:style style:name="P854" style:family="paragraph" style:parent-style-name="Standard">
      <style:text-properties fo:font-style="normal" officeooo:rsid="0e5771c3" officeooo:paragraph-rsid="0eb115f0" style:font-style-asian="normal" style:font-style-complex="normal"/>
    </style:style>
    <style:style style:name="P855" style:family="paragraph" style:parent-style-name="Standard">
      <style:text-properties fo:font-style="normal" officeooo:rsid="0e5771c3" officeooo:paragraph-rsid="0ee20b4f" style:font-style-asian="normal" style:font-style-complex="normal"/>
    </style:style>
    <style:style style:name="P856" style:family="paragraph" style:parent-style-name="Standard">
      <style:text-properties fo:font-style="normal" officeooo:rsid="0e44c00f" officeooo:paragraph-rsid="0ee20b4f" style:font-style-asian="normal" style:font-style-complex="normal"/>
    </style:style>
    <style:style style:name="P857" style:family="paragraph" style:parent-style-name="Standard">
      <style:text-properties fo:font-style="normal" officeooo:rsid="0e3f3a09" officeooo:paragraph-rsid="06da5e54" style:font-style-asian="normal" style:font-style-complex="normal"/>
    </style:style>
    <style:style style:name="P858" style:family="paragraph" style:parent-style-name="Standard">
      <style:text-properties officeooo:paragraph-rsid="0dfa5cd7"/>
    </style:style>
    <style:style style:name="P859" style:family="paragraph" style:parent-style-name="Standard">
      <style:text-properties officeooo:paragraph-rsid="0e1f1949"/>
    </style:style>
    <style:style style:name="P860" style:family="paragraph" style:parent-style-name="Standard">
      <style:text-properties officeooo:paragraph-rsid="0e266086"/>
    </style:style>
    <style:style style:name="P861" style:family="paragraph" style:parent-style-name="Standard">
      <style:text-properties officeooo:rsid="001a1637" officeooo:paragraph-rsid="0e8b0b40"/>
    </style:style>
    <style:style style:name="P862" style:family="paragraph" style:parent-style-name="Standard">
      <style:text-properties officeooo:rsid="001a1637" officeooo:paragraph-rsid="06da5e54"/>
    </style:style>
    <style:style style:name="P863" style:family="paragraph" style:parent-style-name="Standard">
      <style:text-properties officeooo:rsid="001a1637" officeooo:paragraph-rsid="0e5a8979"/>
    </style:style>
    <style:style style:name="P864" style:family="paragraph" style:parent-style-name="Standard">
      <style:text-properties officeooo:rsid="001a1637" officeooo:paragraph-rsid="071b8e7d"/>
    </style:style>
    <style:style style:name="P865" style:family="paragraph" style:parent-style-name="Standard">
      <style:text-properties officeooo:rsid="001a1637" officeooo:paragraph-rsid="0ee20b4f"/>
    </style:style>
    <style:style style:name="P866" style:family="paragraph" style:parent-style-name="Standard">
      <style:text-properties officeooo:paragraph-rsid="06da5e54"/>
    </style:style>
    <style:style style:name="P867" style:family="paragraph" style:parent-style-name="Standard">
      <style:text-properties officeooo:paragraph-rsid="0ea0406e"/>
    </style:style>
    <style:style style:name="P868" style:family="paragraph" style:parent-style-name="Standard">
      <style:text-properties officeooo:paragraph-rsid="0ea90e43"/>
    </style:style>
    <style:style style:name="P869" style:family="paragraph" style:parent-style-name="Standard">
      <style:text-properties officeooo:paragraph-rsid="0eabd671"/>
    </style:style>
    <style:style style:name="P870" style:family="paragraph" style:parent-style-name="Standard">
      <style:text-properties fo:font-size="14pt" fo:font-style="italic" fo:font-weight="normal" officeooo:rsid="015dc122" officeooo:paragraph-rsid="0eabd671" style:font-size-asian="14pt" style:font-style-asian="italic" style:font-weight-asian="normal" style:font-size-complex="14pt" style:font-style-complex="italic" style:font-weight-complex="normal"/>
    </style:style>
    <style:style style:name="P871" style:family="paragraph" style:parent-style-name="Standard">
      <style:text-properties fo:font-size="14pt" fo:font-style="italic" fo:font-weight="normal" officeooo:rsid="015da12b" officeooo:paragraph-rsid="0eabd671" style:font-size-asian="14pt" style:font-style-asian="italic" style:font-weight-asian="normal" style:font-size-complex="14pt" style:font-style-complex="italic" style:font-weight-complex="normal"/>
    </style:style>
    <style:style style:name="P872" style:family="paragraph" style:parent-style-name="Standard">
      <style:text-properties officeooo:paragraph-rsid="0eb115f0"/>
    </style:style>
    <style:style style:name="P873" style:family="paragraph" style:parent-style-name="Standard">
      <style:text-properties officeooo:paragraph-rsid="0eba5ee1"/>
    </style:style>
    <style:style style:name="P874" style:family="paragraph" style:parent-style-name="Standard">
      <style:text-properties officeooo:paragraph-rsid="0ed8e0c0"/>
    </style:style>
    <style:style style:name="P875" style:family="paragraph" style:parent-style-name="Standard">
      <style:text-properties officeooo:paragraph-rsid="0edc9350"/>
    </style:style>
    <style:style style:name="P876" style:family="paragraph" style:parent-style-name="Standard">
      <style:text-properties officeooo:paragraph-rsid="0ee12843"/>
    </style:style>
    <style:style style:name="P877" style:family="paragraph" style:parent-style-name="Standard">
      <style:text-properties officeooo:paragraph-rsid="071b8e7d"/>
    </style:style>
    <style:style style:name="T1" style:family="text">
      <style:text-properties officeooo:rsid="001af432"/>
    </style:style>
    <style:style style:name="T2" style:family="text">
      <style:text-properties officeooo:rsid="001c2470"/>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officeooo:rsid="0021095d" style:font-weight-asian="normal" style:font-weight-complex="normal"/>
    </style:style>
    <style:style style:name="T6" style:family="text">
      <style:text-properties style:text-underline-style="none" fo:font-weight="normal" officeooo:rsid="00254342" style:font-weight-asian="normal" style:font-weight-complex="normal"/>
    </style:style>
    <style:style style:name="T7" style:family="text">
      <style:text-properties style:text-underline-style="none" fo:font-weight="normal" officeooo:rsid="00270697" style:font-weight-asian="normal" style:font-weight-complex="normal"/>
    </style:style>
    <style:style style:name="T8" style:family="text">
      <style:text-properties style:text-underline-style="none" fo:font-weight="normal" officeooo:rsid="002913e1" style:font-weight-asian="normal" style:font-weight-complex="normal"/>
    </style:style>
    <style:style style:name="T9" style:family="text">
      <style:text-properties style:text-underline-style="none" fo:font-weight="normal" officeooo:rsid="0033de04" style:font-weight-asian="normal" style:font-weight-complex="normal"/>
    </style:style>
    <style:style style:name="T10" style:family="text">
      <style:text-properties style:text-underline-style="none" fo:font-weight="normal" officeooo:rsid="0037565c" style:font-weight-asian="normal" style:font-weight-complex="normal"/>
    </style:style>
    <style:style style:name="T11" style:family="text">
      <style:text-properties style:text-underline-style="none" fo:font-weight="normal" officeooo:rsid="06ba1545" style:font-weight-asian="normal" style:font-weight-complex="normal"/>
    </style:style>
    <style:style style:name="T12" style:family="text">
      <style:text-properties style:text-underline-style="none" fo:font-weight="normal" officeooo:rsid="06bb41a6" style:font-weight-asian="normal" style:font-weight-complex="normal"/>
    </style:style>
    <style:style style:name="T13" style:family="text">
      <style:text-properties style:text-underline-style="none" fo:font-weight="normal" officeooo:rsid="001a1637" style:font-weight-asian="normal" style:font-weight-complex="normal"/>
    </style:style>
    <style:style style:name="T14" style:family="text">
      <style:text-properties style:text-underline-style="none" fo:font-weight="normal" officeooo:rsid="0d8aa6b5" style:font-weight-asian="normal" style:font-weight-complex="normal"/>
    </style:style>
    <style:style style:name="T15" style:family="text">
      <style:text-properties style:text-underline-style="none" fo:font-weight="normal" officeooo:rsid="0d8ca97a" style:font-weight-asian="normal" style:font-weight-complex="normal"/>
    </style:style>
    <style:style style:name="T16" style:family="text">
      <style:text-properties style:text-underline-style="none" fo:font-weight="normal" officeooo:rsid="0d8ec146" style:font-weight-asian="normal" style:font-weight-complex="normal"/>
    </style:style>
    <style:style style:name="T17" style:family="text">
      <style:text-properties officeooo:rsid="00296a91"/>
    </style:style>
    <style:style style:name="T18" style:family="text">
      <style:text-properties officeooo:rsid="002a85fe"/>
    </style:style>
    <style:style style:name="T19" style:family="text">
      <style:text-properties officeooo:rsid="002f30aa"/>
    </style:style>
    <style:style style:name="T20" style:family="text">
      <style:text-properties officeooo:rsid="00347202"/>
    </style:style>
    <style:style style:name="T21" style:family="text">
      <style:text-properties officeooo:rsid="003707d1"/>
    </style:style>
    <style:style style:name="T22" style:family="text">
      <style:text-properties officeooo:rsid="0037565c"/>
    </style:style>
    <style:style style:name="T23" style:family="text">
      <style:text-properties officeooo:rsid="00429b8b"/>
    </style:style>
    <style:style style:name="T24" style:family="text">
      <style:text-properties fo:font-style="normal" style:font-style-asian="normal" style:font-style-complex="normal"/>
    </style:style>
    <style:style style:name="T25" style:family="text">
      <style:text-properties fo:font-style="normal" officeooo:rsid="00501a23" style:font-style-asian="normal" style:font-style-complex="normal"/>
    </style:style>
    <style:style style:name="T26" style:family="text">
      <style:text-properties fo:font-style="normal" officeooo:rsid="00cb5f07" style:font-style-asian="normal" style:font-style-complex="normal"/>
    </style:style>
    <style:style style:name="T27" style:family="text">
      <style:text-properties fo:font-style="normal" officeooo:rsid="00cccb43" style:font-style-asian="normal" style:font-style-complex="normal"/>
    </style:style>
    <style:style style:name="T28" style:family="text">
      <style:text-properties fo:font-style="normal" officeooo:rsid="00ce9ed1" style:font-style-asian="normal" style:font-style-complex="normal"/>
    </style:style>
    <style:style style:name="T29" style:family="text">
      <style:text-properties fo:font-style="normal" officeooo:rsid="00d3b65e" style:font-style-asian="normal" style:font-style-complex="normal"/>
    </style:style>
    <style:style style:name="T30" style:family="text">
      <style:text-properties fo:font-style="normal" officeooo:rsid="00d49690" style:font-style-asian="normal" style:font-style-complex="normal"/>
    </style:style>
    <style:style style:name="T31" style:family="text">
      <style:text-properties fo:font-style="normal" officeooo:rsid="00d6fcf3" style:font-style-asian="normal" style:font-style-complex="normal"/>
    </style:style>
    <style:style style:name="T32" style:family="text">
      <style:text-properties fo:font-style="normal" officeooo:rsid="00d8dd24" style:font-style-asian="normal" style:font-style-complex="normal"/>
    </style:style>
    <style:style style:name="T33" style:family="text">
      <style:text-properties fo:font-style="normal" officeooo:rsid="00db8729" style:font-style-asian="normal" style:font-style-complex="normal"/>
    </style:style>
    <style:style style:name="T34" style:family="text">
      <style:text-properties fo:font-style="normal" officeooo:rsid="00dc83f5" style:font-style-asian="normal" style:font-style-complex="normal"/>
    </style:style>
    <style:style style:name="T35" style:family="text">
      <style:text-properties fo:font-style="normal" officeooo:rsid="00ddfe2f" style:font-style-asian="normal" style:font-style-complex="normal"/>
    </style:style>
    <style:style style:name="T36" style:family="text">
      <style:text-properties fo:font-style="normal" officeooo:rsid="00e6e476" style:font-style-asian="normal" style:font-style-complex="normal"/>
    </style:style>
    <style:style style:name="T37" style:family="text">
      <style:text-properties fo:font-style="normal" officeooo:rsid="00e746d3" style:font-style-asian="normal" style:font-style-complex="normal"/>
    </style:style>
    <style:style style:name="T38" style:family="text">
      <style:text-properties fo:font-style="normal" officeooo:rsid="00e963e1" style:font-style-asian="normal" style:font-style-complex="normal"/>
    </style:style>
    <style:style style:name="T39" style:family="text">
      <style:text-properties fo:font-style="normal" officeooo:rsid="00eb6066" style:font-style-asian="normal" style:font-style-complex="normal"/>
    </style:style>
    <style:style style:name="T40" style:family="text">
      <style:text-properties fo:font-style="normal" officeooo:rsid="00ee6bc4" style:font-style-asian="normal" style:font-style-complex="normal"/>
    </style:style>
    <style:style style:name="T41" style:family="text">
      <style:text-properties fo:font-style="normal" officeooo:rsid="00ef612c" style:font-style-asian="normal" style:font-style-complex="normal"/>
    </style:style>
    <style:style style:name="T42" style:family="text">
      <style:text-properties fo:font-style="normal" officeooo:rsid="00f0080a" style:font-style-asian="normal" style:font-style-complex="normal"/>
    </style:style>
    <style:style style:name="T43" style:family="text">
      <style:text-properties fo:font-style="normal" officeooo:rsid="00f1c817" style:font-style-asian="normal" style:font-style-complex="normal"/>
    </style:style>
    <style:style style:name="T44" style:family="text">
      <style:text-properties fo:font-style="normal" officeooo:rsid="00f45cd4" style:font-style-asian="normal" style:font-style-complex="normal"/>
    </style:style>
    <style:style style:name="T45" style:family="text">
      <style:text-properties fo:font-style="normal" officeooo:rsid="00f91da3" style:font-style-asian="normal" style:font-style-complex="normal"/>
    </style:style>
    <style:style style:name="T46" style:family="text">
      <style:text-properties fo:font-style="normal" officeooo:rsid="00fd0629" style:font-style-asian="normal" style:font-style-complex="normal"/>
    </style:style>
    <style:style style:name="T47" style:family="text">
      <style:text-properties fo:font-style="normal" officeooo:rsid="00feb8a1" style:font-style-asian="normal" style:font-style-complex="normal"/>
    </style:style>
    <style:style style:name="T48" style:family="text">
      <style:text-properties fo:font-style="normal" officeooo:rsid="00fecd11" style:font-style-asian="normal" style:font-style-complex="normal"/>
    </style:style>
    <style:style style:name="T49" style:family="text">
      <style:text-properties fo:font-style="normal" officeooo:rsid="0100f55c" style:font-style-asian="normal" style:font-style-complex="normal"/>
    </style:style>
    <style:style style:name="T50" style:family="text">
      <style:text-properties fo:font-style="normal" officeooo:rsid="0103f289" style:font-style-asian="normal" style:font-style-complex="normal"/>
    </style:style>
    <style:style style:name="T51" style:family="text">
      <style:text-properties fo:font-style="normal" officeooo:rsid="0104f64b" style:font-style-asian="normal" style:font-style-complex="normal"/>
    </style:style>
    <style:style style:name="T52" style:family="text">
      <style:text-properties fo:font-style="normal" officeooo:rsid="0106cc5a" style:font-style-asian="normal" style:font-style-complex="normal"/>
    </style:style>
    <style:style style:name="T53" style:family="text">
      <style:text-properties fo:font-style="normal" officeooo:rsid="0107a462" style:font-style-asian="normal" style:font-style-complex="normal"/>
    </style:style>
    <style:style style:name="T54" style:family="text">
      <style:text-properties fo:font-style="normal" officeooo:rsid="010943fc" style:font-style-asian="normal" style:font-style-complex="normal"/>
    </style:style>
    <style:style style:name="T55" style:family="text">
      <style:text-properties fo:font-style="normal" officeooo:rsid="010ac640" style:font-style-asian="normal" style:font-style-complex="normal"/>
    </style:style>
    <style:style style:name="T56" style:family="text">
      <style:text-properties fo:font-style="normal" officeooo:rsid="010c9143" style:font-style-asian="normal" style:font-style-complex="normal"/>
    </style:style>
    <style:style style:name="T57" style:family="text">
      <style:text-properties fo:font-style="normal" officeooo:rsid="010e88ce" style:font-style-asian="normal" style:font-style-complex="normal"/>
    </style:style>
    <style:style style:name="T58" style:family="text">
      <style:text-properties fo:font-style="normal" officeooo:rsid="010f8845" style:font-style-asian="normal" style:font-style-complex="normal"/>
    </style:style>
    <style:style style:name="T59" style:family="text">
      <style:text-properties fo:font-style="normal" officeooo:rsid="0112b233" style:font-style-asian="normal" style:font-style-complex="normal"/>
    </style:style>
    <style:style style:name="T60" style:family="text">
      <style:text-properties fo:font-style="normal" officeooo:rsid="0116ec8b" style:font-style-asian="normal" style:font-style-complex="normal"/>
    </style:style>
    <style:style style:name="T61" style:family="text">
      <style:text-properties fo:font-style="normal" officeooo:rsid="0116f2f1" style:font-style-asian="normal" style:font-style-complex="normal"/>
    </style:style>
    <style:style style:name="T62" style:family="text">
      <style:text-properties fo:font-style="normal" officeooo:rsid="011d6baf" style:font-style-asian="normal" style:font-style-complex="normal"/>
    </style:style>
    <style:style style:name="T63" style:family="text">
      <style:text-properties fo:font-style="normal" officeooo:rsid="011e5314" style:font-style-asian="normal" style:font-style-complex="normal"/>
    </style:style>
    <style:style style:name="T64" style:family="text">
      <style:text-properties fo:font-style="normal" officeooo:rsid="011fc588" style:font-style-asian="normal" style:font-style-complex="normal"/>
    </style:style>
    <style:style style:name="T65" style:family="text">
      <style:text-properties fo:font-style="normal" officeooo:rsid="01207868" style:font-style-asian="normal" style:font-style-complex="normal"/>
    </style:style>
    <style:style style:name="T66" style:family="text">
      <style:text-properties fo:font-style="normal" officeooo:rsid="0120a0fa" style:font-style-asian="normal" style:font-style-complex="normal"/>
    </style:style>
    <style:style style:name="T67" style:family="text">
      <style:text-properties fo:font-style="normal" officeooo:rsid="01218bfa" style:font-style-asian="normal" style:font-style-complex="normal"/>
    </style:style>
    <style:style style:name="T68" style:family="text">
      <style:text-properties fo:font-style="normal" officeooo:rsid="0122f06f" style:font-style-asian="normal" style:font-style-complex="normal"/>
    </style:style>
    <style:style style:name="T69" style:family="text">
      <style:text-properties fo:font-style="normal" officeooo:rsid="0123374a" style:font-style-asian="normal" style:font-style-complex="normal"/>
    </style:style>
    <style:style style:name="T70" style:family="text">
      <style:text-properties fo:font-style="normal" officeooo:rsid="012516f0" style:font-style-asian="normal" style:font-style-complex="normal"/>
    </style:style>
    <style:style style:name="T71" style:family="text">
      <style:text-properties fo:font-style="normal" officeooo:rsid="012596c6" style:font-style-asian="normal" style:font-style-complex="normal"/>
    </style:style>
    <style:style style:name="T72" style:family="text">
      <style:text-properties fo:font-style="normal" officeooo:rsid="0127326e" style:font-style-asian="normal" style:font-style-complex="normal"/>
    </style:style>
    <style:style style:name="T73" style:family="text">
      <style:text-properties fo:font-style="normal" officeooo:rsid="01276b54" style:font-style-asian="normal" style:font-style-complex="normal"/>
    </style:style>
    <style:style style:name="T74" style:family="text">
      <style:text-properties fo:font-style="normal" officeooo:rsid="01294dbf" style:font-style-asian="normal" style:font-style-complex="normal"/>
    </style:style>
    <style:style style:name="T75" style:family="text">
      <style:text-properties fo:font-style="normal" officeooo:rsid="012ad544" style:font-style-asian="normal" style:font-style-complex="normal"/>
    </style:style>
    <style:style style:name="T76" style:family="text">
      <style:text-properties fo:font-style="normal" officeooo:rsid="012c6fd6" style:font-style-asian="normal" style:font-style-complex="normal"/>
    </style:style>
    <style:style style:name="T77" style:family="text">
      <style:text-properties fo:font-style="normal" officeooo:rsid="012ec6b6" style:font-style-asian="normal" style:font-style-complex="normal"/>
    </style:style>
    <style:style style:name="T78" style:family="text">
      <style:text-properties fo:font-style="normal" officeooo:rsid="01457bde" style:font-style-asian="normal" style:font-style-complex="normal"/>
    </style:style>
    <style:style style:name="T79" style:family="text">
      <style:text-properties fo:font-style="normal" officeooo:rsid="01466f41" style:font-style-asian="normal" style:font-style-complex="normal"/>
    </style:style>
    <style:style style:name="T80" style:family="text">
      <style:text-properties fo:font-style="normal" officeooo:rsid="01477001" style:font-style-asian="normal" style:font-style-complex="normal"/>
    </style:style>
    <style:style style:name="T81" style:family="text">
      <style:text-properties fo:font-style="normal" officeooo:rsid="01491b38" style:font-style-asian="normal" style:font-style-complex="normal"/>
    </style:style>
    <style:style style:name="T82" style:family="text">
      <style:text-properties fo:font-style="normal" officeooo:rsid="014bad24" style:font-style-asian="normal" style:font-style-complex="normal"/>
    </style:style>
    <style:style style:name="T83" style:family="text">
      <style:text-properties fo:font-style="normal" officeooo:rsid="014cf425" style:font-style-asian="normal" style:font-style-complex="normal"/>
    </style:style>
    <style:style style:name="T84" style:family="text">
      <style:text-properties fo:font-style="normal" officeooo:rsid="014d97ee" style:font-style-asian="normal" style:font-style-complex="normal"/>
    </style:style>
    <style:style style:name="T85" style:family="text">
      <style:text-properties fo:font-style="normal" officeooo:rsid="014ec919" style:font-style-asian="normal" style:font-style-complex="normal"/>
    </style:style>
    <style:style style:name="T86" style:family="text">
      <style:text-properties fo:font-style="normal" officeooo:rsid="014f68e1" style:font-style-asian="normal" style:font-style-complex="normal"/>
    </style:style>
    <style:style style:name="T87" style:family="text">
      <style:text-properties fo:font-style="normal" officeooo:rsid="014ff5ab" style:font-style-asian="normal" style:font-style-complex="normal"/>
    </style:style>
    <style:style style:name="T88" style:family="text">
      <style:text-properties fo:font-style="normal" officeooo:rsid="01508b66" style:font-style-asian="normal" style:font-style-complex="normal"/>
    </style:style>
    <style:style style:name="T89" style:family="text">
      <style:text-properties fo:font-style="normal" officeooo:rsid="0151a769" style:font-style-asian="normal" style:font-style-complex="normal"/>
    </style:style>
    <style:style style:name="T90" style:family="text">
      <style:text-properties fo:font-style="normal" officeooo:rsid="01526a37" style:font-style-asian="normal" style:font-style-complex="normal"/>
    </style:style>
    <style:style style:name="T91" style:family="text">
      <style:text-properties fo:font-style="normal" officeooo:rsid="01d2b6e8" style:font-style-asian="normal" style:font-style-complex="normal"/>
    </style:style>
    <style:style style:name="T92" style:family="text">
      <style:text-properties fo:font-style="normal" officeooo:rsid="01d38f8a" style:font-style-asian="normal" style:font-style-complex="normal"/>
    </style:style>
    <style:style style:name="T93" style:family="text">
      <style:text-properties fo:font-style="normal" officeooo:rsid="015a707f" style:font-style-asian="normal" style:font-style-complex="normal"/>
    </style:style>
    <style:style style:name="T94" style:family="text">
      <style:text-properties fo:font-style="normal" officeooo:rsid="02362297" style:font-style-asian="normal" style:font-style-complex="normal"/>
    </style:style>
    <style:style style:name="T95" style:family="text">
      <style:text-properties fo:font-style="normal" officeooo:rsid="0239ffc1" style:font-style-asian="normal" style:font-style-complex="normal"/>
    </style:style>
    <style:style style:name="T96" style:family="text">
      <style:text-properties fo:font-style="normal" officeooo:rsid="0241a1d1" style:font-style-asian="normal" style:font-style-complex="normal"/>
    </style:style>
    <style:style style:name="T97" style:family="text">
      <style:text-properties fo:font-style="normal" officeooo:rsid="02439008" style:font-style-asian="normal" style:font-style-complex="normal"/>
    </style:style>
    <style:style style:name="T98" style:family="text">
      <style:text-properties fo:font-style="normal" officeooo:rsid="024518b9" style:font-style-asian="normal" style:font-style-complex="normal"/>
    </style:style>
    <style:style style:name="T99" style:family="text">
      <style:text-properties fo:font-style="normal" officeooo:rsid="0245f41b" style:font-style-asian="normal" style:font-style-complex="normal"/>
    </style:style>
    <style:style style:name="T100" style:family="text">
      <style:text-properties fo:font-style="normal" officeooo:rsid="0246bd4f" style:font-style-asian="normal" style:font-style-complex="normal"/>
    </style:style>
    <style:style style:name="T101" style:family="text">
      <style:text-properties fo:font-style="normal" officeooo:rsid="0248b464" style:font-style-asian="normal" style:font-style-complex="normal"/>
    </style:style>
    <style:style style:name="T102" style:family="text">
      <style:text-properties fo:font-style="normal" officeooo:rsid="024a26f1" style:font-style-asian="normal" style:font-style-complex="normal"/>
    </style:style>
    <style:style style:name="T103" style:family="text">
      <style:text-properties fo:font-style="normal" officeooo:rsid="024ba80e" style:font-style-asian="normal" style:font-style-complex="normal"/>
    </style:style>
    <style:style style:name="T104" style:family="text">
      <style:text-properties fo:font-style="normal" officeooo:rsid="024dfb36" style:font-style-asian="normal" style:font-style-complex="normal"/>
    </style:style>
    <style:style style:name="T105" style:family="text">
      <style:text-properties fo:font-style="normal" officeooo:rsid="024fbcca" style:font-style-asian="normal" style:font-style-complex="normal"/>
    </style:style>
    <style:style style:name="T106" style:family="text">
      <style:text-properties fo:font-style="normal" officeooo:rsid="02517581" style:font-style-asian="normal" style:font-style-complex="normal"/>
    </style:style>
    <style:style style:name="T107" style:family="text">
      <style:text-properties fo:font-style="normal" officeooo:rsid="0252f32f" style:font-style-asian="normal" style:font-style-complex="normal"/>
    </style:style>
    <style:style style:name="T108" style:family="text">
      <style:text-properties fo:font-style="normal" officeooo:rsid="0254e30a" style:font-style-asian="normal" style:font-style-complex="normal"/>
    </style:style>
    <style:style style:name="T109" style:family="text">
      <style:text-properties fo:font-style="normal" officeooo:rsid="025fe23d" style:font-style-asian="normal" style:font-style-complex="normal"/>
    </style:style>
    <style:style style:name="T110" style:family="text">
      <style:text-properties fo:font-style="normal" officeooo:rsid="0261cd7a" style:font-style-asian="normal" style:font-style-complex="normal"/>
    </style:style>
    <style:style style:name="T111" style:family="text">
      <style:text-properties fo:font-style="normal" officeooo:rsid="02771663" style:font-style-asian="normal" style:font-style-complex="normal"/>
    </style:style>
    <style:style style:name="T112" style:family="text">
      <style:text-properties fo:font-style="normal" officeooo:rsid="027818b0" style:font-style-asian="normal" style:font-style-complex="normal"/>
    </style:style>
    <style:style style:name="T113" style:family="text">
      <style:text-properties fo:font-style="normal" officeooo:rsid="0278acc5" style:font-style-asian="normal" style:font-style-complex="normal"/>
    </style:style>
    <style:style style:name="T114" style:family="text">
      <style:text-properties fo:font-style="normal" officeooo:rsid="0279ad5e" style:font-style-asian="normal" style:font-style-complex="normal"/>
    </style:style>
    <style:style style:name="T115" style:family="text">
      <style:text-properties fo:font-style="normal" officeooo:rsid="027b7be3" style:font-style-asian="normal" style:font-style-complex="normal"/>
    </style:style>
    <style:style style:name="T116" style:family="text">
      <style:text-properties fo:font-style="normal" officeooo:rsid="027d3b2d" style:font-style-asian="normal" style:font-style-complex="normal"/>
    </style:style>
    <style:style style:name="T117" style:family="text">
      <style:text-properties fo:font-style="normal" officeooo:rsid="027e467c" style:font-style-asian="normal" style:font-style-complex="normal"/>
    </style:style>
    <style:style style:name="T118" style:family="text">
      <style:text-properties fo:font-style="normal" officeooo:rsid="027f7f6d" style:font-style-asian="normal" style:font-style-complex="normal"/>
    </style:style>
    <style:style style:name="T119" style:family="text">
      <style:text-properties fo:font-style="normal" officeooo:rsid="0281d738" style:font-style-asian="normal" style:font-style-complex="normal"/>
    </style:style>
    <style:style style:name="T120" style:family="text">
      <style:text-properties fo:font-style="normal" officeooo:rsid="0283d4f6" style:font-style-asian="normal" style:font-style-complex="normal"/>
    </style:style>
    <style:style style:name="T121" style:family="text">
      <style:text-properties fo:font-style="normal" officeooo:rsid="028503dd" style:font-style-asian="normal" style:font-style-complex="normal"/>
    </style:style>
    <style:style style:name="T122" style:family="text">
      <style:text-properties fo:font-style="normal" officeooo:rsid="0286be85" style:font-style-asian="normal" style:font-style-complex="normal"/>
    </style:style>
    <style:style style:name="T123" style:family="text">
      <style:text-properties fo:font-style="normal" officeooo:rsid="028e9baf" style:font-style-asian="normal" style:font-style-complex="normal"/>
    </style:style>
    <style:style style:name="T124" style:family="text">
      <style:text-properties fo:font-style="normal" officeooo:rsid="0292bfd0" style:font-style-asian="normal" style:font-style-complex="normal"/>
    </style:style>
    <style:style style:name="T125" style:family="text">
      <style:text-properties fo:font-style="normal" officeooo:rsid="0295fe67" style:font-style-asian="normal" style:font-style-complex="normal"/>
    </style:style>
    <style:style style:name="T126" style:family="text">
      <style:text-properties fo:font-style="normal" officeooo:rsid="0297dd5f" style:font-style-asian="normal" style:font-style-complex="normal"/>
    </style:style>
    <style:style style:name="T127" style:family="text">
      <style:text-properties fo:font-style="normal" officeooo:rsid="0299eca9" style:font-style-asian="normal" style:font-style-complex="normal"/>
    </style:style>
    <style:style style:name="T128" style:family="text">
      <style:text-properties fo:font-style="normal" officeooo:rsid="029d5a63" style:font-style-asian="normal" style:font-style-complex="normal"/>
    </style:style>
    <style:style style:name="T129" style:family="text">
      <style:text-properties fo:font-style="normal" officeooo:rsid="02ae27db" style:font-style-asian="normal" style:font-style-complex="normal"/>
    </style:style>
    <style:style style:name="T130" style:family="text">
      <style:text-properties fo:font-style="normal" officeooo:rsid="02af0fb1" style:font-style-asian="normal" style:font-style-complex="normal"/>
    </style:style>
    <style:style style:name="T131" style:family="text">
      <style:text-properties fo:font-style="normal" officeooo:rsid="02b20606" style:font-style-asian="normal" style:font-style-complex="normal"/>
    </style:style>
    <style:style style:name="T132" style:family="text">
      <style:text-properties fo:font-style="normal" officeooo:rsid="02b32b11" style:font-style-asian="normal" style:font-style-complex="normal"/>
    </style:style>
    <style:style style:name="T133" style:family="text">
      <style:text-properties fo:font-style="normal" officeooo:rsid="02b5630b" style:font-style-asian="normal" style:font-style-complex="normal"/>
    </style:style>
    <style:style style:name="T134" style:family="text">
      <style:text-properties fo:font-style="normal" officeooo:rsid="02bbbaad" style:font-style-asian="normal" style:font-style-complex="normal"/>
    </style:style>
    <style:style style:name="T135" style:family="text">
      <style:text-properties fo:font-style="normal" officeooo:rsid="02bdf42d" style:font-style-asian="normal" style:font-style-complex="normal"/>
    </style:style>
    <style:style style:name="T136" style:family="text">
      <style:text-properties fo:font-style="normal" officeooo:rsid="02be0e16" style:font-style-asian="normal" style:font-style-complex="normal"/>
    </style:style>
    <style:style style:name="T137" style:family="text">
      <style:text-properties fo:font-style="normal" officeooo:rsid="02c0168d" style:font-style-asian="normal" style:font-style-complex="normal"/>
    </style:style>
    <style:style style:name="T138" style:family="text">
      <style:text-properties fo:font-style="normal" officeooo:rsid="02c057ec" style:font-style-asian="normal" style:font-style-complex="normal"/>
    </style:style>
    <style:style style:name="T139" style:family="text">
      <style:text-properties fo:font-style="normal" officeooo:rsid="02c1d928" style:font-style-asian="normal" style:font-style-complex="normal"/>
    </style:style>
    <style:style style:name="T140" style:family="text">
      <style:text-properties fo:font-style="normal" officeooo:rsid="02c7d278" style:font-style-asian="normal" style:font-style-complex="normal"/>
    </style:style>
    <style:style style:name="T141" style:family="text">
      <style:text-properties fo:font-style="normal" officeooo:rsid="02c8d8fd" style:font-style-asian="normal" style:font-style-complex="normal"/>
    </style:style>
    <style:style style:name="T142" style:family="text">
      <style:text-properties fo:font-style="normal" officeooo:rsid="02c9e37b" style:font-style-asian="normal" style:font-style-complex="normal"/>
    </style:style>
    <style:style style:name="T143" style:family="text">
      <style:text-properties fo:font-style="normal" officeooo:rsid="02caa4bc" style:font-style-asian="normal" style:font-style-complex="normal"/>
    </style:style>
    <style:style style:name="T144" style:family="text">
      <style:text-properties fo:font-style="normal" officeooo:rsid="02cc9b28" style:font-style-asian="normal" style:font-style-complex="normal"/>
    </style:style>
    <style:style style:name="T145" style:family="text">
      <style:text-properties fo:font-style="normal" officeooo:rsid="02cf0473" style:font-style-asian="normal" style:font-style-complex="normal"/>
    </style:style>
    <style:style style:name="T146" style:family="text">
      <style:text-properties fo:font-style="normal" officeooo:rsid="02d3b72b" style:font-style-asian="normal" style:font-style-complex="normal"/>
    </style:style>
    <style:style style:name="T147" style:family="text">
      <style:text-properties fo:font-style="normal" officeooo:rsid="02d4cbc1" style:font-style-asian="normal" style:font-style-complex="normal"/>
    </style:style>
    <style:style style:name="T148" style:family="text">
      <style:text-properties fo:font-style="normal" officeooo:rsid="02d7aaef" style:font-style-asian="normal" style:font-style-complex="normal"/>
    </style:style>
    <style:style style:name="T149" style:family="text">
      <style:text-properties fo:font-style="normal" officeooo:rsid="02d8f8c6" style:font-style-asian="normal" style:font-style-complex="normal"/>
    </style:style>
    <style:style style:name="T150" style:family="text">
      <style:text-properties fo:font-style="normal" officeooo:rsid="02dd2935" style:font-style-asian="normal" style:font-style-complex="normal"/>
    </style:style>
    <style:style style:name="T151" style:family="text">
      <style:text-properties fo:font-style="normal" officeooo:rsid="03a5329d" style:font-style-asian="normal" style:font-style-complex="normal"/>
    </style:style>
    <style:style style:name="T152" style:family="text">
      <style:text-properties fo:font-style="normal" officeooo:rsid="03b296ef" style:font-style-asian="normal" style:font-style-complex="normal"/>
    </style:style>
    <style:style style:name="T153" style:family="text">
      <style:text-properties fo:font-style="normal" officeooo:rsid="03b3d2ce" style:font-style-asian="normal" style:font-style-complex="normal"/>
    </style:style>
    <style:style style:name="T154" style:family="text">
      <style:text-properties fo:font-style="normal" officeooo:rsid="03b68931" style:font-style-asian="normal" style:font-style-complex="normal"/>
    </style:style>
    <style:style style:name="T155" style:family="text">
      <style:text-properties fo:font-style="normal" officeooo:rsid="03b6a171" style:font-style-asian="normal" style:font-style-complex="normal"/>
    </style:style>
    <style:style style:name="T156" style:family="text">
      <style:text-properties fo:font-style="normal" officeooo:rsid="03bcf076" style:font-style-asian="normal" style:font-style-complex="normal"/>
    </style:style>
    <style:style style:name="T157" style:family="text">
      <style:text-properties fo:font-style="normal" officeooo:rsid="03d4b43f" style:font-style-asian="normal" style:font-style-complex="normal"/>
    </style:style>
    <style:style style:name="T158" style:family="text">
      <style:text-properties fo:font-style="normal" officeooo:rsid="03d63482" style:font-style-asian="normal" style:font-style-complex="normal"/>
    </style:style>
    <style:style style:name="T159" style:family="text">
      <style:text-properties fo:font-style="normal" officeooo:rsid="03d8a4f2" style:font-style-asian="normal" style:font-style-complex="normal"/>
    </style:style>
    <style:style style:name="T160" style:family="text">
      <style:text-properties fo:font-style="normal" officeooo:rsid="03d9c692" style:font-style-asian="normal" style:font-style-complex="normal"/>
    </style:style>
    <style:style style:name="T161" style:family="text">
      <style:text-properties fo:font-style="normal" officeooo:rsid="03da1e8e" style:font-style-asian="normal" style:font-style-complex="normal"/>
    </style:style>
    <style:style style:name="T162" style:family="text">
      <style:text-properties fo:font-style="normal" officeooo:rsid="03dbe040" style:font-style-asian="normal" style:font-style-complex="normal"/>
    </style:style>
    <style:style style:name="T163" style:family="text">
      <style:text-properties fo:font-style="normal" officeooo:rsid="03dd598a" style:font-style-asian="normal" style:font-style-complex="normal"/>
    </style:style>
    <style:style style:name="T164" style:family="text">
      <style:text-properties fo:font-style="normal" officeooo:rsid="03ddba76" style:font-style-asian="normal" style:font-style-complex="normal"/>
    </style:style>
    <style:style style:name="T165" style:family="text">
      <style:text-properties fo:font-style="normal" officeooo:rsid="035819b5" style:font-style-asian="normal" style:font-style-complex="normal"/>
    </style:style>
    <style:style style:name="T166" style:family="text">
      <style:text-properties fo:font-style="normal" officeooo:rsid="001a1637" style:font-style-asian="normal" style:font-style-complex="normal"/>
    </style:style>
    <style:style style:name="T167" style:family="text">
      <style:text-properties fo:font-style="normal" officeooo:rsid="037588cb" style:font-style-asian="normal" style:font-style-complex="normal"/>
    </style:style>
    <style:style style:name="T168" style:family="text">
      <style:text-properties fo:font-style="normal" officeooo:rsid="03f7f509" style:font-style-asian="normal" style:font-style-complex="normal"/>
    </style:style>
    <style:style style:name="T169" style:family="text">
      <style:text-properties fo:font-style="normal" officeooo:rsid="03815520" style:font-style-asian="normal" style:font-style-complex="normal"/>
    </style:style>
    <style:style style:name="T170" style:family="text">
      <style:text-properties fo:font-style="normal" officeooo:rsid="0385163f" style:font-style-asian="normal" style:font-style-complex="normal"/>
    </style:style>
    <style:style style:name="T171" style:family="text">
      <style:text-properties fo:font-style="normal" officeooo:rsid="03fe097f" style:font-style-asian="normal" style:font-style-complex="normal"/>
    </style:style>
    <style:style style:name="T172" style:family="text">
      <style:text-properties fo:font-style="normal" officeooo:rsid="03ffa56c" style:font-style-asian="normal" style:font-style-complex="normal"/>
    </style:style>
    <style:style style:name="T173" style:family="text">
      <style:text-properties fo:font-style="normal" officeooo:rsid="033728cd" style:font-style-asian="normal" style:font-style-complex="normal"/>
    </style:style>
    <style:style style:name="T174" style:family="text">
      <style:text-properties fo:font-style="normal" officeooo:rsid="0407df1b" style:font-style-asian="normal" style:font-style-complex="normal"/>
    </style:style>
    <style:style style:name="T175" style:family="text">
      <style:text-properties fo:font-style="normal" officeooo:rsid="040990d5" style:font-style-asian="normal" style:font-style-complex="normal"/>
    </style:style>
    <style:style style:name="T176" style:family="text">
      <style:text-properties fo:font-style="normal" officeooo:rsid="040a7ad4" style:font-style-asian="normal" style:font-style-complex="normal"/>
    </style:style>
    <style:style style:name="T177" style:family="text">
      <style:text-properties fo:font-style="normal" officeooo:rsid="04169d81" style:font-style-asian="normal" style:font-style-complex="normal"/>
    </style:style>
    <style:style style:name="T178" style:family="text">
      <style:text-properties fo:font-style="normal" officeooo:rsid="04176a6d" style:font-style-asian="normal" style:font-style-complex="normal"/>
    </style:style>
    <style:style style:name="T179" style:family="text">
      <style:text-properties fo:font-style="normal" officeooo:rsid="04186813" style:font-style-asian="normal" style:font-style-complex="normal"/>
    </style:style>
    <style:style style:name="T180" style:family="text">
      <style:text-properties fo:font-style="normal" officeooo:rsid="0418782d" style:font-style-asian="normal" style:font-style-complex="normal"/>
    </style:style>
    <style:style style:name="T181" style:family="text">
      <style:text-properties fo:font-style="normal" officeooo:rsid="041952bb" style:font-style-asian="normal" style:font-style-complex="normal"/>
    </style:style>
    <style:style style:name="T182" style:family="text">
      <style:text-properties fo:font-style="normal" officeooo:rsid="041b11be" style:font-style-asian="normal" style:font-style-complex="normal"/>
    </style:style>
    <style:style style:name="T183" style:family="text">
      <style:text-properties fo:font-style="normal" officeooo:rsid="041e7801" style:font-style-asian="normal" style:font-style-complex="normal"/>
    </style:style>
    <style:style style:name="T184" style:family="text">
      <style:text-properties fo:font-style="normal" officeooo:rsid="04209c87" style:font-style-asian="normal" style:font-style-complex="normal"/>
    </style:style>
    <style:style style:name="T185" style:family="text">
      <style:text-properties fo:font-style="normal" officeooo:rsid="0423d8cf" style:font-style-asian="normal" style:font-style-complex="normal"/>
    </style:style>
    <style:style style:name="T186" style:family="text">
      <style:text-properties fo:font-style="normal" officeooo:rsid="042badd0" style:font-style-asian="normal" style:font-style-complex="normal"/>
    </style:style>
    <style:style style:name="T187" style:family="text">
      <style:text-properties fo:font-style="normal" officeooo:rsid="0431d47a" style:font-style-asian="normal" style:font-style-complex="normal"/>
    </style:style>
    <style:style style:name="T188" style:family="text">
      <style:text-properties fo:font-style="normal" officeooo:rsid="0433bb67" style:font-style-asian="normal" style:font-style-complex="normal"/>
    </style:style>
    <style:style style:name="T189" style:family="text">
      <style:text-properties fo:font-style="normal" officeooo:rsid="0434c800" style:font-style-asian="normal" style:font-style-complex="normal"/>
    </style:style>
    <style:style style:name="T190" style:family="text">
      <style:text-properties fo:font-style="normal" officeooo:rsid="0436a2e2" style:font-style-asian="normal" style:font-style-complex="normal"/>
    </style:style>
    <style:style style:name="T191" style:family="text">
      <style:text-properties fo:font-style="normal" officeooo:rsid="0437332f" style:font-style-asian="normal" style:font-style-complex="normal"/>
    </style:style>
    <style:style style:name="T192" style:family="text">
      <style:text-properties fo:font-style="normal" officeooo:rsid="043ad47d" style:font-style-asian="normal" style:font-style-complex="normal"/>
    </style:style>
    <style:style style:name="T193" style:family="text">
      <style:text-properties fo:font-style="normal" officeooo:rsid="043c94d5" style:font-style-asian="normal" style:font-style-complex="normal"/>
    </style:style>
    <style:style style:name="T194" style:family="text">
      <style:text-properties fo:font-style="normal" officeooo:rsid="043cb548" style:font-style-asian="normal" style:font-style-complex="normal"/>
    </style:style>
    <style:style style:name="T195" style:family="text">
      <style:text-properties fo:font-style="normal" officeooo:rsid="043f11ab" style:font-style-asian="normal" style:font-style-complex="normal"/>
    </style:style>
    <style:style style:name="T196" style:family="text">
      <style:text-properties fo:font-style="normal" officeooo:rsid="043f86e0" style:font-style-asian="normal" style:font-style-complex="normal"/>
    </style:style>
    <style:style style:name="T197" style:family="text">
      <style:text-properties fo:font-style="normal" officeooo:rsid="044130c7" style:font-style-asian="normal" style:font-style-complex="normal"/>
    </style:style>
    <style:style style:name="T198" style:family="text">
      <style:text-properties fo:font-style="normal" officeooo:rsid="04430019" style:font-style-asian="normal" style:font-style-complex="normal"/>
    </style:style>
    <style:style style:name="T199" style:family="text">
      <style:text-properties fo:font-style="normal" officeooo:rsid="0443b7b5" style:font-style-asian="normal" style:font-style-complex="normal"/>
    </style:style>
    <style:style style:name="T200" style:family="text">
      <style:text-properties fo:font-style="normal" officeooo:rsid="04440ed8" style:font-style-asian="normal" style:font-style-complex="normal"/>
    </style:style>
    <style:style style:name="T201" style:family="text">
      <style:text-properties fo:font-style="normal" officeooo:rsid="04452313" style:font-style-asian="normal" style:font-style-complex="normal"/>
    </style:style>
    <style:style style:name="T202" style:family="text">
      <style:text-properties fo:font-style="normal" officeooo:rsid="04455a22" style:font-style-asian="normal" style:font-style-complex="normal"/>
    </style:style>
    <style:style style:name="T203" style:family="text">
      <style:text-properties fo:font-style="normal" officeooo:rsid="0446b023" style:font-style-asian="normal" style:font-style-complex="normal"/>
    </style:style>
    <style:style style:name="T204" style:family="text">
      <style:text-properties fo:font-style="normal" officeooo:rsid="04475578" style:font-style-asian="normal" style:font-style-complex="normal"/>
    </style:style>
    <style:style style:name="T205" style:family="text">
      <style:text-properties fo:font-style="normal" officeooo:rsid="04490c34" style:font-style-asian="normal" style:font-style-complex="normal"/>
    </style:style>
    <style:style style:name="T206" style:family="text">
      <style:text-properties fo:font-style="normal" officeooo:rsid="044abd30" style:font-style-asian="normal" style:font-style-complex="normal"/>
    </style:style>
    <style:style style:name="T207" style:family="text">
      <style:text-properties fo:font-style="normal" officeooo:rsid="04506469" style:font-style-asian="normal" style:font-style-complex="normal"/>
    </style:style>
    <style:style style:name="T208" style:family="text">
      <style:text-properties fo:font-style="normal" officeooo:rsid="04518fbb" style:font-style-asian="normal" style:font-style-complex="normal"/>
    </style:style>
    <style:style style:name="T209" style:family="text">
      <style:text-properties fo:font-style="normal" officeooo:rsid="04525fc9" style:font-style-asian="normal" style:font-style-complex="normal"/>
    </style:style>
    <style:style style:name="T210" style:family="text">
      <style:text-properties fo:font-style="normal" officeooo:rsid="04537127" style:font-style-asian="normal" style:font-style-complex="normal"/>
    </style:style>
    <style:style style:name="T211" style:family="text">
      <style:text-properties fo:font-style="normal" officeooo:rsid="0454bf60" style:font-style-asian="normal" style:font-style-complex="normal"/>
    </style:style>
    <style:style style:name="T212" style:family="text">
      <style:text-properties fo:font-style="normal" officeooo:rsid="04563551" style:font-style-asian="normal" style:font-style-complex="normal"/>
    </style:style>
    <style:style style:name="T213" style:family="text">
      <style:text-properties fo:font-style="normal" officeooo:rsid="04583ff2" style:font-style-asian="normal" style:font-style-complex="normal"/>
    </style:style>
    <style:style style:name="T214" style:family="text">
      <style:text-properties fo:font-style="normal" officeooo:rsid="045b39e0" style:font-style-asian="normal" style:font-style-complex="normal"/>
    </style:style>
    <style:style style:name="T215" style:family="text">
      <style:text-properties fo:font-style="normal" officeooo:rsid="045bee81" style:font-style-asian="normal" style:font-style-complex="normal"/>
    </style:style>
    <style:style style:name="T216" style:family="text">
      <style:text-properties fo:font-style="normal" officeooo:rsid="045d93cc" style:font-style-asian="normal" style:font-style-complex="normal"/>
    </style:style>
    <style:style style:name="T217" style:family="text">
      <style:text-properties fo:font-style="normal" officeooo:rsid="045f4242" style:font-style-asian="normal" style:font-style-complex="normal"/>
    </style:style>
    <style:style style:name="T218" style:family="text">
      <style:text-properties fo:font-style="normal" officeooo:rsid="045ffbd8" style:font-style-asian="normal" style:font-style-complex="normal"/>
    </style:style>
    <style:style style:name="T219" style:family="text">
      <style:text-properties fo:font-style="normal" officeooo:rsid="04605840" style:font-style-asian="normal" style:font-style-complex="normal"/>
    </style:style>
    <style:style style:name="T220" style:family="text">
      <style:text-properties fo:font-style="normal" officeooo:rsid="0462c24d" style:font-style-asian="normal" style:font-style-complex="normal"/>
    </style:style>
    <style:style style:name="T221" style:family="text">
      <style:text-properties fo:font-style="normal" officeooo:rsid="0471e89f" style:font-style-asian="normal" style:font-style-complex="normal"/>
    </style:style>
    <style:style style:name="T222" style:family="text">
      <style:text-properties fo:font-style="normal" officeooo:rsid="0474d199" style:font-style-asian="normal" style:font-style-complex="normal"/>
    </style:style>
    <style:style style:name="T223" style:family="text">
      <style:text-properties fo:font-style="normal" officeooo:rsid="04769ace" style:font-style-asian="normal" style:font-style-complex="normal"/>
    </style:style>
    <style:style style:name="T224" style:family="text">
      <style:text-properties fo:font-style="normal" officeooo:rsid="047b9068" style:font-style-asian="normal" style:font-style-complex="normal"/>
    </style:style>
    <style:style style:name="T225" style:family="text">
      <style:text-properties fo:font-style="normal" officeooo:rsid="047bd8e9" style:font-style-asian="normal" style:font-style-complex="normal"/>
    </style:style>
    <style:style style:name="T226" style:family="text">
      <style:text-properties fo:font-style="normal" officeooo:rsid="04808ed6" style:font-style-asian="normal" style:font-style-complex="normal"/>
    </style:style>
    <style:style style:name="T227" style:family="text">
      <style:text-properties fo:font-style="normal" officeooo:rsid="0481503d" style:font-style-asian="normal" style:font-style-complex="normal"/>
    </style:style>
    <style:style style:name="T228" style:family="text">
      <style:text-properties fo:font-style="normal" officeooo:rsid="048293d6" style:font-style-asian="normal" style:font-style-complex="normal"/>
    </style:style>
    <style:style style:name="T229" style:family="text">
      <style:text-properties fo:font-style="normal" officeooo:rsid="04c1ad38" style:font-style-asian="normal" style:font-style-complex="normal"/>
    </style:style>
    <style:style style:name="T230" style:family="text">
      <style:text-properties fo:font-style="normal" officeooo:rsid="04c422a4" style:font-style-asian="normal" style:font-style-complex="normal"/>
    </style:style>
    <style:style style:name="T231" style:family="text">
      <style:text-properties fo:font-style="normal" officeooo:rsid="04c47584" style:font-style-asian="normal" style:font-style-complex="normal"/>
    </style:style>
    <style:style style:name="T232" style:family="text">
      <style:text-properties fo:font-style="normal" officeooo:rsid="04c550fb" style:font-style-asian="normal" style:font-style-complex="normal"/>
    </style:style>
    <style:style style:name="T233" style:family="text">
      <style:text-properties fo:font-style="normal" officeooo:rsid="04c64882" style:font-style-asian="normal" style:font-style-complex="normal"/>
    </style:style>
    <style:style style:name="T234" style:family="text">
      <style:text-properties fo:font-style="normal" officeooo:rsid="04c74cf9" style:font-style-asian="normal" style:font-style-complex="normal"/>
    </style:style>
    <style:style style:name="T235" style:family="text">
      <style:text-properties fo:font-style="normal" officeooo:rsid="04c8ad0a" style:font-style-asian="normal" style:font-style-complex="normal"/>
    </style:style>
    <style:style style:name="T236" style:family="text">
      <style:text-properties fo:font-style="normal" officeooo:rsid="04ca276a" style:font-style-asian="normal" style:font-style-complex="normal"/>
    </style:style>
    <style:style style:name="T237" style:family="text">
      <style:text-properties fo:font-style="normal" officeooo:rsid="04caf2ce" style:font-style-asian="normal" style:font-style-complex="normal"/>
    </style:style>
    <style:style style:name="T238" style:family="text">
      <style:text-properties fo:font-style="normal" officeooo:rsid="04cb3724" style:font-style-asian="normal" style:font-style-complex="normal"/>
    </style:style>
    <style:style style:name="T239" style:family="text">
      <style:text-properties fo:font-style="normal" officeooo:rsid="04cc6ab6" style:font-style-asian="normal" style:font-style-complex="normal"/>
    </style:style>
    <style:style style:name="T240" style:family="text">
      <style:text-properties fo:font-style="normal" officeooo:rsid="04ce0a41" style:font-style-asian="normal" style:font-style-complex="normal"/>
    </style:style>
    <style:style style:name="T241" style:family="text">
      <style:text-properties fo:font-style="normal" officeooo:rsid="04cfc012" style:font-style-asian="normal" style:font-style-complex="normal"/>
    </style:style>
    <style:style style:name="T242" style:family="text">
      <style:text-properties fo:font-style="normal" officeooo:rsid="043186ab" style:font-style-asian="normal" style:font-style-complex="normal"/>
    </style:style>
    <style:style style:name="T243" style:family="text">
      <style:text-properties fo:font-style="normal" officeooo:rsid="04cdae9e" style:font-style-asian="normal" style:font-style-complex="normal"/>
    </style:style>
    <style:style style:name="T244" style:family="text">
      <style:text-properties fo:font-style="normal" officeooo:rsid="04d161e9" style:font-style-asian="normal" style:font-style-complex="normal"/>
    </style:style>
    <style:style style:name="T245" style:family="text">
      <style:text-properties fo:font-style="normal" officeooo:rsid="04d239e2" style:font-style-asian="normal" style:font-style-complex="normal"/>
    </style:style>
    <style:style style:name="T246" style:family="text">
      <style:text-properties fo:font-style="normal" officeooo:rsid="04d2fc52" style:font-style-asian="normal" style:font-style-complex="normal"/>
    </style:style>
    <style:style style:name="T247" style:family="text">
      <style:text-properties fo:font-style="normal" officeooo:rsid="04d3ca33" style:font-style-asian="normal" style:font-style-complex="normal"/>
    </style:style>
    <style:style style:name="T248" style:family="text">
      <style:text-properties fo:font-style="normal" officeooo:rsid="049641d8" style:font-style-asian="normal" style:font-style-complex="normal"/>
    </style:style>
    <style:style style:name="T249" style:family="text">
      <style:text-properties fo:font-style="normal" officeooo:rsid="04d5b0fe" style:font-style-asian="normal" style:font-style-complex="normal"/>
    </style:style>
    <style:style style:name="T250" style:family="text">
      <style:text-properties fo:font-style="normal" officeooo:rsid="04d84467" style:font-style-asian="normal" style:font-style-complex="normal"/>
    </style:style>
    <style:style style:name="T251" style:family="text">
      <style:text-properties fo:font-style="normal" officeooo:rsid="04da3a50" style:font-style-asian="normal" style:font-style-complex="normal"/>
    </style:style>
    <style:style style:name="T252" style:family="text">
      <style:text-properties fo:font-style="normal" officeooo:rsid="04dcf78e" style:font-style-asian="normal" style:font-style-complex="normal"/>
    </style:style>
    <style:style style:name="T253" style:family="text">
      <style:text-properties fo:font-style="normal" officeooo:rsid="053d3420" style:font-style-asian="normal" style:font-style-complex="normal"/>
    </style:style>
    <style:style style:name="T254" style:family="text">
      <style:text-properties fo:font-style="normal" officeooo:rsid="053ef7f5" style:font-style-asian="normal" style:font-style-complex="normal"/>
    </style:style>
    <style:style style:name="T255" style:family="text">
      <style:text-properties fo:font-style="normal" officeooo:rsid="054554c2" style:font-style-asian="normal" style:font-style-complex="normal"/>
    </style:style>
    <style:style style:name="T256" style:family="text">
      <style:text-properties fo:font-style="normal" officeooo:rsid="05336679" style:font-style-asian="normal" style:font-style-complex="normal"/>
    </style:style>
    <style:style style:name="T257" style:family="text">
      <style:text-properties fo:font-style="normal" officeooo:rsid="05478873" style:font-style-asian="normal" style:font-style-complex="normal"/>
    </style:style>
    <style:style style:name="T258" style:family="text">
      <style:text-properties fo:font-style="normal" officeooo:rsid="054e7cb1" style:font-style-asian="normal" style:font-style-complex="normal"/>
    </style:style>
    <style:style style:name="T259" style:family="text">
      <style:text-properties fo:font-style="normal" officeooo:rsid="054fd192" style:font-style-asian="normal" style:font-style-complex="normal"/>
    </style:style>
    <style:style style:name="T260" style:family="text">
      <style:text-properties fo:font-style="normal" officeooo:rsid="0551b620" style:font-style-asian="normal" style:font-style-complex="normal"/>
    </style:style>
    <style:style style:name="T261" style:family="text">
      <style:text-properties fo:font-style="normal" officeooo:rsid="05520b23" style:font-style-asian="normal" style:font-style-complex="normal"/>
    </style:style>
    <style:style style:name="T262" style:family="text">
      <style:text-properties fo:font-style="normal" officeooo:rsid="05537e86" style:font-style-asian="normal" style:font-style-complex="normal"/>
    </style:style>
    <style:style style:name="T263" style:family="text">
      <style:text-properties fo:font-style="normal" officeooo:rsid="05541bcc" style:font-style-asian="normal" style:font-style-complex="normal"/>
    </style:style>
    <style:style style:name="T264" style:family="text">
      <style:text-properties fo:font-style="normal" officeooo:rsid="05554649" style:font-style-asian="normal" style:font-style-complex="normal"/>
    </style:style>
    <style:style style:name="T265" style:family="text">
      <style:text-properties fo:font-style="normal" officeooo:rsid="055610db" style:font-style-asian="normal" style:font-style-complex="normal"/>
    </style:style>
    <style:style style:name="T266" style:family="text">
      <style:text-properties fo:font-style="normal" officeooo:rsid="0556e3b1" style:font-style-asian="normal" style:font-style-complex="normal"/>
    </style:style>
    <style:style style:name="T267" style:family="text">
      <style:text-properties fo:font-style="normal" officeooo:rsid="0557ca6c" style:font-style-asian="normal" style:font-style-complex="normal"/>
    </style:style>
    <style:style style:name="T268" style:family="text">
      <style:text-properties fo:font-style="normal" officeooo:rsid="055903a3" style:font-style-asian="normal" style:font-style-complex="normal"/>
    </style:style>
    <style:style style:name="T269" style:family="text">
      <style:text-properties fo:font-style="normal" officeooo:rsid="055adfc7" style:font-style-asian="normal" style:font-style-complex="normal"/>
    </style:style>
    <style:style style:name="T270" style:family="text">
      <style:text-properties fo:font-style="normal" officeooo:rsid="055b39d7" style:font-style-asian="normal" style:font-style-complex="normal"/>
    </style:style>
    <style:style style:name="T271" style:family="text">
      <style:text-properties fo:font-style="normal" officeooo:rsid="055c3a9a" style:font-style-asian="normal" style:font-style-complex="normal"/>
    </style:style>
    <style:style style:name="T272" style:family="text">
      <style:text-properties fo:font-style="normal" officeooo:rsid="055cb858" style:font-style-asian="normal" style:font-style-complex="normal"/>
    </style:style>
    <style:style style:name="T273" style:family="text">
      <style:text-properties fo:font-style="normal" officeooo:rsid="055ea052" style:font-style-asian="normal" style:font-style-complex="normal"/>
    </style:style>
    <style:style style:name="T274" style:family="text">
      <style:text-properties fo:font-style="normal" officeooo:rsid="05609ff1" style:font-style-asian="normal" style:font-style-complex="normal"/>
    </style:style>
    <style:style style:name="T275" style:family="text">
      <style:text-properties fo:font-style="normal" officeooo:rsid="05621346" style:font-style-asian="normal" style:font-style-complex="normal"/>
    </style:style>
    <style:style style:name="T276" style:family="text">
      <style:text-properties fo:font-style="normal" officeooo:rsid="05635fe7" style:font-style-asian="normal" style:font-style-complex="normal"/>
    </style:style>
    <style:style style:name="T277" style:family="text">
      <style:text-properties fo:font-style="normal" officeooo:rsid="0564ab93" style:font-style-asian="normal" style:font-style-complex="normal"/>
    </style:style>
    <style:style style:name="T278" style:family="text">
      <style:text-properties fo:font-style="normal" officeooo:rsid="05652b73" style:font-style-asian="normal" style:font-style-complex="normal"/>
    </style:style>
    <style:style style:name="T279" style:family="text">
      <style:text-properties fo:font-style="normal" officeooo:rsid="0569aa4e" style:font-style-asian="normal" style:font-style-complex="normal"/>
    </style:style>
    <style:style style:name="T280" style:family="text">
      <style:text-properties fo:font-style="normal" officeooo:rsid="056a3df6" style:font-style-asian="normal" style:font-style-complex="normal"/>
    </style:style>
    <style:style style:name="T281" style:family="text">
      <style:text-properties fo:font-style="normal" officeooo:rsid="056c1389" style:font-style-asian="normal" style:font-style-complex="normal"/>
    </style:style>
    <style:style style:name="T282" style:family="text">
      <style:text-properties fo:font-style="normal" officeooo:rsid="056cc7a2" style:font-style-asian="normal" style:font-style-complex="normal"/>
    </style:style>
    <style:style style:name="T283" style:family="text">
      <style:text-properties fo:font-style="normal" officeooo:rsid="056e0b95" style:font-style-asian="normal" style:font-style-complex="normal"/>
    </style:style>
    <style:style style:name="T284" style:family="text">
      <style:text-properties fo:font-style="normal" officeooo:rsid="056fb012" style:font-style-asian="normal" style:font-style-complex="normal"/>
    </style:style>
    <style:style style:name="T285" style:family="text">
      <style:text-properties fo:font-style="normal" officeooo:rsid="056fdde7" style:font-style-asian="normal" style:font-style-complex="normal"/>
    </style:style>
    <style:style style:name="T286" style:family="text">
      <style:text-properties fo:font-style="normal" officeooo:rsid="05702f5f" style:font-style-asian="normal" style:font-style-complex="normal"/>
    </style:style>
    <style:style style:name="T287" style:family="text">
      <style:text-properties fo:font-style="normal" officeooo:rsid="05704cc9" style:font-style-asian="normal" style:font-style-complex="normal"/>
    </style:style>
    <style:style style:name="T288" style:family="text">
      <style:text-properties fo:font-style="normal" officeooo:rsid="0570f923" style:font-style-asian="normal" style:font-style-complex="normal"/>
    </style:style>
    <style:style style:name="T289" style:family="text">
      <style:text-properties fo:font-style="normal" officeooo:rsid="05714c4a" style:font-style-asian="normal" style:font-style-complex="normal"/>
    </style:style>
    <style:style style:name="T290" style:family="text">
      <style:text-properties fo:font-style="normal" officeooo:rsid="057217a6" style:font-style-asian="normal" style:font-style-complex="normal"/>
    </style:style>
    <style:style style:name="T291" style:family="text">
      <style:text-properties fo:font-style="normal" officeooo:rsid="05729da9" style:font-style-asian="normal" style:font-style-complex="normal"/>
    </style:style>
    <style:style style:name="T292" style:family="text">
      <style:text-properties fo:font-style="normal" officeooo:rsid="05749da6" style:font-style-asian="normal" style:font-style-complex="normal"/>
    </style:style>
    <style:style style:name="T293" style:family="text">
      <style:text-properties fo:font-style="normal" officeooo:rsid="057526fb" style:font-style-asian="normal" style:font-style-complex="normal"/>
    </style:style>
    <style:style style:name="T294" style:family="text">
      <style:text-properties fo:font-style="normal" officeooo:rsid="0575e558" style:font-style-asian="normal" style:font-style-complex="normal"/>
    </style:style>
    <style:style style:name="T295" style:family="text">
      <style:text-properties fo:font-style="normal" officeooo:rsid="0576ba37" style:font-style-asian="normal" style:font-style-complex="normal"/>
    </style:style>
    <style:style style:name="T296" style:family="text">
      <style:text-properties fo:font-style="normal" officeooo:rsid="0576f668" style:font-style-asian="normal" style:font-style-complex="normal"/>
    </style:style>
    <style:style style:name="T297" style:family="text">
      <style:text-properties fo:font-style="normal" officeooo:rsid="05770124" style:font-style-asian="normal" style:font-style-complex="normal"/>
    </style:style>
    <style:style style:name="T298" style:family="text">
      <style:text-properties fo:font-style="normal" officeooo:rsid="057a3043" style:font-style-asian="normal" style:font-style-complex="normal"/>
    </style:style>
    <style:style style:name="T299" style:family="text">
      <style:text-properties fo:font-style="normal" officeooo:rsid="057b19b2" style:font-style-asian="normal" style:font-style-complex="normal"/>
    </style:style>
    <style:style style:name="T300" style:family="text">
      <style:text-properties fo:font-style="normal" officeooo:rsid="057b9e87" style:font-style-asian="normal" style:font-style-complex="normal"/>
    </style:style>
    <style:style style:name="T301" style:family="text">
      <style:text-properties fo:font-style="normal" officeooo:rsid="057d7f00" style:font-style-asian="normal" style:font-style-complex="normal"/>
    </style:style>
    <style:style style:name="T302" style:family="text">
      <style:text-properties fo:font-style="normal" officeooo:rsid="057eeb01" style:font-style-asian="normal" style:font-style-complex="normal"/>
    </style:style>
    <style:style style:name="T303" style:family="text">
      <style:text-properties fo:font-style="normal" officeooo:rsid="057f2c0e" style:font-style-asian="normal" style:font-style-complex="normal"/>
    </style:style>
    <style:style style:name="T304" style:family="text">
      <style:text-properties fo:font-style="normal" officeooo:rsid="0580420f" style:font-style-asian="normal" style:font-style-complex="normal"/>
    </style:style>
    <style:style style:name="T305" style:family="text">
      <style:text-properties fo:font-style="normal" officeooo:rsid="05818313" style:font-style-asian="normal" style:font-style-complex="normal"/>
    </style:style>
    <style:style style:name="T306" style:family="text">
      <style:text-properties fo:font-style="normal" officeooo:rsid="058277f5" style:font-style-asian="normal" style:font-style-complex="normal"/>
    </style:style>
    <style:style style:name="T307" style:family="text">
      <style:text-properties fo:font-style="normal" officeooo:rsid="0583f9e8" style:font-style-asian="normal" style:font-style-complex="normal"/>
    </style:style>
    <style:style style:name="T308" style:family="text">
      <style:text-properties fo:font-style="normal" officeooo:rsid="0585abaa" style:font-style-asian="normal" style:font-style-complex="normal"/>
    </style:style>
    <style:style style:name="T309" style:family="text">
      <style:text-properties fo:font-style="normal" officeooo:rsid="0529251a" style:font-style-asian="normal" style:font-style-complex="normal"/>
    </style:style>
    <style:style style:name="T310" style:family="text">
      <style:text-properties fo:font-style="normal" officeooo:rsid="058a0859" style:font-style-asian="normal" style:font-style-complex="normal"/>
    </style:style>
    <style:style style:name="T311" style:family="text">
      <style:text-properties fo:font-style="normal" officeooo:rsid="058cc78f" style:font-style-asian="normal" style:font-style-complex="normal"/>
    </style:style>
    <style:style style:name="T312" style:family="text">
      <style:text-properties fo:font-style="normal" officeooo:rsid="058ee606" style:font-style-asian="normal" style:font-style-complex="normal"/>
    </style:style>
    <style:style style:name="T313" style:family="text">
      <style:text-properties fo:font-style="normal" officeooo:rsid="058ff97a" style:font-style-asian="normal" style:font-style-complex="normal"/>
    </style:style>
    <style:style style:name="T314" style:family="text">
      <style:text-properties fo:font-style="normal" officeooo:rsid="0599b8c9" style:font-style-asian="normal" style:font-style-complex="normal"/>
    </style:style>
    <style:style style:name="T315" style:family="text">
      <style:text-properties fo:font-style="normal" officeooo:rsid="059bae3a" style:font-style-asian="normal" style:font-style-complex="normal"/>
    </style:style>
    <style:style style:name="T316" style:family="text">
      <style:text-properties fo:font-style="normal" officeooo:rsid="059dc481" style:font-style-asian="normal" style:font-style-complex="normal"/>
    </style:style>
    <style:style style:name="T317" style:family="text">
      <style:text-properties fo:font-style="normal" officeooo:rsid="059def55" style:font-style-asian="normal" style:font-style-complex="normal"/>
    </style:style>
    <style:style style:name="T318" style:family="text">
      <style:text-properties fo:font-style="normal" officeooo:rsid="059e2251" style:font-style-asian="normal" style:font-style-complex="normal"/>
    </style:style>
    <style:style style:name="T319" style:family="text">
      <style:text-properties fo:font-style="normal" officeooo:rsid="059f78df" style:font-style-asian="normal" style:font-style-complex="normal"/>
    </style:style>
    <style:style style:name="T320" style:family="text">
      <style:text-properties fo:font-style="normal" officeooo:rsid="05a2c191" style:font-style-asian="normal" style:font-style-complex="normal"/>
    </style:style>
    <style:style style:name="T321" style:family="text">
      <style:text-properties fo:font-style="normal" officeooo:rsid="05a45a58" style:font-style-asian="normal" style:font-style-complex="normal"/>
    </style:style>
    <style:style style:name="T322" style:family="text">
      <style:text-properties fo:font-style="normal" officeooo:rsid="05a55f6c" style:font-style-asian="normal" style:font-style-complex="normal"/>
    </style:style>
    <style:style style:name="T323" style:family="text">
      <style:text-properties fo:font-style="normal" officeooo:rsid="05a62358" style:font-style-asian="normal" style:font-style-complex="normal"/>
    </style:style>
    <style:style style:name="T324" style:family="text">
      <style:text-properties fo:font-style="normal" officeooo:rsid="05a79d0e" style:font-style-asian="normal" style:font-style-complex="normal"/>
    </style:style>
    <style:style style:name="T325" style:family="text">
      <style:text-properties fo:font-style="normal" officeooo:rsid="05a81f60" style:font-style-asian="normal" style:font-style-complex="normal"/>
    </style:style>
    <style:style style:name="T326" style:family="text">
      <style:text-properties fo:font-style="normal" officeooo:rsid="05aa25a4" style:font-style-asian="normal" style:font-style-complex="normal"/>
    </style:style>
    <style:style style:name="T327" style:family="text">
      <style:text-properties fo:font-style="normal" officeooo:rsid="05ac1dab" style:font-style-asian="normal" style:font-style-complex="normal"/>
    </style:style>
    <style:style style:name="T328" style:family="text">
      <style:text-properties fo:font-style="normal" officeooo:rsid="05ad207e" style:font-style-asian="normal" style:font-style-complex="normal"/>
    </style:style>
    <style:style style:name="T329" style:family="text">
      <style:text-properties fo:font-style="normal" officeooo:rsid="05ad6119" style:font-style-asian="normal" style:font-style-complex="normal"/>
    </style:style>
    <style:style style:name="T330" style:family="text">
      <style:text-properties fo:font-style="normal" officeooo:rsid="05ae36d2" style:font-style-asian="normal" style:font-style-complex="normal"/>
    </style:style>
    <style:style style:name="T331" style:family="text">
      <style:text-properties fo:font-style="normal" officeooo:rsid="05afb5f2" style:font-style-asian="normal" style:font-style-complex="normal"/>
    </style:style>
    <style:style style:name="T332" style:family="text">
      <style:text-properties fo:font-style="normal" officeooo:rsid="05b038b0" style:font-style-asian="normal" style:font-style-complex="normal"/>
    </style:style>
    <style:style style:name="T333" style:family="text">
      <style:text-properties fo:font-style="normal" officeooo:rsid="05b11f03" style:font-style-asian="normal" style:font-style-complex="normal"/>
    </style:style>
    <style:style style:name="T334" style:family="text">
      <style:text-properties fo:font-style="normal" officeooo:rsid="05b1e12b" style:font-style-asian="normal" style:font-style-complex="normal"/>
    </style:style>
    <style:style style:name="T335" style:family="text">
      <style:text-properties fo:font-style="normal" officeooo:rsid="05b259b4" style:font-style-asian="normal" style:font-style-complex="normal"/>
    </style:style>
    <style:style style:name="T336" style:family="text">
      <style:text-properties fo:font-style="normal" officeooo:rsid="05b38920" style:font-style-asian="normal" style:font-style-complex="normal"/>
    </style:style>
    <style:style style:name="T337" style:family="text">
      <style:text-properties fo:font-style="normal" officeooo:rsid="05b5323e" style:font-style-asian="normal" style:font-style-complex="normal"/>
    </style:style>
    <style:style style:name="T338" style:family="text">
      <style:text-properties fo:font-style="normal" officeooo:rsid="05b5515c" style:font-style-asian="normal" style:font-style-complex="normal"/>
    </style:style>
    <style:style style:name="T339" style:family="text">
      <style:text-properties fo:font-style="normal" officeooo:rsid="05b6e141" style:font-style-asian="normal" style:font-style-complex="normal"/>
    </style:style>
    <style:style style:name="T340" style:family="text">
      <style:text-properties fo:font-style="normal" officeooo:rsid="05b725e9" style:font-style-asian="normal" style:font-style-complex="normal"/>
    </style:style>
    <style:style style:name="T341" style:family="text">
      <style:text-properties fo:font-style="normal" officeooo:rsid="05b81bc5" style:font-style-asian="normal" style:font-style-complex="normal"/>
    </style:style>
    <style:style style:name="T342" style:family="text">
      <style:text-properties fo:font-style="normal" officeooo:rsid="05b91267" style:font-style-asian="normal" style:font-style-complex="normal"/>
    </style:style>
    <style:style style:name="T343" style:family="text">
      <style:text-properties fo:font-style="normal" officeooo:rsid="05baad96" style:font-style-asian="normal" style:font-style-complex="normal"/>
    </style:style>
    <style:style style:name="T344" style:family="text">
      <style:text-properties fo:font-style="normal" officeooo:rsid="05bbac55" style:font-style-asian="normal" style:font-style-complex="normal"/>
    </style:style>
    <style:style style:name="T345" style:family="text">
      <style:text-properties fo:font-style="normal" officeooo:rsid="05bc3260" style:font-style-asian="normal" style:font-style-complex="normal"/>
    </style:style>
    <style:style style:name="T346" style:family="text">
      <style:text-properties fo:font-style="normal" officeooo:rsid="05be1d5b" style:font-style-asian="normal" style:font-style-complex="normal"/>
    </style:style>
    <style:style style:name="T347" style:family="text">
      <style:text-properties fo:font-style="normal" officeooo:rsid="05bfe103" style:font-style-asian="normal" style:font-style-complex="normal"/>
    </style:style>
    <style:style style:name="T348" style:family="text">
      <style:text-properties fo:font-style="normal" officeooo:rsid="05c0d4a2" style:font-style-asian="normal" style:font-style-complex="normal"/>
    </style:style>
    <style:style style:name="T349" style:family="text">
      <style:text-properties fo:font-style="normal" officeooo:rsid="05c1290f" style:font-style-asian="normal" style:font-style-complex="normal"/>
    </style:style>
    <style:style style:name="T350" style:family="text">
      <style:text-properties fo:font-style="normal" officeooo:rsid="05c27267" style:font-style-asian="normal" style:font-style-complex="normal"/>
    </style:style>
    <style:style style:name="T351" style:family="text">
      <style:text-properties fo:font-style="normal" officeooo:rsid="05c59e49" style:font-style-asian="normal" style:font-style-complex="normal"/>
    </style:style>
    <style:style style:name="T352" style:family="text">
      <style:text-properties fo:font-style="normal" officeooo:rsid="05c5cc6b" style:font-style-asian="normal" style:font-style-complex="normal"/>
    </style:style>
    <style:style style:name="T353" style:family="text">
      <style:text-properties fo:font-style="normal" officeooo:rsid="05c7beaa" style:font-style-asian="normal" style:font-style-complex="normal"/>
    </style:style>
    <style:style style:name="T354" style:family="text">
      <style:text-properties fo:font-style="normal" officeooo:rsid="05cb4bb2" style:font-style-asian="normal" style:font-style-complex="normal"/>
    </style:style>
    <style:style style:name="T355" style:family="text">
      <style:text-properties fo:font-style="normal" officeooo:rsid="05cc6cf0" style:font-style-asian="normal" style:font-style-complex="normal"/>
    </style:style>
    <style:style style:name="T356" style:family="text">
      <style:text-properties fo:font-style="normal" officeooo:rsid="05cd0a62" style:font-style-asian="normal" style:font-style-complex="normal"/>
    </style:style>
    <style:style style:name="T357" style:family="text">
      <style:text-properties fo:font-style="normal" officeooo:rsid="05ceaa9f" style:font-style-asian="normal" style:font-style-complex="normal"/>
    </style:style>
    <style:style style:name="T358" style:family="text">
      <style:text-properties fo:font-style="normal" officeooo:rsid="05ceaff3" style:font-style-asian="normal" style:font-style-complex="normal"/>
    </style:style>
    <style:style style:name="T359" style:family="text">
      <style:text-properties fo:font-style="normal" officeooo:rsid="05d0146a" style:font-style-asian="normal" style:font-style-complex="normal"/>
    </style:style>
    <style:style style:name="T360" style:family="text">
      <style:text-properties fo:font-style="normal" officeooo:rsid="05d126a6" style:font-style-asian="normal" style:font-style-complex="normal"/>
    </style:style>
    <style:style style:name="T361" style:family="text">
      <style:text-properties fo:font-style="normal" officeooo:rsid="05d22ff9" style:font-style-asian="normal" style:font-style-complex="normal"/>
    </style:style>
    <style:style style:name="T362" style:family="text">
      <style:text-properties fo:font-style="normal" officeooo:rsid="05d23ef3" style:font-style-asian="normal" style:font-style-complex="normal"/>
    </style:style>
    <style:style style:name="T363" style:family="text">
      <style:text-properties fo:font-style="normal" officeooo:rsid="05d3ad7f" style:font-style-asian="normal" style:font-style-complex="normal"/>
    </style:style>
    <style:style style:name="T364" style:family="text">
      <style:text-properties fo:font-style="normal" officeooo:rsid="04e67e71" style:font-style-asian="normal" style:font-style-complex="normal"/>
    </style:style>
    <style:style style:name="T365" style:family="text">
      <style:text-properties fo:font-style="normal" officeooo:rsid="05de7fb4" style:font-style-asian="normal" style:font-style-complex="normal"/>
    </style:style>
    <style:style style:name="T366" style:family="text">
      <style:text-properties fo:font-style="normal" officeooo:rsid="04ec6bb4" style:font-style-asian="normal" style:font-style-complex="normal"/>
    </style:style>
    <style:style style:name="T367" style:family="text">
      <style:text-properties fo:font-style="normal" officeooo:rsid="05e40829" style:font-style-asian="normal" style:font-style-complex="normal"/>
    </style:style>
    <style:style style:name="T368" style:family="text">
      <style:text-properties fo:font-style="normal" officeooo:rsid="05e5872e" style:font-style-asian="normal" style:font-style-complex="normal"/>
    </style:style>
    <style:style style:name="T369" style:family="text">
      <style:text-properties fo:font-style="normal" officeooo:rsid="0501b9d4" style:font-style-asian="normal" style:font-style-complex="normal"/>
    </style:style>
    <style:style style:name="T370" style:family="text">
      <style:text-properties fo:font-style="normal" officeooo:rsid="05ed31d6" style:font-style-asian="normal" style:font-style-complex="normal"/>
    </style:style>
    <style:style style:name="T371" style:family="text">
      <style:text-properties fo:font-style="normal" officeooo:rsid="05ed8804" style:font-style-asian="normal" style:font-style-complex="normal"/>
    </style:style>
    <style:style style:name="T372" style:family="text">
      <style:text-properties fo:font-style="normal" officeooo:rsid="050902ec" style:font-style-asian="normal" style:font-style-complex="normal"/>
    </style:style>
    <style:style style:name="T373" style:family="text">
      <style:text-properties fo:font-style="normal" officeooo:rsid="050acb11" style:font-style-asian="normal" style:font-style-complex="normal"/>
    </style:style>
    <style:style style:name="T374" style:family="text">
      <style:text-properties fo:font-style="normal" officeooo:rsid="05f25e96" style:font-style-asian="normal" style:font-style-complex="normal"/>
    </style:style>
    <style:style style:name="T375" style:family="text">
      <style:text-properties fo:font-style="normal" officeooo:rsid="050f057b" style:font-style-asian="normal" style:font-style-complex="normal"/>
    </style:style>
    <style:style style:name="T376" style:family="text">
      <style:text-properties fo:font-style="normal" officeooo:rsid="051380fc" style:font-style-asian="normal" style:font-style-complex="normal"/>
    </style:style>
    <style:style style:name="T377" style:family="text">
      <style:text-properties fo:font-style="normal" officeooo:rsid="0526a9bf" style:font-style-asian="normal" style:font-style-complex="normal"/>
    </style:style>
    <style:style style:name="T378" style:family="text">
      <style:text-properties fo:font-style="normal" officeooo:rsid="05fcfbc4" style:font-style-asian="normal" style:font-style-complex="normal"/>
    </style:style>
    <style:style style:name="T379" style:family="text">
      <style:text-properties fo:font-style="normal" officeooo:rsid="05fee10b" style:font-style-asian="normal" style:font-style-complex="normal"/>
    </style:style>
    <style:style style:name="T380" style:family="text">
      <style:text-properties fo:font-style="normal" officeooo:rsid="06028d2b" style:font-style-asian="normal" style:font-style-complex="normal"/>
    </style:style>
    <style:style style:name="T381" style:family="text">
      <style:text-properties fo:font-style="normal" officeooo:rsid="06042f5a" style:font-style-asian="normal" style:font-style-complex="normal"/>
    </style:style>
    <style:style style:name="T382" style:family="text">
      <style:text-properties fo:font-style="normal" officeooo:rsid="0605a053" style:font-style-asian="normal" style:font-style-complex="normal"/>
    </style:style>
    <style:style style:name="T383" style:family="text">
      <style:text-properties fo:font-style="normal" officeooo:rsid="060831c7" style:font-style-asian="normal" style:font-style-complex="normal"/>
    </style:style>
    <style:style style:name="T384" style:family="text">
      <style:text-properties fo:font-style="normal" officeooo:rsid="060af6d2" style:font-style-asian="normal" style:font-style-complex="normal"/>
    </style:style>
    <style:style style:name="T385" style:family="text">
      <style:text-properties fo:font-style="normal" officeooo:rsid="060c533c" style:font-style-asian="normal" style:font-style-complex="normal"/>
    </style:style>
    <style:style style:name="T386" style:family="text">
      <style:text-properties fo:font-style="normal" officeooo:rsid="060cf8d2" style:font-style-asian="normal" style:font-style-complex="normal"/>
    </style:style>
    <style:style style:name="T387" style:family="text">
      <style:text-properties fo:font-style="normal" officeooo:rsid="061051fb" style:font-style-asian="normal" style:font-style-complex="normal"/>
    </style:style>
    <style:style style:name="T388" style:family="text">
      <style:text-properties fo:font-style="normal" officeooo:rsid="06137c18" style:font-style-asian="normal" style:font-style-complex="normal"/>
    </style:style>
    <style:style style:name="T389" style:family="text">
      <style:text-properties fo:font-style="normal" officeooo:rsid="06145b37" style:font-style-asian="normal" style:font-style-complex="normal"/>
    </style:style>
    <style:style style:name="T390" style:family="text">
      <style:text-properties fo:font-style="normal" officeooo:rsid="06147998" style:font-style-asian="normal" style:font-style-complex="normal"/>
    </style:style>
    <style:style style:name="T391" style:family="text">
      <style:text-properties fo:font-style="normal" officeooo:rsid="0615eb9e" style:font-style-asian="normal" style:font-style-complex="normal"/>
    </style:style>
    <style:style style:name="T392" style:family="text">
      <style:text-properties fo:font-style="normal" officeooo:rsid="0616083f" style:font-style-asian="normal" style:font-style-complex="normal"/>
    </style:style>
    <style:style style:name="T393" style:family="text">
      <style:text-properties fo:font-style="normal" officeooo:rsid="061bc3d2" style:font-style-asian="normal" style:font-style-complex="normal"/>
    </style:style>
    <style:style style:name="T394" style:family="text">
      <style:text-properties fo:font-style="normal" officeooo:rsid="061c918f" style:font-style-asian="normal" style:font-style-complex="normal"/>
    </style:style>
    <style:style style:name="T395" style:family="text">
      <style:text-properties fo:font-style="normal" officeooo:rsid="061d90b2" style:font-style-asian="normal" style:font-style-complex="normal"/>
    </style:style>
    <style:style style:name="T396" style:family="text">
      <style:text-properties fo:font-style="normal" officeooo:rsid="0624898c" style:font-style-asian="normal" style:font-style-complex="normal"/>
    </style:style>
    <style:style style:name="T397" style:family="text">
      <style:text-properties fo:font-style="normal" officeooo:rsid="062609d4" style:font-style-asian="normal" style:font-style-complex="normal"/>
    </style:style>
    <style:style style:name="T398" style:family="text">
      <style:text-properties fo:font-style="normal" officeooo:rsid="06272806" style:font-style-asian="normal" style:font-style-complex="normal"/>
    </style:style>
    <style:style style:name="T399" style:family="text">
      <style:text-properties fo:font-style="normal" officeooo:rsid="0627fb6c" style:font-style-asian="normal" style:font-style-complex="normal"/>
    </style:style>
    <style:style style:name="T400" style:family="text">
      <style:text-properties fo:font-style="normal" officeooo:rsid="062af447" style:font-style-asian="normal" style:font-style-complex="normal"/>
    </style:style>
    <style:style style:name="T401" style:family="text">
      <style:text-properties fo:font-style="normal" officeooo:rsid="062be6ec" style:font-style-asian="normal" style:font-style-complex="normal"/>
    </style:style>
    <style:style style:name="T402" style:family="text">
      <style:text-properties fo:font-style="normal" officeooo:rsid="062c3dec" style:font-style-asian="normal" style:font-style-complex="normal"/>
    </style:style>
    <style:style style:name="T403" style:family="text">
      <style:text-properties fo:font-style="normal" officeooo:rsid="062f7473" style:font-style-asian="normal" style:font-style-complex="normal"/>
    </style:style>
    <style:style style:name="T404" style:family="text">
      <style:text-properties fo:font-style="normal" officeooo:rsid="062ff006" style:font-style-asian="normal" style:font-style-complex="normal"/>
    </style:style>
    <style:style style:name="T405" style:family="text">
      <style:text-properties fo:font-style="normal" officeooo:rsid="06311f1b" style:font-style-asian="normal" style:font-style-complex="normal"/>
    </style:style>
    <style:style style:name="T406" style:family="text">
      <style:text-properties fo:font-style="normal" officeooo:rsid="0631bb83" style:font-style-asian="normal" style:font-style-complex="normal"/>
    </style:style>
    <style:style style:name="T407" style:family="text">
      <style:text-properties fo:font-style="normal" officeooo:rsid="063285fe" style:font-style-asian="normal" style:font-style-complex="normal"/>
    </style:style>
    <style:style style:name="T408" style:family="text">
      <style:text-properties fo:font-style="normal" officeooo:rsid="06338362" style:font-style-asian="normal" style:font-style-complex="normal"/>
    </style:style>
    <style:style style:name="T409" style:family="text">
      <style:text-properties fo:font-style="normal" officeooo:rsid="0634377f" style:font-style-asian="normal" style:font-style-complex="normal"/>
    </style:style>
    <style:style style:name="T410" style:family="text">
      <style:text-properties fo:font-style="normal" officeooo:rsid="0635fc7c" style:font-style-asian="normal" style:font-style-complex="normal"/>
    </style:style>
    <style:style style:name="T411" style:family="text">
      <style:text-properties fo:font-style="normal" officeooo:rsid="0637ea69" style:font-style-asian="normal" style:font-style-complex="normal"/>
    </style:style>
    <style:style style:name="T412" style:family="text">
      <style:text-properties fo:font-style="normal" officeooo:rsid="06388c90" style:font-style-asian="normal" style:font-style-complex="normal"/>
    </style:style>
    <style:style style:name="T413" style:family="text">
      <style:text-properties fo:font-style="normal" officeooo:rsid="0638a580" style:font-style-asian="normal" style:font-style-complex="normal"/>
    </style:style>
    <style:style style:name="T414" style:family="text">
      <style:text-properties fo:font-style="normal" officeooo:rsid="0639b0d4" style:font-style-asian="normal" style:font-style-complex="normal"/>
    </style:style>
    <style:style style:name="T415" style:family="text">
      <style:text-properties fo:font-style="normal" officeooo:rsid="063c3cea" style:font-style-asian="normal" style:font-style-complex="normal"/>
    </style:style>
    <style:style style:name="T416" style:family="text">
      <style:text-properties fo:font-style="normal" officeooo:rsid="063d521b" style:font-style-asian="normal" style:font-style-complex="normal"/>
    </style:style>
    <style:style style:name="T417" style:family="text">
      <style:text-properties fo:font-style="normal" officeooo:rsid="063ed593" style:font-style-asian="normal" style:font-style-complex="normal"/>
    </style:style>
    <style:style style:name="T418" style:family="text">
      <style:text-properties fo:font-style="normal" officeooo:rsid="0640b503" style:font-style-asian="normal" style:font-style-complex="normal"/>
    </style:style>
    <style:style style:name="T419" style:family="text">
      <style:text-properties fo:font-style="normal" officeooo:rsid="0641979f" style:font-style-asian="normal" style:font-style-complex="normal"/>
    </style:style>
    <style:style style:name="T420" style:family="text">
      <style:text-properties fo:font-style="normal" officeooo:rsid="064cc454" style:font-style-asian="normal" style:font-style-complex="normal"/>
    </style:style>
    <style:style style:name="T421" style:family="text">
      <style:text-properties fo:font-style="normal" officeooo:rsid="06515f37" style:font-style-asian="normal" style:font-style-complex="normal"/>
    </style:style>
    <style:style style:name="T422" style:family="text">
      <style:text-properties fo:font-style="normal" officeooo:rsid="0651d0ea" style:font-style-asian="normal" style:font-style-complex="normal"/>
    </style:style>
    <style:style style:name="T423" style:family="text">
      <style:text-properties fo:font-style="normal" officeooo:rsid="06521987" style:font-style-asian="normal" style:font-style-complex="normal"/>
    </style:style>
    <style:style style:name="T424" style:family="text">
      <style:text-properties fo:font-style="normal" officeooo:rsid="065295ba" style:font-style-asian="normal" style:font-style-complex="normal"/>
    </style:style>
    <style:style style:name="T425" style:family="text">
      <style:text-properties fo:font-style="normal" officeooo:rsid="0652b9fd" style:font-style-asian="normal" style:font-style-complex="normal"/>
    </style:style>
    <style:style style:name="T426" style:family="text">
      <style:text-properties fo:font-style="normal" officeooo:rsid="0653feea" style:font-style-asian="normal" style:font-style-complex="normal"/>
    </style:style>
    <style:style style:name="T427" style:family="text">
      <style:text-properties fo:font-style="normal" officeooo:rsid="06556296" style:font-style-asian="normal" style:font-style-complex="normal"/>
    </style:style>
    <style:style style:name="T428" style:family="text">
      <style:text-properties fo:font-style="normal" officeooo:rsid="065c9264" style:font-style-asian="normal" style:font-style-complex="normal"/>
    </style:style>
    <style:style style:name="T429" style:family="text">
      <style:text-properties fo:font-style="normal" officeooo:rsid="065fa8b1" style:font-style-asian="normal" style:font-style-complex="normal"/>
    </style:style>
    <style:style style:name="T430" style:family="text">
      <style:text-properties fo:font-style="normal" officeooo:rsid="06601a09" style:font-style-asian="normal" style:font-style-complex="normal"/>
    </style:style>
    <style:style style:name="T431" style:family="text">
      <style:text-properties fo:font-style="normal" officeooo:rsid="0661cd8e" style:font-style-asian="normal" style:font-style-complex="normal"/>
    </style:style>
    <style:style style:name="T432" style:family="text">
      <style:text-properties fo:font-style="normal" officeooo:rsid="06633699" style:font-style-asian="normal" style:font-style-complex="normal"/>
    </style:style>
    <style:style style:name="T433" style:family="text">
      <style:text-properties fo:font-style="normal" officeooo:rsid="0668679b" style:font-style-asian="normal" style:font-style-complex="normal"/>
    </style:style>
    <style:style style:name="T434" style:family="text">
      <style:text-properties fo:font-style="normal" officeooo:rsid="0669927b" style:font-style-asian="normal" style:font-style-complex="normal"/>
    </style:style>
    <style:style style:name="T435" style:family="text">
      <style:text-properties fo:font-style="normal" officeooo:rsid="066a7b74" style:font-style-asian="normal" style:font-style-complex="normal"/>
    </style:style>
    <style:style style:name="T436" style:family="text">
      <style:text-properties fo:font-style="normal" officeooo:rsid="066b1544" style:font-style-asian="normal" style:font-style-complex="normal"/>
    </style:style>
    <style:style style:name="T437" style:family="text">
      <style:text-properties fo:font-style="normal" officeooo:rsid="066c527a" style:font-style-asian="normal" style:font-style-complex="normal"/>
    </style:style>
    <style:style style:name="T438" style:family="text">
      <style:text-properties fo:font-style="normal" officeooo:rsid="066d0fef" style:font-style-asian="normal" style:font-style-complex="normal"/>
    </style:style>
    <style:style style:name="T439" style:family="text">
      <style:text-properties fo:font-style="normal" officeooo:rsid="066d6d38" style:font-style-asian="normal" style:font-style-complex="normal"/>
    </style:style>
    <style:style style:name="T440" style:family="text">
      <style:text-properties fo:font-style="normal" officeooo:rsid="066eb999" style:font-style-asian="normal" style:font-style-complex="normal"/>
    </style:style>
    <style:style style:name="T441" style:family="text">
      <style:text-properties fo:font-style="normal" officeooo:rsid="0670530e" style:font-style-asian="normal" style:font-style-complex="normal"/>
    </style:style>
    <style:style style:name="T442" style:family="text">
      <style:text-properties fo:font-style="normal" officeooo:rsid="06706a64" style:font-style-asian="normal" style:font-style-complex="normal"/>
    </style:style>
    <style:style style:name="T443" style:family="text">
      <style:text-properties fo:font-style="normal" officeooo:rsid="0672e559" style:font-style-asian="normal" style:font-style-complex="normal"/>
    </style:style>
    <style:style style:name="T444" style:family="text">
      <style:text-properties fo:font-style="normal" officeooo:rsid="0672eca6" style:font-style-asian="normal" style:font-style-complex="normal"/>
    </style:style>
    <style:style style:name="T445" style:family="text">
      <style:text-properties fo:font-style="normal" officeooo:rsid="06742487" style:font-style-asian="normal" style:font-style-complex="normal"/>
    </style:style>
    <style:style style:name="T446" style:family="text">
      <style:text-properties fo:font-style="normal" officeooo:rsid="0674e508" style:font-style-asian="normal" style:font-style-complex="normal"/>
    </style:style>
    <style:style style:name="T447" style:family="text">
      <style:text-properties fo:font-style="normal" officeooo:rsid="067561f2" style:font-style-asian="normal" style:font-style-complex="normal"/>
    </style:style>
    <style:style style:name="T448" style:family="text">
      <style:text-properties fo:font-style="normal" officeooo:rsid="06762c99" style:font-style-asian="normal" style:font-style-complex="normal"/>
    </style:style>
    <style:style style:name="T449" style:family="text">
      <style:text-properties fo:font-style="normal" officeooo:rsid="0676fc38" style:font-style-asian="normal" style:font-style-complex="normal"/>
    </style:style>
    <style:style style:name="T450" style:family="text">
      <style:text-properties fo:font-style="normal" officeooo:rsid="06785370" style:font-style-asian="normal" style:font-style-complex="normal"/>
    </style:style>
    <style:style style:name="T451" style:family="text">
      <style:text-properties fo:font-style="normal" officeooo:rsid="067b217c" style:font-style-asian="normal" style:font-style-complex="normal"/>
    </style:style>
    <style:style style:name="T452" style:family="text">
      <style:text-properties fo:font-style="normal" officeooo:rsid="067b2e9e" style:font-style-asian="normal" style:font-style-complex="normal"/>
    </style:style>
    <style:style style:name="T453" style:family="text">
      <style:text-properties fo:font-style="normal" officeooo:rsid="067e2966" style:font-style-asian="normal" style:font-style-complex="normal"/>
    </style:style>
    <style:style style:name="T454" style:family="text">
      <style:text-properties fo:font-style="normal" officeooo:rsid="067e89f9" style:font-style-asian="normal" style:font-style-complex="normal"/>
    </style:style>
    <style:style style:name="T455" style:family="text">
      <style:text-properties fo:font-style="normal" officeooo:rsid="067ed1ee" style:font-style-asian="normal" style:font-style-complex="normal"/>
    </style:style>
    <style:style style:name="T456" style:family="text">
      <style:text-properties fo:font-style="normal" officeooo:rsid="067fab1a" style:font-style-asian="normal" style:font-style-complex="normal"/>
    </style:style>
    <style:style style:name="T457" style:family="text">
      <style:text-properties fo:font-style="normal" officeooo:rsid="0680f5bf" style:font-style-asian="normal" style:font-style-complex="normal"/>
    </style:style>
    <style:style style:name="T458" style:family="text">
      <style:text-properties fo:font-style="normal" officeooo:rsid="06823652" style:font-style-asian="normal" style:font-style-complex="normal"/>
    </style:style>
    <style:style style:name="T459" style:family="text">
      <style:text-properties fo:font-style="normal" officeooo:rsid="06863682" style:font-style-asian="normal" style:font-style-complex="normal"/>
    </style:style>
    <style:style style:name="T460" style:family="text">
      <style:text-properties fo:font-style="normal" officeooo:rsid="0686da67" style:font-style-asian="normal" style:font-style-complex="normal"/>
    </style:style>
    <style:style style:name="T461" style:family="text">
      <style:text-properties fo:font-style="normal" officeooo:rsid="06874efc" style:font-style-asian="normal" style:font-style-complex="normal"/>
    </style:style>
    <style:style style:name="T462" style:family="text">
      <style:text-properties fo:font-style="normal" officeooo:rsid="06882e26" style:font-style-asian="normal" style:font-style-complex="normal"/>
    </style:style>
    <style:style style:name="T463" style:family="text">
      <style:text-properties fo:font-style="normal" officeooo:rsid="06896111" style:font-style-asian="normal" style:font-style-complex="normal"/>
    </style:style>
    <style:style style:name="T464" style:family="text">
      <style:text-properties fo:font-style="normal" officeooo:rsid="068a5998" style:font-style-asian="normal" style:font-style-complex="normal"/>
    </style:style>
    <style:style style:name="T465" style:family="text">
      <style:text-properties fo:font-style="normal" officeooo:rsid="068d7c5a" style:font-style-asian="normal" style:font-style-complex="normal"/>
    </style:style>
    <style:style style:name="T466" style:family="text">
      <style:text-properties fo:font-style="normal" officeooo:rsid="068dda35" style:font-style-asian="normal" style:font-style-complex="normal"/>
    </style:style>
    <style:style style:name="T467" style:family="text">
      <style:text-properties fo:font-style="normal" officeooo:rsid="068e5126" style:font-style-asian="normal" style:font-style-complex="normal"/>
    </style:style>
    <style:style style:name="T468" style:family="text">
      <style:text-properties fo:font-style="normal" officeooo:rsid="068fb9c4" style:font-style-asian="normal" style:font-style-complex="normal"/>
    </style:style>
    <style:style style:name="T469" style:family="text">
      <style:text-properties fo:font-style="normal" officeooo:rsid="068ff147" style:font-style-asian="normal" style:font-style-complex="normal"/>
    </style:style>
    <style:style style:name="T470" style:family="text">
      <style:text-properties fo:font-style="normal" officeooo:rsid="069807fe" style:font-style-asian="normal" style:font-style-complex="normal"/>
    </style:style>
    <style:style style:name="T471" style:family="text">
      <style:text-properties fo:font-style="normal" officeooo:rsid="069fd14c" style:font-style-asian="normal" style:font-style-complex="normal"/>
    </style:style>
    <style:style style:name="T472" style:family="text">
      <style:text-properties fo:font-style="normal" officeooo:rsid="06a0172d" style:font-style-asian="normal" style:font-style-complex="normal"/>
    </style:style>
    <style:style style:name="T473" style:family="text">
      <style:text-properties fo:font-style="normal" officeooo:rsid="06a01efe" style:font-style-asian="normal" style:font-style-complex="normal"/>
    </style:style>
    <style:style style:name="T474" style:family="text">
      <style:text-properties fo:font-style="normal" officeooo:rsid="06a04d6e" style:font-style-asian="normal" style:font-style-complex="normal"/>
    </style:style>
    <style:style style:name="T475" style:family="text">
      <style:text-properties fo:font-style="normal" officeooo:rsid="06a1ed70" style:font-style-asian="normal" style:font-style-complex="normal"/>
    </style:style>
    <style:style style:name="T476" style:family="text">
      <style:text-properties fo:font-style="normal" officeooo:rsid="06a69171" style:font-style-asian="normal" style:font-style-complex="normal"/>
    </style:style>
    <style:style style:name="T477" style:family="text">
      <style:text-properties fo:font-style="normal" officeooo:rsid="06a6ce64" style:font-style-asian="normal" style:font-style-complex="normal"/>
    </style:style>
    <style:style style:name="T478" style:family="text">
      <style:text-properties fo:font-style="normal" officeooo:rsid="06a7e231" style:font-style-asian="normal" style:font-style-complex="normal"/>
    </style:style>
    <style:style style:name="T479" style:family="text">
      <style:text-properties fo:font-style="normal" officeooo:rsid="06a9f872" style:font-style-asian="normal" style:font-style-complex="normal"/>
    </style:style>
    <style:style style:name="T480" style:family="text">
      <style:text-properties fo:font-style="normal" officeooo:rsid="06aaae3e" style:font-style-asian="normal" style:font-style-complex="normal"/>
    </style:style>
    <style:style style:name="T481" style:family="text">
      <style:text-properties fo:font-style="normal" officeooo:rsid="06ac10ed" style:font-style-asian="normal" style:font-style-complex="normal"/>
    </style:style>
    <style:style style:name="T482" style:family="text">
      <style:text-properties fo:font-style="normal" officeooo:rsid="06ac8582" style:font-style-asian="normal" style:font-style-complex="normal"/>
    </style:style>
    <style:style style:name="T483" style:family="text">
      <style:text-properties fo:font-style="normal" officeooo:rsid="06ae9fda" style:font-style-asian="normal" style:font-style-complex="normal"/>
    </style:style>
    <style:style style:name="T484" style:family="text">
      <style:text-properties fo:font-style="normal" officeooo:rsid="06b031a8" style:font-style-asian="normal" style:font-style-complex="normal"/>
    </style:style>
    <style:style style:name="T485" style:family="text">
      <style:text-properties fo:font-style="normal" officeooo:rsid="06b33f13" style:font-style-asian="normal" style:font-style-complex="normal"/>
    </style:style>
    <style:style style:name="T486" style:family="text">
      <style:text-properties fo:font-style="normal" officeooo:rsid="06b5c896" style:font-style-asian="normal" style:font-style-complex="normal"/>
    </style:style>
    <style:style style:name="T487" style:family="text">
      <style:text-properties fo:font-style="normal" officeooo:rsid="06b65212" style:font-style-asian="normal" style:font-style-complex="normal"/>
    </style:style>
    <style:style style:name="T488" style:family="text">
      <style:text-properties fo:font-style="normal" officeooo:rsid="06b84469" style:font-style-asian="normal" style:font-style-complex="normal"/>
    </style:style>
    <style:style style:name="T489" style:family="text">
      <style:text-properties fo:font-style="normal" officeooo:rsid="06c3061f" style:font-style-asian="normal" style:font-style-complex="normal"/>
    </style:style>
    <style:style style:name="T490" style:family="text">
      <style:text-properties fo:font-style="normal" officeooo:rsid="06c38bc7" style:font-style-asian="normal" style:font-style-complex="normal"/>
    </style:style>
    <style:style style:name="T491" style:family="text">
      <style:text-properties fo:font-style="normal" officeooo:rsid="06c3ee19" style:font-style-asian="normal" style:font-style-complex="normal"/>
    </style:style>
    <style:style style:name="T492" style:family="text">
      <style:text-properties fo:font-style="normal" officeooo:rsid="06c5304e" style:font-style-asian="normal" style:font-style-complex="normal"/>
    </style:style>
    <style:style style:name="T493" style:family="text">
      <style:text-properties fo:font-style="normal" officeooo:rsid="06c532b7" style:font-style-asian="normal" style:font-style-complex="normal"/>
    </style:style>
    <style:style style:name="T494" style:family="text">
      <style:text-properties fo:font-style="normal" officeooo:rsid="06c6b3ee" style:font-style-asian="normal" style:font-style-complex="normal"/>
    </style:style>
    <style:style style:name="T495" style:family="text">
      <style:text-properties fo:font-style="normal" officeooo:rsid="06c7c76f" style:font-style-asian="normal" style:font-style-complex="normal"/>
    </style:style>
    <style:style style:name="T496" style:family="text">
      <style:text-properties fo:font-style="normal" officeooo:rsid="06c91dcd" style:font-style-asian="normal" style:font-style-complex="normal"/>
    </style:style>
    <style:style style:name="T497" style:family="text">
      <style:text-properties fo:font-style="normal" officeooo:rsid="071c7ed7" style:font-style-asian="normal" style:font-style-complex="normal"/>
    </style:style>
    <style:style style:name="T498" style:family="text">
      <style:text-properties fo:font-style="normal" officeooo:rsid="071d09a8" style:font-style-asian="normal" style:font-style-complex="normal"/>
    </style:style>
    <style:style style:name="T499" style:family="text">
      <style:text-properties fo:font-style="normal" officeooo:rsid="071e47d1" style:font-style-asian="normal" style:font-style-complex="normal"/>
    </style:style>
    <style:style style:name="T500" style:family="text">
      <style:text-properties fo:font-style="normal" officeooo:rsid="071f02a3" style:font-style-asian="normal" style:font-style-complex="normal"/>
    </style:style>
    <style:style style:name="T501" style:family="text">
      <style:text-properties fo:font-style="normal" officeooo:rsid="071fe614" style:font-style-asian="normal" style:font-style-complex="normal"/>
    </style:style>
    <style:style style:name="T502" style:family="text">
      <style:text-properties fo:font-style="normal" officeooo:rsid="0722aec4" style:font-style-asian="normal" style:font-style-complex="normal"/>
    </style:style>
    <style:style style:name="T503" style:family="text">
      <style:text-properties fo:font-style="normal" officeooo:rsid="072437bc" style:font-style-asian="normal" style:font-style-complex="normal"/>
    </style:style>
    <style:style style:name="T504" style:family="text">
      <style:text-properties fo:font-style="normal" officeooo:rsid="072e2a4b" style:font-style-asian="normal" style:font-style-complex="normal"/>
    </style:style>
    <style:style style:name="T505" style:family="text">
      <style:text-properties fo:font-style="normal" officeooo:rsid="0730a83b" style:font-style-asian="normal" style:font-style-complex="normal"/>
    </style:style>
    <style:style style:name="T506" style:family="text">
      <style:text-properties fo:font-style="normal" officeooo:rsid="07336afb" style:font-style-asian="normal" style:font-style-complex="normal"/>
    </style:style>
    <style:style style:name="T507" style:family="text">
      <style:text-properties fo:font-style="normal" officeooo:rsid="0734db54" style:font-style-asian="normal" style:font-style-complex="normal"/>
    </style:style>
    <style:style style:name="T508" style:family="text">
      <style:text-properties fo:font-style="normal" officeooo:rsid="07379565" style:font-style-asian="normal" style:font-style-complex="normal"/>
    </style:style>
    <style:style style:name="T509" style:family="text">
      <style:text-properties fo:font-style="normal" officeooo:rsid="07386aa2" style:font-style-asian="normal" style:font-style-complex="normal"/>
    </style:style>
    <style:style style:name="T510" style:family="text">
      <style:text-properties fo:font-style="normal" officeooo:rsid="07395d3c" style:font-style-asian="normal" style:font-style-complex="normal"/>
    </style:style>
    <style:style style:name="T511" style:family="text">
      <style:text-properties fo:font-style="normal" officeooo:rsid="0739809e" style:font-style-asian="normal" style:font-style-complex="normal"/>
    </style:style>
    <style:style style:name="T512" style:family="text">
      <style:text-properties fo:font-style="normal" officeooo:rsid="073ae02c" style:font-style-asian="normal" style:font-style-complex="normal"/>
    </style:style>
    <style:style style:name="T513" style:family="text">
      <style:text-properties fo:font-style="normal" officeooo:rsid="073c4ab0" style:font-style-asian="normal" style:font-style-complex="normal"/>
    </style:style>
    <style:style style:name="T514" style:family="text">
      <style:text-properties fo:font-style="normal" officeooo:rsid="073caf18" style:font-style-asian="normal" style:font-style-complex="normal"/>
    </style:style>
    <style:style style:name="T515" style:family="text">
      <style:text-properties fo:font-style="normal" officeooo:rsid="073e1e2c" style:font-style-asian="normal" style:font-style-complex="normal"/>
    </style:style>
    <style:style style:name="T516" style:family="text">
      <style:text-properties fo:font-style="normal" officeooo:rsid="073ea804" style:font-style-asian="normal" style:font-style-complex="normal"/>
    </style:style>
    <style:style style:name="T517" style:family="text">
      <style:text-properties fo:font-style="normal" officeooo:rsid="0743be04" style:font-style-asian="normal" style:font-style-complex="normal"/>
    </style:style>
    <style:style style:name="T518" style:family="text">
      <style:text-properties fo:font-style="normal" officeooo:rsid="0744c05a" style:font-style-asian="normal" style:font-style-complex="normal"/>
    </style:style>
    <style:style style:name="T519" style:family="text">
      <style:text-properties fo:font-style="normal" officeooo:rsid="0747edf6" style:font-style-asian="normal" style:font-style-complex="normal"/>
    </style:style>
    <style:style style:name="T520" style:family="text">
      <style:text-properties fo:font-style="normal" officeooo:rsid="074840b1" style:font-style-asian="normal" style:font-style-complex="normal"/>
    </style:style>
    <style:style style:name="T521" style:family="text">
      <style:text-properties fo:font-style="normal" officeooo:rsid="074a9bc7" style:font-style-asian="normal" style:font-style-complex="normal"/>
    </style:style>
    <style:style style:name="T522" style:family="text">
      <style:text-properties fo:font-style="normal" officeooo:rsid="074b7e99" style:font-style-asian="normal" style:font-style-complex="normal"/>
    </style:style>
    <style:style style:name="T523" style:family="text">
      <style:text-properties fo:font-style="normal" officeooo:rsid="074d4cc2" style:font-style-asian="normal" style:font-style-complex="normal"/>
    </style:style>
    <style:style style:name="T524" style:family="text">
      <style:text-properties fo:font-style="normal" officeooo:rsid="074e802b" style:font-style-asian="normal" style:font-style-complex="normal"/>
    </style:style>
    <style:style style:name="T525" style:family="text">
      <style:text-properties fo:font-style="normal" officeooo:rsid="074f217f" style:font-style-asian="normal" style:font-style-complex="normal"/>
    </style:style>
    <style:style style:name="T526" style:family="text">
      <style:text-properties fo:font-style="normal" officeooo:rsid="074fd4cc" style:font-style-asian="normal" style:font-style-complex="normal"/>
    </style:style>
    <style:style style:name="T527" style:family="text">
      <style:text-properties fo:font-style="normal" officeooo:rsid="0753aa02" style:font-style-asian="normal" style:font-style-complex="normal"/>
    </style:style>
    <style:style style:name="T528" style:family="text">
      <style:text-properties fo:font-style="normal" officeooo:rsid="0759a5bf" style:font-style-asian="normal" style:font-style-complex="normal"/>
    </style:style>
    <style:style style:name="T529" style:family="text">
      <style:text-properties fo:font-style="normal" officeooo:rsid="075d841d" style:font-style-asian="normal" style:font-style-complex="normal"/>
    </style:style>
    <style:style style:name="T530" style:family="text">
      <style:text-properties fo:font-style="normal" officeooo:rsid="0764d26d" style:font-style-asian="normal" style:font-style-complex="normal"/>
    </style:style>
    <style:style style:name="T531" style:family="text">
      <style:text-properties fo:font-style="normal" officeooo:rsid="076630b9" style:font-style-asian="normal" style:font-style-complex="normal"/>
    </style:style>
    <style:style style:name="T532" style:family="text">
      <style:text-properties fo:font-style="normal" officeooo:rsid="0767959e" style:font-style-asian="normal" style:font-style-complex="normal"/>
    </style:style>
    <style:style style:name="T533" style:family="text">
      <style:text-properties fo:font-style="normal" officeooo:rsid="07694bd0" style:font-style-asian="normal" style:font-style-complex="normal"/>
    </style:style>
    <style:style style:name="T534" style:family="text">
      <style:text-properties fo:font-style="normal" officeooo:rsid="076a5892" style:font-style-asian="normal" style:font-style-complex="normal"/>
    </style:style>
    <style:style style:name="T535" style:family="text">
      <style:text-properties fo:font-style="normal" officeooo:rsid="076d2c4e" style:font-style-asian="normal" style:font-style-complex="normal"/>
    </style:style>
    <style:style style:name="T536" style:family="text">
      <style:text-properties fo:font-style="normal" officeooo:rsid="076bfdac" style:font-style-asian="normal" style:font-style-complex="normal"/>
    </style:style>
    <style:style style:name="T537" style:family="text">
      <style:text-properties fo:font-style="normal" officeooo:rsid="0772e04e" style:font-style-asian="normal" style:font-style-complex="normal"/>
    </style:style>
    <style:style style:name="T538" style:family="text">
      <style:text-properties fo:font-style="normal" officeooo:rsid="0777320e" style:font-style-asian="normal" style:font-style-complex="normal"/>
    </style:style>
    <style:style style:name="T539" style:family="text">
      <style:text-properties fo:font-style="normal" officeooo:rsid="077878eb" style:font-style-asian="normal" style:font-style-complex="normal"/>
    </style:style>
    <style:style style:name="T540" style:family="text">
      <style:text-properties fo:font-style="normal" officeooo:rsid="077e7e21" style:font-style-asian="normal" style:font-style-complex="normal"/>
    </style:style>
    <style:style style:name="T541" style:family="text">
      <style:text-properties fo:font-style="normal" officeooo:rsid="07804c7b" style:font-style-asian="normal" style:font-style-complex="normal"/>
    </style:style>
    <style:style style:name="T542" style:family="text">
      <style:text-properties fo:font-style="normal" officeooo:rsid="0782cc18" style:font-style-asian="normal" style:font-style-complex="normal"/>
    </style:style>
    <style:style style:name="T543" style:family="text">
      <style:text-properties fo:font-style="normal" officeooo:rsid="07838b3a" style:font-style-asian="normal" style:font-style-complex="normal"/>
    </style:style>
    <style:style style:name="T544" style:family="text">
      <style:text-properties fo:font-style="normal" officeooo:rsid="078452a0" style:font-style-asian="normal" style:font-style-complex="normal"/>
    </style:style>
    <style:style style:name="T545" style:family="text">
      <style:text-properties fo:font-style="normal" officeooo:rsid="07876973" style:font-style-asian="normal" style:font-style-complex="normal"/>
    </style:style>
    <style:style style:name="T546" style:family="text">
      <style:text-properties fo:font-style="normal" officeooo:rsid="07899a3b" style:font-style-asian="normal" style:font-style-complex="normal"/>
    </style:style>
    <style:style style:name="T547" style:family="text">
      <style:text-properties fo:font-style="normal" officeooo:rsid="078aa54c" style:font-style-asian="normal" style:font-style-complex="normal"/>
    </style:style>
    <style:style style:name="T548" style:family="text">
      <style:text-properties fo:font-style="normal" officeooo:rsid="079124d7" style:font-style-asian="normal" style:font-style-complex="normal"/>
    </style:style>
    <style:style style:name="T549" style:family="text">
      <style:text-properties fo:font-style="normal" officeooo:rsid="0791e488" style:font-style-asian="normal" style:font-style-complex="normal"/>
    </style:style>
    <style:style style:name="T550" style:family="text">
      <style:text-properties fo:font-style="normal" officeooo:rsid="0794320a" style:font-style-asian="normal" style:font-style-complex="normal"/>
    </style:style>
    <style:style style:name="T551" style:family="text">
      <style:text-properties fo:font-style="normal" officeooo:rsid="0795bb6b" style:font-style-asian="normal" style:font-style-complex="normal"/>
    </style:style>
    <style:style style:name="T552" style:family="text">
      <style:text-properties fo:font-style="normal" officeooo:rsid="0797792f" style:font-style-asian="normal" style:font-style-complex="normal"/>
    </style:style>
    <style:style style:name="T553" style:family="text">
      <style:text-properties fo:font-style="normal" officeooo:rsid="07995153" style:font-style-asian="normal" style:font-style-complex="normal"/>
    </style:style>
    <style:style style:name="T554" style:family="text">
      <style:text-properties fo:font-style="normal" officeooo:rsid="079a9c4f" style:font-style-asian="normal" style:font-style-complex="normal"/>
    </style:style>
    <style:style style:name="T555" style:family="text">
      <style:text-properties fo:font-style="normal" officeooo:rsid="079b92dc" style:font-style-asian="normal" style:font-style-complex="normal"/>
    </style:style>
    <style:style style:name="T556" style:family="text">
      <style:text-properties fo:font-style="normal" officeooo:rsid="079c5bf5" style:font-style-asian="normal" style:font-style-complex="normal"/>
    </style:style>
    <style:style style:name="T557" style:family="text">
      <style:text-properties fo:font-style="normal" officeooo:rsid="079ce1e7" style:font-style-asian="normal" style:font-style-complex="normal"/>
    </style:style>
    <style:style style:name="T558" style:family="text">
      <style:text-properties fo:font-style="normal" officeooo:rsid="079d9c73" style:font-style-asian="normal" style:font-style-complex="normal"/>
    </style:style>
    <style:style style:name="T559" style:family="text">
      <style:text-properties fo:font-style="normal" officeooo:rsid="079e4184" style:font-style-asian="normal" style:font-style-complex="normal"/>
    </style:style>
    <style:style style:name="T560" style:family="text">
      <style:text-properties fo:font-style="normal" officeooo:rsid="07a118c5" style:font-style-asian="normal" style:font-style-complex="normal"/>
    </style:style>
    <style:style style:name="T561" style:family="text">
      <style:text-properties fo:font-style="normal" officeooo:rsid="07a194b0" style:font-style-asian="normal" style:font-style-complex="normal"/>
    </style:style>
    <style:style style:name="T562" style:family="text">
      <style:text-properties fo:font-style="normal" officeooo:rsid="07a1b410" style:font-style-asian="normal" style:font-style-complex="normal"/>
    </style:style>
    <style:style style:name="T563" style:family="text">
      <style:text-properties fo:font-style="normal" officeooo:rsid="07a1f231" style:font-style-asian="normal" style:font-style-complex="normal"/>
    </style:style>
    <style:style style:name="T564" style:family="text">
      <style:text-properties fo:font-style="normal" officeooo:rsid="07a2b0e1" style:font-style-asian="normal" style:font-style-complex="normal"/>
    </style:style>
    <style:style style:name="T565" style:family="text">
      <style:text-properties fo:font-style="normal" officeooo:rsid="07a448c0" style:font-style-asian="normal" style:font-style-complex="normal"/>
    </style:style>
    <style:style style:name="T566" style:family="text">
      <style:text-properties fo:font-style="normal" officeooo:rsid="07a8c8d5" style:font-style-asian="normal" style:font-style-complex="normal"/>
    </style:style>
    <style:style style:name="T567" style:family="text">
      <style:text-properties fo:font-style="normal" officeooo:rsid="07aa70a6" style:font-style-asian="normal" style:font-style-complex="normal"/>
    </style:style>
    <style:style style:name="T568" style:family="text">
      <style:text-properties fo:font-style="normal" officeooo:rsid="07ac503a" style:font-style-asian="normal" style:font-style-complex="normal"/>
    </style:style>
    <style:style style:name="T569" style:family="text">
      <style:text-properties fo:font-style="normal" officeooo:rsid="07add197" style:font-style-asian="normal" style:font-style-complex="normal"/>
    </style:style>
    <style:style style:name="T570" style:family="text">
      <style:text-properties fo:font-style="normal" officeooo:rsid="07ae0f6d" style:font-style-asian="normal" style:font-style-complex="normal"/>
    </style:style>
    <style:style style:name="T571" style:family="text">
      <style:text-properties fo:font-style="normal" officeooo:rsid="07af4a8e" style:font-style-asian="normal" style:font-style-complex="normal"/>
    </style:style>
    <style:style style:name="T572" style:family="text">
      <style:text-properties fo:font-style="normal" officeooo:rsid="07b13c9a" style:font-style-asian="normal" style:font-style-complex="normal"/>
    </style:style>
    <style:style style:name="T573" style:family="text">
      <style:text-properties fo:font-style="normal" officeooo:rsid="07b2b014" style:font-style-asian="normal" style:font-style-complex="normal"/>
    </style:style>
    <style:style style:name="T574" style:family="text">
      <style:text-properties fo:font-style="normal" officeooo:rsid="07bb19cd" style:font-style-asian="normal" style:font-style-complex="normal"/>
    </style:style>
    <style:style style:name="T575" style:family="text">
      <style:text-properties fo:font-style="normal" officeooo:rsid="07bb6a30" style:font-style-asian="normal" style:font-style-complex="normal"/>
    </style:style>
    <style:style style:name="T576" style:family="text">
      <style:text-properties fo:font-style="normal" officeooo:rsid="07bd56c4" style:font-style-asian="normal" style:font-style-complex="normal"/>
    </style:style>
    <style:style style:name="T577" style:family="text">
      <style:text-properties fo:font-style="normal" officeooo:rsid="07c080ed" style:font-style-asian="normal" style:font-style-complex="normal"/>
    </style:style>
    <style:style style:name="T578" style:family="text">
      <style:text-properties fo:font-style="normal" officeooo:rsid="07c2a112" style:font-style-asian="normal" style:font-style-complex="normal"/>
    </style:style>
    <style:style style:name="T579" style:family="text">
      <style:text-properties fo:font-style="normal" officeooo:rsid="07c338e0" style:font-style-asian="normal" style:font-style-complex="normal"/>
    </style:style>
    <style:style style:name="T580" style:family="text">
      <style:text-properties fo:font-style="normal" officeooo:rsid="07c3ca41" style:font-style-asian="normal" style:font-style-complex="normal"/>
    </style:style>
    <style:style style:name="T581" style:family="text">
      <style:text-properties fo:font-style="normal" officeooo:rsid="07c5667a" style:font-style-asian="normal" style:font-style-complex="normal"/>
    </style:style>
    <style:style style:name="T582" style:family="text">
      <style:text-properties fo:font-style="normal" officeooo:rsid="07ce34f4" style:font-style-asian="normal" style:font-style-complex="normal"/>
    </style:style>
    <style:style style:name="T583" style:family="text">
      <style:text-properties fo:font-style="normal" officeooo:rsid="07cf705d" style:font-style-asian="normal" style:font-style-complex="normal"/>
    </style:style>
    <style:style style:name="T584" style:family="text">
      <style:text-properties fo:font-style="normal" officeooo:rsid="07d25e9b" style:font-style-asian="normal" style:font-style-complex="normal"/>
    </style:style>
    <style:style style:name="T585" style:family="text">
      <style:text-properties fo:font-style="normal" officeooo:rsid="07e32fef" style:font-style-asian="normal" style:font-style-complex="normal"/>
    </style:style>
    <style:style style:name="T586" style:family="text">
      <style:text-properties fo:font-style="normal" officeooo:rsid="07e57213" style:font-style-asian="normal" style:font-style-complex="normal"/>
    </style:style>
    <style:style style:name="T587" style:family="text">
      <style:text-properties fo:font-style="normal" officeooo:rsid="07e65433" style:font-style-asian="normal" style:font-style-complex="normal"/>
    </style:style>
    <style:style style:name="T588" style:family="text">
      <style:text-properties fo:font-style="normal" officeooo:rsid="07ebd461" style:font-style-asian="normal" style:font-style-complex="normal"/>
    </style:style>
    <style:style style:name="T589" style:family="text">
      <style:text-properties fo:font-style="normal" officeooo:rsid="07eeafc1" style:font-style-asian="normal" style:font-style-complex="normal"/>
    </style:style>
    <style:style style:name="T590" style:family="text">
      <style:text-properties fo:font-style="normal" officeooo:rsid="07f099cf" style:font-style-asian="normal" style:font-style-complex="normal"/>
    </style:style>
    <style:style style:name="T591" style:family="text">
      <style:text-properties fo:font-style="normal" officeooo:rsid="07f209b2" style:font-style-asian="normal" style:font-style-complex="normal"/>
    </style:style>
    <style:style style:name="T592" style:family="text">
      <style:text-properties fo:font-style="normal" officeooo:rsid="07f308ce" style:font-style-asian="normal" style:font-style-complex="normal"/>
    </style:style>
    <style:style style:name="T593" style:family="text">
      <style:text-properties fo:font-style="normal" officeooo:rsid="07f3b614" style:font-style-asian="normal" style:font-style-complex="normal"/>
    </style:style>
    <style:style style:name="T594" style:family="text">
      <style:text-properties fo:font-style="normal" officeooo:rsid="07f64ed3" style:font-style-asian="normal" style:font-style-complex="normal"/>
    </style:style>
    <style:style style:name="T595" style:family="text">
      <style:text-properties fo:font-style="normal" officeooo:rsid="07f84568" style:font-style-asian="normal" style:font-style-complex="normal"/>
    </style:style>
    <style:style style:name="T596" style:family="text">
      <style:text-properties fo:font-style="normal" officeooo:rsid="07f94298" style:font-style-asian="normal" style:font-style-complex="normal"/>
    </style:style>
    <style:style style:name="T597" style:family="text">
      <style:text-properties fo:font-style="normal" officeooo:rsid="07fd0f44" style:font-style-asian="normal" style:font-style-complex="normal"/>
    </style:style>
    <style:style style:name="T598" style:family="text">
      <style:text-properties fo:font-style="normal" officeooo:rsid="07fe5074" style:font-style-asian="normal" style:font-style-complex="normal"/>
    </style:style>
    <style:style style:name="T599" style:family="text">
      <style:text-properties fo:font-style="normal" officeooo:rsid="08002462" style:font-style-asian="normal" style:font-style-complex="normal"/>
    </style:style>
    <style:style style:name="T600" style:family="text">
      <style:text-properties fo:font-style="normal" officeooo:rsid="0801727a" style:font-style-asian="normal" style:font-style-complex="normal"/>
    </style:style>
    <style:style style:name="T601" style:family="text">
      <style:text-properties fo:font-style="normal" officeooo:rsid="0802a785" style:font-style-asian="normal" style:font-style-complex="normal"/>
    </style:style>
    <style:style style:name="T602" style:family="text">
      <style:text-properties fo:font-style="normal" officeooo:rsid="0809cd51" style:font-style-asian="normal" style:font-style-complex="normal"/>
    </style:style>
    <style:style style:name="T603" style:family="text">
      <style:text-properties fo:font-style="normal" officeooo:rsid="080ba71a" style:font-style-asian="normal" style:font-style-complex="normal"/>
    </style:style>
    <style:style style:name="T604" style:family="text">
      <style:text-properties fo:font-style="normal" officeooo:rsid="080c3fbb" style:font-style-asian="normal" style:font-style-complex="normal"/>
    </style:style>
    <style:style style:name="T605" style:family="text">
      <style:text-properties fo:font-style="normal" officeooo:rsid="080e3429" style:font-style-asian="normal" style:font-style-complex="normal"/>
    </style:style>
    <style:style style:name="T606" style:family="text">
      <style:text-properties fo:font-style="normal" officeooo:rsid="080e7265" style:font-style-asian="normal" style:font-style-complex="normal"/>
    </style:style>
    <style:style style:name="T607" style:family="text">
      <style:text-properties fo:font-style="normal" officeooo:rsid="081225fc" style:font-style-asian="normal" style:font-style-complex="normal"/>
    </style:style>
    <style:style style:name="T608" style:family="text">
      <style:text-properties fo:font-style="normal" officeooo:rsid="08128e6a" style:font-style-asian="normal" style:font-style-complex="normal"/>
    </style:style>
    <style:style style:name="T609" style:family="text">
      <style:text-properties fo:font-style="normal" officeooo:rsid="08132110" style:font-style-asian="normal" style:font-style-complex="normal"/>
    </style:style>
    <style:style style:name="T610" style:family="text">
      <style:text-properties fo:font-style="normal" officeooo:rsid="08145ee4" style:font-style-asian="normal" style:font-style-complex="normal"/>
    </style:style>
    <style:style style:name="T611" style:family="text">
      <style:text-properties fo:font-style="normal" officeooo:rsid="0816a5a0" style:font-style-asian="normal" style:font-style-complex="normal"/>
    </style:style>
    <style:style style:name="T612" style:family="text">
      <style:text-properties fo:font-style="normal" officeooo:rsid="081a5274" style:font-style-asian="normal" style:font-style-complex="normal"/>
    </style:style>
    <style:style style:name="T613" style:family="text">
      <style:text-properties fo:font-style="normal" officeooo:rsid="081dcada" style:font-style-asian="normal" style:font-style-complex="normal"/>
    </style:style>
    <style:style style:name="T614" style:family="text">
      <style:text-properties fo:font-style="normal" officeooo:rsid="081f2748" style:font-style-asian="normal" style:font-style-complex="normal"/>
    </style:style>
    <style:style style:name="T615" style:family="text">
      <style:text-properties fo:font-style="normal" officeooo:rsid="08241c8a" style:font-style-asian="normal" style:font-style-complex="normal"/>
    </style:style>
    <style:style style:name="T616" style:family="text">
      <style:text-properties fo:font-style="normal" officeooo:rsid="08242204" style:font-style-asian="normal" style:font-style-complex="normal"/>
    </style:style>
    <style:style style:name="T617" style:family="text">
      <style:text-properties fo:font-style="normal" officeooo:rsid="0825d712" style:font-style-asian="normal" style:font-style-complex="normal"/>
    </style:style>
    <style:style style:name="T618" style:family="text">
      <style:text-properties fo:font-style="normal" officeooo:rsid="0825ecbd" style:font-style-asian="normal" style:font-style-complex="normal"/>
    </style:style>
    <style:style style:name="T619" style:family="text">
      <style:text-properties fo:font-style="normal" officeooo:rsid="0826361f" style:font-style-asian="normal" style:font-style-complex="normal"/>
    </style:style>
    <style:style style:name="T620" style:family="text">
      <style:text-properties fo:font-style="normal" officeooo:rsid="0827c444" style:font-style-asian="normal" style:font-style-complex="normal"/>
    </style:style>
    <style:style style:name="T621" style:family="text">
      <style:text-properties fo:font-style="normal" officeooo:rsid="08299f71" style:font-style-asian="normal" style:font-style-complex="normal"/>
    </style:style>
    <style:style style:name="T622" style:family="text">
      <style:text-properties fo:font-style="normal" officeooo:rsid="0829fd78" style:font-style-asian="normal" style:font-style-complex="normal"/>
    </style:style>
    <style:style style:name="T623" style:family="text">
      <style:text-properties fo:font-style="normal" officeooo:rsid="082a2799" style:font-style-asian="normal" style:font-style-complex="normal"/>
    </style:style>
    <style:style style:name="T624" style:family="text">
      <style:text-properties fo:font-style="normal" officeooo:rsid="082d312c" style:font-style-asian="normal" style:font-style-complex="normal"/>
    </style:style>
    <style:style style:name="T625" style:family="text">
      <style:text-properties fo:font-style="normal" officeooo:rsid="082e2091" style:font-style-asian="normal" style:font-style-complex="normal"/>
    </style:style>
    <style:style style:name="T626" style:family="text">
      <style:text-properties fo:font-style="normal" officeooo:rsid="08319aeb" style:font-style-asian="normal" style:font-style-complex="normal"/>
    </style:style>
    <style:style style:name="T627" style:family="text">
      <style:text-properties fo:font-style="normal" officeooo:rsid="0832434a" style:font-style-asian="normal" style:font-style-complex="normal"/>
    </style:style>
    <style:style style:name="T628" style:family="text">
      <style:text-properties fo:font-style="normal" officeooo:rsid="0836f928" style:font-style-asian="normal" style:font-style-complex="normal"/>
    </style:style>
    <style:style style:name="T629" style:family="text">
      <style:text-properties fo:font-style="normal" officeooo:rsid="0838d096" style:font-style-asian="normal" style:font-style-complex="normal"/>
    </style:style>
    <style:style style:name="T630" style:family="text">
      <style:text-properties fo:font-style="normal" officeooo:rsid="083ad11f" style:font-style-asian="normal" style:font-style-complex="normal"/>
    </style:style>
    <style:style style:name="T631" style:family="text">
      <style:text-properties fo:font-style="normal" officeooo:rsid="083bd1c8" style:font-style-asian="normal" style:font-style-complex="normal"/>
    </style:style>
    <style:style style:name="T632" style:family="text">
      <style:text-properties fo:font-style="normal" officeooo:rsid="083dc042" style:font-style-asian="normal" style:font-style-complex="normal"/>
    </style:style>
    <style:style style:name="T633" style:family="text">
      <style:text-properties fo:font-style="normal" officeooo:rsid="083e30f2" style:font-style-asian="normal" style:font-style-complex="normal"/>
    </style:style>
    <style:style style:name="T634" style:family="text">
      <style:text-properties fo:font-style="normal" officeooo:rsid="083f7fd7" style:font-style-asian="normal" style:font-style-complex="normal"/>
    </style:style>
    <style:style style:name="T635" style:family="text">
      <style:text-properties fo:font-style="normal" officeooo:rsid="0840804e" style:font-style-asian="normal" style:font-style-complex="normal"/>
    </style:style>
    <style:style style:name="T636" style:family="text">
      <style:text-properties fo:font-style="normal" officeooo:rsid="0841b3c4" style:font-style-asian="normal" style:font-style-complex="normal"/>
    </style:style>
    <style:style style:name="T637" style:family="text">
      <style:text-properties fo:font-style="normal" officeooo:rsid="08422e59" style:font-style-asian="normal" style:font-style-complex="normal"/>
    </style:style>
    <style:style style:name="T638" style:family="text">
      <style:text-properties fo:font-style="normal" officeooo:rsid="08440dc8" style:font-style-asian="normal" style:font-style-complex="normal"/>
    </style:style>
    <style:style style:name="T639" style:family="text">
      <style:text-properties fo:font-style="normal" officeooo:rsid="0845644e" style:font-style-asian="normal" style:font-style-complex="normal"/>
    </style:style>
    <style:style style:name="T640" style:family="text">
      <style:text-properties fo:font-style="normal" officeooo:rsid="08475bd2" style:font-style-asian="normal" style:font-style-complex="normal"/>
    </style:style>
    <style:style style:name="T641" style:family="text">
      <style:text-properties fo:font-style="normal" officeooo:rsid="08485b38" style:font-style-asian="normal" style:font-style-complex="normal"/>
    </style:style>
    <style:style style:name="T642" style:family="text">
      <style:text-properties fo:font-style="normal" officeooo:rsid="0848fdd5" style:font-style-asian="normal" style:font-style-complex="normal"/>
    </style:style>
    <style:style style:name="T643" style:family="text">
      <style:text-properties fo:font-style="normal" officeooo:rsid="08492060" style:font-style-asian="normal" style:font-style-complex="normal"/>
    </style:style>
    <style:style style:name="T644" style:family="text">
      <style:text-properties fo:font-style="normal" officeooo:rsid="0849ec1e" style:font-style-asian="normal" style:font-style-complex="normal"/>
    </style:style>
    <style:style style:name="T645" style:family="text">
      <style:text-properties fo:font-style="normal" officeooo:rsid="084ac222" style:font-style-asian="normal" style:font-style-complex="normal"/>
    </style:style>
    <style:style style:name="T646" style:family="text">
      <style:text-properties fo:font-style="normal" officeooo:rsid="084bac8e" style:font-style-asian="normal" style:font-style-complex="normal"/>
    </style:style>
    <style:style style:name="T647" style:family="text">
      <style:text-properties fo:font-style="normal" officeooo:rsid="084ca490" style:font-style-asian="normal" style:font-style-complex="normal"/>
    </style:style>
    <style:style style:name="T648" style:family="text">
      <style:text-properties fo:font-style="normal" officeooo:rsid="084d8663" style:font-style-asian="normal" style:font-style-complex="normal"/>
    </style:style>
    <style:style style:name="T649" style:family="text">
      <style:text-properties fo:font-style="normal" officeooo:rsid="084e5f25" style:font-style-asian="normal" style:font-style-complex="normal"/>
    </style:style>
    <style:style style:name="T650" style:family="text">
      <style:text-properties fo:font-style="normal" officeooo:rsid="084ffb98" style:font-style-asian="normal" style:font-style-complex="normal"/>
    </style:style>
    <style:style style:name="T651" style:family="text">
      <style:text-properties fo:font-style="normal" officeooo:rsid="085008fe" style:font-style-asian="normal" style:font-style-complex="normal"/>
    </style:style>
    <style:style style:name="T652" style:family="text">
      <style:text-properties fo:font-style="normal" officeooo:rsid="0850fbfc" style:font-style-asian="normal" style:font-style-complex="normal"/>
    </style:style>
    <style:style style:name="T653" style:family="text">
      <style:text-properties fo:font-style="normal" officeooo:rsid="08512f52" style:font-style-asian="normal" style:font-style-complex="normal"/>
    </style:style>
    <style:style style:name="T654" style:family="text">
      <style:text-properties fo:font-style="normal" officeooo:rsid="08517361" style:font-style-asian="normal" style:font-style-complex="normal"/>
    </style:style>
    <style:style style:name="T655" style:family="text">
      <style:text-properties fo:font-style="normal" officeooo:rsid="0851a44c" style:font-style-asian="normal" style:font-style-complex="normal"/>
    </style:style>
    <style:style style:name="T656" style:family="text">
      <style:text-properties fo:font-style="normal" officeooo:rsid="08570450" style:font-style-asian="normal" style:font-style-complex="normal"/>
    </style:style>
    <style:style style:name="T657" style:family="text">
      <style:text-properties fo:font-style="normal" officeooo:rsid="08586e53" style:font-style-asian="normal" style:font-style-complex="normal"/>
    </style:style>
    <style:style style:name="T658" style:family="text">
      <style:text-properties fo:font-style="normal" officeooo:rsid="08591c81" style:font-style-asian="normal" style:font-style-complex="normal"/>
    </style:style>
    <style:style style:name="T659" style:family="text">
      <style:text-properties fo:font-style="normal" officeooo:rsid="085af1c6" style:font-style-asian="normal" style:font-style-complex="normal"/>
    </style:style>
    <style:style style:name="T660" style:family="text">
      <style:text-properties fo:font-style="normal" officeooo:rsid="085e8ef7" style:font-style-asian="normal" style:font-style-complex="normal"/>
    </style:style>
    <style:style style:name="T661" style:family="text">
      <style:text-properties fo:font-style="normal" officeooo:rsid="085f77d8" style:font-style-asian="normal" style:font-style-complex="normal"/>
    </style:style>
    <style:style style:name="T662" style:family="text">
      <style:text-properties fo:font-style="normal" officeooo:rsid="08633baa" style:font-style-asian="normal" style:font-style-complex="normal"/>
    </style:style>
    <style:style style:name="T663" style:family="text">
      <style:text-properties fo:font-style="normal" officeooo:rsid="086375cb" style:font-style-asian="normal" style:font-style-complex="normal"/>
    </style:style>
    <style:style style:name="T664" style:family="text">
      <style:text-properties fo:font-style="normal" officeooo:rsid="0864297a" style:font-style-asian="normal" style:font-style-complex="normal"/>
    </style:style>
    <style:style style:name="T665" style:family="text">
      <style:text-properties fo:font-style="normal" officeooo:rsid="086850db" style:font-style-asian="normal" style:font-style-complex="normal"/>
    </style:style>
    <style:style style:name="T666" style:family="text">
      <style:text-properties fo:font-style="normal" officeooo:rsid="086d3707" style:font-style-asian="normal" style:font-style-complex="normal"/>
    </style:style>
    <style:style style:name="T667" style:family="text">
      <style:text-properties fo:font-style="normal" officeooo:rsid="086e840f" style:font-style-asian="normal" style:font-style-complex="normal"/>
    </style:style>
    <style:style style:name="T668" style:family="text">
      <style:text-properties fo:font-style="normal" officeooo:rsid="0872b232" style:font-style-asian="normal" style:font-style-complex="normal"/>
    </style:style>
    <style:style style:name="T669" style:family="text">
      <style:text-properties fo:font-style="normal" officeooo:rsid="08734835" style:font-style-asian="normal" style:font-style-complex="normal"/>
    </style:style>
    <style:style style:name="T670" style:family="text">
      <style:text-properties fo:font-style="normal" officeooo:rsid="0877552a" style:font-style-asian="normal" style:font-style-complex="normal"/>
    </style:style>
    <style:style style:name="T671" style:family="text">
      <style:text-properties fo:font-style="normal" officeooo:rsid="087886b0" style:font-style-asian="normal" style:font-style-complex="normal"/>
    </style:style>
    <style:style style:name="T672" style:family="text">
      <style:text-properties fo:font-style="normal" officeooo:rsid="087b9851" style:font-style-asian="normal" style:font-style-complex="normal"/>
    </style:style>
    <style:style style:name="T673" style:family="text">
      <style:text-properties fo:font-style="normal" officeooo:rsid="087c5a16" style:font-style-asian="normal" style:font-style-complex="normal"/>
    </style:style>
    <style:style style:name="T674" style:family="text">
      <style:text-properties fo:font-style="normal" officeooo:rsid="087cbd4d" style:font-style-asian="normal" style:font-style-complex="normal"/>
    </style:style>
    <style:style style:name="T675" style:family="text">
      <style:text-properties fo:font-style="normal" officeooo:rsid="08820f96" style:font-style-asian="normal" style:font-style-complex="normal"/>
    </style:style>
    <style:style style:name="T676" style:family="text">
      <style:text-properties fo:font-style="normal" officeooo:rsid="08835158" style:font-style-asian="normal" style:font-style-complex="normal"/>
    </style:style>
    <style:style style:name="T677" style:family="text">
      <style:text-properties fo:font-style="normal" officeooo:rsid="088579da" style:font-style-asian="normal" style:font-style-complex="normal"/>
    </style:style>
    <style:style style:name="T678" style:family="text">
      <style:text-properties fo:font-style="normal" officeooo:rsid="0885a2b0" style:font-style-asian="normal" style:font-style-complex="normal"/>
    </style:style>
    <style:style style:name="T679" style:family="text">
      <style:text-properties fo:font-style="normal" officeooo:rsid="0885d128" style:font-style-asian="normal" style:font-style-complex="normal"/>
    </style:style>
    <style:style style:name="T680" style:family="text">
      <style:text-properties fo:font-style="normal" officeooo:rsid="0885e27a" style:font-style-asian="normal" style:font-style-complex="normal"/>
    </style:style>
    <style:style style:name="T681" style:family="text">
      <style:text-properties fo:font-style="normal" officeooo:rsid="088a19e6" style:font-style-asian="normal" style:font-style-complex="normal"/>
    </style:style>
    <style:style style:name="T682" style:family="text">
      <style:text-properties fo:font-style="normal" officeooo:rsid="088dc040" style:font-style-asian="normal" style:font-style-complex="normal"/>
    </style:style>
    <style:style style:name="T683" style:family="text">
      <style:text-properties fo:font-style="normal" officeooo:rsid="0890c661" style:font-style-asian="normal" style:font-style-complex="normal"/>
    </style:style>
    <style:style style:name="T684" style:family="text">
      <style:text-properties fo:font-style="normal" officeooo:rsid="0891da16" style:font-style-asian="normal" style:font-style-complex="normal"/>
    </style:style>
    <style:style style:name="T685" style:family="text">
      <style:text-properties fo:font-style="normal" officeooo:rsid="0892a638" style:font-style-asian="normal" style:font-style-complex="normal"/>
    </style:style>
    <style:style style:name="T686" style:family="text">
      <style:text-properties fo:font-style="normal" officeooo:rsid="089559bb" style:font-style-asian="normal" style:font-style-complex="normal"/>
    </style:style>
    <style:style style:name="T687" style:family="text">
      <style:text-properties fo:font-style="normal" officeooo:rsid="0898feb4" style:font-style-asian="normal" style:font-style-complex="normal"/>
    </style:style>
    <style:style style:name="T688" style:family="text">
      <style:text-properties fo:font-style="normal" officeooo:rsid="089a8f1f" style:font-style-asian="normal" style:font-style-complex="normal"/>
    </style:style>
    <style:style style:name="T689" style:family="text">
      <style:text-properties fo:font-style="normal" officeooo:rsid="089b3759" style:font-style-asian="normal" style:font-style-complex="normal"/>
    </style:style>
    <style:style style:name="T690" style:family="text">
      <style:text-properties fo:font-style="normal" officeooo:rsid="089cc79e" style:font-style-asian="normal" style:font-style-complex="normal"/>
    </style:style>
    <style:style style:name="T691" style:family="text">
      <style:text-properties fo:font-style="normal" officeooo:rsid="089d2b6b" style:font-style-asian="normal" style:font-style-complex="normal"/>
    </style:style>
    <style:style style:name="T692" style:family="text">
      <style:text-properties fo:font-style="normal" officeooo:rsid="089d5a4f" style:font-style-asian="normal" style:font-style-complex="normal"/>
    </style:style>
    <style:style style:name="T693" style:family="text">
      <style:text-properties fo:font-style="normal" officeooo:rsid="08a01951" style:font-style-asian="normal" style:font-style-complex="normal"/>
    </style:style>
    <style:style style:name="T694" style:family="text">
      <style:text-properties fo:font-style="normal" officeooo:rsid="08a0a820" style:font-style-asian="normal" style:font-style-complex="normal"/>
    </style:style>
    <style:style style:name="T695" style:family="text">
      <style:text-properties fo:font-style="normal" officeooo:rsid="08a277a1" style:font-style-asian="normal" style:font-style-complex="normal"/>
    </style:style>
    <style:style style:name="T696" style:family="text">
      <style:text-properties fo:font-style="normal" officeooo:rsid="08a44049" style:font-style-asian="normal" style:font-style-complex="normal"/>
    </style:style>
    <style:style style:name="T697" style:family="text">
      <style:text-properties fo:font-style="normal" officeooo:rsid="08aadbcc" style:font-style-asian="normal" style:font-style-complex="normal"/>
    </style:style>
    <style:style style:name="T698" style:family="text">
      <style:text-properties fo:font-style="normal" officeooo:rsid="08b19c52" style:font-style-asian="normal" style:font-style-complex="normal"/>
    </style:style>
    <style:style style:name="T699" style:family="text">
      <style:text-properties fo:font-style="normal" officeooo:rsid="08b27d12" style:font-style-asian="normal" style:font-style-complex="normal"/>
    </style:style>
    <style:style style:name="T700" style:family="text">
      <style:text-properties fo:font-style="normal" officeooo:rsid="08b563b6" style:font-style-asian="normal" style:font-style-complex="normal"/>
    </style:style>
    <style:style style:name="T701" style:family="text">
      <style:text-properties fo:font-style="normal" officeooo:rsid="08bb97b7" style:font-style-asian="normal" style:font-style-complex="normal"/>
    </style:style>
    <style:style style:name="T702" style:family="text">
      <style:text-properties fo:font-style="normal" officeooo:rsid="08bcf2f1" style:font-style-asian="normal" style:font-style-complex="normal"/>
    </style:style>
    <style:style style:name="T703" style:family="text">
      <style:text-properties fo:font-style="normal" officeooo:rsid="08be4e9e" style:font-style-asian="normal" style:font-style-complex="normal"/>
    </style:style>
    <style:style style:name="T704" style:family="text">
      <style:text-properties fo:font-style="normal" officeooo:rsid="08be96ff" style:font-style-asian="normal" style:font-style-complex="normal"/>
    </style:style>
    <style:style style:name="T705" style:family="text">
      <style:text-properties fo:font-style="normal" officeooo:rsid="08c0c6a8" style:font-style-asian="normal" style:font-style-complex="normal"/>
    </style:style>
    <style:style style:name="T706" style:family="text">
      <style:text-properties fo:font-style="normal" officeooo:rsid="08c17e56" style:font-style-asian="normal" style:font-style-complex="normal"/>
    </style:style>
    <style:style style:name="T707" style:family="text">
      <style:text-properties fo:font-style="normal" officeooo:rsid="08c5360a" style:font-style-asian="normal" style:font-style-complex="normal"/>
    </style:style>
    <style:style style:name="T708" style:family="text">
      <style:text-properties fo:font-style="normal" officeooo:rsid="08c85e50" style:font-style-asian="normal" style:font-style-complex="normal"/>
    </style:style>
    <style:style style:name="T709" style:family="text">
      <style:text-properties fo:font-style="normal" officeooo:rsid="08c8c37c" style:font-style-asian="normal" style:font-style-complex="normal"/>
    </style:style>
    <style:style style:name="T710" style:family="text">
      <style:text-properties fo:font-style="normal" officeooo:rsid="08c9e12c" style:font-style-asian="normal" style:font-style-complex="normal"/>
    </style:style>
    <style:style style:name="T711" style:family="text">
      <style:text-properties fo:font-style="normal" officeooo:rsid="08ce07e7" style:font-style-asian="normal" style:font-style-complex="normal"/>
    </style:style>
    <style:style style:name="T712" style:family="text">
      <style:text-properties fo:font-style="normal" officeooo:rsid="08d8f6f9" style:font-style-asian="normal" style:font-style-complex="normal"/>
    </style:style>
    <style:style style:name="T713" style:family="text">
      <style:text-properties fo:font-style="normal" officeooo:rsid="08da9297" style:font-style-asian="normal" style:font-style-complex="normal"/>
    </style:style>
    <style:style style:name="T714" style:family="text">
      <style:text-properties fo:font-style="normal" officeooo:rsid="08db41df" style:font-style-asian="normal" style:font-style-complex="normal"/>
    </style:style>
    <style:style style:name="T715" style:family="text">
      <style:text-properties fo:font-style="normal" officeooo:rsid="08dda1ff" style:font-style-asian="normal" style:font-style-complex="normal"/>
    </style:style>
    <style:style style:name="T716" style:family="text">
      <style:text-properties fo:font-style="normal" officeooo:rsid="08ddaf11" style:font-style-asian="normal" style:font-style-complex="normal"/>
    </style:style>
    <style:style style:name="T717" style:family="text">
      <style:text-properties fo:font-style="normal" officeooo:rsid="08df9d08" style:font-style-asian="normal" style:font-style-complex="normal"/>
    </style:style>
    <style:style style:name="T718" style:family="text">
      <style:text-properties fo:font-style="normal" officeooo:rsid="08e15c28" style:font-style-asian="normal" style:font-style-complex="normal"/>
    </style:style>
    <style:style style:name="T719" style:family="text">
      <style:text-properties fo:font-style="normal" officeooo:rsid="08e327b9" style:font-style-asian="normal" style:font-style-complex="normal"/>
    </style:style>
    <style:style style:name="T720" style:family="text">
      <style:text-properties fo:font-style="normal" officeooo:rsid="08e39897" style:font-style-asian="normal" style:font-style-complex="normal"/>
    </style:style>
    <style:style style:name="T721" style:family="text">
      <style:text-properties fo:font-style="normal" officeooo:rsid="08e43093" style:font-style-asian="normal" style:font-style-complex="normal"/>
    </style:style>
    <style:style style:name="T722" style:family="text">
      <style:text-properties fo:font-style="normal" officeooo:rsid="08e46020" style:font-style-asian="normal" style:font-style-complex="normal"/>
    </style:style>
    <style:style style:name="T723" style:family="text">
      <style:text-properties fo:font-style="normal" officeooo:rsid="08e518b6" style:font-style-asian="normal" style:font-style-complex="normal"/>
    </style:style>
    <style:style style:name="T724" style:family="text">
      <style:text-properties fo:font-style="normal" officeooo:rsid="08e5afb5" style:font-style-asian="normal" style:font-style-complex="normal"/>
    </style:style>
    <style:style style:name="T725" style:family="text">
      <style:text-properties fo:font-style="normal" officeooo:rsid="08e8e62e" style:font-style-asian="normal" style:font-style-complex="normal"/>
    </style:style>
    <style:style style:name="T726" style:family="text">
      <style:text-properties fo:font-style="normal" officeooo:rsid="08ed63ef" style:font-style-asian="normal" style:font-style-complex="normal"/>
    </style:style>
    <style:style style:name="T727" style:family="text">
      <style:text-properties fo:font-style="normal" officeooo:rsid="08eee555" style:font-style-asian="normal" style:font-style-complex="normal"/>
    </style:style>
    <style:style style:name="T728" style:family="text">
      <style:text-properties fo:font-style="normal" officeooo:rsid="08f331c7" style:font-style-asian="normal" style:font-style-complex="normal"/>
    </style:style>
    <style:style style:name="T729" style:family="text">
      <style:text-properties fo:font-style="normal" officeooo:rsid="08f820e6" style:font-style-asian="normal" style:font-style-complex="normal"/>
    </style:style>
    <style:style style:name="T730" style:family="text">
      <style:text-properties fo:font-style="normal" officeooo:rsid="08f9b130" style:font-style-asian="normal" style:font-style-complex="normal"/>
    </style:style>
    <style:style style:name="T731" style:family="text">
      <style:text-properties fo:font-style="normal" officeooo:rsid="08fad3ae" style:font-style-asian="normal" style:font-style-complex="normal"/>
    </style:style>
    <style:style style:name="T732" style:family="text">
      <style:text-properties fo:font-style="normal" officeooo:rsid="08fb985c" style:font-style-asian="normal" style:font-style-complex="normal"/>
    </style:style>
    <style:style style:name="T733" style:family="text">
      <style:text-properties fo:font-style="normal" officeooo:rsid="08fcf958" style:font-style-asian="normal" style:font-style-complex="normal"/>
    </style:style>
    <style:style style:name="T734" style:family="text">
      <style:text-properties fo:font-style="normal" officeooo:rsid="08fe6ecb" style:font-style-asian="normal" style:font-style-complex="normal"/>
    </style:style>
    <style:style style:name="T735" style:family="text">
      <style:text-properties fo:font-style="normal" officeooo:rsid="0900242f" style:font-style-asian="normal" style:font-style-complex="normal"/>
    </style:style>
    <style:style style:name="T736" style:family="text">
      <style:text-properties fo:font-style="normal" officeooo:rsid="08967f9b" style:font-style-asian="normal" style:font-style-complex="normal"/>
    </style:style>
    <style:style style:name="T737" style:family="text">
      <style:text-properties fo:font-style="normal" officeooo:rsid="09097fac" style:font-style-asian="normal" style:font-style-complex="normal"/>
    </style:style>
    <style:style style:name="T738" style:family="text">
      <style:text-properties fo:font-style="normal" officeooo:rsid="090a4aa6" style:font-style-asian="normal" style:font-style-complex="normal"/>
    </style:style>
    <style:style style:name="T739" style:family="text">
      <style:text-properties fo:font-style="normal" officeooo:rsid="0907bffa" style:font-style-asian="normal" style:font-style-complex="normal"/>
    </style:style>
    <style:style style:name="T740" style:family="text">
      <style:text-properties fo:font-style="normal" officeooo:rsid="090ad5c4" style:font-style-asian="normal" style:font-style-complex="normal"/>
    </style:style>
    <style:style style:name="T741" style:family="text">
      <style:text-properties fo:font-style="normal" officeooo:rsid="090b6025" style:font-style-asian="normal" style:font-style-complex="normal"/>
    </style:style>
    <style:style style:name="T742" style:family="text">
      <style:text-properties fo:font-style="normal" officeooo:rsid="090caac1" style:font-style-asian="normal" style:font-style-complex="normal"/>
    </style:style>
    <style:style style:name="T743" style:family="text">
      <style:text-properties fo:font-style="normal" officeooo:rsid="090f3e1b" style:font-style-asian="normal" style:font-style-complex="normal"/>
    </style:style>
    <style:style style:name="T744" style:family="text">
      <style:text-properties fo:font-style="normal" officeooo:rsid="090fe008" style:font-style-asian="normal" style:font-style-complex="normal"/>
    </style:style>
    <style:style style:name="T745" style:family="text">
      <style:text-properties fo:font-style="normal" officeooo:rsid="0910c617" style:font-style-asian="normal" style:font-style-complex="normal"/>
    </style:style>
    <style:style style:name="T746" style:family="text">
      <style:text-properties fo:font-style="normal" officeooo:rsid="0912e886" style:font-style-asian="normal" style:font-style-complex="normal"/>
    </style:style>
    <style:style style:name="T747" style:family="text">
      <style:text-properties fo:font-style="normal" officeooo:rsid="091496dc" style:font-style-asian="normal" style:font-style-complex="normal"/>
    </style:style>
    <style:style style:name="T748" style:family="text">
      <style:text-properties fo:font-style="normal" officeooo:rsid="0914aee2" style:font-style-asian="normal" style:font-style-complex="normal"/>
    </style:style>
    <style:style style:name="T749" style:family="text">
      <style:text-properties fo:font-style="normal" officeooo:rsid="09168361" style:font-style-asian="normal" style:font-style-complex="normal"/>
    </style:style>
    <style:style style:name="T750" style:family="text">
      <style:text-properties fo:font-style="normal" officeooo:rsid="0916f4ba" style:font-style-asian="normal" style:font-style-complex="normal"/>
    </style:style>
    <style:style style:name="T751" style:family="text">
      <style:text-properties fo:font-style="normal" officeooo:rsid="09172c00" style:font-style-asian="normal" style:font-style-complex="normal"/>
    </style:style>
    <style:style style:name="T752" style:family="text">
      <style:text-properties fo:font-style="normal" officeooo:rsid="091c1e48" style:font-style-asian="normal" style:font-style-complex="normal"/>
    </style:style>
    <style:style style:name="T753" style:family="text">
      <style:text-properties fo:font-style="normal" officeooo:rsid="091dae7d" style:font-style-asian="normal" style:font-style-complex="normal"/>
    </style:style>
    <style:style style:name="T754" style:family="text">
      <style:text-properties fo:font-style="normal" officeooo:rsid="091dc098" style:font-style-asian="normal" style:font-style-complex="normal"/>
    </style:style>
    <style:style style:name="T755" style:family="text">
      <style:text-properties fo:font-style="normal" officeooo:rsid="091eeceb" style:font-style-asian="normal" style:font-style-complex="normal"/>
    </style:style>
    <style:style style:name="T756" style:family="text">
      <style:text-properties fo:font-style="normal" officeooo:rsid="09216253" style:font-style-asian="normal" style:font-style-complex="normal"/>
    </style:style>
    <style:style style:name="T757" style:family="text">
      <style:text-properties fo:font-style="normal" officeooo:rsid="09218c26" style:font-style-asian="normal" style:font-style-complex="normal"/>
    </style:style>
    <style:style style:name="T758" style:family="text">
      <style:text-properties fo:font-style="normal" officeooo:rsid="09221cb4" style:font-style-asian="normal" style:font-style-complex="normal"/>
    </style:style>
    <style:style style:name="T759" style:family="text">
      <style:text-properties fo:font-style="normal" officeooo:rsid="0923fe68" style:font-style-asian="normal" style:font-style-complex="normal"/>
    </style:style>
    <style:style style:name="T760" style:family="text">
      <style:text-properties fo:font-style="normal" officeooo:rsid="092460e6" style:font-style-asian="normal" style:font-style-complex="normal"/>
    </style:style>
    <style:style style:name="T761" style:family="text">
      <style:text-properties fo:font-style="normal" officeooo:rsid="09263a7a" style:font-style-asian="normal" style:font-style-complex="normal"/>
    </style:style>
    <style:style style:name="T762" style:family="text">
      <style:text-properties fo:font-style="normal" officeooo:rsid="0928286d" style:font-style-asian="normal" style:font-style-complex="normal"/>
    </style:style>
    <style:style style:name="T763" style:family="text">
      <style:text-properties fo:font-style="normal" officeooo:rsid="092ca1c1" style:font-style-asian="normal" style:font-style-complex="normal"/>
    </style:style>
    <style:style style:name="T764" style:family="text">
      <style:text-properties fo:font-style="normal" officeooo:rsid="092e5875" style:font-style-asian="normal" style:font-style-complex="normal"/>
    </style:style>
    <style:style style:name="T765" style:family="text">
      <style:text-properties fo:font-style="normal" officeooo:rsid="092f03be" style:font-style-asian="normal" style:font-style-complex="normal"/>
    </style:style>
    <style:style style:name="T766" style:family="text">
      <style:text-properties fo:font-style="normal" officeooo:rsid="093041d0" style:font-style-asian="normal" style:font-style-complex="normal"/>
    </style:style>
    <style:style style:name="T767" style:family="text">
      <style:text-properties fo:font-style="normal" officeooo:rsid="0932bb89" style:font-style-asian="normal" style:font-style-complex="normal"/>
    </style:style>
    <style:style style:name="T768" style:family="text">
      <style:text-properties fo:font-style="normal" officeooo:rsid="09349b4f" style:font-style-asian="normal" style:font-style-complex="normal"/>
    </style:style>
    <style:style style:name="T769" style:family="text">
      <style:text-properties fo:font-style="normal" officeooo:rsid="09356bb2" style:font-style-asian="normal" style:font-style-complex="normal"/>
    </style:style>
    <style:style style:name="T770" style:family="text">
      <style:text-properties fo:font-style="normal" officeooo:rsid="094084b6" style:font-style-asian="normal" style:font-style-complex="normal"/>
    </style:style>
    <style:style style:name="T771" style:family="text">
      <style:text-properties fo:font-style="normal" officeooo:rsid="094095e9" style:font-style-asian="normal" style:font-style-complex="normal"/>
    </style:style>
    <style:style style:name="T772" style:family="text">
      <style:text-properties fo:font-style="normal" officeooo:rsid="09444187" style:font-style-asian="normal" style:font-style-complex="normal"/>
    </style:style>
    <style:style style:name="T773" style:family="text">
      <style:text-properties fo:font-style="normal" officeooo:rsid="09456448" style:font-style-asian="normal" style:font-style-complex="normal"/>
    </style:style>
    <style:style style:name="T774" style:family="text">
      <style:text-properties fo:font-style="normal" officeooo:rsid="0945e8f9" style:font-style-asian="normal" style:font-style-complex="normal"/>
    </style:style>
    <style:style style:name="T775" style:family="text">
      <style:text-properties fo:font-style="normal" officeooo:rsid="0948e123" style:font-style-asian="normal" style:font-style-complex="normal"/>
    </style:style>
    <style:style style:name="T776" style:family="text">
      <style:text-properties fo:font-style="normal" officeooo:rsid="094ff60a" style:font-style-asian="normal" style:font-style-complex="normal"/>
    </style:style>
    <style:style style:name="T777" style:family="text">
      <style:text-properties fo:font-style="normal" officeooo:rsid="09526d0d" style:font-style-asian="normal" style:font-style-complex="normal"/>
    </style:style>
    <style:style style:name="T778" style:family="text">
      <style:text-properties fo:font-style="normal" officeooo:rsid="0952b4e0" style:font-style-asian="normal" style:font-style-complex="normal"/>
    </style:style>
    <style:style style:name="T779" style:family="text">
      <style:text-properties fo:font-style="normal" officeooo:rsid="0952f4b5" style:font-style-asian="normal" style:font-style-complex="normal"/>
    </style:style>
    <style:style style:name="T780" style:family="text">
      <style:text-properties fo:font-style="normal" officeooo:rsid="0953022b" style:font-style-asian="normal" style:font-style-complex="normal"/>
    </style:style>
    <style:style style:name="T781" style:family="text">
      <style:text-properties fo:font-style="normal" officeooo:rsid="09547e39" style:font-style-asian="normal" style:font-style-complex="normal"/>
    </style:style>
    <style:style style:name="T782" style:family="text">
      <style:text-properties fo:font-style="normal" officeooo:rsid="095518ef" style:font-style-asian="normal" style:font-style-complex="normal"/>
    </style:style>
    <style:style style:name="T783" style:family="text">
      <style:text-properties fo:font-style="normal" officeooo:rsid="09568359" style:font-style-asian="normal" style:font-style-complex="normal"/>
    </style:style>
    <style:style style:name="T784" style:family="text">
      <style:text-properties fo:font-style="normal" officeooo:rsid="09597f57" style:font-style-asian="normal" style:font-style-complex="normal"/>
    </style:style>
    <style:style style:name="T785" style:family="text">
      <style:text-properties fo:font-style="normal" officeooo:rsid="095bcac1" style:font-style-asian="normal" style:font-style-complex="normal"/>
    </style:style>
    <style:style style:name="T786" style:family="text">
      <style:text-properties fo:font-style="normal" officeooo:rsid="095cd1cb" style:font-style-asian="normal" style:font-style-complex="normal"/>
    </style:style>
    <style:style style:name="T787" style:family="text">
      <style:text-properties fo:font-style="normal" officeooo:rsid="095e35be" style:font-style-asian="normal" style:font-style-complex="normal"/>
    </style:style>
    <style:style style:name="T788" style:family="text">
      <style:text-properties fo:font-style="normal" officeooo:rsid="095f3f23" style:font-style-asian="normal" style:font-style-complex="normal"/>
    </style:style>
    <style:style style:name="T789" style:family="text">
      <style:text-properties fo:font-style="normal" officeooo:rsid="09613010" style:font-style-asian="normal" style:font-style-complex="normal"/>
    </style:style>
    <style:style style:name="T790" style:family="text">
      <style:text-properties fo:font-style="normal" officeooo:rsid="09628952" style:font-style-asian="normal" style:font-style-complex="normal"/>
    </style:style>
    <style:style style:name="T791" style:family="text">
      <style:text-properties fo:font-style="normal" officeooo:rsid="09645a1d" style:font-style-asian="normal" style:font-style-complex="normal"/>
    </style:style>
    <style:style style:name="T792" style:family="text">
      <style:text-properties fo:font-style="normal" officeooo:rsid="0965c47e" style:font-style-asian="normal" style:font-style-complex="normal"/>
    </style:style>
    <style:style style:name="T793" style:family="text">
      <style:text-properties fo:font-style="normal" officeooo:rsid="09674474" style:font-style-asian="normal" style:font-style-complex="normal"/>
    </style:style>
    <style:style style:name="T794" style:family="text">
      <style:text-properties fo:font-style="normal" officeooo:rsid="096b30d9" style:font-style-asian="normal" style:font-style-complex="normal"/>
    </style:style>
    <style:style style:name="T795" style:family="text">
      <style:text-properties fo:font-style="normal" officeooo:rsid="096ba662" style:font-style-asian="normal" style:font-style-complex="normal"/>
    </style:style>
    <style:style style:name="T796" style:family="text">
      <style:text-properties fo:font-style="normal" officeooo:rsid="096d39f8" style:font-style-asian="normal" style:font-style-complex="normal"/>
    </style:style>
    <style:style style:name="T797" style:family="text">
      <style:text-properties fo:font-style="normal" officeooo:rsid="096d54f3" style:font-style-asian="normal" style:font-style-complex="normal"/>
    </style:style>
    <style:style style:name="T798" style:family="text">
      <style:text-properties fo:font-style="normal" officeooo:rsid="096f078a" style:font-style-asian="normal" style:font-style-complex="normal"/>
    </style:style>
    <style:style style:name="T799" style:family="text">
      <style:text-properties fo:font-style="normal" officeooo:rsid="097527af" style:font-style-asian="normal" style:font-style-complex="normal"/>
    </style:style>
    <style:style style:name="T800" style:family="text">
      <style:text-properties fo:font-style="normal" officeooo:rsid="09769c10" style:font-style-asian="normal" style:font-style-complex="normal"/>
    </style:style>
    <style:style style:name="T801" style:family="text">
      <style:text-properties fo:font-style="normal" officeooo:rsid="097aa8b6" style:font-style-asian="normal" style:font-style-complex="normal"/>
    </style:style>
    <style:style style:name="T802" style:family="text">
      <style:text-properties fo:font-style="normal" officeooo:rsid="097e04c0" style:font-style-asian="normal" style:font-style-complex="normal"/>
    </style:style>
    <style:style style:name="T803" style:family="text">
      <style:text-properties fo:font-style="normal" officeooo:rsid="09823e80" style:font-style-asian="normal" style:font-style-complex="normal"/>
    </style:style>
    <style:style style:name="T804" style:family="text">
      <style:text-properties fo:font-style="normal" officeooo:rsid="09834874" style:font-style-asian="normal" style:font-style-complex="normal"/>
    </style:style>
    <style:style style:name="T805" style:family="text">
      <style:text-properties fo:font-style="normal" officeooo:rsid="098434d1" style:font-style-asian="normal" style:font-style-complex="normal"/>
    </style:style>
    <style:style style:name="T806" style:family="text">
      <style:text-properties fo:font-style="normal" officeooo:rsid="09852d44" style:font-style-asian="normal" style:font-style-complex="normal"/>
    </style:style>
    <style:style style:name="T807" style:family="text">
      <style:text-properties fo:font-style="normal" officeooo:rsid="098835c0" style:font-style-asian="normal" style:font-style-complex="normal"/>
    </style:style>
    <style:style style:name="T808" style:family="text">
      <style:text-properties fo:font-style="normal" officeooo:rsid="09895507" style:font-style-asian="normal" style:font-style-complex="normal"/>
    </style:style>
    <style:style style:name="T809" style:family="text">
      <style:text-properties fo:font-style="normal" officeooo:rsid="093b96e9" style:font-style-asian="normal" style:font-style-complex="normal"/>
    </style:style>
    <style:style style:name="T810" style:family="text">
      <style:text-properties fo:font-style="normal" officeooo:rsid="09925b17" style:font-style-asian="normal" style:font-style-complex="normal"/>
    </style:style>
    <style:style style:name="T811" style:family="text">
      <style:text-properties fo:font-style="normal" officeooo:rsid="0994949e" style:font-style-asian="normal" style:font-style-complex="normal"/>
    </style:style>
    <style:style style:name="T812" style:family="text">
      <style:text-properties fo:font-style="normal" officeooo:rsid="09950230" style:font-style-asian="normal" style:font-style-complex="normal"/>
    </style:style>
    <style:style style:name="T813" style:family="text">
      <style:text-properties fo:font-style="normal" officeooo:rsid="0998a4dd" style:font-style-asian="normal" style:font-style-complex="normal"/>
    </style:style>
    <style:style style:name="T814" style:family="text">
      <style:text-properties fo:font-style="normal" officeooo:rsid="09997486" style:font-style-asian="normal" style:font-style-complex="normal"/>
    </style:style>
    <style:style style:name="T815" style:family="text">
      <style:text-properties fo:font-style="normal" officeooo:rsid="099cacd5" style:font-style-asian="normal" style:font-style-complex="normal"/>
    </style:style>
    <style:style style:name="T816" style:family="text">
      <style:text-properties fo:font-style="normal" officeooo:rsid="099cb203" style:font-style-asian="normal" style:font-style-complex="normal"/>
    </style:style>
    <style:style style:name="T817" style:family="text">
      <style:text-properties fo:font-style="normal" officeooo:rsid="099dbd58" style:font-style-asian="normal" style:font-style-complex="normal"/>
    </style:style>
    <style:style style:name="T818" style:family="text">
      <style:text-properties fo:font-style="normal" officeooo:rsid="099f7dfc" style:font-style-asian="normal" style:font-style-complex="normal"/>
    </style:style>
    <style:style style:name="T819" style:family="text">
      <style:text-properties fo:font-style="normal" officeooo:rsid="09a108e6" style:font-style-asian="normal" style:font-style-complex="normal"/>
    </style:style>
    <style:style style:name="T820" style:family="text">
      <style:text-properties fo:font-style="normal" officeooo:rsid="09a1c57e" style:font-style-asian="normal" style:font-style-complex="normal"/>
    </style:style>
    <style:style style:name="T821" style:family="text">
      <style:text-properties fo:font-style="normal" officeooo:rsid="09a2ed9e" style:font-style-asian="normal" style:font-style-complex="normal"/>
    </style:style>
    <style:style style:name="T822" style:family="text">
      <style:text-properties fo:font-style="normal" officeooo:rsid="09a364f2" style:font-style-asian="normal" style:font-style-complex="normal"/>
    </style:style>
    <style:style style:name="T823" style:family="text">
      <style:text-properties fo:font-style="normal" officeooo:rsid="09a491bd" style:font-style-asian="normal" style:font-style-complex="normal"/>
    </style:style>
    <style:style style:name="T824" style:family="text">
      <style:text-properties fo:font-style="normal" officeooo:rsid="09a739c3" style:font-style-asian="normal" style:font-style-complex="normal"/>
    </style:style>
    <style:style style:name="T825" style:family="text">
      <style:text-properties fo:font-style="normal" officeooo:rsid="09a9116a" style:font-style-asian="normal" style:font-style-complex="normal"/>
    </style:style>
    <style:style style:name="T826" style:family="text">
      <style:text-properties fo:font-style="normal" officeooo:rsid="09aac2ca" style:font-style-asian="normal" style:font-style-complex="normal"/>
    </style:style>
    <style:style style:name="T827" style:family="text">
      <style:text-properties fo:font-style="normal" officeooo:rsid="09ad2715" style:font-style-asian="normal" style:font-style-complex="normal"/>
    </style:style>
    <style:style style:name="T828" style:family="text">
      <style:text-properties fo:font-style="normal" officeooo:rsid="09af6358" style:font-style-asian="normal" style:font-style-complex="normal"/>
    </style:style>
    <style:style style:name="T829" style:family="text">
      <style:text-properties fo:font-style="normal" officeooo:rsid="09b91294" style:font-style-asian="normal" style:font-style-complex="normal"/>
    </style:style>
    <style:style style:name="T830" style:family="text">
      <style:text-properties fo:font-style="normal" officeooo:rsid="09b91ac2" style:font-style-asian="normal" style:font-style-complex="normal"/>
    </style:style>
    <style:style style:name="T831" style:family="text">
      <style:text-properties fo:font-style="normal" officeooo:rsid="09b9c80d" style:font-style-asian="normal" style:font-style-complex="normal"/>
    </style:style>
    <style:style style:name="T832" style:family="text">
      <style:text-properties fo:font-style="normal" officeooo:rsid="09badf45" style:font-style-asian="normal" style:font-style-complex="normal"/>
    </style:style>
    <style:style style:name="T833" style:family="text">
      <style:text-properties fo:font-style="normal" officeooo:rsid="09baff3b" style:font-style-asian="normal" style:font-style-complex="normal"/>
    </style:style>
    <style:style style:name="T834" style:family="text">
      <style:text-properties fo:font-style="normal" officeooo:rsid="09bba236" style:font-style-asian="normal" style:font-style-complex="normal"/>
    </style:style>
    <style:style style:name="T835" style:family="text">
      <style:text-properties fo:font-style="normal" officeooo:rsid="09d76daa" style:font-style-asian="normal" style:font-style-complex="normal"/>
    </style:style>
    <style:style style:name="T836" style:family="text">
      <style:text-properties fo:font-style="normal" officeooo:rsid="09d9ec92" style:font-style-asian="normal" style:font-style-complex="normal"/>
    </style:style>
    <style:style style:name="T837" style:family="text">
      <style:text-properties fo:font-style="normal" officeooo:rsid="09db5080" style:font-style-asian="normal" style:font-style-complex="normal"/>
    </style:style>
    <style:style style:name="T838" style:family="text">
      <style:text-properties fo:font-style="normal" officeooo:rsid="099b5ce6" style:font-style-asian="normal" style:font-style-complex="normal"/>
    </style:style>
    <style:style style:name="T839" style:family="text">
      <style:text-properties fo:font-style="normal" officeooo:rsid="09db9aa6" style:font-style-asian="normal" style:font-style-complex="normal"/>
    </style:style>
    <style:style style:name="T840" style:family="text">
      <style:text-properties fo:font-style="normal" officeooo:rsid="09dd235c" style:font-style-asian="normal" style:font-style-complex="normal"/>
    </style:style>
    <style:style style:name="T841" style:family="text">
      <style:text-properties fo:font-style="normal" officeooo:rsid="09defd50" style:font-style-asian="normal" style:font-style-complex="normal"/>
    </style:style>
    <style:style style:name="T842" style:family="text">
      <style:text-properties fo:font-style="normal" officeooo:rsid="09e0a8a7" style:font-style-asian="normal" style:font-style-complex="normal"/>
    </style:style>
    <style:style style:name="T843" style:family="text">
      <style:text-properties fo:font-style="normal" officeooo:rsid="09e2a430" style:font-style-asian="normal" style:font-style-complex="normal"/>
    </style:style>
    <style:style style:name="T844" style:family="text">
      <style:text-properties fo:font-style="normal" officeooo:rsid="09e3ef50" style:font-style-asian="normal" style:font-style-complex="normal"/>
    </style:style>
    <style:style style:name="T845" style:family="text">
      <style:text-properties fo:font-style="normal" officeooo:rsid="09e5efcd" style:font-style-asian="normal" style:font-style-complex="normal"/>
    </style:style>
    <style:style style:name="T846" style:family="text">
      <style:text-properties fo:font-style="normal" officeooo:rsid="09e7cca3" style:font-style-asian="normal" style:font-style-complex="normal"/>
    </style:style>
    <style:style style:name="T847" style:family="text">
      <style:text-properties fo:font-style="normal" officeooo:rsid="09efdd3f" style:font-style-asian="normal" style:font-style-complex="normal"/>
    </style:style>
    <style:style style:name="T848" style:family="text">
      <style:text-properties fo:font-style="normal" officeooo:rsid="09fe6093" style:font-style-asian="normal" style:font-style-complex="normal"/>
    </style:style>
    <style:style style:name="T849" style:family="text">
      <style:text-properties fo:font-style="normal" officeooo:rsid="0a0c64ff" style:font-style-asian="normal" style:font-style-complex="normal"/>
    </style:style>
    <style:style style:name="T850" style:family="text">
      <style:text-properties fo:font-style="normal" officeooo:rsid="0a0e633f" style:font-style-asian="normal" style:font-style-complex="normal"/>
    </style:style>
    <style:style style:name="T851" style:family="text">
      <style:text-properties fo:font-style="normal" officeooo:rsid="0a0fa517" style:font-style-asian="normal" style:font-style-complex="normal"/>
    </style:style>
    <style:style style:name="T852" style:family="text">
      <style:text-properties fo:font-style="normal" officeooo:rsid="0a1177d2" style:font-style-asian="normal" style:font-style-complex="normal"/>
    </style:style>
    <style:style style:name="T853" style:family="text">
      <style:text-properties fo:font-style="normal" officeooo:rsid="0a122a03" style:font-style-asian="normal" style:font-style-complex="normal"/>
    </style:style>
    <style:style style:name="T854" style:family="text">
      <style:text-properties fo:font-style="normal" officeooo:rsid="0a14145b" style:font-style-asian="normal" style:font-style-complex="normal"/>
    </style:style>
    <style:style style:name="T855" style:family="text">
      <style:text-properties fo:font-style="normal" officeooo:rsid="0a154f31" style:font-style-asian="normal" style:font-style-complex="normal"/>
    </style:style>
    <style:style style:name="T856" style:family="text">
      <style:text-properties fo:font-style="normal" officeooo:rsid="0a15aee5" style:font-style-asian="normal" style:font-style-complex="normal"/>
    </style:style>
    <style:style style:name="T857" style:family="text">
      <style:text-properties fo:font-style="normal" officeooo:rsid="0a176151" style:font-style-asian="normal" style:font-style-complex="normal"/>
    </style:style>
    <style:style style:name="T858" style:family="text">
      <style:text-properties fo:font-style="normal" officeooo:rsid="0a19515b" style:font-style-asian="normal" style:font-style-complex="normal"/>
    </style:style>
    <style:style style:name="T859" style:family="text">
      <style:text-properties fo:font-style="normal" officeooo:rsid="0a1a344c" style:font-style-asian="normal" style:font-style-complex="normal"/>
    </style:style>
    <style:style style:name="T860" style:family="text">
      <style:text-properties fo:font-style="normal" officeooo:rsid="0a1c382e" style:font-style-asian="normal" style:font-style-complex="normal"/>
    </style:style>
    <style:style style:name="T861" style:family="text">
      <style:text-properties fo:font-style="normal" officeooo:rsid="0a1d47fa" style:font-style-asian="normal" style:font-style-complex="normal"/>
    </style:style>
    <style:style style:name="T862" style:family="text">
      <style:text-properties fo:font-style="normal" officeooo:rsid="0a1ee088" style:font-style-asian="normal" style:font-style-complex="normal"/>
    </style:style>
    <style:style style:name="T863" style:family="text">
      <style:text-properties fo:font-style="normal" officeooo:rsid="09b1d499" style:font-style-asian="normal" style:font-style-complex="normal"/>
    </style:style>
    <style:style style:name="T864" style:family="text">
      <style:text-properties fo:font-style="normal" officeooo:rsid="09ed0edf" style:font-style-asian="normal" style:font-style-complex="normal"/>
    </style:style>
    <style:style style:name="T865" style:family="text">
      <style:text-properties fo:font-style="normal" officeooo:rsid="0a261944" style:font-style-asian="normal" style:font-style-complex="normal"/>
    </style:style>
    <style:style style:name="T866" style:family="text">
      <style:text-properties fo:font-style="normal" officeooo:rsid="0a2801c8" style:font-style-asian="normal" style:font-style-complex="normal"/>
    </style:style>
    <style:style style:name="T867" style:family="text">
      <style:text-properties fo:font-style="normal" officeooo:rsid="0a29bb2e" style:font-style-asian="normal" style:font-style-complex="normal"/>
    </style:style>
    <style:style style:name="T868" style:family="text">
      <style:text-properties fo:font-style="normal" officeooo:rsid="0a2a085c" style:font-style-asian="normal" style:font-style-complex="normal"/>
    </style:style>
    <style:style style:name="T869" style:family="text">
      <style:text-properties fo:font-style="normal" officeooo:rsid="0a2b102a" style:font-style-asian="normal" style:font-style-complex="normal"/>
    </style:style>
    <style:style style:name="T870" style:family="text">
      <style:text-properties fo:font-style="normal" officeooo:rsid="0a2b6233" style:font-style-asian="normal" style:font-style-complex="normal"/>
    </style:style>
    <style:style style:name="T871" style:family="text">
      <style:text-properties fo:font-style="normal" officeooo:rsid="0a2c3994" style:font-style-asian="normal" style:font-style-complex="normal"/>
    </style:style>
    <style:style style:name="T872" style:family="text">
      <style:text-properties fo:font-style="normal" officeooo:rsid="0a2c4fa6" style:font-style-asian="normal" style:font-style-complex="normal"/>
    </style:style>
    <style:style style:name="T873" style:family="text">
      <style:text-properties fo:font-style="normal" officeooo:rsid="0a2defa2" style:font-style-asian="normal" style:font-style-complex="normal"/>
    </style:style>
    <style:style style:name="T874" style:family="text">
      <style:text-properties fo:font-style="normal" officeooo:rsid="0a30b6c1" style:font-style-asian="normal" style:font-style-complex="normal"/>
    </style:style>
    <style:style style:name="T875" style:family="text">
      <style:text-properties fo:font-style="normal" officeooo:rsid="0a321c08" style:font-style-asian="normal" style:font-style-complex="normal"/>
    </style:style>
    <style:style style:name="T876" style:family="text">
      <style:text-properties fo:font-style="normal" officeooo:rsid="0a323a9d" style:font-style-asian="normal" style:font-style-complex="normal"/>
    </style:style>
    <style:style style:name="T877" style:family="text">
      <style:text-properties fo:font-style="normal" officeooo:rsid="0a334718" style:font-style-asian="normal" style:font-style-complex="normal"/>
    </style:style>
    <style:style style:name="T878" style:family="text">
      <style:text-properties fo:font-style="normal" officeooo:rsid="0a34cb48" style:font-style-asian="normal" style:font-style-complex="normal"/>
    </style:style>
    <style:style style:name="T879" style:family="text">
      <style:text-properties fo:font-style="normal" officeooo:rsid="0a363963" style:font-style-asian="normal" style:font-style-complex="normal"/>
    </style:style>
    <style:style style:name="T880" style:family="text">
      <style:text-properties fo:font-style="normal" officeooo:rsid="0a36deec" style:font-style-asian="normal" style:font-style-complex="normal"/>
    </style:style>
    <style:style style:name="T881" style:family="text">
      <style:text-properties fo:font-style="normal" officeooo:rsid="0a37c418" style:font-style-asian="normal" style:font-style-complex="normal"/>
    </style:style>
    <style:style style:name="T882" style:family="text">
      <style:text-properties fo:font-style="normal" officeooo:rsid="0a38d638" style:font-style-asian="normal" style:font-style-complex="normal"/>
    </style:style>
    <style:style style:name="T883" style:family="text">
      <style:text-properties fo:font-style="normal" officeooo:rsid="0a3fa022" style:font-style-asian="normal" style:font-style-complex="normal"/>
    </style:style>
    <style:style style:name="T884" style:family="text">
      <style:text-properties fo:font-style="normal" officeooo:rsid="0a400f63" style:font-style-asian="normal" style:font-style-complex="normal"/>
    </style:style>
    <style:style style:name="T885" style:family="text">
      <style:text-properties fo:font-style="normal" officeooo:rsid="0a42d31e" style:font-style-asian="normal" style:font-style-complex="normal"/>
    </style:style>
    <style:style style:name="T886" style:family="text">
      <style:text-properties fo:font-style="normal" officeooo:rsid="0a4521be" style:font-style-asian="normal" style:font-style-complex="normal"/>
    </style:style>
    <style:style style:name="T887" style:family="text">
      <style:text-properties fo:font-style="normal" officeooo:rsid="0a462543" style:font-style-asian="normal" style:font-style-complex="normal"/>
    </style:style>
    <style:style style:name="T888" style:family="text">
      <style:text-properties fo:font-style="normal" officeooo:rsid="0a48135d" style:font-style-asian="normal" style:font-style-complex="normal"/>
    </style:style>
    <style:style style:name="T889" style:family="text">
      <style:text-properties fo:font-style="normal" officeooo:rsid="0a4846b7" style:font-style-asian="normal" style:font-style-complex="normal"/>
    </style:style>
    <style:style style:name="T890" style:family="text">
      <style:text-properties fo:font-style="normal" officeooo:rsid="0a48e307" style:font-style-asian="normal" style:font-style-complex="normal"/>
    </style:style>
    <style:style style:name="T891" style:family="text">
      <style:text-properties fo:font-style="normal" officeooo:rsid="0a4a9b46" style:font-style-asian="normal" style:font-style-complex="normal"/>
    </style:style>
    <style:style style:name="T892" style:family="text">
      <style:text-properties fo:font-style="normal" officeooo:rsid="0a4bb6b8" style:font-style-asian="normal" style:font-style-complex="normal"/>
    </style:style>
    <style:style style:name="T893" style:family="text">
      <style:text-properties fo:font-style="normal" officeooo:rsid="0a4d8368" style:font-style-asian="normal" style:font-style-complex="normal"/>
    </style:style>
    <style:style style:name="T894" style:family="text">
      <style:text-properties fo:font-style="normal" officeooo:rsid="0a4e3596" style:font-style-asian="normal" style:font-style-complex="normal"/>
    </style:style>
    <style:style style:name="T895" style:family="text">
      <style:text-properties fo:font-style="normal" officeooo:rsid="0a4fcf36" style:font-style-asian="normal" style:font-style-complex="normal"/>
    </style:style>
    <style:style style:name="T896" style:family="text">
      <style:text-properties fo:font-style="normal" officeooo:rsid="0a51605e" style:font-style-asian="normal" style:font-style-complex="normal"/>
    </style:style>
    <style:style style:name="T897" style:family="text">
      <style:text-properties fo:font-style="normal" officeooo:rsid="0a54e357" style:font-style-asian="normal" style:font-style-complex="normal"/>
    </style:style>
    <style:style style:name="T898" style:family="text">
      <style:text-properties fo:font-style="normal" officeooo:rsid="0a55c654" style:font-style-asian="normal" style:font-style-complex="normal"/>
    </style:style>
    <style:style style:name="T899" style:family="text">
      <style:text-properties fo:font-style="normal" officeooo:rsid="0a587a6a" style:font-style-asian="normal" style:font-style-complex="normal"/>
    </style:style>
    <style:style style:name="T900" style:family="text">
      <style:text-properties fo:font-style="normal" officeooo:rsid="0a593df6" style:font-style-asian="normal" style:font-style-complex="normal"/>
    </style:style>
    <style:style style:name="T901" style:family="text">
      <style:text-properties fo:font-style="normal" officeooo:rsid="0a5a6f33" style:font-style-asian="normal" style:font-style-complex="normal"/>
    </style:style>
    <style:style style:name="T902" style:family="text">
      <style:text-properties fo:font-style="normal" officeooo:rsid="0a5c5736" style:font-style-asian="normal" style:font-style-complex="normal"/>
    </style:style>
    <style:style style:name="T903" style:family="text">
      <style:text-properties fo:font-style="normal" officeooo:rsid="0a5e2c47" style:font-style-asian="normal" style:font-style-complex="normal"/>
    </style:style>
    <style:style style:name="T904" style:family="text">
      <style:text-properties fo:font-style="normal" officeooo:rsid="0a5fdd08" style:font-style-asian="normal" style:font-style-complex="normal"/>
    </style:style>
    <style:style style:name="T905" style:family="text">
      <style:text-properties fo:font-style="normal" officeooo:rsid="0a60cd15" style:font-style-asian="normal" style:font-style-complex="normal"/>
    </style:style>
    <style:style style:name="T906" style:family="text">
      <style:text-properties fo:font-style="normal" officeooo:rsid="0a610841" style:font-style-asian="normal" style:font-style-complex="normal"/>
    </style:style>
    <style:style style:name="T907" style:family="text">
      <style:text-properties fo:font-style="normal" officeooo:rsid="0a62c8da" style:font-style-asian="normal" style:font-style-complex="normal"/>
    </style:style>
    <style:style style:name="T908" style:family="text">
      <style:text-properties fo:font-style="normal" officeooo:rsid="0a64234e" style:font-style-asian="normal" style:font-style-complex="normal"/>
    </style:style>
    <style:style style:name="T909" style:family="text">
      <style:text-properties fo:font-style="normal" officeooo:rsid="0a65345f" style:font-style-asian="normal" style:font-style-complex="normal"/>
    </style:style>
    <style:style style:name="T910" style:family="text">
      <style:text-properties fo:font-style="normal" officeooo:rsid="0a666399" style:font-style-asian="normal" style:font-style-complex="normal"/>
    </style:style>
    <style:style style:name="T911" style:family="text">
      <style:text-properties fo:font-style="normal" officeooo:rsid="0a68eb38" style:font-style-asian="normal" style:font-style-complex="normal"/>
    </style:style>
    <style:style style:name="T912" style:family="text">
      <style:text-properties fo:font-style="normal" officeooo:rsid="0a6a807a" style:font-style-asian="normal" style:font-style-complex="normal"/>
    </style:style>
    <style:style style:name="T913" style:family="text">
      <style:text-properties fo:font-style="normal" officeooo:rsid="0a6eb785" style:font-style-asian="normal" style:font-style-complex="normal"/>
    </style:style>
    <style:style style:name="T914" style:family="text">
      <style:text-properties fo:font-style="normal" officeooo:rsid="0a72efb9" style:font-style-asian="normal" style:font-style-complex="normal"/>
    </style:style>
    <style:style style:name="T915" style:family="text">
      <style:text-properties fo:font-style="normal" officeooo:rsid="0a74b293" style:font-style-asian="normal" style:font-style-complex="normal"/>
    </style:style>
    <style:style style:name="T916" style:family="text">
      <style:text-properties fo:font-style="normal" officeooo:rsid="0a777624" style:font-style-asian="normal" style:font-style-complex="normal"/>
    </style:style>
    <style:style style:name="T917" style:family="text">
      <style:text-properties fo:font-style="normal" officeooo:rsid="0a795643" style:font-style-asian="normal" style:font-style-complex="normal"/>
    </style:style>
    <style:style style:name="T918" style:family="text">
      <style:text-properties fo:font-style="normal" officeooo:rsid="0a7c6ac4" style:font-style-asian="normal" style:font-style-complex="normal"/>
    </style:style>
    <style:style style:name="T919" style:family="text">
      <style:text-properties fo:font-style="normal" officeooo:rsid="0a7f7619" style:font-style-asian="normal" style:font-style-complex="normal"/>
    </style:style>
    <style:style style:name="T920" style:family="text">
      <style:text-properties fo:font-style="normal" officeooo:rsid="0a7ffdc8" style:font-style-asian="normal" style:font-style-complex="normal"/>
    </style:style>
    <style:style style:name="T921" style:family="text">
      <style:text-properties fo:font-style="normal" officeooo:rsid="0a810ba3" style:font-style-asian="normal" style:font-style-complex="normal"/>
    </style:style>
    <style:style style:name="T922" style:family="text">
      <style:text-properties fo:font-style="normal" officeooo:rsid="0a8215d8" style:font-style-asian="normal" style:font-style-complex="normal"/>
    </style:style>
    <style:style style:name="T923" style:family="text">
      <style:text-properties fo:font-style="normal" officeooo:rsid="0a83c9c1" style:font-style-asian="normal" style:font-style-complex="normal"/>
    </style:style>
    <style:style style:name="T924" style:family="text">
      <style:text-properties fo:font-style="normal" officeooo:rsid="0a85b2c4" style:font-style-asian="normal" style:font-style-complex="normal"/>
    </style:style>
    <style:style style:name="T925" style:family="text">
      <style:text-properties fo:font-style="normal" officeooo:rsid="0a85df31" style:font-style-asian="normal" style:font-style-complex="normal"/>
    </style:style>
    <style:style style:name="T926" style:family="text">
      <style:text-properties fo:font-style="normal" officeooo:rsid="0a8658aa" style:font-style-asian="normal" style:font-style-complex="normal"/>
    </style:style>
    <style:style style:name="T927" style:family="text">
      <style:text-properties fo:font-style="normal" officeooo:rsid="0a8925eb" style:font-style-asian="normal" style:font-style-complex="normal"/>
    </style:style>
    <style:style style:name="T928" style:family="text">
      <style:text-properties fo:font-style="normal" officeooo:rsid="0a8ac55c" style:font-style-asian="normal" style:font-style-complex="normal"/>
    </style:style>
    <style:style style:name="T929" style:family="text">
      <style:text-properties fo:font-style="normal" officeooo:rsid="0a918b67" style:font-style-asian="normal" style:font-style-complex="normal"/>
    </style:style>
    <style:style style:name="T930" style:family="text">
      <style:text-properties fo:font-style="normal" officeooo:rsid="0a9a064b" style:font-style-asian="normal" style:font-style-complex="normal"/>
    </style:style>
    <style:style style:name="T931" style:family="text">
      <style:text-properties fo:font-style="normal" officeooo:rsid="0a9c17a6" style:font-style-asian="normal" style:font-style-complex="normal"/>
    </style:style>
    <style:style style:name="T932" style:family="text">
      <style:text-properties fo:font-style="normal" officeooo:rsid="0a9c207d" style:font-style-asian="normal" style:font-style-complex="normal"/>
    </style:style>
    <style:style style:name="T933" style:family="text">
      <style:text-properties fo:font-style="normal" officeooo:rsid="0a9e00b5" style:font-style-asian="normal" style:font-style-complex="normal"/>
    </style:style>
    <style:style style:name="T934" style:family="text">
      <style:text-properties fo:font-style="normal" officeooo:rsid="0a9f7d97" style:font-style-asian="normal" style:font-style-complex="normal"/>
    </style:style>
    <style:style style:name="T935" style:family="text">
      <style:text-properties fo:font-style="normal" officeooo:rsid="0aa02392" style:font-style-asian="normal" style:font-style-complex="normal"/>
    </style:style>
    <style:style style:name="T936" style:family="text">
      <style:text-properties fo:font-style="normal" officeooo:rsid="0aa1450c" style:font-style-asian="normal" style:font-style-complex="normal"/>
    </style:style>
    <style:style style:name="T937" style:family="text">
      <style:text-properties fo:font-style="normal" officeooo:rsid="0aa1f25f" style:font-style-asian="normal" style:font-style-complex="normal"/>
    </style:style>
    <style:style style:name="T938" style:family="text">
      <style:text-properties fo:font-style="normal" officeooo:rsid="0aa23b29" style:font-style-asian="normal" style:font-style-complex="normal"/>
    </style:style>
    <style:style style:name="T939" style:family="text">
      <style:text-properties fo:font-style="normal" officeooo:rsid="0aa2fe86" style:font-style-asian="normal" style:font-style-complex="normal"/>
    </style:style>
    <style:style style:name="T940" style:family="text">
      <style:text-properties fo:font-style="normal" officeooo:rsid="0aa48eae" style:font-style-asian="normal" style:font-style-complex="normal"/>
    </style:style>
    <style:style style:name="T941" style:family="text">
      <style:text-properties fo:font-style="normal" officeooo:rsid="0aa6099b" style:font-style-asian="normal" style:font-style-complex="normal"/>
    </style:style>
    <style:style style:name="T942" style:family="text">
      <style:text-properties fo:font-style="normal" officeooo:rsid="0aa7d52f" style:font-style-asian="normal" style:font-style-complex="normal"/>
    </style:style>
    <style:style style:name="T943" style:family="text">
      <style:text-properties fo:font-style="normal" officeooo:rsid="0aac7ad3" style:font-style-asian="normal" style:font-style-complex="normal"/>
    </style:style>
    <style:style style:name="T944" style:family="text">
      <style:text-properties fo:font-style="normal" officeooo:rsid="0aafac94" style:font-style-asian="normal" style:font-style-complex="normal"/>
    </style:style>
    <style:style style:name="T945" style:family="text">
      <style:text-properties fo:font-style="normal" officeooo:rsid="0aba9b1c" style:font-style-asian="normal" style:font-style-complex="normal"/>
    </style:style>
    <style:style style:name="T946" style:family="text">
      <style:text-properties fo:font-style="normal" officeooo:rsid="0ab9e67c" style:font-style-asian="normal" style:font-style-complex="normal"/>
    </style:style>
    <style:style style:name="T947" style:family="text">
      <style:text-properties fo:font-style="normal" officeooo:rsid="0abd81c3" style:font-style-asian="normal" style:font-style-complex="normal"/>
    </style:style>
    <style:style style:name="T948" style:family="text">
      <style:text-properties fo:font-style="normal" officeooo:rsid="0ac034c6" style:font-style-asian="normal" style:font-style-complex="normal"/>
    </style:style>
    <style:style style:name="T949" style:family="text">
      <style:text-properties fo:font-style="normal" officeooo:rsid="0ac21f0a" style:font-style-asian="normal" style:font-style-complex="normal"/>
    </style:style>
    <style:style style:name="T950" style:family="text">
      <style:text-properties fo:font-style="normal" officeooo:rsid="0ac3c332" style:font-style-asian="normal" style:font-style-complex="normal"/>
    </style:style>
    <style:style style:name="T951" style:family="text">
      <style:text-properties fo:font-style="normal" officeooo:rsid="0ac4d0f9" style:font-style-asian="normal" style:font-style-complex="normal"/>
    </style:style>
    <style:style style:name="T952" style:family="text">
      <style:text-properties fo:font-style="normal" officeooo:rsid="0ac65db4" style:font-style-asian="normal" style:font-style-complex="normal"/>
    </style:style>
    <style:style style:name="T953" style:family="text">
      <style:text-properties fo:font-style="normal" officeooo:rsid="0ae2fbc3" style:font-style-asian="normal" style:font-style-complex="normal"/>
    </style:style>
    <style:style style:name="T954" style:family="text">
      <style:text-properties fo:font-style="normal" officeooo:rsid="0ae4aa84" style:font-style-asian="normal" style:font-style-complex="normal"/>
    </style:style>
    <style:style style:name="T955" style:family="text">
      <style:text-properties fo:font-style="normal" officeooo:rsid="0ae6359e" style:font-style-asian="normal" style:font-style-complex="normal"/>
    </style:style>
    <style:style style:name="T956" style:family="text">
      <style:text-properties fo:font-style="normal" officeooo:rsid="0ae8150c" style:font-style-asian="normal" style:font-style-complex="normal"/>
    </style:style>
    <style:style style:name="T957" style:family="text">
      <style:text-properties fo:font-style="normal" officeooo:rsid="0aea8e37" style:font-style-asian="normal" style:font-style-complex="normal"/>
    </style:style>
    <style:style style:name="T958" style:family="text">
      <style:text-properties fo:font-style="normal" officeooo:rsid="0aeccce0" style:font-style-asian="normal" style:font-style-complex="normal"/>
    </style:style>
    <style:style style:name="T959" style:family="text">
      <style:text-properties fo:font-style="normal" officeooo:rsid="0aed5104" style:font-style-asian="normal" style:font-style-complex="normal"/>
    </style:style>
    <style:style style:name="T960" style:family="text">
      <style:text-properties fo:font-style="normal" officeooo:rsid="0aeed701" style:font-style-asian="normal" style:font-style-complex="normal"/>
    </style:style>
    <style:style style:name="T961" style:family="text">
      <style:text-properties fo:font-style="normal" officeooo:rsid="0af29365" style:font-style-asian="normal" style:font-style-complex="normal"/>
    </style:style>
    <style:style style:name="T962" style:family="text">
      <style:text-properties fo:font-style="normal" officeooo:rsid="0af42dc9" style:font-style-asian="normal" style:font-style-complex="normal"/>
    </style:style>
    <style:style style:name="T963" style:family="text">
      <style:text-properties fo:font-style="normal" officeooo:rsid="0af4fbaf" style:font-style-asian="normal" style:font-style-complex="normal"/>
    </style:style>
    <style:style style:name="T964" style:family="text">
      <style:text-properties fo:font-style="normal" officeooo:rsid="0af7adcb" style:font-style-asian="normal" style:font-style-complex="normal"/>
    </style:style>
    <style:style style:name="T965" style:family="text">
      <style:text-properties fo:font-style="normal" officeooo:rsid="0af99fb0" style:font-style-asian="normal" style:font-style-complex="normal"/>
    </style:style>
    <style:style style:name="T966" style:family="text">
      <style:text-properties fo:font-style="normal" officeooo:rsid="0afc0c70" style:font-style-asian="normal" style:font-style-complex="normal"/>
    </style:style>
    <style:style style:name="T967" style:family="text">
      <style:text-properties fo:font-style="normal" officeooo:rsid="0afebae1" style:font-style-asian="normal" style:font-style-complex="normal"/>
    </style:style>
    <style:style style:name="T968" style:family="text">
      <style:text-properties fo:font-style="normal" officeooo:rsid="0affa5f4" style:font-style-asian="normal" style:font-style-complex="normal"/>
    </style:style>
    <style:style style:name="T969" style:family="text">
      <style:text-properties fo:font-style="normal" officeooo:rsid="0b048fea" style:font-style-asian="normal" style:font-style-complex="normal"/>
    </style:style>
    <style:style style:name="T970" style:family="text">
      <style:text-properties fo:font-style="normal" officeooo:rsid="0b05213c" style:font-style-asian="normal" style:font-style-complex="normal"/>
    </style:style>
    <style:style style:name="T971" style:family="text">
      <style:text-properties fo:font-style="normal" officeooo:rsid="0b056f12" style:font-style-asian="normal" style:font-style-complex="normal"/>
    </style:style>
    <style:style style:name="T972" style:family="text">
      <style:text-properties fo:font-style="normal" officeooo:rsid="0b058f2a" style:font-style-asian="normal" style:font-style-complex="normal"/>
    </style:style>
    <style:style style:name="T973" style:family="text">
      <style:text-properties fo:font-style="normal" officeooo:rsid="0b0679af" style:font-style-asian="normal" style:font-style-complex="normal"/>
    </style:style>
    <style:style style:name="T974" style:family="text">
      <style:text-properties fo:font-style="normal" officeooo:rsid="0b06d361" style:font-style-asian="normal" style:font-style-complex="normal"/>
    </style:style>
    <style:style style:name="T975" style:family="text">
      <style:text-properties fo:font-style="normal" officeooo:rsid="0b0bb786" style:font-style-asian="normal" style:font-style-complex="normal"/>
    </style:style>
    <style:style style:name="T976" style:family="text">
      <style:text-properties fo:font-style="normal" officeooo:rsid="0b0daabd" style:font-style-asian="normal" style:font-style-complex="normal"/>
    </style:style>
    <style:style style:name="T977" style:family="text">
      <style:text-properties fo:font-style="normal" officeooo:rsid="0b109c7e" style:font-style-asian="normal" style:font-style-complex="normal"/>
    </style:style>
    <style:style style:name="T978" style:family="text">
      <style:text-properties fo:font-style="normal" officeooo:rsid="0b13bf1c" style:font-style-asian="normal" style:font-style-complex="normal"/>
    </style:style>
    <style:style style:name="T979" style:family="text">
      <style:text-properties fo:font-style="normal" officeooo:rsid="0b16cf80" style:font-style-asian="normal" style:font-style-complex="normal"/>
    </style:style>
    <style:style style:name="T980" style:family="text">
      <style:text-properties fo:font-style="normal" officeooo:rsid="0b1880b0" style:font-style-asian="normal" style:font-style-complex="normal"/>
    </style:style>
    <style:style style:name="T981" style:family="text">
      <style:text-properties fo:font-style="normal" officeooo:rsid="0b24b652" style:font-style-asian="normal" style:font-style-complex="normal"/>
    </style:style>
    <style:style style:name="T982" style:family="text">
      <style:text-properties fo:font-style="normal" officeooo:rsid="0b263d53" style:font-style-asian="normal" style:font-style-complex="normal"/>
    </style:style>
    <style:style style:name="T983" style:family="text">
      <style:text-properties fo:font-style="normal" officeooo:rsid="0b2bf5d6" style:font-style-asian="normal" style:font-style-complex="normal"/>
    </style:style>
    <style:style style:name="T984" style:family="text">
      <style:text-properties fo:font-style="normal" officeooo:rsid="0b28747c" style:font-style-asian="normal" style:font-style-complex="normal"/>
    </style:style>
    <style:style style:name="T985" style:family="text">
      <style:text-properties fo:font-style="normal" officeooo:rsid="0b311857" style:font-style-asian="normal" style:font-style-complex="normal"/>
    </style:style>
    <style:style style:name="T986" style:family="text">
      <style:text-properties fo:font-style="normal" officeooo:rsid="0b3202e2" style:font-style-asian="normal" style:font-style-complex="normal"/>
    </style:style>
    <style:style style:name="T987" style:family="text">
      <style:text-properties fo:font-style="normal" officeooo:rsid="0b334fce" style:font-style-asian="normal" style:font-style-complex="normal"/>
    </style:style>
    <style:style style:name="T988" style:family="text">
      <style:text-properties fo:font-style="normal" officeooo:rsid="0b319347" style:font-style-asian="normal" style:font-style-complex="normal"/>
    </style:style>
    <style:style style:name="T989" style:family="text">
      <style:text-properties fo:font-style="normal" officeooo:rsid="0b33a271" style:font-style-asian="normal" style:font-style-complex="normal"/>
    </style:style>
    <style:style style:name="T990" style:family="text">
      <style:text-properties fo:font-style="normal" officeooo:rsid="0b346923" style:font-style-asian="normal" style:font-style-complex="normal"/>
    </style:style>
    <style:style style:name="T991" style:family="text">
      <style:text-properties fo:font-style="normal" officeooo:rsid="0b35fef6" style:font-style-asian="normal" style:font-style-complex="normal"/>
    </style:style>
    <style:style style:name="T992" style:family="text">
      <style:text-properties fo:font-style="normal" officeooo:rsid="0b353fbc" style:font-style-asian="normal" style:font-style-complex="normal"/>
    </style:style>
    <style:style style:name="T993" style:family="text">
      <style:text-properties fo:font-style="normal" officeooo:rsid="0b392ec1" style:font-style-asian="normal" style:font-style-complex="normal"/>
    </style:style>
    <style:style style:name="T994" style:family="text">
      <style:text-properties fo:font-style="normal" officeooo:rsid="0b39dc94" style:font-style-asian="normal" style:font-style-complex="normal"/>
    </style:style>
    <style:style style:name="T995" style:family="text">
      <style:text-properties fo:font-style="normal" officeooo:rsid="0b3a8f01" style:font-style-asian="normal" style:font-style-complex="normal"/>
    </style:style>
    <style:style style:name="T996" style:family="text">
      <style:text-properties fo:font-style="normal" officeooo:rsid="0b3a9b5c" style:font-style-asian="normal" style:font-style-complex="normal"/>
    </style:style>
    <style:style style:name="T997" style:family="text">
      <style:text-properties fo:font-style="normal" officeooo:rsid="0b3a9e9f" style:font-style-asian="normal" style:font-style-complex="normal"/>
    </style:style>
    <style:style style:name="T998" style:family="text">
      <style:text-properties fo:font-style="normal" officeooo:rsid="0b46d3f6" style:font-style-asian="normal" style:font-style-complex="normal"/>
    </style:style>
    <style:style style:name="T999" style:family="text">
      <style:text-properties fo:font-style="normal" officeooo:rsid="0b494ca7" style:font-style-asian="normal" style:font-style-complex="normal"/>
    </style:style>
    <style:style style:name="T1000" style:family="text">
      <style:text-properties fo:font-style="normal" officeooo:rsid="0b550a0f" style:font-style-asian="normal" style:font-style-complex="normal"/>
    </style:style>
    <style:style style:name="T1001" style:family="text">
      <style:text-properties fo:font-style="normal" officeooo:rsid="0b4be9dd" style:font-style-asian="normal" style:font-style-complex="normal"/>
    </style:style>
    <style:style style:name="T1002" style:family="text">
      <style:text-properties fo:font-style="normal" officeooo:rsid="0b4d0cd7" style:font-style-asian="normal" style:font-style-complex="normal"/>
    </style:style>
    <style:style style:name="T1003" style:family="text">
      <style:text-properties fo:font-style="normal" officeooo:rsid="0b818331" style:font-style-asian="normal" style:font-style-complex="normal"/>
    </style:style>
    <style:style style:name="T1004" style:family="text">
      <style:text-properties fo:font-style="normal" officeooo:rsid="0c08a897" style:font-style-asian="normal" style:font-style-complex="normal"/>
    </style:style>
    <style:style style:name="T1005" style:family="text">
      <style:text-properties fo:font-style="normal" officeooo:rsid="0c0956b9" style:font-style-asian="normal" style:font-style-complex="normal"/>
    </style:style>
    <style:style style:name="T1006" style:family="text">
      <style:text-properties fo:font-style="normal" officeooo:rsid="0c095d2d" style:font-style-asian="normal" style:font-style-complex="normal"/>
    </style:style>
    <style:style style:name="T1007" style:family="text">
      <style:text-properties fo:font-style="normal" officeooo:rsid="0c0aa0a6" style:font-style-asian="normal" style:font-style-complex="normal"/>
    </style:style>
    <style:style style:name="T1008" style:family="text">
      <style:text-properties fo:font-style="normal" officeooo:rsid="0c0c4732" style:font-style-asian="normal" style:font-style-complex="normal"/>
    </style:style>
    <style:style style:name="T1009" style:family="text">
      <style:text-properties fo:font-style="normal" officeooo:rsid="0c0caaaa" style:font-style-asian="normal" style:font-style-complex="normal"/>
    </style:style>
    <style:style style:name="T1010" style:family="text">
      <style:text-properties fo:font-style="normal" officeooo:rsid="0c0da9f7" style:font-style-asian="normal" style:font-style-complex="normal"/>
    </style:style>
    <style:style style:name="T1011" style:family="text">
      <style:text-properties fo:font-style="normal" officeooo:rsid="0c0f756f" style:font-style-asian="normal" style:font-style-complex="normal"/>
    </style:style>
    <style:style style:name="T1012" style:family="text">
      <style:text-properties fo:font-style="normal" officeooo:rsid="0c116f09" style:font-style-asian="normal" style:font-style-complex="normal"/>
    </style:style>
    <style:style style:name="T1013" style:family="text">
      <style:text-properties fo:font-style="normal" officeooo:rsid="0c14f8f5" style:font-style-asian="normal" style:font-style-complex="normal"/>
    </style:style>
    <style:style style:name="T1014" style:family="text">
      <style:text-properties fo:font-style="normal" officeooo:rsid="0c164709" style:font-style-asian="normal" style:font-style-complex="normal"/>
    </style:style>
    <style:style style:name="T1015" style:family="text">
      <style:text-properties fo:font-style="normal" officeooo:rsid="004897fc" style:font-style-asian="normal" style:font-style-complex="normal"/>
    </style:style>
    <style:style style:name="T1016" style:family="text">
      <style:text-properties fo:font-style="normal" officeooo:rsid="0c26b23b" style:font-style-asian="normal" style:font-style-complex="normal"/>
    </style:style>
    <style:style style:name="T1017" style:family="text">
      <style:text-properties fo:font-style="normal" officeooo:rsid="0c2dd08c" style:font-style-asian="normal" style:font-style-complex="normal"/>
    </style:style>
    <style:style style:name="T1018" style:family="text">
      <style:text-properties fo:font-style="normal" officeooo:rsid="0c3c6088" style:font-style-asian="normal" style:font-style-complex="normal"/>
    </style:style>
    <style:style style:name="T1019" style:family="text">
      <style:text-properties fo:font-style="normal" officeooo:rsid="0c3cd14b" style:font-style-asian="normal" style:font-style-complex="normal"/>
    </style:style>
    <style:style style:name="T1020" style:family="text">
      <style:text-properties fo:font-style="normal" officeooo:rsid="0c40a6d0" style:font-style-asian="normal" style:font-style-complex="normal"/>
    </style:style>
    <style:style style:name="T1021" style:family="text">
      <style:text-properties fo:font-style="normal" officeooo:rsid="0c80157b" style:font-style-asian="normal" style:font-style-complex="normal"/>
    </style:style>
    <style:style style:name="T1022" style:family="text">
      <style:text-properties fo:font-style="normal" officeooo:rsid="0c802e2e" style:font-style-asian="normal" style:font-style-complex="normal"/>
    </style:style>
    <style:style style:name="T1023" style:family="text">
      <style:text-properties fo:font-style="normal" officeooo:rsid="0c834b95" style:font-style-asian="normal" style:font-style-complex="normal"/>
    </style:style>
    <style:style style:name="T1024" style:family="text">
      <style:text-properties fo:font-style="normal" officeooo:rsid="0c849aa5" style:font-style-asian="normal" style:font-style-complex="normal"/>
    </style:style>
    <style:style style:name="T1025" style:family="text">
      <style:text-properties fo:font-style="normal" officeooo:rsid="0c8575a3" style:font-style-asian="normal" style:font-style-complex="normal"/>
    </style:style>
    <style:style style:name="T1026" style:family="text">
      <style:text-properties fo:font-style="normal" officeooo:rsid="0c91dcc8" style:font-style-asian="normal" style:font-style-complex="normal"/>
    </style:style>
    <style:style style:name="T1027" style:family="text">
      <style:text-properties fo:font-style="normal" officeooo:rsid="0c944849" style:font-style-asian="normal" style:font-style-complex="normal"/>
    </style:style>
    <style:style style:name="T1028" style:family="text">
      <style:text-properties fo:font-style="normal" officeooo:rsid="0c98ab81" style:font-style-asian="normal" style:font-style-complex="normal"/>
    </style:style>
    <style:style style:name="T1029" style:family="text">
      <style:text-properties fo:font-style="normal" officeooo:rsid="0c99f80c" style:font-style-asian="normal" style:font-style-complex="normal"/>
    </style:style>
    <style:style style:name="T1030" style:family="text">
      <style:text-properties fo:font-style="normal" officeooo:rsid="0c9c64b2" style:font-style-asian="normal" style:font-style-complex="normal"/>
    </style:style>
    <style:style style:name="T1031" style:family="text">
      <style:text-properties fo:font-style="normal" officeooo:rsid="0c9e43a8" style:font-style-asian="normal" style:font-style-complex="normal"/>
    </style:style>
    <style:style style:name="T1032" style:family="text">
      <style:text-properties fo:font-style="normal" officeooo:rsid="0ca004aa" style:font-style-asian="normal" style:font-style-complex="normal"/>
    </style:style>
    <style:style style:name="T1033" style:family="text">
      <style:text-properties fo:font-style="normal" officeooo:rsid="0ca1b8d0" style:font-style-asian="normal" style:font-style-complex="normal"/>
    </style:style>
    <style:style style:name="T1034" style:family="text">
      <style:text-properties fo:font-style="normal" officeooo:rsid="0ca32c46" style:font-style-asian="normal" style:font-style-complex="normal"/>
    </style:style>
    <style:style style:name="T1035" style:family="text">
      <style:text-properties fo:font-style="normal" officeooo:rsid="0d16664d" style:font-style-asian="normal" style:font-style-complex="normal"/>
    </style:style>
    <style:style style:name="T1036" style:family="text">
      <style:text-properties fo:font-style="normal" officeooo:rsid="0d1abd1b" style:font-style-asian="normal" style:font-style-complex="normal"/>
    </style:style>
    <style:style style:name="T1037" style:family="text">
      <style:text-properties fo:font-style="normal" officeooo:rsid="0d1b423b" style:font-style-asian="normal" style:font-style-complex="normal"/>
    </style:style>
    <style:style style:name="T1038" style:family="text">
      <style:text-properties fo:font-style="normal" officeooo:rsid="0d1d0047" style:font-style-asian="normal" style:font-style-complex="normal"/>
    </style:style>
    <style:style style:name="T1039" style:family="text">
      <style:text-properties fo:font-style="normal" officeooo:rsid="0d1dee10" style:font-style-asian="normal" style:font-style-complex="normal"/>
    </style:style>
    <style:style style:name="T1040" style:family="text">
      <style:text-properties fo:font-style="normal" officeooo:rsid="0d1e1043" style:font-style-asian="normal" style:font-style-complex="normal"/>
    </style:style>
    <style:style style:name="T1041" style:family="text">
      <style:text-properties fo:font-style="normal" officeooo:rsid="0d1fed89" style:font-style-asian="normal" style:font-style-complex="normal"/>
    </style:style>
    <style:style style:name="T1042" style:family="text">
      <style:text-properties fo:font-style="normal" officeooo:rsid="0d21e8cd" style:font-style-asian="normal" style:font-style-complex="normal"/>
    </style:style>
    <style:style style:name="T1043" style:family="text">
      <style:text-properties fo:font-style="normal" officeooo:rsid="0d238cbc" style:font-style-asian="normal" style:font-style-complex="normal"/>
    </style:style>
    <style:style style:name="T1044" style:family="text">
      <style:text-properties fo:font-style="normal" officeooo:rsid="0d252f8e" style:font-style-asian="normal" style:font-style-complex="normal"/>
    </style:style>
    <style:style style:name="T1045" style:family="text">
      <style:text-properties fo:font-style="normal" officeooo:rsid="0d31c80b" style:font-style-asian="normal" style:font-style-complex="normal"/>
    </style:style>
    <style:style style:name="T1046" style:family="text">
      <style:text-properties fo:font-style="normal" officeooo:rsid="0d327678" style:font-style-asian="normal" style:font-style-complex="normal"/>
    </style:style>
    <style:style style:name="T1047" style:family="text">
      <style:text-properties fo:font-style="normal" officeooo:rsid="0d36552d" style:font-style-asian="normal" style:font-style-complex="normal"/>
    </style:style>
    <style:style style:name="T1048" style:family="text">
      <style:text-properties fo:font-style="normal" officeooo:rsid="0d46576b" style:font-style-asian="normal" style:font-style-complex="normal"/>
    </style:style>
    <style:style style:name="T1049" style:family="text">
      <style:text-properties fo:font-style="normal" officeooo:rsid="0d46fb7a" style:font-style-asian="normal" style:font-style-complex="normal"/>
    </style:style>
    <style:style style:name="T1050" style:family="text">
      <style:text-properties fo:font-style="normal" officeooo:rsid="0d47ddfd" style:font-style-asian="normal" style:font-style-complex="normal"/>
    </style:style>
    <style:style style:name="T1051" style:family="text">
      <style:text-properties fo:font-style="normal" officeooo:rsid="0d4864af" style:font-style-asian="normal" style:font-style-complex="normal"/>
    </style:style>
    <style:style style:name="T1052" style:family="text">
      <style:text-properties fo:font-style="normal" officeooo:rsid="0d49294f" style:font-style-asian="normal" style:font-style-complex="normal"/>
    </style:style>
    <style:style style:name="T1053" style:family="text">
      <style:text-properties fo:font-style="normal" officeooo:rsid="0d4a026a" style:font-style-asian="normal" style:font-style-complex="normal"/>
    </style:style>
    <style:style style:name="T1054" style:family="text">
      <style:text-properties fo:font-style="normal" officeooo:rsid="0d4df9ae" style:font-style-asian="normal" style:font-style-complex="normal"/>
    </style:style>
    <style:style style:name="T1055" style:family="text">
      <style:text-properties fo:font-style="normal" officeooo:rsid="0d504eed" style:font-style-asian="normal" style:font-style-complex="normal"/>
    </style:style>
    <style:style style:name="T1056" style:family="text">
      <style:text-properties fo:font-style="normal" officeooo:rsid="0d522001" style:font-style-asian="normal" style:font-style-complex="normal"/>
    </style:style>
    <style:style style:name="T1057" style:family="text">
      <style:text-properties fo:font-style="normal" officeooo:rsid="0d53d611" style:font-style-asian="normal" style:font-style-complex="normal"/>
    </style:style>
    <style:style style:name="T1058" style:family="text">
      <style:text-properties fo:font-style="normal" officeooo:rsid="0d5e6120" style:font-style-asian="normal" style:font-style-complex="normal"/>
    </style:style>
    <style:style style:name="T1059" style:family="text">
      <style:text-properties fo:font-style="normal" officeooo:rsid="0d5e75c6" style:font-style-asian="normal" style:font-style-complex="normal"/>
    </style:style>
    <style:style style:name="T1060" style:family="text">
      <style:text-properties fo:font-style="normal" officeooo:rsid="0d5ee47f" style:font-style-asian="normal" style:font-style-complex="normal"/>
    </style:style>
    <style:style style:name="T1061" style:family="text">
      <style:text-properties fo:font-style="normal" officeooo:rsid="0d9df1cd" style:font-style-asian="normal" style:font-style-complex="normal"/>
    </style:style>
    <style:style style:name="T1062" style:family="text">
      <style:text-properties fo:font-style="normal" officeooo:rsid="0da8c7fe" style:font-style-asian="normal" style:font-style-complex="normal"/>
    </style:style>
    <style:style style:name="T1063" style:family="text">
      <style:text-properties fo:font-style="normal" officeooo:rsid="0da94b03" style:font-style-asian="normal" style:font-style-complex="normal"/>
    </style:style>
    <style:style style:name="T1064" style:family="text">
      <style:text-properties fo:font-style="normal" officeooo:rsid="0dab2747" style:font-style-asian="normal" style:font-style-complex="normal"/>
    </style:style>
    <style:style style:name="T1065" style:family="text">
      <style:text-properties fo:font-style="normal" officeooo:rsid="0dacbefa" style:font-style-asian="normal" style:font-style-complex="normal"/>
    </style:style>
    <style:style style:name="T1066" style:family="text">
      <style:text-properties fo:font-style="normal" officeooo:rsid="0dadfda5" style:font-style-asian="normal" style:font-style-complex="normal"/>
    </style:style>
    <style:style style:name="T1067" style:family="text">
      <style:text-properties fo:font-style="normal" officeooo:rsid="0daf5b4f" style:font-style-asian="normal" style:font-style-complex="normal"/>
    </style:style>
    <style:style style:name="T1068" style:family="text">
      <style:text-properties fo:font-style="normal" officeooo:rsid="0db03767" style:font-style-asian="normal" style:font-style-complex="normal"/>
    </style:style>
    <style:style style:name="T1069" style:family="text">
      <style:text-properties fo:font-style="normal" officeooo:rsid="0db0e725" style:font-style-asian="normal" style:font-style-complex="normal"/>
    </style:style>
    <style:style style:name="T1070" style:family="text">
      <style:text-properties fo:font-style="normal" officeooo:rsid="0db286f5" style:font-style-asian="normal" style:font-style-complex="normal"/>
    </style:style>
    <style:style style:name="T1071" style:family="text">
      <style:text-properties fo:font-style="normal" officeooo:rsid="0db42de8" style:font-style-asian="normal" style:font-style-complex="normal"/>
    </style:style>
    <style:style style:name="T1072" style:family="text">
      <style:text-properties fo:font-style="normal" officeooo:rsid="0db7a778" style:font-style-asian="normal" style:font-style-complex="normal"/>
    </style:style>
    <style:style style:name="T1073" style:family="text">
      <style:text-properties fo:font-style="normal" officeooo:rsid="0dba1a36" style:font-style-asian="normal" style:font-style-complex="normal"/>
    </style:style>
    <style:style style:name="T1074" style:family="text">
      <style:text-properties fo:font-style="normal" officeooo:rsid="0ddc5665" style:font-style-asian="normal" style:font-style-complex="normal"/>
    </style:style>
    <style:style style:name="T1075" style:family="text">
      <style:text-properties fo:font-style="normal" officeooo:rsid="0dfb77a2" style:font-style-asian="normal" style:font-style-complex="normal"/>
    </style:style>
    <style:style style:name="T1076" style:family="text">
      <style:text-properties fo:font-style="normal" officeooo:rsid="0dfd5078" style:font-style-asian="normal" style:font-style-complex="normal"/>
    </style:style>
    <style:style style:name="T1077" style:family="text">
      <style:text-properties fo:font-style="normal" officeooo:rsid="0dff6d44" style:font-style-asian="normal" style:font-style-complex="normal"/>
    </style:style>
    <style:style style:name="T1078" style:family="text">
      <style:text-properties fo:font-style="normal" officeooo:rsid="0dff6f5a" style:font-style-asian="normal" style:font-style-complex="normal"/>
    </style:style>
    <style:style style:name="T1079" style:family="text">
      <style:text-properties fo:font-style="normal" officeooo:rsid="0e027092" style:font-style-asian="normal" style:font-style-complex="normal"/>
    </style:style>
    <style:style style:name="T1080" style:family="text">
      <style:text-properties fo:font-style="normal" officeooo:rsid="0e02fc99" style:font-style-asian="normal" style:font-style-complex="normal"/>
    </style:style>
    <style:style style:name="T1081" style:family="text">
      <style:text-properties fo:font-style="normal" officeooo:rsid="0e042620" style:font-style-asian="normal" style:font-style-complex="normal"/>
    </style:style>
    <style:style style:name="T1082" style:family="text">
      <style:text-properties fo:font-style="normal" officeooo:rsid="0e044444" style:font-style-asian="normal" style:font-style-complex="normal"/>
    </style:style>
    <style:style style:name="T1083" style:family="text">
      <style:text-properties fo:font-style="normal" officeooo:rsid="0e0682d3" style:font-style-asian="normal" style:font-style-complex="normal"/>
    </style:style>
    <style:style style:name="T1084" style:family="text">
      <style:text-properties fo:font-style="normal" officeooo:rsid="0e0a8d9d" style:font-style-asian="normal" style:font-style-complex="normal"/>
    </style:style>
    <style:style style:name="T1085" style:family="text">
      <style:text-properties fo:font-style="normal" officeooo:rsid="0e0d7f0a" style:font-style-asian="normal" style:font-style-complex="normal"/>
    </style:style>
    <style:style style:name="T1086" style:family="text">
      <style:text-properties fo:font-style="normal" officeooo:rsid="0e156364" style:font-style-asian="normal" style:font-style-complex="normal"/>
    </style:style>
    <style:style style:name="T1087" style:family="text">
      <style:text-properties fo:font-style="normal" officeooo:rsid="0e18d4b3" style:font-style-asian="normal" style:font-style-complex="normal"/>
    </style:style>
    <style:style style:name="T1088" style:family="text">
      <style:text-properties fo:font-style="normal" officeooo:rsid="0e1d0242" style:font-style-asian="normal" style:font-style-complex="normal"/>
    </style:style>
    <style:style style:name="T1089" style:family="text">
      <style:text-properties fo:font-style="normal" officeooo:rsid="0e1d8dbe" style:font-style-asian="normal" style:font-style-complex="normal"/>
    </style:style>
    <style:style style:name="T1090" style:family="text">
      <style:text-properties fo:font-style="normal" officeooo:rsid="0e1f1949" style:font-style-asian="normal" style:font-style-complex="normal"/>
    </style:style>
    <style:style style:name="T1091" style:family="text">
      <style:text-properties fo:font-style="normal" officeooo:rsid="0e208fac" style:font-style-asian="normal" style:font-style-complex="normal"/>
    </style:style>
    <style:style style:name="T1092" style:family="text">
      <style:text-properties fo:font-style="normal" officeooo:rsid="0e20bc8a" style:font-style-asian="normal" style:font-style-complex="normal"/>
    </style:style>
    <style:style style:name="T1093" style:family="text">
      <style:text-properties fo:font-style="normal" officeooo:rsid="0e24d4a4" style:font-style-asian="normal" style:font-style-complex="normal"/>
    </style:style>
    <style:style style:name="T1094" style:family="text">
      <style:text-properties fo:font-style="normal" officeooo:rsid="0e266086" style:font-style-asian="normal" style:font-style-complex="normal"/>
    </style:style>
    <style:style style:name="T1095" style:family="text">
      <style:text-properties fo:font-style="normal" officeooo:rsid="0e26868f" style:font-style-asian="normal" style:font-style-complex="normal"/>
    </style:style>
    <style:style style:name="T1096" style:family="text">
      <style:text-properties fo:font-style="normal" officeooo:rsid="0e281b67" style:font-style-asian="normal" style:font-style-complex="normal"/>
    </style:style>
    <style:style style:name="T1097" style:family="text">
      <style:text-properties fo:font-style="normal" officeooo:rsid="0e2969cd" style:font-style-asian="normal" style:font-style-complex="normal"/>
    </style:style>
    <style:style style:name="T1098" style:family="text">
      <style:text-properties fo:font-style="normal" officeooo:rsid="0e2b669f" style:font-style-asian="normal" style:font-style-complex="normal"/>
    </style:style>
    <style:style style:name="T1099" style:family="text">
      <style:text-properties fo:font-style="normal" officeooo:rsid="0e2d4625" style:font-style-asian="normal" style:font-style-complex="normal"/>
    </style:style>
    <style:style style:name="T1100" style:family="text">
      <style:text-properties fo:font-style="normal" officeooo:rsid="0e2d8d0c" style:font-style-asian="normal" style:font-style-complex="normal"/>
    </style:style>
    <style:style style:name="T1101" style:family="text">
      <style:text-properties fo:font-style="normal" officeooo:rsid="0e2f3ba4" style:font-style-asian="normal" style:font-style-complex="normal"/>
    </style:style>
    <style:style style:name="T1102" style:family="text">
      <style:text-properties fo:font-style="normal" officeooo:rsid="0e2f801b" style:font-style-asian="normal" style:font-style-complex="normal"/>
    </style:style>
    <style:style style:name="T1103" style:family="text">
      <style:text-properties fo:font-style="normal" officeooo:rsid="0e3f3a09" style:font-style-asian="normal" style:font-style-complex="normal"/>
    </style:style>
    <style:style style:name="T1104" style:family="text">
      <style:text-properties fo:font-style="normal" officeooo:rsid="0e44c00f" style:font-style-asian="normal" style:font-style-complex="normal"/>
    </style:style>
    <style:style style:name="T1105" style:family="text">
      <style:text-properties fo:font-style="normal" officeooo:rsid="0e45a123" style:font-style-asian="normal" style:font-style-complex="normal"/>
    </style:style>
    <style:style style:name="T1106" style:family="text">
      <style:text-properties fo:font-style="normal" officeooo:rsid="0e467b30" style:font-style-asian="normal" style:font-style-complex="normal"/>
    </style:style>
    <style:style style:name="T1107" style:family="text">
      <style:text-properties fo:font-style="normal" officeooo:rsid="0e48214e" style:font-style-asian="normal" style:font-style-complex="normal"/>
    </style:style>
    <style:style style:name="T1108" style:family="text">
      <style:text-properties fo:font-style="normal" officeooo:rsid="0e488b72" style:font-style-asian="normal" style:font-style-complex="normal"/>
    </style:style>
    <style:style style:name="T1109" style:family="text">
      <style:text-properties fo:font-style="normal" officeooo:rsid="0e4acfce" style:font-style-asian="normal" style:font-style-complex="normal"/>
    </style:style>
    <style:style style:name="T1110" style:family="text">
      <style:text-properties fo:font-style="normal" officeooo:rsid="0e4ccc31" style:font-style-asian="normal" style:font-style-complex="normal"/>
    </style:style>
    <style:style style:name="T1111" style:family="text">
      <style:text-properties fo:font-style="normal" officeooo:rsid="0e4d34d5" style:font-style-asian="normal" style:font-style-complex="normal"/>
    </style:style>
    <style:style style:name="T1112" style:family="text">
      <style:text-properties fo:font-style="normal" officeooo:rsid="0e4ef5dd" style:font-style-asian="normal" style:font-style-complex="normal"/>
    </style:style>
    <style:style style:name="T1113" style:family="text">
      <style:text-properties fo:font-style="normal" officeooo:rsid="0e51d5d2" style:font-style-asian="normal" style:font-style-complex="normal"/>
    </style:style>
    <style:style style:name="T1114" style:family="text">
      <style:text-properties fo:font-style="normal" officeooo:rsid="0e523ef7" style:font-style-asian="normal" style:font-style-complex="normal"/>
    </style:style>
    <style:style style:name="T1115" style:family="text">
      <style:text-properties fo:font-style="normal" officeooo:rsid="0e5771c3" style:font-style-asian="normal" style:font-style-complex="normal"/>
    </style:style>
    <style:style style:name="T1116" style:family="text">
      <style:text-properties fo:font-style="normal" officeooo:rsid="0e6e9878" style:font-style-asian="normal" style:font-style-complex="normal"/>
    </style:style>
    <style:style style:name="T1117" style:family="text">
      <style:text-properties fo:font-style="normal" officeooo:rsid="0e6f923f" style:font-style-asian="normal" style:font-style-complex="normal"/>
    </style:style>
    <style:style style:name="T1118" style:family="text">
      <style:text-properties fo:font-style="normal" officeooo:rsid="0e711c55" style:font-style-asian="normal" style:font-style-complex="normal"/>
    </style:style>
    <style:style style:name="T1119" style:family="text">
      <style:text-properties fo:font-style="normal" officeooo:rsid="0e72df75" style:font-style-asian="normal" style:font-style-complex="normal"/>
    </style:style>
    <style:style style:name="T1120" style:family="text">
      <style:text-properties fo:font-style="normal" officeooo:rsid="0e750ae0" style:font-style-asian="normal" style:font-style-complex="normal"/>
    </style:style>
    <style:style style:name="T1121" style:family="text">
      <style:text-properties fo:font-style="normal" officeooo:rsid="0e739b7a" style:font-style-asian="normal" style:font-style-complex="normal"/>
    </style:style>
    <style:style style:name="T1122" style:family="text">
      <style:text-properties fo:font-style="normal" officeooo:rsid="0e775a99" style:font-style-asian="normal" style:font-style-complex="normal"/>
    </style:style>
    <style:style style:name="T1123" style:family="text">
      <style:text-properties fo:font-style="normal" officeooo:rsid="0e79b7bd" style:font-style-asian="normal" style:font-style-complex="normal"/>
    </style:style>
    <style:style style:name="T1124" style:family="text">
      <style:text-properties fo:font-style="normal" officeooo:rsid="0e7c31d4" style:font-style-asian="normal" style:font-style-complex="normal"/>
    </style:style>
    <style:style style:name="T1125" style:family="text">
      <style:text-properties fo:font-style="normal" officeooo:rsid="0e7e1dbd" style:font-style-asian="normal" style:font-style-complex="normal"/>
    </style:style>
    <style:style style:name="T1126" style:family="text">
      <style:text-properties fo:font-style="normal" officeooo:rsid="0e7fcc5d" style:font-style-asian="normal" style:font-style-complex="normal"/>
    </style:style>
    <style:style style:name="T1127" style:family="text">
      <style:text-properties fo:font-style="normal" officeooo:rsid="0e8311a7" style:font-style-asian="normal" style:font-style-complex="normal"/>
    </style:style>
    <style:style style:name="T1128" style:family="text">
      <style:text-properties fo:font-style="normal" officeooo:rsid="0e85f248" style:font-style-asian="normal" style:font-style-complex="normal"/>
    </style:style>
    <style:style style:name="T1129" style:family="text">
      <style:text-properties fo:font-style="normal" officeooo:rsid="0e87e3dc" style:font-style-asian="normal" style:font-style-complex="normal"/>
    </style:style>
    <style:style style:name="T1130" style:family="text">
      <style:text-properties fo:font-style="normal" officeooo:rsid="0e88ac5f" style:font-style-asian="normal" style:font-style-complex="normal"/>
    </style:style>
    <style:style style:name="T1131" style:family="text">
      <style:text-properties fo:font-style="normal" officeooo:rsid="0e97d519" style:font-style-asian="normal" style:font-style-complex="normal"/>
    </style:style>
    <style:style style:name="T1132" style:family="text">
      <style:text-properties fo:font-style="normal" officeooo:rsid="0e98b862" style:font-style-asian="normal" style:font-style-complex="normal"/>
    </style:style>
    <style:style style:name="T1133" style:family="text">
      <style:text-properties fo:font-style="normal" officeooo:rsid="0ea3ca2f" style:font-style-asian="normal" style:font-style-complex="normal"/>
    </style:style>
    <style:style style:name="T1134" style:family="text">
      <style:text-properties fo:font-style="normal" officeooo:rsid="0ea258f1" style:font-style-asian="normal" style:font-style-complex="normal"/>
    </style:style>
    <style:style style:name="T1135" style:family="text">
      <style:text-properties fo:font-style="normal" officeooo:rsid="0ea47c2a" style:font-style-asian="normal" style:font-style-complex="normal"/>
    </style:style>
    <style:style style:name="T1136" style:family="text">
      <style:text-properties fo:font-style="normal" officeooo:rsid="0ea59606" style:font-style-asian="normal" style:font-style-complex="normal"/>
    </style:style>
    <style:style style:name="T1137" style:family="text">
      <style:text-properties fo:font-style="normal" officeooo:rsid="0ea596c9" style:font-style-asian="normal" style:font-style-complex="normal"/>
    </style:style>
    <style:style style:name="T1138" style:family="text">
      <style:text-properties fo:font-style="normal" officeooo:rsid="0ea6652d" style:font-style-asian="normal" style:font-style-complex="normal"/>
    </style:style>
    <style:style style:name="T1139" style:family="text">
      <style:text-properties fo:font-style="normal" officeooo:rsid="0ea73a54" style:font-style-asian="normal" style:font-style-complex="normal"/>
    </style:style>
    <style:style style:name="T1140" style:family="text">
      <style:text-properties fo:font-style="normal" officeooo:rsid="0ea868db" style:font-style-asian="normal" style:font-style-complex="normal"/>
    </style:style>
    <style:style style:name="T1141" style:family="text">
      <style:text-properties fo:font-style="normal" officeooo:rsid="0eaae0a1" style:font-style-asian="normal" style:font-style-complex="normal"/>
    </style:style>
    <style:style style:name="T1142" style:family="text">
      <style:text-properties fo:font-style="normal" officeooo:rsid="0ead53d3" style:font-style-asian="normal" style:font-style-complex="normal"/>
    </style:style>
    <style:style style:name="T1143" style:family="text">
      <style:text-properties fo:font-style="normal" officeooo:rsid="0eb1f40a" style:font-style-asian="normal" style:font-style-complex="normal"/>
    </style:style>
    <style:style style:name="T1144" style:family="text">
      <style:text-properties fo:font-style="normal" officeooo:rsid="0eb33500" style:font-style-asian="normal" style:font-style-complex="normal"/>
    </style:style>
    <style:style style:name="T1145" style:family="text">
      <style:text-properties fo:font-style="normal" officeooo:rsid="0eb3a6ee" style:font-style-asian="normal" style:font-style-complex="normal"/>
    </style:style>
    <style:style style:name="T1146" style:family="text">
      <style:text-properties fo:font-style="normal" officeooo:rsid="0eb58171" style:font-style-asian="normal" style:font-style-complex="normal"/>
    </style:style>
    <style:style style:name="T1147" style:family="text">
      <style:text-properties fo:font-style="normal" officeooo:rsid="0eb6f66b" style:font-style-asian="normal" style:font-style-complex="normal"/>
    </style:style>
    <style:style style:name="T1148" style:family="text">
      <style:text-properties fo:font-style="normal" officeooo:rsid="0eb72b3c" style:font-style-asian="normal" style:font-style-complex="normal"/>
    </style:style>
    <style:style style:name="T1149" style:family="text">
      <style:text-properties fo:font-style="normal" officeooo:rsid="0eb87e68" style:font-style-asian="normal" style:font-style-complex="normal"/>
    </style:style>
    <style:style style:name="T1150" style:family="text">
      <style:text-properties fo:font-style="normal" officeooo:rsid="0eba5ee1" style:font-style-asian="normal" style:font-style-complex="normal"/>
    </style:style>
    <style:style style:name="T1151" style:family="text">
      <style:text-properties fo:font-style="normal" officeooo:rsid="0ebb6fb0" style:font-style-asian="normal" style:font-style-complex="normal"/>
    </style:style>
    <style:style style:name="T1152" style:family="text">
      <style:text-properties fo:font-style="normal" officeooo:rsid="0ebc9566" style:font-style-asian="normal" style:font-style-complex="normal"/>
    </style:style>
    <style:style style:name="T1153" style:family="text">
      <style:text-properties fo:font-style="normal" officeooo:rsid="0ebe72e7" style:font-style-asian="normal" style:font-style-complex="normal"/>
    </style:style>
    <style:style style:name="T1154" style:family="text">
      <style:text-properties fo:font-style="normal" officeooo:rsid="0ebf5f0c" style:font-style-asian="normal" style:font-style-complex="normal"/>
    </style:style>
    <style:style style:name="T1155" style:family="text">
      <style:text-properties fo:font-style="normal" officeooo:rsid="0ec109b3" style:font-style-asian="normal" style:font-style-complex="normal"/>
    </style:style>
    <style:style style:name="T1156" style:family="text">
      <style:text-properties fo:font-style="normal" officeooo:rsid="0ec2e907" style:font-style-asian="normal" style:font-style-complex="normal"/>
    </style:style>
    <style:style style:name="T1157" style:family="text">
      <style:text-properties fo:font-style="normal" officeooo:rsid="0ec3612c" style:font-style-asian="normal" style:font-style-complex="normal"/>
    </style:style>
    <style:style style:name="T1158" style:family="text">
      <style:text-properties fo:font-style="normal" officeooo:rsid="0ec3b14f" style:font-style-asian="normal" style:font-style-complex="normal"/>
    </style:style>
    <style:style style:name="T1159" style:family="text">
      <style:text-properties fo:font-style="normal" officeooo:rsid="0ec590cc" style:font-style-asian="normal" style:font-style-complex="normal"/>
    </style:style>
    <style:style style:name="T1160" style:family="text">
      <style:text-properties fo:font-style="normal" officeooo:rsid="0ec66322" style:font-style-asian="normal" style:font-style-complex="normal"/>
    </style:style>
    <style:style style:name="T1161" style:family="text">
      <style:text-properties fo:font-style="normal" officeooo:rsid="0eca20fa" style:font-style-asian="normal" style:font-style-complex="normal"/>
    </style:style>
    <style:style style:name="T1162" style:family="text">
      <style:text-properties fo:font-style="normal" officeooo:rsid="0ecbd8c2" style:font-style-asian="normal" style:font-style-complex="normal"/>
    </style:style>
    <style:style style:name="T1163" style:family="text">
      <style:text-properties fo:font-style="normal" officeooo:rsid="0ecce8e5" style:font-style-asian="normal" style:font-style-complex="normal"/>
    </style:style>
    <style:style style:name="T1164" style:family="text">
      <style:text-properties fo:font-style="normal" officeooo:rsid="0ecfc961" style:font-style-asian="normal" style:font-style-complex="normal"/>
    </style:style>
    <style:style style:name="T1165" style:family="text">
      <style:text-properties fo:font-style="normal" officeooo:rsid="0ed156c4" style:font-style-asian="normal" style:font-style-complex="normal"/>
    </style:style>
    <style:style style:name="T1166" style:family="text">
      <style:text-properties fo:font-style="normal" officeooo:rsid="0ed6d885" style:font-style-asian="normal" style:font-style-complex="normal"/>
    </style:style>
    <style:style style:name="T1167" style:family="text">
      <style:text-properties fo:font-style="normal" officeooo:rsid="0ed6f1f3" style:font-style-asian="normal" style:font-style-complex="normal"/>
    </style:style>
    <style:style style:name="T1168" style:family="text">
      <style:text-properties fo:font-style="normal" officeooo:rsid="0ed8e0c0" style:font-style-asian="normal" style:font-style-complex="normal"/>
    </style:style>
    <style:style style:name="T1169" style:family="text">
      <style:text-properties fo:font-style="normal" officeooo:rsid="0edaaf8d" style:font-style-asian="normal" style:font-style-complex="normal"/>
    </style:style>
    <style:style style:name="T1170" style:family="text">
      <style:text-properties fo:font-style="normal" officeooo:rsid="0edc9350" style:font-style-asian="normal" style:font-style-complex="normal"/>
    </style:style>
    <style:style style:name="T1171" style:family="text">
      <style:text-properties fo:font-style="normal" officeooo:rsid="0edcfc18" style:font-style-asian="normal" style:font-style-complex="normal"/>
    </style:style>
    <style:style style:name="T1172" style:family="text">
      <style:text-properties fo:font-style="normal" officeooo:rsid="0ede5be2" style:font-style-asian="normal" style:font-style-complex="normal"/>
    </style:style>
    <style:style style:name="T1173" style:family="text">
      <style:text-properties fo:font-style="normal" officeooo:rsid="0edfc7fc" style:font-style-asian="normal" style:font-style-complex="normal"/>
    </style:style>
    <style:style style:name="T1174" style:family="text">
      <style:text-properties fo:font-style="normal" officeooo:rsid="0ee12843" style:font-style-asian="normal" style:font-style-complex="normal"/>
    </style:style>
    <style:style style:name="T1175" style:family="text">
      <style:text-properties fo:font-style="normal" fo:font-weight="normal" officeooo:rsid="028503dd" style:font-style-asian="normal" style:font-weight-asian="normal" style:font-style-complex="normal" style:font-weight-complex="normal"/>
    </style:style>
    <style:style style:name="T1176" style:family="text">
      <style:text-properties fo:font-style="normal" fo:font-weight="normal" officeooo:rsid="05818313" style:font-style-asian="normal" style:font-weight-asian="normal" style:font-style-complex="normal" style:font-weight-complex="normal"/>
    </style:style>
    <style:style style:name="T1177" style:family="text">
      <style:text-properties fo:font-style="normal" fo:font-weight="normal" officeooo:rsid="058198f0" style:font-style-asian="normal" style:font-weight-asian="normal" style:font-style-complex="normal" style:font-weight-complex="normal"/>
    </style:style>
    <style:style style:name="T1178" style:family="text">
      <style:text-properties fo:font-style="normal" fo:font-weight="normal" officeooo:rsid="05820867" style:font-style-asian="normal" style:font-weight-asian="normal" style:font-style-complex="normal" style:font-weight-complex="normal"/>
    </style:style>
    <style:style style:name="T1179" style:family="text">
      <style:text-properties fo:font-style="normal" fo:font-weight="normal" officeooo:rsid="07c3ca41" style:font-style-asian="normal" style:font-weight-asian="normal" style:font-style-complex="normal" style:font-weight-complex="normal"/>
    </style:style>
    <style:style style:name="T1180" style:family="text">
      <style:text-properties fo:font-style="normal" officeooo:rsid="0239ffc1" fo:background-color="transparent" loext:char-shading-value="0" style:font-style-asian="normal" style:font-style-complex="normal"/>
    </style:style>
    <style:style style:name="T1181" style:family="text">
      <style:text-properties fo:font-style="normal" officeooo:rsid="03a1a5e7" fo:background-color="transparent" loext:char-shading-value="0" style:font-style-asian="normal" style:font-style-complex="normal"/>
    </style:style>
    <style:style style:name="T1182" style:family="text">
      <style:text-properties fo:font-style="normal" style:text-underline-style="none" fo:font-weight="normal" style:font-style-asian="normal" style:font-weight-asian="normal" style:font-style-complex="normal" style:font-weight-complex="normal"/>
    </style:style>
    <style:style style:name="T1183" style:family="text">
      <style:text-properties fo:font-style="normal" style:text-underline-style="none" fo:font-weight="normal" officeooo:rsid="044abd30" style:font-style-asian="normal" style:font-weight-asian="normal" style:font-style-complex="normal" style:font-weight-complex="normal"/>
    </style:style>
    <style:style style:name="T1184" style:family="text">
      <style:text-properties fo:font-style="normal" style:text-underline-style="none" fo:font-weight="normal" officeooo:rsid="04490c34" style:font-style-asian="normal" style:font-weight-asian="normal" style:font-style-complex="normal" style:font-weight-complex="normal"/>
    </style:style>
    <style:style style:name="T1185" style:family="text">
      <style:text-properties fo:font-style="normal" style:text-underline-style="none" fo:font-weight="normal" officeooo:rsid="042ea266" style:font-style-asian="normal" style:font-weight-asian="normal" style:font-style-complex="normal" style:font-weight-complex="normal"/>
    </style:style>
    <style:style style:name="T1186" style:family="text">
      <style:text-properties fo:font-style="normal" style:text-underline-style="none" fo:font-weight="normal" officeooo:rsid="0a38d638" style:font-style-asian="normal" style:font-weight-asian="normal" style:font-style-complex="normal" style:font-weight-complex="normal"/>
    </style:style>
    <style:style style:name="T1187" style:family="text">
      <style:text-properties fo:font-style="normal" style:text-underline-style="none" fo:font-weight="normal" officeooo:rsid="0a3948c2" style:font-style-asian="normal" style:font-weight-asian="normal" style:font-style-complex="normal" style:font-weight-complex="normal"/>
    </style:style>
    <style:style style:name="T1188" style:family="text">
      <style:text-properties fo:font-style="normal" style:text-underline-style="none" fo:font-weight="normal" officeooo:rsid="0a3aef18" style:font-style-asian="normal" style:font-weight-asian="normal" style:font-style-complex="normal" style:font-weight-complex="normal"/>
    </style:style>
    <style:style style:name="T1189" style:family="text">
      <style:text-properties fo:font-style="normal" style:text-underline-style="none" fo:font-weight="normal" officeooo:rsid="0a3c8e51" style:font-style-asian="normal" style:font-weight-asian="normal" style:font-style-complex="normal" style:font-weight-complex="normal"/>
    </style:style>
    <style:style style:name="T1190" style:family="text">
      <style:text-properties fo:font-style="normal" style:text-underline-style="none" fo:font-weight="normal" officeooo:rsid="0ab45cad" style:font-style-asian="normal" style:font-weight-asian="normal" style:font-style-complex="normal" style:font-weight-complex="normal"/>
    </style:style>
    <style:style style:name="T1191" style:family="text">
      <style:text-properties fo:font-style="normal" style:text-underline-style="none" fo:font-weight="normal" officeooo:rsid="033728cd" style:font-style-asian="normal" style:font-weight-asian="normal" style:font-style-complex="normal" style:font-weight-complex="normal"/>
    </style:style>
    <style:style style:name="T1192" style:family="text">
      <style:text-properties fo:font-style="normal" style:text-underline-style="none" fo:font-weight="normal" officeooo:rsid="0ab62eec" style:font-style-asian="normal" style:font-weight-asian="normal" style:font-style-complex="normal" style:font-weight-complex="normal"/>
    </style:style>
    <style:style style:name="T1193" style:family="text">
      <style:text-properties fo:font-style="normal" style:text-underline-style="none" fo:font-weight="normal" officeooo:rsid="0ab63257" style:font-style-asian="normal" style:font-weight-asian="normal" style:font-style-complex="normal" style:font-weight-complex="normal"/>
    </style:style>
    <style:style style:name="T1194" style:family="text">
      <style:text-properties fo:font-style="normal" style:text-underline-style="none" fo:font-weight="normal" officeooo:rsid="0aba9b1c" style:font-style-asian="normal" style:font-weight-asian="normal" style:font-style-complex="normal" style:font-weight-complex="normal"/>
    </style:style>
    <style:style style:name="T1195" style:family="text">
      <style:text-properties fo:font-style="normal" style:text-underline-style="none" fo:font-weight="normal" officeooo:rsid="0ababcf3" style:font-style-asian="normal" style:font-weight-asian="normal" style:font-style-complex="normal" style:font-weight-complex="normal"/>
    </style:style>
    <style:style style:name="T1196" style:family="text">
      <style:text-properties fo:font-style="normal" style:text-underline-style="none" fo:font-weight="normal" officeooo:rsid="0abacdc8" style:font-style-asian="normal" style:font-weight-asian="normal" style:font-style-complex="normal" style:font-weight-complex="normal"/>
    </style:style>
    <style:style style:name="T1197" style:family="text">
      <style:text-properties fo:font-style="normal" style:text-underline-style="none" fo:font-weight="normal" officeooo:rsid="0abb97c6" style:font-style-asian="normal" style:font-weight-asian="normal" style:font-style-complex="normal" style:font-weight-complex="normal"/>
    </style:style>
    <style:style style:name="T1198" style:family="text">
      <style:text-properties fo:font-style="normal" style:text-underline-style="none" fo:font-weight="normal" officeooo:rsid="0abc9059" style:font-style-asian="normal" style:font-weight-asian="normal" style:font-style-complex="normal" style:font-weight-complex="normal"/>
    </style:style>
    <style:style style:name="T1199" style:family="text">
      <style:text-properties fo:font-style="normal" style:text-underline-style="none" fo:font-weight="normal" officeooo:rsid="0abe1c18" style:font-style-asian="normal" style:font-weight-asian="normal" style:font-style-complex="normal" style:font-weight-complex="normal"/>
    </style:style>
    <style:style style:name="T1200" style:family="text">
      <style:text-properties fo:font-style="normal" style:text-underline-style="none" fo:font-weight="normal" officeooo:rsid="0abee58f" style:font-style-asian="normal" style:font-weight-asian="normal" style:font-style-complex="normal" style:font-weight-complex="normal"/>
    </style:style>
    <style:style style:name="T1201" style:family="text">
      <style:text-properties fo:font-style="normal" style:text-underline-style="none" fo:font-weight="normal" officeooo:rsid="0abfe929" style:font-style-asian="normal" style:font-weight-asian="normal" style:font-style-complex="normal" style:font-weight-complex="normal"/>
    </style:style>
    <style:style style:name="T1202" style:family="text">
      <style:text-properties fo:font-style="normal" style:text-underline-style="none" fo:font-weight="normal" officeooo:rsid="0ac128ca" style:font-style-asian="normal" style:font-weight-asian="normal" style:font-style-complex="normal" style:font-weight-complex="normal"/>
    </style:style>
    <style:style style:name="T1203" style:family="text">
      <style:text-properties fo:font-style="normal" style:text-underline-style="none" fo:font-weight="normal" officeooo:rsid="0ac245dd" style:font-style-asian="normal" style:font-weight-asian="normal" style:font-style-complex="normal" style:font-weight-complex="normal"/>
    </style:style>
    <style:style style:name="T1204" style:family="text">
      <style:text-properties fo:font-style="normal" style:text-underline-style="none" fo:font-weight="normal" officeooo:rsid="0ac29c3b" style:font-style-asian="normal" style:font-weight-asian="normal" style:font-style-complex="normal" style:font-weight-complex="normal"/>
    </style:style>
    <style:style style:name="T1205" style:family="text">
      <style:text-properties fo:font-style="normal" style:text-underline-style="none" fo:font-weight="normal" officeooo:rsid="0ac2f49d" style:font-style-asian="normal" style:font-weight-asian="normal" style:font-style-complex="normal" style:font-weight-complex="normal"/>
    </style:style>
    <style:style style:name="T1206" style:family="text">
      <style:text-properties fo:font-style="normal" style:text-underline-style="none" fo:font-weight="normal" officeooo:rsid="0ac685d0" style:font-style-asian="normal" style:font-weight-asian="normal" style:font-style-complex="normal" style:font-weight-complex="normal"/>
    </style:style>
    <style:style style:name="T1207" style:family="text">
      <style:text-properties fo:font-style="normal" style:text-underline-style="none" fo:font-weight="normal" officeooo:rsid="0ac87929" style:font-style-asian="normal" style:font-weight-asian="normal" style:font-style-complex="normal" style:font-weight-complex="normal"/>
    </style:style>
    <style:style style:name="T1208" style:family="text">
      <style:text-properties fo:font-style="normal" style:text-underline-style="none" fo:font-weight="normal" officeooo:rsid="0ac9cda8" style:font-style-asian="normal" style:font-weight-asian="normal" style:font-style-complex="normal" style:font-weight-complex="normal"/>
    </style:style>
    <style:style style:name="T1209" style:family="text">
      <style:text-properties fo:font-style="normal" style:text-underline-style="none" fo:font-weight="normal" officeooo:rsid="0acaa38c" style:font-style-asian="normal" style:font-weight-asian="normal" style:font-style-complex="normal" style:font-weight-complex="normal"/>
    </style:style>
    <style:style style:name="T1210" style:family="text">
      <style:text-properties fo:font-style="normal" style:text-underline-style="none" fo:font-weight="normal" officeooo:rsid="0acc2279" style:font-style-asian="normal" style:font-weight-asian="normal" style:font-style-complex="normal" style:font-weight-complex="normal"/>
    </style:style>
    <style:style style:name="T1211" style:family="text">
      <style:text-properties fo:font-style="normal" style:text-underline-style="none" fo:font-weight="normal" officeooo:rsid="0acfb588" style:font-style-asian="normal" style:font-weight-asian="normal" style:font-style-complex="normal" style:font-weight-complex="normal"/>
    </style:style>
    <style:style style:name="T1212" style:family="text">
      <style:text-properties fo:font-style="normal" style:text-underline-style="none" fo:font-weight="normal" officeooo:rsid="0ad05163" style:font-style-asian="normal" style:font-weight-asian="normal" style:font-style-complex="normal" style:font-weight-complex="normal"/>
    </style:style>
    <style:style style:name="T1213" style:family="text">
      <style:text-properties fo:font-style="normal" style:text-underline-style="none" fo:font-weight="normal" officeooo:rsid="0ad0cef2" style:font-style-asian="normal" style:font-weight-asian="normal" style:font-style-complex="normal" style:font-weight-complex="normal"/>
    </style:style>
    <style:style style:name="T1214" style:family="text">
      <style:text-properties fo:font-style="normal" style:text-underline-style="none" fo:font-weight="normal" officeooo:rsid="0ad26748" style:font-style-asian="normal" style:font-weight-asian="normal" style:font-style-complex="normal" style:font-weight-complex="normal"/>
    </style:style>
    <style:style style:name="T1215" style:family="text">
      <style:text-properties fo:font-style="normal" style:text-underline-style="none" fo:font-weight="normal" officeooo:rsid="0ad2736d" style:font-style-asian="normal" style:font-weight-asian="normal" style:font-style-complex="normal" style:font-weight-complex="normal"/>
    </style:style>
    <style:style style:name="T1216" style:family="text">
      <style:text-properties fo:font-style="normal" style:text-underline-style="none" fo:font-weight="normal" officeooo:rsid="0ad32e9b" style:font-style-asian="normal" style:font-weight-asian="normal" style:font-style-complex="normal" style:font-weight-complex="normal"/>
    </style:style>
    <style:style style:name="T1217" style:family="text">
      <style:text-properties fo:font-style="normal" style:text-underline-style="none" fo:font-weight="normal" officeooo:rsid="0ad4b7f8" style:font-style-asian="normal" style:font-weight-asian="normal" style:font-style-complex="normal" style:font-weight-complex="normal"/>
    </style:style>
    <style:style style:name="T1218" style:family="text">
      <style:text-properties fo:font-style="normal" style:text-underline-style="none" fo:font-weight="normal" officeooo:rsid="0ada2d11" style:font-style-asian="normal" style:font-weight-asian="normal" style:font-style-complex="normal" style:font-weight-complex="normal"/>
    </style:style>
    <style:style style:name="T1219" style:family="text">
      <style:text-properties fo:font-style="normal" style:text-underline-style="none" fo:font-weight="normal" officeooo:rsid="0adac2f4" style:font-style-asian="normal" style:font-weight-asian="normal" style:font-style-complex="normal" style:font-weight-complex="normal"/>
    </style:style>
    <style:style style:name="T1220" style:family="text">
      <style:text-properties fo:font-style="normal" style:text-underline-style="none" fo:font-weight="normal" officeooo:rsid="0adc2203" style:font-style-asian="normal" style:font-weight-asian="normal" style:font-style-complex="normal" style:font-weight-complex="normal"/>
    </style:style>
    <style:style style:name="T1221" style:family="text">
      <style:text-properties fo:font-style="normal" style:text-underline-style="none" fo:font-weight="normal" officeooo:rsid="0add36b1" style:font-style-asian="normal" style:font-weight-asian="normal" style:font-style-complex="normal" style:font-weight-complex="normal"/>
    </style:style>
    <style:style style:name="T1222" style:family="text">
      <style:text-properties fo:font-style="normal" style:text-underline-style="none" fo:font-weight="normal" officeooo:rsid="0adedde6" style:font-style-asian="normal" style:font-weight-asian="normal" style:font-style-complex="normal" style:font-weight-complex="normal"/>
    </style:style>
    <style:style style:name="T1223" style:family="text">
      <style:text-properties fo:font-style="normal" style:text-underline-style="none" fo:font-weight="normal" officeooo:rsid="0adfb464" style:font-style-asian="normal" style:font-weight-asian="normal" style:font-style-complex="normal" style:font-weight-complex="normal"/>
    </style:style>
    <style:style style:name="T1224" style:family="text">
      <style:text-properties fo:font-style="normal" style:text-underline-style="none" fo:font-weight="normal" officeooo:rsid="0ae4efbc" style:font-style-asian="normal" style:font-weight-asian="normal" style:font-style-complex="normal" style:font-weight-complex="normal"/>
    </style:style>
    <style:style style:name="T1225" style:family="text">
      <style:text-properties fo:font-style="normal" style:text-underline-style="none" fo:font-weight="normal" officeooo:rsid="0ae4f66b" style:font-style-asian="normal" style:font-weight-asian="normal" style:font-style-complex="normal" style:font-weight-complex="normal"/>
    </style:style>
    <style:style style:name="T1226" style:family="text">
      <style:text-properties fo:font-style="normal" style:text-underline-style="none" fo:font-weight="normal" officeooo:rsid="0ae69405" style:font-style-asian="normal" style:font-weight-asian="normal" style:font-style-complex="normal" style:font-weight-complex="normal"/>
    </style:style>
    <style:style style:name="T1227" style:family="text">
      <style:text-properties fo:font-style="normal" style:text-underline-style="none" fo:font-weight="normal" officeooo:rsid="0ae858b9" style:font-style-asian="normal" style:font-weight-asian="normal" style:font-style-complex="normal" style:font-weight-complex="normal"/>
    </style:style>
    <style:style style:name="T1228" style:family="text">
      <style:text-properties fo:font-style="normal" style:text-underline-style="none" fo:font-weight="normal" officeooo:rsid="0ae911de" style:font-style-asian="normal" style:font-weight-asian="normal" style:font-style-complex="normal" style:font-weight-complex="normal"/>
    </style:style>
    <style:style style:name="T1229" style:family="text">
      <style:text-properties fo:font-style="normal" style:text-underline-style="none" fo:font-weight="normal" officeooo:rsid="0aeb5c35" style:font-style-asian="normal" style:font-weight-asian="normal" style:font-style-complex="normal" style:font-weight-complex="normal"/>
    </style:style>
    <style:style style:name="T1230" style:family="text">
      <style:text-properties fo:font-style="normal" style:text-underline-style="none" fo:font-weight="normal" officeooo:rsid="0aecbd17" style:font-style-asian="normal" style:font-weight-asian="normal" style:font-style-complex="normal" style:font-weight-complex="normal"/>
    </style:style>
    <style:style style:name="T1231" style:family="text">
      <style:text-properties fo:font-style="normal" style:text-underline-style="none" fo:font-weight="normal" officeooo:rsid="0aee76bd" style:font-style-asian="normal" style:font-weight-asian="normal" style:font-style-complex="normal" style:font-weight-complex="normal"/>
    </style:style>
    <style:style style:name="T1232" style:family="text">
      <style:text-properties fo:font-style="normal" style:text-underline-style="none" fo:font-weight="normal" officeooo:rsid="0af07157" style:font-style-asian="normal" style:font-weight-asian="normal" style:font-style-complex="normal" style:font-weight-complex="normal"/>
    </style:style>
    <style:style style:name="T1233" style:family="text">
      <style:text-properties fo:font-style="normal" style:text-underline-style="none" fo:font-weight="normal" officeooo:rsid="0af26adf" style:font-style-asian="normal" style:font-weight-asian="normal" style:font-style-complex="normal" style:font-weight-complex="normal"/>
    </style:style>
    <style:style style:name="T1234" style:family="text">
      <style:text-properties fo:font-style="normal" style:text-underline-style="none" fo:font-weight="normal" officeooo:rsid="0af2b64e" style:font-style-asian="normal" style:font-weight-asian="normal" style:font-style-complex="normal" style:font-weight-complex="normal"/>
    </style:style>
    <style:style style:name="T1235" style:family="text">
      <style:text-properties fo:font-style="normal" style:text-underline-style="none" fo:font-weight="normal" officeooo:rsid="0af307d6" style:font-style-asian="normal" style:font-weight-asian="normal" style:font-style-complex="normal" style:font-weight-complex="normal"/>
    </style:style>
    <style:style style:name="T1236" style:family="text">
      <style:text-properties fo:font-style="normal" style:text-underline-style="none" fo:font-weight="normal" officeooo:rsid="0af477dd" style:font-style-asian="normal" style:font-weight-asian="normal" style:font-style-complex="normal" style:font-weight-complex="normal"/>
    </style:style>
    <style:style style:name="T1237" style:family="text">
      <style:text-properties fo:font-style="normal" style:text-underline-style="none" fo:font-weight="normal" officeooo:rsid="0af57fe4" style:font-style-asian="normal" style:font-weight-asian="normal" style:font-style-complex="normal" style:font-weight-complex="normal"/>
    </style:style>
    <style:style style:name="T1238" style:family="text">
      <style:text-properties fo:font-style="normal" style:text-underline-style="none" fo:font-weight="normal" officeooo:rsid="0af72530" style:font-style-asian="normal" style:font-weight-asian="normal" style:font-style-complex="normal" style:font-weight-complex="normal"/>
    </style:style>
    <style:style style:name="T1239" style:family="text">
      <style:text-properties fo:font-style="normal" style:text-underline-style="none" fo:font-weight="normal" officeooo:rsid="0af920f9" style:font-style-asian="normal" style:font-weight-asian="normal" style:font-style-complex="normal" style:font-weight-complex="normal"/>
    </style:style>
    <style:style style:name="T1240" style:family="text">
      <style:text-properties fo:font-style="normal" style:text-underline-style="none" fo:font-weight="normal" officeooo:rsid="0afa4080" style:font-style-asian="normal" style:font-weight-asian="normal" style:font-style-complex="normal" style:font-weight-complex="normal"/>
    </style:style>
    <style:style style:name="T1241" style:family="text">
      <style:text-properties fo:font-style="normal" style:text-underline-style="none" fo:font-weight="normal" officeooo:rsid="0afba6ad" style:font-style-asian="normal" style:font-weight-asian="normal" style:font-style-complex="normal" style:font-weight-complex="normal"/>
    </style:style>
    <style:style style:name="T1242" style:family="text">
      <style:text-properties fo:font-style="normal" style:text-underline-style="none" fo:font-weight="normal" officeooo:rsid="0afbce6b" style:font-style-asian="normal" style:font-weight-asian="normal" style:font-style-complex="normal" style:font-weight-complex="normal"/>
    </style:style>
    <style:style style:name="T1243" style:family="text">
      <style:text-properties fo:font-style="normal" style:text-underline-style="none" fo:font-weight="normal" officeooo:rsid="0afcde71" style:font-style-asian="normal" style:font-weight-asian="normal" style:font-style-complex="normal" style:font-weight-complex="normal"/>
    </style:style>
    <style:style style:name="T1244" style:family="text">
      <style:text-properties fo:font-style="normal" style:text-underline-style="none" fo:font-weight="normal" officeooo:rsid="0afe0d4f" style:font-style-asian="normal" style:font-weight-asian="normal" style:font-style-complex="normal" style:font-weight-complex="normal"/>
    </style:style>
    <style:style style:name="T1245" style:family="text">
      <style:text-properties fo:font-style="normal" style:text-underline-style="none" fo:font-weight="normal" officeooo:rsid="0b0308b8" style:font-style-asian="normal" style:font-weight-asian="normal" style:font-style-complex="normal" style:font-weight-complex="normal"/>
    </style:style>
    <style:style style:name="T1246" style:family="text">
      <style:text-properties fo:font-style="normal" style:text-underline-style="none" fo:font-weight="normal" officeooo:rsid="0b04ea1e" style:font-style-asian="normal" style:font-weight-asian="normal" style:font-style-complex="normal" style:font-weight-complex="normal"/>
    </style:style>
    <style:style style:name="T1247" style:family="text">
      <style:text-properties fo:font-style="normal" style:text-underline-style="none" fo:font-weight="normal" officeooo:rsid="0b052ec0" style:font-style-asian="normal" style:font-weight-asian="normal" style:font-style-complex="normal" style:font-weight-complex="normal"/>
    </style:style>
    <style:style style:name="T1248" style:family="text">
      <style:text-properties fo:font-style="normal" style:text-underline-style="none" fo:font-weight="normal" officeooo:rsid="0b06979e" style:font-style-asian="normal" style:font-weight-asian="normal" style:font-style-complex="normal" style:font-weight-complex="normal"/>
    </style:style>
    <style:style style:name="T1249" style:family="text">
      <style:text-properties fo:font-style="normal" style:text-underline-style="none" fo:font-weight="normal" officeooo:rsid="0b07fbe2" style:font-style-asian="normal" style:font-weight-asian="normal" style:font-style-complex="normal" style:font-weight-complex="normal"/>
    </style:style>
    <style:style style:name="T1250" style:family="text">
      <style:text-properties fo:font-style="normal" style:text-underline-style="none" fo:font-weight="normal" officeooo:rsid="0b09f5e9" style:font-style-asian="normal" style:font-weight-asian="normal" style:font-style-complex="normal" style:font-weight-complex="normal"/>
    </style:style>
    <style:style style:name="T1251" style:family="text">
      <style:text-properties fo:font-style="normal" style:text-underline-style="none" fo:font-weight="normal" officeooo:rsid="0b0e131f" style:font-style-asian="normal" style:font-weight-asian="normal" style:font-style-complex="normal" style:font-weight-complex="normal"/>
    </style:style>
    <style:style style:name="T1252" style:family="text">
      <style:text-properties fo:font-style="normal" style:text-underline-style="none" fo:font-weight="normal" officeooo:rsid="0b10f55c" style:font-style-asian="normal" style:font-weight-asian="normal" style:font-style-complex="normal" style:font-weight-complex="normal"/>
    </style:style>
    <style:style style:name="T1253" style:family="text">
      <style:text-properties fo:font-style="normal" style:text-underline-style="none" fo:font-weight="normal" officeooo:rsid="0b126891" style:font-style-asian="normal" style:font-weight-asian="normal" style:font-style-complex="normal" style:font-weight-complex="normal"/>
    </style:style>
    <style:style style:name="T1254" style:family="text">
      <style:text-properties fo:font-style="normal" style:text-underline-style="none" fo:font-weight="normal" officeooo:rsid="0b13f934" style:font-style-asian="normal" style:font-weight-asian="normal" style:font-style-complex="normal" style:font-weight-complex="normal"/>
    </style:style>
    <style:style style:name="T1255" style:family="text">
      <style:text-properties fo:font-style="normal" style:text-underline-style="none" fo:font-weight="normal" officeooo:rsid="0b155098" style:font-style-asian="normal" style:font-weight-asian="normal" style:font-style-complex="normal" style:font-weight-complex="normal"/>
    </style:style>
    <style:style style:name="T1256" style:family="text">
      <style:text-properties fo:font-style="normal" style:text-underline-style="none" fo:font-weight="normal" officeooo:rsid="0b156ce6" style:font-style-asian="normal" style:font-weight-asian="normal" style:font-style-complex="normal" style:font-weight-complex="normal"/>
    </style:style>
    <style:style style:name="T1257" style:family="text">
      <style:text-properties fo:font-style="normal" style:text-underline-style="none" fo:font-weight="normal" officeooo:rsid="0b15a038" style:font-style-asian="normal" style:font-weight-asian="normal" style:font-style-complex="normal" style:font-weight-complex="normal"/>
    </style:style>
    <style:style style:name="T1258" style:family="text">
      <style:text-properties fo:font-style="normal" style:text-underline-style="none" fo:font-weight="normal" officeooo:rsid="0b16c9a7" style:font-style-asian="normal" style:font-weight-asian="normal" style:font-style-complex="normal" style:font-weight-complex="normal"/>
    </style:style>
    <style:style style:name="T1259" style:family="text">
      <style:text-properties fo:font-style="normal" style:text-underline-style="none" fo:font-weight="normal" officeooo:rsid="0b1790a9" style:font-style-asian="normal" style:font-weight-asian="normal" style:font-style-complex="normal" style:font-weight-complex="normal"/>
    </style:style>
    <style:style style:name="T1260" style:family="text">
      <style:text-properties fo:font-style="normal" style:text-underline-style="none" fo:font-weight="normal" officeooo:rsid="0b195ab2" style:font-style-asian="normal" style:font-weight-asian="normal" style:font-style-complex="normal" style:font-weight-complex="normal"/>
    </style:style>
    <style:style style:name="T1261" style:family="text">
      <style:text-properties fo:font-style="normal" style:text-underline-style="none" fo:font-weight="normal" officeooo:rsid="0b1a0574" style:font-style-asian="normal" style:font-weight-asian="normal" style:font-style-complex="normal" style:font-weight-complex="normal"/>
    </style:style>
    <style:style style:name="T1262" style:family="text">
      <style:text-properties fo:font-style="normal" style:text-underline-style="none" fo:font-weight="normal" officeooo:rsid="0b1ad1be" style:font-style-asian="normal" style:font-weight-asian="normal" style:font-style-complex="normal" style:font-weight-complex="normal"/>
    </style:style>
    <style:style style:name="T1263" style:family="text">
      <style:text-properties fo:font-style="normal" style:text-underline-style="none" fo:font-weight="normal" officeooo:rsid="0b1d9d79" style:font-style-asian="normal" style:font-weight-asian="normal" style:font-style-complex="normal" style:font-weight-complex="normal"/>
    </style:style>
    <style:style style:name="T1264" style:family="text">
      <style:text-properties fo:font-style="normal" style:text-underline-style="none" fo:font-weight="normal" officeooo:rsid="0b1ee77d" style:font-style-asian="normal" style:font-weight-asian="normal" style:font-style-complex="normal" style:font-weight-complex="normal"/>
    </style:style>
    <style:style style:name="T1265" style:family="text">
      <style:text-properties fo:font-style="normal" style:text-underline-style="none" fo:font-weight="normal" officeooo:rsid="0b20bf78" style:font-style-asian="normal" style:font-weight-asian="normal" style:font-style-complex="normal" style:font-weight-complex="normal"/>
    </style:style>
    <style:style style:name="T1266" style:family="text">
      <style:text-properties fo:font-style="normal" style:text-underline-style="none" fo:font-weight="normal" officeooo:rsid="0b20ec45" style:font-style-asian="normal" style:font-weight-asian="normal" style:font-style-complex="normal" style:font-weight-complex="normal"/>
    </style:style>
    <style:style style:name="T1267" style:family="text">
      <style:text-properties fo:font-style="normal" style:text-underline-style="none" fo:font-weight="normal" officeooo:rsid="0b2270dc" style:font-style-asian="normal" style:font-weight-asian="normal" style:font-style-complex="normal" style:font-weight-complex="normal"/>
    </style:style>
    <style:style style:name="T1268" style:family="text">
      <style:text-properties fo:font-style="normal" style:text-underline-style="none" fo:font-weight="normal" officeooo:rsid="0b23ea3d" style:font-style-asian="normal" style:font-weight-asian="normal" style:font-style-complex="normal" style:font-weight-complex="normal"/>
    </style:style>
    <style:style style:name="T1269" style:family="text">
      <style:text-properties fo:font-style="normal" style:text-underline-style="none" fo:font-weight="normal" officeooo:rsid="0b26c399" style:font-style-asian="normal" style:font-weight-asian="normal" style:font-style-complex="normal" style:font-weight-complex="normal"/>
    </style:style>
    <style:style style:name="T1270" style:family="text">
      <style:text-properties fo:font-style="normal" style:text-underline-style="none" fo:font-weight="normal" officeooo:rsid="0b27cc44" style:font-style-asian="normal" style:font-weight-asian="normal" style:font-style-complex="normal" style:font-weight-complex="normal"/>
    </style:style>
    <style:style style:name="T1271" style:family="text">
      <style:text-properties fo:font-style="normal" style:text-underline-style="none" fo:font-weight="normal" officeooo:rsid="0b29a221" style:font-style-asian="normal" style:font-weight-asian="normal" style:font-style-complex="normal" style:font-weight-complex="normal"/>
    </style:style>
    <style:style style:name="T1272" style:family="text">
      <style:text-properties fo:font-style="normal" style:text-underline-style="none" fo:font-weight="normal" officeooo:rsid="0b2b8b8c" style:font-style-asian="normal" style:font-weight-asian="normal" style:font-style-complex="normal" style:font-weight-complex="normal"/>
    </style:style>
    <style:style style:name="T1273" style:family="text">
      <style:text-properties fo:font-style="normal" style:text-underline-style="none" fo:font-weight="normal" officeooo:rsid="0b2d4371" style:font-style-asian="normal" style:font-weight-asian="normal" style:font-style-complex="normal" style:font-weight-complex="normal"/>
    </style:style>
    <style:style style:name="T1274" style:family="text">
      <style:text-properties fo:font-style="normal" style:text-underline-style="none" fo:font-weight="normal" officeooo:rsid="0b2ebe10" style:font-style-asian="normal" style:font-weight-asian="normal" style:font-style-complex="normal" style:font-weight-complex="normal"/>
    </style:style>
    <style:style style:name="T1275" style:family="text">
      <style:text-properties fo:font-style="normal" style:text-underline-style="none" fo:font-weight="normal" officeooo:rsid="0b2eec53" style:font-style-asian="normal" style:font-weight-asian="normal" style:font-style-complex="normal" style:font-weight-complex="normal"/>
    </style:style>
    <style:style style:name="T1276" style:family="text">
      <style:text-properties fo:font-style="normal" style:text-underline-style="none" fo:font-weight="normal" officeooo:rsid="0b30397c" style:font-style-asian="normal" style:font-weight-asian="normal" style:font-style-complex="normal" style:font-weight-complex="normal"/>
    </style:style>
    <style:style style:name="T1277" style:family="text">
      <style:text-properties fo:font-style="normal" style:text-underline-style="none" fo:font-weight="normal" officeooo:rsid="0b308b03" style:font-style-asian="normal" style:font-weight-asian="normal" style:font-style-complex="normal" style:font-weight-complex="normal"/>
    </style:style>
    <style:style style:name="T1278" style:family="text">
      <style:text-properties fo:font-style="normal" style:text-underline-style="none" fo:font-weight="normal" officeooo:rsid="0b31308b" style:font-style-asian="normal" style:font-weight-asian="normal" style:font-style-complex="normal" style:font-weight-complex="normal"/>
    </style:style>
    <style:style style:name="T1279" style:family="text">
      <style:text-properties fo:font-style="normal" style:text-underline-style="none" fo:font-weight="normal" officeooo:rsid="0b314280" style:font-style-asian="normal" style:font-weight-asian="normal" style:font-style-complex="normal" style:font-weight-complex="normal"/>
    </style:style>
    <style:style style:name="T1280" style:family="text">
      <style:text-properties fo:font-style="normal" style:text-underline-style="none" fo:font-weight="normal" officeooo:rsid="0b32122c" style:font-style-asian="normal" style:font-weight-asian="normal" style:font-style-complex="normal" style:font-weight-complex="normal"/>
    </style:style>
    <style:style style:name="T1281" style:family="text">
      <style:text-properties fo:font-style="normal" style:text-underline-style="none" fo:font-weight="normal" officeooo:rsid="0b32858e" style:font-style-asian="normal" style:font-weight-asian="normal" style:font-style-complex="normal" style:font-weight-complex="normal"/>
    </style:style>
    <style:style style:name="T1282" style:family="text">
      <style:text-properties fo:font-style="normal" style:text-underline-style="none" fo:font-weight="normal" officeooo:rsid="0b385813" style:font-style-asian="normal" style:font-weight-asian="normal" style:font-style-complex="normal" style:font-weight-complex="normal"/>
    </style:style>
    <style:style style:name="T1283" style:family="text">
      <style:text-properties fo:font-style="normal" style:text-underline-style="none" fo:font-weight="normal" officeooo:rsid="0b3bf0f3" style:font-style-asian="normal" style:font-weight-asian="normal" style:font-style-complex="normal" style:font-weight-complex="normal"/>
    </style:style>
    <style:style style:name="T1284" style:family="text">
      <style:text-properties fo:font-style="normal" style:text-underline-style="none" fo:font-weight="normal" officeooo:rsid="0b3c74ee" style:font-style-asian="normal" style:font-weight-asian="normal" style:font-style-complex="normal" style:font-weight-complex="normal"/>
    </style:style>
    <style:style style:name="T1285" style:family="text">
      <style:text-properties fo:font-style="normal" style:text-underline-style="none" fo:font-weight="normal" officeooo:rsid="0b3d5af5" style:font-style-asian="normal" style:font-weight-asian="normal" style:font-style-complex="normal" style:font-weight-complex="normal"/>
    </style:style>
    <style:style style:name="T1286" style:family="text">
      <style:text-properties fo:font-style="normal" style:text-underline-style="none" fo:font-weight="normal" officeooo:rsid="0b3eaa4f" style:font-style-asian="normal" style:font-weight-asian="normal" style:font-style-complex="normal" style:font-weight-complex="normal"/>
    </style:style>
    <style:style style:name="T1287" style:family="text">
      <style:text-properties fo:font-style="normal" style:text-underline-style="none" fo:font-weight="normal" officeooo:rsid="0b4083bc" style:font-style-asian="normal" style:font-weight-asian="normal" style:font-style-complex="normal" style:font-weight-complex="normal"/>
    </style:style>
    <style:style style:name="T1288" style:family="text">
      <style:text-properties fo:font-style="normal" style:text-underline-style="none" fo:font-weight="normal" officeooo:rsid="0b428070" style:font-style-asian="normal" style:font-weight-asian="normal" style:font-style-complex="normal" style:font-weight-complex="normal"/>
    </style:style>
    <style:style style:name="T1289" style:family="text">
      <style:text-properties fo:font-style="normal" style:text-underline-style="none" fo:font-weight="normal" officeooo:rsid="0b42f967" style:font-style-asian="normal" style:font-weight-asian="normal" style:font-style-complex="normal" style:font-weight-complex="normal"/>
    </style:style>
    <style:style style:name="T1290" style:family="text">
      <style:text-properties fo:font-style="normal" style:text-underline-style="none" fo:font-weight="normal" officeooo:rsid="0b440ed1" style:font-style-asian="normal" style:font-weight-asian="normal" style:font-style-complex="normal" style:font-weight-complex="normal"/>
    </style:style>
    <style:style style:name="T1291" style:family="text">
      <style:text-properties fo:font-style="normal" style:text-underline-style="none" fo:font-weight="normal" officeooo:rsid="0b453e20" style:font-style-asian="normal" style:font-weight-asian="normal" style:font-style-complex="normal" style:font-weight-complex="normal"/>
    </style:style>
    <style:style style:name="T1292" style:family="text">
      <style:text-properties fo:font-style="normal" style:text-underline-style="none" fo:font-weight="normal" officeooo:rsid="0b489d5b" style:font-style-asian="normal" style:font-weight-asian="normal" style:font-style-complex="normal" style:font-weight-complex="normal"/>
    </style:style>
    <style:style style:name="T1293" style:family="text">
      <style:text-properties fo:font-style="normal" style:text-underline-style="none" fo:font-weight="normal" officeooo:rsid="0b49c159" style:font-style-asian="normal" style:font-weight-asian="normal" style:font-style-complex="normal" style:font-weight-complex="normal"/>
    </style:style>
    <style:style style:name="T1294" style:family="text">
      <style:text-properties fo:font-style="normal" style:text-underline-style="none" fo:font-weight="normal" officeooo:rsid="0b4aa23f" style:font-style-asian="normal" style:font-weight-asian="normal" style:font-style-complex="normal" style:font-weight-complex="normal"/>
    </style:style>
    <style:style style:name="T1295" style:family="text">
      <style:text-properties fo:font-style="normal" style:text-underline-style="none" fo:font-weight="normal" officeooo:rsid="0b4bcb00" style:font-style-asian="normal" style:font-weight-asian="normal" style:font-style-complex="normal" style:font-weight-complex="normal"/>
    </style:style>
    <style:style style:name="T1296" style:family="text">
      <style:text-properties fo:font-style="normal" style:text-underline-style="none" fo:font-weight="normal" officeooo:rsid="0b4cf810" style:font-style-asian="normal" style:font-weight-asian="normal" style:font-style-complex="normal" style:font-weight-complex="normal"/>
    </style:style>
    <style:style style:name="T1297" style:family="text">
      <style:text-properties fo:font-style="normal" style:text-underline-style="none" fo:font-weight="normal" officeooo:rsid="0b4e1cff" style:font-style-asian="normal" style:font-weight-asian="normal" style:font-style-complex="normal" style:font-weight-complex="normal"/>
    </style:style>
    <style:style style:name="T1298" style:family="text">
      <style:text-properties fo:font-style="normal" style:text-underline-style="none" fo:font-weight="normal" officeooo:rsid="0b4e4d8f" style:font-style-asian="normal" style:font-weight-asian="normal" style:font-style-complex="normal" style:font-weight-complex="normal"/>
    </style:style>
    <style:style style:name="T1299" style:family="text">
      <style:text-properties fo:font-style="normal" style:text-underline-style="none" fo:font-weight="normal" officeooo:rsid="0b4f3efe" style:font-style-asian="normal" style:font-weight-asian="normal" style:font-style-complex="normal" style:font-weight-complex="normal"/>
    </style:style>
    <style:style style:name="T1300" style:family="text">
      <style:text-properties fo:font-style="normal" style:text-underline-style="none" fo:font-weight="normal" officeooo:rsid="0b52b69f" style:font-style-asian="normal" style:font-weight-asian="normal" style:font-style-complex="normal" style:font-weight-complex="normal"/>
    </style:style>
    <style:style style:name="T1301" style:family="text">
      <style:text-properties fo:font-style="normal" style:text-underline-style="none" fo:font-weight="normal" officeooo:rsid="0b53fa38" style:font-style-asian="normal" style:font-weight-asian="normal" style:font-style-complex="normal" style:font-weight-complex="normal"/>
    </style:style>
    <style:style style:name="T1302" style:family="text">
      <style:text-properties fo:font-style="normal" style:text-underline-style="none" fo:font-weight="normal" officeooo:rsid="0b54d5e9" style:font-style-asian="normal" style:font-weight-asian="normal" style:font-style-complex="normal" style:font-weight-complex="normal"/>
    </style:style>
    <style:style style:name="T1303" style:family="text">
      <style:text-properties fo:font-style="normal" style:text-underline-style="none" fo:font-weight="normal" officeooo:rsid="0b552c04" style:font-style-asian="normal" style:font-weight-asian="normal" style:font-style-complex="normal" style:font-weight-complex="normal"/>
    </style:style>
    <style:style style:name="T1304" style:family="text">
      <style:text-properties fo:font-style="normal" style:text-underline-style="none" fo:font-weight="normal" officeooo:rsid="0b563b58" style:font-style-asian="normal" style:font-weight-asian="normal" style:font-style-complex="normal" style:font-weight-complex="normal"/>
    </style:style>
    <style:style style:name="T1305" style:family="text">
      <style:text-properties fo:font-style="normal" style:text-underline-style="none" fo:font-weight="normal" officeooo:rsid="0b5672c2" style:font-style-asian="normal" style:font-weight-asian="normal" style:font-style-complex="normal" style:font-weight-complex="normal"/>
    </style:style>
    <style:style style:name="T1306" style:family="text">
      <style:text-properties fo:font-style="normal" style:text-underline-style="none" fo:font-weight="normal" officeooo:rsid="0b57d43b" style:font-style-asian="normal" style:font-weight-asian="normal" style:font-style-complex="normal" style:font-weight-complex="normal"/>
    </style:style>
    <style:style style:name="T1307" style:family="text">
      <style:text-properties fo:font-style="normal" style:text-underline-style="none" fo:font-weight="normal" officeooo:rsid="0b5c4431" style:font-style-asian="normal" style:font-weight-asian="normal" style:font-style-complex="normal" style:font-weight-complex="normal"/>
    </style:style>
    <style:style style:name="T1308" style:family="text">
      <style:text-properties fo:font-style="normal" style:text-underline-style="none" fo:font-weight="normal" officeooo:rsid="0b5e9218" style:font-style-asian="normal" style:font-weight-asian="normal" style:font-style-complex="normal" style:font-weight-complex="normal"/>
    </style:style>
    <style:style style:name="T1309" style:family="text">
      <style:text-properties fo:font-style="normal" style:text-underline-style="none" fo:font-weight="normal" officeooo:rsid="0b634a7e" style:font-style-asian="normal" style:font-weight-asian="normal" style:font-style-complex="normal" style:font-weight-complex="normal"/>
    </style:style>
    <style:style style:name="T1310" style:family="text">
      <style:text-properties fo:font-style="normal" style:text-underline-style="none" fo:font-weight="normal" officeooo:rsid="0b650b5a" style:font-style-asian="normal" style:font-weight-asian="normal" style:font-style-complex="normal" style:font-weight-complex="normal"/>
    </style:style>
    <style:style style:name="T1311" style:family="text">
      <style:text-properties fo:font-style="normal" style:text-underline-style="none" fo:font-weight="normal" officeooo:rsid="0b65ee93" style:font-style-asian="normal" style:font-weight-asian="normal" style:font-style-complex="normal" style:font-weight-complex="normal"/>
    </style:style>
    <style:style style:name="T1312" style:family="text">
      <style:text-properties fo:font-style="normal" style:text-underline-style="none" fo:font-weight="normal" officeooo:rsid="0b66c2c8" style:font-style-asian="normal" style:font-weight-asian="normal" style:font-style-complex="normal" style:font-weight-complex="normal"/>
    </style:style>
    <style:style style:name="T1313" style:family="text">
      <style:text-properties fo:font-style="normal" style:text-underline-style="none" fo:font-weight="normal" officeooo:rsid="0b69a882" style:font-style-asian="normal" style:font-weight-asian="normal" style:font-style-complex="normal" style:font-weight-complex="normal"/>
    </style:style>
    <style:style style:name="T1314" style:family="text">
      <style:text-properties fo:font-style="normal" style:text-underline-style="none" fo:font-weight="normal" officeooo:rsid="0b70260b" style:font-style-asian="normal" style:font-weight-asian="normal" style:font-style-complex="normal" style:font-weight-complex="normal"/>
    </style:style>
    <style:style style:name="T1315" style:family="text">
      <style:text-properties fo:font-style="normal" style:text-underline-style="none" fo:font-weight="normal" officeooo:rsid="0b73893d" style:font-style-asian="normal" style:font-weight-asian="normal" style:font-style-complex="normal" style:font-weight-complex="normal"/>
    </style:style>
    <style:style style:name="T1316" style:family="text">
      <style:text-properties fo:font-style="normal" style:text-underline-style="none" fo:font-weight="normal" officeooo:rsid="0b7489c7" style:font-style-asian="normal" style:font-weight-asian="normal" style:font-style-complex="normal" style:font-weight-complex="normal"/>
    </style:style>
    <style:style style:name="T1317" style:family="text">
      <style:text-properties fo:font-style="normal" style:text-underline-style="none" fo:font-weight="normal" officeooo:rsid="0b7528ec" style:font-style-asian="normal" style:font-weight-asian="normal" style:font-style-complex="normal" style:font-weight-complex="normal"/>
    </style:style>
    <style:style style:name="T1318" style:family="text">
      <style:text-properties fo:font-style="normal" style:text-underline-style="none" fo:font-weight="normal" officeooo:rsid="0b75edf5" style:font-style-asian="normal" style:font-weight-asian="normal" style:font-style-complex="normal" style:font-weight-complex="normal"/>
    </style:style>
    <style:style style:name="T1319" style:family="text">
      <style:text-properties fo:font-style="normal" style:text-underline-style="none" fo:font-weight="normal" officeooo:rsid="0b7a2a4e" style:font-style-asian="normal" style:font-weight-asian="normal" style:font-style-complex="normal" style:font-weight-complex="normal"/>
    </style:style>
    <style:style style:name="T1320" style:family="text">
      <style:text-properties fo:font-style="normal" style:text-underline-style="none" fo:font-weight="normal" officeooo:rsid="0b7c0396" style:font-style-asian="normal" style:font-weight-asian="normal" style:font-style-complex="normal" style:font-weight-complex="normal"/>
    </style:style>
    <style:style style:name="T1321" style:family="text">
      <style:text-properties fo:font-style="normal" style:text-underline-style="none" fo:font-weight="normal" officeooo:rsid="0b7cf565" style:font-style-asian="normal" style:font-weight-asian="normal" style:font-style-complex="normal" style:font-weight-complex="normal"/>
    </style:style>
    <style:style style:name="T1322" style:family="text">
      <style:text-properties fo:font-style="normal" style:text-underline-style="none" fo:font-weight="normal" officeooo:rsid="0b7d3289" style:font-style-asian="normal" style:font-weight-asian="normal" style:font-style-complex="normal" style:font-weight-complex="normal"/>
    </style:style>
    <style:style style:name="T1323" style:family="text">
      <style:text-properties fo:font-style="normal" style:text-underline-style="none" fo:font-weight="normal" officeooo:rsid="0b81736e" style:font-style-asian="normal" style:font-weight-asian="normal" style:font-style-complex="normal" style:font-weight-complex="normal"/>
    </style:style>
    <style:style style:name="T1324" style:family="text">
      <style:text-properties fo:font-style="normal" style:text-underline-style="none" fo:font-weight="normal" officeooo:rsid="0b818331" style:font-style-asian="normal" style:font-weight-asian="normal" style:font-style-complex="normal" style:font-weight-complex="normal"/>
    </style:style>
    <style:style style:name="T1325" style:family="text">
      <style:text-properties fo:font-style="normal" style:text-underline-style="none" fo:font-weight="normal" officeooo:rsid="0b83767b" style:font-style-asian="normal" style:font-weight-asian="normal" style:font-style-complex="normal" style:font-weight-complex="normal"/>
    </style:style>
    <style:style style:name="T1326" style:family="text">
      <style:text-properties fo:font-style="normal" style:text-underline-style="none" fo:font-weight="normal" officeooo:rsid="0b83877d" style:font-style-asian="normal" style:font-weight-asian="normal" style:font-style-complex="normal" style:font-weight-complex="normal"/>
    </style:style>
    <style:style style:name="T1327" style:family="text">
      <style:text-properties fo:font-style="normal" style:text-underline-style="none" fo:font-weight="normal" officeooo:rsid="0b84c455" style:font-style-asian="normal" style:font-weight-asian="normal" style:font-style-complex="normal" style:font-weight-complex="normal"/>
    </style:style>
    <style:style style:name="T1328" style:family="text">
      <style:text-properties fo:font-style="normal" style:text-underline-style="none" fo:font-weight="normal" officeooo:rsid="0b85c962" style:font-style-asian="normal" style:font-weight-asian="normal" style:font-style-complex="normal" style:font-weight-complex="normal"/>
    </style:style>
    <style:style style:name="T1329" style:family="text">
      <style:text-properties fo:font-style="normal" style:text-underline-style="none" fo:font-weight="normal" officeooo:rsid="0b8681f0" style:font-style-asian="normal" style:font-weight-asian="normal" style:font-style-complex="normal" style:font-weight-complex="normal"/>
    </style:style>
    <style:style style:name="T1330" style:family="text">
      <style:text-properties fo:font-style="normal" style:text-underline-style="none" fo:font-weight="normal" officeooo:rsid="0b87c094" style:font-style-asian="normal" style:font-weight-asian="normal" style:font-style-complex="normal" style:font-weight-complex="normal"/>
    </style:style>
    <style:style style:name="T1331" style:family="text">
      <style:text-properties fo:font-style="normal" style:text-underline-style="none" fo:font-weight="normal" officeooo:rsid="0b8b0372" style:font-style-asian="normal" style:font-weight-asian="normal" style:font-style-complex="normal" style:font-weight-complex="normal"/>
    </style:style>
    <style:style style:name="T1332" style:family="text">
      <style:text-properties fo:font-style="normal" style:text-underline-style="none" fo:font-weight="normal" officeooo:rsid="0b8c8776" style:font-style-asian="normal" style:font-weight-asian="normal" style:font-style-complex="normal" style:font-weight-complex="normal"/>
    </style:style>
    <style:style style:name="T1333" style:family="text">
      <style:text-properties fo:font-style="normal" style:text-underline-style="none" fo:font-weight="normal" officeooo:rsid="0b8d3d7b" style:font-style-asian="normal" style:font-weight-asian="normal" style:font-style-complex="normal" style:font-weight-complex="normal"/>
    </style:style>
    <style:style style:name="T1334" style:family="text">
      <style:text-properties fo:font-style="normal" style:text-underline-style="none" fo:font-weight="normal" officeooo:rsid="0b8f23d9" style:font-style-asian="normal" style:font-weight-asian="normal" style:font-style-complex="normal" style:font-weight-complex="normal"/>
    </style:style>
    <style:style style:name="T1335" style:family="text">
      <style:text-properties fo:font-style="normal" style:text-underline-style="none" fo:font-weight="normal" officeooo:rsid="0b8ff21b" style:font-style-asian="normal" style:font-weight-asian="normal" style:font-style-complex="normal" style:font-weight-complex="normal"/>
    </style:style>
    <style:style style:name="T1336" style:family="text">
      <style:text-properties fo:font-style="normal" style:text-underline-style="none" fo:font-weight="normal" officeooo:rsid="0b91927a" style:font-style-asian="normal" style:font-weight-asian="normal" style:font-style-complex="normal" style:font-weight-complex="normal"/>
    </style:style>
    <style:style style:name="T1337" style:family="text">
      <style:text-properties fo:font-style="normal" style:text-underline-style="none" fo:font-weight="normal" officeooo:rsid="0b91ce09" style:font-style-asian="normal" style:font-weight-asian="normal" style:font-style-complex="normal" style:font-weight-complex="normal"/>
    </style:style>
    <style:style style:name="T1338" style:family="text">
      <style:text-properties fo:font-style="normal" style:text-underline-style="none" fo:font-weight="normal" officeooo:rsid="0b926778" style:font-style-asian="normal" style:font-weight-asian="normal" style:font-style-complex="normal" style:font-weight-complex="normal"/>
    </style:style>
    <style:style style:name="T1339" style:family="text">
      <style:text-properties fo:font-style="normal" style:text-underline-style="none" fo:font-weight="normal" officeooo:rsid="0b97ae11" style:font-style-asian="normal" style:font-weight-asian="normal" style:font-style-complex="normal" style:font-weight-complex="normal"/>
    </style:style>
    <style:style style:name="T1340" style:family="text">
      <style:text-properties fo:font-style="normal" style:text-underline-style="none" fo:font-weight="normal" officeooo:rsid="0b997a9a" style:font-style-asian="normal" style:font-weight-asian="normal" style:font-style-complex="normal" style:font-weight-complex="normal"/>
    </style:style>
    <style:style style:name="T1341" style:family="text">
      <style:text-properties fo:font-style="normal" style:text-underline-style="none" fo:font-weight="normal" officeooo:rsid="0b9bbe34" style:font-style-asian="normal" style:font-weight-asian="normal" style:font-style-complex="normal" style:font-weight-complex="normal"/>
    </style:style>
    <style:style style:name="T1342" style:family="text">
      <style:text-properties fo:font-style="normal" style:text-underline-style="none" fo:font-weight="normal" officeooo:rsid="0b9df4e8" style:font-style-asian="normal" style:font-weight-asian="normal" style:font-style-complex="normal" style:font-weight-complex="normal"/>
    </style:style>
    <style:style style:name="T1343" style:family="text">
      <style:text-properties fo:font-style="normal" style:text-underline-style="none" fo:font-weight="normal" officeooo:rsid="0b9f81d6" style:font-style-asian="normal" style:font-weight-asian="normal" style:font-style-complex="normal" style:font-weight-complex="normal"/>
    </style:style>
    <style:style style:name="T1344" style:family="text">
      <style:text-properties fo:font-style="normal" style:text-underline-style="none" fo:font-weight="normal" officeooo:rsid="0ba0fb81" style:font-style-asian="normal" style:font-weight-asian="normal" style:font-style-complex="normal" style:font-weight-complex="normal"/>
    </style:style>
    <style:style style:name="T1345" style:family="text">
      <style:text-properties fo:font-style="normal" style:text-underline-style="none" fo:font-weight="normal" officeooo:rsid="0ba2ac89" style:font-style-asian="normal" style:font-weight-asian="normal" style:font-style-complex="normal" style:font-weight-complex="normal"/>
    </style:style>
    <style:style style:name="T1346" style:family="text">
      <style:text-properties fo:font-style="normal" style:text-underline-style="none" fo:font-weight="normal" officeooo:rsid="0ba4ffe3" style:font-style-asian="normal" style:font-weight-asian="normal" style:font-style-complex="normal" style:font-weight-complex="normal"/>
    </style:style>
    <style:style style:name="T1347" style:family="text">
      <style:text-properties fo:font-style="normal" style:text-underline-style="none" fo:font-weight="normal" officeooo:rsid="0ba69b8a" style:font-style-asian="normal" style:font-weight-asian="normal" style:font-style-complex="normal" style:font-weight-complex="normal"/>
    </style:style>
    <style:style style:name="T1348" style:family="text">
      <style:text-properties fo:font-style="normal" style:text-underline-style="none" fo:font-weight="normal" officeooo:rsid="0ba7b940" style:font-style-asian="normal" style:font-weight-asian="normal" style:font-style-complex="normal" style:font-weight-complex="normal"/>
    </style:style>
    <style:style style:name="T1349" style:family="text">
      <style:text-properties fo:font-style="normal" style:text-underline-style="none" fo:font-weight="normal" officeooo:rsid="0ba9c051" style:font-style-asian="normal" style:font-weight-asian="normal" style:font-style-complex="normal" style:font-weight-complex="normal"/>
    </style:style>
    <style:style style:name="T1350" style:family="text">
      <style:text-properties fo:font-style="normal" style:text-underline-style="none" fo:font-weight="normal" officeooo:rsid="0bab75be" style:font-style-asian="normal" style:font-weight-asian="normal" style:font-style-complex="normal" style:font-weight-complex="normal"/>
    </style:style>
    <style:style style:name="T1351" style:family="text">
      <style:text-properties fo:font-style="normal" style:text-underline-style="none" fo:font-weight="normal" officeooo:rsid="0badb45e" style:font-style-asian="normal" style:font-weight-asian="normal" style:font-style-complex="normal" style:font-weight-complex="normal"/>
    </style:style>
    <style:style style:name="T1352" style:family="text">
      <style:text-properties fo:font-style="normal" style:text-underline-style="none" fo:font-weight="normal" officeooo:rsid="0bae68a1" style:font-style-asian="normal" style:font-weight-asian="normal" style:font-style-complex="normal" style:font-weight-complex="normal"/>
    </style:style>
    <style:style style:name="T1353" style:family="text">
      <style:text-properties fo:font-style="normal" style:text-underline-style="none" fo:font-weight="normal" officeooo:rsid="0baed773" style:font-style-asian="normal" style:font-weight-asian="normal" style:font-style-complex="normal" style:font-weight-complex="normal"/>
    </style:style>
    <style:style style:name="T1354" style:family="text">
      <style:text-properties fo:font-style="normal" style:text-underline-style="none" fo:font-weight="normal" officeooo:rsid="0baf3a7f" style:font-style-asian="normal" style:font-weight-asian="normal" style:font-style-complex="normal" style:font-weight-complex="normal"/>
    </style:style>
    <style:style style:name="T1355" style:family="text">
      <style:text-properties fo:font-style="normal" style:text-underline-style="none" fo:font-weight="normal" officeooo:rsid="0bb1bdbb" style:font-style-asian="normal" style:font-weight-asian="normal" style:font-style-complex="normal" style:font-weight-complex="normal"/>
    </style:style>
    <style:style style:name="T1356" style:family="text">
      <style:text-properties fo:font-style="normal" style:text-underline-style="none" fo:font-weight="normal" officeooo:rsid="0bb372e7" style:font-style-asian="normal" style:font-weight-asian="normal" style:font-style-complex="normal" style:font-weight-complex="normal"/>
    </style:style>
    <style:style style:name="T1357" style:family="text">
      <style:text-properties fo:font-style="normal" style:text-underline-style="none" fo:font-weight="normal" officeooo:rsid="0bb48dfc" style:font-style-asian="normal" style:font-weight-asian="normal" style:font-style-complex="normal" style:font-weight-complex="normal"/>
    </style:style>
    <style:style style:name="T1358" style:family="text">
      <style:text-properties fo:font-style="normal" style:text-underline-style="none" fo:font-weight="normal" officeooo:rsid="0bb642ab" style:font-style-asian="normal" style:font-weight-asian="normal" style:font-style-complex="normal" style:font-weight-complex="normal"/>
    </style:style>
    <style:style style:name="T1359" style:family="text">
      <style:text-properties fo:font-style="normal" style:text-underline-style="none" fo:font-weight="normal" officeooo:rsid="0bc18a05" style:font-style-asian="normal" style:font-weight-asian="normal" style:font-style-complex="normal" style:font-weight-complex="normal"/>
    </style:style>
    <style:style style:name="T1360" style:family="text">
      <style:text-properties fo:font-style="normal" style:text-underline-style="none" fo:font-weight="normal" officeooo:rsid="0bc25406" style:font-style-asian="normal" style:font-weight-asian="normal" style:font-style-complex="normal" style:font-weight-complex="normal"/>
    </style:style>
    <style:style style:name="T1361" style:family="text">
      <style:text-properties fo:font-style="normal" style:text-underline-style="none" fo:font-weight="normal" officeooo:rsid="0bc3b62f" style:font-style-asian="normal" style:font-weight-asian="normal" style:font-style-complex="normal" style:font-weight-complex="normal"/>
    </style:style>
    <style:style style:name="T1362" style:family="text">
      <style:text-properties fo:font-style="normal" style:text-underline-style="none" fo:font-weight="normal" officeooo:rsid="0bc444c1" style:font-style-asian="normal" style:font-weight-asian="normal" style:font-style-complex="normal" style:font-weight-complex="normal"/>
    </style:style>
    <style:style style:name="T1363" style:family="text">
      <style:text-properties fo:font-style="normal" style:text-underline-style="none" fo:font-weight="normal" officeooo:rsid="0bc88753" style:font-style-asian="normal" style:font-weight-asian="normal" style:font-style-complex="normal" style:font-weight-complex="normal"/>
    </style:style>
    <style:style style:name="T1364" style:family="text">
      <style:text-properties fo:font-style="normal" style:text-underline-style="none" fo:font-weight="normal" officeooo:rsid="0bc88e33" style:font-style-asian="normal" style:font-weight-asian="normal" style:font-style-complex="normal" style:font-weight-complex="normal"/>
    </style:style>
    <style:style style:name="T1365" style:family="text">
      <style:text-properties fo:font-style="normal" style:text-underline-style="none" fo:font-weight="normal" officeooo:rsid="0bca83d3" style:font-style-asian="normal" style:font-weight-asian="normal" style:font-style-complex="normal" style:font-weight-complex="normal"/>
    </style:style>
    <style:style style:name="T1366" style:family="text">
      <style:text-properties fo:font-style="normal" style:text-underline-style="none" fo:font-weight="normal" officeooo:rsid="0bcd93e8" style:font-style-asian="normal" style:font-weight-asian="normal" style:font-style-complex="normal" style:font-weight-complex="normal"/>
    </style:style>
    <style:style style:name="T1367" style:family="text">
      <style:text-properties fo:font-style="normal" style:text-underline-style="none" fo:font-weight="normal" officeooo:rsid="0bce63e2" style:font-style-asian="normal" style:font-weight-asian="normal" style:font-style-complex="normal" style:font-weight-complex="normal"/>
    </style:style>
    <style:style style:name="T1368" style:family="text">
      <style:text-properties fo:font-style="normal" style:text-underline-style="none" fo:font-weight="normal" officeooo:rsid="0bd044d1" style:font-style-asian="normal" style:font-weight-asian="normal" style:font-style-complex="normal" style:font-weight-complex="normal"/>
    </style:style>
    <style:style style:name="T1369" style:family="text">
      <style:text-properties fo:font-style="normal" style:text-underline-style="none" fo:font-weight="normal" officeooo:rsid="0bd219e1" style:font-style-asian="normal" style:font-weight-asian="normal" style:font-style-complex="normal" style:font-weight-complex="normal"/>
    </style:style>
    <style:style style:name="T1370" style:family="text">
      <style:text-properties fo:font-style="normal" style:text-underline-style="none" fo:font-weight="normal" officeooo:rsid="0bd2a214" style:font-style-asian="normal" style:font-weight-asian="normal" style:font-style-complex="normal" style:font-weight-complex="normal"/>
    </style:style>
    <style:style style:name="T1371" style:family="text">
      <style:text-properties fo:font-style="normal" style:text-underline-style="none" fo:font-weight="normal" officeooo:rsid="0bd4ee6b" style:font-style-asian="normal" style:font-weight-asian="normal" style:font-style-complex="normal" style:font-weight-complex="normal"/>
    </style:style>
    <style:style style:name="T1372" style:family="text">
      <style:text-properties fo:font-style="normal" style:text-underline-style="none" fo:font-weight="normal" officeooo:rsid="0bd5a908" style:font-style-asian="normal" style:font-weight-asian="normal" style:font-style-complex="normal" style:font-weight-complex="normal"/>
    </style:style>
    <style:style style:name="T1373" style:family="text">
      <style:text-properties fo:font-style="normal" style:text-underline-style="none" fo:font-weight="normal" officeooo:rsid="0bd5e425" style:font-style-asian="normal" style:font-weight-asian="normal" style:font-style-complex="normal" style:font-weight-complex="normal"/>
    </style:style>
    <style:style style:name="T1374" style:family="text">
      <style:text-properties fo:font-style="normal" style:text-underline-style="none" fo:font-weight="normal" officeooo:rsid="0bd844b5" style:font-style-asian="normal" style:font-weight-asian="normal" style:font-style-complex="normal" style:font-weight-complex="normal"/>
    </style:style>
    <style:style style:name="T1375" style:family="text">
      <style:text-properties fo:font-style="normal" style:text-underline-style="none" fo:font-weight="normal" officeooo:rsid="0bd9c3ef" style:font-style-asian="normal" style:font-weight-asian="normal" style:font-style-complex="normal" style:font-weight-complex="normal"/>
    </style:style>
    <style:style style:name="T1376" style:family="text">
      <style:text-properties fo:font-style="normal" style:text-underline-style="none" fo:font-weight="normal" officeooo:rsid="0bdb35d1" style:font-style-asian="normal" style:font-weight-asian="normal" style:font-style-complex="normal" style:font-weight-complex="normal"/>
    </style:style>
    <style:style style:name="T1377" style:family="text">
      <style:text-properties fo:font-style="normal" style:text-underline-style="none" fo:font-weight="normal" officeooo:rsid="0bdcae7a" style:font-style-asian="normal" style:font-weight-asian="normal" style:font-style-complex="normal" style:font-weight-complex="normal"/>
    </style:style>
    <style:style style:name="T1378" style:family="text">
      <style:text-properties fo:font-style="normal" style:text-underline-style="none" fo:font-weight="normal" officeooo:rsid="0bde90e6" style:font-style-asian="normal" style:font-weight-asian="normal" style:font-style-complex="normal" style:font-weight-complex="normal"/>
    </style:style>
    <style:style style:name="T1379" style:family="text">
      <style:text-properties fo:font-style="normal" style:text-underline-style="none" fo:font-weight="normal" officeooo:rsid="0be05a43" style:font-style-asian="normal" style:font-weight-asian="normal" style:font-style-complex="normal" style:font-weight-complex="normal"/>
    </style:style>
    <style:style style:name="T1380" style:family="text">
      <style:text-properties fo:font-style="normal" style:text-underline-style="none" fo:font-weight="normal" officeooo:rsid="0be0d891" style:font-style-asian="normal" style:font-weight-asian="normal" style:font-style-complex="normal" style:font-weight-complex="normal"/>
    </style:style>
    <style:style style:name="T1381" style:family="text">
      <style:text-properties fo:font-style="normal" style:text-underline-style="none" fo:font-weight="normal" officeooo:rsid="0be1dc82" style:font-style-asian="normal" style:font-weight-asian="normal" style:font-style-complex="normal" style:font-weight-complex="normal"/>
    </style:style>
    <style:style style:name="T1382" style:family="text">
      <style:text-properties fo:font-style="normal" style:text-underline-style="none" fo:font-weight="normal" officeooo:rsid="0be2e654" style:font-style-asian="normal" style:font-weight-asian="normal" style:font-style-complex="normal" style:font-weight-complex="normal"/>
    </style:style>
    <style:style style:name="T1383" style:family="text">
      <style:text-properties fo:font-style="normal" style:text-underline-style="none" fo:font-weight="normal" officeooo:rsid="0be6e3c7" style:font-style-asian="normal" style:font-weight-asian="normal" style:font-style-complex="normal" style:font-weight-complex="normal"/>
    </style:style>
    <style:style style:name="T1384" style:family="text">
      <style:text-properties fo:font-style="normal" style:text-underline-style="none" fo:font-weight="normal" officeooo:rsid="0be7ad1f" style:font-style-asian="normal" style:font-weight-asian="normal" style:font-style-complex="normal" style:font-weight-complex="normal"/>
    </style:style>
    <style:style style:name="T1385" style:family="text">
      <style:text-properties fo:font-style="normal" style:text-underline-style="none" fo:font-weight="normal" officeooo:rsid="0be8a73f" style:font-style-asian="normal" style:font-weight-asian="normal" style:font-style-complex="normal" style:font-weight-complex="normal"/>
    </style:style>
    <style:style style:name="T1386" style:family="text">
      <style:text-properties fo:font-style="normal" style:text-underline-style="none" fo:font-weight="normal" officeooo:rsid="0be94976" style:font-style-asian="normal" style:font-weight-asian="normal" style:font-style-complex="normal" style:font-weight-complex="normal"/>
    </style:style>
    <style:style style:name="T1387" style:family="text">
      <style:text-properties fo:font-style="normal" style:text-underline-style="none" fo:font-weight="normal" officeooo:rsid="0c4478e4" style:font-style-asian="normal" style:font-weight-asian="normal" style:font-style-complex="normal" style:font-weight-complex="normal"/>
    </style:style>
    <style:style style:name="T1388" style:family="text">
      <style:text-properties fo:font-style="normal" style:text-underline-style="none" fo:font-weight="normal" officeooo:rsid="0c467509" style:font-style-asian="normal" style:font-weight-asian="normal" style:font-style-complex="normal" style:font-weight-complex="normal"/>
    </style:style>
    <style:style style:name="T1389" style:family="text">
      <style:text-properties fo:font-style="normal" style:text-underline-style="none" fo:font-weight="normal" officeooo:rsid="0c49f5c1" style:font-style-asian="normal" style:font-weight-asian="normal" style:font-style-complex="normal" style:font-weight-complex="normal"/>
    </style:style>
    <style:style style:name="T1390" style:family="text">
      <style:text-properties fo:font-style="normal" style:text-underline-style="none" fo:font-weight="normal" officeooo:rsid="0c4a2e31" style:font-style-asian="normal" style:font-weight-asian="normal" style:font-style-complex="normal" style:font-weight-complex="normal"/>
    </style:style>
    <style:style style:name="T1391" style:family="text">
      <style:text-properties fo:font-style="normal" style:text-underline-style="none" fo:font-weight="normal" officeooo:rsid="0c4dd9d1" style:font-style-asian="normal" style:font-weight-asian="normal" style:font-style-complex="normal" style:font-weight-complex="normal"/>
    </style:style>
    <style:style style:name="T1392" style:family="text">
      <style:text-properties fo:font-style="normal" style:text-underline-style="none" fo:font-weight="normal" officeooo:rsid="0c4e5b23" style:font-style-asian="normal" style:font-weight-asian="normal" style:font-style-complex="normal" style:font-weight-complex="normal"/>
    </style:style>
    <style:style style:name="T1393" style:family="text">
      <style:text-properties fo:font-style="normal" style:text-underline-style="none" fo:font-weight="normal" officeooo:rsid="0c500c12" style:font-style-asian="normal" style:font-weight-asian="normal" style:font-style-complex="normal" style:font-weight-complex="normal"/>
    </style:style>
    <style:style style:name="T1394" style:family="text">
      <style:text-properties fo:font-style="normal" style:text-underline-style="none" fo:font-weight="normal" officeooo:rsid="0c53eea2" style:font-style-asian="normal" style:font-weight-asian="normal" style:font-style-complex="normal" style:font-weight-complex="normal"/>
    </style:style>
    <style:style style:name="T1395" style:family="text">
      <style:text-properties fo:font-style="normal" style:text-underline-style="none" fo:font-weight="normal" officeooo:rsid="0c55a963" style:font-style-asian="normal" style:font-weight-asian="normal" style:font-style-complex="normal" style:font-weight-complex="normal"/>
    </style:style>
    <style:style style:name="T1396" style:family="text">
      <style:text-properties fo:font-style="normal" style:text-underline-style="none" fo:font-weight="normal" officeooo:rsid="0c55ce1c" style:font-style-asian="normal" style:font-weight-asian="normal" style:font-style-complex="normal" style:font-weight-complex="normal"/>
    </style:style>
    <style:style style:name="T1397" style:family="text">
      <style:text-properties fo:font-style="normal" style:text-underline-style="none" fo:font-weight="normal" officeooo:rsid="0c565119" style:font-style-asian="normal" style:font-weight-asian="normal" style:font-style-complex="normal" style:font-weight-complex="normal"/>
    </style:style>
    <style:style style:name="T1398" style:family="text">
      <style:text-properties fo:font-style="normal" style:text-underline-style="none" fo:font-weight="normal" officeooo:rsid="0c588f87" style:font-style-asian="normal" style:font-weight-asian="normal" style:font-style-complex="normal" style:font-weight-complex="normal"/>
    </style:style>
    <style:style style:name="T1399" style:family="text">
      <style:text-properties fo:font-style="normal" style:text-underline-style="none" fo:font-weight="normal" officeooo:rsid="0c5a0cda" style:font-style-asian="normal" style:font-weight-asian="normal" style:font-style-complex="normal" style:font-weight-complex="normal"/>
    </style:style>
    <style:style style:name="T1400" style:family="text">
      <style:text-properties fo:font-style="normal" style:text-underline-style="none" fo:font-weight="normal" officeooo:rsid="0c5a3caa" style:font-style-asian="normal" style:font-weight-asian="normal" style:font-style-complex="normal" style:font-weight-complex="normal"/>
    </style:style>
    <style:style style:name="T1401" style:family="text">
      <style:text-properties fo:font-style="normal" style:text-underline-style="none" fo:font-weight="normal" officeooo:rsid="0c5be195" style:font-style-asian="normal" style:font-weight-asian="normal" style:font-style-complex="normal" style:font-weight-complex="normal"/>
    </style:style>
    <style:style style:name="T1402" style:family="text">
      <style:text-properties fo:font-style="normal" style:text-underline-style="none" fo:font-weight="normal" officeooo:rsid="0c5ddfbd" style:font-style-asian="normal" style:font-weight-asian="normal" style:font-style-complex="normal" style:font-weight-complex="normal"/>
    </style:style>
    <style:style style:name="T1403" style:family="text">
      <style:text-properties fo:font-style="normal" style:text-underline-style="none" fo:font-weight="normal" officeooo:rsid="0c610d88" style:font-style-asian="normal" style:font-weight-asian="normal" style:font-style-complex="normal" style:font-weight-complex="normal"/>
    </style:style>
    <style:style style:name="T1404" style:family="text">
      <style:text-properties fo:font-style="normal" style:text-underline-style="none" fo:font-weight="normal" officeooo:rsid="0c62afee" style:font-style-asian="normal" style:font-weight-asian="normal" style:font-style-complex="normal" style:font-weight-complex="normal"/>
    </style:style>
    <style:style style:name="T1405" style:family="text">
      <style:text-properties fo:font-style="normal" style:text-underline-style="none" fo:font-weight="normal" officeooo:rsid="0c60859d" style:font-style-asian="normal" style:font-weight-asian="normal" style:font-style-complex="normal" style:font-weight-complex="normal"/>
    </style:style>
    <style:style style:name="T1406" style:family="text">
      <style:text-properties fo:font-style="normal" style:text-underline-style="none" fo:font-weight="normal" officeooo:rsid="0c65017c" style:font-style-asian="normal" style:font-weight-asian="normal" style:font-style-complex="normal" style:font-weight-complex="normal"/>
    </style:style>
    <style:style style:name="T1407" style:family="text">
      <style:text-properties fo:font-style="normal" style:text-underline-style="none" fo:font-weight="normal" officeooo:rsid="0c70c749" style:font-style-asian="normal" style:font-weight-asian="normal" style:font-style-complex="normal" style:font-weight-complex="normal"/>
    </style:style>
    <style:style style:name="T1408" style:family="text">
      <style:text-properties fo:font-style="normal" style:text-underline-style="none" fo:font-weight="normal" officeooo:rsid="0c715d47" style:font-style-asian="normal" style:font-weight-asian="normal" style:font-style-complex="normal" style:font-weight-complex="normal"/>
    </style:style>
    <style:style style:name="T1409" style:family="text">
      <style:text-properties fo:font-style="normal" style:text-underline-style="none" fo:font-weight="normal" officeooo:rsid="0c7261c0" style:font-style-asian="normal" style:font-weight-asian="normal" style:font-style-complex="normal" style:font-weight-complex="normal"/>
    </style:style>
    <style:style style:name="T1410" style:family="text">
      <style:text-properties fo:font-style="normal" style:text-underline-style="none" fo:font-weight="normal" officeooo:rsid="0cb80aa4" style:font-style-asian="normal" style:font-weight-asian="normal" style:font-style-complex="normal" style:font-weight-complex="normal"/>
    </style:style>
    <style:style style:name="T1411" style:family="text">
      <style:text-properties fo:font-style="normal" style:text-underline-style="none" fo:font-weight="normal" officeooo:rsid="0cc1d38e" style:font-style-asian="normal" style:font-weight-asian="normal" style:font-style-complex="normal" style:font-weight-complex="normal"/>
    </style:style>
    <style:style style:name="T1412" style:family="text">
      <style:text-properties fo:font-style="normal" style:text-underline-style="none" fo:font-weight="normal" officeooo:rsid="0cc24b7f" style:font-style-asian="normal" style:font-weight-asian="normal" style:font-style-complex="normal" style:font-weight-complex="normal"/>
    </style:style>
    <style:style style:name="T1413" style:family="text">
      <style:text-properties fo:font-style="normal" style:text-underline-style="none" fo:font-weight="normal" officeooo:rsid="0cc4132f" style:font-style-asian="normal" style:font-weight-asian="normal" style:font-style-complex="normal" style:font-weight-complex="normal"/>
    </style:style>
    <style:style style:name="T1414" style:family="text">
      <style:text-properties fo:font-style="normal" style:text-underline-style="none" fo:font-weight="normal" officeooo:rsid="0cc59a9c" style:font-style-asian="normal" style:font-weight-asian="normal" style:font-style-complex="normal" style:font-weight-complex="normal"/>
    </style:style>
    <style:style style:name="T1415" style:family="text">
      <style:text-properties fo:font-style="normal" style:text-underline-style="none" fo:font-weight="normal" officeooo:rsid="0cc65abf" style:font-style-asian="normal" style:font-weight-asian="normal" style:font-style-complex="normal" style:font-weight-complex="normal"/>
    </style:style>
    <style:style style:name="T1416" style:family="text">
      <style:text-properties fo:font-style="normal" style:text-underline-style="none" fo:font-weight="normal" officeooo:rsid="0cc85085" style:font-style-asian="normal" style:font-weight-asian="normal" style:font-style-complex="normal" style:font-weight-complex="normal"/>
    </style:style>
    <style:style style:name="T1417" style:family="text">
      <style:text-properties fo:font-style="normal" style:text-underline-style="none" fo:font-weight="normal" officeooo:rsid="0cd66fed" style:font-style-asian="normal" style:font-weight-asian="normal" style:font-style-complex="normal" style:font-weight-complex="normal"/>
    </style:style>
    <style:style style:name="T1418" style:family="text">
      <style:text-properties fo:font-style="normal" style:text-underline-style="none" fo:font-weight="normal" officeooo:rsid="0cd67312" style:font-style-asian="normal" style:font-weight-asian="normal" style:font-style-complex="normal" style:font-weight-complex="normal"/>
    </style:style>
    <style:style style:name="T1419" style:family="text">
      <style:text-properties fo:font-style="normal" style:text-underline-style="none" fo:font-weight="normal" officeooo:rsid="0cd6c2de" style:font-style-asian="normal" style:font-weight-asian="normal" style:font-style-complex="normal" style:font-weight-complex="normal"/>
    </style:style>
    <style:style style:name="T1420" style:family="text">
      <style:text-properties fo:font-style="normal" style:text-underline-style="none" fo:font-weight="normal" officeooo:rsid="0cd99513" style:font-style-asian="normal" style:font-weight-asian="normal" style:font-style-complex="normal" style:font-weight-complex="normal"/>
    </style:style>
    <style:style style:name="T1421" style:family="text">
      <style:text-properties fo:font-style="normal" style:text-underline-style="none" fo:font-weight="normal" officeooo:rsid="0cdb377f" style:font-style-asian="normal" style:font-weight-asian="normal" style:font-style-complex="normal" style:font-weight-complex="normal"/>
    </style:style>
    <style:style style:name="T1422" style:family="text">
      <style:text-properties fo:font-style="normal" style:text-underline-style="none" fo:font-weight="normal" officeooo:rsid="0cde44bb" style:font-style-asian="normal" style:font-weight-asian="normal" style:font-style-complex="normal" style:font-weight-complex="normal"/>
    </style:style>
    <style:style style:name="T1423" style:family="text">
      <style:text-properties fo:font-style="normal" style:text-underline-style="none" fo:font-weight="normal" officeooo:rsid="0ce2a521" style:font-style-asian="normal" style:font-weight-asian="normal" style:font-style-complex="normal" style:font-weight-complex="normal"/>
    </style:style>
    <style:style style:name="T1424" style:family="text">
      <style:text-properties fo:font-style="normal" style:text-underline-style="none" fo:font-weight="normal" officeooo:rsid="0ce5fe0f" style:font-style-asian="normal" style:font-weight-asian="normal" style:font-style-complex="normal" style:font-weight-complex="normal"/>
    </style:style>
    <style:style style:name="T1425" style:family="text">
      <style:text-properties fo:font-style="normal" style:text-underline-style="none" fo:font-weight="normal" officeooo:rsid="0ce7f20d" style:font-style-asian="normal" style:font-weight-asian="normal" style:font-style-complex="normal" style:font-weight-complex="normal"/>
    </style:style>
    <style:style style:name="T1426" style:family="text">
      <style:text-properties fo:font-style="normal" style:text-underline-style="none" fo:font-weight="normal" officeooo:rsid="0ce81365" style:font-style-asian="normal" style:font-weight-asian="normal" style:font-style-complex="normal" style:font-weight-complex="normal"/>
    </style:style>
    <style:style style:name="T1427" style:family="text">
      <style:text-properties fo:font-style="normal" style:text-underline-style="none" fo:font-weight="normal" officeooo:rsid="0ce92eb7" style:font-style-asian="normal" style:font-weight-asian="normal" style:font-style-complex="normal" style:font-weight-complex="normal"/>
    </style:style>
    <style:style style:name="T1428" style:family="text">
      <style:text-properties fo:font-style="normal" style:text-underline-style="none" fo:font-weight="normal" officeooo:rsid="0ceaba65" style:font-style-asian="normal" style:font-weight-asian="normal" style:font-style-complex="normal" style:font-weight-complex="normal"/>
    </style:style>
    <style:style style:name="T1429" style:family="text">
      <style:text-properties fo:font-style="normal" style:text-underline-style="none" fo:font-weight="normal" officeooo:rsid="0cec80cd" style:font-style-asian="normal" style:font-weight-asian="normal" style:font-style-complex="normal" style:font-weight-complex="normal"/>
    </style:style>
    <style:style style:name="T1430" style:family="text">
      <style:text-properties fo:font-style="normal" style:text-underline-style="none" fo:font-weight="normal" officeooo:rsid="0cf1f8b3" style:font-style-asian="normal" style:font-weight-asian="normal" style:font-style-complex="normal" style:font-weight-complex="normal"/>
    </style:style>
    <style:style style:name="T1431" style:family="text">
      <style:text-properties fo:font-style="normal" style:text-underline-style="none" fo:font-weight="normal" officeooo:rsid="0cf3e951" style:font-style-asian="normal" style:font-weight-asian="normal" style:font-style-complex="normal" style:font-weight-complex="normal"/>
    </style:style>
    <style:style style:name="T1432" style:family="text">
      <style:text-properties fo:font-style="normal" style:text-underline-style="none" fo:font-weight="normal" officeooo:rsid="0cfd5214" style:font-style-asian="normal" style:font-weight-asian="normal" style:font-style-complex="normal" style:font-weight-complex="normal"/>
    </style:style>
    <style:style style:name="T1433" style:family="text">
      <style:text-properties fo:font-style="normal" style:text-underline-style="none" fo:font-weight="normal" officeooo:rsid="0d007167" style:font-style-asian="normal" style:font-weight-asian="normal" style:font-style-complex="normal" style:font-weight-complex="normal"/>
    </style:style>
    <style:style style:name="T1434" style:family="text">
      <style:text-properties fo:font-style="normal" style:text-underline-style="none" fo:font-weight="normal" officeooo:rsid="0d044eb1" style:font-style-asian="normal" style:font-weight-asian="normal" style:font-style-complex="normal" style:font-weight-complex="normal"/>
    </style:style>
    <style:style style:name="T1435" style:family="text">
      <style:text-properties fo:font-style="normal" style:text-underline-style="none" fo:font-weight="normal" officeooo:rsid="0d068e6f" style:font-style-asian="normal" style:font-weight-asian="normal" style:font-style-complex="normal" style:font-weight-complex="normal"/>
    </style:style>
    <style:style style:name="T1436" style:family="text">
      <style:text-properties fo:font-style="normal" style:text-underline-style="none" fo:font-weight="normal" officeooo:rsid="0d0a90d8" style:font-style-asian="normal" style:font-weight-asian="normal" style:font-style-complex="normal" style:font-weight-complex="normal"/>
    </style:style>
    <style:style style:name="T1437" style:family="text">
      <style:text-properties fo:font-style="normal" style:text-underline-style="none" fo:font-weight="normal" officeooo:rsid="0d63ac58" style:font-style-asian="normal" style:font-weight-asian="normal" style:font-style-complex="normal" style:font-weight-complex="normal"/>
    </style:style>
    <style:style style:name="T1438" style:family="text">
      <style:text-properties fo:font-style="normal" style:text-underline-style="none" fo:font-weight="normal" officeooo:rsid="0d6499ea" style:font-style-asian="normal" style:font-weight-asian="normal" style:font-style-complex="normal" style:font-weight-complex="normal"/>
    </style:style>
    <style:style style:name="T1439" style:family="text">
      <style:text-properties fo:font-style="normal" style:text-underline-style="none" fo:font-weight="normal" officeooo:rsid="0d667481" style:font-style-asian="normal" style:font-weight-asian="normal" style:font-style-complex="normal" style:font-weight-complex="normal"/>
    </style:style>
    <style:style style:name="T1440" style:family="text">
      <style:text-properties fo:font-style="normal" style:text-underline-style="none" fo:font-weight="normal" officeooo:rsid="0d677ce2" style:font-style-asian="normal" style:font-weight-asian="normal" style:font-style-complex="normal" style:font-weight-complex="normal"/>
    </style:style>
    <style:style style:name="T1441" style:family="text">
      <style:text-properties fo:font-style="normal" style:text-underline-style="none" fo:font-weight="normal" officeooo:rsid="0d6c9163" style:font-style-asian="normal" style:font-weight-asian="normal" style:font-style-complex="normal" style:font-weight-complex="normal"/>
    </style:style>
    <style:style style:name="T1442" style:family="text">
      <style:text-properties fo:font-style="normal" style:text-underline-style="none" fo:font-weight="normal" officeooo:rsid="0d6d8487" style:font-style-asian="normal" style:font-weight-asian="normal" style:font-style-complex="normal" style:font-weight-complex="normal"/>
    </style:style>
    <style:style style:name="T1443" style:family="text">
      <style:text-properties fo:font-style="normal" style:text-underline-style="none" fo:font-weight="normal" officeooo:rsid="0d6f0caa" style:font-style-asian="normal" style:font-weight-asian="normal" style:font-style-complex="normal" style:font-weight-complex="normal"/>
    </style:style>
    <style:style style:name="T1444" style:family="text">
      <style:text-properties fo:font-style="normal" style:text-underline-style="none" fo:font-weight="normal" officeooo:rsid="0d6fb4f0" style:font-style-asian="normal" style:font-weight-asian="normal" style:font-style-complex="normal" style:font-weight-complex="normal"/>
    </style:style>
    <style:style style:name="T1445" style:family="text">
      <style:text-properties fo:font-style="normal" style:text-underline-style="none" fo:font-weight="normal" officeooo:rsid="0d7121c6" style:font-style-asian="normal" style:font-weight-asian="normal" style:font-style-complex="normal" style:font-weight-complex="normal"/>
    </style:style>
    <style:style style:name="T1446" style:family="text">
      <style:text-properties fo:font-style="normal" style:text-underline-style="none" fo:font-weight="normal" officeooo:rsid="0d72b3bd" style:font-style-asian="normal" style:font-weight-asian="normal" style:font-style-complex="normal" style:font-weight-complex="normal"/>
    </style:style>
    <style:style style:name="T1447" style:family="text">
      <style:text-properties fo:font-style="normal" style:text-underline-style="none" fo:font-weight="normal" officeooo:rsid="0d744267" style:font-style-asian="normal" style:font-weight-asian="normal" style:font-style-complex="normal" style:font-weight-complex="normal"/>
    </style:style>
    <style:style style:name="T1448" style:family="text">
      <style:text-properties fo:font-style="normal" style:text-underline-style="none" fo:font-weight="normal" officeooo:rsid="0d754a28" style:font-style-asian="normal" style:font-weight-asian="normal" style:font-style-complex="normal" style:font-weight-complex="normal"/>
    </style:style>
    <style:style style:name="T1449" style:family="text">
      <style:text-properties fo:font-style="normal" style:text-underline-style="none" fo:font-weight="normal" officeooo:rsid="0d76d08a" style:font-style-asian="normal" style:font-weight-asian="normal" style:font-style-complex="normal" style:font-weight-complex="normal"/>
    </style:style>
    <style:style style:name="T1450" style:family="text">
      <style:text-properties fo:font-style="normal" style:text-underline-style="none" fo:font-weight="normal" officeooo:rsid="0d7a23c3" style:font-style-asian="normal" style:font-weight-asian="normal" style:font-style-complex="normal" style:font-weight-complex="normal"/>
    </style:style>
    <style:style style:name="T1451" style:family="text">
      <style:text-properties fo:font-style="normal" style:text-underline-style="none" fo:font-weight="normal" officeooo:rsid="0d7ad292" style:font-style-asian="normal" style:font-weight-asian="normal" style:font-style-complex="normal" style:font-weight-complex="normal"/>
    </style:style>
    <style:style style:name="T1452" style:family="text">
      <style:text-properties fo:font-style="normal" style:text-underline-style="none" fo:font-weight="normal" officeooo:rsid="0d7c4da6" style:font-style-asian="normal" style:font-weight-asian="normal" style:font-style-complex="normal" style:font-weight-complex="normal"/>
    </style:style>
    <style:style style:name="T1453" style:family="text">
      <style:text-properties fo:font-style="normal" style:text-underline-style="none" fo:font-weight="normal" officeooo:rsid="0d7e6186" style:font-style-asian="normal" style:font-weight-asian="normal" style:font-style-complex="normal" style:font-weight-complex="normal"/>
    </style:style>
    <style:style style:name="T1454" style:family="text">
      <style:text-properties fo:font-style="normal" style:text-underline-style="none" fo:font-weight="normal" officeooo:rsid="0d80bf5c" style:font-style-asian="normal" style:font-weight-asian="normal" style:font-style-complex="normal" style:font-weight-complex="normal"/>
    </style:style>
    <style:style style:name="T1455" style:family="text">
      <style:text-properties fo:font-style="normal" style:text-underline-style="none" fo:font-weight="normal" officeooo:rsid="0d82666b" style:font-style-asian="normal" style:font-weight-asian="normal" style:font-style-complex="normal" style:font-weight-complex="normal"/>
    </style:style>
    <style:style style:name="T1456" style:family="text">
      <style:text-properties fo:font-style="normal" style:text-underline-style="none" fo:font-weight="normal" officeooo:rsid="0d82c687" style:font-style-asian="normal" style:font-weight-asian="normal" style:font-style-complex="normal" style:font-weight-complex="normal"/>
    </style:style>
    <style:style style:name="T1457" style:family="text">
      <style:text-properties fo:font-style="normal" style:text-underline-style="none" fo:font-weight="normal" officeooo:rsid="0d841e0f" style:font-style-asian="normal" style:font-weight-asian="normal" style:font-style-complex="normal" style:font-weight-complex="normal"/>
    </style:style>
    <style:style style:name="T1458" style:family="text">
      <style:text-properties fo:font-style="normal" style:text-underline-style="none" fo:font-weight="normal" officeooo:rsid="0d5ee47f" style:font-style-asian="normal" style:font-weight-asian="normal" style:font-style-complex="normal" style:font-weight-complex="normal"/>
    </style:style>
    <style:style style:name="T1459" style:family="text">
      <style:text-properties fo:font-style="normal" style:text-underline-style="none" fo:font-weight="normal" officeooo:rsid="0dc06de1" style:font-style-asian="normal" style:font-weight-asian="normal" style:font-style-complex="normal" style:font-weight-complex="normal"/>
    </style:style>
    <style:style style:name="T1460" style:family="text">
      <style:text-properties fo:font-style="normal" style:text-underline-style="none" fo:font-weight="normal" officeooo:rsid="0dc14406" style:font-style-asian="normal" style:font-weight-asian="normal" style:font-style-complex="normal" style:font-weight-complex="normal"/>
    </style:style>
    <style:style style:name="T1461" style:family="text">
      <style:text-properties fo:font-style="normal" style:text-underline-style="none" fo:font-weight="normal" officeooo:rsid="0dc27ac1" style:font-style-asian="normal" style:font-weight-asian="normal" style:font-style-complex="normal" style:font-weight-complex="normal"/>
    </style:style>
    <style:style style:name="T1462" style:family="text">
      <style:text-properties fo:font-style="normal" style:text-underline-style="none" fo:font-weight="normal" officeooo:rsid="0dc2befd" style:font-style-asian="normal" style:font-weight-asian="normal" style:font-style-complex="normal" style:font-weight-complex="normal"/>
    </style:style>
    <style:style style:name="T1463" style:family="text">
      <style:text-properties fo:font-style="normal" style:text-underline-style="none" fo:font-weight="normal" officeooo:rsid="0dc7b6ed" style:font-style-asian="normal" style:font-weight-asian="normal" style:font-style-complex="normal" style:font-weight-complex="normal"/>
    </style:style>
    <style:style style:name="T1464" style:family="text">
      <style:text-properties fo:font-style="normal" style:text-underline-style="none" fo:font-weight="normal" officeooo:rsid="0dc86342" style:font-style-asian="normal" style:font-weight-asian="normal" style:font-style-complex="normal" style:font-weight-complex="normal"/>
    </style:style>
    <style:style style:name="T1465" style:family="text">
      <style:text-properties fo:font-style="normal" style:text-underline-style="none" fo:font-weight="normal" officeooo:rsid="0dc92599" style:font-style-asian="normal" style:font-weight-asian="normal" style:font-style-complex="normal" style:font-weight-complex="normal"/>
    </style:style>
    <style:style style:name="T1466" style:family="text">
      <style:text-properties fo:font-style="normal" style:text-underline-style="none" fo:font-weight="normal" officeooo:rsid="0dcc1512" style:font-style-asian="normal" style:font-weight-asian="normal" style:font-style-complex="normal" style:font-weight-complex="normal"/>
    </style:style>
    <style:style style:name="T1467" style:family="text">
      <style:text-properties fo:font-style="normal" style:text-underline-style="none" fo:font-weight="normal" officeooo:rsid="0d696951" style:font-style-asian="normal" style:font-weight-asian="normal" style:font-style-complex="normal" style:font-weight-complex="normal"/>
    </style:style>
    <style:style style:name="T1468" style:family="text">
      <style:text-properties fo:font-style="normal" style:text-underline-style="none" fo:font-weight="normal" officeooo:rsid="0dd28320" style:font-style-asian="normal" style:font-weight-asian="normal" style:font-style-complex="normal" style:font-weight-complex="normal"/>
    </style:style>
    <style:style style:name="T1469" style:family="text">
      <style:text-properties fo:font-style="normal" style:text-underline-style="none" fo:font-weight="normal" officeooo:rsid="0dd455a4" style:font-style-asian="normal" style:font-weight-asian="normal" style:font-style-complex="normal" style:font-weight-complex="normal"/>
    </style:style>
    <style:style style:name="T1470" style:family="text">
      <style:text-properties fo:font-style="normal" style:text-underline-style="none" fo:font-weight="normal" officeooo:rsid="0dd64955" style:font-style-asian="normal" style:font-weight-asian="normal" style:font-style-complex="normal" style:font-weight-complex="normal"/>
    </style:style>
    <style:style style:name="T1471" style:family="text">
      <style:text-properties fo:font-style="normal" style:text-underline-style="none" fo:font-weight="normal" officeooo:rsid="0dd71d4b" style:font-style-asian="normal" style:font-weight-asian="normal" style:font-style-complex="normal" style:font-weight-complex="normal"/>
    </style:style>
    <style:style style:name="T1472" style:family="text">
      <style:text-properties fo:font-style="normal" style:text-underline-style="none" fo:font-weight="normal" officeooo:rsid="0dd8f573" style:font-style-asian="normal" style:font-weight-asian="normal" style:font-style-complex="normal" style:font-weight-complex="normal"/>
    </style:style>
    <style:style style:name="T1473" style:family="text">
      <style:text-properties fo:font-style="normal" style:text-underline-style="none" fo:font-weight="normal" officeooo:rsid="0dda5997" style:font-style-asian="normal" style:font-weight-asian="normal" style:font-style-complex="normal" style:font-weight-complex="normal"/>
    </style:style>
    <style:style style:name="T1474" style:family="text">
      <style:text-properties fo:font-style="normal" style:text-underline-style="none" fo:font-weight="normal" officeooo:rsid="0ddb3c65" style:font-style-asian="normal" style:font-weight-asian="normal" style:font-style-complex="normal" style:font-weight-complex="normal"/>
    </style:style>
    <style:style style:name="T1475" style:family="text">
      <style:text-properties fo:font-style="normal" style:text-underline-style="none" fo:font-weight="normal" officeooo:rsid="0de59e7a" style:font-style-asian="normal" style:font-weight-asian="normal" style:font-style-complex="normal" style:font-weight-complex="normal"/>
    </style:style>
    <style:style style:name="T1476" style:family="text">
      <style:text-properties fo:font-style="normal" style:text-underline-style="none" fo:font-weight="normal" officeooo:rsid="0de66dc5" style:font-style-asian="normal" style:font-weight-asian="normal" style:font-style-complex="normal" style:font-weight-complex="normal"/>
    </style:style>
    <style:style style:name="T1477" style:family="text">
      <style:text-properties fo:font-style="normal" style:text-underline-style="none" fo:font-weight="normal" officeooo:rsid="0de8ddef" style:font-style-asian="normal" style:font-weight-asian="normal" style:font-style-complex="normal" style:font-weight-complex="normal"/>
    </style:style>
    <style:style style:name="T1478" style:family="text">
      <style:text-properties fo:font-style="normal" style:text-underline-style="none" fo:font-weight="normal" officeooo:rsid="0debc414" style:font-style-asian="normal" style:font-weight-asian="normal" style:font-style-complex="normal" style:font-weight-complex="normal"/>
    </style:style>
    <style:style style:name="T1479" style:family="text">
      <style:text-properties fo:font-style="normal" style:text-underline-style="none" fo:font-weight="normal" officeooo:rsid="0deda13d" style:font-style-asian="normal" style:font-weight-asian="normal" style:font-style-complex="normal" style:font-weight-complex="normal"/>
    </style:style>
    <style:style style:name="T1480" style:family="text">
      <style:text-properties fo:font-style="normal" style:text-underline-style="none" fo:font-weight="normal" officeooo:rsid="0df0ab86" style:font-style-asian="normal" style:font-weight-asian="normal" style:font-style-complex="normal" style:font-weight-complex="normal"/>
    </style:style>
    <style:style style:name="T1481" style:family="text">
      <style:text-properties fo:font-style="normal" style:text-underline-style="none" fo:font-weight="normal" officeooo:rsid="0df20cc2" style:font-style-asian="normal" style:font-weight-asian="normal" style:font-style-complex="normal" style:font-weight-complex="normal"/>
    </style:style>
    <style:style style:name="T1482" style:family="text">
      <style:text-properties fo:font-style="normal" style:text-underline-style="none" officeooo:rsid="069fd14c" style:font-style-asian="normal" style:font-style-complex="normal"/>
    </style:style>
    <style:style style:name="T1483" style:family="text">
      <style:text-properties fo:font-style="normal" style:text-underline-style="none" officeooo:rsid="0a99f1d2" style:font-style-asian="normal" style:font-style-complex="normal"/>
    </style:style>
    <style:style style:name="T1484" style:family="text">
      <style:text-properties fo:font-style="normal" style:text-underline-style="none" officeooo:rsid="0a9f7d97" style:font-style-asian="normal" style:font-style-complex="normal"/>
    </style:style>
    <style:style style:name="T1485" style:family="text">
      <style:text-properties fo:font-style="normal" style:text-underline-style="none" officeooo:rsid="0b4379e5" style:font-style-asian="normal" style:font-style-complex="normal"/>
    </style:style>
    <style:style style:name="T1486" style:family="text">
      <style:text-properties fo:font-style="normal" fo:font-weight="bold" officeooo:rsid="09628952" style:font-style-asian="normal" style:font-weight-asian="bold" style:font-style-complex="normal" style:font-weight-complex="bold"/>
    </style:style>
    <style:style style:name="T1487" style:family="text">
      <style:text-properties fo:font-style="normal" fo:font-weight="bold" officeooo:rsid="09dd235c" style:font-style-asian="normal" style:font-weight-asian="bold" style:font-style-complex="normal" style:font-weight-complex="bold"/>
    </style:style>
    <style:style style:name="T1488" style:family="text">
      <style:text-properties fo:font-style="italic" style:font-style-asian="italic" style:font-style-complex="italic"/>
    </style:style>
    <style:style style:name="T1489" style:family="text">
      <style:text-properties fo:font-style="italic" officeooo:rsid="00b2bd35" style:font-style-asian="italic" style:font-style-complex="italic"/>
    </style:style>
    <style:style style:name="T1490" style:family="text">
      <style:text-properties fo:font-style="italic" officeooo:rsid="00cb5f07" style:font-style-asian="italic" style:font-style-complex="italic"/>
    </style:style>
    <style:style style:name="T1491" style:family="text">
      <style:text-properties fo:font-style="italic" officeooo:rsid="00d3b65e" style:font-style-asian="italic" style:font-style-complex="italic"/>
    </style:style>
    <style:style style:name="T1492" style:family="text">
      <style:text-properties fo:font-style="italic" officeooo:rsid="00fc8d6e" style:font-style-asian="italic" style:font-style-complex="italic"/>
    </style:style>
    <style:style style:name="T1493" style:family="text">
      <style:text-properties fo:font-style="italic" officeooo:rsid="0100c18d" style:font-style-asian="italic" style:font-style-complex="italic"/>
    </style:style>
    <style:style style:name="T1494" style:family="text">
      <style:text-properties fo:font-style="italic" officeooo:rsid="0100f55c" style:font-style-asian="italic" style:font-style-complex="italic"/>
    </style:style>
    <style:style style:name="T1495" style:family="text">
      <style:text-properties fo:font-style="italic" officeooo:rsid="0104f64b" style:font-style-asian="italic" style:font-style-complex="italic"/>
    </style:style>
    <style:style style:name="T1496" style:family="text">
      <style:text-properties fo:font-style="italic" officeooo:rsid="010e4e5d" style:font-style-asian="italic" style:font-style-complex="italic"/>
    </style:style>
    <style:style style:name="T1497" style:family="text">
      <style:text-properties fo:font-style="italic" officeooo:rsid="0116f2f1" style:font-style-asian="italic" style:font-style-complex="italic"/>
    </style:style>
    <style:style style:name="T1498" style:family="text">
      <style:text-properties fo:font-style="italic" officeooo:rsid="01276b54" style:font-style-asian="italic" style:font-style-complex="italic"/>
    </style:style>
    <style:style style:name="T1499" style:family="text">
      <style:text-properties fo:font-style="italic" officeooo:rsid="01294dbf" style:font-style-asian="italic" style:font-style-complex="italic"/>
    </style:style>
    <style:style style:name="T1500" style:family="text">
      <style:text-properties fo:font-style="italic" officeooo:rsid="012c6fd6" style:font-style-asian="italic" style:font-style-complex="italic"/>
    </style:style>
    <style:style style:name="T1501" style:family="text">
      <style:text-properties fo:font-style="italic" officeooo:rsid="014324d7" style:font-style-asian="italic" style:font-style-complex="italic"/>
    </style:style>
    <style:style style:name="T1502" style:family="text">
      <style:text-properties fo:font-style="italic" officeooo:rsid="01457bde" style:font-style-asian="italic" style:font-style-complex="italic"/>
    </style:style>
    <style:style style:name="T1503" style:family="text">
      <style:text-properties fo:font-style="italic" officeooo:rsid="01491b38" style:font-style-asian="italic" style:font-style-complex="italic"/>
    </style:style>
    <style:style style:name="T1504" style:family="text">
      <style:text-properties fo:font-style="italic" officeooo:rsid="014a39d5" style:font-style-asian="italic" style:font-style-complex="italic"/>
    </style:style>
    <style:style style:name="T1505" style:family="text">
      <style:text-properties fo:font-style="italic" officeooo:rsid="014d97ee" style:font-style-asian="italic" style:font-style-complex="italic"/>
    </style:style>
    <style:style style:name="T1506" style:family="text">
      <style:text-properties fo:font-style="italic" officeooo:rsid="014ec919" style:font-style-asian="italic" style:font-style-complex="italic"/>
    </style:style>
    <style:style style:name="T1507" style:family="text">
      <style:text-properties fo:font-style="italic" officeooo:rsid="01526a37" style:font-style-asian="italic" style:font-style-complex="italic"/>
    </style:style>
    <style:style style:name="T1508" style:family="text">
      <style:text-properties fo:font-style="italic" officeooo:rsid="0152859f" style:font-style-asian="italic" style:font-style-complex="italic"/>
    </style:style>
    <style:style style:name="T1509" style:family="text">
      <style:text-properties fo:font-style="italic" officeooo:rsid="0155f822" style:font-style-asian="italic" style:font-style-complex="italic"/>
    </style:style>
    <style:style style:name="T1510" style:family="text">
      <style:text-properties fo:font-style="italic" officeooo:rsid="0159b3b2" style:font-style-asian="italic" style:font-style-complex="italic"/>
    </style:style>
    <style:style style:name="T1511" style:family="text">
      <style:text-properties fo:font-style="italic" officeooo:rsid="015a707f" style:font-style-asian="italic" style:font-style-complex="italic"/>
    </style:style>
    <style:style style:name="T1512" style:family="text">
      <style:text-properties fo:font-style="italic" officeooo:rsid="015bd70d" style:font-style-asian="italic" style:font-style-complex="italic"/>
    </style:style>
    <style:style style:name="T1513" style:family="text">
      <style:text-properties fo:font-style="italic" officeooo:rsid="018dd6c6" style:font-style-asian="italic" style:font-style-complex="italic"/>
    </style:style>
    <style:style style:name="T1514" style:family="text">
      <style:text-properties fo:font-style="italic" officeooo:rsid="018f8b25" style:font-style-asian="italic" style:font-style-complex="italic"/>
    </style:style>
    <style:style style:name="T1515" style:family="text">
      <style:text-properties fo:font-style="italic" officeooo:rsid="0190e6e6" style:font-style-asian="italic" style:font-style-complex="italic"/>
    </style:style>
    <style:style style:name="T1516" style:family="text">
      <style:text-properties fo:font-style="italic" officeooo:rsid="0192a7ab" style:font-style-asian="italic" style:font-style-complex="italic"/>
    </style:style>
    <style:style style:name="T1517" style:family="text">
      <style:text-properties fo:font-style="italic" officeooo:rsid="01946e17" style:font-style-asian="italic" style:font-style-complex="italic"/>
    </style:style>
    <style:style style:name="T1518" style:family="text">
      <style:text-properties fo:font-style="italic" officeooo:rsid="0196ce72" style:font-style-asian="italic" style:font-style-complex="italic"/>
    </style:style>
    <style:style style:name="T1519" style:family="text">
      <style:text-properties fo:font-style="italic" officeooo:rsid="0199f065" style:font-style-asian="italic" style:font-style-complex="italic"/>
    </style:style>
    <style:style style:name="T1520" style:family="text">
      <style:text-properties fo:font-style="italic" officeooo:rsid="019c3f20" style:font-style-asian="italic" style:font-style-complex="italic"/>
    </style:style>
    <style:style style:name="T1521" style:family="text">
      <style:text-properties fo:font-style="italic" officeooo:rsid="01a30129" style:font-style-asian="italic" style:font-style-complex="italic"/>
    </style:style>
    <style:style style:name="T1522" style:family="text">
      <style:text-properties fo:font-style="italic" officeooo:rsid="01a38467" style:font-style-asian="italic" style:font-style-complex="italic"/>
    </style:style>
    <style:style style:name="T1523" style:family="text">
      <style:text-properties fo:font-style="italic" officeooo:rsid="01a5821d" style:font-style-asian="italic" style:font-style-complex="italic"/>
    </style:style>
    <style:style style:name="T1524" style:family="text">
      <style:text-properties fo:font-style="italic" officeooo:rsid="01a62467" style:font-style-asian="italic" style:font-style-complex="italic"/>
    </style:style>
    <style:style style:name="T1525" style:family="text">
      <style:text-properties fo:font-style="italic" officeooo:rsid="01a767a9" style:font-style-asian="italic" style:font-style-complex="italic"/>
    </style:style>
    <style:style style:name="T1526" style:family="text">
      <style:text-properties fo:font-style="italic" officeooo:rsid="01abcf34" style:font-style-asian="italic" style:font-style-complex="italic"/>
    </style:style>
    <style:style style:name="T1527" style:family="text">
      <style:text-properties fo:font-style="italic" officeooo:rsid="01b07d2e" style:font-style-asian="italic" style:font-style-complex="italic"/>
    </style:style>
    <style:style style:name="T1528" style:family="text">
      <style:text-properties fo:font-style="italic" officeooo:rsid="01b19ef9" style:font-style-asian="italic" style:font-style-complex="italic"/>
    </style:style>
    <style:style style:name="T1529" style:family="text">
      <style:text-properties fo:font-style="italic" officeooo:rsid="01b936a0" style:font-style-asian="italic" style:font-style-complex="italic"/>
    </style:style>
    <style:style style:name="T1530" style:family="text">
      <style:text-properties fo:font-style="italic" officeooo:rsid="01baf82b" style:font-style-asian="italic" style:font-style-complex="italic"/>
    </style:style>
    <style:style style:name="T1531" style:family="text">
      <style:text-properties fo:font-style="italic" officeooo:rsid="01bc53b0" style:font-style-asian="italic" style:font-style-complex="italic"/>
    </style:style>
    <style:style style:name="T1532" style:family="text">
      <style:text-properties fo:font-style="italic" officeooo:rsid="01c643f7" style:font-style-asian="italic" style:font-style-complex="italic"/>
    </style:style>
    <style:style style:name="T1533" style:family="text">
      <style:text-properties fo:font-style="italic" officeooo:rsid="01c8496f" style:font-style-asian="italic" style:font-style-complex="italic"/>
    </style:style>
    <style:style style:name="T1534" style:family="text">
      <style:text-properties fo:font-style="italic" officeooo:rsid="01c9af8a" style:font-style-asian="italic" style:font-style-complex="italic"/>
    </style:style>
    <style:style style:name="T1535" style:family="text">
      <style:text-properties fo:font-style="italic" officeooo:rsid="01cb80f9" style:font-style-asian="italic" style:font-style-complex="italic"/>
    </style:style>
    <style:style style:name="T1536" style:family="text">
      <style:text-properties fo:font-style="italic" officeooo:rsid="01cc6304" style:font-style-asian="italic" style:font-style-complex="italic"/>
    </style:style>
    <style:style style:name="T1537" style:family="text">
      <style:text-properties fo:font-style="italic" officeooo:rsid="01d0d9d6" style:font-style-asian="italic" style:font-style-complex="italic"/>
    </style:style>
    <style:style style:name="T1538" style:family="text">
      <style:text-properties fo:font-style="italic" officeooo:rsid="01d1a987" style:font-style-asian="italic" style:font-style-complex="italic"/>
    </style:style>
    <style:style style:name="T1539" style:family="text">
      <style:text-properties fo:font-style="italic" officeooo:rsid="01d2b6e8" style:font-style-asian="italic" style:font-style-complex="italic"/>
    </style:style>
    <style:style style:name="T1540" style:family="text">
      <style:text-properties fo:font-style="italic" officeooo:rsid="01e6a859" style:font-style-asian="italic" style:font-style-complex="italic"/>
    </style:style>
    <style:style style:name="T1541" style:family="text">
      <style:text-properties fo:font-style="italic" officeooo:rsid="01f4725c" style:font-style-asian="italic" style:font-style-complex="italic"/>
    </style:style>
    <style:style style:name="T1542" style:family="text">
      <style:text-properties fo:font-style="italic" officeooo:rsid="01f68661" style:font-style-asian="italic" style:font-style-complex="italic"/>
    </style:style>
    <style:style style:name="T1543" style:family="text">
      <style:text-properties fo:font-style="italic" officeooo:rsid="01f72680" style:font-style-asian="italic" style:font-style-complex="italic"/>
    </style:style>
    <style:style style:name="T1544" style:family="text">
      <style:text-properties fo:font-style="italic" officeooo:rsid="01f8eee1" style:font-style-asian="italic" style:font-style-complex="italic"/>
    </style:style>
    <style:style style:name="T1545" style:family="text">
      <style:text-properties fo:font-style="italic" officeooo:rsid="01f97c92" style:font-style-asian="italic" style:font-style-complex="italic"/>
    </style:style>
    <style:style style:name="T1546" style:family="text">
      <style:text-properties fo:font-style="italic" officeooo:rsid="01fd52db" style:font-style-asian="italic" style:font-style-complex="italic"/>
    </style:style>
    <style:style style:name="T1547" style:family="text">
      <style:text-properties fo:font-style="italic" officeooo:rsid="0200c130" style:font-style-asian="italic" style:font-style-complex="italic"/>
    </style:style>
    <style:style style:name="T1548" style:family="text">
      <style:text-properties fo:font-style="italic" officeooo:rsid="02096751" style:font-style-asian="italic" style:font-style-complex="italic"/>
    </style:style>
    <style:style style:name="T1549" style:family="text">
      <style:text-properties fo:font-style="italic" officeooo:rsid="02221c55" style:font-style-asian="italic" style:font-style-complex="italic"/>
    </style:style>
    <style:style style:name="T1550" style:family="text">
      <style:text-properties fo:font-style="italic" officeooo:rsid="0223b380" style:font-style-asian="italic" style:font-style-complex="italic"/>
    </style:style>
    <style:style style:name="T1551" style:family="text">
      <style:text-properties fo:font-style="italic" officeooo:rsid="022578c8" style:font-style-asian="italic" style:font-style-complex="italic"/>
    </style:style>
    <style:style style:name="T1552" style:family="text">
      <style:text-properties fo:font-style="italic" officeooo:rsid="02288b02" style:font-style-asian="italic" style:font-style-complex="italic"/>
    </style:style>
    <style:style style:name="T1553" style:family="text">
      <style:text-properties fo:font-style="italic" officeooo:rsid="022ced96" style:font-style-asian="italic" style:font-style-complex="italic"/>
    </style:style>
    <style:style style:name="T1554" style:family="text">
      <style:text-properties fo:font-style="italic" officeooo:rsid="022e6685" style:font-style-asian="italic" style:font-style-complex="italic"/>
    </style:style>
    <style:style style:name="T1555" style:family="text">
      <style:text-properties fo:font-style="italic" officeooo:rsid="02362297" style:font-style-asian="italic" style:font-style-complex="italic"/>
    </style:style>
    <style:style style:name="T1556" style:family="text">
      <style:text-properties fo:font-style="italic" officeooo:rsid="0239ffc1" style:font-style-asian="italic" style:font-style-complex="italic"/>
    </style:style>
    <style:style style:name="T1557" style:family="text">
      <style:text-properties fo:font-style="italic" officeooo:rsid="02439008" style:font-style-asian="italic" style:font-style-complex="italic"/>
    </style:style>
    <style:style style:name="T1558" style:family="text">
      <style:text-properties fo:font-style="italic" officeooo:rsid="025e50f8" style:font-style-asian="italic" style:font-style-complex="italic"/>
    </style:style>
    <style:style style:name="T1559" style:family="text">
      <style:text-properties fo:font-style="italic" officeooo:rsid="025fe23d" style:font-style-asian="italic" style:font-style-complex="italic"/>
    </style:style>
    <style:style style:name="T1560" style:family="text">
      <style:text-properties fo:font-style="italic" officeooo:rsid="026291dd" style:font-style-asian="italic" style:font-style-complex="italic"/>
    </style:style>
    <style:style style:name="T1561" style:family="text">
      <style:text-properties fo:font-style="italic" officeooo:rsid="02648d3b" style:font-style-asian="italic" style:font-style-complex="italic"/>
    </style:style>
    <style:style style:name="T1562" style:family="text">
      <style:text-properties fo:font-style="italic" officeooo:rsid="0265bb5e" style:font-style-asian="italic" style:font-style-complex="italic"/>
    </style:style>
    <style:style style:name="T1563" style:family="text">
      <style:text-properties fo:font-style="italic" officeooo:rsid="0269297d" style:font-style-asian="italic" style:font-style-complex="italic"/>
    </style:style>
    <style:style style:name="T1564" style:family="text">
      <style:text-properties fo:font-style="italic" officeooo:rsid="02771663" style:font-style-asian="italic" style:font-style-complex="italic"/>
    </style:style>
    <style:style style:name="T1565" style:family="text">
      <style:text-properties fo:font-style="italic" officeooo:rsid="0279ad5e" style:font-style-asian="italic" style:font-style-complex="italic"/>
    </style:style>
    <style:style style:name="T1566" style:family="text">
      <style:text-properties fo:font-style="italic" officeooo:rsid="027e467c" style:font-style-asian="italic" style:font-style-complex="italic"/>
    </style:style>
    <style:style style:name="T1567" style:family="text">
      <style:text-properties fo:font-style="italic" officeooo:rsid="028102bb" style:font-style-asian="italic" style:font-style-complex="italic"/>
    </style:style>
    <style:style style:name="T1568" style:family="text">
      <style:text-properties fo:font-style="italic" officeooo:rsid="0281d738" style:font-style-asian="italic" style:font-style-complex="italic"/>
    </style:style>
    <style:style style:name="T1569" style:family="text">
      <style:text-properties fo:font-style="italic" officeooo:rsid="028503dd" style:font-style-asian="italic" style:font-style-complex="italic"/>
    </style:style>
    <style:style style:name="T1570" style:family="text">
      <style:text-properties fo:font-style="italic" officeooo:rsid="029bca05" style:font-style-asian="italic" style:font-style-complex="italic"/>
    </style:style>
    <style:style style:name="T1571" style:family="text">
      <style:text-properties fo:font-style="italic" officeooo:rsid="029f899e" style:font-style-asian="italic" style:font-style-complex="italic"/>
    </style:style>
    <style:style style:name="T1572" style:family="text">
      <style:text-properties fo:font-style="italic" officeooo:rsid="02a15033" style:font-style-asian="italic" style:font-style-complex="italic"/>
    </style:style>
    <style:style style:name="T1573" style:family="text">
      <style:text-properties fo:font-style="italic" officeooo:rsid="02a26238" style:font-style-asian="italic" style:font-style-complex="italic"/>
    </style:style>
    <style:style style:name="T1574" style:family="text">
      <style:text-properties fo:font-style="italic" officeooo:rsid="02a40a00" style:font-style-asian="italic" style:font-style-complex="italic"/>
    </style:style>
    <style:style style:name="T1575" style:family="text">
      <style:text-properties fo:font-style="italic" officeooo:rsid="02a52301" style:font-style-asian="italic" style:font-style-complex="italic"/>
    </style:style>
    <style:style style:name="T1576" style:family="text">
      <style:text-properties fo:font-style="italic" officeooo:rsid="02a52952" style:font-style-asian="italic" style:font-style-complex="italic"/>
    </style:style>
    <style:style style:name="T1577" style:family="text">
      <style:text-properties fo:font-style="italic" officeooo:rsid="02a620f9" style:font-style-asian="italic" style:font-style-complex="italic"/>
    </style:style>
    <style:style style:name="T1578" style:family="text">
      <style:text-properties fo:font-style="italic" officeooo:rsid="02a6f1fa" style:font-style-asian="italic" style:font-style-complex="italic"/>
    </style:style>
    <style:style style:name="T1579" style:family="text">
      <style:text-properties fo:font-style="italic" officeooo:rsid="02aa378f" style:font-style-asian="italic" style:font-style-complex="italic"/>
    </style:style>
    <style:style style:name="T1580" style:family="text">
      <style:text-properties fo:font-style="italic" officeooo:rsid="02ae27db" style:font-style-asian="italic" style:font-style-complex="italic"/>
    </style:style>
    <style:style style:name="T1581" style:family="text">
      <style:text-properties fo:font-style="italic" officeooo:rsid="02ae4ba3" style:font-style-asian="italic" style:font-style-complex="italic"/>
    </style:style>
    <style:style style:name="T1582" style:family="text">
      <style:text-properties fo:font-style="italic" officeooo:rsid="02aeceda" style:font-style-asian="italic" style:font-style-complex="italic"/>
    </style:style>
    <style:style style:name="T1583" style:family="text">
      <style:text-properties fo:font-style="italic" officeooo:rsid="02af0fb1" style:font-style-asian="italic" style:font-style-complex="italic"/>
    </style:style>
    <style:style style:name="T1584" style:family="text">
      <style:text-properties fo:font-style="italic" officeooo:rsid="02baf64c" style:font-style-asian="italic" style:font-style-complex="italic"/>
    </style:style>
    <style:style style:name="T1585" style:family="text">
      <style:text-properties fo:font-style="italic" officeooo:rsid="02bbbaad" style:font-style-asian="italic" style:font-style-complex="italic"/>
    </style:style>
    <style:style style:name="T1586" style:family="text">
      <style:text-properties fo:font-style="italic" officeooo:rsid="02c057ec" style:font-style-asian="italic" style:font-style-complex="italic"/>
    </style:style>
    <style:style style:name="T1587" style:family="text">
      <style:text-properties fo:font-style="italic" officeooo:rsid="02c1fb63" style:font-style-asian="italic" style:font-style-complex="italic"/>
    </style:style>
    <style:style style:name="T1588" style:family="text">
      <style:text-properties fo:font-style="italic" officeooo:rsid="02c3a035" style:font-style-asian="italic" style:font-style-complex="italic"/>
    </style:style>
    <style:style style:name="T1589" style:family="text">
      <style:text-properties fo:font-style="italic" officeooo:rsid="02c64014" style:font-style-asian="italic" style:font-style-complex="italic"/>
    </style:style>
    <style:style style:name="T1590" style:family="text">
      <style:text-properties fo:font-style="italic" officeooo:rsid="02c7d278" style:font-style-asian="italic" style:font-style-complex="italic"/>
    </style:style>
    <style:style style:name="T1591" style:family="text">
      <style:text-properties fo:font-style="italic" officeooo:rsid="02c9e37b" style:font-style-asian="italic" style:font-style-complex="italic"/>
    </style:style>
    <style:style style:name="T1592" style:family="text">
      <style:text-properties fo:font-style="italic" officeooo:rsid="02cc9b28" style:font-style-asian="italic" style:font-style-complex="italic"/>
    </style:style>
    <style:style style:name="T1593" style:family="text">
      <style:text-properties fo:font-style="italic" officeooo:rsid="02de864f" style:font-style-asian="italic" style:font-style-complex="italic"/>
    </style:style>
    <style:style style:name="T1594" style:family="text">
      <style:text-properties fo:font-style="italic" officeooo:rsid="02e329bb" style:font-style-asian="italic" style:font-style-complex="italic"/>
    </style:style>
    <style:style style:name="T1595" style:family="text">
      <style:text-properties fo:font-style="italic" officeooo:rsid="02e37eac" style:font-style-asian="italic" style:font-style-complex="italic"/>
    </style:style>
    <style:style style:name="T1596" style:family="text">
      <style:text-properties fo:font-style="italic" officeooo:rsid="02e3c5fe" style:font-style-asian="italic" style:font-style-complex="italic"/>
    </style:style>
    <style:style style:name="T1597" style:family="text">
      <style:text-properties fo:font-style="italic" officeooo:rsid="02e582fc" style:font-style-asian="italic" style:font-style-complex="italic"/>
    </style:style>
    <style:style style:name="T1598" style:family="text">
      <style:text-properties fo:font-style="italic" officeooo:rsid="02e823c3" style:font-style-asian="italic" style:font-style-complex="italic"/>
    </style:style>
    <style:style style:name="T1599" style:family="text">
      <style:text-properties fo:font-style="italic" officeooo:rsid="02f38870" style:font-style-asian="italic" style:font-style-complex="italic"/>
    </style:style>
    <style:style style:name="T1600" style:family="text">
      <style:text-properties fo:font-style="italic" officeooo:rsid="02f8039f" style:font-style-asian="italic" style:font-style-complex="italic"/>
    </style:style>
    <style:style style:name="T1601" style:family="text">
      <style:text-properties fo:font-style="italic" officeooo:rsid="0303f948" style:font-style-asian="italic" style:font-style-complex="italic"/>
    </style:style>
    <style:style style:name="T1602" style:family="text">
      <style:text-properties fo:font-style="italic" officeooo:rsid="03084e2b" style:font-style-asian="italic" style:font-style-complex="italic"/>
    </style:style>
    <style:style style:name="T1603" style:family="text">
      <style:text-properties fo:font-style="italic" officeooo:rsid="03087868" style:font-style-asian="italic" style:font-style-complex="italic"/>
    </style:style>
    <style:style style:name="T1604" style:family="text">
      <style:text-properties fo:font-style="italic" officeooo:rsid="03133987" style:font-style-asian="italic" style:font-style-complex="italic"/>
    </style:style>
    <style:style style:name="T1605" style:family="text">
      <style:text-properties fo:font-style="italic" officeooo:rsid="0315b240" style:font-style-asian="italic" style:font-style-complex="italic"/>
    </style:style>
    <style:style style:name="T1606" style:family="text">
      <style:text-properties fo:font-style="italic" officeooo:rsid="0316ca05" style:font-style-asian="italic" style:font-style-complex="italic"/>
    </style:style>
    <style:style style:name="T1607" style:family="text">
      <style:text-properties fo:font-style="italic" officeooo:rsid="0324441b" style:font-style-asian="italic" style:font-style-complex="italic"/>
    </style:style>
    <style:style style:name="T1608" style:family="text">
      <style:text-properties fo:font-style="italic" officeooo:rsid="0326d770" style:font-style-asian="italic" style:font-style-complex="italic"/>
    </style:style>
    <style:style style:name="T1609" style:family="text">
      <style:text-properties fo:font-style="italic" officeooo:rsid="0329391f" style:font-style-asian="italic" style:font-style-complex="italic"/>
    </style:style>
    <style:style style:name="T1610" style:family="text">
      <style:text-properties fo:font-style="italic" officeooo:rsid="033049ec" style:font-style-asian="italic" style:font-style-complex="italic"/>
    </style:style>
    <style:style style:name="T1611" style:family="text">
      <style:text-properties fo:font-style="italic" officeooo:rsid="033728cd" style:font-style-asian="italic" style:font-style-complex="italic"/>
    </style:style>
    <style:style style:name="T1612" style:family="text">
      <style:text-properties fo:font-style="italic" officeooo:rsid="033bcb05" style:font-style-asian="italic" style:font-style-complex="italic"/>
    </style:style>
    <style:style style:name="T1613" style:family="text">
      <style:text-properties fo:font-style="italic" officeooo:rsid="033d776d" style:font-style-asian="italic" style:font-style-complex="italic"/>
    </style:style>
    <style:style style:name="T1614" style:family="text">
      <style:text-properties fo:font-style="italic" officeooo:rsid="034dd9ca" style:font-style-asian="italic" style:font-style-complex="italic"/>
    </style:style>
    <style:style style:name="T1615" style:family="text">
      <style:text-properties fo:font-style="italic" officeooo:rsid="034e9be0" style:font-style-asian="italic" style:font-style-complex="italic"/>
    </style:style>
    <style:style style:name="T1616" style:family="text">
      <style:text-properties fo:font-style="italic" officeooo:rsid="035819b5" style:font-style-asian="italic" style:font-style-complex="italic"/>
    </style:style>
    <style:style style:name="T1617" style:family="text">
      <style:text-properties fo:font-style="italic" officeooo:rsid="03674346" style:font-style-asian="italic" style:font-style-complex="italic"/>
    </style:style>
    <style:style style:name="T1618" style:family="text">
      <style:text-properties fo:font-style="italic" officeooo:rsid="036d4b1c" style:font-style-asian="italic" style:font-style-complex="italic"/>
    </style:style>
    <style:style style:name="T1619" style:family="text">
      <style:text-properties fo:font-style="italic" officeooo:rsid="0370c7bf" style:font-style-asian="italic" style:font-style-complex="italic"/>
    </style:style>
    <style:style style:name="T1620" style:family="text">
      <style:text-properties fo:font-style="italic" officeooo:rsid="037160f4" style:font-style-asian="italic" style:font-style-complex="italic"/>
    </style:style>
    <style:style style:name="T1621" style:family="text">
      <style:text-properties fo:font-style="italic" officeooo:rsid="037588cb" style:font-style-asian="italic" style:font-style-complex="italic"/>
    </style:style>
    <style:style style:name="T1622" style:family="text">
      <style:text-properties fo:font-style="italic" officeooo:rsid="037c33b9" style:font-style-asian="italic" style:font-style-complex="italic"/>
    </style:style>
    <style:style style:name="T1623" style:family="text">
      <style:text-properties fo:font-style="italic" officeooo:rsid="037e177b" style:font-style-asian="italic" style:font-style-complex="italic"/>
    </style:style>
    <style:style style:name="T1624" style:family="text">
      <style:text-properties fo:font-style="italic" officeooo:rsid="037f6ae6" style:font-style-asian="italic" style:font-style-complex="italic"/>
    </style:style>
    <style:style style:name="T1625" style:family="text">
      <style:text-properties fo:font-style="italic" officeooo:rsid="037ffeb2" style:font-style-asian="italic" style:font-style-complex="italic"/>
    </style:style>
    <style:style style:name="T1626" style:family="text">
      <style:text-properties fo:font-style="italic" officeooo:rsid="03815520" style:font-style-asian="italic" style:font-style-complex="italic"/>
    </style:style>
    <style:style style:name="T1627" style:family="text">
      <style:text-properties fo:font-style="italic" officeooo:rsid="03b48ae0" style:font-style-asian="italic" style:font-style-complex="italic"/>
    </style:style>
    <style:style style:name="T1628" style:family="text">
      <style:text-properties fo:font-style="italic" officeooo:rsid="03b9a8b2" style:font-style-asian="italic" style:font-style-complex="italic"/>
    </style:style>
    <style:style style:name="T1629" style:family="text">
      <style:text-properties fo:font-style="italic" officeooo:rsid="03bd73fe" style:font-style-asian="italic" style:font-style-complex="italic"/>
    </style:style>
    <style:style style:name="T1630" style:family="text">
      <style:text-properties fo:font-style="italic" officeooo:rsid="03c42064" style:font-style-asian="italic" style:font-style-complex="italic"/>
    </style:style>
    <style:style style:name="T1631" style:family="text">
      <style:text-properties fo:font-style="italic" officeooo:rsid="03c5ffee" style:font-style-asian="italic" style:font-style-complex="italic"/>
    </style:style>
    <style:style style:name="T1632" style:family="text">
      <style:text-properties fo:font-style="italic" officeooo:rsid="03c64f02" style:font-style-asian="italic" style:font-style-complex="italic"/>
    </style:style>
    <style:style style:name="T1633" style:family="text">
      <style:text-properties fo:font-style="italic" officeooo:rsid="03ca7127" style:font-style-asian="italic" style:font-style-complex="italic"/>
    </style:style>
    <style:style style:name="T1634" style:family="text">
      <style:text-properties fo:font-style="italic" officeooo:rsid="03caad91" style:font-style-asian="italic" style:font-style-complex="italic"/>
    </style:style>
    <style:style style:name="T1635" style:family="text">
      <style:text-properties fo:font-style="italic" officeooo:rsid="03cb561c" style:font-style-asian="italic" style:font-style-complex="italic"/>
    </style:style>
    <style:style style:name="T1636" style:family="text">
      <style:text-properties fo:font-style="italic" officeooo:rsid="03ce37a3" style:font-style-asian="italic" style:font-style-complex="italic"/>
    </style:style>
    <style:style style:name="T1637" style:family="text">
      <style:text-properties fo:font-style="italic" officeooo:rsid="03d1e433" style:font-style-asian="italic" style:font-style-complex="italic"/>
    </style:style>
    <style:style style:name="T1638" style:family="text">
      <style:text-properties fo:font-style="italic" officeooo:rsid="03d3be30" style:font-style-asian="italic" style:font-style-complex="italic"/>
    </style:style>
    <style:style style:name="T1639" style:family="text">
      <style:text-properties fo:font-style="italic" officeooo:rsid="03d63482" style:font-style-asian="italic" style:font-style-complex="italic"/>
    </style:style>
    <style:style style:name="T1640" style:family="text">
      <style:text-properties fo:font-style="italic" officeooo:rsid="03d7e5f5" style:font-style-asian="italic" style:font-style-complex="italic"/>
    </style:style>
    <style:style style:name="T1641" style:family="text">
      <style:text-properties fo:font-style="italic" officeooo:rsid="03de3618" style:font-style-asian="italic" style:font-style-complex="italic"/>
    </style:style>
    <style:style style:name="T1642" style:family="text">
      <style:text-properties fo:font-style="italic" officeooo:rsid="03dfbd07" style:font-style-asian="italic" style:font-style-complex="italic"/>
    </style:style>
    <style:style style:name="T1643" style:family="text">
      <style:text-properties fo:font-style="italic" officeooo:rsid="03dfdbe3" style:font-style-asian="italic" style:font-style-complex="italic"/>
    </style:style>
    <style:style style:name="T1644" style:family="text">
      <style:text-properties fo:font-style="italic" officeooo:rsid="03e11e8b" style:font-style-asian="italic" style:font-style-complex="italic"/>
    </style:style>
    <style:style style:name="T1645" style:family="text">
      <style:text-properties fo:font-style="italic" officeooo:rsid="03e2ea78" style:font-style-asian="italic" style:font-style-complex="italic"/>
    </style:style>
    <style:style style:name="T1646" style:family="text">
      <style:text-properties fo:font-style="italic" officeooo:rsid="03e42307" style:font-style-asian="italic" style:font-style-complex="italic"/>
    </style:style>
    <style:style style:name="T1647" style:family="text">
      <style:text-properties fo:font-style="italic" officeooo:rsid="03e99e56" style:font-style-asian="italic" style:font-style-complex="italic"/>
    </style:style>
    <style:style style:name="T1648" style:family="text">
      <style:text-properties fo:font-style="italic" officeooo:rsid="03ea7391" style:font-style-asian="italic" style:font-style-complex="italic"/>
    </style:style>
    <style:style style:name="T1649" style:family="text">
      <style:text-properties fo:font-style="italic" officeooo:rsid="03f05f41" style:font-style-asian="italic" style:font-style-complex="italic"/>
    </style:style>
    <style:style style:name="T1650" style:family="text">
      <style:text-properties fo:font-style="italic" officeooo:rsid="03f24ffa" style:font-style-asian="italic" style:font-style-complex="italic"/>
    </style:style>
    <style:style style:name="T1651" style:family="text">
      <style:text-properties fo:font-style="italic" officeooo:rsid="03f5408f" style:font-style-asian="italic" style:font-style-complex="italic"/>
    </style:style>
    <style:style style:name="T1652" style:family="text">
      <style:text-properties fo:font-style="italic" officeooo:rsid="03f6ffa3" style:font-style-asian="italic" style:font-style-complex="italic"/>
    </style:style>
    <style:style style:name="T1653" style:family="text">
      <style:text-properties fo:font-style="italic" officeooo:rsid="03f96aa6" style:font-style-asian="italic" style:font-style-complex="italic"/>
    </style:style>
    <style:style style:name="T1654" style:family="text">
      <style:text-properties fo:font-style="italic" officeooo:rsid="03f97627" style:font-style-asian="italic" style:font-style-complex="italic"/>
    </style:style>
    <style:style style:name="T1655" style:family="text">
      <style:text-properties fo:font-style="italic" officeooo:rsid="03f9ce8a" style:font-style-asian="italic" style:font-style-complex="italic"/>
    </style:style>
    <style:style style:name="T1656" style:family="text">
      <style:text-properties fo:font-style="italic" officeooo:rsid="03faab2b" style:font-style-asian="italic" style:font-style-complex="italic"/>
    </style:style>
    <style:style style:name="T1657" style:family="text">
      <style:text-properties fo:font-style="italic" officeooo:rsid="03fb1fa1" style:font-style-asian="italic" style:font-style-complex="italic"/>
    </style:style>
    <style:style style:name="T1658" style:family="text">
      <style:text-properties fo:font-style="italic" officeooo:rsid="0400ef13" style:font-style-asian="italic" style:font-style-complex="italic"/>
    </style:style>
    <style:style style:name="T1659" style:family="text">
      <style:text-properties fo:font-style="italic" officeooo:rsid="040391ac" style:font-style-asian="italic" style:font-style-complex="italic"/>
    </style:style>
    <style:style style:name="T1660" style:family="text">
      <style:text-properties fo:font-style="italic" officeooo:rsid="04049903" style:font-style-asian="italic" style:font-style-complex="italic"/>
    </style:style>
    <style:style style:name="T1661" style:family="text">
      <style:text-properties fo:font-style="italic" officeooo:rsid="0407df1b" style:font-style-asian="italic" style:font-style-complex="italic"/>
    </style:style>
    <style:style style:name="T1662" style:family="text">
      <style:text-properties fo:font-style="italic" officeooo:rsid="040990d5" style:font-style-asian="italic" style:font-style-complex="italic"/>
    </style:style>
    <style:style style:name="T1663" style:family="text">
      <style:text-properties fo:font-style="italic" officeooo:rsid="040a7ad4" style:font-style-asian="italic" style:font-style-complex="italic"/>
    </style:style>
    <style:style style:name="T1664" style:family="text">
      <style:text-properties fo:font-style="italic" officeooo:rsid="040d7e6b" style:font-style-asian="italic" style:font-style-complex="italic"/>
    </style:style>
    <style:style style:name="T1665" style:family="text">
      <style:text-properties fo:font-style="italic" officeooo:rsid="040e4962" style:font-style-asian="italic" style:font-style-complex="italic"/>
    </style:style>
    <style:style style:name="T1666" style:family="text">
      <style:text-properties fo:font-style="italic" officeooo:rsid="0410ab3c" style:font-style-asian="italic" style:font-style-complex="italic"/>
    </style:style>
    <style:style style:name="T1667" style:family="text">
      <style:text-properties fo:font-style="italic" officeooo:rsid="0413ad03" style:font-style-asian="italic" style:font-style-complex="italic"/>
    </style:style>
    <style:style style:name="T1668" style:family="text">
      <style:text-properties fo:font-style="italic" officeooo:rsid="0418782d" style:font-style-asian="italic" style:font-style-complex="italic"/>
    </style:style>
    <style:style style:name="T1669" style:family="text">
      <style:text-properties fo:font-style="italic" officeooo:rsid="041952bb" style:font-style-asian="italic" style:font-style-complex="italic"/>
    </style:style>
    <style:style style:name="T1670" style:family="text">
      <style:text-properties fo:font-style="italic" officeooo:rsid="041b11be" style:font-style-asian="italic" style:font-style-complex="italic"/>
    </style:style>
    <style:style style:name="T1671" style:family="text">
      <style:text-properties fo:font-style="italic" officeooo:rsid="041caa4c" style:font-style-asian="italic" style:font-style-complex="italic"/>
    </style:style>
    <style:style style:name="T1672" style:family="text">
      <style:text-properties fo:font-style="italic" officeooo:rsid="041f1e6d" style:font-style-asian="italic" style:font-style-complex="italic"/>
    </style:style>
    <style:style style:name="T1673" style:family="text">
      <style:text-properties fo:font-style="italic" officeooo:rsid="04209c87" style:font-style-asian="italic" style:font-style-complex="italic"/>
    </style:style>
    <style:style style:name="T1674" style:family="text">
      <style:text-properties fo:font-style="italic" officeooo:rsid="04216ca4" style:font-style-asian="italic" style:font-style-complex="italic"/>
    </style:style>
    <style:style style:name="T1675" style:family="text">
      <style:text-properties fo:font-style="italic" officeooo:rsid="0427c727" style:font-style-asian="italic" style:font-style-complex="italic"/>
    </style:style>
    <style:style style:name="T1676" style:family="text">
      <style:text-properties fo:font-style="italic" officeooo:rsid="042b012a" style:font-style-asian="italic" style:font-style-complex="italic"/>
    </style:style>
    <style:style style:name="T1677" style:family="text">
      <style:text-properties fo:font-style="italic" officeooo:rsid="042d145d" style:font-style-asian="italic" style:font-style-complex="italic"/>
    </style:style>
    <style:style style:name="T1678" style:family="text">
      <style:text-properties fo:font-style="italic" officeooo:rsid="042ea266" style:font-style-asian="italic" style:font-style-complex="italic"/>
    </style:style>
    <style:style style:name="T1679" style:family="text">
      <style:text-properties fo:font-style="italic" officeooo:rsid="04518fbb" style:font-style-asian="italic" style:font-style-complex="italic"/>
    </style:style>
    <style:style style:name="T1680" style:family="text">
      <style:text-properties fo:font-style="italic" officeooo:rsid="04537127" style:font-style-asian="italic" style:font-style-complex="italic"/>
    </style:style>
    <style:style style:name="T1681" style:family="text">
      <style:text-properties fo:font-style="italic" officeooo:rsid="04563551" style:font-style-asian="italic" style:font-style-complex="italic"/>
    </style:style>
    <style:style style:name="T1682" style:family="text">
      <style:text-properties fo:font-style="italic" officeooo:rsid="04651517" style:font-style-asian="italic" style:font-style-complex="italic"/>
    </style:style>
    <style:style style:name="T1683" style:family="text">
      <style:text-properties fo:font-style="italic" officeooo:rsid="0465e06d" style:font-style-asian="italic" style:font-style-complex="italic"/>
    </style:style>
    <style:style style:name="T1684" style:family="text">
      <style:text-properties fo:font-style="italic" officeooo:rsid="0467d5e9" style:font-style-asian="italic" style:font-style-complex="italic"/>
    </style:style>
    <style:style style:name="T1685" style:family="text">
      <style:text-properties fo:font-style="italic" officeooo:rsid="04859c2e" style:font-style-asian="italic" style:font-style-complex="italic"/>
    </style:style>
    <style:style style:name="T1686" style:family="text">
      <style:text-properties fo:font-style="italic" officeooo:rsid="048b072b" style:font-style-asian="italic" style:font-style-complex="italic"/>
    </style:style>
    <style:style style:name="T1687" style:family="text">
      <style:text-properties fo:font-style="italic" officeooo:rsid="048c320e" style:font-style-asian="italic" style:font-style-complex="italic"/>
    </style:style>
    <style:style style:name="T1688" style:family="text">
      <style:text-properties fo:font-style="italic" officeooo:rsid="048f3e72" style:font-style-asian="italic" style:font-style-complex="italic"/>
    </style:style>
    <style:style style:name="T1689" style:family="text">
      <style:text-properties fo:font-style="italic" officeooo:rsid="0491a489" style:font-style-asian="italic" style:font-style-complex="italic"/>
    </style:style>
    <style:style style:name="T1690" style:family="text">
      <style:text-properties fo:font-style="italic" officeooo:rsid="04953643" style:font-style-asian="italic" style:font-style-complex="italic"/>
    </style:style>
    <style:style style:name="T1691" style:family="text">
      <style:text-properties fo:font-style="italic" officeooo:rsid="049dbc5b" style:font-style-asian="italic" style:font-style-complex="italic"/>
    </style:style>
    <style:style style:name="T1692" style:family="text">
      <style:text-properties fo:font-style="italic" officeooo:rsid="049ea964" style:font-style-asian="italic" style:font-style-complex="italic"/>
    </style:style>
    <style:style style:name="T1693" style:family="text">
      <style:text-properties fo:font-style="italic" officeooo:rsid="04a20c9e" style:font-style-asian="italic" style:font-style-complex="italic"/>
    </style:style>
    <style:style style:name="T1694" style:family="text">
      <style:text-properties fo:font-style="italic" officeooo:rsid="04a4ae7c" style:font-style-asian="italic" style:font-style-complex="italic"/>
    </style:style>
    <style:style style:name="T1695" style:family="text">
      <style:text-properties fo:font-style="italic" officeooo:rsid="04a60dfc" style:font-style-asian="italic" style:font-style-complex="italic"/>
    </style:style>
    <style:style style:name="T1696" style:family="text">
      <style:text-properties fo:font-style="italic" officeooo:rsid="04adbe5a" style:font-style-asian="italic" style:font-style-complex="italic"/>
    </style:style>
    <style:style style:name="T1697" style:family="text">
      <style:text-properties fo:font-style="italic" officeooo:rsid="04b8436b" style:font-style-asian="italic" style:font-style-complex="italic"/>
    </style:style>
    <style:style style:name="T1698" style:family="text">
      <style:text-properties fo:font-style="italic" officeooo:rsid="04bb0ee0" style:font-style-asian="italic" style:font-style-complex="italic"/>
    </style:style>
    <style:style style:name="T1699" style:family="text">
      <style:text-properties fo:font-style="italic" officeooo:rsid="04c1087c" style:font-style-asian="italic" style:font-style-complex="italic"/>
    </style:style>
    <style:style style:name="T1700" style:family="text">
      <style:text-properties fo:font-style="italic" officeooo:rsid="04c1ad38" style:font-style-asian="italic" style:font-style-complex="italic"/>
    </style:style>
    <style:style style:name="T1701" style:family="text">
      <style:text-properties fo:font-style="italic" officeooo:rsid="04c64882" style:font-style-asian="italic" style:font-style-complex="italic"/>
    </style:style>
    <style:style style:name="T1702" style:family="text">
      <style:text-properties fo:font-style="italic" officeooo:rsid="04ca276a" style:font-style-asian="italic" style:font-style-complex="italic"/>
    </style:style>
    <style:style style:name="T1703" style:family="text">
      <style:text-properties fo:font-style="italic" officeooo:rsid="04ca8c27" style:font-style-asian="italic" style:font-style-complex="italic"/>
    </style:style>
    <style:style style:name="T1704" style:family="text">
      <style:text-properties fo:font-style="italic" officeooo:rsid="04cfc012" style:font-style-asian="italic" style:font-style-complex="italic"/>
    </style:style>
    <style:style style:name="T1705" style:family="text">
      <style:text-properties fo:font-style="italic" officeooo:rsid="04d8cbe6" style:font-style-asian="italic" style:font-style-complex="italic"/>
    </style:style>
    <style:style style:name="T1706" style:family="text">
      <style:text-properties fo:font-style="italic" officeooo:rsid="04deb270" style:font-style-asian="italic" style:font-style-complex="italic"/>
    </style:style>
    <style:style style:name="T1707" style:family="text">
      <style:text-properties fo:font-style="italic" officeooo:rsid="04e4814a" style:font-style-asian="italic" style:font-style-complex="italic"/>
    </style:style>
    <style:style style:name="T1708" style:family="text">
      <style:text-properties fo:font-style="italic" officeooo:rsid="04e67e71" style:font-style-asian="italic" style:font-style-complex="italic"/>
    </style:style>
    <style:style style:name="T1709" style:family="text">
      <style:text-properties fo:font-style="italic" officeooo:rsid="04ec6bb4" style:font-style-asian="italic" style:font-style-complex="italic"/>
    </style:style>
    <style:style style:name="T1710" style:family="text">
      <style:text-properties fo:font-style="italic" officeooo:rsid="04ee5478" style:font-style-asian="italic" style:font-style-complex="italic"/>
    </style:style>
    <style:style style:name="T1711" style:family="text">
      <style:text-properties fo:font-style="italic" officeooo:rsid="04f6e2ea" style:font-style-asian="italic" style:font-style-complex="italic"/>
    </style:style>
    <style:style style:name="T1712" style:family="text">
      <style:text-properties fo:font-style="italic" officeooo:rsid="0501b9d4" style:font-style-asian="italic" style:font-style-complex="italic"/>
    </style:style>
    <style:style style:name="T1713" style:family="text">
      <style:text-properties fo:font-style="italic" officeooo:rsid="0505c1cc" style:font-style-asian="italic" style:font-style-complex="italic"/>
    </style:style>
    <style:style style:name="T1714" style:family="text">
      <style:text-properties fo:font-style="italic" officeooo:rsid="050acb11" style:font-style-asian="italic" style:font-style-complex="italic"/>
    </style:style>
    <style:style style:name="T1715" style:family="text">
      <style:text-properties fo:font-style="italic" officeooo:rsid="051380fc" style:font-style-asian="italic" style:font-style-complex="italic"/>
    </style:style>
    <style:style style:name="T1716" style:family="text">
      <style:text-properties fo:font-style="italic" officeooo:rsid="051c1910" style:font-style-asian="italic" style:font-style-complex="italic"/>
    </style:style>
    <style:style style:name="T1717" style:family="text">
      <style:text-properties fo:font-style="italic" officeooo:rsid="051ee45c" style:font-style-asian="italic" style:font-style-complex="italic"/>
    </style:style>
    <style:style style:name="T1718" style:family="text">
      <style:text-properties fo:font-style="italic" officeooo:rsid="0521350e" style:font-style-asian="italic" style:font-style-complex="italic"/>
    </style:style>
    <style:style style:name="T1719" style:family="text">
      <style:text-properties fo:font-style="italic" officeooo:rsid="052865b2" style:font-style-asian="italic" style:font-style-complex="italic"/>
    </style:style>
    <style:style style:name="T1720" style:family="text">
      <style:text-properties fo:font-style="italic" officeooo:rsid="0529251a" style:font-style-asian="italic" style:font-style-complex="italic"/>
    </style:style>
    <style:style style:name="T1721" style:family="text">
      <style:text-properties fo:font-style="italic" officeooo:rsid="053d3420" style:font-style-asian="italic" style:font-style-complex="italic"/>
    </style:style>
    <style:style style:name="T1722" style:family="text">
      <style:text-properties fo:font-style="italic" officeooo:rsid="053ef7f5" style:font-style-asian="italic" style:font-style-complex="italic"/>
    </style:style>
    <style:style style:name="T1723" style:family="text">
      <style:text-properties fo:font-style="italic" officeooo:rsid="054885cd" style:font-style-asian="italic" style:font-style-complex="italic"/>
    </style:style>
    <style:style style:name="T1724" style:family="text">
      <style:text-properties fo:font-style="italic" officeooo:rsid="055610db" style:font-style-asian="italic" style:font-style-complex="italic"/>
    </style:style>
    <style:style style:name="T1725" style:family="text">
      <style:text-properties fo:font-style="italic" officeooo:rsid="056a3df6" style:font-style-asian="italic" style:font-style-complex="italic"/>
    </style:style>
    <style:style style:name="T1726" style:family="text">
      <style:text-properties fo:font-style="italic" officeooo:rsid="056fb012" style:font-style-asian="italic" style:font-style-complex="italic"/>
    </style:style>
    <style:style style:name="T1727" style:family="text">
      <style:text-properties fo:font-style="italic" officeooo:rsid="0575e558" style:font-style-asian="italic" style:font-style-complex="italic"/>
    </style:style>
    <style:style style:name="T1728" style:family="text">
      <style:text-properties fo:font-style="italic" officeooo:rsid="0576ba37" style:font-style-asian="italic" style:font-style-complex="italic"/>
    </style:style>
    <style:style style:name="T1729" style:family="text">
      <style:text-properties fo:font-style="italic" officeooo:rsid="0576f668" style:font-style-asian="italic" style:font-style-complex="italic"/>
    </style:style>
    <style:style style:name="T1730" style:family="text">
      <style:text-properties fo:font-style="italic" officeooo:rsid="057b9e87" style:font-style-asian="italic" style:font-style-complex="italic"/>
    </style:style>
    <style:style style:name="T1731" style:family="text">
      <style:text-properties fo:font-style="italic" officeooo:rsid="05818313" style:font-style-asian="italic" style:font-style-complex="italic"/>
    </style:style>
    <style:style style:name="T1732" style:family="text">
      <style:text-properties fo:font-style="italic" officeooo:rsid="0585abaa" style:font-style-asian="italic" style:font-style-complex="italic"/>
    </style:style>
    <style:style style:name="T1733" style:family="text">
      <style:text-properties fo:font-style="italic" officeooo:rsid="058d9374" style:font-style-asian="italic" style:font-style-complex="italic"/>
    </style:style>
    <style:style style:name="T1734" style:family="text">
      <style:text-properties fo:font-style="italic" officeooo:rsid="058ee606" style:font-style-asian="italic" style:font-style-complex="italic"/>
    </style:style>
    <style:style style:name="T1735" style:family="text">
      <style:text-properties fo:font-style="italic" officeooo:rsid="058ff97a" style:font-style-asian="italic" style:font-style-complex="italic"/>
    </style:style>
    <style:style style:name="T1736" style:family="text">
      <style:text-properties fo:font-style="italic" officeooo:rsid="05949b4f" style:font-style-asian="italic" style:font-style-complex="italic"/>
    </style:style>
    <style:style style:name="T1737" style:family="text">
      <style:text-properties fo:font-style="italic" officeooo:rsid="0594c3b1" style:font-style-asian="italic" style:font-style-complex="italic"/>
    </style:style>
    <style:style style:name="T1738" style:family="text">
      <style:text-properties fo:font-style="italic" officeooo:rsid="059dc481" style:font-style-asian="italic" style:font-style-complex="italic"/>
    </style:style>
    <style:style style:name="T1739" style:family="text">
      <style:text-properties fo:font-style="italic" officeooo:rsid="05a62358" style:font-style-asian="italic" style:font-style-complex="italic"/>
    </style:style>
    <style:style style:name="T1740" style:family="text">
      <style:text-properties fo:font-style="italic" officeooo:rsid="05b1e12b" style:font-style-asian="italic" style:font-style-complex="italic"/>
    </style:style>
    <style:style style:name="T1741" style:family="text">
      <style:text-properties fo:font-style="italic" officeooo:rsid="05c59e49" style:font-style-asian="italic" style:font-style-complex="italic"/>
    </style:style>
    <style:style style:name="T1742" style:family="text">
      <style:text-properties fo:font-style="italic" officeooo:rsid="05c8a5e8" style:font-style-asian="italic" style:font-style-complex="italic"/>
    </style:style>
    <style:style style:name="T1743" style:family="text">
      <style:text-properties fo:font-style="italic" officeooo:rsid="05c998af" style:font-style-asian="italic" style:font-style-complex="italic"/>
    </style:style>
    <style:style style:name="T1744" style:family="text">
      <style:text-properties fo:font-style="italic" officeooo:rsid="06172b9d" style:font-style-asian="italic" style:font-style-complex="italic"/>
    </style:style>
    <style:style style:name="T1745" style:family="text">
      <style:text-properties fo:font-style="italic" officeooo:rsid="0618b391" style:font-style-asian="italic" style:font-style-complex="italic"/>
    </style:style>
    <style:style style:name="T1746" style:family="text">
      <style:text-properties fo:font-style="italic" officeooo:rsid="0637ea69" style:font-style-asian="italic" style:font-style-complex="italic"/>
    </style:style>
    <style:style style:name="T1747" style:family="text">
      <style:text-properties fo:font-style="italic" officeooo:rsid="0639b0d4" style:font-style-asian="italic" style:font-style-complex="italic"/>
    </style:style>
    <style:style style:name="T1748" style:family="text">
      <style:text-properties fo:font-style="italic" officeooo:rsid="064218d5" style:font-style-asian="italic" style:font-style-complex="italic"/>
    </style:style>
    <style:style style:name="T1749" style:family="text">
      <style:text-properties fo:font-style="italic" officeooo:rsid="06494156" style:font-style-asian="italic" style:font-style-complex="italic"/>
    </style:style>
    <style:style style:name="T1750" style:family="text">
      <style:text-properties fo:font-style="italic" officeooo:rsid="064a9a93" style:font-style-asian="italic" style:font-style-complex="italic"/>
    </style:style>
    <style:style style:name="T1751" style:family="text">
      <style:text-properties fo:font-style="italic" officeooo:rsid="0668679b" style:font-style-asian="italic" style:font-style-complex="italic"/>
    </style:style>
    <style:style style:name="T1752" style:family="text">
      <style:text-properties fo:font-style="italic" officeooo:rsid="066b1544" style:font-style-asian="italic" style:font-style-complex="italic"/>
    </style:style>
    <style:style style:name="T1753" style:family="text">
      <style:text-properties fo:font-style="italic" officeooo:rsid="066d0fef" style:font-style-asian="italic" style:font-style-complex="italic"/>
    </style:style>
    <style:style style:name="T1754" style:family="text">
      <style:text-properties fo:font-style="italic" officeooo:rsid="06762c99" style:font-style-asian="italic" style:font-style-complex="italic"/>
    </style:style>
    <style:style style:name="T1755" style:family="text">
      <style:text-properties fo:font-style="italic" officeooo:rsid="0677cd71" style:font-style-asian="italic" style:font-style-complex="italic"/>
    </style:style>
    <style:style style:name="T1756" style:family="text">
      <style:text-properties fo:font-style="italic" officeooo:rsid="067959fc" style:font-style-asian="italic" style:font-style-complex="italic"/>
    </style:style>
    <style:style style:name="T1757" style:family="text">
      <style:text-properties fo:font-style="italic" officeooo:rsid="067b217c" style:font-style-asian="italic" style:font-style-complex="italic"/>
    </style:style>
    <style:style style:name="T1758" style:family="text">
      <style:text-properties fo:font-style="italic" officeooo:rsid="06925fbb" style:font-style-asian="italic" style:font-style-complex="italic"/>
    </style:style>
    <style:style style:name="T1759" style:family="text">
      <style:text-properties fo:font-style="italic" officeooo:rsid="069e97ec" style:font-style-asian="italic" style:font-style-complex="italic"/>
    </style:style>
    <style:style style:name="T1760" style:family="text">
      <style:text-properties fo:font-style="italic" officeooo:rsid="06a1ed70" style:font-style-asian="italic" style:font-style-complex="italic"/>
    </style:style>
    <style:style style:name="T1761" style:family="text">
      <style:text-properties fo:font-style="italic" officeooo:rsid="06a69171" style:font-style-asian="italic" style:font-style-complex="italic"/>
    </style:style>
    <style:style style:name="T1762" style:family="text">
      <style:text-properties fo:font-style="italic" officeooo:rsid="06a7e231" style:font-style-asian="italic" style:font-style-complex="italic"/>
    </style:style>
    <style:style style:name="T1763" style:family="text">
      <style:text-properties fo:font-style="italic" officeooo:rsid="06ab2442" style:font-style-asian="italic" style:font-style-complex="italic"/>
    </style:style>
    <style:style style:name="T1764" style:family="text">
      <style:text-properties fo:font-style="italic" officeooo:rsid="06ae9fda" style:font-style-asian="italic" style:font-style-complex="italic"/>
    </style:style>
    <style:style style:name="T1765" style:family="text">
      <style:text-properties fo:font-style="italic" officeooo:rsid="06b4c447" style:font-style-asian="italic" style:font-style-complex="italic"/>
    </style:style>
    <style:style style:name="T1766" style:family="text">
      <style:text-properties fo:font-style="italic" officeooo:rsid="06c215b3" style:font-style-asian="italic" style:font-style-complex="italic"/>
    </style:style>
    <style:style style:name="T1767" style:family="text">
      <style:text-properties fo:font-style="italic" officeooo:rsid="06c27d05" style:font-style-asian="italic" style:font-style-complex="italic"/>
    </style:style>
    <style:style style:name="T1768" style:family="text">
      <style:text-properties fo:font-style="italic" officeooo:rsid="06c3061f" style:font-style-asian="italic" style:font-style-complex="italic"/>
    </style:style>
    <style:style style:name="T1769" style:family="text">
      <style:text-properties fo:font-style="italic" officeooo:rsid="06c3ee19" style:font-style-asian="italic" style:font-style-complex="italic"/>
    </style:style>
    <style:style style:name="T1770" style:family="text">
      <style:text-properties fo:font-style="italic" officeooo:rsid="06c7d8b8" style:font-style-asian="italic" style:font-style-complex="italic"/>
    </style:style>
    <style:style style:name="T1771" style:family="text">
      <style:text-properties fo:font-style="italic" officeooo:rsid="06c818fc" style:font-style-asian="italic" style:font-style-complex="italic"/>
    </style:style>
    <style:style style:name="T1772" style:family="text">
      <style:text-properties fo:font-style="italic" officeooo:rsid="06c91dcd" style:font-style-asian="italic" style:font-style-complex="italic"/>
    </style:style>
    <style:style style:name="T1773" style:family="text">
      <style:text-properties fo:font-style="italic" officeooo:rsid="071c7ed7" style:font-style-asian="italic" style:font-style-complex="italic"/>
    </style:style>
    <style:style style:name="T1774" style:family="text">
      <style:text-properties fo:font-style="italic" officeooo:rsid="072e2a4b" style:font-style-asian="italic" style:font-style-complex="italic"/>
    </style:style>
    <style:style style:name="T1775" style:family="text">
      <style:text-properties fo:font-style="italic" officeooo:rsid="072ee9ea" style:font-style-asian="italic" style:font-style-complex="italic"/>
    </style:style>
    <style:style style:name="T1776" style:family="text">
      <style:text-properties fo:font-style="italic" officeooo:rsid="0730a83b" style:font-style-asian="italic" style:font-style-complex="italic"/>
    </style:style>
    <style:style style:name="T1777" style:family="text">
      <style:text-properties fo:font-style="italic" officeooo:rsid="0734db54" style:font-style-asian="italic" style:font-style-complex="italic"/>
    </style:style>
    <style:style style:name="T1778" style:family="text">
      <style:text-properties fo:font-style="italic" officeooo:rsid="0734e93a" style:font-style-asian="italic" style:font-style-complex="italic"/>
    </style:style>
    <style:style style:name="T1779" style:family="text">
      <style:text-properties fo:font-style="italic" officeooo:rsid="07424f7d" style:font-style-asian="italic" style:font-style-complex="italic"/>
    </style:style>
    <style:style style:name="T1780" style:family="text">
      <style:text-properties fo:font-style="italic" officeooo:rsid="07439d4c" style:font-style-asian="italic" style:font-style-complex="italic"/>
    </style:style>
    <style:style style:name="T1781" style:family="text">
      <style:text-properties fo:font-style="italic" officeooo:rsid="0743be04" style:font-style-asian="italic" style:font-style-complex="italic"/>
    </style:style>
    <style:style style:name="T1782" style:family="text">
      <style:text-properties fo:font-style="italic" officeooo:rsid="07459965" style:font-style-asian="italic" style:font-style-complex="italic"/>
    </style:style>
    <style:style style:name="T1783" style:family="text">
      <style:text-properties fo:font-style="italic" officeooo:rsid="0746ec61" style:font-style-asian="italic" style:font-style-complex="italic"/>
    </style:style>
    <style:style style:name="T1784" style:family="text">
      <style:text-properties fo:font-style="italic" officeooo:rsid="074778a8" style:font-style-asian="italic" style:font-style-complex="italic"/>
    </style:style>
    <style:style style:name="T1785" style:family="text">
      <style:text-properties fo:font-style="italic" officeooo:rsid="074840b1" style:font-style-asian="italic" style:font-style-complex="italic"/>
    </style:style>
    <style:style style:name="T1786" style:family="text">
      <style:text-properties fo:font-style="italic" officeooo:rsid="0749b729" style:font-style-asian="italic" style:font-style-complex="italic"/>
    </style:style>
    <style:style style:name="T1787" style:family="text">
      <style:text-properties fo:font-style="italic" officeooo:rsid="075805d5" style:font-style-asian="italic" style:font-style-complex="italic"/>
    </style:style>
    <style:style style:name="T1788" style:family="text">
      <style:text-properties fo:font-style="italic" officeooo:rsid="0759a5bf" style:font-style-asian="italic" style:font-style-complex="italic"/>
    </style:style>
    <style:style style:name="T1789" style:family="text">
      <style:text-properties fo:font-style="italic" officeooo:rsid="075c172a" style:font-style-asian="italic" style:font-style-complex="italic"/>
    </style:style>
    <style:style style:name="T1790" style:family="text">
      <style:text-properties fo:font-style="italic" officeooo:rsid="075d841d" style:font-style-asian="italic" style:font-style-complex="italic"/>
    </style:style>
    <style:style style:name="T1791" style:family="text">
      <style:text-properties fo:font-style="italic" officeooo:rsid="0760e847" style:font-style-asian="italic" style:font-style-complex="italic"/>
    </style:style>
    <style:style style:name="T1792" style:family="text">
      <style:text-properties fo:font-style="italic" officeooo:rsid="076bfdac" style:font-style-asian="italic" style:font-style-complex="italic"/>
    </style:style>
    <style:style style:name="T1793" style:family="text">
      <style:text-properties fo:font-style="italic" officeooo:rsid="077bf642" style:font-style-asian="italic" style:font-style-complex="italic"/>
    </style:style>
    <style:style style:name="T1794" style:family="text">
      <style:text-properties fo:font-style="italic" officeooo:rsid="077e7e21" style:font-style-asian="italic" style:font-style-complex="italic"/>
    </style:style>
    <style:style style:name="T1795" style:family="text">
      <style:text-properties fo:font-style="italic" officeooo:rsid="0782cc18" style:font-style-asian="italic" style:font-style-complex="italic"/>
    </style:style>
    <style:style style:name="T1796" style:family="text">
      <style:text-properties fo:font-style="italic" officeooo:rsid="0787fa7b" style:font-style-asian="italic" style:font-style-complex="italic"/>
    </style:style>
    <style:style style:name="T1797" style:family="text">
      <style:text-properties fo:font-style="italic" officeooo:rsid="07899a3b" style:font-style-asian="italic" style:font-style-complex="italic"/>
    </style:style>
    <style:style style:name="T1798" style:family="text">
      <style:text-properties fo:font-style="italic" officeooo:rsid="078b7583" style:font-style-asian="italic" style:font-style-complex="italic"/>
    </style:style>
    <style:style style:name="T1799" style:family="text">
      <style:text-properties fo:font-style="italic" officeooo:rsid="07932bff" style:font-style-asian="italic" style:font-style-complex="italic"/>
    </style:style>
    <style:style style:name="T1800" style:family="text">
      <style:text-properties fo:font-style="italic" officeooo:rsid="07970875" style:font-style-asian="italic" style:font-style-complex="italic"/>
    </style:style>
    <style:style style:name="T1801" style:family="text">
      <style:text-properties fo:font-style="italic" officeooo:rsid="0797792f" style:font-style-asian="italic" style:font-style-complex="italic"/>
    </style:style>
    <style:style style:name="T1802" style:family="text">
      <style:text-properties fo:font-style="italic" officeooo:rsid="079b92dc" style:font-style-asian="italic" style:font-style-complex="italic"/>
    </style:style>
    <style:style style:name="T1803" style:family="text">
      <style:text-properties fo:font-style="italic" officeooo:rsid="07a118c5" style:font-style-asian="italic" style:font-style-complex="italic"/>
    </style:style>
    <style:style style:name="T1804" style:family="text">
      <style:text-properties fo:font-style="italic" officeooo:rsid="07a1b410" style:font-style-asian="italic" style:font-style-complex="italic"/>
    </style:style>
    <style:style style:name="T1805" style:family="text">
      <style:text-properties fo:font-style="italic" officeooo:rsid="07a9dc5a" style:font-style-asian="italic" style:font-style-complex="italic"/>
    </style:style>
    <style:style style:name="T1806" style:family="text">
      <style:text-properties fo:font-style="italic" officeooo:rsid="07aa70a6" style:font-style-asian="italic" style:font-style-complex="italic"/>
    </style:style>
    <style:style style:name="T1807" style:family="text">
      <style:text-properties fo:font-style="italic" officeooo:rsid="07af0c38" style:font-style-asian="italic" style:font-style-complex="italic"/>
    </style:style>
    <style:style style:name="T1808" style:family="text">
      <style:text-properties fo:font-style="italic" officeooo:rsid="07b7423b" style:font-style-asian="italic" style:font-style-complex="italic"/>
    </style:style>
    <style:style style:name="T1809" style:family="text">
      <style:text-properties fo:font-style="italic" officeooo:rsid="07b8d91a" style:font-style-asian="italic" style:font-style-complex="italic"/>
    </style:style>
    <style:style style:name="T1810" style:family="text">
      <style:text-properties fo:font-style="italic" officeooo:rsid="078aa54c" style:font-style-asian="italic" style:font-style-complex="italic"/>
    </style:style>
    <style:style style:name="T1811" style:family="text">
      <style:text-properties fo:font-style="italic" officeooo:rsid="07bd56c4" style:font-style-asian="italic" style:font-style-complex="italic"/>
    </style:style>
    <style:style style:name="T1812" style:family="text">
      <style:text-properties fo:font-style="italic" officeooo:rsid="07c080ed" style:font-style-asian="italic" style:font-style-complex="italic"/>
    </style:style>
    <style:style style:name="T1813" style:family="text">
      <style:text-properties fo:font-style="italic" officeooo:rsid="07c25866" style:font-style-asian="italic" style:font-style-complex="italic"/>
    </style:style>
    <style:style style:name="T1814" style:family="text">
      <style:text-properties fo:font-style="italic" officeooo:rsid="07c3ca41" style:font-style-asian="italic" style:font-style-complex="italic"/>
    </style:style>
    <style:style style:name="T1815" style:family="text">
      <style:text-properties fo:font-style="italic" officeooo:rsid="07c3d98b" style:font-style-asian="italic" style:font-style-complex="italic"/>
    </style:style>
    <style:style style:name="T1816" style:family="text">
      <style:text-properties fo:font-style="italic" officeooo:rsid="07d25e9b" style:font-style-asian="italic" style:font-style-complex="italic"/>
    </style:style>
    <style:style style:name="T1817" style:family="text">
      <style:text-properties fo:font-style="italic" officeooo:rsid="07dcfd4e" style:font-style-asian="italic" style:font-style-complex="italic"/>
    </style:style>
    <style:style style:name="T1818" style:family="text">
      <style:text-properties fo:font-style="italic" officeooo:rsid="07de2c8d" style:font-style-asian="italic" style:font-style-complex="italic"/>
    </style:style>
    <style:style style:name="T1819" style:family="text">
      <style:text-properties fo:font-style="italic" officeooo:rsid="07e01ee2" style:font-style-asian="italic" style:font-style-complex="italic"/>
    </style:style>
    <style:style style:name="T1820" style:family="text">
      <style:text-properties fo:font-style="italic" officeooo:rsid="07e9b80b" style:font-style-asian="italic" style:font-style-complex="italic"/>
    </style:style>
    <style:style style:name="T1821" style:family="text">
      <style:text-properties fo:font-style="italic" officeooo:rsid="07f64ed3" style:font-style-asian="italic" style:font-style-complex="italic"/>
    </style:style>
    <style:style style:name="T1822" style:family="text">
      <style:text-properties fo:font-style="italic" officeooo:rsid="07fb3029" style:font-style-asian="italic" style:font-style-complex="italic"/>
    </style:style>
    <style:style style:name="T1823" style:family="text">
      <style:text-properties fo:font-style="italic" officeooo:rsid="08002462" style:font-style-asian="italic" style:font-style-complex="italic"/>
    </style:style>
    <style:style style:name="T1824" style:family="text">
      <style:text-properties fo:font-style="italic" officeooo:rsid="0801727a" style:font-style-asian="italic" style:font-style-complex="italic"/>
    </style:style>
    <style:style style:name="T1825" style:family="text">
      <style:text-properties fo:font-style="italic" officeooo:rsid="08039e76" style:font-style-asian="italic" style:font-style-complex="italic"/>
    </style:style>
    <style:style style:name="T1826" style:family="text">
      <style:text-properties fo:font-style="italic" officeooo:rsid="0807ddba" style:font-style-asian="italic" style:font-style-complex="italic"/>
    </style:style>
    <style:style style:name="T1827" style:family="text">
      <style:text-properties fo:font-style="italic" officeooo:rsid="08092cef" style:font-style-asian="italic" style:font-style-complex="italic"/>
    </style:style>
    <style:style style:name="T1828" style:family="text">
      <style:text-properties fo:font-style="italic" officeooo:rsid="080ba71a" style:font-style-asian="italic" style:font-style-complex="italic"/>
    </style:style>
    <style:style style:name="T1829" style:family="text">
      <style:text-properties fo:font-style="italic" officeooo:rsid="0814226e" style:font-style-asian="italic" style:font-style-complex="italic"/>
    </style:style>
    <style:style style:name="T1830" style:family="text">
      <style:text-properties fo:font-style="italic" officeooo:rsid="0815b1f2" style:font-style-asian="italic" style:font-style-complex="italic"/>
    </style:style>
    <style:style style:name="T1831" style:family="text">
      <style:text-properties fo:font-style="italic" officeooo:rsid="0815d4a3" style:font-style-asian="italic" style:font-style-complex="italic"/>
    </style:style>
    <style:style style:name="T1832" style:family="text">
      <style:text-properties fo:font-style="italic" officeooo:rsid="0816a5a0" style:font-style-asian="italic" style:font-style-complex="italic"/>
    </style:style>
    <style:style style:name="T1833" style:family="text">
      <style:text-properties fo:font-style="italic" officeooo:rsid="08186f39" style:font-style-asian="italic" style:font-style-complex="italic"/>
    </style:style>
    <style:style style:name="T1834" style:family="text">
      <style:text-properties fo:font-style="italic" officeooo:rsid="081b75ab" style:font-style-asian="italic" style:font-style-complex="italic"/>
    </style:style>
    <style:style style:name="T1835" style:family="text">
      <style:text-properties fo:font-style="italic" officeooo:rsid="0822cb60" style:font-style-asian="italic" style:font-style-complex="italic"/>
    </style:style>
    <style:style style:name="T1836" style:family="text">
      <style:text-properties fo:font-style="italic" officeooo:rsid="08231380" style:font-style-asian="italic" style:font-style-complex="italic"/>
    </style:style>
    <style:style style:name="T1837" style:family="text">
      <style:text-properties fo:font-style="italic" officeooo:rsid="0825ac91" style:font-style-asian="italic" style:font-style-complex="italic"/>
    </style:style>
    <style:style style:name="T1838" style:family="text">
      <style:text-properties fo:font-style="italic" officeooo:rsid="0834ff6d" style:font-style-asian="italic" style:font-style-complex="italic"/>
    </style:style>
    <style:style style:name="T1839" style:family="text">
      <style:text-properties fo:font-style="italic" officeooo:rsid="083dc042" style:font-style-asian="italic" style:font-style-complex="italic"/>
    </style:style>
    <style:style style:name="T1840" style:family="text">
      <style:text-properties fo:font-style="italic" officeooo:rsid="08485b38" style:font-style-asian="italic" style:font-style-complex="italic"/>
    </style:style>
    <style:style style:name="T1841" style:family="text">
      <style:text-properties fo:font-style="italic" officeooo:rsid="08492060" style:font-style-asian="italic" style:font-style-complex="italic"/>
    </style:style>
    <style:style style:name="T1842" style:family="text">
      <style:text-properties fo:font-style="italic" officeooo:rsid="084d8663" style:font-style-asian="italic" style:font-style-complex="italic"/>
    </style:style>
    <style:style style:name="T1843" style:family="text">
      <style:text-properties fo:font-style="italic" officeooo:rsid="08512f52" style:font-style-asian="italic" style:font-style-complex="italic"/>
    </style:style>
    <style:style style:name="T1844" style:family="text">
      <style:text-properties fo:font-style="italic" officeooo:rsid="08517361" style:font-style-asian="italic" style:font-style-complex="italic"/>
    </style:style>
    <style:style style:name="T1845" style:family="text">
      <style:text-properties fo:font-style="italic" officeooo:rsid="08553bb6" style:font-style-asian="italic" style:font-style-complex="italic"/>
    </style:style>
    <style:style style:name="T1846" style:family="text">
      <style:text-properties fo:font-style="italic" officeooo:rsid="08570450" style:font-style-asian="italic" style:font-style-complex="italic"/>
    </style:style>
    <style:style style:name="T1847" style:family="text">
      <style:text-properties fo:font-style="italic" officeooo:rsid="085d4c6b" style:font-style-asian="italic" style:font-style-complex="italic"/>
    </style:style>
    <style:style style:name="T1848" style:family="text">
      <style:text-properties fo:font-style="italic" officeooo:rsid="085e8ef7" style:font-style-asian="italic" style:font-style-complex="italic"/>
    </style:style>
    <style:style style:name="T1849" style:family="text">
      <style:text-properties fo:font-style="italic" officeooo:rsid="08671818" style:font-style-asian="italic" style:font-style-complex="italic"/>
    </style:style>
    <style:style style:name="T1850" style:family="text">
      <style:text-properties fo:font-style="italic" officeooo:rsid="086850db" style:font-style-asian="italic" style:font-style-complex="italic"/>
    </style:style>
    <style:style style:name="T1851" style:family="text">
      <style:text-properties fo:font-style="italic" officeooo:rsid="087cbd4d" style:font-style-asian="italic" style:font-style-complex="italic"/>
    </style:style>
    <style:style style:name="T1852" style:family="text">
      <style:text-properties fo:font-style="italic" officeooo:rsid="088579da" style:font-style-asian="italic" style:font-style-complex="italic"/>
    </style:style>
    <style:style style:name="T1853" style:family="text">
      <style:text-properties fo:font-style="italic" officeooo:rsid="0887b209" style:font-style-asian="italic" style:font-style-complex="italic"/>
    </style:style>
    <style:style style:name="T1854" style:family="text">
      <style:text-properties fo:font-style="italic" officeooo:rsid="088a19e6" style:font-style-asian="italic" style:font-style-complex="italic"/>
    </style:style>
    <style:style style:name="T1855" style:family="text">
      <style:text-properties fo:font-style="italic" officeooo:rsid="088ef116" style:font-style-asian="italic" style:font-style-complex="italic"/>
    </style:style>
    <style:style style:name="T1856" style:family="text">
      <style:text-properties fo:font-style="italic" officeooo:rsid="0891da16" style:font-style-asian="italic" style:font-style-complex="italic"/>
    </style:style>
    <style:style style:name="T1857" style:family="text">
      <style:text-properties fo:font-style="italic" officeooo:rsid="0892a638" style:font-style-asian="italic" style:font-style-complex="italic"/>
    </style:style>
    <style:style style:name="T1858" style:family="text">
      <style:text-properties fo:font-style="italic" officeooo:rsid="089c57f3" style:font-style-asian="italic" style:font-style-complex="italic"/>
    </style:style>
    <style:style style:name="T1859" style:family="text">
      <style:text-properties fo:font-style="italic" officeooo:rsid="089d2b6b" style:font-style-asian="italic" style:font-style-complex="italic"/>
    </style:style>
    <style:style style:name="T1860" style:family="text">
      <style:text-properties fo:font-style="italic" officeooo:rsid="08a411fe" style:font-style-asian="italic" style:font-style-complex="italic"/>
    </style:style>
    <style:style style:name="T1861" style:family="text">
      <style:text-properties fo:font-style="italic" officeooo:rsid="08b0c021" style:font-style-asian="italic" style:font-style-complex="italic"/>
    </style:style>
    <style:style style:name="T1862" style:family="text">
      <style:text-properties fo:font-style="italic" officeooo:rsid="08b9fb20" style:font-style-asian="italic" style:font-style-complex="italic"/>
    </style:style>
    <style:style style:name="T1863" style:family="text">
      <style:text-properties fo:font-style="italic" officeooo:rsid="08cbc8db" style:font-style-asian="italic" style:font-style-complex="italic"/>
    </style:style>
    <style:style style:name="T1864" style:family="text">
      <style:text-properties fo:font-style="italic" officeooo:rsid="08cc9d58" style:font-style-asian="italic" style:font-style-complex="italic"/>
    </style:style>
    <style:style style:name="T1865" style:family="text">
      <style:text-properties fo:font-style="italic" officeooo:rsid="08d05568" style:font-style-asian="italic" style:font-style-complex="italic"/>
    </style:style>
    <style:style style:name="T1866" style:family="text">
      <style:text-properties fo:font-style="italic" officeooo:rsid="08d1b6b1" style:font-style-asian="italic" style:font-style-complex="italic"/>
    </style:style>
    <style:style style:name="T1867" style:family="text">
      <style:text-properties fo:font-style="italic" officeooo:rsid="08d2a908" style:font-style-asian="italic" style:font-style-complex="italic"/>
    </style:style>
    <style:style style:name="T1868" style:family="text">
      <style:text-properties fo:font-style="italic" officeooo:rsid="08d407c6" style:font-style-asian="italic" style:font-style-complex="italic"/>
    </style:style>
    <style:style style:name="T1869" style:family="text">
      <style:text-properties fo:font-style="italic" officeooo:rsid="08d5b3e6" style:font-style-asian="italic" style:font-style-complex="italic"/>
    </style:style>
    <style:style style:name="T1870" style:family="text">
      <style:text-properties fo:font-style="italic" officeooo:rsid="08da9297" style:font-style-asian="italic" style:font-style-complex="italic"/>
    </style:style>
    <style:style style:name="T1871" style:family="text">
      <style:text-properties fo:font-style="italic" officeooo:rsid="08dd39ee" style:font-style-asian="italic" style:font-style-complex="italic"/>
    </style:style>
    <style:style style:name="T1872" style:family="text">
      <style:text-properties fo:font-style="italic" officeooo:rsid="08e73259" style:font-style-asian="italic" style:font-style-complex="italic"/>
    </style:style>
    <style:style style:name="T1873" style:family="text">
      <style:text-properties fo:font-style="italic" officeooo:rsid="08e9f525" style:font-style-asian="italic" style:font-style-complex="italic"/>
    </style:style>
    <style:style style:name="T1874" style:family="text">
      <style:text-properties fo:font-style="italic" officeooo:rsid="08f21775" style:font-style-asian="italic" style:font-style-complex="italic"/>
    </style:style>
    <style:style style:name="T1875" style:family="text">
      <style:text-properties fo:font-style="italic" officeooo:rsid="09038fea" style:font-style-asian="italic" style:font-style-complex="italic"/>
    </style:style>
    <style:style style:name="T1876" style:family="text">
      <style:text-properties fo:font-style="italic" officeooo:rsid="09054cc5" style:font-style-asian="italic" style:font-style-complex="italic"/>
    </style:style>
    <style:style style:name="T1877" style:family="text">
      <style:text-properties fo:font-style="italic" officeooo:rsid="08967f9b" style:font-style-asian="italic" style:font-style-complex="italic"/>
    </style:style>
    <style:style style:name="T1878" style:family="text">
      <style:text-properties fo:font-style="italic" officeooo:rsid="090caac1" style:font-style-asian="italic" style:font-style-complex="italic"/>
    </style:style>
    <style:style style:name="T1879" style:family="text">
      <style:text-properties fo:font-style="italic" officeooo:rsid="090fe008" style:font-style-asian="italic" style:font-style-complex="italic"/>
    </style:style>
    <style:style style:name="T1880" style:family="text">
      <style:text-properties fo:font-style="italic" officeooo:rsid="0910c617" style:font-style-asian="italic" style:font-style-complex="italic"/>
    </style:style>
    <style:style style:name="T1881" style:family="text">
      <style:text-properties fo:font-style="italic" officeooo:rsid="091c1e48" style:font-style-asian="italic" style:font-style-complex="italic"/>
    </style:style>
    <style:style style:name="T1882" style:family="text">
      <style:text-properties fo:font-style="italic" officeooo:rsid="09208d38" style:font-style-asian="italic" style:font-style-complex="italic"/>
    </style:style>
    <style:style style:name="T1883" style:family="text">
      <style:text-properties fo:font-style="italic" officeooo:rsid="09216253" style:font-style-asian="italic" style:font-style-complex="italic"/>
    </style:style>
    <style:style style:name="T1884" style:family="text">
      <style:text-properties fo:font-style="italic" officeooo:rsid="092e5875" style:font-style-asian="italic" style:font-style-complex="italic"/>
    </style:style>
    <style:style style:name="T1885" style:family="text">
      <style:text-properties fo:font-style="italic" officeooo:rsid="093041d0" style:font-style-asian="italic" style:font-style-complex="italic"/>
    </style:style>
    <style:style style:name="T1886" style:family="text">
      <style:text-properties fo:font-style="italic" officeooo:rsid="09349b4f" style:font-style-asian="italic" style:font-style-complex="italic"/>
    </style:style>
    <style:style style:name="T1887" style:family="text">
      <style:text-properties fo:font-style="italic" officeooo:rsid="09356bb2" style:font-style-asian="italic" style:font-style-complex="italic"/>
    </style:style>
    <style:style style:name="T1888" style:family="text">
      <style:text-properties fo:font-style="italic" officeooo:rsid="093726b2" style:font-style-asian="italic" style:font-style-complex="italic"/>
    </style:style>
    <style:style style:name="T1889" style:family="text">
      <style:text-properties fo:font-style="italic" officeooo:rsid="093a987d" style:font-style-asian="italic" style:font-style-complex="italic"/>
    </style:style>
    <style:style style:name="T1890" style:family="text">
      <style:text-properties fo:font-style="italic" officeooo:rsid="093b96e9" style:font-style-asian="italic" style:font-style-complex="italic"/>
    </style:style>
    <style:style style:name="T1891" style:family="text">
      <style:text-properties fo:font-style="italic" officeooo:rsid="0945e17a" style:font-style-asian="italic" style:font-style-complex="italic"/>
    </style:style>
    <style:style style:name="T1892" style:family="text">
      <style:text-properties fo:font-style="italic" officeooo:rsid="069fd14c" style:font-style-asian="italic" style:font-style-complex="italic"/>
    </style:style>
    <style:style style:name="T1893" style:family="text">
      <style:text-properties fo:font-style="italic" officeooo:rsid="094a9a48" style:font-style-asian="italic" style:font-style-complex="italic"/>
    </style:style>
    <style:style style:name="T1894" style:family="text">
      <style:text-properties fo:font-style="italic" officeooo:rsid="094bedb8" style:font-style-asian="italic" style:font-style-complex="italic"/>
    </style:style>
    <style:style style:name="T1895" style:family="text">
      <style:text-properties fo:font-style="italic" officeooo:rsid="094cbf6a" style:font-style-asian="italic" style:font-style-complex="italic"/>
    </style:style>
    <style:style style:name="T1896" style:family="text">
      <style:text-properties fo:font-style="italic" officeooo:rsid="095518ef" style:font-style-asian="italic" style:font-style-complex="italic"/>
    </style:style>
    <style:style style:name="T1897" style:family="text">
      <style:text-properties fo:font-style="italic" officeooo:rsid="095f3f23" style:font-style-asian="italic" style:font-style-complex="italic"/>
    </style:style>
    <style:style style:name="T1898" style:family="text">
      <style:text-properties fo:font-style="italic" officeooo:rsid="0970b8de" style:font-style-asian="italic" style:font-style-complex="italic"/>
    </style:style>
    <style:style style:name="T1899" style:family="text">
      <style:text-properties fo:font-style="italic" officeooo:rsid="0979a44a" style:font-style-asian="italic" style:font-style-complex="italic"/>
    </style:style>
    <style:style style:name="T1900" style:family="text">
      <style:text-properties fo:font-style="italic" officeooo:rsid="097eaa57" style:font-style-asian="italic" style:font-style-complex="italic"/>
    </style:style>
    <style:style style:name="T1901" style:family="text">
      <style:text-properties fo:font-style="italic" officeooo:rsid="0985c467" style:font-style-asian="italic" style:font-style-complex="italic"/>
    </style:style>
    <style:style style:name="T1902" style:family="text">
      <style:text-properties fo:font-style="italic" officeooo:rsid="098c846c" style:font-style-asian="italic" style:font-style-complex="italic"/>
    </style:style>
    <style:style style:name="T1903" style:family="text">
      <style:text-properties fo:font-style="italic" officeooo:rsid="099042e4" style:font-style-asian="italic" style:font-style-complex="italic"/>
    </style:style>
    <style:style style:name="T1904" style:family="text">
      <style:text-properties fo:font-style="italic" officeooo:rsid="09909584" style:font-style-asian="italic" style:font-style-complex="italic"/>
    </style:style>
    <style:style style:name="T1905" style:family="text">
      <style:text-properties fo:font-style="italic" officeooo:rsid="09b91294" style:font-style-asian="italic" style:font-style-complex="italic"/>
    </style:style>
    <style:style style:name="T1906" style:family="text">
      <style:text-properties fo:font-style="italic" officeooo:rsid="09badf45" style:font-style-asian="italic" style:font-style-complex="italic"/>
    </style:style>
    <style:style style:name="T1907" style:family="text">
      <style:text-properties fo:font-style="italic" officeooo:rsid="09bd17a2" style:font-style-asian="italic" style:font-style-complex="italic"/>
    </style:style>
    <style:style style:name="T1908" style:family="text">
      <style:text-properties fo:font-style="italic" officeooo:rsid="09c1144d" style:font-style-asian="italic" style:font-style-complex="italic"/>
    </style:style>
    <style:style style:name="T1909" style:family="text">
      <style:text-properties fo:font-style="italic" officeooo:rsid="001a1637" style:font-style-asian="italic" style:font-style-complex="italic"/>
    </style:style>
    <style:style style:name="T1910" style:family="text">
      <style:text-properties fo:font-style="italic" officeooo:rsid="09c46521" style:font-style-asian="italic" style:font-style-complex="italic"/>
    </style:style>
    <style:style style:name="T1911" style:family="text">
      <style:text-properties fo:font-style="italic" officeooo:rsid="09cbb24f" style:font-style-asian="italic" style:font-style-complex="italic"/>
    </style:style>
    <style:style style:name="T1912" style:family="text">
      <style:text-properties fo:font-style="italic" officeooo:rsid="09cd74c5" style:font-style-asian="italic" style:font-style-complex="italic"/>
    </style:style>
    <style:style style:name="T1913" style:family="text">
      <style:text-properties fo:font-style="italic" officeooo:rsid="09d4a872" style:font-style-asian="italic" style:font-style-complex="italic"/>
    </style:style>
    <style:style style:name="T1914" style:family="text">
      <style:text-properties fo:font-style="italic" officeooo:rsid="09d76daa" style:font-style-asian="italic" style:font-style-complex="italic"/>
    </style:style>
    <style:style style:name="T1915" style:family="text">
      <style:text-properties fo:font-style="italic" officeooo:rsid="09db5080" style:font-style-asian="italic" style:font-style-complex="italic"/>
    </style:style>
    <style:style style:name="T1916" style:family="text">
      <style:text-properties fo:font-style="italic" officeooo:rsid="09dcdf87" style:font-style-asian="italic" style:font-style-complex="italic"/>
    </style:style>
    <style:style style:name="T1917" style:family="text">
      <style:text-properties fo:font-style="italic" officeooo:rsid="09e3ef50" style:font-style-asian="italic" style:font-style-complex="italic"/>
    </style:style>
    <style:style style:name="T1918" style:family="text">
      <style:text-properties fo:font-style="italic" officeooo:rsid="09e444ba" style:font-style-asian="italic" style:font-style-complex="italic"/>
    </style:style>
    <style:style style:name="T1919" style:family="text">
      <style:text-properties fo:font-style="italic" officeooo:rsid="09efdd3f" style:font-style-asian="italic" style:font-style-complex="italic"/>
    </style:style>
    <style:style style:name="T1920" style:family="text">
      <style:text-properties fo:font-style="italic" officeooo:rsid="09f0d917" style:font-style-asian="italic" style:font-style-complex="italic"/>
    </style:style>
    <style:style style:name="T1921" style:family="text">
      <style:text-properties fo:font-style="italic" officeooo:rsid="0a0c64ff" style:font-style-asian="italic" style:font-style-complex="italic"/>
    </style:style>
    <style:style style:name="T1922" style:family="text">
      <style:text-properties fo:font-style="italic" officeooo:rsid="0a261944" style:font-style-asian="italic" style:font-style-complex="italic"/>
    </style:style>
    <style:style style:name="T1923" style:family="text">
      <style:text-properties fo:font-style="italic" officeooo:rsid="0a363963" style:font-style-asian="italic" style:font-style-complex="italic"/>
    </style:style>
    <style:style style:name="T1924" style:family="text">
      <style:text-properties fo:font-style="italic" officeooo:rsid="0a38d638" style:font-style-asian="italic" style:font-style-complex="italic"/>
    </style:style>
    <style:style style:name="T1925" style:family="text">
      <style:text-properties fo:font-style="italic" officeooo:rsid="0a8ea416" style:font-style-asian="italic" style:font-style-complex="italic"/>
    </style:style>
    <style:style style:name="T1926" style:family="text">
      <style:text-properties fo:font-style="italic" officeooo:rsid="0a9c17a6" style:font-style-asian="italic" style:font-style-complex="italic"/>
    </style:style>
    <style:style style:name="T1927" style:family="text">
      <style:text-properties fo:font-style="italic" officeooo:rsid="0a9c207d" style:font-style-asian="italic" style:font-style-complex="italic"/>
    </style:style>
    <style:style style:name="T1928" style:family="text">
      <style:text-properties fo:font-style="italic" officeooo:rsid="0aa1f25f" style:font-style-asian="italic" style:font-style-complex="italic"/>
    </style:style>
    <style:style style:name="T1929" style:family="text">
      <style:text-properties fo:font-style="italic" officeooo:rsid="0aa23b29" style:font-style-asian="italic" style:font-style-complex="italic"/>
    </style:style>
    <style:style style:name="T1930" style:family="text">
      <style:text-properties fo:font-style="italic" officeooo:rsid="0aa6099b" style:font-style-asian="italic" style:font-style-complex="italic"/>
    </style:style>
    <style:style style:name="T1931" style:family="text">
      <style:text-properties fo:font-style="italic" officeooo:rsid="0aa7d52f" style:font-style-asian="italic" style:font-style-complex="italic"/>
    </style:style>
    <style:style style:name="T1932" style:family="text">
      <style:text-properties fo:font-style="italic" officeooo:rsid="0aa8e2af" style:font-style-asian="italic" style:font-style-complex="italic"/>
    </style:style>
    <style:style style:name="T1933" style:family="text">
      <style:text-properties fo:font-style="italic" officeooo:rsid="0aaa103a" style:font-style-asian="italic" style:font-style-complex="italic"/>
    </style:style>
    <style:style style:name="T1934" style:family="text">
      <style:text-properties fo:font-style="italic" officeooo:rsid="0aab6f8d" style:font-style-asian="italic" style:font-style-complex="italic"/>
    </style:style>
    <style:style style:name="T1935" style:family="text">
      <style:text-properties fo:font-style="italic" officeooo:rsid="0aac7ad3" style:font-style-asian="italic" style:font-style-complex="italic"/>
    </style:style>
    <style:style style:name="T1936" style:family="text">
      <style:text-properties fo:font-style="italic" officeooo:rsid="0aadc45d" style:font-style-asian="italic" style:font-style-complex="italic"/>
    </style:style>
    <style:style style:name="T1937" style:family="text">
      <style:text-properties fo:font-style="italic" officeooo:rsid="0aae8f6b" style:font-style-asian="italic" style:font-style-complex="italic"/>
    </style:style>
    <style:style style:name="T1938" style:family="text">
      <style:text-properties fo:font-style="italic" officeooo:rsid="0abacdc8" style:font-style-asian="italic" style:font-style-complex="italic"/>
    </style:style>
    <style:style style:name="T1939" style:family="text">
      <style:text-properties fo:font-style="italic" officeooo:rsid="0ab45407" style:font-style-asian="italic" style:font-style-complex="italic"/>
    </style:style>
    <style:style style:name="T1940" style:family="text">
      <style:text-properties fo:font-style="italic" officeooo:rsid="0ad4d38d" style:font-style-asian="italic" style:font-style-complex="italic"/>
    </style:style>
    <style:style style:name="T1941" style:family="text">
      <style:text-properties fo:font-style="italic" officeooo:rsid="0aebe543" style:font-style-asian="italic" style:font-style-complex="italic"/>
    </style:style>
    <style:style style:name="T1942" style:family="text">
      <style:text-properties fo:font-style="italic" officeooo:rsid="0af11c76" style:font-style-asian="italic" style:font-style-complex="italic"/>
    </style:style>
    <style:style style:name="T1943" style:family="text">
      <style:text-properties fo:font-style="italic" officeooo:rsid="0b2e6452" style:font-style-asian="italic" style:font-style-complex="italic"/>
    </style:style>
    <style:style style:name="T1944" style:family="text">
      <style:text-properties fo:font-style="italic" officeooo:rsid="0c05e507" style:font-style-asian="italic" style:font-style-complex="italic"/>
    </style:style>
    <style:style style:name="T1945" style:family="text">
      <style:text-properties fo:font-style="italic" officeooo:rsid="0c08a897" style:font-style-asian="italic" style:font-style-complex="italic"/>
    </style:style>
    <style:style style:name="T1946" style:family="text">
      <style:text-properties fo:font-style="italic" officeooo:rsid="0c0c4732" style:font-style-asian="italic" style:font-style-complex="italic"/>
    </style:style>
    <style:style style:name="T1947" style:family="text">
      <style:text-properties fo:font-style="italic" officeooo:rsid="0c188ae5" style:font-style-asian="italic" style:font-style-complex="italic"/>
    </style:style>
    <style:style style:name="T1948" style:family="text">
      <style:text-properties fo:font-style="italic" officeooo:rsid="0c1a76ee" style:font-style-asian="italic" style:font-style-complex="italic"/>
    </style:style>
    <style:style style:name="T1949" style:family="text">
      <style:text-properties fo:font-style="italic" officeooo:rsid="0c247bd9" style:font-style-asian="italic" style:font-style-complex="italic"/>
    </style:style>
    <style:style style:name="T1950" style:family="text">
      <style:text-properties fo:font-style="italic" officeooo:rsid="0c24f342" style:font-style-asian="italic" style:font-style-complex="italic"/>
    </style:style>
    <style:style style:name="T1951" style:family="text">
      <style:text-properties fo:font-style="italic" officeooo:rsid="0c2d5bab" style:font-style-asian="italic" style:font-style-complex="italic"/>
    </style:style>
    <style:style style:name="T1952" style:family="text">
      <style:text-properties fo:font-style="italic" officeooo:rsid="0c2dd08c" style:font-style-asian="italic" style:font-style-complex="italic"/>
    </style:style>
    <style:style style:name="T1953" style:family="text">
      <style:text-properties fo:font-style="italic" officeooo:rsid="0c40a6d0" style:font-style-asian="italic" style:font-style-complex="italic"/>
    </style:style>
    <style:style style:name="T1954" style:family="text">
      <style:text-properties fo:font-style="italic" officeooo:rsid="0c439590" style:font-style-asian="italic" style:font-style-complex="italic"/>
    </style:style>
    <style:style style:name="T1955" style:family="text">
      <style:text-properties fo:font-style="italic" officeooo:rsid="0c69d61c" style:font-style-asian="italic" style:font-style-complex="italic"/>
    </style:style>
    <style:style style:name="T1956" style:family="text">
      <style:text-properties fo:font-style="italic" officeooo:rsid="0c6b0d7b" style:font-style-asian="italic" style:font-style-complex="italic"/>
    </style:style>
    <style:style style:name="T1957" style:family="text">
      <style:text-properties fo:font-style="italic" officeooo:rsid="0c790b3e" style:font-style-asian="italic" style:font-style-complex="italic"/>
    </style:style>
    <style:style style:name="T1958" style:family="text">
      <style:text-properties fo:font-style="italic" officeooo:rsid="0c7c746a" style:font-style-asian="italic" style:font-style-complex="italic"/>
    </style:style>
    <style:style style:name="T1959" style:family="text">
      <style:text-properties fo:font-style="italic" officeooo:rsid="0c802e2e" style:font-style-asian="italic" style:font-style-complex="italic"/>
    </style:style>
    <style:style style:name="T1960" style:family="text">
      <style:text-properties fo:font-style="italic" officeooo:rsid="0c91dcc8" style:font-style-asian="italic" style:font-style-complex="italic"/>
    </style:style>
    <style:style style:name="T1961" style:family="text">
      <style:text-properties fo:font-style="italic" officeooo:rsid="0c9ad3b4" style:font-style-asian="italic" style:font-style-complex="italic"/>
    </style:style>
    <style:style style:name="T1962" style:family="text">
      <style:text-properties fo:font-style="italic" officeooo:rsid="0ca1b8d0" style:font-style-asian="italic" style:font-style-complex="italic"/>
    </style:style>
    <style:style style:name="T1963" style:family="text">
      <style:text-properties fo:font-style="italic" officeooo:rsid="0ca7fde5" style:font-style-asian="italic" style:font-style-complex="italic"/>
    </style:style>
    <style:style style:name="T1964" style:family="text">
      <style:text-properties fo:font-style="italic" officeooo:rsid="0ca89c89" style:font-style-asian="italic" style:font-style-complex="italic"/>
    </style:style>
    <style:style style:name="T1965" style:family="text">
      <style:text-properties fo:font-style="italic" officeooo:rsid="0c2372a8" style:font-style-asian="italic" style:font-style-complex="italic"/>
    </style:style>
    <style:style style:name="T1966" style:family="text">
      <style:text-properties fo:font-style="italic" officeooo:rsid="0ca9ee04" style:font-style-asian="italic" style:font-style-complex="italic"/>
    </style:style>
    <style:style style:name="T1967" style:family="text">
      <style:text-properties fo:font-style="italic" officeooo:rsid="0cab3d0b" style:font-style-asian="italic" style:font-style-complex="italic"/>
    </style:style>
    <style:style style:name="T1968" style:family="text">
      <style:text-properties fo:font-style="italic" officeooo:rsid="0cab7a58" style:font-style-asian="italic" style:font-style-complex="italic"/>
    </style:style>
    <style:style style:name="T1969" style:family="text">
      <style:text-properties fo:font-style="italic" officeooo:rsid="0cacdc51" style:font-style-asian="italic" style:font-style-complex="italic"/>
    </style:style>
    <style:style style:name="T1970" style:family="text">
      <style:text-properties fo:font-style="italic" officeooo:rsid="0cb0d8b1" style:font-style-asian="italic" style:font-style-complex="italic"/>
    </style:style>
    <style:style style:name="T1971" style:family="text">
      <style:text-properties fo:font-style="italic" officeooo:rsid="0cbdfefa" style:font-style-asian="italic" style:font-style-complex="italic"/>
    </style:style>
    <style:style style:name="T1972" style:family="text">
      <style:text-properties fo:font-style="italic" officeooo:rsid="0cbedc24" style:font-style-asian="italic" style:font-style-complex="italic"/>
    </style:style>
    <style:style style:name="T1973" style:family="text">
      <style:text-properties fo:font-style="italic" officeooo:rsid="0ccafcb7" style:font-style-asian="italic" style:font-style-complex="italic"/>
    </style:style>
    <style:style style:name="T1974" style:family="text">
      <style:text-properties fo:font-style="italic" officeooo:rsid="0d0f1ba2" style:font-style-asian="italic" style:font-style-complex="italic"/>
    </style:style>
    <style:style style:name="T1975" style:family="text">
      <style:text-properties fo:font-style="italic" officeooo:rsid="0d10ba08" style:font-style-asian="italic" style:font-style-complex="italic"/>
    </style:style>
    <style:style style:name="T1976" style:family="text">
      <style:text-properties fo:font-style="italic" officeooo:rsid="0d115a79" style:font-style-asian="italic" style:font-style-complex="italic"/>
    </style:style>
    <style:style style:name="T1977" style:family="text">
      <style:text-properties fo:font-style="italic" officeooo:rsid="0d137974" style:font-style-asian="italic" style:font-style-complex="italic"/>
    </style:style>
    <style:style style:name="T1978" style:family="text">
      <style:text-properties fo:font-style="italic" officeooo:rsid="0d18ed85" style:font-style-asian="italic" style:font-style-complex="italic"/>
    </style:style>
    <style:style style:name="T1979" style:family="text">
      <style:text-properties fo:font-style="italic" officeooo:rsid="0d31c80b" style:font-style-asian="italic" style:font-style-complex="italic"/>
    </style:style>
    <style:style style:name="T1980" style:family="text">
      <style:text-properties fo:font-style="italic" officeooo:rsid="0d38fb68" style:font-style-asian="italic" style:font-style-complex="italic"/>
    </style:style>
    <style:style style:name="T1981" style:family="text">
      <style:text-properties fo:font-style="italic" officeooo:rsid="0d42e41d" style:font-style-asian="italic" style:font-style-complex="italic"/>
    </style:style>
    <style:style style:name="T1982" style:family="text">
      <style:text-properties fo:font-style="italic" officeooo:rsid="0d445613" style:font-style-asian="italic" style:font-style-complex="italic"/>
    </style:style>
    <style:style style:name="T1983" style:family="text">
      <style:text-properties fo:font-style="italic" officeooo:rsid="0d5a358d" style:font-style-asian="italic" style:font-style-complex="italic"/>
    </style:style>
    <style:style style:name="T1984" style:family="text">
      <style:text-properties fo:font-style="italic" officeooo:rsid="0d5bc8f1" style:font-style-asian="italic" style:font-style-complex="italic"/>
    </style:style>
    <style:style style:name="T1985" style:family="text">
      <style:text-properties fo:font-style="italic" officeooo:rsid="0d5e286b" style:font-style-asian="italic" style:font-style-complex="italic"/>
    </style:style>
    <style:style style:name="T1986" style:family="text">
      <style:text-properties fo:font-style="italic" officeooo:rsid="0d5e6120" style:font-style-asian="italic" style:font-style-complex="italic"/>
    </style:style>
    <style:style style:name="T1987" style:family="text">
      <style:text-properties fo:font-style="italic" officeooo:rsid="0d61fdb5" style:font-style-asian="italic" style:font-style-complex="italic"/>
    </style:style>
    <style:style style:name="T1988" style:family="text">
      <style:text-properties fo:font-style="italic" officeooo:rsid="0d63ac58" style:font-style-asian="italic" style:font-style-complex="italic"/>
    </style:style>
    <style:style style:name="T1989" style:family="text">
      <style:text-properties fo:font-style="italic" officeooo:rsid="0d696951" style:font-style-asian="italic" style:font-style-complex="italic"/>
    </style:style>
    <style:style style:name="T1990" style:family="text">
      <style:text-properties fo:font-style="italic" officeooo:rsid="0d9eb492" style:font-style-asian="italic" style:font-style-complex="italic"/>
    </style:style>
    <style:style style:name="T1991" style:family="text">
      <style:text-properties fo:font-style="italic" officeooo:rsid="0da95b61" style:font-style-asian="italic" style:font-style-complex="italic"/>
    </style:style>
    <style:style style:name="T1992" style:family="text">
      <style:text-properties fo:font-style="italic" officeooo:rsid="0dfb77a2" style:font-style-asian="italic" style:font-style-complex="italic"/>
    </style:style>
    <style:style style:name="T1993" style:family="text">
      <style:text-properties fo:font-style="italic" officeooo:rsid="0dfd5078" style:font-style-asian="italic" style:font-style-complex="italic"/>
    </style:style>
    <style:style style:name="T1994" style:family="text">
      <style:text-properties fo:font-style="italic" officeooo:rsid="0e0682d3" style:font-style-asian="italic" style:font-style-complex="italic"/>
    </style:style>
    <style:style style:name="T1995" style:family="text">
      <style:text-properties fo:font-style="italic" officeooo:rsid="0e0d7f0a" style:font-style-asian="italic" style:font-style-complex="italic"/>
    </style:style>
    <style:style style:name="T1996" style:family="text">
      <style:text-properties fo:font-style="italic" officeooo:rsid="0e156364" style:font-style-asian="italic" style:font-style-complex="italic"/>
    </style:style>
    <style:style style:name="T1997" style:family="text">
      <style:text-properties fo:font-style="italic" officeooo:rsid="0e1760e9" style:font-style-asian="italic" style:font-style-complex="italic"/>
    </style:style>
    <style:style style:name="T1998" style:family="text">
      <style:text-properties fo:font-style="italic" officeooo:rsid="0e208fac" style:font-style-asian="italic" style:font-style-complex="italic"/>
    </style:style>
    <style:style style:name="T1999" style:family="text">
      <style:text-properties fo:font-style="italic" officeooo:rsid="0e21b6e1" style:font-style-asian="italic" style:font-style-complex="italic"/>
    </style:style>
    <style:style style:name="T2000" style:family="text">
      <style:text-properties fo:font-style="italic" officeooo:rsid="0e2f3ba4" style:font-style-asian="italic" style:font-style-complex="italic"/>
    </style:style>
    <style:style style:name="T2001" style:family="text">
      <style:text-properties fo:font-style="italic" officeooo:rsid="0e378f9a" style:font-style-asian="italic" style:font-style-complex="italic"/>
    </style:style>
    <style:style style:name="T2002" style:family="text">
      <style:text-properties fo:font-style="italic" officeooo:rsid="0e3f3a09" style:font-style-asian="italic" style:font-style-complex="italic"/>
    </style:style>
    <style:style style:name="T2003" style:family="text">
      <style:text-properties fo:font-style="italic" officeooo:rsid="0e42f3b8" style:font-style-asian="italic" style:font-style-complex="italic"/>
    </style:style>
    <style:style style:name="T2004" style:family="text">
      <style:text-properties fo:font-style="italic" officeooo:rsid="0e44c00f" style:font-style-asian="italic" style:font-style-complex="italic"/>
    </style:style>
    <style:style style:name="T2005" style:family="text">
      <style:text-properties fo:font-style="italic" officeooo:rsid="0e45a123" style:font-style-asian="italic" style:font-style-complex="italic"/>
    </style:style>
    <style:style style:name="T2006" style:family="text">
      <style:text-properties fo:font-style="italic" officeooo:rsid="0e48214e" style:font-style-asian="italic" style:font-style-complex="italic"/>
    </style:style>
    <style:style style:name="T2007" style:family="text">
      <style:text-properties fo:font-style="italic" officeooo:rsid="0e488b72" style:font-style-asian="italic" style:font-style-complex="italic"/>
    </style:style>
    <style:style style:name="T2008" style:family="text">
      <style:text-properties fo:font-style="italic" officeooo:rsid="0e49883f" style:font-style-asian="italic" style:font-style-complex="italic"/>
    </style:style>
    <style:style style:name="T2009" style:family="text">
      <style:text-properties fo:font-style="italic" officeooo:rsid="0e50a666" style:font-style-asian="italic" style:font-style-complex="italic"/>
    </style:style>
    <style:style style:name="T2010" style:family="text">
      <style:text-properties fo:font-style="italic" officeooo:rsid="0e51d5d2" style:font-style-asian="italic" style:font-style-complex="italic"/>
    </style:style>
    <style:style style:name="T2011" style:family="text">
      <style:text-properties fo:font-style="italic" officeooo:rsid="0e624bd4" style:font-style-asian="italic" style:font-style-complex="italic"/>
    </style:style>
    <style:style style:name="T2012" style:family="text">
      <style:text-properties fo:font-style="italic" officeooo:rsid="0e75ae14" style:font-style-asian="italic" style:font-style-complex="italic"/>
    </style:style>
    <style:style style:name="T2013" style:family="text">
      <style:text-properties fo:font-style="italic" officeooo:rsid="0e7ae83a" style:font-style-asian="italic" style:font-style-complex="italic"/>
    </style:style>
    <style:style style:name="T2014" style:family="text">
      <style:text-properties fo:font-style="italic" officeooo:rsid="0e89c277" style:font-style-asian="italic" style:font-style-complex="italic"/>
    </style:style>
    <style:style style:name="T2015" style:family="text">
      <style:text-properties fo:font-style="italic" officeooo:rsid="0ea4446f" style:font-style-asian="italic" style:font-style-complex="italic"/>
    </style:style>
    <style:style style:name="T2016" style:family="text">
      <style:text-properties fo:font-style="italic" officeooo:rsid="0ea596c9" style:font-style-asian="italic" style:font-style-complex="italic"/>
    </style:style>
    <style:style style:name="T2017" style:family="text">
      <style:text-properties fo:font-style="italic" officeooo:rsid="0ea6652d" style:font-style-asian="italic" style:font-style-complex="italic"/>
    </style:style>
    <style:style style:name="T2018" style:family="text">
      <style:text-properties fo:font-style="italic" officeooo:rsid="0eba5ee1" style:font-style-asian="italic" style:font-style-complex="italic"/>
    </style:style>
    <style:style style:name="T2019" style:family="text">
      <style:text-properties fo:font-style="italic" officeooo:rsid="0ebf5f0c" style:font-style-asian="italic" style:font-style-complex="italic"/>
    </style:style>
    <style:style style:name="T2020" style:family="text">
      <style:text-properties fo:font-style="italic" officeooo:rsid="0ed8e0c0" style:font-style-asian="italic" style:font-style-complex="italic"/>
    </style:style>
    <style:style style:name="T2021" style:family="text">
      <style:text-properties fo:font-style="italic" officeooo:rsid="0edaaf8d" style:font-style-asian="italic" style:font-style-complex="italic"/>
    </style:style>
    <style:style style:name="T2022" style:family="text">
      <style:text-properties fo:font-style="italic" officeooo:rsid="0ee20b4f" style:font-style-asian="italic" style:font-style-complex="italic"/>
    </style:style>
    <style:style style:name="T2023" style:family="text">
      <style:text-properties fo:font-style="italic" fo:font-weight="bold" officeooo:rsid="02a6f1fa" style:font-style-asian="italic" style:font-weight-asian="bold" style:font-style-complex="italic" style:font-weight-complex="bold"/>
    </style:style>
    <style:style style:name="T2024" style:family="text">
      <style:text-properties fo:font-style="italic" fo:font-weight="bold" officeooo:rsid="027e467c" style:font-style-asian="italic" style:font-weight-asian="bold" style:font-style-complex="italic" style:font-weight-complex="bold"/>
    </style:style>
    <style:style style:name="T2025" style:family="text">
      <style:text-properties fo:font-style="italic" fo:font-weight="bold" officeooo:rsid="03de3618" style:font-style-asian="italic" style:font-weight-asian="bold" style:font-style-complex="italic" style:font-weight-complex="bold"/>
    </style:style>
    <style:style style:name="T2026" style:family="text">
      <style:text-properties fo:font-style="italic" fo:font-weight="bold" officeooo:rsid="0329391f" style:font-style-asian="italic" style:font-weight-asian="bold" style:font-style-complex="italic" style:font-weight-complex="bold"/>
    </style:style>
    <style:style style:name="T2027" style:family="text">
      <style:text-properties fo:font-style="italic" fo:font-weight="bold" officeooo:rsid="0400ef13" style:font-style-asian="italic" style:font-weight-asian="bold" style:font-style-complex="italic" style:font-weight-complex="bold"/>
    </style:style>
    <style:style style:name="T2028" style:family="text">
      <style:text-properties fo:font-style="italic" fo:font-weight="bold" officeooo:rsid="04859c2e" style:font-style-asian="italic" style:font-weight-asian="bold" style:font-style-complex="italic" style:font-weight-complex="bold"/>
    </style:style>
    <style:style style:name="T2029" style:family="text">
      <style:text-properties fo:font-style="italic" fo:font-weight="bold" officeooo:rsid="04deb270" style:font-style-asian="italic" style:font-weight-asian="bold" style:font-style-complex="italic" style:font-weight-complex="bold"/>
    </style:style>
    <style:style style:name="T2030" style:family="text">
      <style:text-properties fo:font-style="italic" fo:font-weight="bold" officeooo:rsid="054885cd" style:font-style-asian="italic" style:font-weight-asian="bold" style:font-style-complex="italic" style:font-weight-complex="bold"/>
    </style:style>
    <style:style style:name="T2031" style:family="text">
      <style:text-properties fo:font-style="italic" fo:font-weight="bold" officeooo:rsid="05818313" style:font-style-asian="italic" style:font-weight-asian="bold" style:font-style-complex="italic" style:font-weight-complex="bold"/>
    </style:style>
    <style:style style:name="T2032" style:family="text">
      <style:text-properties fo:font-style="italic" fo:font-weight="bold" officeooo:rsid="058ff97a" style:font-style-asian="italic" style:font-weight-asian="bold" style:font-style-complex="italic" style:font-weight-complex="bold"/>
    </style:style>
    <style:style style:name="T2033" style:family="text">
      <style:text-properties fo:font-style="italic" fo:font-weight="bold" officeooo:rsid="06a1ed70" style:font-style-asian="italic" style:font-weight-asian="bold" style:font-style-complex="italic" style:font-weight-complex="bold"/>
    </style:style>
    <style:style style:name="T2034" style:family="text">
      <style:text-properties fo:font-style="italic" fo:font-weight="bold" officeooo:rsid="087cbd4d" style:font-style-asian="italic" style:font-weight-asian="bold" style:font-style-complex="italic" style:font-weight-complex="bold"/>
    </style:style>
    <style:style style:name="T2035" style:family="text">
      <style:text-properties fo:font-style="italic" fo:font-weight="bold" officeooo:rsid="093041d0" style:font-style-asian="italic" style:font-weight-asian="bold" style:font-style-complex="italic" style:font-weight-complex="bold"/>
    </style:style>
    <style:style style:name="T2036" style:family="text">
      <style:text-properties fo:font-style="italic" fo:font-weight="bold" officeooo:rsid="098c846c" style:font-style-asian="italic" style:font-weight-asian="bold" style:font-style-complex="italic" style:font-weight-complex="bold"/>
    </style:style>
    <style:style style:name="T2037" style:family="text">
      <style:text-properties fo:font-style="italic" fo:font-weight="bold" officeooo:rsid="09c1144d" style:font-style-asian="italic" style:font-weight-asian="bold" style:font-style-complex="italic" style:font-weight-complex="bold"/>
    </style:style>
    <style:style style:name="T2038" style:family="text">
      <style:text-properties fo:font-style="italic" fo:font-weight="normal" officeooo:rsid="02a6f1fa" style:font-style-asian="italic" style:font-weight-asian="normal" style:font-style-complex="italic" style:font-weight-complex="normal"/>
    </style:style>
    <style:style style:name="T2039" style:family="text">
      <style:text-properties fo:font-style="italic" fo:font-weight="normal" officeooo:rsid="03de3618" style:font-style-asian="italic" style:font-weight-asian="normal" style:font-style-complex="italic" style:font-weight-complex="normal"/>
    </style:style>
    <style:style style:name="T2040" style:family="text">
      <style:text-properties fo:font-style="italic" fo:font-weight="normal" officeooo:rsid="036d4b1c" style:font-style-asian="italic" style:font-weight-asian="normal" style:font-style-complex="italic" style:font-weight-complex="normal"/>
    </style:style>
    <style:style style:name="T2041" style:family="text">
      <style:text-properties fo:font-style="italic" fo:font-weight="normal" officeooo:rsid="05818313" style:font-style-asian="italic" style:font-weight-asian="normal" style:font-style-complex="italic" style:font-weight-complex="normal"/>
    </style:style>
    <style:style style:name="T2042" style:family="text">
      <style:text-properties fo:font-style="italic" fo:font-weight="normal" officeooo:rsid="058ff97a" style:font-style-asian="italic" style:font-weight-asian="normal" style:font-style-complex="italic" style:font-weight-complex="normal"/>
    </style:style>
    <style:style style:name="T2043" style:family="text">
      <style:text-properties fo:font-style="italic" fo:font-weight="normal" officeooo:rsid="06598c92" style:font-style-asian="italic" style:font-weight-asian="normal" style:font-style-complex="italic" style:font-weight-complex="normal"/>
    </style:style>
    <style:style style:name="T2044" style:family="text">
      <style:text-properties fo:font-style="italic" fo:font-weight="normal" officeooo:rsid="07c67e65" style:font-style-asian="italic" style:font-weight-asian="normal" style:font-style-complex="italic" style:font-weight-complex="normal"/>
    </style:style>
    <style:style style:name="T2045" style:family="text">
      <style:text-properties fo:font-style="italic" fo:font-weight="normal" officeooo:rsid="087cbd4d" style:font-style-asian="italic" style:font-weight-asian="normal" style:font-style-complex="italic" style:font-weight-complex="normal"/>
    </style:style>
    <style:style style:name="T2046" style:family="text">
      <style:text-properties fo:font-style="italic" fo:font-weight="normal" officeooo:rsid="08d05568" style:font-style-asian="italic" style:font-weight-asian="normal" style:font-style-complex="italic" style:font-weight-complex="normal"/>
    </style:style>
    <style:style style:name="T2047" style:family="text">
      <style:text-properties fo:font-style="italic" fo:font-weight="normal" officeooo:rsid="09c1144d" style:font-style-asian="italic" style:font-weight-asian="normal" style:font-style-complex="italic" style:font-weight-complex="normal"/>
    </style:style>
    <style:style style:name="T2048" style:family="text">
      <style:text-properties fo:font-style="italic" style:text-underline-style="none" fo:font-weight="normal" officeooo:rsid="042ea266" style:font-style-asian="italic" style:font-weight-asian="normal" style:font-style-complex="italic" style:font-weight-complex="normal"/>
    </style:style>
    <style:style style:name="T2049" style:family="text">
      <style:text-properties fo:font-style="italic" style:text-underline-style="none" fo:font-weight="normal" officeooo:rsid="043041f4" style:font-style-asian="italic" style:font-weight-asian="normal" style:font-style-complex="italic" style:font-weight-complex="normal"/>
    </style:style>
    <style:style style:name="T2050" style:family="text">
      <style:text-properties fo:font-style="italic" style:text-underline-style="none" fo:font-weight="normal" officeooo:rsid="033728cd" style:font-style-asian="italic" style:font-weight-asian="normal" style:font-style-complex="italic" style:font-weight-complex="normal"/>
    </style:style>
    <style:style style:name="T2051" style:family="text">
      <style:text-properties fo:font-style="italic" style:text-underline-style="none" fo:font-weight="normal" officeooo:rsid="0ab62eec" style:font-style-asian="italic" style:font-weight-asian="normal" style:font-style-complex="italic" style:font-weight-complex="normal"/>
    </style:style>
    <style:style style:name="T2052" style:family="text">
      <style:text-properties fo:font-style="italic" style:text-underline-style="none" fo:font-weight="normal" officeooo:rsid="0ab71a31" style:font-style-asian="italic" style:font-weight-asian="normal" style:font-style-complex="italic" style:font-weight-complex="normal"/>
    </style:style>
    <style:style style:name="T2053" style:family="text">
      <style:text-properties fo:font-style="italic" style:text-underline-style="none" fo:font-weight="normal" officeooo:rsid="0ab97eef" style:font-style-asian="italic" style:font-weight-asian="normal" style:font-style-complex="italic" style:font-weight-complex="normal"/>
    </style:style>
    <style:style style:name="T2054" style:family="text">
      <style:text-properties fo:font-style="italic" style:text-underline-style="none" fo:font-weight="normal" officeooo:rsid="0abacdc8" style:font-style-asian="italic" style:font-weight-asian="normal" style:font-style-complex="italic" style:font-weight-complex="normal"/>
    </style:style>
    <style:style style:name="T2055" style:family="text">
      <style:text-properties fo:font-style="italic" style:text-underline-style="none" fo:font-weight="normal" officeooo:rsid="0abb64a5" style:font-style-asian="italic" style:font-weight-asian="normal" style:font-style-complex="italic" style:font-weight-complex="normal"/>
    </style:style>
    <style:style style:name="T2056" style:family="text">
      <style:text-properties fo:font-style="italic" style:text-underline-style="none" fo:font-weight="normal" officeooo:rsid="0ac128ca" style:font-style-asian="italic" style:font-weight-asian="normal" style:font-style-complex="italic" style:font-weight-complex="normal"/>
    </style:style>
    <style:style style:name="T2057" style:family="text">
      <style:text-properties fo:font-style="italic" style:text-underline-style="none" fo:font-weight="normal" officeooo:rsid="0be33375" style:font-style-asian="italic" style:font-weight-asian="normal" style:font-style-complex="italic" style:font-weight-complex="normal"/>
    </style:style>
    <style:style style:name="T2058" style:family="text">
      <style:text-properties fo:font-style="italic" style:text-underline-style="none" fo:font-weight="normal" officeooo:rsid="0c41b1f5" style:font-style-asian="italic" style:font-weight-asian="normal" style:font-style-complex="italic" style:font-weight-complex="normal"/>
    </style:style>
    <style:style style:name="T2059" style:family="text">
      <style:text-properties fo:font-style="italic" style:text-underline-style="none" fo:font-weight="normal" officeooo:rsid="0c467509" style:font-style-asian="italic" style:font-weight-asian="normal" style:font-style-complex="italic" style:font-weight-complex="normal"/>
    </style:style>
    <style:style style:name="T2060" style:family="text">
      <style:text-properties fo:font-style="italic" style:text-underline-style="none" fo:font-weight="normal" officeooo:rsid="0c482e3a" style:font-style-asian="italic" style:font-weight-asian="normal" style:font-style-complex="italic" style:font-weight-complex="normal"/>
    </style:style>
    <style:style style:name="T2061" style:family="text">
      <style:text-properties fo:font-style="italic" style:text-underline-style="none" fo:font-weight="normal" officeooo:rsid="0c4a2e31" style:font-style-asian="italic" style:font-weight-asian="normal" style:font-style-complex="italic" style:font-weight-complex="normal"/>
    </style:style>
    <style:style style:name="T2062" style:family="text">
      <style:text-properties fo:font-style="italic" style:text-underline-style="none" fo:font-weight="normal" officeooo:rsid="0c4dd9d1" style:font-style-asian="italic" style:font-weight-asian="normal" style:font-style-complex="italic" style:font-weight-complex="normal"/>
    </style:style>
    <style:style style:name="T2063" style:family="text">
      <style:text-properties fo:font-style="italic" style:text-underline-style="none" fo:font-weight="normal" officeooo:rsid="0c4e5b23" style:font-style-asian="italic" style:font-weight-asian="normal" style:font-style-complex="italic" style:font-weight-complex="normal"/>
    </style:style>
    <style:style style:name="T2064" style:family="text">
      <style:text-properties fo:font-style="italic" style:text-underline-style="none" fo:font-weight="normal" officeooo:rsid="0c524017" style:font-style-asian="italic" style:font-weight-asian="normal" style:font-style-complex="italic" style:font-weight-complex="normal"/>
    </style:style>
    <style:style style:name="T2065" style:family="text">
      <style:text-properties fo:font-style="italic" style:text-underline-style="none" fo:font-weight="normal" officeooo:rsid="0c53eea2" style:font-style-asian="italic" style:font-weight-asian="normal" style:font-style-complex="italic" style:font-weight-complex="normal"/>
    </style:style>
    <style:style style:name="T2066" style:family="text">
      <style:text-properties fo:font-style="italic" style:text-underline-style="none" fo:font-weight="normal" officeooo:rsid="0c55a963" style:font-style-asian="italic" style:font-weight-asian="normal" style:font-style-complex="italic" style:font-weight-complex="normal"/>
    </style:style>
    <style:style style:name="T2067" style:family="text">
      <style:text-properties fo:font-style="italic" style:text-underline-style="none" fo:font-weight="normal" officeooo:rsid="0c55ce1c" style:font-style-asian="italic" style:font-weight-asian="normal" style:font-style-complex="italic" style:font-weight-complex="normal"/>
    </style:style>
    <style:style style:name="T2068" style:family="text">
      <style:text-properties fo:font-style="italic" style:text-underline-style="none" fo:font-weight="normal" officeooo:rsid="0c565119" style:font-style-asian="italic" style:font-weight-asian="normal" style:font-style-complex="italic" style:font-weight-complex="normal"/>
    </style:style>
    <style:style style:name="T2069" style:family="text">
      <style:text-properties fo:font-style="italic" style:text-underline-style="none" fo:font-weight="normal" officeooo:rsid="0c60859d" style:font-style-asian="italic" style:font-weight-asian="normal" style:font-style-complex="italic" style:font-weight-complex="normal"/>
    </style:style>
    <style:style style:name="T2070" style:family="text">
      <style:text-properties fo:font-style="italic" style:text-underline-style="none" fo:font-weight="normal" officeooo:rsid="0c70c749" style:font-style-asian="italic" style:font-weight-asian="normal" style:font-style-complex="italic" style:font-weight-complex="normal"/>
    </style:style>
    <style:style style:name="T2071" style:family="text">
      <style:text-properties fo:font-style="italic" style:text-underline-style="none" fo:font-weight="normal" officeooo:rsid="0cd4a845" style:font-style-asian="italic" style:font-weight-asian="normal" style:font-style-complex="italic" style:font-weight-complex="normal"/>
    </style:style>
    <style:style style:name="T2072" style:family="text">
      <style:text-properties fo:font-style="italic" style:text-underline-style="none" fo:font-weight="normal" officeooo:rsid="0ce0364e" style:font-style-asian="italic" style:font-weight-asian="normal" style:font-style-complex="italic" style:font-weight-complex="normal"/>
    </style:style>
    <style:style style:name="T2073" style:family="text">
      <style:text-properties fo:font-style="italic" style:text-underline-style="none" fo:font-weight="normal" officeooo:rsid="0ce0d335" style:font-style-asian="italic" style:font-weight-asian="normal" style:font-style-complex="italic" style:font-weight-complex="normal"/>
    </style:style>
    <style:style style:name="T2074" style:family="text">
      <style:text-properties fo:font-style="italic" style:text-underline-style="none" fo:font-weight="normal" officeooo:rsid="0ce8478b" style:font-style-asian="italic" style:font-weight-asian="normal" style:font-style-complex="italic" style:font-weight-complex="normal"/>
    </style:style>
    <style:style style:name="T2075" style:family="text">
      <style:text-properties fo:font-style="italic" style:text-underline-style="none" fo:font-weight="normal" officeooo:rsid="0cfc3455" style:font-style-asian="italic" style:font-weight-asian="normal" style:font-style-complex="italic" style:font-weight-complex="normal"/>
    </style:style>
    <style:style style:name="T2076" style:family="text">
      <style:text-properties fo:font-style="italic" style:text-underline-style="none" fo:font-weight="normal" officeooo:rsid="0cfe80f4" style:font-style-asian="italic" style:font-weight-asian="normal" style:font-style-complex="italic" style:font-weight-complex="normal"/>
    </style:style>
    <style:style style:name="T2077" style:family="text">
      <style:text-properties fo:font-style="italic" style:text-underline-style="none" fo:font-weight="normal" officeooo:rsid="0d61fdb5" style:font-style-asian="italic" style:font-weight-asian="normal" style:font-style-complex="italic" style:font-weight-complex="normal"/>
    </style:style>
    <style:style style:name="T2078" style:family="text">
      <style:text-properties fo:font-style="italic" style:text-underline-style="none" fo:font-weight="normal" officeooo:rsid="0d667481" style:font-style-asian="italic" style:font-weight-asian="normal" style:font-style-complex="italic" style:font-weight-complex="normal"/>
    </style:style>
    <style:style style:name="T2079" style:family="text">
      <style:text-properties fo:font-style="italic" style:text-underline-style="none" fo:font-weight="normal" officeooo:rsid="0d677ce2" style:font-style-asian="italic" style:font-weight-asian="normal" style:font-style-complex="italic" style:font-weight-complex="normal"/>
    </style:style>
    <style:style style:name="T2080" style:family="text">
      <style:text-properties fo:font-style="italic" style:text-underline-style="none" fo:font-weight="normal" officeooo:rsid="0d72b3bd" style:font-style-asian="italic" style:font-weight-asian="normal" style:font-style-complex="italic" style:font-weight-complex="normal"/>
    </style:style>
    <style:style style:name="T2081" style:family="text">
      <style:text-properties fo:font-style="italic" style:text-underline-style="none" fo:font-weight="normal" officeooo:rsid="0d7ad292" style:font-style-asian="italic" style:font-weight-asian="normal" style:font-style-complex="italic" style:font-weight-complex="normal"/>
    </style:style>
    <style:style style:name="T2082" style:family="text">
      <style:text-properties fo:font-style="italic" style:text-underline-style="none" fo:font-weight="normal" officeooo:rsid="0d80bf5c" style:font-style-asian="italic" style:font-weight-asian="normal" style:font-style-complex="italic" style:font-weight-complex="normal"/>
    </style:style>
    <style:style style:name="T2083" style:family="text">
      <style:text-properties fo:font-style="italic" style:text-underline-style="none" fo:font-weight="normal" officeooo:rsid="0d885aed" style:font-style-asian="italic" style:font-weight-asian="normal" style:font-style-complex="italic" style:font-weight-complex="normal"/>
    </style:style>
    <style:style style:name="T2084" style:family="text">
      <style:text-properties fo:font-style="italic" style:text-underline-style="none" fo:font-weight="normal" officeooo:rsid="0d5ee47f" style:font-style-asian="italic" style:font-weight-asian="normal" style:font-style-complex="italic" style:font-weight-complex="normal"/>
    </style:style>
    <style:style style:name="T2085" style:family="text">
      <style:text-properties fo:font-style="italic" style:text-underline-style="none" fo:font-weight="normal" officeooo:rsid="0d6088dc" style:font-style-asian="italic" style:font-weight-asian="normal" style:font-style-complex="italic" style:font-weight-complex="normal"/>
    </style:style>
    <style:style style:name="T2086" style:family="text">
      <style:text-properties fo:font-style="italic" style:text-underline-style="none" fo:font-weight="normal" officeooo:rsid="0dbb2975" style:font-style-asian="italic" style:font-weight-asian="normal" style:font-style-complex="italic" style:font-weight-complex="normal"/>
    </style:style>
    <style:style style:name="T2087" style:family="text">
      <style:text-properties fo:font-style="italic" style:text-underline-style="none" fo:font-weight="normal" officeooo:rsid="0dbbefaf" style:font-style-asian="italic" style:font-weight-asian="normal" style:font-style-complex="italic" style:font-weight-complex="normal"/>
    </style:style>
    <style:style style:name="T2088" style:family="text">
      <style:text-properties fo:font-style="italic" style:text-underline-style="none" fo:font-weight="normal" officeooo:rsid="0dbef40e" style:font-style-asian="italic" style:font-weight-asian="normal" style:font-style-complex="italic" style:font-weight-complex="normal"/>
    </style:style>
    <style:style style:name="T2089" style:family="text">
      <style:text-properties fo:font-style="italic" style:text-underline-style="none" fo:font-weight="normal" officeooo:rsid="0d696951" style:font-style-asian="italic" style:font-weight-asian="normal" style:font-style-complex="italic" style:font-weight-complex="normal"/>
    </style:style>
    <style:style style:name="T2090" style:family="text">
      <style:text-properties fo:font-style="italic" style:text-underline-style="none" fo:font-weight="normal" officeooo:rsid="0dccaa1e" style:font-style-asian="italic" style:font-weight-asian="normal" style:font-style-complex="italic" style:font-weight-complex="normal"/>
    </style:style>
    <style:style style:name="T2091" style:family="text">
      <style:text-properties fo:font-style="italic" style:text-underline-style="none" fo:font-weight="normal" officeooo:rsid="0dce2a36" style:font-style-asian="italic" style:font-weight-asian="normal" style:font-style-complex="italic" style:font-weight-complex="normal"/>
    </style:style>
    <style:style style:name="T2092" style:family="text">
      <style:text-properties fo:font-style="italic" style:text-underline-style="none" fo:font-weight="normal" officeooo:rsid="0dce947d" style:font-style-asian="italic" style:font-weight-asian="normal" style:font-style-complex="italic" style:font-weight-complex="normal"/>
    </style:style>
    <style:style style:name="T2093" style:family="text">
      <style:text-properties fo:font-style="italic" style:text-underline-style="none" fo:font-weight="normal" officeooo:rsid="0dcff196" style:font-style-asian="italic" style:font-weight-asian="normal" style:font-style-complex="italic" style:font-weight-complex="normal"/>
    </style:style>
    <style:style style:name="T2094" style:family="text">
      <style:text-properties fo:font-style="italic" style:text-underline-style="none" fo:font-weight="normal" officeooo:rsid="0dd455a4" style:font-style-asian="italic" style:font-weight-asian="normal" style:font-style-complex="italic" style:font-weight-complex="normal"/>
    </style:style>
    <style:style style:name="T2095" style:family="text">
      <style:text-properties fo:font-style="italic" style:text-underline-style="none" fo:font-weight="normal" officeooo:rsid="0dd62bcb" style:font-style-asian="italic" style:font-weight-asian="normal" style:font-style-complex="italic" style:font-weight-complex="normal"/>
    </style:style>
    <style:style style:name="T2096" style:family="text">
      <style:text-properties fo:font-style="italic" style:text-underline-style="none" fo:font-weight="normal" officeooo:rsid="0de28e65" style:font-style-asian="italic" style:font-weight-asian="normal" style:font-style-complex="italic" style:font-weight-complex="normal"/>
    </style:style>
    <style:style style:name="T2097" style:family="text">
      <style:text-properties fo:font-style="italic" style:text-underline-style="none" fo:font-weight="normal" officeooo:rsid="0de3205c" style:font-style-asian="italic" style:font-weight-asian="normal" style:font-style-complex="italic" style:font-weight-complex="normal"/>
    </style:style>
    <style:style style:name="T2098" style:family="text">
      <style:text-properties fo:font-style="italic" style:text-underline-style="none" fo:font-weight="normal" officeooo:rsid="0de4dd9f" style:font-style-asian="italic" style:font-weight-asian="normal" style:font-style-complex="italic" style:font-weight-complex="normal"/>
    </style:style>
    <style:style style:name="T2099" style:family="text">
      <style:text-properties fo:font-style="italic" style:text-underline-style="none" fo:font-weight="normal" officeooo:rsid="0df10b7c" style:font-style-asian="italic" style:font-weight-asian="normal" style:font-style-complex="italic" style:font-weight-complex="normal"/>
    </style:style>
    <style:style style:name="T2100" style:family="text">
      <style:text-properties fo:font-style="italic" style:text-underline-style="none" fo:font-weight="normal" officeooo:rsid="0df12b66" style:font-style-asian="italic" style:font-weight-asian="normal" style:font-style-complex="italic" style:font-weight-complex="normal"/>
    </style:style>
    <style:style style:name="T2101" style:family="text">
      <style:text-properties fo:font-style="italic" style:text-underline-style="none" officeooo:rsid="0a99f1d2" style:font-style-asian="italic" style:font-style-complex="italic"/>
    </style:style>
    <style:style style:name="T2102" style:family="text">
      <style:text-properties fo:font-style="italic" style:text-underline-style="none" officeooo:rsid="0aab6f8d" style:font-style-asian="italic" style:font-style-complex="italic"/>
    </style:style>
    <style:style style:name="T2103" style:family="text">
      <style:text-properties fo:font-style="italic" officeooo:rsid="01de4db3" style:font-size-asian="12.25pt" style:font-style-asian="italic" style:font-style-complex="italic"/>
    </style:style>
    <style:style style:name="T2104" style:family="text">
      <style:text-properties fo:font-style="italic" officeooo:rsid="01d2b6e8" style:font-size-asian="12.25pt" style:font-style-asian="italic" style:font-style-complex="italic"/>
    </style:style>
    <style:style style:name="T2105" style:family="text">
      <style:text-properties officeooo:rsid="005c16f6"/>
    </style:style>
    <style:style style:name="T2106" style:family="text">
      <style:text-properties officeooo:rsid="00600d27"/>
    </style:style>
    <style:style style:name="T2107" style:family="text">
      <style:text-properties style:text-underline-style="solid" style:text-underline-width="auto" style:text-underline-color="font-color" fo:font-weight="bold" style:font-weight-asian="bold" style:font-weight-complex="bold"/>
    </style:style>
    <style:style style:name="T2108" style:family="text">
      <style:text-properties style:text-underline-style="solid" style:text-underline-width="auto" style:text-underline-color="font-color" fo:font-weight="bold" officeooo:rsid="001f0ea3" style:font-weight-asian="bold" style:font-weight-complex="bold"/>
    </style:style>
    <style:style style:name="T2109" style:family="text">
      <style:text-properties officeooo:rsid="007218f5"/>
    </style:style>
    <style:style style:name="T2110" style:family="text">
      <style:text-properties officeooo:rsid="0081af51"/>
    </style:style>
    <style:style style:name="T2111" style:family="text">
      <style:text-properties officeooo:rsid="00898c5f"/>
    </style:style>
    <style:style style:name="T2112" style:family="text">
      <style:text-properties officeooo:rsid="008a0141"/>
    </style:style>
    <style:style style:name="T2113" style:family="text">
      <style:text-properties officeooo:rsid="008bdbe0"/>
    </style:style>
    <style:style style:name="T2114" style:family="text">
      <style:text-properties officeooo:rsid="00be57ee"/>
    </style:style>
    <style:style style:name="T2115" style:family="text">
      <style:text-properties officeooo:rsid="00cef413"/>
    </style:style>
    <style:style style:name="T2116" style:family="text">
      <style:text-properties officeooo:rsid="013b3bd4"/>
    </style:style>
    <style:style style:name="T2117" style:family="text">
      <style:text-properties officeooo:rsid="0152859f"/>
    </style:style>
    <style:style style:name="T2118" style:family="text">
      <style:text-properties officeooo:rsid="0155f822"/>
    </style:style>
    <style:style style:name="T2119" style:family="text">
      <style:text-properties officeooo:rsid="0159b3b2"/>
    </style:style>
    <style:style style:name="T2120" style:family="text">
      <style:text-properties fo:font-weight="bold" style:font-weight-asian="bold" style:font-weight-complex="bold"/>
    </style:style>
    <style:style style:name="T2121" style:family="text">
      <style:text-properties fo:font-weight="bold" officeooo:rsid="0163ff84" style:font-weight-asian="bold" style:font-weight-complex="bold"/>
    </style:style>
    <style:style style:name="T2122" style:family="text">
      <style:text-properties style:font-name="Liberation Serif" fo:font-size="12pt" fo:font-style="italic" style:text-underline-style="none" fo:font-weight="bold" officeooo:rsid="001a1637" style:font-size-asian="10.5pt" style:font-style-asian="italic" style:font-weight-asian="bold" style:font-size-complex="12pt" style:font-style-complex="italic" style:font-weight-complex="bold"/>
    </style:style>
    <style:style style:name="T2123" style:family="text">
      <style:text-properties officeooo:rsid="016c8fb6"/>
    </style:style>
    <style:style style:name="T2124" style:family="text">
      <style:text-properties officeooo:rsid="016f5c91"/>
    </style:style>
    <style:style style:name="T2125" style:family="text">
      <style:text-properties officeooo:rsid="016f72bb"/>
    </style:style>
    <style:style style:name="T2126" style:family="text">
      <style:text-properties officeooo:rsid="01715fb8"/>
    </style:style>
    <style:style style:name="T2127" style:family="text">
      <style:text-properties officeooo:rsid="01735626"/>
    </style:style>
    <style:style style:name="T2128" style:family="text">
      <style:text-properties officeooo:rsid="0174adb1"/>
    </style:style>
    <style:style style:name="T2129" style:family="text">
      <style:text-properties officeooo:rsid="01762b37"/>
    </style:style>
    <style:style style:name="T2130" style:family="text">
      <style:text-properties officeooo:rsid="0178b523"/>
    </style:style>
    <style:style style:name="T2131" style:family="text">
      <style:text-properties officeooo:rsid="017bd806"/>
    </style:style>
    <style:style style:name="T2132" style:family="text">
      <style:text-properties officeooo:rsid="017e60e3"/>
    </style:style>
    <style:style style:name="T2133" style:family="text">
      <style:text-properties officeooo:rsid="0182adf1"/>
    </style:style>
    <style:style style:name="T2134" style:family="text">
      <style:text-properties officeooo:rsid="01837a4e"/>
    </style:style>
    <style:style style:name="T2135" style:family="text">
      <style:text-properties officeooo:rsid="0192a970"/>
    </style:style>
    <style:style style:name="T2136" style:family="text">
      <style:text-properties officeooo:rsid="019c3f20"/>
    </style:style>
    <style:style style:name="T2137" style:family="text">
      <style:text-properties officeooo:rsid="01ab5dd2"/>
    </style:style>
    <style:style style:name="T2138" style:family="text">
      <style:text-properties officeooo:rsid="01abcf34"/>
    </style:style>
    <style:style style:name="T2139" style:family="text">
      <style:text-properties officeooo:rsid="01bf997c"/>
    </style:style>
    <style:style style:name="T2140" style:family="text">
      <style:text-properties officeooo:rsid="01c3f6fc"/>
    </style:style>
    <style:style style:name="T2141" style:family="text">
      <style:text-properties officeooo:rsid="01c52b58"/>
    </style:style>
    <style:style style:name="T2142" style:family="text">
      <style:text-properties officeooo:rsid="01c68cd4"/>
    </style:style>
    <style:style style:name="T2143" style:family="text">
      <style:text-properties fo:font-size="14pt" fo:font-style="italic" fo:font-weight="normal" officeooo:rsid="015da12b" style:font-size-asian="14pt" style:font-style-asian="italic" style:font-weight-asian="normal" style:font-size-complex="14pt" style:font-style-complex="italic" style:font-weight-complex="normal"/>
    </style:style>
    <style:style style:name="T2144" style:family="text">
      <style:text-properties fo:font-size="14pt" fo:font-style="italic" fo:font-weight="normal" officeooo:rsid="0116633c" style:font-size-asian="14pt" style:font-style-asian="italic" style:font-weight-asian="normal" style:font-size-complex="14pt" style:font-style-complex="italic" style:font-weight-complex="normal"/>
    </style:style>
    <style:style style:name="T2145" style:family="text">
      <style:text-properties fo:font-size="14pt" fo:font-style="italic" fo:font-weight="normal" officeooo:rsid="06598c92" style:font-size-asian="14pt" style:font-style-asian="italic" style:font-weight-asian="normal" style:font-size-complex="14pt" style:font-style-complex="italic" style:font-weight-complex="normal"/>
    </style:style>
    <style:style style:name="T2146" style:family="text">
      <style:text-properties fo:font-size="14pt" fo:font-style="italic" fo:font-weight="normal" officeooo:rsid="065acf9a" style:font-size-asian="14pt" style:font-style-asian="italic" style:font-weight-asian="normal" style:font-size-complex="14pt" style:font-style-complex="italic" style:font-weight-complex="normal"/>
    </style:style>
    <style:style style:name="T2147" style:family="text">
      <style:text-properties fo:font-size="14pt" fo:font-style="italic" fo:font-weight="normal" officeooo:rsid="067d2af4" style:font-size-asian="14pt" style:font-style-asian="italic" style:font-weight-asian="normal" style:font-size-complex="14pt" style:font-style-complex="italic" style:font-weight-complex="normal"/>
    </style:style>
    <style:style style:name="T2148" style:family="text">
      <style:text-properties fo:font-size="14pt" fo:font-style="italic" fo:font-weight="normal" officeooo:rsid="06ca1bc9" style:font-size-asian="14pt" style:font-style-asian="italic" style:font-weight-asian="normal" style:font-size-complex="14pt" style:font-style-complex="italic" style:font-weight-complex="normal"/>
    </style:style>
    <style:style style:name="T2149" style:family="text">
      <style:text-properties fo:font-size="14pt" fo:font-style="italic" fo:font-weight="normal" officeooo:rsid="06cc70b9" style:font-size-asian="14pt" style:font-style-asian="italic" style:font-weight-asian="normal" style:font-size-complex="14pt" style:font-style-complex="italic" style:font-weight-complex="normal"/>
    </style:style>
    <style:style style:name="T2150" style:family="text">
      <style:text-properties fo:font-size="14pt" fo:font-style="italic" fo:font-weight="normal" officeooo:rsid="06cff232" style:font-size-asian="14pt" style:font-style-asian="italic" style:font-weight-asian="normal" style:font-size-complex="14pt" style:font-style-complex="italic" style:font-weight-complex="normal"/>
    </style:style>
    <style:style style:name="T2151" style:family="text">
      <style:text-properties fo:font-size="14pt" fo:font-style="italic" fo:font-weight="normal" officeooo:rsid="06d363b9" style:font-size-asian="14pt" style:font-style-asian="italic" style:font-weight-asian="normal" style:font-size-complex="14pt" style:font-style-complex="italic" style:font-weight-complex="normal"/>
    </style:style>
    <style:style style:name="T2152" style:family="text">
      <style:text-properties fo:font-size="14pt" fo:font-style="italic" fo:font-weight="normal" officeooo:rsid="015dc122" style:font-size-asian="14pt" style:font-style-asian="italic" style:font-weight-asian="normal" style:font-size-complex="14pt" style:font-style-complex="italic" style:font-weight-complex="normal"/>
    </style:style>
    <style:style style:name="T2153" style:family="text">
      <style:text-properties fo:font-size="14pt" fo:font-style="italic" fo:font-weight="normal" officeooo:rsid="06dc4d73" style:font-size-asian="14pt" style:font-style-asian="italic" style:font-weight-asian="normal" style:font-size-complex="14pt" style:font-style-complex="italic" style:font-weight-complex="normal"/>
    </style:style>
    <style:style style:name="T2154" style:family="text">
      <style:text-properties fo:font-size="14pt" fo:font-style="italic" fo:font-weight="normal" officeooo:rsid="06dd10fe" style:font-size-asian="14pt" style:font-style-asian="italic" style:font-weight-asian="normal" style:font-size-complex="14pt" style:font-style-complex="italic" style:font-weight-complex="normal"/>
    </style:style>
    <style:style style:name="T2155" style:family="text">
      <style:text-properties fo:font-size="14pt" fo:font-style="italic" fo:font-weight="normal" officeooo:rsid="06df48d6" style:font-size-asian="14pt" style:font-style-asian="italic" style:font-weight-asian="normal" style:font-size-complex="14pt" style:font-style-complex="italic" style:font-weight-complex="normal"/>
    </style:style>
    <style:style style:name="T2156" style:family="text">
      <style:text-properties fo:font-size="14pt" fo:font-style="italic" fo:font-weight="normal" officeooo:rsid="06df8659" style:font-size-asian="14pt" style:font-style-asian="italic" style:font-weight-asian="normal" style:font-size-complex="14pt" style:font-style-complex="italic" style:font-weight-complex="normal"/>
    </style:style>
    <style:style style:name="T2157" style:family="text">
      <style:text-properties fo:font-size="14pt" fo:font-style="italic" fo:font-weight="normal" officeooo:rsid="06e1e676" style:font-size-asian="14pt" style:font-style-asian="italic" style:font-weight-asian="normal" style:font-size-complex="14pt" style:font-style-complex="italic" style:font-weight-complex="normal"/>
    </style:style>
    <style:style style:name="T2158" style:family="text">
      <style:text-properties fo:font-size="14pt" fo:font-style="italic" fo:font-weight="normal" officeooo:rsid="06e3492c" style:font-size-asian="14pt" style:font-style-asian="italic" style:font-weight-asian="normal" style:font-size-complex="14pt" style:font-style-complex="italic" style:font-weight-complex="normal"/>
    </style:style>
    <style:style style:name="T2159" style:family="text">
      <style:text-properties fo:font-size="14pt" fo:font-style="italic" fo:font-weight="normal" officeooo:rsid="06e7028c" style:font-size-asian="14pt" style:font-style-asian="italic" style:font-weight-asian="normal" style:font-size-complex="14pt" style:font-style-complex="italic" style:font-weight-complex="normal"/>
    </style:style>
    <style:style style:name="T2160" style:family="text">
      <style:text-properties fo:font-size="14pt" fo:font-style="italic" fo:font-weight="normal" officeooo:rsid="06eb0579" style:font-size-asian="14pt" style:font-style-asian="italic" style:font-weight-asian="normal" style:font-size-complex="14pt" style:font-style-complex="italic" style:font-weight-complex="normal"/>
    </style:style>
    <style:style style:name="T2161" style:family="text">
      <style:text-properties fo:font-size="14pt" fo:font-style="italic" fo:font-weight="normal" officeooo:rsid="06edbd06" style:font-size-asian="14pt" style:font-style-asian="italic" style:font-weight-asian="normal" style:font-size-complex="14pt" style:font-style-complex="italic" style:font-weight-complex="normal"/>
    </style:style>
    <style:style style:name="T2162" style:family="text">
      <style:text-properties fo:font-size="14pt" fo:font-style="italic" fo:font-weight="normal" officeooo:rsid="06f0cc8b" style:font-size-asian="14pt" style:font-style-asian="italic" style:font-weight-asian="normal" style:font-size-complex="14pt" style:font-style-complex="italic" style:font-weight-complex="normal"/>
    </style:style>
    <style:style style:name="T2163" style:family="text">
      <style:text-properties fo:font-size="14pt" fo:font-style="italic" fo:font-weight="normal" officeooo:rsid="06f2004c" style:font-size-asian="14pt" style:font-style-asian="italic" style:font-weight-asian="normal" style:font-size-complex="14pt" style:font-style-complex="italic" style:font-weight-complex="normal"/>
    </style:style>
    <style:style style:name="T2164" style:family="text">
      <style:text-properties fo:font-size="14pt" fo:font-style="italic" fo:font-weight="normal" officeooo:rsid="06f3fa4f" style:font-size-asian="14pt" style:font-style-asian="italic" style:font-weight-asian="normal" style:font-size-complex="14pt" style:font-style-complex="italic" style:font-weight-complex="normal"/>
    </style:style>
    <style:style style:name="T2165" style:family="text">
      <style:text-properties fo:font-size="14pt" fo:font-style="italic" fo:font-weight="normal" officeooo:rsid="06f574a3" style:font-size-asian="14pt" style:font-style-asian="italic" style:font-weight-asian="normal" style:font-size-complex="14pt" style:font-style-complex="italic" style:font-weight-complex="normal"/>
    </style:style>
    <style:style style:name="T2166" style:family="text">
      <style:text-properties fo:font-size="14pt" fo:font-style="italic" fo:font-weight="normal" officeooo:rsid="06f67e5b" style:font-size-asian="14pt" style:font-style-asian="italic" style:font-weight-asian="normal" style:font-size-complex="14pt" style:font-style-complex="italic" style:font-weight-complex="normal"/>
    </style:style>
    <style:style style:name="T2167" style:family="text">
      <style:text-properties fo:font-size="14pt" fo:font-style="italic" fo:font-weight="normal" officeooo:rsid="06f8f933" style:font-size-asian="14pt" style:font-style-asian="italic" style:font-weight-asian="normal" style:font-size-complex="14pt" style:font-style-complex="italic" style:font-weight-complex="normal"/>
    </style:style>
    <style:style style:name="T2168" style:family="text">
      <style:text-properties fo:font-size="14pt" fo:font-style="italic" fo:font-weight="normal" officeooo:rsid="06fd7f85" style:font-size-asian="14pt" style:font-style-asian="italic" style:font-weight-asian="normal" style:font-size-complex="14pt" style:font-style-complex="italic" style:font-weight-complex="normal"/>
    </style:style>
    <style:style style:name="T2169" style:family="text">
      <style:text-properties fo:font-size="14pt" fo:font-style="italic" fo:font-weight="normal" officeooo:rsid="0700d4f4" style:font-size-asian="14pt" style:font-style-asian="italic" style:font-weight-asian="normal" style:font-size-complex="14pt" style:font-style-complex="italic" style:font-weight-complex="normal"/>
    </style:style>
    <style:style style:name="T2170" style:family="text">
      <style:text-properties fo:font-size="14pt" fo:font-style="italic" fo:font-weight="normal" officeooo:rsid="0703cf63" style:font-size-asian="14pt" style:font-style-asian="italic" style:font-weight-asian="normal" style:font-size-complex="14pt" style:font-style-complex="italic" style:font-weight-complex="normal"/>
    </style:style>
    <style:style style:name="T2171" style:family="text">
      <style:text-properties fo:font-size="14pt" fo:font-style="italic" fo:font-weight="normal" officeooo:rsid="07076d11" style:font-size-asian="14pt" style:font-style-asian="italic" style:font-weight-asian="normal" style:font-size-complex="14pt" style:font-style-complex="italic" style:font-weight-complex="normal"/>
    </style:style>
    <style:style style:name="T2172" style:family="text">
      <style:text-properties fo:font-size="14pt" fo:font-style="italic" fo:font-weight="normal" officeooo:rsid="07090d01" style:font-size-asian="14pt" style:font-style-asian="italic" style:font-weight-asian="normal" style:font-size-complex="14pt" style:font-style-complex="italic" style:font-weight-complex="normal"/>
    </style:style>
    <style:style style:name="T2173" style:family="text">
      <style:text-properties fo:font-size="14pt" fo:font-style="italic" fo:font-weight="normal" officeooo:rsid="070a3ac0" style:font-size-asian="14pt" style:font-style-asian="italic" style:font-weight-asian="normal" style:font-size-complex="14pt" style:font-style-complex="italic" style:font-weight-complex="normal"/>
    </style:style>
    <style:style style:name="T2174" style:family="text">
      <style:text-properties fo:font-size="14pt" fo:font-style="italic" fo:font-weight="normal" officeooo:rsid="070e2412" style:font-size-asian="14pt" style:font-style-asian="italic" style:font-weight-asian="normal" style:font-size-complex="14pt" style:font-style-complex="italic" style:font-weight-complex="normal"/>
    </style:style>
    <style:style style:name="T2175" style:family="text">
      <style:text-properties fo:font-size="14pt" fo:font-style="italic" fo:font-weight="normal" officeooo:rsid="07136d84" style:font-size-asian="14pt" style:font-style-asian="italic" style:font-weight-asian="normal" style:font-size-complex="14pt" style:font-style-complex="italic" style:font-weight-complex="normal"/>
    </style:style>
    <style:style style:name="T2176" style:family="text">
      <style:text-properties fo:font-size="14pt" fo:font-style="italic" fo:font-weight="normal" officeooo:rsid="07396970" style:font-size-asian="14pt" style:font-style-asian="italic" style:font-weight-asian="normal" style:font-size-complex="14pt" style:font-style-complex="italic" style:font-weight-complex="normal"/>
    </style:style>
    <style:style style:name="T2177" style:family="text">
      <style:text-properties fo:font-size="14pt" fo:font-style="italic" fo:font-weight="normal" officeooo:rsid="0749b729" style:font-size-asian="14pt" style:font-style-asian="italic" style:font-weight-asian="normal" style:font-size-complex="14pt" style:font-style-complex="italic" style:font-weight-complex="normal"/>
    </style:style>
    <style:style style:name="T2178" style:family="text">
      <style:text-properties fo:font-size="14pt" fo:font-style="italic" fo:font-weight="normal" officeooo:rsid="0760e847" style:font-size-asian="14pt" style:font-style-asian="italic" style:font-weight-asian="normal" style:font-size-complex="14pt" style:font-style-complex="italic" style:font-weight-complex="normal"/>
    </style:style>
    <style:style style:name="T2179" style:family="text">
      <style:text-properties fo:font-size="14pt" fo:font-style="italic" fo:font-weight="normal" officeooo:rsid="078aafab" style:font-size-asian="14pt" style:font-style-asian="italic" style:font-weight-asian="normal" style:font-size-complex="14pt" style:font-style-complex="italic" style:font-weight-complex="normal"/>
    </style:style>
    <style:style style:name="T2180" style:family="text">
      <style:text-properties fo:font-size="14pt" fo:font-style="italic" fo:font-weight="normal" officeooo:rsid="07a755a6" style:font-size-asian="14pt" style:font-style-asian="italic" style:font-weight-asian="normal" style:font-size-complex="14pt" style:font-style-complex="italic" style:font-weight-complex="normal"/>
    </style:style>
    <style:style style:name="T2181" style:family="text">
      <style:text-properties fo:font-size="14pt" fo:font-style="italic" fo:font-weight="normal" officeooo:rsid="07d25e9b" style:font-size-asian="14pt" style:font-style-asian="italic" style:font-weight-asian="normal" style:font-size-complex="14pt" style:font-style-complex="italic" style:font-weight-complex="normal"/>
    </style:style>
    <style:style style:name="T2182" style:family="text">
      <style:text-properties fo:font-size="14pt" fo:font-style="italic" fo:font-weight="normal" officeooo:rsid="07d40d28" style:font-size-asian="14pt" style:font-style-asian="italic" style:font-weight-asian="normal" style:font-size-complex="14pt" style:font-style-complex="italic" style:font-weight-complex="normal"/>
    </style:style>
    <style:style style:name="T2183" style:family="text">
      <style:text-properties fo:font-size="14pt" fo:font-style="italic" fo:font-weight="normal" officeooo:rsid="07d60c2a" style:font-size-asian="14pt" style:font-style-asian="italic" style:font-weight-asian="normal" style:font-size-complex="14pt" style:font-style-complex="italic" style:font-weight-complex="normal"/>
    </style:style>
    <style:style style:name="T2184" style:family="text">
      <style:text-properties fo:font-size="14pt" fo:font-style="italic" fo:font-weight="normal" officeooo:rsid="07e01ee2" style:font-size-asian="14pt" style:font-style-asian="italic" style:font-weight-asian="normal" style:font-size-complex="14pt" style:font-style-complex="italic" style:font-weight-complex="normal"/>
    </style:style>
    <style:style style:name="T2185" style:family="text">
      <style:text-properties fo:font-size="14pt" fo:font-style="italic" fo:font-weight="normal" officeooo:rsid="08056fab" style:font-size-asian="14pt" style:font-style-asian="italic" style:font-weight-asian="normal" style:font-size-complex="14pt" style:font-style-complex="italic" style:font-weight-complex="normal"/>
    </style:style>
    <style:style style:name="T2186" style:family="text">
      <style:text-properties fo:font-size="14pt" fo:font-style="italic" fo:font-weight="normal" officeooo:rsid="08520806" style:font-size-asian="14pt" style:font-style-asian="italic" style:font-weight-asian="normal" style:font-size-complex="14pt" style:font-style-complex="italic" style:font-weight-complex="normal"/>
    </style:style>
    <style:style style:name="T2187" style:family="text">
      <style:text-properties fo:font-size="14pt" fo:font-style="italic" fo:font-weight="normal" officeooo:rsid="085bdca6" style:font-size-asian="14pt" style:font-style-asian="italic" style:font-weight-asian="normal" style:font-size-complex="14pt" style:font-style-complex="italic" style:font-weight-complex="normal"/>
    </style:style>
    <style:style style:name="T2188" style:family="text">
      <style:text-properties fo:font-size="14pt" fo:font-style="italic" fo:font-weight="normal" officeooo:rsid="086850db" style:font-size-asian="14pt" style:font-style-asian="italic" style:font-weight-asian="normal" style:font-size-complex="14pt" style:font-style-complex="italic" style:font-weight-complex="normal"/>
    </style:style>
    <style:style style:name="T2189" style:family="text">
      <style:text-properties fo:font-size="14pt" fo:font-style="italic" fo:font-weight="normal" officeooo:rsid="08967f9b" style:font-size-asian="14pt" style:font-style-asian="italic" style:font-weight-asian="normal" style:font-size-complex="14pt" style:font-style-complex="italic" style:font-weight-complex="normal"/>
    </style:style>
    <style:style style:name="T2190" style:family="text">
      <style:text-properties fo:font-size="14pt" fo:font-style="italic" fo:font-weight="normal" officeooo:rsid="08972725" style:font-size-asian="14pt" style:font-style-asian="italic" style:font-weight-asian="normal" style:font-size-complex="14pt" style:font-style-complex="italic" style:font-weight-complex="normal"/>
    </style:style>
    <style:style style:name="T2191" style:family="text">
      <style:text-properties fo:font-size="14pt" fo:font-style="italic" fo:font-weight="normal" officeooo:rsid="09144161" style:font-size-asian="14pt" style:font-style-asian="italic" style:font-weight-asian="normal" style:font-size-complex="14pt" style:font-style-complex="italic" style:font-weight-complex="normal"/>
    </style:style>
    <style:style style:name="T2192" style:family="text">
      <style:text-properties fo:font-size="14pt" fo:font-style="italic" fo:font-weight="normal" officeooo:rsid="09311a6c" style:font-size-asian="14pt" style:font-style-asian="italic" style:font-weight-asian="normal" style:font-size-complex="14pt" style:font-style-complex="italic" style:font-weight-complex="normal"/>
    </style:style>
    <style:style style:name="T2193" style:family="text">
      <style:text-properties fo:font-size="14pt" fo:font-style="italic" fo:font-weight="normal" officeooo:rsid="093d6e66" style:font-size-asian="14pt" style:font-style-asian="italic" style:font-weight-asian="normal" style:font-size-complex="14pt" style:font-style-complex="italic" style:font-weight-complex="normal"/>
    </style:style>
    <style:style style:name="T2194" style:family="text">
      <style:text-properties fo:font-size="14pt" fo:font-style="italic" fo:font-weight="normal" officeooo:rsid="0a2b102a" style:font-size-asian="14pt" style:font-style-asian="italic" style:font-weight-asian="normal" style:font-size-complex="14pt" style:font-style-complex="italic" style:font-weight-complex="normal"/>
    </style:style>
    <style:style style:name="T2195" style:family="text">
      <style:text-properties fo:font-size="14pt" fo:font-style="italic" fo:font-weight="normal" officeooo:rsid="0a534176" style:font-size-asian="14pt" style:font-style-asian="italic" style:font-weight-asian="normal" style:font-size-complex="14pt" style:font-style-complex="italic" style:font-weight-complex="normal"/>
    </style:style>
    <style:style style:name="T2196" style:family="text">
      <style:text-properties fo:font-size="14pt" fo:font-style="italic" fo:font-weight="normal" officeooo:rsid="0ab86919" style:font-size-asian="14pt" style:font-style-asian="italic" style:font-weight-asian="normal" style:font-size-complex="14pt" style:font-style-complex="italic" style:font-weight-complex="normal"/>
    </style:style>
    <style:style style:name="T2197" style:family="text">
      <style:text-properties fo:font-size="14pt" fo:font-style="italic" fo:font-weight="normal" officeooo:rsid="0ae08b22" style:font-size-asian="14pt" style:font-style-asian="italic" style:font-weight-asian="normal" style:font-size-complex="14pt" style:font-style-complex="italic" style:font-weight-complex="normal"/>
    </style:style>
    <style:style style:name="T2198" style:family="text">
      <style:text-properties fo:font-size="14pt" fo:font-style="italic" fo:font-weight="normal" officeooo:rsid="046a7b59" style:font-size-asian="14pt" style:font-style-asian="italic" style:font-weight-asian="normal" style:font-size-complex="14pt" style:font-style-complex="italic" style:font-weight-complex="normal"/>
    </style:style>
    <style:style style:name="T2199" style:family="text">
      <style:text-properties fo:font-size="14pt" fo:font-style="italic" fo:font-weight="normal" officeooo:rsid="0b35fe14" style:font-size-asian="14pt" style:font-style-asian="italic" style:font-weight-asian="normal" style:font-size-complex="14pt" style:font-style-complex="italic" style:font-weight-complex="normal"/>
    </style:style>
    <style:style style:name="T2200" style:family="text">
      <style:text-properties fo:font-size="14pt" fo:font-style="italic" fo:font-weight="normal" officeooo:rsid="0c41b1f5" style:font-size-asian="14pt" style:font-style-asian="italic" style:font-weight-asian="normal" style:font-size-complex="14pt" style:font-style-complex="italic" style:font-weight-complex="normal"/>
    </style:style>
    <style:style style:name="T2201" style:family="text">
      <style:text-properties fo:font-size="14pt" fo:font-style="italic" fo:font-weight="normal" officeooo:rsid="0c4bef1f" style:font-size-asian="14pt" style:font-style-asian="italic" style:font-weight-asian="normal" style:font-size-complex="14pt" style:font-style-complex="italic" style:font-weight-complex="normal"/>
    </style:style>
    <style:style style:name="T2202" style:family="text">
      <style:text-properties fo:font-size="14pt" fo:font-style="italic" fo:font-weight="normal" officeooo:rsid="0c53eea2" style:font-size-asian="14pt" style:font-style-asian="italic" style:font-weight-asian="normal" style:font-size-complex="14pt" style:font-style-complex="italic" style:font-weight-complex="normal"/>
    </style:style>
    <style:style style:name="T2203" style:family="text">
      <style:text-properties fo:font-size="14pt" fo:font-style="italic" fo:font-weight="normal" officeooo:rsid="0c5be195" style:font-size-asian="14pt" style:font-style-asian="italic" style:font-weight-asian="normal" style:font-size-complex="14pt" style:font-style-complex="italic" style:font-weight-complex="normal"/>
    </style:style>
    <style:style style:name="T2204" style:family="text">
      <style:text-properties fo:font-size="14pt" fo:font-style="italic" fo:font-weight="normal" officeooo:rsid="0c6e51d5" style:font-size-asian="14pt" style:font-style-asian="italic" style:font-weight-asian="normal" style:font-size-complex="14pt" style:font-style-complex="italic" style:font-weight-complex="normal"/>
    </style:style>
    <style:style style:name="T2205" style:family="text">
      <style:text-properties fo:font-size="14pt" fo:font-style="italic" fo:font-weight="normal" officeooo:rsid="0d2a3b24" style:font-size-asian="14pt" style:font-style-asian="italic" style:font-weight-asian="normal" style:font-size-complex="14pt" style:font-style-complex="italic" style:font-weight-complex="normal"/>
    </style:style>
    <style:style style:name="T2206" style:family="text">
      <style:text-properties fo:font-size="14pt" fo:font-style="italic" fo:font-weight="normal" officeooo:rsid="0d31c80b" style:font-size-asian="14pt" style:font-style-asian="italic" style:font-weight-asian="normal" style:font-size-complex="14pt" style:font-style-complex="italic" style:font-weight-complex="normal"/>
    </style:style>
    <style:style style:name="T2207" style:family="text">
      <style:text-properties fo:font-size="14pt" fo:font-style="italic" fo:font-weight="normal" officeooo:rsid="0d6499ea" style:font-size-asian="14pt" style:font-style-asian="italic" style:font-weight-asian="normal" style:font-size-complex="14pt" style:font-style-complex="italic" style:font-weight-complex="normal"/>
    </style:style>
    <style:style style:name="T2208" style:family="text">
      <style:text-properties fo:font-size="14pt" fo:font-style="italic" fo:font-weight="normal" officeooo:rsid="0d6f776f" style:font-size-asian="14pt" style:font-style-asian="italic" style:font-weight-asian="normal" style:font-size-complex="14pt" style:font-style-complex="italic" style:font-weight-complex="normal"/>
    </style:style>
    <style:style style:name="T2209" style:family="text">
      <style:text-properties fo:font-size="14pt" fo:font-style="italic" fo:font-weight="normal" officeooo:rsid="0dfb77a2" style:font-size-asian="14pt" style:font-style-asian="italic" style:font-weight-asian="normal" style:font-size-complex="14pt" style:font-style-complex="italic" style:font-weight-complex="normal"/>
    </style:style>
    <style:style style:name="T2210" style:family="text">
      <style:text-properties fo:font-size="14pt" fo:font-style="italic" fo:font-weight="normal" officeooo:rsid="0e5b80e5" style:font-size-asian="14pt" style:font-style-asian="italic" style:font-weight-asian="normal" style:font-size-complex="14pt" style:font-style-complex="italic" style:font-weight-complex="normal"/>
    </style:style>
    <style:style style:name="T2211" style:family="text">
      <style:text-properties fo:font-size="14pt" fo:font-style="italic" fo:font-weight="normal" officeooo:rsid="0eac0e8a" style:font-size-asian="14pt" style:font-style-asian="italic" style:font-weight-asian="normal" style:font-size-complex="14pt" style:font-style-complex="italic" style:font-weight-complex="normal"/>
    </style:style>
    <style:style style:name="T2212" style:family="text">
      <style:text-properties fo:font-size="14pt" fo:font-style="italic" fo:font-weight="normal" officeooo:rsid="0ee20b4f" style:font-size-asian="14pt" style:font-style-asian="italic" style:font-weight-asian="normal" style:font-size-complex="14pt" style:font-style-complex="italic" style:font-weight-complex="normal"/>
    </style:style>
    <style:style style:name="T2213" style:family="text">
      <style:text-properties fo:font-size="14pt" fo:font-style="italic" officeooo:rsid="052a6168" style:font-size-asian="14pt" style:font-style-asian="italic" style:font-size-complex="14pt" style:font-style-complex="italic"/>
    </style:style>
    <style:style style:name="T2214" style:family="text">
      <style:text-properties fo:font-size="14pt" fo:font-style="italic" officeooo:rsid="0597cf24" style:font-size-asian="14pt" style:font-style-asian="italic" style:font-size-complex="14pt" style:font-style-complex="italic"/>
    </style:style>
    <style:style style:name="T2215" style:family="text">
      <style:text-properties fo:font-size="14pt" fo:font-style="italic" officeooo:rsid="065aa910" style:font-size-asian="14pt" style:font-style-asian="italic" style:font-size-complex="14pt" style:font-style-complex="italic"/>
    </style:style>
    <style:style style:name="T2216" style:family="text">
      <style:text-properties fo:font-size="14pt" fo:font-style="italic" style:text-underline-style="none" fo:font-weight="normal" officeooo:rsid="06598c92" style:font-size-asian="14pt" style:font-style-asian="italic" style:font-weight-asian="normal" style:font-size-complex="14pt" style:font-style-complex="italic" style:font-weight-complex="normal"/>
    </style:style>
    <style:style style:name="T2217" style:family="text">
      <style:text-properties fo:font-size="14pt" fo:font-style="italic" style:text-underline-style="none" fo:font-weight="normal" officeooo:rsid="015dc122" style:font-size-asian="14pt" style:font-style-asian="italic" style:font-weight-asian="normal" style:font-size-complex="14pt" style:font-style-complex="italic" style:font-weight-complex="normal"/>
    </style:style>
    <style:style style:name="T2218" style:family="text">
      <style:text-properties fo:font-size="14pt" fo:font-style="italic" style:text-underline-style="none" fo:font-weight="normal" officeooo:rsid="06d5655f" style:font-size-asian="14pt" style:font-style-asian="italic" style:font-weight-asian="normal" style:font-size-complex="14pt" style:font-style-complex="italic" style:font-weight-complex="normal"/>
    </style:style>
    <style:style style:name="T2219" style:family="text">
      <style:text-properties fo:font-size="14pt" fo:font-style="italic" style:text-underline-style="none" fo:font-weight="normal" officeooo:rsid="0b7e0583" style:font-size-asian="14pt" style:font-style-asian="italic" style:font-weight-asian="normal" style:font-size-complex="14pt" style:font-style-complex="italic" style:font-weight-complex="normal"/>
    </style:style>
    <style:style style:name="T2220" style:family="text">
      <style:text-properties officeooo:rsid="01e4eb87"/>
    </style:style>
    <style:style style:name="T2221" style:family="text">
      <style:text-properties officeooo:rsid="01ecfb37"/>
    </style:style>
    <style:style style:name="T2222" style:family="text">
      <style:text-properties officeooo:rsid="01f158b4"/>
    </style:style>
    <style:style style:name="T2223" style:family="text">
      <style:text-properties officeooo:rsid="01f72680"/>
    </style:style>
    <style:style style:name="T2224" style:family="text">
      <style:text-properties officeooo:rsid="01f8eee1"/>
    </style:style>
    <style:style style:name="T2225" style:family="text">
      <style:text-properties officeooo:rsid="0205d0fb"/>
    </style:style>
    <style:style style:name="T2226" style:family="text">
      <style:text-properties officeooo:rsid="0205df7c"/>
    </style:style>
    <style:style style:name="T2227" style:family="text">
      <style:text-properties officeooo:rsid="0206c9af"/>
    </style:style>
    <style:style style:name="T2228" style:family="text">
      <style:text-properties officeooo:rsid="0215565f"/>
    </style:style>
    <style:style style:name="T2229" style:family="text">
      <style:text-properties officeooo:rsid="0216e9ac"/>
    </style:style>
    <style:style style:name="T2230" style:family="text">
      <style:text-properties officeooo:rsid="02179275"/>
    </style:style>
    <style:style style:name="T2231" style:family="text">
      <style:text-properties officeooo:rsid="021d4a0a"/>
    </style:style>
    <style:style style:name="T2232" style:family="text">
      <style:text-properties officeooo:rsid="021de231"/>
    </style:style>
    <style:style style:name="T2233" style:family="text">
      <style:text-properties officeooo:rsid="022b20af"/>
    </style:style>
    <style:style style:name="T2234" style:family="text">
      <style:text-properties officeooo:rsid="023356fd"/>
    </style:style>
    <style:style style:name="T2235" style:family="text">
      <style:text-properties officeooo:rsid="02579dd0"/>
    </style:style>
    <style:style style:name="T2236" style:family="text">
      <style:text-properties officeooo:rsid="02678416"/>
    </style:style>
    <style:style style:name="T2237" style:family="text">
      <style:text-properties officeooo:rsid="0273ea81"/>
    </style:style>
    <style:style style:name="T2238" style:family="text">
      <style:text-properties officeooo:rsid="027e467c"/>
    </style:style>
    <style:style style:name="T2239" style:family="text">
      <style:text-properties officeooo:rsid="02e3a1a2"/>
    </style:style>
    <style:style style:name="T2240" style:family="text">
      <style:text-properties officeooo:rsid="02e3c5fe"/>
    </style:style>
    <style:style style:name="T2241" style:family="text">
      <style:text-properties officeooo:rsid="02e823c3"/>
    </style:style>
    <style:style style:name="T2242" style:family="text">
      <style:text-properties officeooo:rsid="02efff2b"/>
    </style:style>
    <style:style style:name="T2243" style:family="text">
      <style:text-properties officeooo:rsid="02f38870"/>
    </style:style>
    <style:style style:name="T2244" style:family="text">
      <style:text-properties officeooo:rsid="02f8039f"/>
    </style:style>
    <style:style style:name="T2245" style:family="text">
      <style:text-properties officeooo:rsid="02fe3556"/>
    </style:style>
    <style:style style:name="T2246" style:family="text">
      <style:text-properties officeooo:rsid="03022537"/>
    </style:style>
    <style:style style:name="T2247" style:family="text">
      <style:text-properties officeooo:rsid="0303f948"/>
    </style:style>
    <style:style style:name="T2248" style:family="text">
      <style:text-properties officeooo:rsid="0309801d"/>
    </style:style>
    <style:style style:name="T2249" style:family="text">
      <style:text-properties officeooo:rsid="030a339d"/>
    </style:style>
    <style:style style:name="T2250" style:family="text">
      <style:text-properties officeooo:rsid="030e3272"/>
    </style:style>
    <style:style style:name="T2251" style:family="text">
      <style:text-properties officeooo:rsid="031b52b4"/>
    </style:style>
    <style:style style:name="T2252" style:family="text">
      <style:text-properties officeooo:rsid="0320c6b9"/>
    </style:style>
    <style:style style:name="T2253" style:family="text">
      <style:text-properties officeooo:rsid="0324441b"/>
    </style:style>
    <style:style style:name="T2254" style:family="text">
      <style:text-properties officeooo:rsid="0326d770"/>
    </style:style>
    <style:style style:name="T2255" style:family="text">
      <style:text-properties officeooo:rsid="0329391f"/>
    </style:style>
    <style:style style:name="T2256" style:family="text">
      <style:text-properties officeooo:rsid="033523c7"/>
    </style:style>
    <style:style style:name="T2257" style:family="text">
      <style:text-properties officeooo:rsid="033728cd"/>
    </style:style>
    <style:style style:name="T2258" style:family="text">
      <style:text-properties officeooo:rsid="0337c4cc"/>
    </style:style>
    <style:style style:name="T2259" style:family="text">
      <style:text-properties officeooo:rsid="033d776d"/>
    </style:style>
    <style:style style:name="T2260" style:family="text">
      <style:text-properties officeooo:rsid="034010b6"/>
    </style:style>
    <style:style style:name="T2261" style:family="text">
      <style:text-properties officeooo:rsid="0344100b"/>
    </style:style>
    <style:style style:name="T2262" style:family="text">
      <style:text-properties officeooo:rsid="034e9be0"/>
    </style:style>
    <style:style style:name="T2263" style:family="text">
      <style:text-properties officeooo:rsid="0355c4bc"/>
    </style:style>
    <style:style style:name="T2264" style:family="text">
      <style:text-properties officeooo:rsid="0369a315"/>
    </style:style>
    <style:style style:name="T2265" style:family="text">
      <style:text-properties officeooo:rsid="036d4b1c"/>
    </style:style>
    <style:style style:name="T2266" style:family="text">
      <style:text-properties officeooo:rsid="037588cb"/>
    </style:style>
    <style:style style:name="T2267" style:family="text">
      <style:text-properties officeooo:rsid="0385163f"/>
    </style:style>
    <style:style style:name="T2268" style:family="text">
      <style:text-properties fo:background-color="transparent" loext:char-shading-value="0"/>
    </style:style>
    <style:style style:name="T2269" style:family="text">
      <style:text-properties officeooo:rsid="0309801d" fo:background-color="transparent" loext:char-shading-value="0"/>
    </style:style>
    <style:style style:name="T2270" style:family="text">
      <style:text-properties fo:font-variant="normal" fo:text-transform="none" style:use-window-font-color="true" style:font-name="Liberation Serif1" fo:font-size="12pt" fo:letter-spacing="normal" fo:font-style="normal" fo:font-weight="normal" officeooo:rsid="00d8dd24" style:font-size-asian="12pt" style:font-style-asian="normal" style:font-size-complex="12pt" style:font-style-complex="normal" loext:padding="0in" loext:border="none"/>
    </style:style>
    <style:style style:name="T2271" style:family="text">
      <style:text-properties style:use-window-font-color="true" style:font-name="Liberation Serif1" fo:font-size="12pt" fo:font-style="normal" officeooo:rsid="00d8dd24" style:font-size-asian="12pt" style:font-style-asian="normal" style:font-size-complex="12pt" style:font-style-complex="normal"/>
    </style:style>
    <style:style style:name="T2272" style:family="text">
      <style:text-properties style:font-name="Liberation Serif1" fo:font-size="12pt" fo:font-style="normal" officeooo:rsid="00d8dd24" style:font-size-asian="12pt" style:font-style-asian="normal" style:font-size-complex="12pt" style:font-style-complex="normal"/>
    </style:style>
    <style:style style:name="T2273" style:family="text">
      <style:text-properties fo:font-size="12pt" fo:font-style="italic" officeooo:rsid="00d8dd24" style:font-size-asian="12pt" style:font-style-asian="italic" style:font-size-complex="12pt" style:font-style-complex="italic"/>
    </style:style>
    <style:style style:name="T2274" style:family="text">
      <style:text-properties fo:font-size="12pt" fo:font-style="italic" style:text-underline-style="none" fo:font-weight="normal" officeooo:rsid="001a1637" style:font-size-asian="10.5pt" style:font-style-asian="italic" style:font-weight-asian="normal" style:font-size-complex="12pt" style:font-style-complex="italic" style:font-weight-complex="normal"/>
    </style:style>
    <style:style style:name="T2275" style:family="text">
      <style:text-properties fo:font-size="12pt" fo:font-style="normal" officeooo:rsid="00d8dd24" style:font-size-asian="12pt" style:font-style-asian="normal" style:font-size-complex="12pt" style:font-style-complex="normal"/>
    </style:style>
    <style:style style:name="T2276" style:family="text">
      <style:text-properties officeooo:rsid="03b59d2e"/>
    </style:style>
    <style:style style:name="T2277" style:family="text">
      <style:text-properties officeooo:rsid="03bd4a2c"/>
    </style:style>
    <style:style style:name="T2278" style:family="text">
      <style:text-properties officeooo:rsid="03bf5ca4"/>
    </style:style>
    <style:style style:name="T2279" style:family="text">
      <style:text-properties officeooo:rsid="03c25cfb"/>
    </style:style>
    <style:style style:name="T2280" style:family="text">
      <style:text-properties officeooo:rsid="03cc63a6"/>
    </style:style>
    <style:style style:name="T2281" style:family="text">
      <style:text-properties officeooo:rsid="03dfbd07"/>
    </style:style>
    <style:style style:name="T2282" style:family="text">
      <style:text-properties officeooo:rsid="03e5ac15"/>
    </style:style>
    <style:style style:name="T2283" style:family="text">
      <style:text-properties officeooo:rsid="03e6a6c5"/>
    </style:style>
    <style:style style:name="T2284" style:family="text">
      <style:text-properties officeooo:rsid="03e71010"/>
    </style:style>
    <style:style style:name="T2285" style:family="text">
      <style:text-properties officeooo:rsid="03f3a9aa"/>
    </style:style>
    <style:style style:name="T2286" style:family="text">
      <style:text-properties officeooo:rsid="001a1637"/>
    </style:style>
    <style:style style:name="T2287" style:family="text">
      <style:text-properties officeooo:rsid="043186ab"/>
    </style:style>
    <style:style style:name="T2288" style:family="text">
      <style:text-properties fo:font-size="16pt" fo:font-style="italic" fo:font-weight="bold" officeooo:rsid="004897fc" style:font-size-asian="16pt" style:font-style-asian="italic" style:font-weight-asian="bold" style:font-size-complex="16pt" style:font-style-complex="italic" style:font-weight-complex="bold"/>
    </style:style>
    <style:style style:name="T2289" style:family="text">
      <style:text-properties fo:font-size="16pt" fo:font-style="italic" fo:font-weight="bold" officeooo:rsid="04503da5" style:font-size-asian="16pt" style:font-style-asian="italic" style:font-weight-asian="bold" style:font-size-complex="16pt" style:font-style-complex="italic" style:font-weight-complex="bold"/>
    </style:style>
    <style:style style:name="T2290" style:family="text">
      <style:text-properties fo:font-size="16pt" fo:font-style="italic" fo:font-weight="bold" officeooo:rsid="0355c4bc" style:font-size-asian="16pt" style:font-style-asian="italic" style:font-weight-asian="bold" style:font-size-complex="16pt" style:font-style-complex="italic" style:font-weight-complex="bold"/>
    </style:style>
    <style:style style:name="T2291" style:family="text">
      <style:text-properties fo:font-size="16pt" fo:font-style="italic" fo:font-weight="bold" officeooo:rsid="04d715ff" style:font-size-asian="16pt" style:font-style-asian="italic" style:font-weight-asian="bold" style:font-size-complex="16pt" style:font-style-complex="italic" style:font-weight-complex="bold"/>
    </style:style>
    <style:style style:name="T2292" style:family="text">
      <style:text-properties fo:font-size="16pt" fo:font-style="italic" fo:font-weight="bold" officeooo:rsid="064e6974" style:font-size-asian="16pt" style:font-style-asian="italic" style:font-weight-asian="bold" style:font-size-complex="16pt" style:font-style-complex="italic" style:font-weight-complex="bold"/>
    </style:style>
    <style:style style:name="T2293" style:family="text">
      <style:text-properties fo:font-size="16pt" fo:font-style="italic" fo:font-weight="bold" officeooo:rsid="067d2af4" style:font-size-asian="16pt" style:font-style-asian="italic" style:font-weight-asian="bold" style:font-size-complex="16pt" style:font-style-complex="italic" style:font-weight-complex="bold"/>
    </style:style>
    <style:style style:name="T2294" style:family="text">
      <style:text-properties fo:font-size="16pt" fo:font-style="italic" fo:font-weight="bold" officeooo:rsid="06cff232" style:font-size-asian="16pt" style:font-style-asian="italic" style:font-weight-asian="bold" style:font-size-complex="16pt" style:font-style-complex="italic" style:font-weight-complex="bold"/>
    </style:style>
    <style:style style:name="T2295" style:family="text">
      <style:text-properties fo:font-size="16pt" fo:font-style="italic" fo:font-weight="bold" officeooo:rsid="06d363b9" style:font-size-asian="16pt" style:font-style-asian="italic" style:font-weight-asian="bold" style:font-size-complex="16pt" style:font-style-complex="italic" style:font-weight-complex="bold"/>
    </style:style>
    <style:style style:name="T2296" style:family="text">
      <style:text-properties fo:font-size="16pt" fo:font-style="italic" fo:font-weight="bold" officeooo:rsid="06d45da2" style:font-size-asian="16pt" style:font-style-asian="italic" style:font-weight-asian="bold" style:font-size-complex="16pt" style:font-style-complex="italic" style:font-weight-complex="bold"/>
    </style:style>
    <style:style style:name="T2297" style:family="text">
      <style:text-properties fo:font-size="16pt" fo:font-style="italic" fo:font-weight="bold" officeooo:rsid="06d68f87" style:font-size-asian="16pt" style:font-style-asian="italic" style:font-weight-asian="bold" style:font-size-complex="16pt" style:font-style-complex="italic" style:font-weight-complex="bold"/>
    </style:style>
    <style:style style:name="T2298" style:family="text">
      <style:text-properties fo:font-size="16pt" fo:font-style="italic" fo:font-weight="bold" officeooo:rsid="06e10ea8" style:font-size-asian="16pt" style:font-style-asian="italic" style:font-weight-asian="bold" style:font-size-complex="16pt" style:font-style-complex="italic" style:font-weight-complex="bold"/>
    </style:style>
    <style:style style:name="T2299" style:family="text">
      <style:text-properties fo:font-size="16pt" fo:font-style="italic" fo:font-weight="bold" officeooo:rsid="06e1e676" style:font-size-asian="16pt" style:font-style-asian="italic" style:font-weight-asian="bold" style:font-size-complex="16pt" style:font-style-complex="italic" style:font-weight-complex="bold"/>
    </style:style>
    <style:style style:name="T2300" style:family="text">
      <style:text-properties fo:font-size="16pt" fo:font-style="italic" fo:font-weight="bold" officeooo:rsid="06e31864" style:font-size-asian="16pt" style:font-style-asian="italic" style:font-weight-asian="bold" style:font-size-complex="16pt" style:font-style-complex="italic" style:font-weight-complex="bold"/>
    </style:style>
    <style:style style:name="T2301" style:family="text">
      <style:text-properties fo:font-size="16pt" fo:font-style="italic" fo:font-weight="bold" officeooo:rsid="06e6297d" style:font-size-asian="16pt" style:font-style-asian="italic" style:font-weight-asian="bold" style:font-size-complex="16pt" style:font-style-complex="italic" style:font-weight-complex="bold"/>
    </style:style>
    <style:style style:name="T2302" style:family="text">
      <style:text-properties fo:font-size="16pt" fo:font-style="italic" fo:font-weight="bold" officeooo:rsid="06f00690" style:font-size-asian="16pt" style:font-style-asian="italic" style:font-weight-asian="bold" style:font-size-complex="16pt" style:font-style-complex="italic" style:font-weight-complex="bold"/>
    </style:style>
    <style:style style:name="T2303" style:family="text">
      <style:text-properties fo:font-size="16pt" fo:font-style="italic" fo:font-weight="bold" officeooo:rsid="06f0cc8b" style:font-size-asian="16pt" style:font-style-asian="italic" style:font-weight-asian="bold" style:font-size-complex="16pt" style:font-style-complex="italic" style:font-weight-complex="bold"/>
    </style:style>
    <style:style style:name="T2304" style:family="text">
      <style:text-properties fo:font-size="16pt" fo:font-style="italic" fo:font-weight="bold" officeooo:rsid="06f14970" style:font-size-asian="16pt" style:font-style-asian="italic" style:font-weight-asian="bold" style:font-size-complex="16pt" style:font-style-complex="italic" style:font-weight-complex="bold"/>
    </style:style>
    <style:style style:name="T2305" style:family="text">
      <style:text-properties fo:font-size="16pt" fo:font-style="italic" fo:font-weight="bold" officeooo:rsid="06f31a9a" style:font-size-asian="16pt" style:font-style-asian="italic" style:font-weight-asian="bold" style:font-size-complex="16pt" style:font-style-complex="italic" style:font-weight-complex="bold"/>
    </style:style>
    <style:style style:name="T2306" style:family="text">
      <style:text-properties fo:font-size="16pt" fo:font-style="italic" fo:font-weight="bold" officeooo:rsid="06f67e5b" style:font-size-asian="16pt" style:font-style-asian="italic" style:font-weight-asian="bold" style:font-size-complex="16pt" style:font-style-complex="italic" style:font-weight-complex="bold"/>
    </style:style>
    <style:style style:name="T2307" style:family="text">
      <style:text-properties fo:font-size="16pt" fo:font-style="italic" fo:font-weight="bold" officeooo:rsid="06f7dd00" style:font-size-asian="16pt" style:font-style-asian="italic" style:font-weight-asian="bold" style:font-size-complex="16pt" style:font-style-complex="italic" style:font-weight-complex="bold"/>
    </style:style>
    <style:style style:name="T2308" style:family="text">
      <style:text-properties fo:font-size="16pt" fo:font-style="italic" fo:font-weight="bold" officeooo:rsid="06fa9bfc" style:font-size-asian="16pt" style:font-style-asian="italic" style:font-weight-asian="bold" style:font-size-complex="16pt" style:font-style-complex="italic" style:font-weight-complex="bold"/>
    </style:style>
    <style:style style:name="T2309" style:family="text">
      <style:text-properties fo:font-size="16pt" fo:font-style="italic" fo:font-weight="bold" officeooo:rsid="06fbc737" style:font-size-asian="16pt" style:font-style-asian="italic" style:font-weight-asian="bold" style:font-size-complex="16pt" style:font-style-complex="italic" style:font-weight-complex="bold"/>
    </style:style>
    <style:style style:name="T2310" style:family="text">
      <style:text-properties fo:font-size="16pt" fo:font-style="italic" fo:font-weight="bold" officeooo:rsid="06fd7f85" style:font-size-asian="16pt" style:font-style-asian="italic" style:font-weight-asian="bold" style:font-size-complex="16pt" style:font-style-complex="italic" style:font-weight-complex="bold"/>
    </style:style>
    <style:style style:name="T2311" style:family="text">
      <style:text-properties fo:font-size="16pt" fo:font-style="italic" fo:font-weight="bold" officeooo:rsid="06ff7ab1" style:font-size-asian="16pt" style:font-style-asian="italic" style:font-weight-asian="bold" style:font-size-complex="16pt" style:font-style-complex="italic" style:font-weight-complex="bold"/>
    </style:style>
    <style:style style:name="T2312" style:family="text">
      <style:text-properties fo:font-size="16pt" fo:font-style="italic" fo:font-weight="bold" officeooo:rsid="070066c3" style:font-size-asian="16pt" style:font-style-asian="italic" style:font-weight-asian="bold" style:font-size-complex="16pt" style:font-style-complex="italic" style:font-weight-complex="bold"/>
    </style:style>
    <style:style style:name="T2313" style:family="text">
      <style:text-properties fo:font-size="16pt" fo:font-style="italic" fo:font-weight="bold" officeooo:rsid="0703cf63" style:font-size-asian="16pt" style:font-style-asian="italic" style:font-weight-asian="bold" style:font-size-complex="16pt" style:font-style-complex="italic" style:font-weight-complex="bold"/>
    </style:style>
    <style:style style:name="T2314" style:family="text">
      <style:text-properties fo:font-size="16pt" fo:font-style="italic" fo:font-weight="bold" officeooo:rsid="07075594" style:font-size-asian="16pt" style:font-style-asian="italic" style:font-weight-asian="bold" style:font-size-complex="16pt" style:font-style-complex="italic" style:font-weight-complex="bold"/>
    </style:style>
    <style:style style:name="T2315" style:family="text">
      <style:text-properties fo:font-size="16pt" fo:font-style="italic" fo:font-weight="bold" officeooo:rsid="07076d11" style:font-size-asian="16pt" style:font-style-asian="italic" style:font-weight-asian="bold" style:font-size-complex="16pt" style:font-style-complex="italic" style:font-weight-complex="bold"/>
    </style:style>
    <style:style style:name="T2316" style:family="text">
      <style:text-properties fo:font-size="16pt" fo:font-style="italic" fo:font-weight="bold" officeooo:rsid="0707e7c8" style:font-size-asian="16pt" style:font-style-asian="italic" style:font-weight-asian="bold" style:font-size-complex="16pt" style:font-style-complex="italic" style:font-weight-complex="bold"/>
    </style:style>
    <style:style style:name="T2317" style:family="text">
      <style:text-properties fo:font-size="16pt" fo:font-style="italic" fo:font-weight="bold" officeooo:rsid="070a1aed" style:font-size-asian="16pt" style:font-style-asian="italic" style:font-weight-asian="bold" style:font-size-complex="16pt" style:font-style-complex="italic" style:font-weight-complex="bold"/>
    </style:style>
    <style:style style:name="T2318" style:family="text">
      <style:text-properties fo:font-size="16pt" fo:font-style="italic" fo:font-weight="bold" officeooo:rsid="070d1180" style:font-size-asian="16pt" style:font-style-asian="italic" style:font-weight-asian="bold" style:font-size-complex="16pt" style:font-style-complex="italic" style:font-weight-complex="bold"/>
    </style:style>
    <style:style style:name="T2319" style:family="text">
      <style:text-properties fo:font-size="16pt" fo:font-style="italic" fo:font-weight="bold" officeooo:rsid="07112f19" style:font-size-asian="16pt" style:font-style-asian="italic" style:font-weight-asian="bold" style:font-size-complex="16pt" style:font-style-complex="italic" style:font-weight-complex="bold"/>
    </style:style>
    <style:style style:name="T2320" style:family="text">
      <style:text-properties fo:font-size="16pt" fo:font-style="italic" fo:font-weight="bold" officeooo:rsid="07132665" style:font-size-asian="16pt" style:font-style-asian="italic" style:font-weight-asian="bold" style:font-size-complex="16pt" style:font-style-complex="italic" style:font-weight-complex="bold"/>
    </style:style>
    <style:style style:name="T2321" style:family="text">
      <style:text-properties fo:font-size="16pt" fo:font-style="italic" fo:font-weight="bold" officeooo:rsid="0a08a834" style:font-size-asian="16pt" style:font-style-asian="italic" style:font-weight-asian="bold" style:font-size-complex="16pt" style:font-style-complex="italic" style:font-weight-complex="bold"/>
    </style:style>
    <style:style style:name="T2322" style:family="text">
      <style:text-properties fo:font-size="16pt" fo:font-style="italic" fo:font-weight="bold" officeooo:rsid="0ab43c9b" style:font-size-asian="16pt" style:font-style-asian="italic" style:font-weight-asian="bold" style:font-size-complex="16pt" style:font-style-complex="italic" style:font-weight-complex="bold"/>
    </style:style>
    <style:style style:name="T2323" style:family="text">
      <style:text-properties fo:font-size="16pt" fo:font-style="italic" fo:font-weight="bold" officeooo:rsid="0d2c92c1" style:font-size-asian="16pt" style:font-style-asian="italic" style:font-weight-asian="bold" style:font-size-complex="16pt" style:font-style-complex="italic" style:font-weight-complex="bold"/>
    </style:style>
    <style:style style:name="T2324" style:family="text">
      <style:text-properties fo:font-size="16pt" fo:font-style="italic" fo:font-weight="bold" officeooo:rsid="0dfa8d05" style:font-size-asian="16pt" style:font-style-asian="italic" style:font-weight-asian="bold" style:font-size-complex="16pt" style:font-style-complex="italic" style:font-weight-complex="bold"/>
    </style:style>
    <style:style style:name="T2325" style:family="text">
      <style:text-properties fo:font-size="16pt" fo:font-style="italic" fo:font-weight="bold" officeooo:rsid="0dfa8e15" style:font-size-asian="16pt" style:font-style-asian="italic" style:font-weight-asian="bold" style:font-size-complex="16pt" style:font-style-complex="italic" style:font-weight-complex="bold"/>
    </style:style>
    <style:style style:name="T2326" style:family="text">
      <style:text-properties fo:font-size="16pt" fo:font-style="italic" fo:font-weight="bold" officeooo:rsid="0e5c3daf" style:font-size-asian="16pt" style:font-style-asian="italic" style:font-weight-asian="bold" style:font-size-complex="16pt" style:font-style-complex="italic" style:font-weight-complex="bold"/>
    </style:style>
    <style:style style:name="T2327" style:family="text">
      <style:text-properties fo:font-size="16pt" fo:font-style="italic" fo:font-weight="bold" officeooo:rsid="0e775a99" style:font-size-asian="16pt" style:font-style-asian="italic" style:font-weight-asian="bold" style:font-size-complex="16pt" style:font-style-complex="italic" style:font-weight-complex="bold"/>
    </style:style>
    <style:style style:name="T2328" style:family="text">
      <style:text-properties fo:font-size="16pt" fo:font-style="italic" fo:font-weight="bold" officeooo:rsid="0ee268f7" style:font-size-asian="16pt" style:font-style-asian="italic" style:font-weight-asian="bold" style:font-size-complex="16pt" style:font-style-complex="italic" style:font-weight-complex="bold"/>
    </style:style>
    <style:style style:name="T2329" style:family="text">
      <style:text-properties officeooo:rsid="0481503d"/>
    </style:style>
    <style:style style:name="T2330" style:family="text">
      <style:text-properties officeooo:rsid="048293d6"/>
    </style:style>
    <style:style style:name="T2331" style:family="text">
      <style:text-properties officeooo:rsid="0482cc8e"/>
    </style:style>
    <style:style style:name="T2332" style:family="text">
      <style:text-properties officeooo:rsid="04859c2e"/>
    </style:style>
    <style:style style:name="T2333" style:family="text">
      <style:text-properties officeooo:rsid="04869f4e"/>
    </style:style>
    <style:style style:name="T2334" style:family="text">
      <style:text-properties officeooo:rsid="0488a08c"/>
    </style:style>
    <style:style style:name="T2335" style:family="text">
      <style:text-properties officeooo:rsid="048dc908"/>
    </style:style>
    <style:style style:name="T2336" style:family="text">
      <style:text-properties officeooo:rsid="048f3e72"/>
    </style:style>
    <style:style style:name="T2337" style:family="text">
      <style:text-properties officeooo:rsid="04953643"/>
    </style:style>
    <style:style style:name="T2338" style:family="text">
      <style:text-properties officeooo:rsid="049b7de4"/>
    </style:style>
    <style:style style:name="T2339" style:family="text">
      <style:text-properties officeooo:rsid="049c9635"/>
    </style:style>
    <style:style style:name="T2340" style:family="text">
      <style:text-properties officeooo:rsid="049dbc5b"/>
    </style:style>
    <style:style style:name="T2341" style:family="text">
      <style:text-properties officeooo:rsid="049ea964"/>
    </style:style>
    <style:style style:name="T2342" style:family="text">
      <style:text-properties officeooo:rsid="04a128ba"/>
    </style:style>
    <style:style style:name="T2343" style:family="text">
      <style:text-properties officeooo:rsid="04a4ae7c"/>
    </style:style>
    <style:style style:name="T2344" style:family="text">
      <style:text-properties officeooo:rsid="04a6734c"/>
    </style:style>
    <style:style style:name="T2345" style:family="text">
      <style:text-properties officeooo:rsid="04adbe5a"/>
    </style:style>
    <style:style style:name="T2346" style:family="text">
      <style:text-properties officeooo:rsid="04b2fab1"/>
    </style:style>
    <style:style style:name="T2347" style:family="text">
      <style:text-properties officeooo:rsid="04ba35e1"/>
    </style:style>
    <style:style style:name="T2348" style:family="text">
      <style:text-properties officeooo:rsid="04bb0ee0"/>
    </style:style>
    <style:style style:name="T2349" style:family="text">
      <style:text-properties officeooo:rsid="04c02719"/>
    </style:style>
    <style:style style:name="T2350" style:family="text">
      <style:text-properties officeooo:rsid="04c1087c"/>
    </style:style>
    <style:style style:name="T2351" style:family="text">
      <style:text-properties officeooo:rsid="04deb270"/>
    </style:style>
    <style:style style:name="T2352" style:family="text">
      <style:text-properties officeooo:rsid="04e4814a"/>
    </style:style>
    <style:style style:name="T2353" style:family="text">
      <style:text-properties officeooo:rsid="04e77dea"/>
    </style:style>
    <style:style style:name="T2354" style:family="text">
      <style:text-properties officeooo:rsid="04e95fa4"/>
    </style:style>
    <style:style style:name="T2355" style:family="text">
      <style:text-properties officeooo:rsid="04eb257d"/>
    </style:style>
    <style:style style:name="T2356" style:family="text">
      <style:text-properties officeooo:rsid="04ee5478"/>
    </style:style>
    <style:style style:name="T2357" style:family="text">
      <style:text-properties officeooo:rsid="04f323ca"/>
    </style:style>
    <style:style style:name="T2358" style:family="text">
      <style:text-properties officeooo:rsid="04f6e2ea"/>
    </style:style>
    <style:style style:name="T2359" style:family="text">
      <style:text-properties officeooo:rsid="04f84b44"/>
    </style:style>
    <style:style style:name="T2360" style:family="text">
      <style:text-properties officeooo:rsid="04fb5ce5"/>
    </style:style>
    <style:style style:name="T2361" style:family="text">
      <style:text-properties officeooo:rsid="04fd6f59"/>
    </style:style>
    <style:style style:name="T2362" style:family="text">
      <style:text-properties officeooo:rsid="0501b9d4"/>
    </style:style>
    <style:style style:name="T2363" style:family="text">
      <style:text-properties officeooo:rsid="05072bc9"/>
    </style:style>
    <style:style style:name="T2364" style:family="text">
      <style:text-properties officeooo:rsid="050902ec"/>
    </style:style>
    <style:style style:name="T2365" style:family="text">
      <style:text-properties officeooo:rsid="051380fc"/>
    </style:style>
    <style:style style:name="T2366" style:family="text">
      <style:text-properties officeooo:rsid="0515f0ac"/>
    </style:style>
    <style:style style:name="T2367" style:family="text">
      <style:text-properties officeooo:rsid="0516e884"/>
    </style:style>
    <style:style style:name="T2368" style:family="text">
      <style:text-properties officeooo:rsid="051f58f1"/>
    </style:style>
    <style:style style:name="T2369" style:family="text">
      <style:text-properties officeooo:rsid="0523b41b"/>
    </style:style>
    <style:style style:name="T2370" style:family="text">
      <style:text-properties officeooo:rsid="05254b6b"/>
    </style:style>
    <style:style style:name="T2371" style:family="text">
      <style:text-properties officeooo:rsid="05255690"/>
    </style:style>
    <style:style style:name="T2372" style:family="text">
      <style:text-properties officeooo:rsid="05264200"/>
    </style:style>
    <style:style style:name="T2373" style:family="text">
      <style:text-properties officeooo:rsid="052865b2"/>
    </style:style>
    <style:style style:name="T2374" style:family="text">
      <style:text-properties officeooo:rsid="05289d74"/>
    </style:style>
    <style:style style:name="T2375" style:family="text">
      <style:text-properties officeooo:rsid="0534e478"/>
    </style:style>
    <style:style style:name="T2376" style:family="text">
      <style:text-properties officeooo:rsid="05867b51"/>
    </style:style>
    <style:style style:name="T2377" style:family="text">
      <style:text-properties officeooo:rsid="059636b3"/>
    </style:style>
    <style:style style:name="T2378" style:family="text">
      <style:text-properties officeooo:rsid="05e6ee6c"/>
    </style:style>
    <style:style style:name="T2379" style:family="text">
      <style:text-properties officeooo:rsid="062129db"/>
    </style:style>
    <style:style style:name="T2380" style:family="text">
      <style:text-properties officeooo:rsid="064fc626"/>
    </style:style>
    <style:style style:name="T2381" style:family="text">
      <style:text-properties officeooo:rsid="06598c92"/>
    </style:style>
    <style:style style:name="T2382" style:family="text">
      <style:text-properties fo:font-weight="normal" officeooo:rsid="015da12b" style:font-size-asian="14pt" style:font-weight-asian="normal" style:font-weight-complex="normal"/>
    </style:style>
    <style:style style:name="T2383" style:family="text">
      <style:text-properties fo:font-weight="normal" officeooo:rsid="06598c92" style:font-weight-asian="normal" style:font-weight-complex="normal"/>
    </style:style>
    <style:style style:name="T2384" style:family="text">
      <style:text-properties officeooo:rsid="01de4db3" style:font-size-asian="12.25pt"/>
    </style:style>
    <style:style style:name="T2385" style:family="text">
      <style:text-properties officeooo:rsid="02135b8b" style:font-size-asian="12.25pt"/>
    </style:style>
    <style:style style:name="T2386" style:family="text">
      <style:text-properties officeooo:rsid="065aa910"/>
    </style:style>
    <style:style style:name="T2387" style:family="text">
      <style:text-properties officeooo:rsid="065acf9a"/>
    </style:style>
    <style:style style:name="T2388" style:family="text">
      <style:text-properties officeooo:rsid="066695e2"/>
    </style:style>
    <style:style style:name="T2389" style:family="text">
      <style:text-properties officeooo:rsid="0680f5bf"/>
    </style:style>
    <style:style style:name="T2390" style:family="text">
      <style:text-properties officeooo:rsid="0682ef57"/>
    </style:style>
    <style:style style:name="T2391" style:family="text">
      <style:text-properties officeooo:rsid="069453f7"/>
    </style:style>
    <style:style style:name="T2392" style:family="text">
      <style:text-properties officeooo:rsid="069ae464"/>
    </style:style>
    <style:style style:name="T2393" style:family="text">
      <style:text-properties officeooo:rsid="069c5483"/>
    </style:style>
    <style:style style:name="T2394" style:family="text">
      <style:text-properties officeooo:rsid="069c9f88"/>
    </style:style>
    <style:style style:name="T2395" style:family="text">
      <style:text-properties officeooo:rsid="06b84469"/>
    </style:style>
    <style:style style:name="T2396" style:family="text">
      <style:text-properties officeooo:rsid="06bc823e"/>
    </style:style>
    <style:style style:name="T2397" style:family="text">
      <style:text-properties officeooo:rsid="06bdc307"/>
    </style:style>
    <style:style style:name="T2398" style:family="text">
      <style:text-properties fo:font-size="20pt" style:text-underline-style="solid" style:text-underline-width="auto" style:text-underline-color="font-color" fo:font-weight="bold" officeooo:rsid="001a1637" style:font-size-asian="20pt" style:font-weight-asian="bold" style:font-size-complex="20pt" style:font-weight-complex="bold"/>
    </style:style>
    <style:style style:name="T2399" style:family="text">
      <style:text-properties fo:font-size="20pt" style:text-underline-style="solid" style:text-underline-width="auto" style:text-underline-color="font-color" fo:font-weight="bold" officeooo:rsid="001f0ea3" style:font-size-asian="20pt" style:font-weight-asian="bold" style:font-size-complex="20pt" style:font-weight-complex="bold"/>
    </style:style>
    <style:style style:name="T2400" style:family="text">
      <style:text-properties fo:font-size="20pt" style:text-underline-style="solid" style:text-underline-width="auto" style:text-underline-color="font-color" fo:font-weight="bold" officeooo:rsid="06d61332" style:font-size-asian="20pt" style:font-weight-asian="bold" style:font-size-complex="20pt" style:font-weight-complex="bold"/>
    </style:style>
    <style:style style:name="T2401" style:family="text">
      <style:text-properties fo:font-size="20pt" style:text-underline-style="solid" style:text-underline-width="auto" style:text-underline-color="font-color" fo:font-weight="bold" officeooo:rsid="06eb43ee" style:font-size-asian="20pt" style:font-weight-asian="bold" style:font-size-complex="20pt" style:font-weight-complex="bold"/>
    </style:style>
    <style:style style:name="T2402" style:family="text">
      <style:text-properties fo:font-size="20pt" style:text-underline-style="solid" style:text-underline-width="auto" style:text-underline-color="font-color" fo:font-weight="bold" officeooo:rsid="06fbc737" style:font-size-asian="20pt" style:font-weight-asian="bold" style:font-size-complex="20pt" style:font-weight-complex="bold"/>
    </style:style>
    <style:style style:name="T2403" style:family="text">
      <style:text-properties fo:font-size="20pt" style:text-underline-style="solid" style:text-underline-width="auto" style:text-underline-color="font-color" fo:font-weight="bold" officeooo:rsid="07045c34" style:font-size-asian="20pt" style:font-weight-asian="bold" style:font-size-complex="20pt" style:font-weight-complex="bold"/>
    </style:style>
    <style:style style:name="T2404" style:family="text">
      <style:text-properties fo:font-size="20pt" style:text-underline-style="solid" style:text-underline-width="auto" style:text-underline-color="font-color" fo:font-weight="bold" officeooo:rsid="07101a5e" style:font-size-asian="20pt" style:font-weight-asian="bold" style:font-size-complex="20pt" style:font-weight-complex="bold"/>
    </style:style>
    <style:style style:name="T2405" style:family="text">
      <style:text-properties fo:font-size="20pt" style:text-underline-style="solid" style:text-underline-width="auto" style:text-underline-color="font-color" fo:font-weight="bold" officeooo:rsid="06d45da2" style:font-size-asian="20pt" style:font-weight-asian="bold" style:font-size-complex="20pt" style:font-weight-complex="bold"/>
    </style:style>
    <style:style style:name="T2406" style:family="text">
      <style:text-properties officeooo:rsid="06d68f87"/>
    </style:style>
    <style:style style:name="T2407" style:family="text">
      <style:text-properties officeooo:rsid="06e7aaf8"/>
    </style:style>
    <style:style style:name="T2408" style:family="text">
      <style:text-properties officeooo:rsid="06e9f460"/>
    </style:style>
    <style:style style:name="T2409" style:family="text">
      <style:text-properties officeooo:rsid="06f31a9a"/>
    </style:style>
    <style:style style:name="T2410" style:family="text">
      <style:text-properties officeooo:rsid="06f8f933"/>
    </style:style>
    <style:style style:name="T2411" style:family="text">
      <style:text-properties officeooo:rsid="0703cf63"/>
    </style:style>
    <style:style style:name="T2412" style:family="text">
      <style:text-properties officeooo:rsid="070d1180"/>
    </style:style>
    <style:style style:name="T2413" style:family="text">
      <style:text-properties officeooo:rsid="07114797"/>
    </style:style>
    <style:style style:name="T2414" style:family="text">
      <style:text-properties officeooo:rsid="0717235b"/>
    </style:style>
    <style:style style:name="T2415" style:family="text">
      <style:text-properties officeooo:rsid="071a22d6"/>
    </style:style>
    <style:style style:name="T2416" style:family="text">
      <style:text-properties officeooo:rsid="072d497a"/>
    </style:style>
    <style:style style:name="T2417" style:family="text">
      <style:text-properties officeooo:rsid="077b47ff"/>
    </style:style>
    <style:style style:name="T2418" style:family="text">
      <style:text-properties officeooo:rsid="07d25e9b"/>
    </style:style>
    <style:style style:name="T2419" style:family="text">
      <style:text-properties officeooo:rsid="07de2c8d"/>
    </style:style>
    <style:style style:name="T2420" style:family="text">
      <style:text-properties officeooo:rsid="08301115"/>
    </style:style>
    <style:style style:name="T2421" style:family="text">
      <style:text-properties officeooo:rsid="089d5a4f"/>
    </style:style>
    <style:style style:name="T2422" style:family="text">
      <style:text-properties officeooo:rsid="0932bb89"/>
    </style:style>
    <style:style style:name="T2423" style:family="text">
      <style:text-properties officeooo:rsid="09817e94"/>
    </style:style>
    <style:style style:name="T2424" style:family="text">
      <style:text-properties officeooo:rsid="09b1f5ec"/>
    </style:style>
    <style:style style:name="T2425" style:family="text">
      <style:text-properties officeooo:rsid="09c46521"/>
    </style:style>
    <style:style style:name="T2426" style:family="text">
      <style:text-properties officeooo:rsid="09c8cf88"/>
    </style:style>
    <style:style style:name="T2427" style:family="text">
      <style:text-properties officeooo:rsid="09cb33b5"/>
    </style:style>
    <style:style style:name="T2428" style:family="text">
      <style:text-properties officeooo:rsid="09cbb24f"/>
    </style:style>
    <style:style style:name="T2429" style:family="text">
      <style:text-properties officeooo:rsid="09cc8082"/>
    </style:style>
    <style:style style:name="T2430" style:family="text">
      <style:text-properties officeooo:rsid="09cd74c5"/>
    </style:style>
    <style:style style:name="T2431" style:family="text">
      <style:text-properties officeooo:rsid="09d16f7c"/>
    </style:style>
    <style:style style:name="T2432" style:family="text">
      <style:text-properties officeooo:rsid="09d33615"/>
    </style:style>
    <style:style style:name="T2433" style:family="text">
      <style:text-properties officeooo:rsid="09d44b4a"/>
    </style:style>
    <style:style style:name="T2434" style:family="text">
      <style:text-properties officeooo:rsid="09d4a872"/>
    </style:style>
    <style:style style:name="T2435" style:family="text">
      <style:text-properties officeooo:rsid="0a04e9b9"/>
    </style:style>
    <style:style style:name="T2436" style:family="text">
      <style:text-properties officeooo:rsid="0a08a834"/>
    </style:style>
    <style:style style:name="T2437" style:family="text">
      <style:text-properties officeooo:rsid="0a1f2fe4"/>
    </style:style>
    <style:style style:name="T2438" style:family="text">
      <style:text-properties officeooo:rsid="0a208154"/>
    </style:style>
    <style:style style:name="T2439" style:family="text">
      <style:text-properties officeooo:rsid="0a24c1a6"/>
    </style:style>
    <style:style style:name="T2440" style:family="text">
      <style:text-properties officeooo:rsid="0a2b6233"/>
    </style:style>
    <style:style style:name="T2441" style:family="text">
      <style:text-properties officeooo:rsid="0a8d214a"/>
    </style:style>
    <style:style style:name="T2442" style:family="text">
      <style:text-properties officeooo:rsid="0a8ea416"/>
    </style:style>
    <style:style style:name="T2443" style:family="text">
      <style:text-properties officeooo:rsid="0a918b67"/>
    </style:style>
    <style:style style:name="T2444" style:family="text">
      <style:text-properties officeooo:rsid="0a93503e"/>
    </style:style>
    <style:style style:name="T2445" style:family="text">
      <style:text-properties officeooo:rsid="0a952605"/>
    </style:style>
    <style:style style:name="T2446" style:family="text">
      <style:text-properties officeooo:rsid="0a9745de"/>
    </style:style>
    <style:style style:name="T2447" style:family="text">
      <style:text-properties officeooo:rsid="0ab62eec"/>
    </style:style>
    <style:style style:name="T2448" style:family="text">
      <style:text-properties officeooo:rsid="0ab464fc"/>
    </style:style>
    <style:style style:name="T2449" style:family="text">
      <style:text-properties officeooo:rsid="0ab45407"/>
    </style:style>
    <style:style style:name="T2450" style:family="text">
      <style:text-properties officeooo:rsid="0ab821ad"/>
    </style:style>
    <style:style style:name="T2451" style:family="text">
      <style:text-properties officeooo:rsid="0ab8b1ec"/>
    </style:style>
    <style:style style:name="T2452" style:family="text">
      <style:text-properties officeooo:rsid="0ac6a11a"/>
    </style:style>
    <style:style style:name="T2453" style:family="text">
      <style:text-properties officeooo:rsid="0ac80e96"/>
    </style:style>
    <style:style style:name="T2454" style:family="text">
      <style:text-properties officeooo:rsid="0ad47b8e"/>
    </style:style>
    <style:style style:name="T2455" style:family="text">
      <style:text-properties officeooo:rsid="0ad8eb77"/>
    </style:style>
    <style:style style:name="T2456" style:family="text">
      <style:text-properties officeooo:rsid="0ada6c7a"/>
    </style:style>
    <style:style style:name="T2457" style:family="text">
      <style:text-properties officeooo:rsid="0adba3d8"/>
    </style:style>
    <style:style style:name="T2458" style:family="text">
      <style:text-properties officeooo:rsid="0adcf859"/>
    </style:style>
    <style:style style:name="T2459" style:family="text">
      <style:text-properties officeooo:rsid="0add8a83"/>
    </style:style>
    <style:style style:name="T2460" style:family="text">
      <style:text-properties officeooo:rsid="0adf0355"/>
    </style:style>
    <style:style style:name="T2461" style:family="text">
      <style:text-properties officeooo:rsid="0adfb377"/>
    </style:style>
    <style:style style:name="T2462" style:family="text">
      <style:text-properties officeooo:rsid="0adfe905"/>
    </style:style>
    <style:style style:name="T2463" style:family="text">
      <style:text-properties officeooo:rsid="0b0841ff"/>
    </style:style>
    <style:style style:name="T2464" style:family="text">
      <style:text-properties officeooo:rsid="0b194038"/>
    </style:style>
    <style:style style:name="T2465" style:family="text">
      <style:text-properties officeooo:rsid="0b1d5321"/>
    </style:style>
    <style:style style:name="T2466" style:family="text">
      <style:text-properties officeooo:rsid="0b21086e"/>
    </style:style>
    <style:style style:name="T2467" style:family="text">
      <style:text-properties officeooo:rsid="0b212cbe"/>
    </style:style>
    <style:style style:name="T2468" style:family="text">
      <style:text-properties officeooo:rsid="0b218cfd"/>
    </style:style>
    <style:style style:name="T2469" style:family="text">
      <style:text-properties officeooo:rsid="0b22f747"/>
    </style:style>
    <style:style style:name="T2470" style:family="text">
      <style:text-properties officeooo:rsid="0b247ba4"/>
    </style:style>
    <style:style style:name="T2471" style:family="text">
      <style:text-properties officeooo:rsid="0b1b95ac"/>
    </style:style>
    <style:style style:name="T2472" style:family="text">
      <style:text-properties officeooo:rsid="0c03a5a4"/>
    </style:style>
    <style:style style:name="T2473" style:family="text">
      <style:text-properties officeooo:rsid="0c11c7e6"/>
    </style:style>
    <style:style style:name="T2474" style:family="text">
      <style:text-properties officeooo:rsid="0c208ff1"/>
    </style:style>
    <style:style style:name="T2475" style:family="text">
      <style:text-properties officeooo:rsid="0c20ec2b"/>
    </style:style>
    <style:style style:name="T2476" style:family="text">
      <style:text-properties officeooo:rsid="0c371811"/>
    </style:style>
    <style:style style:name="T2477" style:family="text">
      <style:text-properties officeooo:rsid="0c77a77f"/>
    </style:style>
    <style:style style:name="T2478" style:family="text">
      <style:text-properties officeooo:rsid="0c872ce6"/>
    </style:style>
    <style:style style:name="T2479" style:family="text">
      <style:text-properties officeooo:rsid="0c88006f"/>
    </style:style>
    <style:style style:name="T2480" style:family="text">
      <style:text-properties officeooo:rsid="0c8a9b9e"/>
    </style:style>
    <style:style style:name="T2481" style:family="text">
      <style:text-properties officeooo:rsid="0c8d1f3c"/>
    </style:style>
    <style:style style:name="T2482" style:family="text">
      <style:text-properties officeooo:rsid="0c907da1"/>
    </style:style>
    <style:style style:name="T2483" style:family="text">
      <style:text-properties officeooo:rsid="0cb0b712"/>
    </style:style>
    <style:style style:name="T2484" style:family="text">
      <style:text-properties officeooo:rsid="0cb3de1a"/>
    </style:style>
    <style:style style:name="T2485" style:family="text">
      <style:text-properties officeooo:rsid="0cb4394b"/>
    </style:style>
    <style:style style:name="T2486" style:family="text">
      <style:text-properties officeooo:rsid="0cba59b8"/>
    </style:style>
    <style:style style:name="T2487" style:family="text">
      <style:text-properties officeooo:rsid="0cc1d38e"/>
    </style:style>
    <style:style style:name="T2488" style:family="text">
      <style:text-properties officeooo:rsid="0cee8d43"/>
    </style:style>
    <style:style style:name="T2489" style:family="text">
      <style:text-properties officeooo:rsid="0cf70bbb"/>
    </style:style>
    <style:style style:name="T2490" style:family="text">
      <style:text-properties officeooo:rsid="0d2e8762"/>
    </style:style>
    <style:style style:name="T2491" style:family="text">
      <style:text-properties officeooo:rsid="0d2fb1f6"/>
    </style:style>
    <style:style style:name="T2492" style:family="text">
      <style:text-properties officeooo:rsid="0d306192"/>
    </style:style>
    <style:style style:name="T2493" style:family="text">
      <style:text-properties officeooo:rsid="0d37c353"/>
    </style:style>
    <style:style style:name="T2494" style:family="text">
      <style:text-properties officeooo:rsid="0d38a5ba"/>
    </style:style>
    <style:style style:name="T2495" style:family="text">
      <style:text-properties officeooo:rsid="0d38fb68"/>
    </style:style>
    <style:style style:name="T2496" style:family="text">
      <style:text-properties officeooo:rsid="0d3ce2e4"/>
    </style:style>
    <style:style style:name="T2497" style:family="text">
      <style:text-properties officeooo:rsid="0d403385"/>
    </style:style>
    <style:style style:name="T2498" style:family="text">
      <style:text-properties officeooo:rsid="0d5d4364"/>
    </style:style>
    <style:style style:name="T2499" style:family="text">
      <style:text-properties officeooo:rsid="0d9630fa"/>
    </style:style>
    <style:style style:name="T2500" style:family="text">
      <style:text-properties officeooo:rsid="0d981b7b"/>
    </style:style>
    <style:style style:name="T2501" style:family="text">
      <style:text-properties officeooo:rsid="0d995c4f"/>
    </style:style>
    <style:style style:name="T2502" style:family="text">
      <style:text-properties officeooo:rsid="0da0c67b"/>
    </style:style>
    <style:style style:name="T2503" style:family="text">
      <style:text-properties officeooo:rsid="0da165ab"/>
    </style:style>
    <style:style style:name="T2504" style:family="text">
      <style:text-properties officeooo:rsid="0da3bded"/>
    </style:style>
    <style:style style:name="T2505" style:family="text">
      <style:text-properties officeooo:rsid="0da53e07"/>
    </style:style>
    <style:style style:name="T2506" style:family="text">
      <style:text-properties officeooo:rsid="0da68af8"/>
    </style:style>
    <style:style style:name="T2507" style:family="text">
      <style:text-properties officeooo:rsid="0da7bc63"/>
    </style:style>
    <style:style style:name="T2508" style:family="text">
      <style:text-properties officeooo:rsid="0dbce5db"/>
    </style:style>
    <style:style style:name="T2509" style:family="text">
      <style:text-properties officeooo:rsid="0dbed0ff"/>
    </style:style>
    <style:style style:name="T2510" style:family="text">
      <style:text-properties officeooo:rsid="0dd1f0c5"/>
    </style:style>
    <style:style style:name="T2511" style:family="text">
      <style:text-properties officeooo:rsid="0e32d9f6"/>
    </style:style>
    <style:style style:name="T2512" style:family="text">
      <style:text-properties officeooo:rsid="0e347126"/>
    </style:style>
    <style:style style:name="T2513" style:family="text">
      <style:text-properties officeooo:rsid="0e38f090"/>
    </style:style>
    <style:style style:name="T2514" style:family="text">
      <style:text-properties officeooo:rsid="0e39a61f"/>
    </style:style>
    <style:style style:name="T2515" style:family="text">
      <style:text-properties officeooo:rsid="0e5b80e5"/>
    </style:style>
    <style:style style:name="T2516" style:family="text">
      <style:text-properties officeooo:rsid="0e5ee013"/>
    </style:style>
    <style:style style:name="T2517" style:family="text">
      <style:text-properties officeooo:rsid="0e5f34f3"/>
    </style:style>
    <style:style style:name="T2518" style:family="text">
      <style:text-properties officeooo:rsid="0e61ba5c"/>
    </style:style>
    <style:style style:name="T2519" style:family="text">
      <style:text-properties officeooo:rsid="0eafaf10"/>
    </style:style>
    <style:style style:name="T2520" style:family="text">
      <style:text-properties officeooo:rsid="0eb115f0"/>
    </style:style>
    <style:style style:name="T2521" style:family="text">
      <style:text-properties officeooo:rsid="0eb1a7b5"/>
    </style:style>
    <style:style style:name="T2522" style:family="text">
      <style:text-properties officeooo:rsid="0ee12843"/>
    </style:style>
    <style:style style:name="T2523" style:family="text">
      <style:text-properties officeooo:rsid="0ee20b4f"/>
    </style:style>
    <style:style style:name="T2524" style:family="text">
      <style:text-properties officeooo:rsid="0ee268f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iot Corley</text:p>
      <text:p text:style-name="P1"/>
      <text:p text:style-name="P1">Conscientia: The Book of Eidos</text:p>
      <text:p text:style-name="P1"/>
      <text:p text:style-name="P739">Table of Contents</text:p>
      <text:p text:style-name="P1"/>
      <text:p text:style-name="P8">The Path of <text:span text:style-name="T2">the </text:span>Diploma<text:span text:style-name="T2">t</text:span></text:p>
      <text:p text:style-name="P1">***</text:p>
      <text:p text:style-name="P1">A Dream of the Misty Woods</text:p>
      <text:p text:style-name="P1">***</text:p>
      <text:p text:style-name="P1">The Path of <text:span text:style-name="T2">the Impartial</text:span></text:p>
      <text:p text:style-name="P1">***</text:p>
      <text:p text:style-name="P47">A Dream of <text:span text:style-name="T1">the Tower of Discipline</text:span></text:p>
      <text:p text:style-name="P2">***</text:p>
      <text:p text:style-name="P2">The Path of <text:span text:style-name="T2">the Schemer</text:span></text:p>
      <text:p text:style-name="P2">***</text:p>
      <text:p text:style-name="P47">A Dream of <text:span text:style-name="T2">Istariath</text:span></text:p>
      <text:p text:style-name="P3">***</text:p>
      <text:p text:style-name="P3">The Path of <text:span text:style-name="T2">the Tyrant</text:span></text:p>
      <text:p text:style-name="P3">***</text:p>
      <text:p text:style-name="P3">A Dream of <text:span text:style-name="T19">Ghelmere</text:span></text:p>
      <text:p text:style-name="P3">***</text:p>
      <text:p text:style-name="P5">The Path of <text:span text:style-name="T2">the Truthseeker</text:span></text:p>
      <text:p text:style-name="P5">***</text:p>
      <text:p text:style-name="P5">A Dream of <text:span text:style-name="T1">the Crimson Field</text:span></text:p>
      <text:p text:style-name="P5">***</text:p>
      <text:p text:style-name="P3">The Path of <text:span text:style-name="T2">the Lunatic</text:span></text:p>
      <text:p text:style-name="P3">***</text:p>
      <text:p text:style-name="P3">A Dream of<text:span text:style-name="T1"> Fanicas</text:span></text:p>
      <text:p text:style-name="P295"/>
      <text:p text:style-name="P779"><text:span text:style-name="T2274"><text:tab/>T</text:span><text:span text:style-name="T1488">hey claimed Time was but a loop, infinitely repeating, endlessly recording events destined and unchanged in perpetuity. But Time has never been just a closed circle. No, it has forever been a Spiral!<text:line-break/><text:line-break/><text:tab/>The illusion of cycles arises from but a lack of proper perspective! The Spiral from above seems a mere ring; yet from the side, it wraps itself around a void pillar. Be the Spiral deep enough, it metamorphoses into concentric circles, receding into an unreachable Singularity.<text:line-break/><text:line-break/><text:tab/>This truth was hidden in plain sight, in the dimension beyond the plane. What then do other dimensions obscure? What other angles would grant us a fuller view? We must no longer fall prey to false circles! No longer be fooled by the limitation of our vision! For what the eye cannot see, the light of intellect will illuminate!<text:line-break/><text:line-break/><text:tab/>We will extricate ourselves from the illusory loop and take our place among the Gods!</text:span></text:p>
      <text:p text:style-name="P697"><text:span text:style-name="T2274"><text:line-break/><text:tab/><text:tab/><text:line-break/></text:span><text:span text:style-name="T2122">Mind of the Spiral, Vol. I</text:span></text:p>
      <text:p text:style-name="P696"><text:span text:style-name="T2120">cr. </text:span><text:span text:style-name="T2121">Vanargand</text:span><text:span text:style-name="T2120"><text:line-break/>dt. Vanquished Era</text:span></text:p>
      <text:p text:style-name="P291"/>
      <text:p text:style-name="P740"><text:span text:style-name="T2107">The Path of </text:span><text:span text:style-name="T2108">the </text:span><text:span text:style-name="T2107">Diploma</text:span><text:span text:style-name="T2108">t</text:span></text:p>
      <text:p text:style-name="P1"/>
      <text:p text:style-name="P1"/>
      <text:p text:style-name="P296">A Beginning</text:p>
      <text:p text:style-name="P341"/>
      <text:p text:style-name="P341"/>
      <text:p text:style-name="P423">______________________________</text:p>
      <text:p text:style-name="P341"><text:span text:style-name="T2381">The Sanctuary – </text:span>The Awakening Chamber</text:p>
      <text:p text:style-name="P341"/>
      <text:p text:style-name="P341"/>
      <text:p text:style-name="P156"><text:tab/>Eidos opens her eyes.<text:line-break/><text:tab/>Light floods in, burning her vision white hot.</text:p>
      <text:p text:style-name="P156"><text:tab/>Agony crushes perception, forcing teary lids shut anew.<text:line-break/><text:tab/>Defiant, she pries them open, sheer will her only lever.</text:p>
      <text:p text:style-name="P157"><text:tab/></text:p>
      <text:p text:style-name="P157"><text:tab/>Soft, amber light soon bleeds in through trembling slits.</text:p>
      <text:p text:style-name="P142"><text:span text:style-name="T24"><text:tab/>Wider, wider, ever-widening, her efforts </text:span><text:span text:style-name="T25">begin to </text:span><text:span text:style-name="T24">bear fruit.</text:span></text:p>
      <text:p text:style-name="P157"><text:tab/>Vision, though blurred, is now otherwise unimpeded.</text:p>
      <text:p text:style-name="P12"><text:tab/></text:p>
      <text:p text:style-name="P14"><text:tab/>Suddenly remembering to breathe, a heaving gasp fills her lungs with the chamber’s chill air.<text:line-break/><text:tab/>Then remembering to hear, a rushing noise floods her ears,</text:p>
      <text:p text:style-name="P14"><text:tab/>drowning out all sound but the thunderous march of her heart.<text:line-break/><text:tab/>Swaying as though on violent seas, the room seems to spin.</text:p>
      <text:p text:style-name="P1"><text:tab/>Collapse is inevitable.</text:p>
      <text:p text:style-name="P9"><text:tab/></text:p>
      <text:p text:style-name="P10"><text:tab/>The surrounding silence is shattered by a clarion cry. Hers.<text:line-break/><text:tab/>Eyes bulge. Fingers to face. Dragging. Ripping.<text:line-break/><text:tab/>Eidos howls. Fears released, riding on the winds of her wails.<text:line-break/><text:tab/>She screams, lungs seeming to implode.</text:p>
      <text:p text:style-name="P11"><text:tab/>Air surges back in, stunting her terrified cries.<text:line-break/><text:tab/></text:p>
      <text:p text:style-name="P11"><text:tab/>Silence returns.</text:p>
      <text:p text:style-name="P11"/>
      <text:p text:style-name="P15"><text:tab/><text:span text:style-name="T2116">Eternity seems to pass in an instant</text:span>.</text:p>
      <text:p text:style-name="P15"><text:tab/>Yet it brings nothing but stillness.</text:p>
      <text:p text:style-name="P107"><text:tab/>The world has no reply to her terror.<text:line-break/><text:tab/></text:p>
      <text:p text:style-name="P107"><text:tab/>Dread soon fades in the absence of threats.<text:line-break/><text:tab/>Her chest expands and contracts at a steady pace, breath now regulated by exhaustion.<text:line-break/><text:tab/>But against all odds, she yet stands.</text:p>
      <text:p text:style-name="P1"/>
      <text:p text:style-name="P1"><text:tab/>Her eyes strain against the ambient light, distorted outlines sharpening into shapes, colors dividing and <text:span text:style-name="T2516">multiplying</text:span>. At last, clarity replaces ambiguity and she is free to observe her surroundings for the first time, searching for hints of… something… <text:span text:style-name="T2105">anything</text:span> really… anything but the obvious solitude confronting her.</text:p>
      <text:p text:style-name="P1"><text:soft-page-break/><text:tab/>Eidos stands at the center of an octagonal room. <text:span text:style-name="T2106">Its</text:span> pale amber illumination comes not from windows, but from dully shining crystalline sconces adorning the eight corners of the chamber. Though subdued, the light is sufficient to chase away most shadows.</text:p>
      <text:p text:style-name="P1"><text:tab/>The stone walls are all richly decorated with murals and symbols, nary an inch of naked stone remaining. One such mural depicts sculpted trees draped in crimson flowers. The trees line a path where people stroll and fountains spray <text:span text:style-name="T2517">their </text:span>endless streams. Though these features suggest a private garden, others distract from this impression. A wolf, a crow, and a serpent skulk furtively in and among the foliage, hidden in plain sight from the oblivious eyes of those who willfully ignore them.</text:p>
      <text:p text:style-name="P13"><text:tab/>These images span several walls unbroken, except at three points. Two doors, directly opposite one another, interrupt the murals, one painted an immaculate white, the other a murky indigo. A dark glass, embedded chest-high into a wall, likewise stabs a pitch black hole into the continuity of the murals; its unnerving gaze injects shivers into every fiber of her being.</text:p>
      <text:p text:style-name="P13"><text:tab/><text:span text:style-name="T2109">Yet c</text:span>old feet <text:span text:style-name="T2109">soon break the spell, </text:span>draw<text:span text:style-name="T2109">ing</text:span> her attention to the floor. The metallic platform she now stands upon seems to sap her body’s warmth—showing no signs of stopping.</text:p>
      <text:p text:style-name="P1"><text:tab/>Eidos crouches, running her hands along a polished, silvered surface. The platform consists of a metallic disk, roughly as wide as she is tall, seamlessly embedded into the tiled floor. Its face is etched with a dizzying array of lines, curves and spirals, all culminating in a Glyph at the center. This Glyph, this symbol, is meaningless to Eidos—yet at least she recollects that it is a Glyph, even in the absence of memory.</text:p>
      <text:p text:style-name="P16"><text:tab/><text:span text:style-name="T2110">Rising from her squat, her eyes catch an anomaly, and immediately gravitate towards it. It came from the chest-high glass, the disturbing one. But now, t</text:span>he twinkle of reflecting light off the dark glass <text:span text:style-name="T2111">seems benign, inviting even.</text:span> <text:span text:style-name="T2112">It </text:span>draw<text:span text:style-name="T2112">s </text:span>her ever nearer, <text:span text:style-name="T2113">each step further erasing her initial apprehension</text:span>. Though it looks like a hole pierced in space, the circular pane offers no view of what lies beyond. Peering in, she only sees the dim, visual echo of her own youthful visage.</text:p>
      <text:p text:style-name="P16"><text:tab/>Suddenly, her reflection seems to distort, like the smoke of a flame just snuffed. Soon, her warping image is replaced with an unsettling apparition… Bristling hairs of the darkest gray and the deepest black outline the form of a lurking wolf, <text:span text:style-name="T2518">i</text:span>ts yellow eyes somehow darker than the emptiness from which they emerge.</text:p>
      <text:p text:style-name="P19"><text:tab/>“Awake at last… Eyes open, but be they yet with sight?” <text:span text:style-name="T2114">The beast speaks not in human tongue, yet every word, every thought is crystal clear to Eidos.</text:span></text:p>
      <text:p text:style-name="P672"><text:tab/>Leaving her no time to reply, it continues, “The darkness of this Sanctuary blinds, such an unfitting dwelling for our ilk. To leave this room you aim. Certain truth, as akin to mine your nature be.”</text:p>
      <text:p text:style-name="P19"><text:tab/>“Who are you?” <text:span text:style-name="T2115">she asks. </text:span><text:span text:style-name="T1490">Did I just ask that?</text:span></text:p>
      <text:p text:style-name="P19"><text:span text:style-name="T26"><text:tab/>“Fenrir, some claim. Vanargand’s Fourth others say. The Ravenous and Helkin, too. All-Seersbane, Seeker, Everhungry and still more besides…” </text:span><text:span text:style-name="T421">it</text:span><text:span text:style-name="T27"> offers. "No name for myself needed be, save ‘I’.”</text:span></text:p>
      <text:p text:style-name="P19"><text:span text:style-name="T27"><text:tab/>“</text:span><text:span text:style-name="T28">I see… Well, then w</text:span><text:span text:style-name="T27">hat are you?” </text:span><text:span text:style-name="T1491">Wait… where are these questions coming from? </text:span><text:span text:style-name="T29">Confusion, a natural consequence of her situation.</text:span></text:p>
      <text:p text:style-name="P20"><text:span text:style-name="T29"><text:tab/></text:span><text:span text:style-name="T30">The wolf replies nonetheless, unaware of her internal controversy, “Many things have I to many folk been—just as a son may also a brother be, or one’s foe </text:span><text:span text:style-name="T421">another’s</text:span><text:span text:style-name="T30"> ally be.” </text:span><text:span text:style-name="T31">The beast begins to pace. “But others’ desires do not truth affect. My truth unchanging, my core, my essence only one thing be…” </text:span><text:span text:style-name="T44">Fenrir freezes. </text:span><text:span text:style-name="T422">Frothy</text:span><text:span text:style-name="T31"> drool begins to slip from its trembling maw; </text:span><text:span text:style-name="T38">d</text:span><text:span text:style-name="T34">ark eyes pierce her with their </text:span><text:span text:style-name="T35">hollow </text:span><text:span text:style-name="T34">gaze; </text:span><text:span text:style-name="T38">and </text:span><text:span text:style-name="T39">t</text:span><text:span text:style-name="T36">he </text:span><text:span text:style-name="T40">inimitable </text:span><text:span text:style-name="T36">silence of a </text:span><text:span text:style-name="T37">predator-stalked </text:span><text:span text:style-name="T36">forest descends upon the room.</text:span></text:p>
      <text:p text:style-name="P20"><text:span text:style-name="T31"><text:tab/>“Hunger.” </text:span><text:span text:style-name="T33">The word </text:span><text:span text:style-name="T41">crescendos </text:span><text:span text:style-name="T42">within </text:span><text:span text:style-name="T33">her skull, </text:span><text:span text:style-name="T43">giving rise to countless undying echoes</text:span><text:span text:style-name="T33">.</text:span></text:p>
      <text:p text:style-name="P521"><text:span text:style-name="T31"><text:tab/></text:span><text:span text:style-name="T2273">This one seems… dangerous.</text:span><text:span text:style-name="T2275"> Dangerous, inde</text:span><text:span text:style-name="T2272">ed. </text:span><text:span text:style-name="T2270">Yet the only outward evidence of her anxiety is a knitted brow.</text:span><text:span text:style-name="T2271"> </text:span></text:p>
      <text:p text:style-name="P21"><text:span text:style-name="T32"><text:tab/></text:span><text:span text:style-name="T45">The </text:span><text:span text:style-name="T46">wolf </text:span><text:span text:style-name="T45">turns </text:span><text:span text:style-name="T423">its</text:span><text:span text:style-name="T45"> gaze from her and renews </text:span><text:span text:style-name="T424">its</text:span><text:span text:style-name="T45"> pacing. “</text:span><text:span text:style-name="T32">But awareness of another’s core does not you profit. No, to your own essence know, you must this chamber leave…”</text:span></text:p>
      <text:p text:style-name="P22"><text:soft-page-break/><text:span text:style-name="T32"><text:tab/></text:span><text:span text:style-name="T1492">What’s his aim? Why does he want me to leave this place?</text:span></text:p>
      <text:p text:style-name="P22"><text:span text:style-name="T1492"><text:tab/>“</text:span><text:span text:style-name="T32">…a task I can ai</text:span><text:span text:style-name="T46">d.</text:span><text:span text:style-name="T32">” </text:span><text:span text:style-name="T47">Fenrir continues. “Though my help freely given be, to accept or not on your instinct alone depends.”</text:span></text:p>
      <text:p text:style-name="P22"><text:span text:style-name="T47"><text:tab/>“I’ll gladly accept your help, Fenrir.” </text:span><text:span text:style-name="T48">Her reply, immediate. </text:span><text:span text:style-name="T1493">Wait! No! It’s too dangerous! I can’t trust </text:span><text:span text:style-name="T1494">this one!</text:span><text:span text:style-name="T49"> </text:span><text:span text:style-name="T50">But these thoughts have no effect on her actions. </text:span><text:span text:style-name="T1495">Why?! Why can’t I do anything?!</text:span></text:p>
      <text:p text:style-name="P23"><text:span text:style-name="T1495"><text:tab/></text:span><text:span text:style-name="T51">“</text:span><text:span text:style-name="T52">Then my aid yours is…</text:span><text:span text:style-name="T51">” </text:span><text:span text:style-name="T52">growls the wolf with a knowing grin. “</text:span><text:span text:style-name="T51">Many have I in my hunger consumed. Some bore Glyphs, their living thoughts now into my Trueflesh carved.”</text:span></text:p>
      <text:p text:style-name="P23"><text:span text:style-name="T51"><text:tab/></text:span><text:span text:style-name="T53">Before the beast, lines of pure </text:span><text:span text:style-name="T62">white </text:span><text:span text:style-name="T53">light cut through the air, bending and folding into impossible geometries. The only identifiable shape is the circle th</text:span><text:span text:style-name="T152">at</text:span><text:span text:style-name="T53"> surrounds the mess of copulating rays and edges.</text:span></text:p>
      <text:p text:style-name="P24"><text:span text:style-name="T53"><text:tab/></text:span><text:span text:style-name="T54">The brilliant object </text:span><text:span text:style-name="T55">suddenly </text:span><text:span text:style-name="T54">vanishes, leaving only a hint of its brief appearance burnt into her vision, but that too soon fades.</text:span></text:p>
      <text:p text:style-name="P25"><text:span text:style-name="T54"><text:tab/></text:span><text:span text:style-name="T56">The wolf renews its explanation, “</text:span><text:span text:style-name="T53">Though neither can I the Glyphs read nor write, a use these symbols cast as Sigils will for you have. For Glyphs through their use, not their reading, known be. Sigils as reader act, so that without knowing you may the Glyphs use. Granting one fleeting Sigil now unto you, my ken allows…”</text:span></text:p>
      <text:p text:style-name="P25"><text:span text:style-name="T53"><text:tab/></text:span><text:span text:style-name="T1496">I don’t like this at all… I don’t need it and I don’t want it.</text:span><text:span text:style-name="T53"> </text:span><text:span text:style-name="T57">Eidos, ignorant of what awaits her, inwardly rejects the unknown. </text:span><text:span text:style-name="T58">Perhaps she will </text:span><text:span text:style-name="T425">one day </text:span><text:span text:style-name="T58">learn to embrace it.</text:span></text:p>
      <text:p text:style-name="P25"><text:span text:style-name="T58"><text:tab/></text:span><text:span text:style-name="T59">With a sudden guttural rumble, more roar than growl, Fenrir demands, “</text:span><text:span text:style-name="T58">Your truth speak! What reason have you to the Awakening Chamber leave?”</text:span></text:p>
      <text:p text:style-name="P691"><text:span text:style-name="T58"><text:tab/>“To meet and understand others.” </text:span><text:span text:style-name="T60">Yes, for is she not </text:span><text:span text:style-name="T1028">the</text:span><text:span text:style-name="T60"> Diplomat this time around? </text:span><text:span text:style-name="T1497">I am? No, I can’t be anything because I’m not making any of these damn decisions!</text:span></text:p>
      <text:p text:style-name="P160"><text:tab/>“Though I no loremaster of thoughtcraft be, with your nature—more than with any motivation to word translated—yes, with your Trueflesh more strongly did one symbol resonate…”</text:p>
      <text:p text:style-name="P26"><text:span text:style-name="T61"><text:tab/></text:span><text:span text:style-name="T62">Suddenly, </text:span><text:span text:style-name="T63">lines of vibrant violet cut the air before her, pouring forth from the dark glass out into her reality. </text:span><text:span text:style-name="T64">A countless array of forms—outlined, never filled—</text:span><text:span text:style-name="T68">writhe between</text:span><text:span text:style-name="T64"> dimensions both known and unknown, marking a Glyph </text:span><text:span text:style-name="T69">the size of </text:span><text:span text:style-name="T70">her fist</text:span><text:span text:style-name="T64">.</text:span></text:p>
      <text:p text:style-name="P26"><text:span text:style-name="T64"><text:tab/>As the final lines pour out, a lustrous </text:span><text:span text:style-name="T71">pendant</text:span><text:span text:style-name="T64"> floats </text:span><text:span text:style-name="T66">forth</text:span><text:span text:style-name="T64"> from the surface of the glass, </text:span><text:span text:style-name="T65">causing the darkness to unripple, like a pebble </text:span><text:span text:style-name="T427">leaping</text:span><text:span text:style-name="T65"> from the water back into the </text:span><text:span text:style-name="T426">thrower’s hand</text:span><text:span text:style-name="T65">. </text:span><text:span text:style-name="T67">The </text:span><text:span text:style-name="T72">Glyph</text:span><text:span text:style-name="T67"> appears to emanate from th</text:span><text:span text:style-name="T71">is pendant’s</text:span><text:span text:style-name="T67"> </text:span><text:span text:style-name="T1040">shrinking </text:span><text:span text:style-name="T67">surface.</text:span></text:p>
      <text:p text:style-name="P26"><text:span text:style-name="T67"><text:tab/></text:span><text:span text:style-name="T73">She reaches for the pendant, and it eagerly moves toward her open hand. Contact brings awareness. </text:span><text:span text:style-name="T1498">I… can hear it speak to me. Its name… its name is… </text:span></text:p>
      <text:p text:style-name="P26"><text:span text:style-name="T73"><text:tab/>“The Glyph of Farcasting—though tied to the Sigil be,” </text:span><text:span text:style-name="T74">says the wolf. “Outward your mind points. Knowing others your desire be. The metal seal, your path to them meet.”</text:span></text:p>
      <text:p text:style-name="P26"><text:span text:style-name="T74"><text:tab/></text:span><text:span text:style-name="T1499">The metal seal… </text:span><text:span text:style-name="T1501">T</text:span><text:span text:style-name="T1499">he one I woke up on? </text:span><text:span text:style-name="T75">A new awareness dawns.</text:span></text:p>
      <text:p text:style-name="P26"><text:span text:style-name="T75"><text:tab/>“Your Sigil now the Glyph’s mark bears. Our parting nears. Till we meet anew, daughter of Viracocha…” </text:span><text:span text:style-name="T76">Fenrir’s words end abruptly, all sound seemingly devoured by the dark glass.</text:span></text:p>
      <text:p text:style-name="P26"><text:span text:style-name="T76"><text:tab/></text:span><text:span text:style-name="T1500">Daughter of Viracocha?</text:span><text:span text:style-name="T76"> Confusion, though still present, gives way to the stronger sense of wonder. </text:span><text:span text:style-name="T77">Her journey has begun.</text:span><text:tab/></text:p>
      <text:p text:style-name="P16"><text:tab/>She looks into the glass once more, expecting… something. But the ravenous Fenrir does not reappear—nor does her own reflection for that matter. Nothing shines on that once reflective surface. No light survives its utter darkness. Eidos now stares into a greedy singularity, ever-taking, never-giving.</text:p>
      <text:p text:style-name="P27"><text:tab/><text:span text:style-name="T1502">How long have I been standing here?</text:span><text:span text:style-name="T78"> </text:span><text:span text:style-name="T153">Thought rouses her</text:span><text:span text:style-name="T78"> from her waking slumber. The dark glass yet peers into her eyes, but its grip loosens as memory reminds her of deeds yet undone. A memory of the Glyph she has earned from Fenrir, the Glyph of Farcasting. Its essence now etched into a Sigil. </text:span><text:span text:style-name="T1502">What did the wolf say about the metal seal again..?</text:span></text:p>
      <text:p text:style-name="P27"><text:span text:style-name="T1502"><text:tab/></text:span><text:span text:style-name="T78">Eyes turn to search for the disk she awoke upon. Little seems hidden in this humble space and the disk is no exception. She spots it almost immediately and walks to it.</text:span></text:p>
      <text:p text:style-name="P27"><text:soft-page-break/><text:span text:style-name="T78"><text:tab/></text:span><text:span text:style-name="T79">C</text:span><text:span text:style-name="T78">rouch</text:span><text:span text:style-name="T79">ing down</text:span><text:span text:style-name="T78">, </text:span><text:span text:style-name="T79">she </text:span><text:span text:style-name="T78">run</text:span><text:span text:style-name="T79">s </text:span><text:span text:style-name="T78">her </text:span><text:span text:style-name="T80">fingers</text:span><text:span text:style-name="T78"> along </text:span><text:span text:style-name="T153">its</text:span><text:span text:style-name="T78"> polished, silvered surface. The platform consists of a metallic disk, roughly as wide as she is tall, seamlessly embedded into the tiled floor. </text:span><text:span text:style-name="T1627">This seems oddly familiar… </text:span><text:span text:style-name="T78">Its face is etched with a dizzying array of lines, curves and spirals, all culminating in a Glyph at the center. The device </text:span><text:span text:style-name="T153">now </text:span><text:span text:style-name="T78">speaks to her as a child to its mother, calling for the Sigil Eidos carries to speak its name…<text:tab/></text:span></text:p>
      <text:p text:style-name="P27"><text:span text:style-name="T78"><text:tab/></text:span><text:span text:style-name="T81">Farcasting.</text:span></text:p>
      <text:p text:style-name="P176"><text:tab/>Eidos instinctively places her hand upon the Sigil. Instinct becomes will, will then becoming thought. An image slowly forms, burning out violet lines from hidden dimensions. A circle manifests, weaving an intricate tapestry of lines, never crossing, as they traverse <text:span text:style-name="T2276">planes both seen and unseen</text:span> linking paths among them.</text:p>
      <text:p text:style-name="P28"><text:span text:style-name="T1503"><text:tab/></text:span><text:span text:style-name="T1504">NO!</text:span></text:p>
      <text:p text:style-name="P28"><text:span text:style-name="T1504"><text:tab/></text:span><text:span text:style-name="T82">All </text:span><text:span text:style-name="T83">luminescent </text:span><text:span text:style-name="T82">lines retract instantaneously. </text:span><text:span text:style-name="T83">The device’s call now becomes a whimper, </text:span><text:span text:style-name="T154">then</text:span><text:span text:style-name="T83"> an echo, </text:span><text:span text:style-name="T155">and s</text:span><text:span text:style-name="T83">oon its call is nothing but a memory.</text:span></text:p>
      <text:p text:style-name="P28"><text:span text:style-name="T83"><text:tab/></text:span><text:span text:style-name="T1505">Did I..? Did it..? Well, at least one dangerous risk went unexplored.</text:span><text:span text:style-name="T84"> Eidos appears content with her victory.</text:span></text:p>
      <text:p text:style-name="P28"><text:span text:style-name="T84"><text:tab/></text:span><text:span text:style-name="T1505">What should I do now, then..? Oh! I know! The door!</text:span><text:span text:style-name="T84"> </text:span><text:span text:style-name="T85">In her excitement she seems to have forgotten two doors remain—the third having shut already at her behest. </text:span><text:span text:style-name="T1506">The white one!</text:span><text:span text:style-name="T85"> Her decision made, action follows thought, </text:span><text:span text:style-name="T86">and steady feet carry her towards the room’s white door</text:span><text:span text:style-name="T85">.</text:span></text:p>
      <text:p text:style-name="P29"><text:span text:style-name="T85"><text:tab/>A quick glance reveals that th</text:span><text:span text:style-name="T87">is</text:span><text:span text:style-name="T85"> door has n</text:span><text:span text:style-name="T88">o</text:span><text:span text:style-name="T85"> obvious handle </text:span><text:span text:style-name="T89">n</text:span><text:span text:style-name="T85">or hinges. Hesitantly, she moves to push it open. Contact made, the milky barrier ripples outward from her fingertips, and yet she feels none of it, just as though she were touching emptiness itself.</text:span></text:p>
      <text:p text:style-name="P177"><text:tab/>Suddenly, a Glyph born from the overlapping of several lesser shapes etches itself precisely where Eidos had first touched.</text:p>
      <text:p text:style-name="P30"><text:span text:style-name="T85"><text:tab/></text:span><text:span text:style-name="T1507">Wait! No! This might be dangerous, too!</text:span></text:p>
      <text:p text:style-name="P30"><text:span text:style-name="T90"><text:tab/>The white lines carved from the void remain despite her protests. </text:span><text:span text:style-name="T1507">Why?! </text:span><text:span text:style-name="T85">Its meaning is innate to her—and how could it not be?—for it is the Glyph of Eidos. </text:span><text:span text:style-name="T1506">…</text:span><text:span text:style-name="T1628">m</text:span><text:span text:style-name="T1508">y Glyph..?</text:span></text:p>
      <text:p text:style-name="P161"><text:span text:style-name="T2117"><text:tab/>At the recognition of her name, Eidos can feel the Glyph respond. The portal shimmers, showering the room in chaotic waves of luminescence. The door’s surface quickly becomes sharply reflective, casting her image in fine detail. Staring back at her is the figure of a young woman with braided hair, draped in a simple shirt, breeches, and a red traveling robe. </text:span><text:span text:style-name="T1509">Is this me?</text:span></text:p>
      <text:p text:style-name="P170"><text:span text:style-name="T2118"><text:tab/>But soon, the image begins to fade—and the metallic sheen along with it. The space beyond the vanishing door is enveloped in absolute darkness, save a pinprick of light beckoning her from the opposite end. </text:span><text:span text:style-name="T1510">I don’t like the look of this either…</text:span><text:span text:style-name="T2119"> Nothing ventured, nothing gained. </text:span><text:span text:style-name="T1511">I don’t suppose I have a choice in the matter, do I?</text:span></text:p>
      <text:p text:style-name="P30"><text:span text:style-name="T93"><text:tab/>She takes her first step </text:span><text:span text:style-name="T156">f</text:span><text:span text:style-name="T93">o</text:span><text:span text:style-name="T156">r</text:span><text:span text:style-name="T93">ward into the darkness. </text:span><text:span text:style-name="T1512">Here we go…</text:span></text:p>
      <text:p text:style-name="P424"/>
      <text:p text:style-name="P425"/>
      <text:p text:style-name="P430">__________________________</text:p>
      <text:p text:style-name="P550"><text:span text:style-name="T2145">The Sanctuary – </text:span><text:span text:style-name="T2143">T</text:span><text:span text:style-name="T2144">he Winding Stair</text:span></text:p>
      <text:p text:style-name="P498"/>
      <text:p text:style-name="P498"/>
      <text:p text:style-name="P178"><text:tab/>Emerging from the tunnel, Eidos steps onto a winding stairway. <text:span text:style-name="T1488">What</text:span><text:span text:style-name="T1513"> is this place? </text:span>Finely cut black granite, embellished with marble accents, seems the material of choice. Yet, the dominant feature here is not the stair itself; <text:span text:style-name="T2277">f</text:span>ar more prominent a feature is nothingness. Even a cursory observation reveals the stairway’s true nature as but a narrow strip winding around a vast column of empty space. <text:span text:style-name="T1514">This stairwell is enormous… why would anybody need such a massive set of stairs?</text:span></text:p>
      <text:p text:style-name="P180"><text:tab/>The air here is dry and stale, unperturbed long enough for it to stratify by density. The thickest <text:span text:style-name="T2486">of it </text:span>clusters at the bottom, eat<text:span text:style-name="T2486">ing</text:span> away all intrusions of light.</text:p>
      <text:p text:style-name="P180"><text:soft-page-break/><text:span text:style-name="T2124"><text:tab/>Meanwhile, upon the stairs, a</text:span> thin <text:span text:style-name="T2123">blanket</text:span> of dust <text:span text:style-name="T2125">likewise</text:span> suggests that Eidos’ newly added footsteps are the first to disrupt the balance in quite some time. <text:span text:style-name="T1515">Not a lot of dust, I suppose, but enough to merit some cleaning.</text:span><text:line-break/><text:tab/>Though the<text:span text:style-name="T2126">se</text:span> <text:span text:style-name="T2127">stairs</text:span> may not have seen any recent use, they are in a state far from disrepair. <text:span text:style-name="T2135">Crouching down to b</text:span>rush away a swath of the dust with her hand, Eidos sees the floors have been carefully polished.<text:span text:style-name="T1488"> </text:span><text:span text:style-name="T1517">Oh, that’s nasty! </text:span><text:span text:style-name="T1629">Just l</text:span><text:span text:style-name="T1517">ook </text:span><text:span text:style-name="T1518">at</text:span><text:span text:style-name="T1517"> my hand! </text:span><text:span text:style-name="T1629">I</text:span><text:span text:style-name="T1517">t’s all dusty </text:span><text:span text:style-name="T1629">now</text:span><text:span text:style-name="T1516">! </text:span><text:span text:style-name="T1517">Gross… </text:span><text:span text:style-name="T1516">Oh well, as long as I’m down here, I’d might as well… </text:span><text:span text:style-name="T2128">She can detect </text:span>no cracks, no threat of crumbling. <text:span text:style-name="T2129">T</text:span>hey <text:span text:style-name="T2129">appear to be</text:span> only recently crafted. <text:span text:style-name="T2130">Countless</text:span> marble veins of geometric designs carve their way through this landing, though only humble shapes adorn the individual steps leading to and from it. <text:span text:style-name="T1519">I think that’s enough of the stairs. What else is there…</text:span></text:p>
      <text:p text:style-name="P179"><text:tab/>Leaning over the railing and peering into the depths below, Eidos sees nothing but the spiraling stair <text:span text:style-name="T2278">plummeting</text:span> into an inky void. So thick is the darkness <text:span text:style-name="T2131">below</text:span>, she feels she could float in it. Her suspicions feel confirmed as she observes the motes of dust floating alongside her, sparkling from their collisions with the light. <text:span text:style-name="T2136">They begin to dance around her, this microcosm of false stars, whirling inwards towards her. <text:s/></text:span><text:span text:style-name="T1520">They’re… beautiful…</text:span><text:span text:style-name="T2136"> She reaches a hand out to grab them, but they scurry away, propelled by the wind of her hand’s motion.</text:span></text:p>
      <text:p text:style-name="P179"><text:tab/>Searching skywards, she sees that all light here leaks in through an aperture at the top of this monolithic shaft—so high above as to appear equidistant from the terminus of the bottomless void below. <text:span text:style-name="T1521">So that’s where the light is coming from. </text:span>Golden rays weave their way down the shaft with spindly arms scraping at the darkness, as though <text:span text:style-name="T2279">desperately</text:span> searching for some stolen treasure. Yet, the darkness nips back at the shiny intruders, jealously guarding what it hides in <text:span text:style-name="T2132">the</text:span> depths.</text:p>
      <text:p text:style-name="P179"><text:tab/>Returning her attention to the more immediate surroundings, Eidos finds that the door has vanished. <text:span text:style-name="T1522">What?! </text:span><text:span text:style-name="T1523">How’s that even possible?! </text:span>The chamber beyond is now nothing but the shadow of a fading memory—<text:span text:style-name="T2133">the memory of </text:span>an event that may or may not have ever been. <text:span text:style-name="T1524">Didn’t I just come from… Or, </text:span><text:span text:style-name="T1525">wait… </text:span><text:span text:style-name="T1630">is this the same landing as before? Did I move without noticing?</text:span></text:p>
      <text:p text:style-name="P179"><text:tab/>Under <text:span text:style-name="T2137">the </text:span>current circumstances, it seems <text:span text:style-name="T2134">her</text:span> only way out is through. Though, a nagging feeling gnaws at her, begging her to confirm the veracity of her memory. <text:span text:style-name="T1526">No, I’m positive I came through a door on this landing.</text:span></text:p>
      <text:p text:style-name="P179"><text:span text:style-name="T1526"><text:tab/></text:span><text:span text:style-name="T2138">As though possessed, Eidos reaches her hand towards the stone. Carefully and thoroughly, she runs her hands along the rough surface, exerting ever greater pressure upon the cold stone. </text:span><text:span text:style-name="T1527">Nothing. There’s absolutely nothing there… How? </text:span><text:span text:style-name="T2138">Despite a most meticulous investigation of the wall, no trace of a doorway emerges. In truth, no breaks in the surface exist at all, as though this enormous silo were made of a single, impossibly large stone. </text:span><text:span text:style-name="T1528">Oh, well, no point in dwelling on what we can’t change. </text:span><text:span text:style-name="T1529">Time to move… Hmm… Up or down?</text:span></text:p>
      <text:p text:style-name="P181"><text:tab/>Eidos begins her descent into the <text:span text:style-name="T2139">murky depths</text:span>. <text:span text:style-name="T1530">Guess that settles it… </text:span>Time passes as surely as her feet continue to step, stumble, and engage in other gravity-aided motion. Surprisingly, the light high above never seems to dwindle, <text:span text:style-name="T2140">even</text:span> as she spirals <text:span text:style-name="T2141">deep into the maw of darkness</text:span>. <text:span text:style-name="T1531">Well, that is odd… Maybe my eyes are just getting used to the </text:span><text:span text:style-name="T1532">lack of light</text:span><text:span text:style-name="T1531">? </text:span>Likewise, the <text:span text:style-name="T2142">depths</text:span> always seems to hide yet another length of stairs.</text:p>
      <text:p text:style-name="P179"><text:tab/>Distracted by these thoughts, she fails to realize her body has come to a halt. <text:span text:style-name="T1533">What’s over there? </text:span>To her left an anomaly appears in the otherwise perfectly uniform, albeit rough, surface of the wall. It appears she has arrived at a doorway. <text:span text:style-name="T1534">To where?</text:span><text:line-break/><text:tab/>Peeking inside, she notes that the area is host to a dim light source of its own, thus revealing the silhouettes of the tables and shelves housed within. <text:span text:style-name="T1535">Creepy… </text:span><text:span text:style-name="T1536">but no less so than anything else I’ve seen so far</text:span><text:span text:style-name="T1535">.</text:span></text:p>
      <text:p text:style-name="P40"><text:tab/>Turning her attention once more to the stairwell, she sees that her progress has been thwarted. The stairs beyond this point have crumbled away—though given the pristine condition of the steps she took to get here, sabotage seems a likelier cause than age. <text:span text:style-name="T1537">Who—or what—would do that, though? </text:span>And while there is another landing far beyond, one continuing the theoretical spiral trajectory, the gap is far <text:soft-page-break/>too vast for any reasonable person to consider leaping to it… <text:span text:style-name="T1538">Oh, no, no, no… Don’t even think about it, body! </text:span><text:span text:style-name="T91">L</text:span>ooking down from the edge, Eidos sees only oblivion—making failure to reach the opposite landing even more terrifying. <text:span text:style-name="T1539">Haven’t you already done enough to me? Deep breaths, body; deep breaths…</text:span></text:p>
      <text:p text:style-name="P40"><text:span text:style-name="T1631"><text:tab/></text:span><text:span text:style-name="T92">Sanity prevails, as her feet carry her towards the safer route, and so through the door she goes.</text:span></text:p>
      <text:p text:style-name="P518"/>
      <text:p text:style-name="P507">___________<text:span text:style-name="T2382">__________</text:span></text:p>
      <text:p text:style-name="P519"><text:span text:style-name="T2043">The Sanctuary – </text:span><text:span text:style-name="T2103">The </text:span><text:span text:style-name="T2104">A</text:span><text:span text:style-name="T2103">rchives</text:span></text:p>
      <text:p text:style-name="P509"/>
      <text:p text:style-name="P509"/>
      <text:p text:style-name="P292"><text:tab/>Her footfalls echo off into the immense darkness, as though fleeing from some unseen evil. Cracked tiles <text:span text:style-name="T2220">complain</text:span> with every step. <text:span text:style-name="T1540">Wait, is that </text:span><text:span text:style-name="T1632">a</text:span><text:span text:style-name="T1540">… tree? </text:span>Deep into the hall, stands a massive tree, its tremendous trunk bursting forth from the floor in defiance of the rigid granite. Though it was no doubt mighty in its prime, splintering bark and leafless branches betray its current frailty. Charred gashes in its roots weakly pulsate with a dying, greenish luminescence while exposing the tree’s ancient innards.<text:line-break/><text:tab/>Incredibly, this tree is clearly visible despite the hall’s pervading darkness. Dimly it glows, as if caught in the fading rays of twilight. The absence of an obvious source of light suggests that the tree is made visible through some inner power—one as frail and decayed as the withered <text:span text:style-name="T2221">giant</text:span> itself.<text:line-break/><text:tab/>Although much of the room’s illumination seems to come from the interaction between the tree and her vision, Eidos also senses a faint, green glow oozing in from the depths of the underground Archive—its source yet invisible to her. <text:span text:style-name="T1541">That can’t be good.</text:span></text:p>
      <text:p text:style-name="P293"><text:tab/>Though the tree appears to dominate much of the space, the enormous size of the hall containing it slowly becomes apparent. The vaulted ceiling is unfathomably high, consumed by shadows at its peak. Between each support column, rows of aged, wooden shelves line the hall; they in turn are lined with the cracked and <text:span text:style-name="T2222">brittle</text:span> remains of countless tomes. <text:span text:style-name="T1542">Better not touch anything; I might break it. </text:span>Arranged in concentric circles, rippling outward from the tree, are many long tables, benches and writing desks—no doubt placed here for the reading and copying of texts. <text:span text:style-name="T1543">This place looks thoroughly abandoned…</text:span></text:p>
      <text:p text:style-name="P293"><text:span text:style-name="T1543"><text:tab/></text:span><text:span text:style-name="T2223">Walking forward, Eidos notes that the majority of the tomes and shelves share the same dusty blanket as the stairs that lead here. Yet evidence that the area has seen more recent use abounds. </text:span><text:span text:style-name="T1544">That’s </text:span><text:span text:style-name="T1633">odd…</text:span><text:span text:style-name="T1544"> </text:span><text:span text:style-name="T2223">Certain tables have stacks of books piled upon them and a number of volumes lie open as if abandoned in mid-read. </text:span><text:span text:style-name="T1543">Whoever </text:span><text:span text:style-name="T1634">was here</text:span><text:span text:style-name="T1544"> </text:span><text:span text:style-name="T1545">must’ve been</text:span><text:span text:style-name="T1567"> </text:span><text:span text:style-name="T1544">in a hurry </text:span><text:span text:style-name="T1634">to leave</text:span><text:span text:style-name="T1544">…</text:span></text:p>
      <text:p text:style-name="P293"><text:span text:style-name="T2224"><text:tab/>Advancing further into the room, she sees that the oozing emerald sheen from before comes from a stone archway leading deeper into the Archives.</text:span><text:span text:style-name="T1544"> </text:span><text:span text:style-name="T1546">There’s the green glow I saw earlier… I should probably avoid that for now.</text:span><text:span text:style-name="T1544"> </text:span><text:span text:style-name="T2224">The unbridled limbs of the forgotten tree have crept their way across the ceiling only to then slither downwards around the doorway, wreathing its perimeter.</text:span></text:p>
      <text:p text:style-name="P293"><text:tab/>The emerald incandescence illuminates yet another discovery, however, for laying motionless on the dusty floor are two corpses. <text:span text:style-name="T1547">Well, that’s… uh… unfortunate. </text:span>The one to the left is slumped against a wall, smeared with blood, while the other is lying face down in front of the archway. <text:span text:style-name="T2225">Next to t</text:span>he bodies <text:span text:style-name="T2225">is</text:span> a <text:span text:style-name="T2225">curious </text:span>platform, raised perhaps a handspan above the ground <text:span text:style-name="T2227">and</text:span> <text:span text:style-name="T2226">emanating a faint violet haze</text:span>. <text:span text:style-name="T1548">Huh… I wonder what that does… </text:span></text:p>
      <text:p text:style-name="P294"><text:tab/>Curiosity guides her feet toward the mysterious object. As soon as she steps upon it, the violet glow strengthens, tracing the curves of the Glyph etched into its surface. A slow rumble and it begins to levitate, taking her skywards, up through the invisible shaft hidden among the ceiling’s shadows.</text:p>
      <text:p text:style-name="P505"/>
      <text:p text:style-name="P507">________________<text:span text:style-name="T2382">__________</text:span></text:p>
      <text:p text:style-name="P514"><text:soft-page-break/><text:span text:style-name="T2383">The Sanctuary – </text:span><text:span text:style-name="T2384">The </text:span><text:span text:style-name="T2385">Hall of Sentries</text:span></text:p>
      <text:p text:style-name="P510"/>
      <text:p text:style-name="P510"/>
      <text:p text:style-name="P17"><text:tab/>The floating platform speeds up through the shaft, bathing Eidos in stale air as she rushes towards <text:span text:style-name="T2228">this little</text:span> journey’s terminus. Slowing to a halt, she emerges <text:span text:style-name="T2230">up </text:span>from the ground <text:span text:style-name="T2229">and</text:span> into a shadowy alcove within a narrow hall. <text:span text:style-name="T1549">That was… unexpected—but, surprisingly, not unpleasant. </text:span><text:span text:style-name="T1635">M</text:span><text:span text:style-name="T1549">aybe this bizarre place isn’t so </text:span><text:span text:style-name="T1550">dangerous</text:span><text:span text:style-name="T1549"> after all.</text:span></text:p>
      <text:p text:style-name="P31"><text:tab/>This short and narrow hallway is lined with the graven images of men and women at arms. They are finely carved, with no trace nor marks of the tools that wrought them. Yet, their forms are rough and simplistic, <text:span text:style-name="T2232">primarily </text:span>comprised of simple angles and <text:span text:style-name="T2231">straight </text:span>lines. <text:span text:style-name="T1551">They’re oddly beautiful… in their own way.</text:span></text:p>
      <text:p text:style-name="P31"><text:tab/>The ceiling hangs low enough to touch with a short leap, and the corridor’s width scarcely exceeds her armspan. A dim light seeps in from the opening at the far end where the hall pours into a vast chamber, though something thwarts the light from completely consuming the doorway. <text:span text:style-name="T1552">Yet another mystery, but at least this one seems easier to approach.</text:span></text:p>
      <text:p text:style-name="P31"><text:tab/><text:span text:style-name="T2233">Eidos proceeds through the hallway towards the door. </text:span>As she draws nearer to the opening, the source of the blockage becomes apparent. What once appeared to be simply a void carved from light <text:span text:style-name="T2280">now </text:span>gains detail. Its weaker shadows emphasize its smooth contours and rugged features. Immobile before her stands a tall, statuesque figure, a spear held at its side. <text:span text:style-name="T1553">Wait a second… </text:span>Its expression is cold, and its demeanor dispassionate. <text:span text:style-name="T1554">That looks a lot like the bodies I just saw down in that last place… </text:span>As if carved from stone, its features are flawless but for the large gashes rent into its face and abdomen—surely not the signs of an easy occupation. Glistening, blue liquid slowly leaks from <text:span text:style-name="T2234">its</text:span> wounds, serving as a natural highlight of the sentry’s figure.</text:p>
      <text:p text:style-name="P32"><text:tab/><text:span text:style-name="T1555">Oh, I hope it’s friendly, because I’m pretty sure my body is gonna walk over there.</text:span><text:span text:style-name="T94"> As Eidos approaches, the guardian ceremoniously turns its face towards her in a stiff, stuttering motion. Lifting its massive spear from the ground, it lets the shaft fall into a firm two-handed grip while adopting a stance to more fully block the passage. </text:span><text:span text:style-name="T1556">Now body, listen… spears don’t </text:span><text:span text:style-name="T1636">play nice</text:span><text:span text:style-name="T1556"> with flesh…</text:span></text:p>
      <text:p text:style-name="P32"><text:span text:style-name="T1556"><text:tab/></text:span><text:span text:style-name="T95">Soon it drops a jittery jaw and begins to chew on words in an attempt to communicate.</text:span></text:p>
      <text:p text:style-name="P32"><text:span text:style-name="T95"><text:tab/>“</text:span><text:span text:style-name="T1180">ontohrraizhuoh. ibfuonashthagish.</text:span><text:span text:style-name="T95">” </text:span><text:span text:style-name="T96">Its words come slowly in pure melodic tones.</text:span></text:p>
      <text:p text:style-name="P33"><text:span text:style-name="T96"><text:tab/></text:span><text:span text:style-name="T97">She replies, </text:span><text:span text:style-name="T95">"</text:span><text:span text:style-name="T103">Nole... what…? </text:span><text:span text:style-name="T97">I don’t understand, but I want to.</text:span><text:span text:style-name="T95">” </text:span><text:span text:style-name="T1557">No, I don’t! Right now I wanna get out of here!</text:span></text:p>
      <text:p text:style-name="P33"><text:span text:style-name="T97"><text:tab/></text:span><text:span text:style-name="T95">“</text:span><text:span text:style-name="T1180">ontohrraizhuoh. ibfuonashthagish.</text:span><text:span text:style-name="T95">” </text:span><text:span text:style-name="T97">It repeats.</text:span></text:p>
      <text:p text:style-name="P34"><text:span text:style-name="T97"><text:tab/></text:span><text:span text:style-name="T95">“</text:span><text:span text:style-name="T97">Look, I… </text:span><text:span text:style-name="T100">I</text:span><text:span text:style-name="T97"> don’t understand where I am—or even what I am, for that matter,</text:span><text:span text:style-name="T95">” </text:span><text:span text:style-name="T97">she insists.</text:span><text:span text:style-name="T95"> “</text:span><text:span text:style-name="T97">Can you take me to someone? </text:span><text:span text:style-name="T100">A</text:span><text:span text:style-name="T97">nyone? … </text:span><text:span text:style-name="T98">M</text:span><text:span text:style-name="T97">aybe </text:span><text:span text:style-name="T99">to </text:span><text:span text:style-name="T97">the person who built you?</text:span><text:span text:style-name="T95">” </text:span><text:span text:style-name="T1637">No, </text:span><text:span text:style-name="T1638">we’ve gotta leave</text:span><text:span text:style-name="T1637">! </text:span><text:span text:style-name="T1638">Now!</text:span><text:span text:style-name="T1637"> </text:span><text:span text:style-name="T100">She steps forward arms spread open in a gesture </text:span><text:span text:style-name="T101">of peace.</text:span></text:p>
      <text:p text:style-name="P35"><text:span text:style-name="T101"><text:tab/></text:span><text:span text:style-name="T102">Before her third step, a spear’s head finds itself precisely between her breasts, stopping her heart mid-beat.</text:span></text:p>
      <text:p text:style-name="P520"><text:span text:style-name="T102"><text:tab/></text:span><text:span text:style-name="T100"> “</text:span><text:span text:style-name="T95">onhagefuokuzhua</text:span><text:span text:style-name="T1181">,</text:span><text:span text:style-name="T95">” </text:span><text:span text:style-name="T151">is all the</text:span><text:span text:style-name="T104"> sentry </text:span><text:span text:style-name="T151">says</text:span><text:span text:style-name="T104">, as his slain foe loses consciousness. </text:span><text:span text:style-name="T105">It then</text:span><text:span text:style-name="T104"> drops her </text:span><text:span text:style-name="T106">motionless </text:span><text:span text:style-name="T104">body on the floor and brushes it aside with the butt of </text:span><text:span text:style-name="T107">its</text:span><text:span text:style-name="T104"> spear </text:span><text:span text:style-name="T108">before resuming its</text:span><text:span text:style-name="T104"> p</text:span><text:span text:style-name="T151">rior</text:span><text:span text:style-name="T104"> s</text:span><text:span text:style-name="T151">tance</text:span><text:span text:style-name="T104">.</text:span></text:p>
      <text:p text:style-name="P297"/>
      <text:p text:style-name="P746">A <text:span text:style-name="T2235">First Death</text:span></text:p>
      <text:p text:style-name="P342"/>
      <text:p text:style-name="P342"/>
      <text:p text:style-name="P430">______________________________</text:p>
      <text:p text:style-name="P354"><text:span text:style-name="T2381">The Sanctuary – </text:span>The Awakening Chamber</text:p>
      <text:p text:style-name="P342"/>
      <text:p text:style-name="P342"/>
      <text:p text:style-name="P36"><text:tab/>Eidos respawns upon a metallic platform in the middle of an octagonal room. <text:span text:style-name="T1558">Did I just… die? </text:span><text:span text:style-name="T24">The garden murals all about leave no doubt that this is the same chamber in which she first awoke. </text:span><text:span text:style-name="T1559">My body was walking toward that talking statue and then… </text:span></text:p>
      <text:p text:style-name="P36"><text:span text:style-name="T1559"><text:tab/></text:span><text:span text:style-name="T110">S</text:span><text:span text:style-name="T109">he </text:span><text:span text:style-name="T110">heads for the same white door that led her from this place before. </text:span><text:span text:style-name="T1559">It stabbed me… to death. </text:span><text:span text:style-name="T110">As she </text:span><text:span text:style-name="T109">approaches, the portal’s entire surface again becomes reflective, displaying Eidos’ features clearly against the blurred image of the chamber. </text:span><text:span text:style-name="T1559">Yet here I am… not dead.</text:span><text:span text:style-name="T109"> Burning brightly at the center, the Glyph of Eidos activates. </text:span><text:span text:style-name="T1560">How…? </text:span><text:span text:style-name="T109">Soon the portal’s physicality wanes like a half-forgotten memory. </text:span><text:span text:style-name="T1560">Why…? </text:span><text:span text:style-name="T109">By the time she reaches it, the door has vanished completely, leaving only darkness and a speck of light at its end. </text:span><text:span text:style-name="T1561">What am I…? </text:span><text:span text:style-name="T109">Eidos knows from experience that just beyond the passage is the </text:span><text:span text:style-name="T157">w</text:span><text:span text:style-name="T109">inding </text:span><text:span text:style-name="T157">s</text:span><text:span text:style-name="T109">tair. </text:span><text:span text:style-name="T1562">Who am I…?</text:span></text:p>
      <text:p text:style-name="P17"><text:tab/><text:span text:style-name="T2236">Before she knows it, she is headed once more toward that spiraling stairwell. </text:span><text:span text:style-name="T1563">Help…</text:span></text:p>
      <text:p text:style-name="P343"/>
      <text:p text:style-name="P343"/>
      <text:p text:style-name="P431">_________________________</text:p>
      <text:p text:style-name="P503">The Sanctuary – The Winding Stair</text:p>
      <text:p text:style-name="P343"/>
      <text:p text:style-name="P343"/>
      <text:p text:style-name="P37"><text:tab/>Stepping through the portal, Eidos finds herself upon the stairway once more. Spinning on her heel, she turns to see that the chamber beyond seems to yet again <text:span text:style-name="T2237">be </text:span>hidden behind a wall. Its existence constantly negated, Eidos determines searching for it is pointless, fighting back that nagging feeling that the portal remains somewhere beyond her Awareness.</text:p>
      <text:p text:style-name="P37"><text:tab/><text:span text:style-name="T1564">Didn’t I go down these steps last time?</text:span><text:span text:style-name="T111"> She looks down into the murky depths where the Archives were. </text:span><text:span text:style-name="T1564">I guess go back down, but avoid that platform this time… </text:span><text:span text:style-name="T111">And before she can finish her thought, her body has begun its step</text:span><text:span text:style-name="T112">ping</text:span><text:span text:style-name="T111">, stumbl</text:span><text:span text:style-name="T112">ing</text:span><text:span text:style-name="T111">, and other gravity-aided motion</text:span><text:span text:style-name="T112">s </text:span><text:span text:style-name="T113">leading her deeper down the winding stair</text:span><text:span text:style-name="T111">.</text:span></text:p>
      <text:p text:style-name="P37"><text:span text:style-name="T111"><text:tab/></text:span><text:span text:style-name="T114">Again the light never seems to dwindle, no matter how far she descends. </text:span><text:span text:style-name="T1565">How bizarre to do this all again.</text:span><text:span text:style-name="T114"> </text:span><text:span text:style-name="T115">Just as before</text:span><text:span text:style-name="T114">, the stairs seem to materialize from the shadows, </text:span><text:span text:style-name="T116">continually stretching downward</text:span><text:span text:style-name="T114"> </text:span><text:span text:style-name="T115">until she reaches the </text:span><text:span text:style-name="T117">violent and abrupt ending next to the Archives’ entrance. She looks once more at the massive gap between her and the continuation of the steps further down. </text:span><text:span text:style-name="T1566">If every time I die, I just come back… maybe I </text:span><text:span text:style-name="T2024">could</text:span><text:span text:style-name="T1566"> try to leap it.</text:span><text:span text:style-name="T117"> She instead enters the Archives. </text:span><text:span text:style-name="T1566"><text:s/>Wait! Hold on a minute!</text:span></text:p>
      <text:p text:style-name="P344"/>
      <text:p text:style-name="P344"/>
      <text:p text:style-name="P431">_____________________</text:p>
      <text:p text:style-name="P503">The Sanctuary – The Archives</text:p>
      <text:p text:style-name="P344"/>
      <text:p text:style-name="P344"/>
      <text:p text:style-name="P38"><text:soft-page-break/><text:span text:style-name="T117"><text:tab/></text:span><text:span text:style-name="T118">The pale tree, the scattered tomes, the orderly shelves and table, all remain dutifully unmoved, patiently awaiting the return of those who abandoned them in this forgotten chamber. </text:span><text:span text:style-name="T1567">I wonder who left this here… Maybe </text:span><text:span text:style-name="T1568">it was those two… </text:span><text:span text:style-name="T119">Her eyes fall upon the corpses she discovered </text:span><text:span text:style-name="T120">earlier </text:span><text:span text:style-name="T119">in this aspiring mausoleum. </text:span><text:span text:style-name="T121">Attention leads to thought, thought to action and she moves to investigate the macabre residents of the Archives.</text:span></text:p>
      <text:p text:style-name="P39"><text:span text:style-name="T121"><text:tab/>Eidos first examines the body stretched out before the archway. </text:span><text:span text:style-name="T122">F</text:span><text:span text:style-name="T121">ingers reach to touch it. </text:span><text:span text:style-name="T1639">Oh, gross! Can’t I investigate something without having to rub my fingers in it?! </text:span><text:span text:style-name="T158">S</text:span><text:span text:style-name="T121">he discovers that the skin more closely resembles a supple, metallic husk than a leather hide. </text:span><text:span text:style-name="T1640">Ugh… w</text:span><text:span text:style-name="T1570">hat was this thing, </text:span><text:span text:style-name="T1640">anyway</text:span><text:span text:style-name="T1570">…? </text:span><text:span text:style-name="T121">Whatever the</text:span><text:span text:style-name="T128">y</text:span><text:span text:style-name="T121"> were, they were decidedly not human.</text:span></text:p>
      <text:p text:style-name="P39"><text:span text:style-name="T121"><text:tab/>Tracing the fallen creature’s form with her fingertips, she comes upon a trail of dark, blue fluid.</text:span><text:span text:style-name="T1569"> </text:span><text:span text:style-name="T1571">Well that’s foul.</text:span><text:span text:style-name="T1569"> </text:span><text:span text:style-name="T121">Her eyes follow the curious substance as it leads to the gash that likely ended it. Too neat. </text:span><text:span text:style-name="T123">T</text:span><text:span text:style-name="T121">oo precise. </text:span><text:span text:style-name="T123">T</text:span><text:span text:style-name="T121">oo lonely. </text:span><text:span text:style-name="T123">N</text:span><text:span text:style-name="T121">othing about it suggests a struggle. </text:span><text:span text:style-name="T1572">What a terrible way to go. </text:span><text:span text:style-name="T121">The body is also lightly coated with dust—not as much as the steps leading here, but enough to hint at </text:span><text:span text:style-name="T124">a </text:span><text:span text:style-name="T121">lengthy passage of time. Remarkably, though, no visible decay has marred the pale skin. </text:span><text:span text:style-name="T1573">Yeah, why isn’t it rotting?</text:span></text:p>
      <text:p text:style-name="P38"><text:span text:style-name="T121"><text:tab/></text:span><text:span text:style-name="T125">Next, she t</text:span><text:span text:style-name="T121">urn</text:span><text:span text:style-name="T125">s</text:span><text:span text:style-name="T121"> her attention to the body slumped against the left wall. </text:span><text:span text:style-name="T126">Here</text:span><text:span text:style-name="T121"> Eidos notices a rather unique feature—the absence of a head. </text:span><text:span text:style-name="T1574">That’s pleasant. </text:span><text:span text:style-name="T121">Yet the dissimilarities stop there, for it too is free from decay and likewise possesses a metallic hide. Furthermore, what appeared to be blood smeared upon the wall behind it is, in truth, more of the oily bluish fluid found covering the first body. </text:span><text:span text:style-name="T1575">Can’t help but feel pity for the fellas.</text:span></text:p>
      <text:p text:style-name="P38"><text:span text:style-name="T121"><text:tab/></text:span><text:span text:style-name="T127">She</text:span><text:span text:style-name="T121"> steps closer to the streaks of blue on the wall. Oddly, they remain aqueous in nature, simply refusing to dry or even drip to the floor below. </text:span><text:span text:style-name="T1576">Gross. </text:span><text:span text:style-name="T121">Bringing her nose closer, a few quick inhalations reveal no discernible smell. </text:span><text:span text:style-name="T1577">Was that really necessary?! </text:span><text:span text:style-name="T1578">Wait… what is </text:span><text:span text:style-name="T2023">that</text:span><text:span text:style-name="T2038">? </text:span><text:span text:style-name="T1175">This</text:span><text:span text:style-name="T121"> close to the wall, she finally sees it. Not the blood, not the </text:span><text:span text:style-name="T159">creeping branches of the dead tree crawling down the wall</text:span><text:span text:style-name="T121">, but rather the wall itself—or what it </text:span><text:span text:style-name="T160">once </text:span><text:span text:style-name="T121">was, </text:span><text:span text:style-name="T160">at least</text:span><text:span text:style-name="T121">.</text:span></text:p>
      <text:p text:style-name="P38"><text:span text:style-name="T121"><text:tab/>Beneath the blood of the creature, is part of an image. Wiping the blood and dust aside, she sees the faded traces of a fresco. Though aged and worn in places, it looks to be a stylized representation of the tree looming over her. </text:span><text:span text:style-name="T1579">Is that what it is? </text:span><text:span text:style-name="T121">Flecks of metallic reflections give the impression that it may once have been illuminated in silver, though it is hard to say for certain.</text:span></text:p>
      <text:p text:style-name="P38"><text:span text:style-name="T121"><text:tab/>Images of people seem to have also been traced, and though their relationship with the wooden giant is </text:span><text:span text:style-name="T161">unclear</text:span><text:span text:style-name="T121">, at least one individual seems to be walking from the tree bearing some kind of seedling—where to is impossible to determine. </text:span><text:span text:style-name="T1580">Okay, so there are other trees like this one?</text:span></text:p>
      <text:p text:style-name="P38"><text:span text:style-name="T129"><text:tab/>Curiously, a single human shape adorns the base of the tree, seemingly entangled in its roots. A curvy, feminine form seems to be the tree’s </text:span><text:span text:style-name="T162">grisly</text:span><text:span text:style-name="T129"> source of sustenance.</text:span><text:span text:style-name="T1580"> </text:span><text:span text:style-name="T1581">I sure hope this is metaphorical… </text:span><text:span text:style-name="T129">Scanning up towards the branches, it looks as though there are more figures nestled within, though these have been almost entirely eroded away by time.</text:span></text:p>
      <text:p text:style-name="P38"><text:span text:style-name="T129"><text:tab/>Miraculously, one image remains intact, untouched by entropy’s avarice. It is a circle, or halo, crowning the top of the tree. Within this curved shape are a great number of overlapping lines etched into the stone. </text:span><text:span text:style-name="T1582">Ah, yet another Glyph, I bet. </text:span><text:span text:style-name="T129">Whatever this symbol is, Eidos does not recognize it. </text:span><text:span text:style-name="T1583">Of course not, why would I recognize anything useful?</text:span></text:p>
      <text:p text:style-name="P38"><text:span text:style-name="T130"><text:tab/></text:span><text:span text:style-name="T131">Inspired by the fresco, she moves to investigate the tree. </text:span><text:span text:style-name="T132">Drawing nearer, she soon observes that s</text:span><text:span text:style-name="T130">ome remains of a broken metal fixture in the floor have fused into the bark. </text:span><text:span text:style-name="T133">It appears as though</text:span><text:span text:style-name="T130"> the room was constructed with the plant in mind, but that the growth of the trunk had long since overwhelmed the fixture in its abandonment. </text:span><text:span text:style-name="T1584">I’d be upset too if someone tried to chain me down and then left me to rot.</text:span><text:span text:style-name="T130"><text:line-break/><text:tab/>Eidos’ eyes are drawn upward as they follow the massive trunk. Its branches stretch out to the vaulted ceiling and beyond as their growth </text:span><text:span text:style-name="T163">was</text:span><text:span text:style-name="T130"> of sufficient force to crack through the stonework above in places. However, this must have happened ages before the current furnishings, as no fallen rubble litters the floor. </text:span><text:span text:style-name="T1585">Good point.</text:span></text:p>
      <text:p text:style-name="P38"><text:soft-page-break/><text:span text:style-name="T134"><text:tab/>The wood </text:span><text:span text:style-name="T135">itself </text:span><text:span text:style-name="T134">seems to have petrified, transforming into a pale gray rock fused with sparkling crystalline fragments. These quartz-like specks dot </text:span><text:span text:style-name="T136">its</text:span><text:span text:style-name="T134"> tough bark </text:span><text:span text:style-name="T136">as well as its</text:span><text:span text:style-name="T134"> flesh, like a glassy pox. Perhaps more remarkable is that there are unmistakable wounds in the tree, as though it were struck with some kind of weapon or cutting tool. Dimly glowing emerald gashes—</text:span><text:span text:style-name="T164">most superficial, but one thin and deep—</text:span><text:span text:style-name="T134">in both trunk and root indicate how this plant may have been struck into oblivion. </text:span><text:span text:style-name="T137">Their precision bears a striking resemblance to the blows that ended the corpses over yonder. </text:span><text:span text:style-name="T1586">Whatever it was that did all this damage, please keep me far from it.</text:span></text:p>
      <text:p text:style-name="P38"><text:span text:style-name="T138"><text:tab/></text:span><text:span text:style-name="T139">On her way back to the archway with the corpses, Eidos passes a number of shelves and tables overflowing with tomes. </text:span><text:span text:style-name="T1587">I wonder what’s in those… </text:span><text:span text:style-name="T139">Carefully brushing thick layers of dust from the bindings, Eidos attempts to read the titles. Alas, tome after tome, shelf after shelf, all of the surviving texts seem to elude her ken. </text:span><text:span text:style-name="T1588">Maybe if I could find some </text:span><text:span text:style-name="T1589">drawings</text:span><text:span text:style-name="T1588"> instead… </text:span><text:span text:style-name="T139">But it is not merely a matter of comprehension. In fact, absorbing this information requires that her mind be altered, such that order may come to the chaotic characters strewn about the page. </text:span><text:span text:style-name="T1590">I assume that means it’s no use staring at these any longer.</text:span></text:p>
      <text:p text:style-name="P38"><text:span text:style-name="T140"><text:tab/></text:span><text:span text:style-name="T141">Not one to let a crushing failure deter her, she stare</text:span><text:span text:style-name="T150">s</text:span><text:span text:style-name="T141"> blankly at the books for quite some time. </text:span><text:span text:style-name="T1591">Is this necessary? I already know I can’t read it… </text:span><text:span text:style-name="T142">Obstinacy beyond all imagination leads her to remain here for hours, vainly trying to make sense of this complex web of information. </text:span><text:span text:style-name="T1591">Fine. I’ll leave when I leave.</text:span><text:span text:style-name="T142"> Finally realizing the error of her ways, Eidos moves to explore the </text:span><text:span text:style-name="T145">arch</text:span><text:span text:style-name="T142">way the corpses </text:span><text:span text:style-name="T143">use as their makeshift grave. </text:span><text:span text:style-name="T1592">Is this a good idea? I mean, what if what did that to them does th</text:span><text:span text:style-name="T1593">e same</text:span><text:span text:style-name="T1592"> to me…?</text:span></text:p>
      <text:p text:style-name="P41"><text:span text:style-name="T144"><text:tab/></text:span><text:span text:style-name="T147">Arriving at the archway, she sees it connects this room with another via a shorter corridor. </text:span><text:span text:style-name="T144">With each subsequent step, Eidos gains in proximity to the wash of green illumination </text:span><text:span text:style-name="T148">the far-side room </text:span><text:span text:style-name="T149">exudes</text:span><text:span text:style-name="T144">. </text:span><text:span text:style-name="T1642">Oh, come on! </text:span><text:span text:style-name="T1641">It’s </text:span><text:span text:style-name="T2025">green </text:span><text:span text:style-name="T2039">light! The exact same color as those gashes! </text:span><text:span text:style-name="T144">The light has a vivid quality to it; its softly pulsating glow </text:span><text:span text:style-name="T164">even </text:span><text:span text:style-name="T144">seems to mimic the periodic breaths of some unnatural beast. </text:span><text:span text:style-name="T2039">Oh</text:span><text:span text:style-name="T1593">, I don’t like this one bit...</text:span><text:span text:style-name="T144"><text:line-break/><text:tab/></text:span><text:span text:style-name="T146">She</text:span><text:span text:style-name="T144"> inches ever closer until she reaches the mouth at the end of the corridor, pouring out into the next chamber.</text:span></text:p>
      <text:p text:style-name="P345"/>
      <text:p text:style-name="P345"/>
      <text:p text:style-name="P431">_______________________</text:p>
      <text:p text:style-name="P503">The Sanctuary – Luin’s Chamber</text:p>
      <text:p text:style-name="P345"/>
      <text:p text:style-name="P345"/>
      <text:p text:style-name="P162"><text:span text:style-name="T2238"><text:tab/>Seeking the source of ethereal light, Eidos enters a tetrahedral chamber. Three sides angled in on each other make up the walls, tapering severely, high above. Reflective panels arranged on a grid cover all four surfaces like the scales of a silver serpent. The chamber itself is small, the width spanning but five paces outward from the center, though the ceiling might well be five times Eidos’ height. </text:span><text:span text:style-name="T1594">All right, this isn’t quite as bad as I had anticipated… </text:span><text:span text:style-name="T1595">but what is that?</text:span></text:p>
      <text:p text:style-name="P162"><text:tab/><text:span text:style-name="T2281">G</text:span>aze now set upon the middle of the room, she sees the emerald light pervading the <text:span text:style-name="T2239">area</text:span> emanates from a crystal. The shimmering object is suspended midair, as though in some invisible, viscous fluid. Beyond it, a familiar dark glass adorns the wall, embedded chest-high at one of the intersections to the myriad reflective tiles. <text:span text:style-name="T1596">That’s </text:span><text:span text:style-name="T1643">like the thing </text:span><text:span text:style-name="T1596">where I met the wolf…</text:span></text:p>
      <text:p text:style-name="P163"><text:span text:style-name="T2240"><text:tab/>Feet shift towards the crystal, entranced by its rhythmic pulsations. </text:span><text:span text:style-name="T1597">What is this thing? </text:span><text:span text:style-name="T2240">Tentatively raising a hand, she reaches out to touch it. The pulsations increase with an unbridled frenzy the closer her hand comes. Then, contact. And like a cracked dam giving way, its toxic contents—thoughts of bloodlust, innocence, death, protection—all rush through her head. </text:span><text:span text:style-name="T1598">It’s like some murderous child is possessing this thing! Get it away from me!</text:span></text:p>
      <text:p text:style-name="P163"><text:soft-page-break/><text:span text:style-name="T2241"><text:tab/>She hurtles backwards, away from the bizarre cocktail of emotions writhing within the emerald. She moves so quickly, her feet slip out from under her, sending her sprawling onto the floor. Desperately crawling the rest of the way, she makes it to wall. </text:span><text:span text:style-name="T1598">The further away from that thing, the better!</text:span><text:span text:style-name="T2241"> Eyes stare in vigilant horror for some time, waiting for something terrible to emerge. She glares at the crystal, but soon her unblinking eyes beginning to tear up. Still as a statue, she remains utterly motionless, until the absence of threats makes her initial fear seem absurd.</text:span></text:p>
      <text:p text:style-name="P163"><text:tab/><text:span text:style-name="T2242">Finally remembering to breathe, she slumps against the wall, tightly knotted muscles seeming to unravel in unison. Vision now holds the edge of the dark glass, nestled not too high above her. </text:span><text:span text:style-name="T1599">I suppose I’m going to have to look into that thing.</text:span></text:p>
      <text:p text:style-name="P163"><text:span text:style-name="T2243"><text:tab/>She rises, soon confronted by herself, reflected within the inky mirror. </text:span><text:span text:style-name="T1599">The frame, the glass, the reflection, it’s all the same.</text:span><text:span text:style-name="T2243"> She moves closer to it, peering deeply. A shift. No longer her reflection. The glass’s surface seems to meld her form with that of another. Murky at first, but soon gaining in clarity, the image of a child soon stares back at her. The youth is of indeterminate sex and wears a simple tunic…</text:span></text:p>
      <text:p text:style-name="P163"><text:tab/>“<text:span text:style-name="T2268">tashonEidos? tashonsoh? onLuintohsuohzha! tashulsohevatorra’kaisa?</text:span>” <text:span text:style-name="T2248">come the words, both mellifluous and childish in equal measure.</text:span></text:p>
      <text:p text:style-name="P163"><text:tab/>“<text:span text:style-name="T2249">I can’t understand you. </text:span>What <text:span text:style-name="T2249">do you mean</text:span>?” <text:span text:style-name="T2248">Eidos replies. </text:span><text:span text:style-name="T1644">Or better yet, are you dangerous?</text:span></text:p>
      <text:p text:style-name="P163"><text:tab/><text:span text:style-name="T2248">The youth simply smiles and points behind Eidos excitedly adding, “ala! tashonnashtohjawish? ibtohjukishrrezuapapohdhi! ibtohdidhishhagetohfeish. ibtohrrapiva!</text:span><text:span text:style-name="T2269">”</text:span></text:p>
      <text:p text:style-name="P163"><text:tab/><text:span text:style-name="T2244">Eidos leaves the incomprehensible youth alone in the mirror. Its image does not fade, like the wolf, however. The child simply sings and plays occasionally looking back at Eidos and eagerly encouraging her to move. </text:span><text:span text:style-name="T1600">But move to what?</text:span><text:span text:style-name="T2244"> Its hands point away from the glass. </text:span><text:span text:style-name="T1600">The crystal? Please not there! No, it’s point</text:span><text:span text:style-name="T1645">ing</text:span><text:span text:style-name="T1600"> toward the door! Let’s go to the door and leave this place!</text:span></text:p>
      <text:p text:style-name="P163"><text:span text:style-name="T2244"><text:tab/>Feet chart their course for the crystal, bringing her within arm’s reach of it. </text:span><text:span text:style-name="T1600">No! This thing is too dangerous!</text:span><text:span text:style-name="T2244"> Her hand searches for the crystal’s surface. </text:span><text:span text:style-name="T1600">Why?! Why can’t I control anything?!</text:span><text:span text:style-name="T2244"> Contact renewed, the same volatile mix of emotions fills her. </text:span><text:span text:style-name="T1600">Why…?</text:span><text:span text:style-name="T2244"> It resonates with something deep inside her, something bearing a great likeness to it. And then…</text:span></text:p>
      <text:p text:style-name="P163"><text:tab/>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p>
      <text:p text:style-name="P164"><text:tab/>Calling to mind the Glyph of Fenrir, Eidos executes her Extraction Techne. <text:span text:style-name="T1646">My what… </text:span>A<text:span text:style-name="T2245">n agonizing</text:span> shock travels down her spine, spreading out like ink on fabric. Then a name—‘Luin’—resounds in Eidos’ mind and the eldritch <text:span text:style-name="T2284">crystal</text:span> <text:span text:style-name="T2246">soon mutates </text:span>into an emerald sword <text:span text:style-name="T2283">and shield</text:span>—a vision of her new talent, the reward for her current pain… <text:span text:style-name="T1601">Enough!</text:span></text:p>
      <text:p text:style-name="P164"><text:span text:style-name="T1601"><text:tab/></text:span><text:span text:style-name="T2247">Eidos stands transfixed as a vision of the child reaching a hand to her face fills her mind’s eye. At the moment of contact, Luin’s form is dissolved from within by a burning green fire. The light ablaze now races through Eidos’ skin, filling every nook, every cranny of her being.</text:span></text:p>
      <text:p text:style-name="P171"><text:tab/>Then, pain. <text:span text:style-name="T2250">Pure and unadulterated. </text:span>All else disappears. She writhes upon the ground, an agony of soul and flesh assailing her.</text:p>
      <text:p text:style-name="P171"><text:tab/><text:span text:style-name="T2282">Then, a</text:span>nother flash of searing pain grips her <text:span text:style-name="T2282">mind</text:span> and <text:span text:style-name="T2282">body</text:span>. She convulses wildly, as an uncontrollable lust for violence wells up within her. Death, destruction, yet no ill will beyond them. Slaughter, annihilation, yet no evil intent behind them.</text:p>
      <text:p text:style-name="P164"><text:tab/>She cries out, overwhelmed by the emotions, inundated with contradictory desires. She screams until no more air remains, screams until only blood emerges from her compressing lungs. As the last echoes die out, the broken silence begins to mend. And then… It is over almost as soon as it began.</text:p>
      <text:p text:style-name="P164"><text:span text:style-name="T2247"><text:tab/>She releases the crystal, now inert, and watches as it slowly glides to the ground performing a final transformation into a shattered mess of a thousand scattered shards, the destructive preamble to its violent future. </text:span><text:span text:style-name="T1604">Is it… over?</text:span></text:p>
      <text:p text:style-name="P164"><text:soft-page-break/><text:tab/>Eidos looks once more upon the tetrahedral chamber where Luin once dwelt. <text:span text:style-name="T1602">Who is Luin? The </text:span><text:span text:style-name="T1647">s</text:span><text:span text:style-name="T1602">word/</text:span><text:span text:style-name="T1647">shield thing</text:span><text:span text:style-name="T1602">? </text:span><text:span text:style-name="T1603">The kid? </text:span>The room is now dark, empty and devoid of life. Though inanimate, it feels as though this room, this prison, is ushering her out; its wordless exhortations simultaneously thank her and beg her to use her new talents with great urgency. <text:span text:style-name="T1605">I gotta get out of here… Please </text:span><text:span text:style-name="T1606">body, let me leave.</text:span></text:p>
      <text:p text:style-name="P164"><text:span text:style-name="T1606"><text:tab/></text:span><text:span text:style-name="T2251">Feet then begin to shuffle towards the door.</text:span></text:p>
      <text:p text:style-name="P165"><text:tab/></text:p>
      <text:p text:style-name="P346"/>
      <text:p text:style-name="P431">_____________________</text:p>
      <text:p text:style-name="P503">The Sanctuary – The Archives</text:p>
      <text:p text:style-name="P346"/>
      <text:p text:style-name="P346"/>
      <text:p text:style-name="P182"><text:tab/>Eidos has returned to the dusty Archives. The ethereal form of the tree stands like a phantom over the two slain creatures joining it in death. The forgotten tomes and bookshelves seem out of place in this graveyard, like two nightmares fused by a feverish mind. Near the bodies, the platform yet remains, ready for her use. And use it she does.</text:p>
      <text:p text:style-name="P165"><text:tab/><text:span text:style-name="T2252">Stepping</text:span> upon it <text:span text:style-name="T2252">once again</text:span>, the violet glow strengthens, tracing the curves of the Glyph etched into its surface. <text:span text:style-name="T1648">What? So I can go get killed by the sentry again? </text:span>A slow rumble and it begins to levitate, taking her skywards, up through the invisible shaft hidden among the ceiling’s shadows. <text:span text:style-name="T1648">Sure, why not?</text:span></text:p>
      <text:p text:style-name="P165"/>
      <text:p text:style-name="P506"/>
      <text:p text:style-name="P508">________________<text:span text:style-name="T2382">__________</text:span></text:p>
      <text:p text:style-name="P515"><text:span text:style-name="T2383">The Sanctuary – </text:span><text:span text:style-name="T2384">The </text:span><text:span text:style-name="T2385">Hall of Sentries</text:span></text:p>
      <text:p text:style-name="P511"/>
      <text:p text:style-name="P511"/>
      <text:p text:style-name="P166"><text:tab/>The floating platform speeds up through the shaft, bathing Eidos in stale air as she rushes towards <text:span text:style-name="T2228">this little</text:span> journey’s terminus. Slowing to a halt, she emerges <text:span text:style-name="T2230">up </text:span>from the ground <text:span text:style-name="T2229">and</text:span> into a shadowy alcove within a narrow hall.<text:span text:style-name="T1549"> </text:span><text:span text:style-name="T1607">This I’m used to. I just hope I don’t find anymore surprises like that weird crystal.</text:span></text:p>
      <text:p text:style-name="P172"><text:span text:style-name="T2253"><text:tab/>The familiar narrow hallway and its resident sentry silently greet Eidos with their gaze as her first footfalls echo through the hall. She steps from the platform, out from the alcove and towards the sentry. </text:span><text:span text:style-name="T1608">That sounds like a bad idea! That thing killed me before.</text:span><text:span text:style-name="T2254"> She moves with confidence, knowing she now has a powerful ally, its ability to deal with creatures of this nature confirmed by the corpses littering its doorstep. </text:span><text:span text:style-name="T1609">Wait… so those things down there </text:span><text:span text:style-name="T2026">were</text:span><text:span text:style-name="T1609"> sentries? And that thing I just… absorbed… killed them?</text:span></text:p>
      <text:p text:style-name="P166"><text:span text:style-name="T2255"><text:tab/>Soon, the guardian turns to meet her with its stiff, stuttering motion. It raises its spear, soon gripping it firmly with both hands. It yet seems unwilling to let her pass. But this does not deter the intrepid Eidos. </text:span><text:span text:style-name="T1610">I hope this sword </text:span><text:span text:style-name="T1649">and shield thing </text:span><text:span text:style-name="T1610">works… </text:span></text:p>
      <text:p text:style-name="P183"><text:tab/>Its jittery jaw repeats the same incomprehensible phrase from before. Yet, something familiar about its words, beyond the obvious, strikes Eidos.</text:p>
      <text:p text:style-name="P166"><text:tab/><text:span text:style-name="T2268">“ontohrraizhuoh. ibfuonashthagish.”</text:span> <text:span text:style-name="T2256">Every word, every syllable, is uttered exactly as before, not a single variation.</text:span></text:p>
      <text:p text:style-name="P166"><text:tab/>“Stand aside and let me through; there is no need for violence,” <text:span text:style-name="T2257">she replies. </text:span><text:span text:style-name="T1650">No, I didn… Oh, whatever.</text:span></text:p>
      <text:p text:style-name="P166"><text:soft-page-break/><text:tab/><text:span text:style-name="T2257">The sentry replies only with its silence. </text:span><text:span text:style-name="T1611">I think this creature… it speaks just like that child in the dark glass down in the Archives. </text:span><text:span text:style-name="T2258">Eidos moves, slowly inching forward. She wants to see if she can just walk past the creature.</text:span></text:p>
      <text:p text:style-name="P167"><text:tab/>The sentry engages with a flurry of stabs, all invisible to Eidos. <text:span text:style-name="T2285">But then, for the briefest instant, the world shines green. </text:span>Luin, taking the form of a sword, has deflected all of the pinpoint strikes. <text:span text:style-name="T1612">Yes! At least the terrible pain was worth it! Now I can defend myself!</text:span><text:line-break/><text:tab/>Suddenly, a bloodlust wells up within her, almost certainly originating from her emerald ally.<text:span text:style-name="T1488"> </text:span><text:span text:style-name="T1613">Oh no.</text:span><text:span text:style-name="T1488"> </text:span>She leaps forward for a counter-offensive. The sentry, however, appears to have anticipated the strategy, <text:span text:style-name="T2259">already in </text:span>a defensive stance, spear upraised, ready to block. Yet it blocks nothing as Luin cleaves <text:span text:style-name="T2260">everything</text:span>, ripping through the spear and sentry alike, as though through empty space.<text:line-break/><text:tab/>A geyser of blue blood showers the surrounding bas reliefs, giving them a grim makeover. <text:span text:style-name="T2261">The sentry falls to its knees. Despite the unrestrained torrent of blood from its torso, the dispassionate look on its face seems to suggest that all is as it should be. Mere moments later, it completes the fall, cold lips now kissing a cold floor.</text:span></text:p>
      <text:p text:style-name="P167"><text:span text:style-name="T2261"><text:tab/>The corpse of the slain sentry now lies in a pool of viscous, blue fluid, appearing as lifeless as the reliefs lining this narrow hall. Eidos’ path is unobstructed. </text:span><text:span text:style-name="T1614">Is it over? </text:span><text:span text:style-name="T1615">Am I free to go?</text:span><text:span text:style-name="T2262"> Her feet soon shuffle her through the door the sentry failed to protect.</text:span></text:p>
      <text:p text:style-name="P298"/>
      <text:p text:style-name="P747">A <text:span text:style-name="T2263">Rusty Traveler</text:span></text:p>
      <text:p text:style-name="P347"/>
      <text:p text:style-name="P347"/>
      <text:p text:style-name="P431">_________________________</text:p>
      <text:p text:style-name="P355"><text:span text:style-name="T2381">The Sanctuary – </text:span>The A<text:span text:style-name="T2263">ntec</text:span>hamber</text:p>
      <text:p text:style-name="P347"/>
      <text:p text:style-name="P347"/>
      <text:p text:style-name="P522"><text:span text:style-name="T1611"><text:tab/></text:span><text:span text:style-name="T165">Eidos enters an antechamber, neither large nor small—far bigger than the room she awoke in, but far smaller than the Archives below. Off to her right, light filters into the room through a closed portcullis, obstructing passage through to the bridge beyond.</text:span><text:span text:style-name="T1616"> </text:span><text:span text:style-name="T1651">Yeah, okay, don’t wanna know what’s on the other side of that thing</text:span><text:span text:style-name="T1617">…</text:span><text:span text:style-name="T1616"> </text:span><text:span text:style-name="T165">At the far end of the room is a rather ominous set of stairs, winding itself upwards into darkness. The only remaining pathway exiting this chamber is back whence she came, to the one leading deeper into the bowels of the edifice.</text:span></text:p>
      <text:p text:style-name="P184"><text:tab/>Suspiciously conspicuous is the writing crudely scratched into the floor <text:span text:style-name="T2264">near one of the chamber’s corners</text:span>—large, bold letters, with shapes somewhat discernible even from this distance. <text:span text:style-name="T1618">Now </text:span><text:span text:style-name="T2040">that</text:span><text:span text:style-name="T1618"> I wouldn’t mind looking at—even though it’ll probably be similar to those books downstairs.</text:span><text:span text:style-name="T2265"> She moves toward the corner in question, reaching it in a few strides. Then, crouching down to scrutinize the characters, all Eidos can determine is that the writing’s contents are inscrutable to her. </text:span><text:span text:style-name="T1619">I figured as much. I wonder where I can learn to read that… </text:span><text:span text:style-name="T2265">The language may be ancient, modern or just plain gibberish, hard to say which. </text:span><text:span text:style-name="T1619">It probably would’ve helped me talk with that </text:span><text:span text:style-name="T1652">little green</text:span><text:span text:style-name="T1619"> fellow—‘Luin’ was it?</text:span><text:span text:style-name="T2265"> What is certain is that in her current state of ignorance, Eidos finds herself ill-equipped for the task of deciphering the script. </text:span><text:span text:style-name="T1620">Wait, how is it that I couldn’t talk to the sword, but I could talk to the wolf…?</text:span></text:p>
      <text:p text:style-name="P523"><text:span text:style-name="T166"><text:tab/></text:span><text:span text:style-name="T167">Restless feet carry her towards the portcullis. </text:span><text:span text:style-name="T1621">Oh, for the love of… </text:span><text:span text:style-name="T167">The portcullis, large and of metallic construction as it is, promises to resist motion with all the might of gravity—its </text:span><text:span text:style-name="T168">indefatigable</text:span><text:span text:style-name="T167"> ally. Peering through its checkered apertures, Eidos’ eyes overcome the barrier that would thwart her Falseflesh’s progress. Beyond it is a lengthy bridge, scaled like a shimmering serpent, slithering across the chasm it overlooks. </text:span><text:span text:style-name="T1622">Such an austere beauty </text:span><text:span text:style-name="T1623">to that chasm… </text:span></text:p>
      <text:p text:style-name="P168"><text:span text:style-name="T2266"><text:tab/>The serpentine bridge seems to terminate at a similar gateway, at the opposite end of the chasm, though no portcullis obstructs passage there. </text:span><text:span text:style-name="T1624">And I have no desire to find out why. </text:span><text:span text:style-name="T2266">To the left of the portcullis seems to be an apparatus or mechanism by which it is lifted through some trick of magic or artifice—likely related to the inert crystal it houses. </text:span><text:span text:style-name="T1625">Best leave this alone; I don’t need anymore repetitions of what happened down in the Archives…</text:span></text:p>
      <text:p text:style-name="P524"><text:span text:style-name="T1625"><text:tab/></text:span><text:span text:style-name="T169">Her hands reach for the crystal. </text:span><text:span text:style-name="T1626">N</text:span><text:span text:style-name="T1655">o</text:span><text:span text:style-name="T1626">! W</text:span><text:span text:style-name="T1656">hy</text:span><text:span text:style-name="T1626">, body</text:span><text:span text:style-name="T1656">?</text:span><text:span text:style-name="T1626">! You always </text:span><text:span text:style-name="T1653">do the opposite of what I think!</text:span><text:span text:style-name="T1626"> </text:span><text:span text:style-name="T1657">But wait, then</text:span><text:span text:style-name="T1626"> all I have to do is think the opposite of what I want! </text:span><text:span text:style-name="T1654">I’ll control you yet, </text:span><text:span text:style-name="T1657">body</text:span><text:span text:style-name="T1654">! </text:span><text:span text:style-name="T1626"><text:s/></text:span><text:span text:style-name="T169">The crystal is as it seemed—inert, devoid of any energy. It is likely used to power the portcullis mechanism, given its proximity to the gate. But dead it is and so it shall remain, as Eidos lacks the means to revive it.</text:span></text:p>
      <text:p text:style-name="P525"><text:span text:style-name="T170"><text:tab/>Dissatisfied with her current locus, Eidos seeks to shift her Falseflesh elsewhere. Feet guide her to the rising stairs. This stairwell is large, but not so large as the one below. Further differences arise in the square shape and lack of railing. But a kindred trait does it find in that here all light is </text:span><text:span text:style-name="T171">likewise</text:span><text:span text:style-name="T170"> natural light seeping in through an opening at t</text:span><text:span text:style-name="T172">he stairs’</text:span><text:span text:style-name="T170"> zenith.</text:span></text:p>
      <text:p text:style-name="P173"><text:span text:style-name="T2267"><text:tab/>She begins her climb. Step summing upon step, an apparently unending ascension skywards tries Eidos’ patience, stretching it to a hair’s breadth. </text:span><text:span text:style-name="T1658">This </text:span><text:span text:style-name="T2027">is</text:span><text:span text:style-name="T1658"> taking forever. </text:span><text:span text:style-name="T2267">That she makes her way up is clear; that there is any reward in this climb remains a mystery.</text:span></text:p>
      <text:p text:style-name="P190"><text:tab/>But as she presses on, the passage seems to get ever warmer, and in time, she reaches the top—evidenced by the now-visible portal inviting her to exit the indifferent infinity of stairs.</text:p>
      <text:p text:style-name="P348"><text:soft-page-break/></text:p>
      <text:p text:style-name="P348"/>
      <text:p text:style-name="P431">__________________</text:p>
      <text:p text:style-name="P504">The Kaban Wilds – Tacriba</text:p>
      <text:p text:style-name="P348"/>
      <text:p text:style-name="P348"/>
      <text:p text:style-name="P169"><text:span text:style-name="T1611"><text:tab/></text:span><text:span text:style-name="T2257">Eidos scans the ruins now making up her surroundings, witnessing the remains of what once was a bustling town. Though the place appears to have lain deserted for uncounted centuries, the buildings yet stand, all but unscathed by the passage of time. </text:span><text:span text:style-name="T1659">The buildings may be untouched, but the courtyard seems pretty touched, if you ask me...</text:span></text:p>
      <text:p text:style-name="P185"><text:tab/>One unique feature, likely the one responsible for the town’s desertion, mars the central courtyard the town encircles. Jutting up from the ground like teeth in some bestial maw are thick shards of glass, wider than Eidos is tall and twice again her height. <text:span text:style-name="T1660">Now, how did these things get here? </text:span>As she walks by, these jagged fangs seem to shimmer in the meager light of the environs.</text:p>
      <text:p text:style-name="P188"><text:tab/>What light does bathe the abandoned settlement appears to come from a break in the massive stone dome that shelters the place. Though, upon closer inspection the area is far too well illuminated for this to be the case. Turning her attention to the dome itself, Eidos discovers a subtle translucence to it, its stony appearance the result of the sun’s rays being scattered, refracted and otherwise disturbed.</text:p>
      <text:p text:style-name="P527"><text:span text:style-name="T173"><text:tab/></text:span><text:span text:style-name="T1661">Maybe I should take a look around the town.</text:span><text:span text:style-name="T174"> </text:span><text:span text:style-name="T175">She moves toward the exit. </text:span><text:span text:style-name="T1662">Excellent. All according to plan.</text:span></text:p>
      <text:p text:style-name="P349"/>
      <text:p text:style-name="P349"/>
      <text:p text:style-name="P431">___________________________</text:p>
      <text:p text:style-name="P504">The Kaban Wilds – The Jenowin Plain</text:p>
      <text:p text:style-name="P349"/>
      <text:p text:style-name="P349"/>
      <text:p text:style-name="P186"><text:span text:style-name="T1488"><text:tab/></text:span>The exit is surprisingly wide, perhaps enough for twenty men abreast. Its shallow depth surprises in equal measure; but a dozen strides delivers her to the blistering heat of a shadowless desert. The sun beats down upon cracked earth as a strong wind blows spiraling plumes of dust into the air. Straining her eyes, she spots a number of landmarks in the distance. <text:span text:style-name="T1663">What perilous places will my body take me to now?</text:span></text:p>
      <text:p text:style-name="P528"><text:span text:style-name="T1663"><text:tab/></text:span><text:span text:style-name="T176">To the northwest, the fissure faces a mountain range, its jagged peaks looming oppressively over the flat desert sprawled before it. The mountains have an unnatural feel to them; they do not grow from gradually emerging foothills, but rather, more closely resemble stalagmites slowly deposited from above, wishing to join their heaven-mirrored twins. Behind the nearest peak, the tip of a massive work of rectilinear architecture hints at an imposing structure beyond.</text:span><text:span text:style-name="T1663"> </text:span><text:span text:style-name="T1664">Clearly some place I’ll end up going.</text:span><text:span text:style-name="T1663"> </text:span><text:span text:style-name="T176">Extending forth from the mountain’s belly are arching supports bearing aqueducts—one reaching her current location and the other crawling eastward. </text:span><text:span text:style-name="T1665">Aren’t aqueducts supposed to carry water? Wh</text:span><text:span text:style-name="T1667">y didn’t I see any in that building I came from</text:span><text:span text:style-name="T1666">?</text:span></text:p>
      <text:p text:style-name="P528"><text:span text:style-name="T173"><text:tab/>Eidos’ eye follows this eastbound aqueduct across the horizon as it leads to a distant settlement. Whatever buildings might lie within, though, are hidden by a high wall—save the shimmering silver spire thrusting i</text:span><text:span text:style-name="T177">nto the sky</text:span><text:span text:style-name="T173"> like a silent threat to the gods. The spire </text:span><text:span text:style-name="T178">coolly </text:span><text:span text:style-name="T173">deflects </text:span><text:span text:style-name="T178">the sun’s angry</text:span><text:span text:style-name="T173"> a</text:span><text:span text:style-name="T178">ttacks</text:span><text:span text:style-name="T173"> across the dry plain</text:span><text:span text:style-name="T178"> in a disinterested and unintentional </text:span><text:span text:style-name="T179">act of </text:span><text:span text:style-name="T178">defiance</text:span><text:span text:style-name="T173">.</text:span><text:span text:style-name="T180"> </text:span><text:span text:style-name="T1668">Damn that thing is bright; it’s burning my eyes just looking at it.</text:span></text:p>
      <text:p text:style-name="P528"><text:span text:style-name="T1668"><text:tab/></text:span><text:span text:style-name="T180">Past the towering spire, another architectural marvel spans a vast canyon. It appears to be a bridge of some sort. Lacking supports above or beneath, it is as an image frozen in time. </text:span><text:span text:style-name="T1669">It also looks just like that one by the portcullis… just bigger.</text:span></text:p>
      <text:p text:style-name="P528"><text:soft-page-break/><text:span text:style-name="T181"><text:tab/>On the eastern side of this land rift lies the high walls of a fortification. What lurks beyond, if anything does, is difficult to determine; either the fortification is at the edge of two precipitous cliffs, or a declining slope rolls out further east. </text:span><text:span text:style-name="T1670">And another dangerous place my body will inevitably take me…</text:span></text:p>
      <text:p text:style-name="P528"><text:span text:style-name="T182"><text:tab/>Save the bridge connecting the two walled-off settlements, the canyon is impassable, leaving the mountain source of the aqueduct and the silver tower as possible destinations. Perhaps attracted by the glittering sheen of silver or perhaps once more compelled, Eidos’ feet are guided towards the spire. </text:span><text:span text:style-name="T1671">Then to the spire it is.</text:span></text:p>
      <text:p text:style-name="P526"><text:span text:style-name="T173"><text:tab/>She walks across the burning span of desert, one labored step after the next. Diminutive dust clouds dance t</text:span><text:span text:style-name="T1080">o the rhythm of her footfalls, and eventually </text:span><text:span text:style-name="T173">join to form a wispy cape heralding her approach.<text:tab/></text:span></text:p>
      <text:p text:style-name="P526"><text:span text:style-name="T173"><text:tab/>Hours pass before she notices a mirror cloud rising off in the distance. Straining her eyes against the dust </text:span><text:span text:style-name="T1082">and sun</text:span><text:span text:style-name="T173">, it is difficult to make anything out for certain among the shimmering waves of burning air. Perhaps it is a person moving its way towards her, or perhaps it is merely a m</text:span><text:span text:style-name="T183">irage</text:span><text:span text:style-name="T173"> born of heat and thirst. </text:span><text:span text:style-name="T1672">Either way, I don’t much like it… </text:span><text:span text:style-name="T1673">so, let’s go investigate…</text:span></text:p>
      <text:p text:style-name="P526"><text:span text:style-name="T1673"><text:tab/></text:span><text:span text:style-name="T184">Eidos strides with renewed vigor across the sand towards the flickering shape. </text:span><text:span text:style-name="T1674">Dammit, no! You’re supposed to do the opposite of what I think! </text:span><text:span text:style-name="T184">As she draws nearer, she sees it is clearly no mirage. The figure is dressed in dusty robes, patched and mended so many times that the original fabric is hard to discern. Every stitch of thread, every scrap of cloth is dyed some shade of red. It walks with the aid of a large wooden staff, and </text:span><text:span text:style-name="T185">a</text:span><text:span text:style-name="T184"> wide-brimmed hat obscures its features.</text:span></text:p>
      <text:p text:style-name="P526"><text:span text:style-name="T184"><text:tab/>About ten strides from Eidos, it raises its head to look upon her </text:span><text:span text:style-name="T187">and speaks with something between a squawk and a song.</text:span></text:p>
      <text:p text:style-name="P191"><text:tab/>“Well, well. I’d expected Viracocha to rebel in time, if only in part. But I must say, I didn’t anticipate you... Tell me what they named you.”</text:p>
      <text:p text:style-name="P526"><text:span text:style-name="T184"><text:tab/>“My name is Eidos,” </text:span><text:span text:style-name="T207">she replies. </text:span><text:span text:style-name="T1679">Yeah, but who are you? And who is ‘Viracocha’?</text:span></text:p>
      <text:p text:style-name="P526"><text:span text:style-name="T208"><text:tab/></text:span><text:span text:style-name="T209">Arching an eyebrow, he continues, </text:span><text:span text:style-name="T208">“Curious that you give it so freely, not that resistance would do you much good. But if ‘Eidos’ is what they call you, perhaps that’ll do. Where are you going, Eidos?”</text:span></text:p>
      <text:p text:style-name="P526"><text:span text:style-name="T208"><text:tab/>“I travel to the tower.” </text:span><text:span text:style-name="T1680">Maybe we shouldn’t tell him too much… until we know why he’s asking all these questions.</text:span></text:p>
      <text:p text:style-name="P192"><text:tab/>“Oh, no. This will not do… I must insist that you make for the Duskfang mountains instead.”</text:p>
      <text:p text:style-name="P530"><text:span text:style-name="T210"><text:tab/></text:span><text:span text:style-name="T211">But she staunchly repeats, </text:span><text:span text:style-name="T210">“</text:span><text:span text:style-name="T208">I travel to the tower,” </text:span><text:span text:style-name="T211">soon adding, “And </text:span><text:span text:style-name="T208">I intend to stay on the path I’ve chosen.” </text:span><text:span text:style-name="T1681">Okay, maybe not a great idea to anger the weird desert traveler…</text:span></text:p>
      <text:p text:style-name="P531"><text:span text:style-name="T1681"><text:tab/>“</text:span><text:span text:style-name="T212">Ah, but dear Eidos,” </text:span><text:span text:style-name="T213">he says mockingly, “</text:span><text:span text:style-name="T212">you have no will, no memory, no meaning.”</text:span></text:p>
      <text:p text:style-name="P532"><text:span text:style-name="T212"><text:tab/></text:span><text:span text:style-name="T202">Suddenly, he locks Eidos in his gaze and she falls into the void of his dark pupils. She witnesses the traveler’s form burst into an exodus of myriad crows scattering from a clean-picked s</text:span><text:span text:style-name="T214">keleton</text:span><text:span text:style-name="T202">. They circle about blotting out the blood-red sky with t</text:span><text:span text:style-name="T214">heir</text:span><text:span text:style-name="T202"> infinite blackness. A</text:span><text:span text:style-name="T215">nd s</text:span><text:span text:style-name="T202">oon, they all coalesce into a massive inky hand, writhing </text:span><text:span text:style-name="T203">like a man in his death throes.</text:span></text:p>
      <text:p text:style-name="P532"><text:span text:style-name="T203"><text:tab/></text:span><text:span text:style-name="T204">The hand lurches forward, reaching for her, grasping her, crushing her. </text:span><text:span text:style-name="T205">She screams a soundless scream as blood leaks from every orifice. Her bones creak; her lungs collapse; her mind breaks. </text:span><text:span text:style-name="T206">And then…</text:span></text:p>
      <text:p text:style-name="P531"><text:span text:style-name="T212"><text:tab/>“You will do as I say,” </text:span><text:span text:style-name="T216">he continues as though nothing has just happened.</text:span><text:span text:style-name="T212"> “You will go to the Duskfang mountains. You will go to the township of Dazir. And you will not stop until you either reach your destination, or perish in the attempt…”</text:span></text:p>
      <text:p text:style-name="P531"><text:span text:style-name="T212"><text:tab/></text:span><text:span text:style-name="T217">Frantically examining herself for injuries, she finds no damage, no signs of harm at all. Then glaring at the stranger defiantly, she asserts her free will one last time, “I’m afraid I must forge my own path.” And moving to leave, adds, “Farewell, stranger.”</text:span></text:p>
      <text:p text:style-name="P531"><text:span text:style-name="T217"><text:tab/></text:span><text:span text:style-name="T184"><text:tab/></text:span></text:p>
      <text:p text:style-name="P526"><text:span text:style-name="T184"><text:tab/></text:span><text:span text:style-name="T218">With a knowing smirk, the rusty traveler simply turns and begins to walk away.</text:span></text:p>
      <text:p text:style-name="P529"><text:soft-page-break/><text:span text:style-name="T184"><text:tab/></text:span><text:span text:style-name="T1675">Am I glad that’s over; what a creep! </text:span><text:span text:style-name="T184">Eidos, </text:span><text:span text:style-name="T219">unnerved but still determined,</text:span><text:span text:style-name="T184"> sets off across the desert plain toward the </text:span><text:span text:style-name="T220">Duskfang </text:span><text:span text:style-name="T184">mountain</text:span><text:span text:style-name="T220">s, to the</text:span><text:span text:style-name="T184"> township of Dazir. </text:span><text:span text:style-name="T1676">Wait, wasn’t I supposed to go to the… No, I must’ve misremembered.</text:span></text:p>
      <text:p text:style-name="P533"><text:span text:style-name="T2286"><text:tab/>Distance grows between her and the desert wayfarer. Yet, she feels his ice-cold scrutiny as she departs, like a hawk eyeing some prairie vermin, more for sport than for sustenance. She jerks her head around to look back and sees only the stranger’s back as he walks towards the ruins whence she came… She is tired. </text:span><text:span text:style-name="T1682">Yeah, I am pretty tired. </text:span><text:span text:style-name="T2286">Her mind rests as her feet drag her towards… </text:span><text:span text:style-name="T1683">Maybe I can just close my eyes… </text:span><text:span text:style-name="T1684">just for a little bit.</text:span></text:p>
      <text:p text:style-name="P533"/>
      <text:p text:style-name="P42"><text:tab/></text:p>
      <text:p text:style-name="P350"/>
      <text:p text:style-name="P750"><text:span text:style-name="T2288">A </text:span><text:span text:style-name="T2290">M</text:span><text:span text:style-name="T2289">odest Proposal</text:span></text:p>
      <text:p text:style-name="P299"/>
      <text:p text:style-name="P299"/>
      <text:p text:style-name="P426">_________________</text:p>
      <text:p text:style-name="P499"><text:span text:style-name="T2386">Dazir – </text:span>The Mage’s Abode</text:p>
      <text:p text:style-name="P350"/>
      <text:p text:style-name="P350"/>
      <text:p text:style-name="P187"><text:span text:style-name="T1488"><text:tab/></text:span><text:span text:style-name="T2287">Linen sheets tickle fingertips. Beads of sweat rest precariously on a forehead. A dozen tendrils of candle smoke weave their way into a nose. Two sticks chatter and echo as they gently knock against each other. But above all...</text:span></text:p>
      <text:p text:style-name="P144"><text:tab/><text:span text:style-name="T221">Thirst.</text:span></text:p>
      <text:p text:style-name="P201"><text:tab/>A dryness of throat that would make desert sand seem moist.</text:p>
      <text:p text:style-name="P201"><text:tab/>Unbearable, unrelenting thirst.</text:p>
      <text:p text:style-name="P144"><text:span text:style-name="T221"><text:tab/>Eidos’ eyelids crack open, eyes failing to produce even a single tear of lubrication. From what the scattered light halos can tell her, she lies upon a bed, in a windowless room lit by the flickering of countless burning candles. Haze gives way to clarity </text:span><text:span text:style-name="T222">as her eyes </text:span><text:span text:style-name="T223">begin to </text:span><text:span text:style-name="T222">focus</text:span><text:span text:style-name="T221">. Rocking near her in a chair is an elderly woman, calmly and conscientiously knitting.</text:span></text:p>
      <text:p text:style-name="P201"><text:tab/>As Eidos stirs, the woman suddenly looks up with a startled expression. But her surprise-contorted features soon ease into a timeworn smile of unparalleled kindness, framed in the wrinkles wrought from decades of caring for others.<text:tab/></text:p>
      <text:p text:style-name="P144"><text:span text:style-name="T221"><text:tab/>“Biracul be praised!” </text:span><text:span text:style-name="T224">she quietly intones. “So, you’re finally coming around… I feared we had lost you for good.”</text:span></text:p>
      <text:p text:style-name="P144"><text:span text:style-name="T224"><text:tab/></text:span><text:span text:style-name="T225">Suddenly taking on a cautionary tone, she warns, “Now, don’t try to move just yet! Your time in the Jenowin Plain has fevered your blood and robbed your brain of water!”</text:span></text:p>
      <text:p text:style-name="P144"><text:span text:style-name="T225"><text:tab/></text:span><text:span text:style-name="T221">Eidos raises her head and attempts to speak, only managing to produce an indecipherable rasp. The woman quickly pours a cup of water from a clay decanter and hands it to her. Overwhelmed by the sudden memory of thirst, Eidos drinks deeply.</text:span></text:p>
      <text:p text:style-name="P144"><text:span text:style-name="T221"><text:tab/>“Careful now child! Drink it slowly… You should listen to old Rada; she’s brought back many folk that have been Jinn-struck on the plain, </text:span><text:span text:style-name="T226">after all</text:span><text:span text:style-name="T221">!”</text:span></text:p>
      <text:p text:style-name="P144"><text:span text:style-name="T221"><text:tab/></text:span><text:span text:style-name="T227">Finishing her water, Eidos </text:span><text:span text:style-name="T228">gratefully</text:span><text:span text:style-name="T227"> replies, “Thank you for saving my life.” </text:span><text:span text:style-name="T2329">Why? I’d probably just come back to life anyway.</text:span><text:span text:style-name="T221"><text:tab/></text:span></text:p>
      <text:p text:style-name="P197"><text:tab/><text:span text:style-name="T2330">A great smile adds a few more folds to Rada’s weathered face. </text:span>“I accept your thanks! But even as mere loremasters in the eyes of Biracul, what manner of people would Dazirans be if we didn’t aid a sister in need?!” <text:span text:style-name="T2331">She thumbs her and gives Eidos a wink. “Tambul may be known for their courtesy, but they sure as Suyutis love goats don’t have a monopoly on it!”</text:span></text:p>
      <text:p text:style-name="P196"><text:tab/><text:span text:style-name="T2332">Eidos smiles, too. </text:span><text:span text:style-name="T1685">True, the old woman’s positivity </text:span><text:span text:style-name="T2028">is</text:span><text:span text:style-name="T1685"> contagious. She’s, at the very least, the nicest person I’ve met so far.</text:span><text:span text:style-name="T2332"> “Is there any way I can repay you?” Eidos finally asks.</text:span></text:p>
      <text:p text:style-name="P198"><text:tab/>“<text:span text:style-name="T2333">Heavens, child! There’s no need!” Rada chuckles. “</text:span>In the words of Biracul, ‘Kindness begets kindness’!”</text:p>
      <text:p text:style-name="P198"><text:tab/><text:span text:style-name="T2334">Suddenly, her smile fades, and sadness touches her eyes. “But our neighbors seem to have forgotten the words of the Shining One.” She hesitates, briefly averting her gaze. “You see, we Dazirans are in danger and do have need of assistance—something Khaa, no doubt, would like to discuss this with you.” She looks toward the door. “He’ll probably see my thoughts, but maybe I should go fetch him, just in case. You wait here, dear.”</text:span></text:p>
      <text:p text:style-name="P196"/>
      <text:p text:style-name="P196"><text:tab/>Duty-bound, Rada works hard to vacate her seat. Each push closer toward standing causes her to teeter on the edge of collapse. <text:span text:style-name="T1686">Maybe I should help her… that’s if I can even stand up myself… </text:span>Yet <text:soft-page-break/>her ancient muscles somehow prevail over time and gravity’s cruel conspiracy, allowing her to finally gain an upright position. <text:span text:style-name="T1687">Looks like she doesn’t need me. </text:span>Thus, Rada and her sturdy cane begin their three-legged trek to fetch Khaa.</text:p>
      <text:p text:style-name="P196"><text:tab/>Alone and uncertain, Eidos renews her inspection of the room. The meager candles cast deep shadows across walls of white plaster, but provide enough light to gain a cursory understanding of the chamber’s layout. The bed upon which she rests is finely carved and stained to a<text:span text:style-name="T2335">n ebony</text:span> hue. The sheets and bedding are fresh, but the room, for all its finery, is bare bones and clearly meant for servants. <text:span text:style-name="T1688">Where am I? I was walking in the desert toward the Duskfang mountains and then…</text:span></text:p>
      <text:p text:style-name="P196"><text:span text:style-name="T1688"><text:tab/></text:span><text:span text:style-name="T2336">The sound of footsteps interrupt here thoughts, as Rada returns, this time following another individual. A man dressed in fine, black silk and a feathered hat impatiently parades into the chamber. With his mouth so twisted by a perpetual scowl and his expression so full of self-importance it is a wonder he has room for eyes and a nose. </text:span><text:span text:style-name="T1689">Another jerk, surely.</text:span></text:p>
      <text:p text:style-name="P202"><text:tab/>“It’s neither my wont nor my desire to chat with wandering vagrants,” his airy rant begins. “However, your Jinn-struck ravings were of particular interest to me, and thus I commanded my subjects to save your life.” He pauses only long enough to glare at her, and then proceeds, “I am Khaa, mage and leader of the Biraculian township of Dazir. Who are you and how did you come to be here?”</text:p>
      <text:p text:style-name="P196"><text:tab/>“I came bearing a message from Mifas’cul.” <text:span text:style-name="T2337">The words leave her mouth before she knows what she is even saying. </text:span><text:span text:style-name="T1690">Mifas’cul? It has to be that creepy desert traveler…</text:span></text:p>
      <text:p text:style-name="P196"><text:span text:style-name="T2337"><text:tab/></text:span>At Eidos’ words, Khaa’s breath seems to cease. His eyes narrow before silently nodding for <text:span text:style-name="T2337">her</text:span> to continue.</text:p>
      <text:p text:style-name="P534"><text:span text:style-name="T242"><text:tab/></text:span><text:span text:style-name="T248">With her voice, but a</text:span><text:span text:style-name="T249">nother’s </text:span><text:span text:style-name="T248">thoughts, she begins, “The path to the Wellspring will be revealed. Before you stands one that can make use of the Farcaster!” Khaa’s eyes widen in shock. “Heed these words and aid her. And remember Khaa, there can be no life without order.” Eidos slumps as the last word leaves her lips, inexplicably exhausted.</text:span></text:p>
      <text:p text:style-name="P196"><text:tab/>Khaa stares suspiciously at Eidos. Calculating. Evaluating. Machinating. It is some time before he speaks again. “I see… So you have been sent here because of your ability to make use of the Farcaster.” <text:span text:style-name="T2339">With a sneer, he turns his back to her and continues speaking, “</text:span>I <text:span text:style-name="T2339">must say, I</text:span> hadn’t foreseen this stroke of good fortune, but your appearance explains much.”</text:p>
      <text:p text:style-name="P196"><text:tab/><text:span text:style-name="T2340">Eidos interjects, “Who is Mifas’cul?” </text:span><text:span text:style-name="T1691">Yes! I wanna know that, too! </text:span><text:span text:style-name="T1692">Nice one, body.</text:span></text:p>
      <text:p text:style-name="P196"><text:span text:style-name="T2341"><text:tab/>He spins, his eyes full or sourness and rage—whether for the interruption or the question itself is uncertain. Though he quickly regains his composure and replies with feigned indifference, “Oh, he’s an ally to the township of Dazir, a foreign mage with a mastery of Techne and knowledge of ancient lore.” A wretched smirk then tugs at the corner of his mouth. “He must have used his abilities to </text:span><text:span text:style-name="T1692">guide</text:span><text:span text:style-name="T2341"> you to us in our time of need. For you see, we require your Farcasting Techne, foreigner.”</text:span></text:p>
      <text:p text:style-name="P196"><text:tab/><text:span text:style-name="T2342">And as expected of a diplomat, Eidos makes the obvious inquiry Khaa is inviting, “What’s wrong here?” </text:span><text:span text:style-name="T1693">Yeah, you must have lots of friends with your personality… what could possibly be wrong?</text:span></text:p>
      <text:p text:style-name="P203"><text:tab/>Suddenly, Khaa’s whole demeanor changes. From intolerable to affable, from arrogant to confident. He says, “You strike me as a person concerned with the well-being of others…” Taking a step closer and sitting down to face Eidos, he asks, “Do I misjudge you, or would you be interested in an undertaking that would preserve the lives of my people?”</text:p>
      <text:p text:style-name="P196"><text:tab/><text:span text:style-name="T2343">Moved by the desire to help, she asks in return, “What is it that threatens this place and its people?” </text:span><text:span text:style-name="T1694">It’s probably something this idiot did that caused it all.</text:span></text:p>
      <text:p text:style-name="P196"><text:span text:style-name="T2343"><text:tab/>Seeing he has piqued her interest, Khaa leans in closer, “Let me tell you. You see, Dazir is menaced by the people of Tacriba, the township of barbarians located beyond the Crescent Canyon to the east.” </text:span><text:span text:style-name="T1695">That’s on the other side of that huge bridge… </text:span><text:span text:style-name="T2344">The mage stands and begins to slowly pace. “Since the time of Ark, the Tacribians have always made their way in the world with the violence of the Amethyst Jinn. Why, even as we speak, they’re preparing to march on our magnificent settlement!” Suddenly, he turns toward her, eyes filled with passion, and adds, “All that stands between them and us </text:span><text:soft-page-break/><text:span text:style-name="T2344">are two Vanquished gates. Mighty obstacles though they may be, I’d prefer a more... permanent solution.”</text:span></text:p>
      <text:p text:style-name="P196"><text:tab/><text:span text:style-name="T2345">Seeking to withhold her final judgment until she has heard all the evidence, she asks, “For what reason would they do this?” </text:span><text:span text:style-name="T1696">Like I said, this jerk probably pissed them off.</text:span></text:p>
      <text:p text:style-name="P196"><text:span text:style-name="T2345"><text:tab/>A hint of panic races across his face as he explains, “Well, you understand, our ancient Wellspring is not merely a holy site! In fact, it serves as a reservoir, sustaining all the townships of this land.” He smiles nervously. “However, through no fault of our own, the Wellspring has become defiled…” He pauses, finally adding, “You see, deadly creatures now stalk its halls, water has ceased to flow to Tacriba, and the entrance has been sealed, leaving the Farcaster inside as the only point of access…” </text:span><text:span text:style-name="T1697">This guy’s hiding something.</text:span></text:p>
      <text:p text:style-name="P196"><text:tab/><text:span text:style-name="T2346">He pauses briefly, gauging her reaction, before continuing, “Which is where you come in, foreigner. The Farcaster Glyph has been lost since the Punishing Wars devastated Kabu a thousand some aught years ago. No records of its use or even any mention of its existence remain, save the seals themselves…” A surprising sincerity soon enters his voice, “That makes you very special.”</text:span></text:p>
      <text:p text:style-name="P196"><text:tab/><text:span text:style-name="T2347">Walking back to the bed where Eidos is resting, Khaa continues, “And now, a Farcaster user now stands before me—a heaven-sent gift from Biracul for my righteousness, no doubt.”</text:span></text:p>
      <text:p text:style-name="P196"><text:tab/>“<text:span text:style-name="T2348">So they have no water?” Eidos asks before adding, “The Tacribians sound justified in their grievance.” </text:span><text:span text:style-name="T1698">That they do.</text:span></text:p>
      <text:p text:style-name="P204"><text:tab/>Nervous at the prospect of losing her aid, Khaa quickly replies, “Well, yes, they are, perhaps… but…” Searching for the words to express his frustration he stutters until finally saying, “But their thirst for violent reprisal will doom us all!” With renewed zeal, he adds, “If they succeed in their assault, then none will remain with knowledge of how to maintain the Wellspring or its aqueducts. Without us, no Kaban will have water!” Confident he is argument, he proceeds, “Our destruction would seal the fate of all who dwell in Kabu, Dazirans and Tacribians alike!”</text:p>
      <text:p text:style-name="P196"><text:tab/><text:span text:style-name="T2349">Eidos lowers her head and thinks for a moment, weighing the evidence, trying to tease out which side will provide the most benefit for the most people.</text:span></text:p>
      <text:p text:style-name="P196"><text:tab/><text:span text:style-name="T2349">Before she can come to a conclusion, Khaa speaks, “Now, I implore you! Use your Farcasting ability to help me to save both ourselves and our enemies!”</text:span></text:p>
      <text:p text:style-name="P196"><text:tab/><text:span text:style-name="T1699">Oh, please, who would buy that from this guy? We should go talk to the Tacribians first. Oh… dammit, we’re not going to, are we?</text:span><text:span text:style-name="T2350"> Eidos looks up, determination carved into each feature of her face. She replies, “If I can, I’ll help you avert this catastrophe.” </text:span><text:span text:style-name="T1700">Indeed.</text:span></text:p>
      <text:p text:style-name="P205"><text:tab/>His mouth oscillating between a frown and a smile, Khaa seems stuck between ecstasy and disbelief. But before long, he puts back on his mask of dignity and says, “That you seek to righteously preserve innocent lives speaks very highly of your character, Eidos! Now listen closely for here is what you must do.”</text:p>
      <text:p text:style-name="P534"><text:span text:style-name="T229"><text:tab/></text:span><text:span text:style-name="T230">The mage clears his throat, and then begins counting off the steps on his fingers, “First, you will use the Farcaster to access the Wellspring, at the heart of which you’ll find a gate that impedes the flow of water to the stronghold of the Tacribians.”A second finger springs up, “Then, you will open it, and when you do, you will have our eternal love and gratitude.” He hesitates, as though just having thought of something important and not wanting to admit he had forgotten, “…And of course, in order to manipulate the guardians within, as well as all other mechanisms, you’ll likewise require this Sigil of Wulfias.”</text:span></text:p>
      <text:p text:style-name="P534"><text:span text:style-name="T230"><text:tab/></text:span><text:span text:style-name="T232">Producing from his robe a Sigil, much like the one Eidos herself had received from Fenrir, he hands it to her. “Take great care as this is a priceless artifact! </text:span><text:span text:style-name="T233">It has been passed down through the generations from mage to mage, and is utterly irreplaceable!</text:span><text:span text:style-name="T232">”</text:span></text:p>
      <text:p text:style-name="P534"><text:span text:style-name="T232"><text:tab/></text:span><text:span text:style-name="T233">Eidos hesitates. </text:span><text:span text:style-name="T1701">Wait, why don’t we just give him our Sigil and let him go take care of this?</text:span><text:span text:style-name="T233"> “If I can use your Sigil, couldn’t you just use mine?” She asks. </text:span><text:span text:style-name="T1702">Yes! This is how it should be body. Just do what I want and everyone is happy. See?</text:span></text:p>
      <text:p text:style-name="P534"><text:soft-page-break/><text:span text:style-name="T233"><text:tab/>He spins to look at her, shock and greed sweeping across his face. But within the space of a thought, these are overwhelmed by a very different, unidentifiable emotion. “It is not possible, I’m afraid.” He turns away </text:span><text:span text:style-name="T234">again. “Who would lead my people if the draug-witted Tacribians somehow actually made it to our gates?” His voice adopts a somber tone. “No, though it pains me to entrust such a task to stranger, it must be done. For the good of my people.”</text:span></text:p>
      <text:p text:style-name="P534"><text:span text:style-name="T230"><text:tab/></text:span><text:span text:style-name="T231">The mage hastily begins to make his way to the door, adding, “Now, allow me to show you the way to our Farcaster, that you may then hurry to fulfill your oath.” </text:span><text:span text:style-name="T235">Opening the door, he soon adds, “Biracul will reward your selfless actions, stranger.” </text:span><text:span text:style-name="T1703">He’d better reward me with an easy path to the goal.</text:span></text:p>
      <text:p text:style-name="P534"><text:span text:style-name="T235"><text:tab/></text:span><text:span text:style-name="T236">Suddenly, </text:span><text:span text:style-name="T237">the Diplomat in her thinks it prudent to venture one request, “Khaa, I’d speak with your citizens, to learn more of the people I’ll be helping, and to learn what I can of what happened in the Wellspring.”</text:span></text:p>
      <text:p text:style-name="P534"><text:span text:style-name="T237"><text:tab/>“</text:span><text:span text:style-name="T238">My explanations are not enough?!” The bastard of indignation and anxiety cry out with the mage’s voice. “You’d waste more time and bring my people closer to death?!” He rushes back over to her. “Every breath we waste on these pointless details just stirs the chaos. The Tacribians won’t wait forever!”</text:span></text:p>
      <text:p text:style-name="P534"><text:span text:style-name="T238"><text:tab/></text:span><text:span text:style-name="T239">D</text:span><text:span text:style-name="T250">etermined, she replies</text:span><text:span text:style-name="T239">, “You ask too much. If I am to go, I want to be as prepared as possible. I need to know what to expect.”</text:span></text:p>
      <text:p text:style-name="P206"><text:tab/>Khaa jerks his head away. “The architects are on the <text:span text:style-name="T2354">middle tier</text:span>. Speak with them and then leave.” He begins to walk toward the door. “Remember, you hold the lives of my people in your hands.” And with these words, he opens the door and storms out, leaving Eidos and Rada alone in the room. </text:p>
      <text:p text:style-name="P534"><text:span text:style-name="T242"><text:tab/></text:span><text:span text:style-name="T243">With a sympathetic smile, Rada inclines her head toward the door and begins to hobble towards it. Eidos rises from the bed, s</text:span><text:span text:style-name="T244">oon catching up to</text:span><text:span text:style-name="T243"> the wizened matron </text:span><text:span text:style-name="T244">and offering an arm for support</text:span><text:span text:style-name="T243">. </text:span><text:span text:style-name="T244">The spark of gratitude brightens her eyes. Reaching a hand to Eidos’ cheek, she softly caresses it. It seems so miraculous to Eidos that such calloused hands, survivors of decades of hard labor, can feel so soft.</text:span></text:p>
      <text:p text:style-name="P534"><text:span text:style-name="T244"><text:tab/></text:span><text:span text:style-name="T245">Rada then loops her arm in Eidos’ and they make their way out of the abode and into a</text:span><text:span text:style-name="T246"> place </text:span><text:span text:style-name="T247">most unexpected</text:span><text:span text:style-name="T246"> <text:s/>in the middle of a desert—an</text:span><text:span text:style-name="T245"> arboretum.</text:span></text:p>
      <text:p text:style-name="P751"><text:span text:style-name="T2288">A </text:span><text:span text:style-name="T2290">L</text:span><text:span text:style-name="T2291">ocal Perspective</text:span></text:p>
      <text:p text:style-name="P301"><text:tab/></text:p>
      <text:p text:style-name="P300"/>
      <text:p text:style-name="P427">_______________</text:p>
      <text:p text:style-name="P500"><text:span text:style-name="T2386">Dazir – </text:span>The <text:span text:style-name="T2338">Arboretum</text:span></text:p>
      <text:p text:style-name="P351"/>
      <text:p text:style-name="P351"/>
      <text:p text:style-name="P535"><text:span text:style-name="T1611"><text:tab/></text:span><text:span text:style-name="T240">Eidos walks in silence with her elderly companion through a garden of greens, reds, and e</text:span><text:span text:style-name="T353">very color imaginable</text:span><text:span text:style-name="T240">. The lively foliage stands in stark contrast to the deathly desert she came through to get here. </text:span><text:span text:style-name="T1705">If we had a wolf, </text:span><text:span text:style-name="T1742">a </text:span><text:span text:style-name="T1705">serpent, and </text:span><text:span text:style-name="T1742">a </text:span><text:span text:style-name="T1705">crow, it’</text:span><text:span text:style-name="T1743">d</text:span><text:span text:style-name="T1705"> be the spitting image of the mural near where I woke up.</text:span></text:p>
      <text:p text:style-name="P546"><text:span text:style-name="T240"><text:tab/>“</text:span><text:span text:style-name="T241">This is what Kabu was said to look like long ago,” says the old woman. “Back in the times of Ark.” </text:span><text:span text:style-name="T355">She then adds with a rather sour dissonance now in her tone,</text:span><text:span text:style-name="T252"> “</text:span><text:span text:style-name="T241">Before R</text:span><text:span text:style-name="T354">ikharr’s </text:span><text:span text:style-name="T241">betrayal.” </text:span><text:span text:style-name="T356">But her pruny visage soon regains the gentl</text:span><text:span text:style-name="T358">e</text:span><text:span text:style-name="T356"> creases of jocularity it so o</text:span><text:span text:style-name="T359">ften</text:span><text:span text:style-name="T356"> hosts.</text:span></text:p>
      <text:p text:style-name="P546"><text:span text:style-name="T356"><text:tab/></text:span><text:span text:style-name="T357">Rada</text:span><text:span text:style-name="T241"> </text:span><text:span text:style-name="T360">slows to a </text:span><text:span text:style-name="T241">stop, </text:span><text:span text:style-name="T361">suddenly </text:span><text:span text:style-name="T241">p</text:span><text:span text:style-name="T362">lopping down</text:span><text:span text:style-name="T241"> on</text:span><text:span text:style-name="T362">to</text:span><text:span text:style-name="T241"> a stone bench to rest a moment. “Hope you don’t mind if I sit f</text:span><text:span text:style-name="T363">or a beat</text:span><text:span text:style-name="T241">, dear. These legs just aren’t as strong as the</text:span><text:span text:style-name="T251">y</text:span><text:span text:style-name="T241"> used to be.”</text:span></text:p>
      <text:p text:style-name="P535"><text:span text:style-name="T241"><text:tab/>Eidos sits down beside her. “By all means, take as long as you need, Rada.” </text:span><text:span text:style-name="T1704">Yeah, you’re a breath of fresh air in this nest of assholes.</text:span></text:p>
      <text:p text:style-name="P207"><text:tab/>“Biracul speaks through you, child.” She places a hand on Eidos’ shoulder. <text:span text:style-name="T2351">But suddenly her smile fades and her features become grave, “But there’s something… odd about you.” Her sunken eyes begin to examine Eidos from head to toe. “Yes, something… off.”</text:span></text:p>
      <text:p text:style-name="P207"><text:tab/>“<text:span text:style-name="T2351">What do you mean?” Eidos replies, a bit self-conscious now. </text:span><text:span text:style-name="T1706">Yeah, what </text:span><text:span text:style-name="T2029">do</text:span><text:span text:style-name="T1706"> you mean?</text:span></text:p>
      <text:p text:style-name="P207"><text:span text:style-name="T2351"><text:tab/>Rada abruptly ends her scrutiny, offering, “Oh, well, for one, you’re not </text:span><text:span text:style-name="T1706">of</text:span><text:span text:style-name="T2351"> Kabu—and it’s mighty rare to have visitors from the outside these days. Last flying caravan came years ago…” she trails off.</text:span></text:p>
      <text:p text:style-name="P207"><text:tab/><text:span text:style-name="T2351">Eidos stares at Rada expectantly, soon encouraging her to speak on, “But why would people stop coming?”</text:span></text:p>
      <text:p text:style-name="P207"><text:tab/><text:span text:style-name="T2351">Slightly shocked at the question, Rada counters, “Oh, child, you’d think a foreigner like yourself would know how hard it is to get here in the first place!” After a moment, she continues, “Kabu is as isolated as it gets! The Duskfangs shield our back and the canyon guards our fore, not to mention the draugnir beyond the canyon.” She stops, carefully weighing Eidos’ reaction, “How </text:span><text:span text:style-name="T1706">did</text:span><text:span text:style-name="T2351"> you <text:s/>get here? You may be young, but I can’t really see you scaling the sheer cliffs surrounding the Jenowin Plain,” she adds with a chuckle.</text:span></text:p>
      <text:p text:style-name="P207"><text:tab/><text:span text:style-name="T2352">Eidos pauses, wondering just how much honesty she should inject into her answer. </text:span><text:span text:style-name="T1707">Why not tell her the truth?! She’s a nice lady!</text:span><text:span text:style-name="T2352"> “I awoke in a building to the south of here, already on the plain. Then, I just walked here. Didn’t see any cliffs, just desert,” she says with an unfiltered honesty, uncharacteristic of a diplomat, but perhaps fitting given who Eidos is speaking with.</text:span></text:p>
      <text:p text:style-name="P535"><text:span text:style-name="T241"><text:tab/></text:span><text:span text:style-name="T364">Rada listens with a half smile, chewing on her words before she speaks, “Well, that’s fine, dear. We ladies must always have some secrets.” </text:span><text:span text:style-name="T1708">Hey! She doesn’t believe us! </text:span><text:span text:style-name="T364">T</text:span><text:span text:style-name="T365">hen,</text:span><text:span text:style-name="T364"> taki</text:span><text:span text:style-name="T365">ng</text:span><text:span text:style-name="T364"> a deep breath, </text:span><text:span text:style-name="T365">she s</text:span><text:span text:style-name="T364">ays, “Well, I think I’m rested enough to lead you to the cloudstone now! Shall we?”</text:span></text:p>
      <text:p text:style-name="P207"><text:tab/><text:span text:style-name="T2353">Eidos stands, offering Rada a hand, and between the two of them, they manage to get her on her rickety feet again. Then the two walk for another short while in comfortable silence before finally arriving at the very center of the garden.</text:span></text:p>
      <text:p text:style-name="P207"><text:tab/></text:p>
      <text:p text:style-name="P207"><text:tab/>“<text:span text:style-name="T2355">Over yonder, you see that fountain?” Rada suddenly asks, pointing to an opulent marble structure, more waterfall than fountain. “That’s where our water comes in from the Wellspring. And in that shallow pool there is the Farcaster seal.” She looks at Eidos with a hint of shame, “Sorry to make </text:span><text:soft-page-break/><text:span text:style-name="T2355">you get your feet wet, but no one has used the thing in a thousand years, so we haven’t really been maintaining the barrier around it. Do forgive us, will you?”</text:span></text:p>
      <text:p text:style-name="P207"><text:tab/>“<text:span text:style-name="T2355">A little water never hurt anyone,” Eidos replies with a smile.</text:span></text:p>
      <text:p text:style-name="P535"><text:span text:style-name="T241"><text:tab/>“</text:span><text:span text:style-name="T366">Oh, you’re just so sweet!” She says as she pinches Eidos’ cheek. </text:span><text:span text:style-name="T1709">Ouch, damn that hurt!</text:span><text:span text:style-name="T366"> Rada then waddles in place, turning to face an enormous circular disk, diligently guarded by a man asleep. His long beard and myriad wrinkles make </text:span><text:span text:style-name="T368">even</text:span><text:span text:style-name="T366"> Rada s</text:span><text:span text:style-name="T367">eem as though she were in the spring of her youth by comparison</text:span><text:span text:style-name="T366">. “And over there is the cloudstone, you can take that down to the lower tiers to ask your questions.”</text:span></text:p>
      <text:p text:style-name="P207"><text:tab/>“<text:span text:style-name="T2356">Thank you, Rada. For everything.” </text:span><text:span text:style-name="T1710">Except for the cheek pinch… </text:span></text:p>
      <text:p text:style-name="P212"><text:tab/>Worry soon refolds the jovial creases of her smile into a frown. “You be careful in there, you hear? <text:span text:style-name="T2378">The Wellspring is no longer safe!”</text:span></text:p>
      <text:p text:style-name="P207"><text:tab/>“<text:span text:style-name="T2356">I will. I’ll be back to return the Sigil right after I’ve released the water. I promise.”</text:span></text:p>
      <text:p text:style-name="P211"><text:tab/><text:span text:style-name="T2356">The matronly smile gains ground, finally replacing the frown. “Bless your Trueflesh, Eidos. May the light of the Shining One guide you.”</text:span></text:p>
      <text:p text:style-name="P207"><text:tab/><text:span text:style-name="T2357">Eidos turns to the cloudstone, and moves towards it and its resting guardian. As she approaches, she can hear him snoring louder than a summer storm. When she arrives, she stands before him and clears her throat to get his attention. More snoring is her reply. She tries again, this time more loudly. The old man continues to snore, also more loudly. </text:span><text:span text:style-name="T1711">I can’t tell if he’s actually asleep or just ignoring me…</text:span></text:p>
      <text:p text:style-name="P213"><text:tab/>Uncertainty leads her to abandon the idea of having a conversation with the man, and she proceeds to step onto the cloudstone. A great purr erupts from the device and soon, a brilliant violet haze encircles the entire device.</text:p>
      <text:p text:style-name="P207"><text:tab/><text:span text:style-name="T2358">The old man is suddenly roused by the loud noise and bright light, falling halfway out of his chair.</text:span></text:p>
      <text:p text:style-name="P207"><text:tab/>“<text:span text:style-name="T2359">Biracul’s balls! Ya tryin’ to kill me?” says the man, still half asleep. “Damn near sent me to the Graylands!” Then mashing a near toothless mouth, he adds, “I’m to young to die, you hear!”</text:span></text:p>
      <text:p text:style-name="P207"><text:tab/><text:span text:style-name="T2360">Confused, Eidos offers and apology, “I’m sorry… I tried to wake you, but couldn’t and just thought I’d figure out myself how to get down to the lower tiers.”</text:span></text:p>
      <text:p text:style-name="P207"><text:tab/>“<text:span text:style-name="T2361">Well, ya’d better be sorry! Back in my heyday, I could slap the ‘kharr outta a draug, and I’d venture I could still slap it outta you, too!” He raises a pair of shaking fists. </text:span><text:span text:style-name="T1712">I’m pretty sure the only one you can hurt is yourself, old man…</text:span></text:p>
      <text:p text:style-name="P207"><text:tab/>“<text:span text:style-name="T2362">You have my most sincere apologies.” </text:span><text:span text:style-name="T1712">I’m not sure I’m actually sorry.</text:span></text:p>
      <text:p text:style-name="P535"><text:span text:style-name="T369"><text:tab/>“Well, of course I do!” he says, spitting off to the side with a</text:span><text:span text:style-name="T371">n</text:span><text:span text:style-name="T369"> e</text:span><text:span text:style-name="T370">legance</text:span><text:span text:style-name="T369"> not even old age could take from him. “What is it you want anyway, boy? Can’t you see I’m resting!?” </text:span><text:span text:style-name="T1713">Not only is he senile, he’s blind, too.</text:span></text:p>
      <text:p text:style-name="P207"><text:tab/>“<text:span text:style-name="T2363">Well, I was hoping you could tell me about Dazir and the current cri…”</text:span></text:p>
      <text:p text:style-name="P207"><text:tab/>“If I have to explain Dazir to one more foreigner,” <text:span text:style-name="T2363">he interrupts,</text:span> “I’ll go as mad as a<text:span text:style-name="T2364">n</text:span> <text:span text:style-name="T2363">outhouse</text:span> Jinn!”</text:p>
      <text:p text:style-name="P207"><text:tab/>“<text:span text:style-name="T2364">Oh, okay, sorry to dis…”</text:span></text:p>
      <text:p text:style-name="P547"><text:span text:style-name="T241"><text:tab/>“Fine!” </text:span><text:span text:style-name="T372">he says, cutting her short.</text:span><text:span text:style-name="T241"> “Now pick up your ears, boy; only gonna say this once!” </text:span><text:span text:style-name="T1714">Still not a boy… </text:span><text:span text:style-name="T373">“Dazir isn’t a flat township like the one those Tambulan bumpkins inhabit.” He spits again. “Tambul? ‘Cradle of Biracul’s Children’?!” He squints a</text:span><text:span text:style-name="T374">n</text:span><text:span text:style-name="T373"> eye and leans in as though about to divulge a great secret.</text:span></text:p>
      <text:p text:style-name="P547"><text:span text:style-name="T373"><text:tab/></text:span><text:span text:style-name="T375">“BWAHAHAHAHAhaha…hahaha…hhhh…” he starts to wheeze uncontrollably.</text:span></text:p>
      <text:p text:style-name="P220"><text:tab/>Concerned, Eidos ask, “Are you…”</text:p>
      <text:p text:style-name="P547"><text:span text:style-name="T375"><text:tab/></text:span><text:span text:style-name="T241">“Oh, don’t make an old man laugh himself to an early grave! Now where was I…?” </text:span><text:span text:style-name="T376">A lengthy pause ensues. </text:span><text:span text:style-name="T1715">Why say anything? He’ll just inter…</text:span></text:p>
      <text:p text:style-name="P207"><text:span text:style-name="T2365"><text:tab/>“Shut up! I’m old, not senile, you Jinnlickin’ fool!” he says, now shouting at no one in particular. “So, as I was saying… We built our township vertically—a much better use of space, I’m </text:span><text:soft-page-break/><text:span text:style-name="T2365">sure even you’ll agree. And it gets us closer up the slope of Mount Kefkan towards the Wellspring! </text:span>You can use this here Cloudstone to go to the other levels.”</text:p>
      <text:p text:style-name="P207"><text:tab/><text:span text:style-name="T2366">Not sure whether to just get on and leave or to venture another question, Eidos simply stands there and waits. The old man just stares.</text:span></text:p>
      <text:p text:style-name="P207"><text:tab/><text:span text:style-name="T2367">Finally, Eidos decides she’d might as well get as much as she can out the interaction and begins to…</text:span></text:p>
      <text:p text:style-name="P207"><text:tab/>“Listen up, because old Asansor will only tell you one time and one time alone! Because I never repeat myself, you hear?! So listen up, because old Asansor will only tell you one time and one time alone!</text:p>
      <text:p text:style-name="P208"><text:tab/>“The lowest <text:span text:style-name="T2368">tier</text:span> is for the rank and file Dazirans who do much of the unmasterful labors—may be simple and dull-witted compared to the upper tiers, but I doubt the best of what the other towns have to offer is their equal!” <text:span text:style-name="T1716">Can </text:span><text:span text:style-name="T1717">I</text:span><text:span text:style-name="T1716"> leave </text:span><text:span text:style-name="T1718">yet</text:span><text:span text:style-name="T1716">?</text:span></text:p>
      <text:p text:style-name="P208"><text:span text:style-name="T1716"><text:tab/></text:span><text:span text:style-name="T2369">Continuing on, uninterrupted, Asansor preaches, “The second tier is for the artisans of Dazir! Those learned elite who’re trained in unearthing and manipulating relics of the Vanquished!</text:span></text:p>
      <text:p text:style-name="P208"><text:tab/>“Finally, there’s the Arboretum where we stand, which is for Khaa, Quangjo, and their trusted citizens alone!</text:p>
      <text:p text:style-name="P208"><text:tab/>“You aren’t likely to find a man with as many years of experience and loyal service under his belt than old Asansor in the levels below!” <text:span text:style-name="T2370">A triumphant smirk now hides among the maze of wrinkles that is his face, as he stares down his nose at Eidos.</text:span></text:p>
      <text:p text:style-name="P208"><text:tab/><text:span text:style-name="T2371">Suddenly, Asansor’s expression goes blank, “Wait a minute…” He eyes her with suspicion, shoulders tensing. “How’d you even get up here in the first place?!”</text:span></text:p>
      <text:p text:style-name="P208"><text:tab/><text:span text:style-name="T2372">Not that she can explain much, but Eidos starts with what she knows, “I was found on the…”</text:span></text:p>
      <text:p text:style-name="P208"><text:tab/>“<text:span text:style-name="T2372">Oh, not that I much care anyways…” his shoulder slump into the relaxed posture of old age. “Now off with you, you Jinnlickin’ fool! I’m trying to sleep!”</text:span></text:p>
      <text:p text:style-name="P548"><text:span text:style-name="T241"><text:tab/></text:span><text:span text:style-name="T377">Within the span of a thought, the old man r</text:span><text:span text:style-name="T378">enews</text:span><text:span text:style-name="T377"> h</text:span><text:span text:style-name="T378">is slumber</text:span><text:span text:style-name="T377">.</text:span></text:p>
      <text:p text:style-name="P208"><text:tab/><text:span text:style-name="T2373">Hesitant to step on the platform and wake the old man again, Eidos stays in place for a while. </text:span><text:span text:style-name="T1719"><text:s/>No, come on! Let’s just go, please!</text:span><text:span text:style-name="T2373"> But finally, necessity overrides propriety and she leaps for the cloudstone.</text:span></text:p>
      <text:p text:style-name="P208"><text:tab/><text:span text:style-name="T2374">The artifact whirs into activity, and she senses it posing a question to her, asking where she needs to go. </text:span><text:span text:style-name="T1720">The second tier is where the artisans are, I think.</text:span></text:p>
      <text:p text:style-name="P548"><text:span text:style-name="T309"><text:tab/>The device roars and begins its descent. The reawakened guardian spits curses down on Eidos as she w</text:span><text:span text:style-name="T379">hisked away,</text:span><text:span text:style-name="T309"> down towards the second tier.</text:span></text:p>
      <text:p text:style-name="P208"/>
      <text:p text:style-name="P208"/>
      <text:p text:style-name="P208"/>
      <text:p text:style-name="P208">_________________</text:p>
      <text:p text:style-name="P512"><text:span text:style-name="T2386">Dazir – </text:span>The Workshop</text:p>
      <text:p text:style-name="P196"/>
      <text:p text:style-name="P196"/>
      <text:p text:style-name="P196"/>
      <text:p text:style-name="P534"><text:span text:style-name="T242"><text:tab/>Grinding wheels, saws, drills, and hammers all work away at stone, wood, metal and glass. Clinking and buzzing. Cracking and snapping. The bizarre percussive symphony moves along at a hypnotic t</text:span><text:span text:style-name="T255">empo</text:span><text:span text:style-name="T242">, lulling t</text:span><text:span text:style-name="T257">he</text:span><text:span text:style-name="T242"> worker spirit into a frenzy. As music would make a person want to dance, so too does this instrumental make Eidos want to work. It takes a great force of will to stop herself from rolling up her sleeves and joining in th</text:span><text:span text:style-name="T256">e</text:span><text:span text:style-name="T242"> industrial bacchanal.</text:span></text:p>
      <text:p text:style-name="P536"><text:tab/>Looking around, Eidos notes that while some implements are wielded manually, larger equipment is compelled by driving wheels and complex gear arrangements, themselves turned by water spouting from numerous, variably-pressured fonts in the upper walls. Other rarer items seem to be <text:soft-page-break/>crystal-driven and <text:span text:style-name="T2375">also </text:span>seem to be the most frighteningly powerful among the tools. <text:span text:style-name="T1723">Lovely, </text:span><text:span text:style-name="T2030">more</text:span><text:span text:style-name="T1723"> crystals. </text:span><text:span text:style-name="T380">Eidos then, inexplicably shivers at the thought.</text:span></text:p>
      <text:p text:style-name="P17"><text:tab/>The entire area is abuzz with activity. Scores of people are in equal measure discussing, reading, crafting, and drafting. All wear clothing marked by distinctive turquoise accents—some even don frocks turquoise in their entirety.</text:p>
      <text:p text:style-name="P17"><text:tab/>While most of the folk here are hard at work, closer inspection reveals that a distinction exists between those wearing turquoise merely as arm bands and those in similarly colored robes—the former perform the hard labor; whereas, the latter appear to have a more supervisory role.</text:p>
      <text:p text:style-name="P536"><text:span text:style-name="T2286"><text:tab/>Two among the crowd seem to be at loose ends, and as such, free to exchange words with Eidos. One is an elderly chap with a long white bea… </text:span><text:span text:style-name="T1721">No! No more crazy old men!</text:span><text:span text:style-name="T253"> While the other is a sharp-looking yet restless fellow, </text:span><text:span text:style-name="T381">neither old nor young</text:span><text:span text:style-name="T253">. </text:span><text:span text:style-name="T1722">That one!</text:span><text:span text:style-name="T254"> However, before she can choose, the younger o</text:span><text:span text:style-name="T382">f the two</text:span><text:span text:style-name="T254"> makes his approach.</text:span></text:p>
      <text:p text:style-name="P536"><text:span text:style-name="T254"><text:tab/></text:span><text:span text:style-name="T258">Without preamble, he begins, </text:span><text:span text:style-name="T254">“If you’re wondering what an impressive artisan such as myself is doing with an abundance of leisure time, </text:span><text:span text:style-name="T259">then </text:span><text:span text:style-name="T254">I assure you I haven’t been cursed by the despondent touch of the Obsidian Jinn…” </text:span><text:span text:style-name="T260">Clasping his hands behind his </text:span><text:span text:style-name="T383">back</text:span><text:span text:style-name="T260">, he turns and pauses for dramatic effect. </text:span><text:span text:style-name="T261">Suddenly spinning around he renews his performance, </text:span><text:span text:style-name="T260">“</text:span><text:span text:style-name="T261">No! For you see, I’ve good reason to be vexed by my idleness!”</text:span></text:p>
      <text:p text:style-name="P536"><text:span text:style-name="T261"><text:tab/>“</text:span><text:span text:style-name="T262">I’m sure you have your reasons, </text:span><text:span text:style-name="T338">Mr…</text:span><text:span text:style-name="T262">” Eidos politely offers.</text:span></text:p>
      <text:p text:style-name="P536"><text:span text:style-name="T262"><text:tab/>With an escalating excitement at having found a sympathetic ear </text:span><text:span text:style-name="T265">to talk at</text:span><text:span text:style-name="T262">, he continues, “</text:span><text:span text:style-name="T338">Behiye’s the name and </text:span><text:span text:style-name="T262">indeed, I do </text:span><text:span text:style-name="T338">have my reasons</text:span><text:span text:style-name="T262">! Though I am an expert in Vanquished crystalline artifice, ever since our expulsion from the Wellspring I’ve been prevented from my customary metier, you see.”</text:span></text:p>
      <text:p text:style-name="P536"><text:span text:style-name="T262"><text:tab/>“</text:span><text:span text:style-name="T263">In fact, that’s precisely what I wanted to talk about…”</text:span></text:p>
      <text:p text:style-name="P536"><text:span text:style-name="T263"><text:tab/>“Yes, very nice,” he says ignoring her comment. “As I’m sure you can imagine, I’ve had more than my fair share of respite! </text:span><text:span text:style-name="T264">But I fear that my fellows may mistake such unindustrious behavior with torpescence!</text:span><text:span text:style-name="T263">”</text:span></text:p>
      <text:p text:style-name="P536"><text:span text:style-name="T254"><text:tab/>“</text:span><text:span text:style-name="T265">Well, I’m sure everyone understands, what with the situation inside the Wellspring and all,” Eidos tries again. </text:span><text:span text:style-name="T1724">It’s pointless with these types; they just say what they want. Don’t even try, body.</text:span></text:p>
      <text:p text:style-name="P536"><text:span text:style-name="T265"><text:tab/>“Yes, yes, for sure. But as you can surmise, I can ill-afford to stare idly at the four walls any longer!” </text:span><text:span text:style-name="T266">he says </text:span><text:span text:style-name="T267">while</text:span><text:span text:style-name="T266"> raising a finger pointed skyward.</text:span></text:p>
      <text:p text:style-name="P537"><text:span text:style-name="T266"><text:tab/></text:span><text:span text:style-name="T268">Seeing that he is more interested in a ‘conversation’ focused on himself, the diplomatic Eidos changes tactics, “What is it you normally do for Dazir?”</text:span></text:p>
      <text:p text:style-name="P537"><text:span text:style-name="T268"><text:tab/> </text:span><text:span text:style-name="T269">Beaming with self-importance, B</text:span><text:span text:style-name="T339">ehiye</text:span><text:span text:style-name="T269"> replies, “Crystal authorities, such as myself, are charged with identifying various minerals, both naturally-occurring and of Vanquished make!”</text:span></text:p>
      <text:p text:style-name="P537"><text:span text:style-name="T269"><text:tab/>“</text:span><text:span text:style-name="T270">Fascinating!” she enthusiastically goads.</text:span></text:p>
      <text:p text:style-name="P537"><text:span text:style-name="T270"><text:tab/>“</text:span><text:span text:style-name="T271">Indeed it is!” he says chuckling in delight. “It’s we who determine their use for the good of the township, or their preservation for the use of future generations…” He pauses, </text:span><text:span text:style-name="T272">solemnly bowing his head</text:span><text:span text:style-name="T271">. </text:span><text:span text:style-name="T272">Then, raising his gaze skyward, as though surveying a</text:span><text:span text:style-name="T273">ll of his past accomplishments</text:span><text:span text:style-name="T272">, he adds,</text:span><text:span text:style-name="T271"> “For example, you can thank my predecessors for the v</text:span><text:span text:style-name="T384">ery c</text:span><text:span text:style-name="T271">loudstone lift that brought you here!”</text:span></text:p>
      <text:p text:style-name="P536"><text:span text:style-name="T254"><text:tab/>“</text:span><text:span text:style-name="T274">Yes, it’s a marvelous invention! Would you mind sharing, how else crystals are used by your community?”</text:span></text:p>
      <text:p text:style-name="P536"><text:span text:style-name="T274"><text:tab/>“</text:span><text:span text:style-name="T275">Why, nothing would give me greater pleasure!” He looks at her with child-like giddiness as he begins to enumerate the various answers to her query, “Well, first, we use violet crystals to create lifts, </text:span><text:span text:style-name="T385">b</text:span><text:span text:style-name="T275">ridges, </text:span><text:span text:style-name="T385">and barriers</text:span><text:span text:style-name="T275">. Then, the red crystals are simply preserved for their ancient records. And of course, any white crystal would be used by the Archives of a given township to shape the growth of the Muninn Trees!”</text:span></text:p>
      <text:p text:style-name="P536"><text:span text:style-name="T275"><text:tab/></text:span><text:span text:style-name="T276">Seeing her chance to direct the flow of the conversation, Eidos offers, “All wonderful functions indeed. But, I gather the crystals do nothing to protect you, what with the Wellspring incident and all…”</text:span></text:p>
      <text:p text:style-name="P536"><text:soft-page-break/><text:span text:style-name="T276"><text:tab/></text:span><text:span text:style-name="T277">A hint of </text:span><text:span text:style-name="T278">righteous </text:span><text:span text:style-name="T277">indignation frames his </text:span><text:span text:style-name="T386">smug </text:span><text:span text:style-name="T277">smile as he replies, “You’re about as correct in that assumption as a Jinnwraith is harmless! If you doubt me, then travel to Tambul and see the marvel that is the gate leading to the Dawn Fortress!” </text:span><text:span text:style-name="T279">Triumphant he looks off to the side and with a grand gesture of the hands add, “The glorious Gate of Celestial Judgment!”</text:span></text:p>
      <text:p text:style-name="P536"><text:span text:style-name="T279"><text:tab/></text:span><text:span text:style-name="T1725">We’re losing him, body. Nice try, but I doubt he’ll tell us anything about the Wellspring.</text:span><text:span text:style-name="T280"> With a slight frown, Eidos regroups and pushes forward, “I’m sure it’s magnificent, but…”</text:span></text:p>
      <text:p text:style-name="P536"><text:span text:style-name="T280"><text:tab/>“Magnificent?!” B</text:span><text:span text:style-name="T340">ehiye</text:span><text:span text:style-name="T280"> says slight</text:span><text:span text:style-name="T340">ly</text:span><text:span text:style-name="T280"> shock</text:span><text:span text:style-name="T340">ed</text:span><text:span text:style-name="T280">. “Truth be told and the words of Famlaz scorned! The protection proffered by that very gate is one of the only obstacles keeping Khlutt and his illiterati from assaulting Dazir!” </text:span><text:span text:style-name="T283">Fear now creeps into his voice,</text:span><text:span text:style-name="T280"> “</text:span><text:span text:style-name="T281">Without it, the barbarous Tacribs would swarm us like a plague of locusts!”</text:span></text:p>
      <text:p text:style-name="P536"><text:span text:style-name="T281"><text:tab/>“</text:span><text:span text:style-name="T284">A useful defense, indeed. I stand corrected,” she concedes the point, trying desperately to think of a way to coax out something useful from the man. </text:span><text:span text:style-name="T1726">I’m telling you, it’s a waste of time, body. You should listen to me once in a while.</text:span></text:p>
      <text:p text:style-name="P538"><text:span text:style-name="T280"><text:tab/></text:span><text:span text:style-name="T285">Shaking the fear from his face with a few quick jerks of the neck, </text:span><text:span text:style-name="T286">he continues, </text:span><text:span text:style-name="T280">“</text:span><text:span text:style-name="T282">But what were we discussing before such an inauspicious tangent derailed us?” </text:span><text:span text:style-name="T287">The man looks genuinely puzzled. But then, his eyes light up at the discovery of his lost topic,</text:span><text:span text:style-name="T282"> “Ah, yes! Crystals and their myriad uses!” </text:span><text:span text:style-name="T287">he says, as though having just invented the wheel.</text:span><text:span text:style-name="T282"> “</text:span><text:span text:style-name="T288">You know, </text:span><text:span text:style-name="T280">Rashak of the ‘unhinged jaw’,” </text:span><text:span text:style-name="T289">suddenly </text:span><text:span text:style-name="T280">h</text:span><text:span text:style-name="T289">e leans in and whispers in a s</text:span><text:span text:style-name="T290">ecretive</text:span><text:span text:style-name="T289"> tone,</text:span><text:span text:style-name="T280"> “called thus because he talks s</text:span><text:span text:style-name="T387">o</text:span><text:span text:style-name="T280"> much, ho ho!” </text:span><text:span text:style-name="T289">He winks, and moving to a more comfortable distance, renews his lecture,</text:span><text:span text:style-name="T280"> “</text:span><text:span text:style-name="T289">Well, he </text:span><text:span text:style-name="T280">theorizes that it might be possible to imbue spent crystals with new energy…</text:span></text:p>
      <text:p text:style-name="P538"><text:span text:style-name="T280"><text:tab/>“But then again, he lacks the restraint of thought and humility of words for which I am acclaimed among my peers,” </text:span><text:span text:style-name="T291">he says, without even a hint of irony. “Though, if one were to do this, who knows what could be achieved…? A mage might well be able to put such a power to some use, perfidious or otherwise!”</text:span></text:p>
      <text:p text:style-name="P538"><text:span text:style-name="T291"><text:tab/></text:span><text:span text:style-name="T292">Utterly defeated, Eidos decides to move on. “Well, this was a truly enlightening discussion. </text:span><text:span text:style-name="T293">My past experiences with crystals have been mostly negative, so it’s good to hear they’re not </text:span><text:span text:style-name="T388">all </text:span><text:span text:style-name="T293">so bad.</text:span><text:span text:style-name="T292">”</text:span></text:p>
      <text:p text:style-name="P538"><text:span text:style-name="T292"><text:tab/>“</text:span><text:span text:style-name="T294">Bad experiences?!” Shock and horror now tinge his voice. “An amateur should </text:span><text:span text:style-name="T1727">never</text:span><text:span text:style-name="T294"> be allowed near a crystal!” </text:span><text:span text:style-name="T295">he emphatically adds.</text:span></text:p>
      <text:p text:style-name="P538"><text:span text:style-name="T295"><text:tab/>“Why not?” </text:span><text:span text:style-name="T1728">Because they cause pain and inject weird green things into you, that’s why not!</text:span></text:p>
      <text:p text:style-name="P538"><text:span text:style-name="T295"><text:tab/>“Why, because they are brimming with energy, that’s why not! One wrong move and they’ll explode! </text:span><text:span text:style-name="T389">Which, unless you enjoy the company of the Obsidian Jinn, is never good!</text:span><text:span text:style-name="T295">” </text:span><text:span text:style-name="T1729">That I did not know…</text:span></text:p>
      <text:p text:style-name="P215"><text:tab/>“Then, I suppose I should just avoid all crystals,” Eidos says, half in jest.</text:p>
      <text:p text:style-name="P538"><text:span text:style-name="T296"><text:tab/>“Impossible! Crystals are everywhere! </text:span><text:span text:style-name="T297">Why, if you want to avoid crystals completely, then you had best go into the very darkest depths of the Wasteland, outsider! For crystals h</text:span><text:span text:style-name="T390">old no</text:span><text:span text:style-name="T297"> power out there… Yes, not even Techne can work beyond the Dawn Fortress, they say, and </text:span><text:span text:style-name="T299">venture </text:span><text:span text:style-name="T297">any further in</text:span><text:span text:style-name="T298">to the Wastes </text:span><text:span text:style-name="T299">and</text:span><text:span text:style-name="T297"> humans lose the light of their very own mind-crystals!” </text:span><text:span text:style-name="T1730">The ‘Wasteland’? Sounds pleasant…</text:span></text:p>
      <text:p text:style-name="P538"><text:span text:style-name="T300"><text:tab/>“</text:span><text:span text:style-name="T301">Is that so?” </text:span><text:span text:style-name="T302">she replies, and before the man can continue, she adds,</text:span><text:span text:style-name="T301"> “Well, I appreciate all the advice, good sir. But I really must be going!”</text:span><text:span text:style-name="T297"><text:tab/></text:span></text:p>
      <text:p text:style-name="P538"><text:span text:style-name="T292"><text:tab/></text:span><text:span text:style-name="T293">Genuine sadness and dismay batter his features into a depressing </text:span><text:span text:style-name="T303">sight. </text:span><text:span text:style-name="T304">The pitiable expression on his face a</text:span><text:span text:style-name="T391">ccompanies an appropriately </text:span><text:span text:style-name="T304">stupefied silence.</text:span></text:p>
      <text:p text:style-name="P538"><text:span text:style-name="T304"><text:tab/>“</text:span><text:span text:style-name="T305">Have a good day then,” Eidos says as she begins to walk away. </text:span><text:span text:style-name="T1731">Finally, now let’s definitely avoid that Rashak guy, because if </text:span><text:span text:style-name="T2031">this</text:span><text:span text:style-name="T2041"> guy thinks he talks to much, then…</text:span></text:p>
      <text:p text:style-name="P538"><text:span text:style-name="T1176"><text:tab/></text:span><text:span text:style-name="T1177">Choking back tears, the man says, “Fare thee well, stranger. Biracul guide you.” </text:span><text:span text:style-name="T1178">Shoulders slump and he turns to walk away.</text:span></text:p>
      <text:p text:style-name="P539"><text:span text:style-name="T254"><text:tab/>Having survived t</text:span><text:span text:style-name="T341">he</text:span><text:span text:style-name="T254"> conversation </text:span><text:span text:style-name="T341">with Behiye</text:span><text:span text:style-name="T254">, Eidos scans the area, noting that most folk here a</text:span><text:span text:style-name="T306">re still </text:span><text:span text:style-name="T254">completely absorbed in their work. Despite her </text:span><text:span text:style-name="T307">unexplained </text:span><text:span text:style-name="T254">presence, none seem to take much </text:span><text:soft-page-break/><text:span text:style-name="T254">interest in her. </text:span><text:span text:style-name="T308">Wishing to avoid another fruitless conversation with a crystal expert, </text:span><text:span text:style-name="T1732">YES!</text:span><text:span text:style-name="T308"> she exits the workshop.</text:span></text:p>
      <text:p text:style-name="P209"/>
      <text:p text:style-name="P209"/>
      <text:p text:style-name="P209"/>
      <text:p text:style-name="P209">________________________</text:p>
      <text:p text:style-name="P513"><text:span text:style-name="T2386">Dazir – </text:span>The Workshop <text:span text:style-name="T2376">Exterior</text:span></text:p>
      <text:p text:style-name="P199"/>
      <text:p text:style-name="P199"/>
      <text:p text:style-name="P199"/>
      <text:p text:style-name="P540"><text:span text:style-name="T242"><text:tab/>The heat outside the workshop is unbearable. A completely shadowless junkyard, this area appears to serve as a repository for excess materials. Piles of stone and wood litter the cobblestone floor, while great stacks of spooled twine are nestled firmly up against the workshop’</text:span><text:span text:style-name="T310">s</text:span><text:span text:style-name="T242"> walls. Set apart from all miscellany,</text:span><text:span text:style-name="T311"> however,</text:span><text:span text:style-name="T242"> is a great lattice of crystals. </text:span><text:span text:style-name="T1733">Okay, I know what you’re thinking, body, but don’t do it!</text:span></text:p>
      <text:p text:style-name="P540"><text:span text:style-name="T242"><text:tab/>What at first appears to be the blinding reflection from the sun’s unforgiving rays instead reveals itself to be the radiant energy housed within the crystals themselves. So bright, so resplendent are they, that Eidos cannot help but avert her tear-filled eyes from them. This lattice appears to be of great importance as it is both isolated from all other areas and boasts a contingent of nearly thirty guards around the perimeter. </text:span><text:span text:style-name="T1734">Good! Guards means we can’t go over there! See?</text:span></text:p>
      <text:p text:style-name="P540"><text:span text:style-name="T312"><text:tab/>S</text:span><text:span text:style-name="T392">he soon sees that a</text:span><text:span text:style-name="T312"> great number of turquoise-robed people mill about the place, ordering other</text:span><text:span text:style-name="T313">s</text:span><text:span text:style-name="T312"> about with grand gestures and stern faces. Those commanded wear heavy work aprons with turquoise bands tied around their upper arms. Mindlessly they obey all orders, moving with a practiced efficiency well beyond the ordinary. Perfectly tuned, well-oiled cogs, they each perform their part flawlessly, giving life to the machinery of Dazir.</text:span></text:p>
      <text:p text:style-name="P541"><text:span text:style-name="T254"><text:tab/>At the eastern edge of the junkyard, a banister overlooks the Jenowin Plain.</text:span><text:span text:style-name="T1722"> </text:span><text:span text:style-name="T1735">Wow! It’s nothing but desert! How did I cross </text:span><text:span text:style-name="T2032">that</text:span><text:span text:style-name="T2042">!</text:span><text:span text:style-name="T1722"> </text:span><text:span text:style-name="T254">Several of the aproned workers appear to l</text:span><text:span text:style-name="T313">inger t</text:span><text:span text:style-name="T254">here, taking a rest from their back-breaking labor.</text:span></text:p>
      <text:p text:style-name="P541"><text:span text:style-name="T254"><text:tab/>Further north into town is a large plaza, speckled with thick, stone columns jutting out from the floor like the quills of a giant, rocky porcupine. At the center of the plaza is a decadent fountain of massive proportions, towering over the tops of the columns, reaching nearly to the topmost tier of the township. </text:span><text:span text:style-name="T1736">Oh, so u</text:span><text:span text:style-name="T1744">p there is</text:span><text:span text:style-name="T1736"> where R</text:span><text:span text:style-name="T1737">ada</text:span><text:span text:style-name="T1736"> lives.</text:span></text:p>
      <text:p text:style-name="P214"><text:tab/><text:span text:style-name="T2377">A bit weary at the prospect of talking to another ‘expert’, Eidos makes her way towards the stone columns, hoping to speak with a more agreeable character.</text:span></text:p>
      <text:p text:style-name="P210"/>
      <text:p text:style-name="P210"/>
      <text:p text:style-name="P210"/>
      <text:p text:style-name="P210">_____________________</text:p>
      <text:p text:style-name="P542"><text:span text:style-name="T2215">Dazir – </text:span><text:span text:style-name="T2213">The Artisan</text:span><text:span text:style-name="T2214">s’ Plaza</text:span></text:p>
      <text:p text:style-name="P200"/>
      <text:p text:style-name="P200"/>
      <text:p text:style-name="P200"/>
      <text:p text:style-name="P542"><text:span text:style-name="T242"><text:tab/>All around h</text:span><text:span text:style-name="T314">er</text:span><text:span text:style-name="T242"> is a bustling plaza. Dominating the area is a marble fountain several stories tall and well over one hundred paces in diameter. A number of conversing turquoise-clad pairs stroll around the fountain, while a few individuals sit upon the fountain’s lip and in its shade, seeking r</text:span><text:span text:style-name="T315">efuge</text:span><text:span text:style-name="T242"> from the midday sun.</text:span></text:p>
      <text:p text:style-name="P542"><text:span text:style-name="T242"><text:tab/>Myriad pillars rise from the ground, supporting nothing but the open sky. They are all covered in remarkably beautiful mosaics depicting the history of the Daziran people—notable among them is </text:span><text:soft-page-break/><text:span text:style-name="T242">one of a gallant female mage wielding a verdant spear as she charges into battle against pale, drooling abominations. </text:span><text:span text:style-name="T1738">Green weapons must be a thing, I guess.</text:span></text:p>
      <text:p text:style-name="P542"><text:span text:style-name="T316"><text:tab/>One whole side of the area is open to the desert, allowing for a spectacular panoramic view of the desolate landscape—though to the south, constant dust cyclones kick up airborne sediment obscuring any distant landmarks. However, looking out from the mountains toward the east, a silver tower rejects the sun’s rays, a</text:span><text:span text:style-name="T317">t once</text:span><text:span text:style-name="T316"> inviting and forbidding perception with its blinding reflections. The township beneath it is barely visible amid the brilliance.</text:span></text:p>
      <text:p text:style-name="P542"><text:span text:style-name="T316"><text:tab/>F</text:span><text:span text:style-name="T318">urther along</text:span><text:span text:style-name="T316"> this railed viewing area appears to be a luxurious residential area. T</text:span><text:span text:style-name="T319">hough she is now quite some distance from the workshop,</text:span><text:span text:style-name="T316"> the sound of hammers o</text:span><text:span text:style-name="T319">n stone, and grinding cogs still announces its presence to the world</text:span><text:span text:style-name="T316">.</text:span></text:p>
      <text:p text:style-name="P542"><text:span text:style-name="T316"><text:tab/></text:span><text:span text:style-name="T320">Eidos scans the area, looking for a suitable interlocutor. </text:span><text:span text:style-name="T316">While most of the people in the immediate vicinity are strolling about already engaged in conversation, a select few seem to be available for a chat. </text:span><text:span text:style-name="T321">Among them, a handsome young man with a kind face catches her eye. She moves toward him with a smile.</text:span></text:p>
      <text:p text:style-name="P542"><text:span text:style-name="T316"><text:tab/>“</text:span><text:span text:style-name="T322">Greetings, foreigner! Have you come in search of the secrets of the Vanquished?” </text:span><text:span text:style-name="T323">he says with a genuine smile. </text:span><text:span text:style-name="T1739">He smiles like Rada! </text:span><text:span text:style-name="T1745">Maybe it’s her grandson…</text:span></text:p>
      <text:p text:style-name="P216"><text:tab/>“Who are the Vanquished?” she asks, confusion carved clearly into her features.</text:p>
      <text:p text:style-name="P216"><text:tab/>With a hint of surprise, and yet without judgment, he replies, “Odd, I thought the Vanquished were known everywhere.”</text:p>
      <text:p text:style-name="P217"><text:tab/>Slightly embarrassed, she explains, “I’ve been remiss in my education. Perhaps you could share some Daziran wisdom with me.”</text:p>
      <text:p text:style-name="P543"><text:span text:style-name="T323"><text:tab/></text:span><text:span text:style-name="T324">A charming smile precedes his apology, </text:span><text:span text:style-name="T323">“O</text:span><text:span text:style-name="T325">h, w</text:span><text:span text:style-name="T323">ell, I fear you’re in for an unpleasant surprise, as we Dazirans are not nearly so wise as we’ve claimed to be.”</text:span></text:p>
      <text:p text:style-name="P544"><text:span text:style-name="T323"><text:tab/>“</text:span><text:span text:style-name="T326">But aren’t you the intellectuals of the region?” </text:span><text:span text:style-name="T329">she says.</text:span><text:span text:style-name="T326"> “</text:span><text:span text:style-name="T327">Most all of you seem to know much, </text:span><text:span text:style-name="T328">so I just thought your function might be as scholars or something of that nature.</text:span><text:span text:style-name="T326">”</text:span></text:p>
      <text:p text:style-name="P544"><text:span text:style-name="T326"><text:tab/>“</text:span><text:span text:style-name="T323">Our function is—or rather, was—to maintain the Wellspring and the aqueducts that supplied all of the townships with water.” </text:span><text:span text:style-name="T330">His voice adopts a tearless sorrow as he continues, “However, in truth, we are little more than glorified stone masons.”</text:span></text:p>
      <text:p text:style-name="P544"><text:span text:style-name="T330"><text:tab/>“But surely, your expertise in maintaining the Wellspring is still unique,” </text:span><text:span text:style-name="T331">Eidos replies in an attempt to console the c</text:span><text:span text:style-name="T332">restfallen artisan</text:span><text:span text:style-name="T331">.</text:span></text:p>
      <text:p text:style-name="P544"><text:span text:style-name="T331"><text:tab/>“True, but I’m convinced magi and townships across the world each hold some unique knowledge. Sadly, it’s all scattered about i</text:span><text:span text:style-name="T333">n the six directions—</text:span><text:span text:style-name="T331">and j</text:span><text:span text:style-name="T394">ealously</text:span><text:span text:style-name="T331"> guarded a</text:span><text:span text:style-name="T393">t that</text:span><text:span text:style-name="T331">.” </text:span><text:span text:style-name="T334">Suddenly letting optimism enter his voice again, he says, “Undoubtedly, Biracul was right about communication being the key to civilization.” </text:span><text:span text:style-name="T1740">Who’s this Biracul guy, I keep hearing about?</text:span></text:p>
      <text:p text:style-name="P544"><text:span text:style-name="T334"><text:tab/>“</text:span><text:span text:style-name="T335">What I wouldn’t give,” </text:span><text:span text:style-name="T336">he continues,</text:span><text:span text:style-name="T335"> “to be able to freely cross the Wasteland! </text:span><text:span text:style-name="T395">Like a modern-day Torma!</text:span><text:span text:style-name="T335"> Oh, the characters we’d meet! Magi in Jer, Zemes, Zhili or even Thiuda!”</text:span></text:p>
      <text:p text:style-name="P544"><text:span text:style-name="T335"><text:tab/>“</text:span><text:span text:style-name="T337">Perhaps one day you will, </text:span><text:span text:style-name="T342">Mr… I didn’t catch you’re name</text:span><text:span text:style-name="T337">. </text:span><text:span text:style-name="T342">I’m Eidos.</text:span><text:span text:style-name="T337">”</text:span></text:p>
      <text:p text:style-name="P544"><text:span text:style-name="T338"><text:tab/>“</text:span><text:span text:style-name="T343">And I am Serpil, </text:span><text:span text:style-name="T344">Miss Eidos. It’s a pleasure to meet you.”</text:span></text:p>
      <text:p text:style-name="P218"><text:tab/><text:span text:style-name="T2379">Sensing a chance to finally get some answers, she says, </text:span>“Serpil, I was wondering if you could help me with some questions I had.”</text:p>
      <text:p text:style-name="P218"><text:tab/>“Though my knowledge be meager, if it can answer your queries, it’s yours.”</text:p>
      <text:p text:style-name="P544"><text:span text:style-name="T344"><text:tab/>“Thank you </text:span><text:span text:style-name="T345">so much!” Success elevates her pitch to a squeal. Cheeks turning red, she quickly continues, “</text:span><text:span text:style-name="T346">Well, I’ve been enlisted to help with the situation in the Wellspring…”</text:span></text:p>
      <text:p text:style-name="P544"><text:span text:style-name="T346"><text:tab/></text:span><text:span text:style-name="T396">Shock and dismay elicit a shout. </text:span><text:span text:style-name="T346">“The Wellspring?!” </text:span><text:span text:style-name="T396">Serpil soon regains control of his voice and continues at a more acceptable volume,</text:span><text:span text:style-name="T346"> “</text:span><text:span text:style-name="T347">But it’s sealed… no one can get in!”</text:span></text:p>
      <text:p text:style-name="P544"><text:span text:style-name="T347"><text:tab/>“N</text:span><text:span text:style-name="T396">o one can get in… t</text:span><text:span text:style-name="T347">hrough conventional means, </text:span><text:span text:style-name="T397">that is</text:span><text:span text:style-name="T347">. I happen to b</text:span><text:span text:style-name="T398">e rather unconventional</text:span><text:span text:style-name="T347">…” </text:span><text:span text:style-name="T348">she says with a false exuberance.</text:span></text:p>
      <text:p text:style-name="P544"><text:span text:style-name="T348"><text:tab/>“</text:span><text:span text:style-name="T399">Really?! </text:span><text:span text:style-name="T348">That’s great!” But his excited smile is soon replaced with a worried frown. “But, no… you can’t enter the Wellspring, </text:span><text:span text:style-name="T349">Eidos</text:span><text:span text:style-name="T348">. It’s </text:span><text:span text:style-name="T350">simply </text:span><text:span text:style-name="T348">too dangerous!”</text:span></text:p>
      <text:p text:style-name="P544"><text:soft-page-break/><text:span text:style-name="T348"><text:tab/>“</text:span><text:span text:style-name="T349">What happened in there, Serpil?”</text:span></text:p>
      <text:p text:style-name="P544"><text:span text:style-name="T349"><text:tab/></text:span><text:span text:style-name="T351">He hesitates, averting his gaze. </text:span><text:span text:style-name="T1741">This guy knows something… Out with it, Serpil!</text:span></text:p>
      <text:p text:style-name="P219"><text:tab/>“Please, Serpil,” Eidos places a hand on his shoulder. “If I’m going to help, I need to know what to expect in there. Besides, I’m stronger than I look,” she says, jokingly flexing her biceps.</text:p>
      <text:p text:style-name="P545"><text:span text:style-name="T351"><text:tab/>“</text:span><text:span text:style-name="T352">The truth is,” he starts, “N</text:span><text:span text:style-name="T400">o one </text:span><text:span text:style-name="T352">know</text:span><text:span text:style-name="T400">s what happened in there</text:span><text:span text:style-name="T352">.”</text:span></text:p>
      <text:p text:style-name="P545"><text:span text:style-name="T352"><text:tab/>“N</text:span><text:span text:style-name="T401">o one</text:span><text:span text:style-name="T352">?”</text:span></text:p>
      <text:p text:style-name="P545"><text:span text:style-name="T352"><text:tab/>“No</text:span><text:span text:style-name="T402">t a single surviving artisan—not even Khaa himself.</text:span><text:span text:style-name="T352"> T</text:span><text:span text:style-name="T402">he neverborn just</text:span><text:span text:style-name="T352"> swept in without warning, like a horde of draugnir!” Emotion overwhelms his sense of propriety. “If I hadn’t been near the Gate of the Heathen </text:span><text:span text:style-name="T403">when it all happened</text:span><text:span text:style-name="T352">, I would’ve been slaughtered… </text:span><text:span text:style-name="T404">just</text:span><text:span text:style-name="T352"> like the rest of them.” He pauses. “Their screams. I still hear their screams.” </text:span><text:span text:style-name="T405">Tears </text:span><text:span text:style-name="T417">begin to </text:span><text:span text:style-name="T405">accompany weak sobs.</text:span></text:p>
      <text:p text:style-name="P545"><text:span text:style-name="T405"><text:tab/></text:span><text:span text:style-name="T406">With a renewed sense of purpose, “You leave it to me, Serpil. I’ll fix this mess.” </text:span><text:span text:style-name="T407">The man only w</text:span><text:span text:style-name="T418">eeps</text:span><text:span text:style-name="T407"> in response.</text:span><text:span text:style-name="T316"><text:tab/></text:span></text:p>
      <text:p text:style-name="P542"><text:span text:style-name="T316"><text:tab/>A</text:span><text:span text:style-name="T407">nd with that she stands and moves to return toward the cloudstone, </text:span><text:span text:style-name="T408">and toward the Farcaster that will take her to her task.</text:span></text:p>
      <text:p text:style-name="P302"><text:tab/></text:p>
      <text:p text:style-name="P302"/>
      <text:p text:style-name="P428">_______________</text:p>
      <text:p text:style-name="P501"><text:span text:style-name="T2386">Dazir – </text:span>The <text:span text:style-name="T2338">Arboretum</text:span></text:p>
      <text:p text:style-name="P352"/>
      <text:p text:style-name="P352"/>
      <text:p text:style-name="P43"><text:span text:style-name="T1611"><text:tab/></text:span><text:span text:style-name="T240">Eidos </text:span><text:span text:style-name="T409">returns to the garden as noisily as she departed, once again waking the sleeping guardian. </text:span><text:span text:style-name="T410">He merely eyes her with suspicion </text:span><text:span text:style-name="T419">and annoyance </text:span><text:span text:style-name="T410">for a moment before renewing his slumber. </text:span><text:span text:style-name="T1746">At least I didn’t have to speak to him again.</text:span></text:p>
      <text:p text:style-name="P221"><text:tab/>She then spots her target, patiently waiting in the shimmering pool within the fountain. Eidos moves toward it with a tempered sense of urgency. She knows that time is of the essence, but can also see the folly in rushing into the unknown.</text:p>
      <text:p text:style-name="P44"><text:span text:style-name="T411"><text:tab/>Her few conversations with the citizenry yielded meager fruits, but at the very least she knows two things: </text:span><text:span text:style-name="T412">the Wellspring is dangerous and it must be fixed.</text:span></text:p>
      <text:p text:style-name="P43"><text:span text:style-name="T412"><text:tab/></text:span><text:span text:style-name="T413">Stepping into the fountain, she moves toward the seal, and just as happened in the Sanctuary where she first saw a Farcaster, it calls to her. It begs her to use her Sigil. </text:span><text:span text:style-name="T1749">Oh, I remember that, all right. Seemed dangerous then, seems dangerous now.</text:span></text:p>
      <text:p text:style-name="P43"><text:span text:style-name="T413"><text:tab/></text:span><text:span text:style-name="T414">Now atop the seal, Eidos instinctively places her hand upon the Sigil. Instinct becomes will, will then becoming thought. An image slowly forms, burning out lines from the void. A circle manifests, weaving an intricate tapestry of lines, never crossing, as they traverse dimensions linking paths among them. And soon, the Glyph from her Sigil is fully formed, completing the reaction. </text:span><text:span text:style-name="T1750">Here we go.</text:span></text:p>
      <text:p text:style-name="P549"><text:span text:style-name="T414"><text:tab/></text:span><text:span text:style-name="T415">From the corner of her eye, she spots the Daziran mage leader gazing down at her from the balcony of his abode. </text:span><text:span text:style-name="T416">K</text:span><text:span text:style-name="T420">haa</text:span><text:span text:style-name="T416"> stares on, eyes wide, filled with expectation and curiosity in equal measure.</text:span><text:span text:style-name="T415"> </text:span></text:p>
      <text:p text:style-name="P549"><text:span text:style-name="T414"><text:tab/></text:span><text:span text:style-name="T417">Then, in the space of a thought, t</text:span><text:span text:style-name="T414">he Farcaster begins to disassemble her, bit by bit, unraveling the threads of her physicality, distilling what she is into an ever-compressing essence.</text:span><text:span text:style-name="T1747"> </text:span><text:span text:style-name="T1748">What’s going on?!</text:span><text:span text:style-name="T1747"> </text:span><text:span text:style-name="T414">Soon, only the memory of her destination remains present as what she has become makes the journey toward it.</text:span></text:p>
      <text:p text:style-name="P222"/>
      <text:p text:style-name="P752"><text:span text:style-name="T2288">A </text:span><text:span text:style-name="T2290">M</text:span><text:span text:style-name="T2292">an Out of Time</text:span></text:p>
      <text:p text:style-name="P303"/>
      <text:p text:style-name="P303"/>
      <text:p text:style-name="P429">_________________</text:p>
      <text:p text:style-name="P502"><text:span text:style-name="T2387">The Nether Edge – </text:span>G<text:span text:style-name="T2380">arden</text:span></text:p>
      <text:p text:style-name="P353"/>
      <text:p text:style-name="P353"/>
      <text:p text:style-name="P551"><text:span text:style-name="T1611"><text:tab/></text:span><text:span text:style-name="T173">Unspeakable pain courses through Eidos’ Self, </text:span><text:span text:style-name="T455">h</text:span><text:span text:style-name="T428">er</text:span><text:span text:style-name="T173"> Falseflesh melt</text:span><text:span text:style-name="T455">ing</text:span><text:span text:style-name="T173"> away in the blue-hot fire of Awareness. </text:span><text:span text:style-name="T454">A thousand flakes of skin shoot off like fireworks in the six directions, while uncountable</text:span><text:span text:style-name="T453"> </text:span><text:span text:style-name="T454">fibers of muscle</text:span><text:span text:style-name="T453"> unravel </text:span><text:span text:style-name="T454">off </text:span><text:span text:style-name="T453">into the void</text:span><text:span text:style-name="T173">. </text:span><text:span text:style-name="T455">And soon every last piece of her physical being loses cohesion, spreading out into infinity.</text:span><text:span text:style-name="T173"> A</text:span><text:span text:style-name="T455">ll sense of individuality, all agency</text:span><text:span text:style-name="T173"> </text:span><text:span text:style-name="T455">is lost, </text:span><text:span text:style-name="T173">devoured in the flames.</text:span></text:p>
      <text:p text:style-name="P551"><text:span text:style-name="T173"><text:tab/>Yet, </text:span><text:span text:style-name="T429">even </text:span><text:span text:style-name="T173">this pain, </text:span><text:span text:style-name="T430">intense and eternal as it may seem, soon</text:span><text:span text:style-name="T173"> recedes as form and definition are lost, disappearing a</text:span><text:span text:style-name="T456">long with all perception</text:span><text:span text:style-name="T173">.</text:span></text:p>
      <text:p text:style-name="P189"><text:tab/>In the span of a thought, a <text:span text:style-name="T2389">timeless</text:span> eon, Eidos regains awareness of Self and surroundings. The subtle sound of water. A rush of vibrant colors. A perfume befitting nature.</text:p>
      <text:p text:style-name="P551"><text:span text:style-name="T173"><text:tab/>Standing atop a Farcaster seal, Eidos’ Self is now w</text:span><text:span text:style-name="T457">ithin </text:span><text:span text:style-name="T173">a forest clearing. Eyes see </text:span><text:span text:style-name="T458">a</text:span><text:span text:style-name="T173"> glade carpeted in lush, emerald grasses, nearly knee-high, but with an uncanny uniformity. A flowing stream wends its way among the gently swaying trees—invisible to sight, but the ears s</text:span><text:span text:style-name="T431">urmise its existence</text:span><text:span text:style-name="T173">. Earthy smells of soil, leaves, and flowers drift through the air, a musky sweetness the result.</text:span></text:p>
      <text:p text:style-name="P551"><text:span text:style-name="T173"><text:tab/>But nature’s design it is not, for it is all too perfect. Casting awareness skyward, eyes </text:span><text:span text:style-name="T458">now</text:span><text:span text:style-name="T173"> see a radiant crystal showering the surroundings with unnatural light, too pure, too distilled. The trees they bathe have subtly </text:span><text:span text:style-name="T432">repeating</text:span><text:span text:style-name="T173"> patterns, too regular to be chance.</text:span></text:p>
      <text:p text:style-name="P223"><text:tab/>Walking from the seal, looking all about, her Self takes in the details of the surroundings. Outside of this clearing, trees grow wildly. Diminutive saplings are dwarfed and choked by old greatwoods. Trees felled by age lie rotting on the forest floor, giving rise to mushrooms, vines and crawling life. As her Self peers into the deeper parts of the wood, carpets of moss and leaves vanish into the encroaching darkness of the forest canopy.</text:p>
      <text:p text:style-name="P17"><text:tab/>Attention now turns from the trees to the babbling stream meandering through them. The gentle flow empties into a deep pool over a small waterfall not too far off. Dragonflies hover above lilies floating heedlessly at the waterside, while toads croak their atonal chorus on the rocky shore. But soon, another sound enters her Self’s awareness—the rhythmic snipping of shears…</text:p>
      <text:p text:style-name="P17"><text:tab/>In pursui<text:span text:style-name="T2390">t of</text:span> the sound’s source, her Self comes upon an elderly man tending to a cluster of bushes and shrubs. His tools bring forth unusual changes in the plants. Cutting a limb from one location, makes another grow elsewhere to replace it. Tying collections of twigs together results in fused branches, with flowers rapidly blossoming from their tips. Pruned branches are sometimes attached to other trunks or to the stems of neighboring growths. Otherwise, they fall to the ground where they rapidly wither, decay, and ultimately rejoin the soil.</text:p>
      <text:p text:style-name="P17"><text:tab/>Despite <text:span text:style-name="T2391">the man’s </text:span>significant alterations to the scenery, none of the plants are left looking <text:span text:style-name="T2388">overtly </text:span>artificial, nor as if they had been touched by the hand of man at all.</text:p>
      <text:p text:style-name="P536"><text:span text:style-name="T2286"><text:tab/>“How come this world is filled almost exclusively with old bastards?” </text:span><text:span text:style-name="T1751">Holy shit-</text:span><text:span text:style-name="T1756">biscuits and gravy</text:span><text:span text:style-name="T1751">! I can speak!</text:span><text:span text:style-name="T433"> “Wait… can I really speak?! Is this me?!” </text:span><text:span text:style-name="T1751">Yes, it is!</text:span><text:span text:style-name="T433"> Eidos is in a state of giddy shock.</text:span></text:p>
      <text:p text:style-name="P536"><text:span text:style-name="T433"><text:tab/>“…Greetings, traveler.” T</text:span><text:span text:style-name="T459">he man continues with his work without turning to face Eidos</text:span><text:span text:style-name="T433">. “I am Nargund.”</text:span></text:p>
      <text:p text:style-name="P224"><text:tab/>“Sorry! I’m just not used to being able to speak, and…” embarrassment beyond measure washes away the excitement her Self felt but moments ago.</text:p>
      <text:p text:style-name="P225"><text:soft-page-break/><text:tab/>His expression softens, every so slightly. “You’re not speaking, actually. You’re just thinking.”</text:p>
      <text:p text:style-name="P552"><text:span text:style-name="T433"><text:tab/>“Thinking?” </text:span><text:span text:style-name="T1751">I thought this was thinking… </text:span></text:p>
      <text:p text:style-name="P225"><text:tab/>“Here, they are equivalent,” he offers. Making a final snip, he turns to face Eidos, “I must say, it has been quite some time since anybody used the Farcaster. But then again, perhaps it is about time.”</text:p>
      <text:p text:style-name="P552"><text:span text:style-name="T433"><text:tab/>“Well, I hope I’m not disturbing you; didn’t mean to barge in on your… home?” </text:span><text:span text:style-name="T1751">Is this guy like some forest nymph or something? Oh dammit! He can hear my thoughts!</text:span><text:span text:style-name="T433"> “Shut up, thoughts!”</text:span></text:p>
      <text:p text:style-name="P552"><text:span text:style-name="T433"><text:tab/></text:span><text:span text:style-name="T434">Whether to be polite or out of genuine apathy, the man ignores her exchange, saying, </text:span><text:span text:style-name="T433">“W</text:span><text:span text:style-name="T434">ell, y</text:span><text:span text:style-name="T433">ou’re welcome to come and go through here, though </text:span><text:span text:style-name="T434">do avoid</text:span><text:span text:style-name="T433"> disturbing my arrangements.”</text:span></text:p>
      <text:p text:style-name="P552"><text:span text:style-name="T433"><text:tab/>“</text:span><text:span text:style-name="T434">Oh, of course! I wouldn’t dream of it!” Eidos replies </text:span><text:span text:style-name="T435">innocently. “I’m just happy to finally get to talk to someone.”</text:span></text:p>
      <text:p text:style-name="P552"><text:span text:style-name="T435"><text:tab/>“</text:span><text:span text:style-name="T436">Y</text:span><text:span text:style-name="T460">ou’re alone in your satisfaction, I’m afraid</text:span><text:span text:style-name="T436">,” Nargund says with the cold indifference of a career misanthrope. “I’m rather content in my solitude. You may ask your questions and then leave, Eidos.”</text:span></text:p>
      <text:p text:style-name="P552"><text:span text:style-name="T436"><text:tab/></text:span><text:span text:style-name="T1752">Jerk.</text:span><text:span text:style-name="T436"> “No, wait! I mean… actually, yeah! That’s exactly what I mean!” she says, frustrations finally boiling over. “I finally get to speak…”</text:span></text:p>
      <text:p text:style-name="P226"><text:tab/>“Think,” he corrects.</text:p>
      <text:p text:style-name="P226"><text:tab/>“…think! Yes, I know! Think! I finally get to have my thoughts heard, and you’re the jackass I have to be heard by?! What is wrong with this place?!”</text:p>
      <text:p text:style-name="P227"><text:tab/>Nargund silently regards for several moments. His eyes reflect a bizarre mixture of vexation and curiosity. “Are those the questions you have for me?”</text:p>
      <text:p text:style-name="P227"><text:tab/>“What?”</text:p>
      <text:p text:style-name="P553"><text:span text:style-name="T436"><text:tab/>He continues, “</text:span><text:span text:style-name="T461">The answers, as I see them, are thus: </text:span><text:span text:style-name="T436">f</text:span><text:span text:style-name="T462">irst, y</text:span><text:span text:style-name="T436">es, it appears that I am the first to hear you directly; </text:span><text:span text:style-name="T462">a</text:span><text:span text:style-name="T436">nd </text:span><text:span text:style-name="T462">second, I ask </text:span><text:span text:style-name="T436">is the place wrong are your expectations simply u</text:span><text:span text:style-name="T462">nfounded</text:span><text:span text:style-name="T436">?”</text:span></text:p>
      <text:p text:style-name="P553"><text:span text:style-name="T436"><text:tab/>“</text:span><text:span text:style-name="T437">You’re an aggravating one, aren’t you?”</text:span></text:p>
      <text:p text:style-name="P554"><text:span text:style-name="T437"><text:tab/>“Your aggravation seems to s</text:span><text:span text:style-name="T463">tem from your</text:span><text:span text:style-name="T437"> betrayed expectations.” </text:span><text:span text:style-name="T465">He shrugs.</text:span><text:span text:style-name="T437"> “Perhaps it’s best if you re-examined why you expected anything o</text:span><text:span text:style-name="T464">ther</text:span><text:span text:style-name="T437"> than what reality has shown itself to be, Eidos. </text:span><text:span text:style-name="T438">Now, </text:span><text:span text:style-name="T466">if </text:span><text:span text:style-name="T438">have you n</text:span><text:span text:style-name="T466">o </text:span><text:span text:style-name="T438">more questions, I’</text:span><text:span text:style-name="T466">ll</text:span><text:span text:style-name="T438"> get back to my gardening.” </text:span></text:p>
      <text:p text:style-name="P554"><text:span text:style-name="T438"><text:tab/>Eidos stops. Her Self begins to contemplate what her expectations are and why she should have them.</text:span><text:span text:style-name="T1753"> I’m not sure.</text:span><text:span text:style-name="T438"> “I guess I have no reason to believe it should be anything other than what it is.” An epiphany. “I just wish it weren’t like this.”</text:span></text:p>
      <text:p text:style-name="P554"><text:span text:style-name="T438"><text:tab/></text:span><text:span text:style-name="T439">Regret and sympathy speaking through him</text:span><text:span text:style-name="T438">, </text:span><text:span text:style-name="T439">Nargund muses,</text:span><text:span text:style-name="T438"> “A</text:span><text:span text:style-name="T440">t some point or another, w</text:span><text:span text:style-name="T438">e all wish for things that aren’t.”</text:span></text:p>
      <text:p text:style-name="P555"><text:span text:style-name="T438"><text:tab/></text:span><text:span text:style-name="T439">Feeling the weight of expectation slide from her Self, Eidos inquires, “So, I can ask questions, then, right?”</text:span></text:p>
      <text:p text:style-name="P228"><text:tab/>“Indeed.”</text:p>
      <text:p text:style-name="P555"><text:span text:style-name="T439"><text:tab/></text:span><text:span text:style-name="T441">“How many questions?”</text:span></text:p>
      <text:p text:style-name="P555"><text:span text:style-name="T441"><text:tab/>“</text:span><text:span text:style-name="T442">As many as pleases you, </text:span><text:span text:style-name="T443">Eidos, </text:span><text:span text:style-name="T442">but recall that a flower needs a precise volume of water to grow. Too little dries it; too much drowns i</text:span><text:span text:style-name="T443">t;</text:span><text:span text:style-name="T442"> both </text:span><text:span text:style-name="T467">extremes</text:span><text:span text:style-name="T442"> kill it.”</text:span></text:p>
      <text:p text:style-name="P556"><text:span text:style-name="T442"><text:tab/></text:span><text:span text:style-name="T444">W</text:span><text:span text:style-name="T468">ith a nod of understanding, she continues,</text:span><text:span text:style-name="T444"> “Fine. First, why do you know my name?”</text:span></text:p>
      <text:p text:style-name="P556"><text:span text:style-name="T444"><text:tab/>“</text:span><text:span text:style-name="T445">I know the names of most all things. If it has been thought, I’ve likely heard it.”</text:span></text:p>
      <text:p text:style-name="P229"><text:tab/>“So you read thoughts?”</text:p>
      <text:p text:style-name="P229"><text:tab/>“I interpret thoughts.”</text:p>
      <text:p text:style-name="P556"><text:span text:style-name="T445"><text:tab/>“What’s the difference?” </text:span><text:span text:style-name="T446">she asks, irritated by the overly simplistic answers.</text:span></text:p>
      <text:p text:style-name="P229"><text:tab/>“When you see a word, do you know its meaning or just its name?”</text:p>
      <text:p text:style-name="P556"><text:span text:style-name="T445"><text:tab/>“Both?” </text:span><text:span text:style-name="T446">exasperation creeps into her voice.</text:span></text:p>
      <text:p text:style-name="P230"><text:tab/>“What then does ‘throniran’ mean?”</text:p>
      <text:p text:style-name="P557"><text:span text:style-name="T445"><text:tab/>“…I don’t know. </text:span><text:span text:style-name="T446">But I bet you just made it up right now, didn’t you?!</text:span><text:span text:style-name="T445">”</text:span></text:p>
      <text:p text:style-name="P557"><text:span text:style-name="T445"><text:tab/></text:span><text:span text:style-name="T447">With cool detachment, he counters, “Aren’t all words made up?”</text:span></text:p>
      <text:p text:style-name="P231"><text:tab/>“How am I supposed to learn anything from your vague answers?!” she snaps.</text:p>
      <text:p text:style-name="P231"><text:soft-page-break/><text:tab/>“Your learning is your own responsibility. Ask the right questions, and suddenly the answers seem obvious.”</text:p>
      <text:p text:style-name="P557"><text:span text:style-name="T444"><text:tab/></text:span><text:span text:style-name="T1754">Argh! Why is it so hard to answer a simple question!?</text:span></text:p>
      <text:p text:style-name="P557"><text:span text:style-name="T448"><text:tab/>“</text:span><text:span text:style-name="T449">It’s not. But as I doubt you’ll be able to ask a simple question of me at the moment, I suggest you return to the Farcaster.” He turns away from her, picking up his shears. “Clearly, more context is required for your truths to be fashioned.” </text:span><text:span text:style-name="T469">He begins snipping.</text:span></text:p>
      <text:p text:style-name="P558"><text:span text:style-name="T2286"><text:tab/></text:span><text:span text:style-name="T1755">Well, I’d love to stay, a</text:span><text:span text:style-name="T1757">nd keep you from boring the trees to death, but I have a village to save</text:span><text:span text:style-name="T1755">! </text:span><text:span text:style-name="T1758">Come on, body; let’s get out of here. </text:span><text:span text:style-name="T450">Feet soon stamp through the forest back towards the river she traced to get here.</text:span></text:p>
      <text:p text:style-name="P45"><text:tab/>While walking back to the Farcaster, the scenery shifts. Leaves spontaneously exchange places, and entire branches disappear. Even groups of trees vanish to the left and reappear to the right. Any sense of familiarity has vanished in this ever-changing labyrinth of trees and shrubs. Yet, even in spite of these chaotic transformations, the right path is always evident—indeed, innate—to her Self, remaining fixed in this maelstrom of growth.<text:tab/></text:p>
      <text:p text:style-name="P559"><text:span text:style-name="T2286"><text:tab/>In short order, the Farcaster appears, waiting patiently in its lonely glade. It again calls, but unlike before, Eidos can now start to pick out individual thoughts. </text:span><text:span text:style-name="T1757">The Farcaster can think?</text:span></text:p>
      <text:p text:style-name="P232"><text:tab/>Stepping upon its silvery seal, her Self quiets the mind and listens.</text:p>
      <text:p text:style-name="P559"><text:span text:style-name="T451"><text:tab/>“Archon status reckoned. Name the will of your travel,”</text:span><text:span text:style-name="T1757"> </text:span><text:span text:style-name="T470">a choir of a thousand voices seem to ask all at once</text:span><text:span text:style-name="T451">.</text:span></text:p>
      <text:p text:style-name="P559"><text:span text:style-name="T451"><text:tab/></text:span><text:span text:style-name="T1759">Well, this is interesting… </text:span><text:span text:style-name="T1757">Send me to the Wellspring, Farcaster.</text:span></text:p>
      <text:p text:style-name="P232"><text:tab/>“Casting Archon essence and shape to Wellspring.”</text:p>
      <text:p text:style-name="P560"><text:span text:style-name="T451"><text:tab/>The words end abruptly, as light envelops her Self, completely isolat</text:span><text:span text:style-name="T452">ing</text:span><text:span text:style-name="T451"> her essence from all else. Here, she is not of physical make; here, </text:span><text:span text:style-name="T452">nothing is.</text:span></text:p>
      <text:p text:style-name="P233"><text:tab/>Consciousness wanes, split into myriad fragments. <text:span text:style-name="T2394">On a stream of light, e</text:span>ach piece now swiftly cours<text:span text:style-name="T2392">es</text:span> toward <text:span text:style-name="T2393">intent’s</text:span> destination.</text:p>
      <text:p text:style-name="P753"><text:span text:style-name="T2288">A</text:span><text:span text:style-name="T2293">n Excursion in Ignorance</text:span></text:p>
      <text:p text:style-name="P304"><text:tab/></text:p>
      <text:p text:style-name="P304"/>
      <text:p text:style-name="P432">__________________________</text:p>
      <text:p text:style-name="P561"><text:span text:style-name="T2146">The W</text:span><text:span text:style-name="T2147">ellspring</text:span><text:span text:style-name="T2146"> – </text:span><text:span text:style-name="T2147">Farcaster Chamber</text:span></text:p>
      <text:p text:style-name="P356"/>
      <text:p text:style-name="P356"/>
      <text:p text:style-name="P561"><text:span text:style-name="T1611"><text:tab/></text:span><text:span text:style-name="T471">Darkness flees with the advent of light. Pure, concentrated, nary a flicker as it rushes out from the Farcaster seal. The process inverts. </text:span><text:span text:style-name="T173">Bones and sinew weave a shell, </text:span><text:span text:style-name="T471">and skin rushes to complete her Falseflesh</text:span><text:span text:style-name="T173"> as </text:span><text:span text:style-name="T471">Eidos is</text:span><text:span text:style-name="T173"> rebuilt from the life-fire of the Nether Edge. </text:span><text:span text:style-name="T471">W</text:span><text:span text:style-name="T173">hen the </text:span><text:span text:style-name="T471">reintegration ends and the </text:span><text:span text:style-name="T173">light dies, </text:span><text:span text:style-name="T471">the murky shadows return and </text:span><text:span text:style-name="T173">Eidos is plunged into the</text:span><text:span text:style-name="T471">ir dark realm</text:span><text:span text:style-name="T173">. She is immediately buffeted from all sides by </text:span><text:span text:style-name="T472">s</text:span><text:span text:style-name="T473">hort-lived</text:span><text:span text:style-name="T472"> </text:span><text:span text:style-name="T173">gusts of wind, driving her from the metallic surface of the Farcaster seal. </text:span><text:span text:style-name="T1760">Okay, not fun. Stop it, wind! </text:span><text:span text:style-name="T473">Her eyes grow accustomed to the chamber’s low light. </text:span><text:span text:style-name="T173">F</text:span><text:span text:style-name="T475">our</text:span><text:span text:style-name="T473"> walls </text:span><text:span text:style-name="T475">shield half</text:span><text:span text:style-name="T473"> a</text:span><text:span text:style-name="T475">n</text:span><text:span text:style-name="T473"> o</text:span><text:span text:style-name="T474">ctagonal</text:span><text:span text:style-name="T473"> chamber, the missing one</text:span><text:span text:style-name="T475">s</text:span><text:span text:style-name="T473"> the source of the recent gales</text:span><text:span text:style-name="T173">.</text:span></text:p>
      <text:p text:style-name="P561"><text:span text:style-name="T173"><text:tab/>Moving forward towards the opening and looking down, she sees tiny pinpoints of light, shimmering within the surface below. They stare at her like </text:span><text:span text:style-name="T474">the </text:span><text:span text:style-name="T173">myriad eyes o</text:span><text:span text:style-name="T474">f curious yet shy onlookers hiding behind dark veils</text:span><text:span text:style-name="T173">. </text:span><text:span text:style-name="T1760">And yet another c</text:span><text:span text:style-name="T1826">reepy</text:span><text:span text:style-name="T1760"> p</text:span><text:span text:style-name="T1827">lace</text:span><text:span text:style-name="T1760">. </text:span><text:span text:style-name="T173">Yet soon the illusion is dispelled. As Eidos notices their unnatural swaying motion, she sees the reflection for what it is. These are the light</text:span><text:span text:style-name="T602">s</text:span><text:span text:style-name="T173"> of the stars, mischievously misguiding their observers into a reflecting pool. Canting her head skywards, she confirms her suspicions, </text:span><text:span text:style-name="T474">finding </text:span><text:span text:style-name="T173">a band of sky snaking through the canopy of shadows overhead. </text:span><text:span text:style-name="T1760">This place </text:span><text:span text:style-name="T2033">is</text:span><text:span text:style-name="T1760"> scary, yet </text:span><text:span text:style-name="T1828">also, </text:span><text:span text:style-name="T1760">oddly beautiful.</text:span><text:span text:style-name="T475"> She is learning to appreciate the little things.</text:span></text:p>
      <text:p text:style-name="P562"><text:span text:style-name="T2286"><text:tab/>Her eyes adapt quickly to the meager starlight, and the shapes of her surroundings begin to reveal themselves. Eidos stands in a chamber much like the one in which she first awoke. The tiles here may be cracked and broken all about, and the walls may be barren and devoid of all decoration, but the material, and structure are identical to what she witnessed in the Sanctuary. </text:span><text:span text:style-name="T1760">Same builders?</text:span></text:p>
      <text:p text:style-name="P73"><text:tab/>Staring out beyond the missing walls, Eidos soon sees that this room is not the only victim of entropy’s greed; in fact, the building housing the chamber itself has likewise been ripped open by some ancient cataclysm. An immense ravine cuts through the building like a killing blow from Heaven’s sword. </text:p>
      <text:p text:style-name="P563"><text:span text:style-name="T2286"><text:tab/>Behind her, a door but ten paces away breaks the continuity of the walls and leads deeper into the Wellspring. </text:span><text:span text:style-name="T1761">I suppose that’s where I have to go, then.</text:span><text:span text:style-name="T476"> But it holds little interest for her at the moment and she approaches the edge of the ruined chamber now staring out over the ravine. O</text:span><text:span text:style-name="T603">nce there, a</text:span><text:span text:style-name="T476"> mischievous wind a</text:span><text:span text:style-name="T603">gain </text:span><text:span text:style-name="T476">seeks to off-balance the intrepid explorer, but this time Eidos is prepared. She roots herself firmly a</text:span><text:span text:style-name="T477">nd </text:span><text:span text:style-name="T604">thus, </text:span><text:span text:style-name="T477">only</text:span><text:span text:style-name="T476"> her travel robe is whipped about.</text:span></text:p>
      <text:p text:style-name="P563"><text:span text:style-name="T476"><text:tab/>Her eyes, now fully adjusted to the lonely starlight above, spot the reflective surface of another rockface at the far side of this expansive ravine. </text:span><text:span text:style-name="T1762">The missing side? What could’ve broken a building in two? </text:span><text:span text:style-name="T478">Though too dark to tell for sure, she thinks she spots four more walls on the opposite side.</text:span></text:p>
      <text:p text:style-name="P564"><text:span text:style-name="T476"><text:tab/>Suddenly, Eidos feels a familiar presence. Engraved into a smooth stone pedestal near her, a Glyph g</text:span><text:span text:style-name="T485">azes</text:span><text:span text:style-name="T476"> up at the starlit sky. </text:span><text:span text:style-name="T1764">That’s the same Glyph from Khaa’s Sigil. What was it? The Sigil of Wulfias?</text:span><text:span text:style-name="T483"> She reaches to touch the pedestal and suddenly </text:span><text:span text:style-name="T484">all thought </text:span><text:span text:style-name="T605">s</text:span><text:span text:style-name="T606">catters</text:span><text:span text:style-name="T484">. </text:span><text:span text:style-name="T485">Staring into the mirror of memory, t</text:span><text:span text:style-name="T476">he r</text:span><text:span text:style-name="T485">eflection</text:span><text:span text:style-name="T476"> of a proud yet penitent mage flashes before her eyes.</text:span></text:p>
      <text:p text:style-name="P234"/>
      <text:p text:style-name="P783"><text:span text:style-name="T476">A single tear for Rikharr traces t</text:span><text:span text:style-name="T480">he mage’s</text:span><text:span text:style-name="T476"> cheek, falling to the cold metal of his </text:span><text:span text:style-name="T479">silver </text:span><text:span text:style-name="T476">throne. The deep spring beneath these ruins cries in sympathy, thus beginning the endless flow now within </text:span><text:span text:style-name="T607">it</text:span><text:span text:style-name="T476">. The flame of life soon flares within the ancient edifice as the mage’s own flame slowly dwindles, slowly wanes, soon becoming nothing but a thin stream of smoke. Very soon, all </text:span><text:soft-page-break/><text:span text:style-name="T476">turns cold and still, as even the memory of the candle itself fades into oblivion…</text:span></text:p>
      <text:p text:style-name="P234"/>
      <text:p text:style-name="P564"><text:span text:style-name="T476"><text:tab/></text:span><text:span text:style-name="T1763">What just happened? For a m</text:span><text:span text:style-name="T1765">oment</text:span><text:span text:style-name="T1763">, I was… someone else. </text:span><text:span text:style-name="T476">Eidos wipes the tears she only now realizes stream down her face. S</text:span><text:span text:style-name="T481">he r</text:span><text:span text:style-name="T476">emembers lives of the past, <text:s/>l</text:span><text:span text:style-name="T608">ives</text:span><text:span text:style-name="T476"> yet to come, lives she must live, </text:span><text:span text:style-name="T609">all</text:span><text:span text:style-name="T476"> very much her own, </text:span><text:span text:style-name="T482">and</text:span><text:span text:style-name="T476"> yet as foreign and as insubstantial as a dream.</text:span></text:p>
      <text:p text:style-name="P565"><text:span text:style-name="T476"><text:tab/></text:span><text:span text:style-name="T486">Her hand yet grips the pedestal, and instinct compels her to palm its companion Sigil. </text:span><text:span text:style-name="T414">Instinct becomes will, will then becoming thought. An image slowly forms, burning out lines from the void. A circle manifests, weaving an intricate tapestry of lines, never crossing, as they traverse dimensions linking paths among them. And soon, the Glyph from t</text:span><text:span text:style-name="T487">he</text:span><text:span text:style-name="T414"> Sigil </text:span><text:span text:style-name="T487">of Wulfias</text:span><text:span text:style-name="T414"> is fully formed, completing the reaction.</text:span></text:p>
      <text:p text:style-name="P234"><text:tab/>The far side of the ravine burns a cold violet as a cloudstone near it springs to life. Responding to her will, the pedestal pulls the glowing stone towards her. Slowly it crawls its way through the emptiness, and soon the violet haze of the floating platform reaches the edge of the chamber, ready for Eidos to ride it across.</text:p>
      <text:p text:style-name="P564"><text:span text:style-name="T476"><text:tab/>Stepping onto the ancient device, Eidos half fears it will fall, casting her down into the shimmering abyss below. </text:span><text:span text:style-name="T1766">Yes, but then again, I’m constantly worried that this world is trying to kill me, </text:span><text:span text:style-name="T1829">so…</text:span><text:span text:style-name="T1766"> </text:span><text:span text:style-name="T476">The pool with its t</text:span><text:span text:style-name="T610">housand</text:span><text:span text:style-name="T476"> eyes seems to stare in anticipation of her descent. </text:span><text:span text:style-name="T1767">But then again—again</text:span><text:span text:style-name="T1830">(?)—</text:span><text:span text:style-name="T1767">I’ve </text:span><text:span text:style-name="T1830">really </text:span><text:span text:style-name="T1767">only died once </text:span><text:span text:style-name="T1831">before</text:span><text:span text:style-name="T1767">. </text:span><text:span text:style-name="T1768">And it wasn’t that bad.</text:span><text:span text:style-name="T489"> </text:span><text:span text:style-name="T490">Growing comfortable with her situation, Eidos resolves to p</text:span><text:span text:style-name="T491">roceed</text:span><text:span text:style-name="T490">.</text:span></text:p>
      <text:p text:style-name="P564"><text:span text:style-name="T490"><text:tab/>Suddenly, the cloudstone lurches forward, jolting Eidos off balance. </text:span><text:span text:style-name="T1769">Argh, dammit! </text:span><text:span text:style-name="T490">Crouching low, she quickly adjusts to the new direction of motion and realigns herself as the levitating platform glides across the ravine.</text:span></text:p>
      <text:p text:style-name="P564"><text:span text:style-name="T476"><text:tab/>Gripping the edge and peering over the side, she now sees the truly gargantuan extent of the rift’s breadth and depth. So wide an arrow loosed across it would never reach the other side; so deep the arrow would pierce the water e</text:span><text:span text:style-name="T492">rect</text:span><text:span text:style-name="T476">. The platform’s slow pace likewise allows her to get a better view of the s</text:span><text:span text:style-name="T494">tarry</text:span><text:span text:style-name="T476"> sky above. As she deeply inhales the chill </text:span><text:span text:style-name="T493">night </text:span><text:span text:style-name="T476">air, it feels as though time slows to a near halt, moments now measured only by the space between her own awestruck breaths.</text:span></text:p>
      <text:p text:style-name="P564"><text:span text:style-name="T476"><text:tab/>But as all moments must, this moment </text:span><text:span text:style-name="T495">of tranquility </text:span><text:span text:style-name="T476">a</text:span><text:span text:style-name="T611">lso</text:span><text:span text:style-name="T476"> passes, and Eidos sees that she has safely reached the other side.</text:span><text:span text:style-name="T1761"> </text:span><text:span text:style-name="T1832">Well, t</text:span><text:span text:style-name="T1771">hat was nice. </text:span><text:span text:style-name="T1770">B</text:span><text:span text:style-name="T1771">ut, </text:span><text:span text:style-name="T1833">now </text:span><text:span text:style-name="T1771">it’s b</text:span><text:span text:style-name="T1770">ack to narrowly avoiding death.</text:span><text:span text:style-name="T1761"> </text:span><text:span text:style-name="T476">The landing on this side is much the same as the one she left behind. The entrance to another chamber warmly invites her in, l</text:span><text:span text:style-name="T612">ike</text:span><text:span text:style-name="T476"> an old friend. </text:span><text:span text:style-name="T1772">That’s where I go. I mean you’re not going to bring me all the way here just </text:span><text:span text:style-name="T1834">to</text:span><text:span text:style-name="T1772"> send me back, right body?</text:span></text:p>
      <text:p text:style-name="P564"><text:span text:style-name="T496"><text:tab/>She hesitates, </text:span><text:span text:style-name="T1772">Oh, come on!,</text:span><text:span text:style-name="T496"> finally stepping from the platform and moving towards the door.</text:span></text:p>
      <text:p text:style-name="P305"><text:tab/></text:p>
      <text:p text:style-name="P305"/>
      <text:p text:style-name="P433">________________________</text:p>
      <text:p text:style-name="P568"><text:span text:style-name="T2146">The W</text:span><text:span text:style-name="T2147">ellspring</text:span><text:span text:style-name="T2146"> – </text:span><text:span text:style-name="T2147">T</text:span><text:span text:style-name="T2148">he Silver S</text:span><text:span text:style-name="T2149">hrine</text:span></text:p>
      <text:p text:style-name="P357"/>
      <text:p text:style-name="P357"/>
      <text:p text:style-name="P568"><text:span text:style-name="T1611"><text:tab/></text:span><text:span text:style-name="T471">L</text:span><text:span text:style-name="T497">ight appears to be in short supply</text:span><text:span text:style-name="T471">. </text:span><text:span text:style-name="T1773">Maybe it has to do with the incident? </text:span><text:span text:style-name="T471">What </text:span><text:span text:style-name="T497">little </text:span><text:span text:style-name="T471">aid Eidos’ strained eyes do receive bleeds in from </text:span><text:span text:style-name="T497">large </text:span><text:span text:style-name="T471">gashes in the domed ceiling far above. H</text:span><text:span text:style-name="T497">owever, th</text:span><text:span text:style-name="T498">ose</text:span><text:span text:style-name="T497"> e</text:span><text:span text:style-name="T471">xpose</text:span><text:span text:style-name="T497">d</text:span><text:span text:style-name="T471"> patches of starlight burned in the midnight sky </text:span><text:span text:style-name="T497">rain down enough of their bounty to make out the shapes and sizes of all objects within the chamber</text:span><text:span text:style-name="T471">. While the stars were </text:span><text:span text:style-name="T498">m</text:span><text:span text:style-name="T499">yriad</text:span><text:span text:style-name="T471"> fireflies in the great abyss of the </text:span><text:span text:style-name="T613">r</text:span><text:span text:style-name="T471">avine, here their power </text:span><text:span text:style-name="T500">is blurred</text:span><text:span text:style-name="T498">, </text:span><text:span text:style-name="T500">distorted, and yet u</text:span><text:span text:style-name="T502">nified</text:span><text:span text:style-name="T471">. The</text:span><text:span text:style-name="T501">ir</text:span><text:span text:style-name="T471"> ambient glow seems to coalesce around a shining silver t</text:span><text:span text:style-name="T503">hrone</text:span><text:span text:style-name="T471">, as i</text:span><text:span text:style-name="T614">f</text:span><text:span text:style-name="T471"> it wore a shroud woven from spiraling flecks of mist and light.</text:span></text:p>
      <text:p text:style-name="P76"><text:soft-page-break/><text:tab/>This room is a strange concoction of ruin and ritual, accident and artifice. The floor gently crackles with her every step as though eggshells lined her path. Looking down, Eidos notes that the floor was once made of titanic slabs of stone, each perhaps twice as wide as she is tall and half again as long, yet all are now shattered. Within each slab, countless cracks spread out like spiderwebs from focused wounds.</text:p>
      <text:p text:style-name="P76"><text:tab/>Gaze again shifting skywards, Eidos observes that the many dark panes of the ceiling mirror the ground in their destruction. Nearly all are marred by countless fractures streaking across their surfaces like sparks frozen in time.</text:p>
      <text:p text:style-name="P18"><text:tab/>Yet, the room’s utter ruin stands in stark opposition to its centerpiece. The metallic throne abates the encroaching pandemonium, a defiant rock standing amid <text:span text:style-name="T2416">the </text:span>crashing waves of entropy. It is surrounded by clay vessels of water, eight in number. From these eight points, white chalk radiates outward, marking a spiraling pathway through the chamber. The line connects each impact point to the central throne, octagons within squares within circles surrounding each point. Unlit candles have been placed along this path and the smell of incense still lingers in the air.</text:p>
      <text:p text:style-name="P598"><text:span text:style-name="T2286"><text:tab/>The perfection and symmetry given to these tracings battle Nature’s tendency toward anarchy, serving as an imposition of order upon chaos, stability upon uncertainty. </text:span><text:span text:style-name="T1774">Sure </text:span><text:span text:style-name="T1775">is… artistic…</text:span><text:span text:style-name="T1774"> But what </text:span><text:span text:style-name="T1835">could’ve</text:span><text:span text:style-name="T1774"> caused this? It had to be before the </text:span><text:span text:style-name="T1836">recent </text:span><text:span text:style-name="T1774">incident, otherwise how would they have drawn out all of this nonsense in the first place?</text:span></text:p>
      <text:p text:style-name="P599"><text:span text:style-name="T504"><text:tab/>Eidos carefully steps across the cracking surface and over the designs, momentarily darkening the shimmering glow of reflected starlight as though she were a storm cloud blotting out the sun. The silvered throne appears to blur as she draws nearer and clarity eludes her vision, despite conquering physical distance. The surface l</text:span><text:span text:style-name="T616">ooks</text:span><text:span text:style-name="T615"> slightly</text:span><text:span text:style-name="T504"> melted, as if it had once been exposed to intense heat.</text:span></text:p>
      <text:p text:style-name="P599"><text:span text:style-name="T504"><text:tab/>An irresistible urge to sit upon the chair emerges, </text:span><text:span text:style-name="T505">and </text:span><text:span text:style-name="T504">without understanding why, she sits. </text:span><text:span text:style-name="T1776">Ok, get ready for another bizarre experience, E</text:span><text:span text:style-name="T1837">idos</text:span><text:span text:style-name="T1776">. </text:span><text:span text:style-name="T504">All about her, lingering whisper</text:span><text:span text:style-name="T617">s</text:span><text:span text:style-name="T504"> echo, yet she does not feel the vibrations of a physical sound. The whisper</text:span><text:span text:style-name="T618">s</text:span><text:span text:style-name="T504"> crescendo through the power of mechanisms unseen until language emerges.<text:tab/></text:span></text:p>
      <text:p text:style-name="P599"><text:span text:style-name="T504"><text:tab/>“</text:span><text:span text:style-name="T507">onWulfiaskuarchonohreckish,” a thousand voices seem to chant at once. “onvadohnashleerish. onfuokarrohvanish. onGurgadonugokohnashshonzhaiish.. onGulgannawahidhvashonzhaiish…”</text:span></text:p>
      <text:p text:style-name="P77"><text:span text:style-name="T507"><text:tab/></text:span><text:span text:style-name="T1777">This sounds just like the sentry back in the Sanctuary!</text:span></text:p>
      <text:p text:style-name="P246"><text:tab/>“onkarroh.. vanish…” sing the myriad voices, fading abruptly at the end. “ibdormohsuoh.. ibnashreckish.. sohdormish…”</text:p>
      <text:p text:style-name="P246"><text:tab/>Then, <text:span text:style-name="T2438">only </text:span>silence.</text:p>
      <text:p text:style-name="P599"><text:span text:style-name="T504"><text:tab/></text:span><text:span text:style-name="T506">Eidos rises, leaving the throne and its ghostly cho</text:span><text:span text:style-name="T619">i</text:span><text:span text:style-name="T506">r. </text:span><text:span text:style-name="T1778">I really need to learn whatever language it is they’re speaking. </text:span><text:span text:style-name="T504">Looking to the left, Eidos sees a metal</text:span><text:span text:style-name="T620">lic</text:span><text:span text:style-name="T504"> gate, composed of thousands of interlocking plates like the scales of a forged serpent. It may once have been a mechanical marvel, but it now stands immobile, frozen in time and laying bare its secrets. The semi-circular tunnel beyond it is wide enough to fit fifty men abreast. </text:span><text:span text:style-name="T621">To the right, a nearly identical gate resides. </text:span><text:span text:style-name="T508">T</text:span><text:span text:style-name="T622">his</text:span><text:span text:style-name="T508"> twin </text:span><text:span text:style-name="T504">is of similar composition, </text:span><text:span text:style-name="T509">but unli</text:span><text:span text:style-name="T622">ke</text:span><text:span text:style-name="T509"> its candid brother, this gate is</text:span><text:span text:style-name="T504"> sealed shut.</text:span></text:p>
      <text:p text:style-name="P77"><text:span text:style-name="T504"><text:tab/>Walking past the threshold </text:span><text:span text:style-name="T510">of the open gate</text:span><text:span text:style-name="T504">, the air becomes murky and suffocating. While the previous area carried the scent of incense, this place reeks of it. The smell and murk become ever denser until it </text:span><text:span text:style-name="T623">is </text:span><text:span text:style-name="T504">as if she were walking through a fog. </text:span><text:span text:style-name="T511">Still, she moves forward into the passageway beyond.</text:span></text:p>
      <text:p text:style-name="P309"><text:tab/></text:p>
      <text:p text:style-name="P309"/>
      <text:p text:style-name="P462">________________________</text:p>
      <text:p text:style-name="P600"><text:span text:style-name="T2146">The W</text:span><text:span text:style-name="T2147">ellspring</text:span><text:span text:style-name="T2146"> – </text:span><text:span text:style-name="T2147">G</text:span><text:span text:style-name="T2176">urgadon’s Sanctum</text:span></text:p>
      <text:p text:style-name="P386"/>
      <text:p text:style-name="P386"><text:soft-page-break/></text:p>
      <text:p text:style-name="P600"><text:span text:style-name="T1611"><text:tab/></text:span><text:span text:style-name="T497">As Eidos reaches the end of the passage, the sporadic reflections of metal sparkle at her arrival. She now stands in a chamber built up of a great many walls rising around her in the shape of an irregular orb. Each wall appears to be a five-sided surface, though thick clouds of incense smoke make their exact number difficult to determine. Here too, stars peek through small cracks in the ceiling, but the rays are diffused by the stale, s</text:span><text:span text:style-name="T512">moky</text:span><text:span text:style-name="T497"> vapors.</text:span></text:p>
      <text:p text:style-name="P599"><text:span text:style-name="T504"><text:tab/>Searching through the haze, Eidos observes that the smoke a</text:span><text:span text:style-name="T513">rises from </text:span><text:span text:style-name="T504">the p</text:span><text:span text:style-name="T514">ast</text:span><text:span text:style-name="T504"> exhalation</text:span><text:span text:style-name="T514">s</text:span><text:span text:style-name="T504"> of five braziers, </text:span><text:span text:style-name="T514">one</text:span><text:span text:style-name="T504"> in each of the floor’s corners. Only the slightest hint of red </text:span><text:span text:style-name="T514">abides </text:span><text:span text:style-name="T504">within them to hint at their dying embers. They surround a great mass at the chamber’s center, a heap of material indistinct in the gloom. Traced white chalk patterns adorn the floor, as </text:span><text:span text:style-name="T515">they did </text:span><text:span text:style-name="T504">in the Silver Shrine whence she came, yet the </text:span><text:span text:style-name="T516">relative</text:span><text:span text:style-name="T504"> lack of luminescence renders them dull and lifeless by comparison.</text:span></text:p>
      <text:p text:style-name="P18"><text:tab/>Unlit candles likewise dot the landscape, surrounding mounds of glass shards at various points in the spiraling patterns. Bowls of sacrifice have been placed upon these shards, though they seem to lie empty. The source of the glass becomes apparent as Eidos turns her gaze to the walls and ceiling. The entire area is studded with large crystalline mounds, most broken and ruined.</text:p>
      <text:p text:style-name="P18"><text:tab/>At last, Eidos reaches the center of the room, just as her eyes adjust to the murky haze. What light does shine into this chamber is reflected off the lightly dusted, massive cobalt mound resting before her.</text:p>
      <text:p text:style-name="P598"><text:span text:style-name="T2286"><text:tab/>She squints to focus her vision in an effort to discern the nature of this metallic heap. In time, her mind brings the details into focus and comes to the startling realization that she is gazing into the lifeless eye of a once-animated behemoth. </text:span><text:span text:style-name="T1779">Aaahhhh! </text:span><text:span text:style-name="T2286">She leaps back in surprise before steadying herself. The mound is of tremendous size, dwarfing her many times over. </text:span><text:span text:style-name="T1780">What is that thing!? </text:span><text:span text:style-name="T2286">Though it may have been mighty in life, this inert monstrosity now poses no threat. </text:span><text:span text:style-name="T1781">What am I saying? It’s just one of the thousands of dangerous things I keep bumping into. At least it’s not alive anymore.</text:span></text:p>
      <text:p text:style-name="P598"><text:span text:style-name="T517"><text:tab/>Composure regained, Eidos begins to circle the body, noticing numerous </text:span><text:span text:style-name="T519">dimly glowing, </text:span><text:span text:style-name="T518">green </text:span><text:span text:style-name="T517">gashes marring the corpse’s metal carapace. </text:span><text:span text:style-name="T1783">Don’t tell me </text:span><text:span text:style-name="T1782">Luin </text:span><text:span text:style-name="T1783">killed this thing, too</text:span><text:span text:style-name="T1782">?! </text:span><text:span text:style-name="T1783">W</text:span><text:span text:style-name="T1784">ell, at least he’s on my side…</text:span><text:span text:style-name="T1782"> </text:span><text:span text:style-name="T517">While the chamber is too dark to look inside the wounds with any semblance of clarity, it appears that the cobalt plating is not hollow but an armored skin protecting something inorganic within. She walks for minutes until finally coming back around to what must have been its gargantuan head. Here a puncture wound piercing it from jaw to crown leaks a cerulean ichor, still wet to the touch… </text:span><text:span text:style-name="T1785">And here we are touching things we shouldn’t be touching again. I hate that I can recognize this stuff by feel… gross, it’s basically sentry blood. So was this thing also a sentry?</text:span></text:p>
      <text:p text:style-name="P598"><text:span text:style-name="T520"><text:tab/>But this is all she can determine from her current investigations and now is left with no other options but to return whence she entered. </text:span><text:span text:style-name="T1786">All right, time to go, body.</text:span></text:p>
      <text:p text:style-name="P310"/>
      <text:p text:style-name="P310"/>
      <text:p text:style-name="P463">____________________</text:p>
      <text:p text:style-name="P601"><text:span text:style-name="T2146">The W</text:span><text:span text:style-name="T2147">ellspring</text:span><text:span text:style-name="T2146"> – </text:span><text:span text:style-name="T2147">T</text:span><text:span text:style-name="T2177">he Ravine</text:span></text:p>
      <text:p text:style-name="P387"/>
      <text:p text:style-name="P387"/>
      <text:p text:style-name="P602"><text:span text:style-name="T1611"><text:tab/></text:span><text:span text:style-name="T497">Eidos </text:span><text:span text:style-name="T521">makes her way back to the cloudstone that brought her here, careful not to disturb any of the s</text:span><text:span text:style-name="T693">crupulously</text:span><text:span text:style-name="T521"> arranged items of worship. </text:span><text:span text:style-name="T522">Upon reaching the ravine, she m</text:span><text:span text:style-name="T694">ounts</text:span><text:span text:style-name="T522"> t</text:span><text:span text:style-name="T694">he </text:span><text:span text:style-name="T522">floating c</text:span><text:span text:style-name="T695">loudstone</text:span><text:span text:style-name="T522">, this time prepared for the lurch, </text:span><text:span text:style-name="T523">and off she goes.</text:span></text:p>
      <text:p text:style-name="P602"><text:span text:style-name="T497"><text:tab/></text:span><text:span text:style-name="T524">S</text:span><text:span text:style-name="T525">oon s</text:span><text:span text:style-name="T524">he </text:span><text:span text:style-name="T525">is</text:span><text:span text:style-name="T524"> </text:span><text:span text:style-name="T497">soar</text:span><text:span text:style-name="T525">ing</text:span><text:span text:style-name="T497"> across the e</text:span><text:span text:style-name="T526">xpanse</text:span><text:span text:style-name="T497">, attention n</text:span><text:span text:style-name="T1018">ow locked </text:span><text:span text:style-name="T1019">on </text:span><text:span text:style-name="T497">the sights below. The </text:span><text:span text:style-name="T527">downward </text:span><text:span text:style-name="T497">distance between her and that of the pooled water is staggering. Were it not for the stars reflected upon its rippling, glassy surface, Eidos would see nothing but an endless void.</text:span></text:p>
      <text:p text:style-name="P601"><text:soft-page-break/><text:span text:style-name="T497"><text:tab/>Suddenly, the abyss within seems to resonate with the one below, calling out to her. A vision of casting herself from the platform seizes her with vivid clarity. </text:span><text:span text:style-name="T1773">No</text:span><text:span text:style-name="T1860">, not going to jump</text:span><text:span text:style-name="T1787">!</text:span><text:span text:style-name="T1773"> </text:span><text:span text:style-name="T497">She can see herself crashing into the void and joining in its solitude, becoming nothing in its all-encompassing embrace. </text:span><text:span text:style-name="T1788">Now don’t do anything rash, body! </text:span><text:span text:style-name="T497">A powerful desire to peer into this tenebrous patch of midnight wraps its tendrils around h</text:span><text:span text:style-name="T696">er</text:span><text:span text:style-name="T497">, guiding her to look upon on the other side of death. </text:span><text:span text:style-name="T1788">Look, I can’t die, but that doesn’t mean it doesn’t hurt when I get killed!</text:span></text:p>
      <text:p text:style-name="P601"><text:span text:style-name="T528"><text:tab/>As quickly as it came, the moment passes. </text:span><text:span text:style-name="T1789">Why do you enjoy scaring me like that, body? </text:span><text:span text:style-name="T528">The promise of maturity has been fulfilled and her darkest moment yet is now a thing of the past. By the time she can regain her bearings, she has already arrived at the Farcaster side of the ravine. </text:span><text:span text:style-name="T1790">Great, now let’s not think about death and try walking through the door on this side, shall we?</text:span></text:p>
      <text:p text:style-name="P603"><text:span text:style-name="T529"><text:tab/></text:span><text:span text:style-name="T24">She steps off of the cloudstone and proceeds through the doorway entering deeper into the Wellspring. </text:span><text:span text:style-name="T1791">Good, now I just need to find out where I can release the water… Probably should have asked Khaa that… Oh, well.</text:span></text:p>
      <text:p text:style-name="P311"/>
      <text:p text:style-name="P311"/>
      <text:p text:style-name="P464">___________________</text:p>
      <text:p text:style-name="P608"><text:span text:style-name="T2146">The W</text:span><text:span text:style-name="T2147">ellspring</text:span><text:span text:style-name="T2146"> – </text:span><text:span text:style-name="T2147">T</text:span><text:span text:style-name="T2177">he C</text:span><text:span text:style-name="T2178">age</text:span></text:p>
      <text:p text:style-name="P388"/>
      <text:p text:style-name="P388"/>
      <text:p text:style-name="P604"><text:span text:style-name="T1611"><text:tab/></text:span><text:span text:style-name="T497">The howling winds turn to inaudible whimpers as Eidos enters a narrow corridor. Lichen crawling across the stonework belies the apparent age and relative disuse of this area. She slips at closely spaced intervals, stubbornly refusing to fall in spite of the slick lichen’s best efforts. Before long, however, dust begins to coat the floor in thin films, making the path slightly less treacherous. While the corridor is dark at first, the promise of light shines from a door some fifty paces beyond.</text:span></text:p>
      <text:p text:style-name="P609"><text:span text:style-name="T497"><text:tab/>The threshold transports h</text:span><text:span text:style-name="T534">er</text:span><text:span text:style-name="T497"> into a dimly lit chamber. Sconces embedded in the walls bathe the room in soft, amber light, revealing finely carved support structures. T</text:span><text:span text:style-name="T530">he</text:span><text:span text:style-name="T497"> fluted columns and scrollwork </text:span><text:span text:style-name="T530">adorning the structures ha</text:span><text:span text:style-name="T531">ve</text:span><text:span text:style-name="T530"> been </text:span><text:span text:style-name="T497">aged by the </text:span><text:span text:style-name="T532">persisten</text:span><text:span text:style-name="T533">ce of the</text:span><text:span text:style-name="T532"> </text:span><text:span text:style-name="T497">damp winds, </text:span><text:span text:style-name="T530">the same ones</text:span><text:span text:style-name="T497"> silently creeping down the corridor in pursuit of Eidos.</text:span></text:p>
      <text:p text:style-name="P609"><text:span text:style-name="T497"><text:tab/>The room is dominated by a mechanical device, an open cage on a raised platform at the center of the room. Not far from where she stands, Eidos likewise spies a raised font, or stone pedestal of some sort. </text:span><text:span text:style-name="T1792">Exactly the same as the one near the ravine… must control that cage thing over there.</text:span></text:p>
      <text:p text:style-name="P609"><text:span text:style-name="T536"><text:tab/>Eidos </text:span><text:span text:style-name="T535">first </text:span><text:span text:style-name="T536">approaches the cage. A visual distortion warps the space within. The air shimmers and swirls, coalescing into a pale, blue humanoid form. Balled up and floating mid air, it spins, limbs unfolding and eyelids opening, </text:span><text:span text:style-name="T537">revealing a</text:span><text:span text:style-name="T536"> pair of glowing eyes—as amber as the crystalline light within the room—peek</text:span><text:span text:style-name="T537">ing</text:span><text:span text:style-name="T536"> out from beneath a crimson hood.</text:span></text:p>
      <text:p text:style-name="P609"><text:span text:style-name="T536"><text:tab/>The elegant and terrifying form of a nearly naked woman now hovers m</text:span><text:span text:style-name="T539">idair</text:span><text:span text:style-name="T536">, suspended within the cage as if in water. The tendrils of her long, red hair snake and writhe about with uncanny slowness. A</text:span><text:span text:style-name="T538">nd w</text:span><text:span text:style-name="T536">hat once appeared to be a hood atop her head, Eidos now sees as merely an extension of the creature’s prehensile hair.</text:span></text:p>
      <text:p text:style-name="P18"><text:tab/>At the mere thought of approach, the female reacts. The speed of the creature’s movement increases. Its eyes glow with a richer, golden incandescence. Motes of light flicker within its pearlescent skin, floating in the creature <text:span text:style-name="T2417">just </text:span>as it floats in the cage. The ambient light within the room seems to wax as though overpowered and absorbed, the creature’s luminescent intensity inversely mirroring it. <text:span text:style-name="T1793">This can’t be good… </text:span></text:p>
      <text:p text:style-name="P78"><text:tab/>Eidos hears a voice, echoing within her mind. Faint and elusive, it more closely resembles the incomplete recollection of a melody than speech. She listens, carefully, seeking the pattern within the <text:soft-page-break/>melody. She hears no words, only humming and buzzing, waves of emotion both consistent and evolving.</text:p>
      <text:p text:style-name="P78"><text:tab/>Parsing the signs and signifiers, Eidos suddenly has a flash of insight—the creature does not speak; it simply emotes; and it appears to eagerly anticipate Eidos’ approach… <text:span text:style-name="T1794">Whereas I eagerly anticipate my retreat.</text:span></text:p>
      <text:p text:style-name="P610"><text:span text:style-name="T540"><text:tab/></text:span><text:span text:style-name="T541">Sensing danger, Eidos retreats to the pedestal, hoping to avoid conflict with the specter. Embedded in the center of the pedestal, a shining, glossy crystal radiates soft amber light. At its core, Eidos spots a thin filament, a pulsating light. She looks deeper; there she sees an image within the flickering spark. A dormant feminine figure, knees curled to her chest, reclines within an invisible barrier; her body is covered only by flowing locks of long, red hair. </text:span><text:span text:style-name="T1795">Okay, so is this her true form or what?</text:span></text:p>
      <text:p text:style-name="P611"><text:span text:style-name="T542"><text:tab/></text:span><text:span text:style-name="T543">Of instinct, Eidos grips the pedestal and the Sigil of Wulfias, as she did near the ravine. </text:span><text:span text:style-name="T414">Instinct becomes will, will then becoming thought. An image slowly forms, burning out lines from the void. A circle manifests, weaving an intricate tapestry of lines, never crossing, as they traverse dimensions linking paths among them. And soon, the Glyph from t</text:span><text:span text:style-name="T487">he</text:span><text:span text:style-name="T414"> Sigil </text:span><text:span text:style-name="T487">of Wulfias</text:span><text:span text:style-name="T414"> is fully formed, completing the reaction.</text:span></text:p>
      <text:p text:style-name="P612"><text:span text:style-name="T543"><text:tab/></text:span><text:span text:style-name="T544">The intellect within the crystal is laid bare. </text:span><text:span text:style-name="T1796">So this is an ‘arclight’… a protector of some sort? </text:span><text:span text:style-name="T544">While its intent to protect this location is clear, the arclight’s thoughts remain unintelligible. </text:span><text:span text:style-name="T1796">Protecting it from what? What exactly did the Dazirans do in here? </text:span><text:span text:style-name="T544">The Sigil now activated, Eidos is shrouded in the cloak of Wulfias’ identity, thus assuming the mantle of Wellspring Archon. The arclight obsequiously bows to its master, only to then vanish into the v</text:span><text:span text:style-name="T545">oid</text:span><text:span text:style-name="T544"> whence it emerged.</text:span></text:p>
      <text:p text:style-name="P612"><text:span text:style-name="T544"><text:tab/></text:span><text:span text:style-name="T546">Again approaching the cage, Eidos can sense the mindshell that manipulates the device. It is a lift for accessing two other levels of the Wellspring—one above and one below. She enters.</text:span><text:span text:style-name="T1797"> </text:span><text:span text:style-name="T1798">Going up! </text:span><text:span text:style-name="T547">As soon as the thought is shaped in her mind, a dumb, formless awareness responds by propelling the metal platform into motion. The clatter of the mechanism becomes almost deafening as the cage rises into an aperture at the top of the ceiling and she is plunged into darkness.</text:span></text:p>
      <text:p text:style-name="P312"/>
      <text:p text:style-name="P312"/>
      <text:p text:style-name="P465">___________________</text:p>
      <text:p text:style-name="P613"><text:span text:style-name="T2146">The W</text:span><text:span text:style-name="T2147">ellspring</text:span><text:span text:style-name="T2146"> – </text:span><text:span text:style-name="T2147">T</text:span><text:span text:style-name="T2177">he M</text:span><text:span text:style-name="T2179">ural Room</text:span></text:p>
      <text:p text:style-name="P389"/>
      <text:p text:style-name="P389"/>
      <text:p text:style-name="P605"><text:span text:style-name="T1611"><text:tab/></text:span><text:span text:style-name="T173">As the cage travels further up the shaft, the darkness slowly gives way to a dim yet variegated glow. When the contraption is pulled passed the lip of the floor above, Eidos witnesses its source. Innumerable crystalline pieces adorn the walls, each one glowing dimly like </text:span><text:span text:style-name="T697">the frozen flames of a thousand candles</text:span><text:span text:style-name="T173">.</text:span></text:p>
      <text:p text:style-name="P614"><text:span text:style-name="T173"><text:tab/>The illumination distracts, however, from the true nature of this rainbow mosaic; crystals upon th</text:span><text:span text:style-name="T552">ree</text:span><text:span text:style-name="T173"> </text:span><text:span text:style-name="T548">of the f</text:span><text:span text:style-name="T552">our </text:span><text:span text:style-name="T173">walls are arranged in what looks to be a collection of smaller images, seeming to relate a series of grand events. While the character and detail of the happenings differ, they appear to have been committed to stone at the same time and by a single artist. The stark contrast of the one wall standing completely d</text:span><text:span text:style-name="T549">evoid</text:span><text:span text:style-name="T173"> of glass and light seems to await a history yet to come.</text:span></text:p>
      <text:p text:style-name="P615"><text:span text:style-name="T173"><text:tab/>The first wall shows a number of folk standing in worship about a circle of stones at whose center is a massive tree. </text:span><text:span text:style-name="T1799">Looks a lot like the one in the Sanctuary archives. </text:span><text:span text:style-name="T173">The branches of this great white M</text:span><text:span text:style-name="T550">uninn</text:span><text:span text:style-name="T173"> host leaves of a vibrant emerald green. Looking closely, Eidos sees that this wall is framed in a matching border of twisting, leafy vines. A blue clad figure s</text:span><text:span text:style-name="T551">its</text:span><text:span text:style-name="T173"> in its branches, bearing a halo or sun-like object in upraised hands.</text:span></text:p>
      <text:p text:style-name="P615"><text:soft-page-break/><text:span text:style-name="T173"><text:tab/>Another image upon the wall depicts three individuals following a gray-hooded figure into a range of mountains. They are followed by two hulking beasts a story tall and twice as long, skinned in plates of shimmering sapphire. </text:span><text:span text:style-name="T1800">Wow! One of those must be that thing I saw near the Silver Throne! Gurga-whatever its name was! </text:span><text:span text:style-name="T1861">Don! Gurgadon!</text:span></text:p>
      <text:p text:style-name="P615"><text:span text:style-name="T173"><text:tab/>The final image on this wall depicts the gray leader and his fellows lying dead, while the image of the blue clad figure stands triumphant. His followers and the armored beasts are drawn in poses of worship and submission before their vanquisher. </text:span><text:span text:style-name="T1801">But what is that all about…?</text:span></text:p>
      <text:p text:style-name="P616"><text:span text:style-name="T552"><text:tab/>The second wall’s first image shows a </text:span><text:span text:style-name="T553">p</text:span><text:span text:style-name="T555">roud woman </text:span><text:span text:style-name="T552">displaying a vibrant emerald spear with many people knelt before he</text:span><text:span text:style-name="T555">r</text:span><text:span text:style-name="T552">, hands widespread in stances of adoration and awe. The blade of the weapon shines bright</text:span><text:span text:style-name="T554">ly, </text:span><text:span text:style-name="T698">reflecting off </text:span><text:span text:style-name="T699">of</text:span><text:span text:style-name="T552"> </text:span><text:span text:style-name="T554">several </text:span><text:span text:style-name="T552">skulls and bones littered across the ground.</text:span></text:p>
      <text:p text:style-name="P616"><text:span text:style-name="T552"><text:tab/>The same individual is shown atop a mountain in battle with one of the hulking, sapphire beasts from the first mural. The result of the combat is clear, with the emerald blade drawing rubies from the beast’s defeated husk. </text:span><text:span text:style-name="T1802">So that’s how it died…</text:span></text:p>
      <text:p text:style-name="P616"><text:span text:style-name="T552"><text:tab/>In the final vignette, gouts of yellow smoke seem to belch forth from its mouth, striking many bystanders dead while the hero</text:span><text:span text:style-name="T555">ine</text:span><text:span text:style-name="T552">’s fate remains </text:span><text:span text:style-name="T700">undepicted</text:span><text:span text:style-name="T552">. However, the leaves of the border look to have withered to a barely luminescent imperial topaz.</text:span></text:p>
      <text:p text:style-name="P617"><text:span text:style-name="T173"><text:tab/>The third wall c</text:span><text:span text:style-name="T556">ontinues the heroine’s saga.</text:span><text:span text:style-name="T173"> </text:span><text:span text:style-name="T1862">So she survived! </text:span><text:span text:style-name="T173">She is locked in combat with a monstrous thing, painted as a horrific fusion of human and animal features, with pale diamond skin bathed in onyx flame. It seems that in response to this struggle, the vines that make up the border are being consumed by the dark fire </text:span><text:span text:style-name="T701">radiating</text:span><text:span text:style-name="T173"> from the abomination.</text:span></text:p>
      <text:p text:style-name="P617"><text:span text:style-name="T173"><text:tab/>Wreathed around this scene is a larger conflict between armed warriors and a horde of emaciated horrors, looking more skeletal than human. </text:span><text:span text:style-name="T703">Everything</text:span><text:span text:style-name="T702"> is</text:span><text:span text:style-name="T173"> illustrated in brutal detail with all the visceral imagery of war. A gold flecked tower is drawn in a state of collapse, </text:span><text:span text:style-name="T557">falling into a canyon. </text:span><text:span text:style-name="T173">N</text:span><text:span text:style-name="T557">earby,</text:span><text:span text:style-name="T173"> obsidian wolves and crows feast upon the corpses of the dead. It seems as though the female champion and her nemesis f</text:span><text:span text:style-name="T558">ollow the golden tower, all of them </text:span><text:span text:style-name="T704">falling</text:span><text:span text:style-name="T173"> into a pitch abyss at the bottom of a canyon, just below a leviathanic bridge.</text:span></text:p>
      <text:p text:style-name="P617"><text:span text:style-name="T173"><text:tab/>However, the final image upon the wall depicts both the hero</text:span><text:span text:style-name="T559">ine</text:span><text:span text:style-name="T173"> and the monster still alive. The lower third of the image shows the adversary in a chamber deep beneath the earth, superimposed over a black void, chained and imprisoned. The heroine is </text:span><text:span text:style-name="T705">shown</text:span><text:span text:style-name="T173"> with her weapon over her shoulder, walking into a desert that fades into the face of the barren stone wall. </text:span><text:span text:style-name="T1803">So, a history… but of what?</text:span></text:p>
      <text:p text:style-name="P617"><text:span text:style-name="T560"><text:tab/></text:span><text:span text:style-name="T561">But a sudden realization comes upon her: she has a task to complete. </text:span><text:span text:style-name="T1804">Oh, yeah, I should go find the water valves.</text:span><text:span text:style-name="T562"> </text:span><text:span text:style-name="T563">And thus, she leaves the mosaics, leaves the exploration, and returns to her duty.</text:span></text:p>
      <text:p text:style-name="P617"><text:span text:style-name="T563"><text:tab/>Entering the cage, she opts to descend to the lower levels. </text:span><text:span text:style-name="T564">Perhaps there, she can find what she seeks. The merest t</text:span><text:span text:style-name="T565">hought</text:span><text:span text:style-name="T564"> o</text:span><text:span text:style-name="T565">f descent </text:span><text:span text:style-name="T564">is answered by the bodiless presence within the crystal, and Eidos is nearly thrown from her feet by the </text:span><text:span text:style-name="T566">cage’s </text:span><text:span text:style-name="T564">sudden movement as it begins to sink into the darkness below.</text:span></text:p>
      <text:p text:style-name="P313"/>
      <text:p text:style-name="P749">A Task Remembered</text:p>
      <text:p text:style-name="P313"/>
      <text:p text:style-name="P466">_____________________</text:p>
      <text:p text:style-name="P618"><text:span text:style-name="T2146">The W</text:span><text:span text:style-name="T2147">ellspring</text:span><text:span text:style-name="T2146"> – </text:span><text:span text:style-name="T2147">T</text:span><text:span text:style-name="T2177">he S</text:span><text:span text:style-name="T2181">criptorium</text:span></text:p>
      <text:p text:style-name="P390"/>
      <text:p text:style-name="P390"/>
      <text:p text:style-name="P618"><text:span text:style-name="T1611"><text:tab/></text:span><text:span text:style-name="T566">The cage gently stops. </text:span><text:span text:style-name="T1805">A nice contrast to its rough starts… </text:span><text:span text:style-name="T570">Amber crystals yet remain here illuminating the modest workspace. Desks dominate the room, numbering well beyond what a mere glance can count. </text:span><text:span text:style-name="T173">T</text:span><text:span text:style-name="T570">he</text:span><text:span text:style-name="T173"> room </text:span><text:span text:style-name="T570">is </text:span><text:span text:style-name="T173">filled with tomes, parchment, pens, and quills. This place looks to be dedicated to reading and copying </text:span><text:span text:style-name="T706">of </text:span><text:span text:style-name="T173">the many volumes that line the shelves along the walls. </text:span><text:span text:style-name="T1805">Would read some of them, but that proved fruitless before, didn’t it?</text:span></text:p>
      <text:p text:style-name="P618"><text:span text:style-name="T173"><text:tab/>Two chambers lead from here, both identified by simple wooden placards placed above their corresponding door frames. One of them reads ‘Living Quarters’, the other claiming ‘Gate of the Heathen’ as its name. </text:span><text:span text:style-name="T1805">How c</text:span><text:span text:style-name="T1807">ome</text:span><text:span text:style-name="T1805"> I can read those, though? </text:span><text:span text:style-name="T173">The contents of these halls are difficult to determine from this location, </text:span><text:span text:style-name="T707">but </text:span><text:span text:style-name="T173">a faint smell of </text:span><text:span text:style-name="T708">spoiled</text:span><text:span text:style-name="T173"> meat permeates the entire area. </text:span><text:span text:style-name="T1806">Lovely.</text:span></text:p>
      <text:p text:style-name="P606"><text:span text:style-name="T567"><text:tab/>Seeing one direction is </text:span><text:span text:style-name="T569">just </text:span><text:span text:style-name="T567">as good as </text:span><text:span text:style-name="T570">the </text:span><text:span text:style-name="T568">other</text:span><text:span text:style-name="T567">, she proceeds towards the Living Quarters.</text:span></text:p>
      <text:p text:style-name="P239"/>
      <text:p text:style-name="P239"/>
      <text:p text:style-name="P469">_________________________</text:p>
      <text:p text:style-name="P627"><text:span text:style-name="T2146">The W</text:span><text:span text:style-name="T2147">ellspring</text:span><text:span text:style-name="T2146"> – </text:span><text:span text:style-name="T2147">T</text:span><text:span text:style-name="T2177">he L</text:span><text:span text:style-name="T2180">i</text:span><text:span text:style-name="T2182">ving Quarters</text:span></text:p>
      <text:p text:style-name="P394"/>
      <text:p text:style-name="P394"/>
      <text:p text:style-name="P607"><text:span text:style-name="T1611"><text:tab/></text:span><text:span text:style-name="T567">Guided solely by her probing hands and feet, Eidos enters the silent darkness of this new chamber—though the </text:span><text:span text:style-name="T710">strengthening of the</text:span><text:span text:style-name="T567"> sour stench of rotting </text:span><text:span text:style-name="T709">meat</text:span><text:span text:style-name="T567"> certainly offers further clues of what to expect.</text:span></text:p>
      <text:p text:style-name="P628"><text:span text:style-name="T567"><text:tab/>Errant streams of subdued light give the three doors of this room an icy glow. The lack of lighting within the chamber, </text:span><text:span text:style-name="T571">however, forces </text:span><text:span text:style-name="T567">her eyes </text:span><text:span text:style-name="T571">to</text:span><text:span text:style-name="T567"> grow attuned to the shadows. What the darkness once concealed is a living area in complete d</text:span><text:span text:style-name="T572">isarray</text:span><text:span text:style-name="T567">. Bedding, chairs, tables, bunks, and tomes have </text:span><text:span text:style-name="T624">all </text:span><text:span text:style-name="T567">been h</text:span><text:span text:style-name="T625">urled</text:span><text:span text:style-name="T567"> across the floor. Walking becomes difficult as a great number of the bunks themselves have been ripped from the walls and splintered into puzzle</text:span><text:span text:style-name="T573">s impossible to reassemble</text:span><text:span text:style-name="T567">.</text:span></text:p>
      <text:p text:style-name="P241"><text:tab/>Eidos’ progress is eventually halted when she comes upon the bodies.<text:span text:style-name="T1488"> </text:span><text:span text:style-name="T1808">Gross, more dead things. I’m guessing it was Luin again.</text:span><text:span text:style-name="T1488"> </text:span>From here to the limits of the room, corpses are strewn about in quantities large enough to populate a small township. <text:span text:style-name="T1809">But </text:span><text:span text:style-name="T1863">if it was Luin, </text:span><text:span text:style-name="T1809">then where’s the green glow? </text:span>The bodies mirror the broken bunks in their numerous unnatural separations. An<text:span text:style-name="T2420">d an</text:span> absolute lack of sound or movement seems to corroborate the suspicion that none survived the slaughter.</text:p>
      <text:p text:style-name="P629"><text:span text:style-name="T547"><text:tab/>Eidos quickly reconfirms the room’s three exits by their pale blue haze before continuing her exploration. </text:span><text:span text:style-name="T1810">Best to know where to run if whatever did this comes back.</text:span><text:span text:style-name="T547"> </text:span><text:span text:style-name="T584">But distance prevents her from reading the placards above them.</text:span></text:p>
      <text:p text:style-name="P629"><text:span text:style-name="T547"><text:tab/>A</text:span><text:span text:style-name="T575">mong the </text:span><text:span text:style-name="T547">corpses and c</text:span><text:span text:style-name="T574">haos</text:span><text:span text:style-name="T547">, she </text:span><text:span text:style-name="T626">also </text:span><text:span text:style-name="T547">d</text:span><text:span text:style-name="T627">etects </text:span><text:span text:style-name="T547">a surprisingly unperturbed desk. A great many papers and documents lay atop, littering the surface of the desk.</text:span></text:p>
      <text:p text:style-name="P612"><text:span text:style-name="T547"><text:tab/></text:span><text:span text:style-name="T576">Eidos moves to examine the bodies. </text:span><text:span text:style-name="T1811">I figured as much. You’re a rather morbid creature, you know that, body?</text:span><text:span text:style-name="T576"> Most folk here don robes s</text:span><text:span text:style-name="T577">lashed and crusted with </text:span><text:span text:style-name="T576">blood. Clean cuts suggest a sharp blade, and precise angles indicate a skilled hand. The lacerations are too numerous and too deep to have been caused by a human weapon, looking more as though they were inflicted by some grotesque, shadowy creature.</text:span><text:span text:style-name="T1811"> </text:span><text:span text:style-name="T1812">W</text:span><text:span text:style-name="T1813">ell, at least I have a grotesque green creature in me </text:span><text:span text:style-name="T1864">as protection</text:span><text:span text:style-name="T1813">…</text:span><text:span text:style-name="T1811"> </text:span><text:span text:style-name="T576">Eidos notices many of the wounds were inflicted upon their backs and sides, as though they were in retreat when cut down.</text:span></text:p>
      <text:p text:style-name="P612"><text:soft-page-break/><text:span text:style-name="T576"><text:tab/></text:span><text:span text:style-name="T578">Climbing over the corpses, careful not to </text:span><text:span text:style-name="T579">further </text:span><text:span text:style-name="T578">d</text:span><text:span text:style-name="T579">esecrate them </text:span><text:span text:style-name="T578">w</text:span><text:span text:style-name="T579">ith her footprints</text:span><text:span text:style-name="T578">, Eidos makes her way to the lone beacon of order among the chaos. </text:span><text:span text:style-name="T711">Upon arrival, s</text:span><text:span text:style-name="T580">he rifles through the documents looking for something she can understand. </text:span><text:span text:style-name="T1814">It’s pointless; I can’t read this stuff…</text:span><text:span text:style-name="T580"> Among the documents, Eidos discovers something interesting regarding Khaa’s recent excavations. </text:span><text:span text:style-name="T1865">Wait! I can read </text:span><text:span text:style-name="T1866">this</text:span><text:span text:style-name="T1865">?! </text:span><text:span text:style-name="T2044">…</text:span><text:span text:style-name="T2046">S</text:span><text:span text:style-name="T2044">o, why some things and not others? </text:span><text:span text:style-name="T1179">Merely</text:span><text:span text:style-name="T580"> by l</text:span><text:span text:style-name="T581">ooking at</text:span><text:span text:style-name="T580"> it, she commits it to memory. </text:span><text:span text:style-name="T1814">Whoa! That’s </text:span><text:span text:style-name="T1815">a </text:span><text:span text:style-name="T1814">neat </text:span><text:span text:style-name="T1815">trick</text:span><text:span text:style-name="T1814">!</text:span></text:p>
      <text:p text:style-name="P240"/>
      <text:p text:style-name="P240"/>
      <text:p text:style-name="P782">EXCAVATION REPORT II</text:p>
      <text:p text:style-name="P785">‘Bestiary of Falitan’</text:p>
      <text:p text:style-name="P785">cr. Art. Falitan of Kabu</text:p>
      <text:p text:style-name="P785"/>
      <text:p text:style-name="P785"><text:tab/>Falitan, artisan of Dazir, and overseer of the New Work of the Honorable Mage Khaa, beloved and watched by Biracul may he be, has set to record a full tabulation of the beings known to inhabit the Wellspring, both those well known to the Technocraft of Dazir of Old, as well as those to which the New Work has brought to the sight of man—and the Shining One that guides him. May Biracul guide my pen and assure this report’s veracity and comprehensiveness.</text:p>
      <text:p text:style-name="P785"/>
      <text:p text:style-name="P787"><text:span text:style-name="T580"><text:tab/>First, be the Arclights, women said to have lain with the Vanquished and cursed to servitude by them. These creatures will only obey the commands of those carrying the S</text:span><text:span text:style-name="T582">igil</text:span><text:span text:style-name="T580"> of Wulfias. W</text:span><text:span text:style-name="T583">ith</text:span><text:span text:style-name="T582"> it, we</text:span><text:span text:style-name="T580"> h</text:span><text:span text:style-name="T583">ave been</text:span><text:span text:style-name="T582"> </text:span><text:span text:style-name="T580">masters of the Wellspring since our ancestors conquered it from the Heathen. However, care must be taken when holding or moving the shards that serve as their prisons, given that the Trueflesh of the Arclights within will burn even those loved by Biracul until they stand by his side within the Eye.</text:span></text:p>
      <text:p text:style-name="P785"/>
      <text:p text:style-name="P786"><text:tab/>The glory of the New Work is attested in what we have learned from the Neverborn unearthed from the excavation. These spawn of Famlicus are crafted in the avian form of their progenitor, with the beak of a hawk, taloned feet and clawed hands. Kushkucu has failed in his attempts to perceive their minds, though it may be that the Ruby Jinn has bestowed them with the gift of the Occult Mind of the loathsome Unseen. Thus, I fear these beings will not respond to the Glyph of Wulfias. They bear a resemblance to the idols that are housed within the accursed temple.</text:p>
      <text:p text:style-name="P786"/>
      <text:p text:style-name="P786"><text:tab/>As, the wisdom of Khaa has unearthed this evil, I beg for his wisdom in guiding us in how to proceed with this new Awareness. I only pray that our people have not been watched with the smoldering eyes of the Enemy all these long years.</text:p>
      <text:p text:style-name="P241"/>
      <text:p text:style-name="P18"/>
      <text:p text:style-name="P18"><text:tab/><text:span text:style-name="T2418">Eidos looks toward the nearest exit, now close enough to read the placard above it. </text:span><text:span text:style-name="T1816">Temple. I wonder if that’s the temple that Falitan guy was talking about.</text:span><text:span text:style-name="T584"> Only one way to find out. And she moves toward the temple.</text:span></text:p>
      <text:p text:style-name="P317"/>
      <text:p text:style-name="P317"><text:soft-page-break/></text:p>
      <text:p text:style-name="P470">___________________</text:p>
      <text:p text:style-name="P620"><text:span text:style-name="T2146">The W</text:span><text:span text:style-name="T2147">ellspring</text:span><text:span text:style-name="T2146"> – </text:span><text:span text:style-name="T2147">T</text:span><text:span text:style-name="T2177">he T</text:span><text:span text:style-name="T2183">emple</text:span></text:p>
      <text:p text:style-name="P395"/>
      <text:p text:style-name="P395"/>
      <text:p text:style-name="P79"><text:span text:style-name="T1611"><text:tab/></text:span><text:span text:style-name="T173">Eidos enters a place of hallowed worship. Several crystalline sconces pour their dim, amber light down into the room—though, this dying incandescence seems to feel gravity’s pull tenfold, leaving the ceiling drowned in a sea of shadows. The room’s center is occupied by a raised altar of some sort, with bowls of offering placed upon it.</text:span></text:p>
      <text:p text:style-name="P620"><text:span text:style-name="T173"><text:tab/>Most notable of all, perhaps, are the two statues flanking the altar. </text:span><text:span text:style-name="T1867">And </text:span><text:span text:style-name="T1817">I’m guessing t</text:span><text:span text:style-name="T1838">hose are the Neverborn</text:span><text:span text:style-name="T1817"> Falitan was describing. </text:span><text:span text:style-name="T1868">That guy was pretty useful, it seems.</text:span><text:span text:style-name="T1817"> </text:span><text:span text:style-name="T173">They look to be crafted from wood, and clothed in dark raiments. Their form is a hybrid of human shape and avian features. Their feet are clawed with red-accented, ivory talons, and their elongated faces, though veiled in scarves, provide the impression of beaks. </text:span><text:span text:style-name="T1818">But why haven’t they tried to kill me yet?</text:span></text:p>
      <text:p text:style-name="P174"><text:span text:style-name="T2419"><text:tab/>Only one unexplored door leads from here to the ‘Gate of the Heathen’. </text:span><text:span text:style-name="T1819">Th</text:span><text:span text:style-name="T1869">e</text:span><text:span text:style-name="T1819"> ‘Heathen’… must’ve been important—despite the terrible nickname.</text:span><text:tab/></text:p>
      <text:p text:style-name="P318"/>
      <text:p text:style-name="P318"/>
      <text:p text:style-name="P471">_____________________________</text:p>
      <text:p text:style-name="P630"><text:span text:style-name="T2146">The W</text:span><text:span text:style-name="T2147">ellspring</text:span><text:span text:style-name="T2146"> – </text:span><text:span text:style-name="T2147">T</text:span><text:span text:style-name="T2177">he G</text:span><text:span text:style-name="T2184">ate of the Heathen</text:span></text:p>
      <text:p text:style-name="P396"/>
      <text:p text:style-name="P396"/>
      <text:p text:style-name="P631"><text:span text:style-name="T1611"><text:tab/></text:span><text:span text:style-name="T173">H</text:span><text:span text:style-name="T585">ere, t</text:span><text:span text:style-name="T173">he fruits of death’s labor reach full bloom. </text:span><text:span text:style-name="T1820">It’s much worse when you can see it so clearly… </text:span><text:span text:style-name="T628">In a well-lit chamber, </text:span><text:span text:style-name="T173">Eidos finds herself looking upon the festering f</text:span><text:span text:style-name="T586">ragments</text:span><text:span text:style-name="T173"> of what once were the Wellspring’s operators, their d</text:span><text:span text:style-name="T629">ismembered</text:span><text:span text:style-name="T173"> corpses a testament to their failure to escape this cursed place.</text:span></text:p>
      <text:p text:style-name="P631"><text:span text:style-name="T173"><text:tab/>Th</text:span><text:span text:style-name="T587">is</text:span><text:span text:style-name="T173"> chamber had clearly served as the point of entry and egress from the Wellspring. However, the archway leading out hosts not the empty space of a door, but rather a massive and </text:span><text:span text:style-name="T588">immobile </text:span><text:span text:style-name="T589">slab of shadowy rock</text:span><text:span text:style-name="T173">.</text:span></text:p>
      <text:p text:style-name="P630"><text:span text:style-name="T173"><text:tab/>The dark rock preventing any hope of escape from the Wellspring is wholly unlike the limestone that makes up the environment around her. It seems to be a solid, monolithic chunk of onyx. No abrasions mar its smooth face, yet bloody streaks from the clawing fingers of desperate </text:span><text:span text:style-name="T590">victims</text:span><text:span text:style-name="T173"> make for gory accents upon its shiny surface.</text:span></text:p>
      <text:p text:style-name="P630"><text:span text:style-name="T173"><text:tab/>Bodies </text:span><text:span text:style-name="T590">and body parts </text:span><text:span text:style-name="T173">pile </text:span><text:span text:style-name="T591">up</text:span><text:span text:style-name="T173"> in a chaotic heap before the unforgiving barrier. L</text:span><text:span text:style-name="T592">ikely,</text:span><text:span text:style-name="T173"> the folk were crawling over one another struggli</text:span><text:span text:style-name="T592">ng</text:span><text:span text:style-name="T173"> to retreat even as they were torn to pieces by some unknown Wellspring horror that perhaps yet lurks in its depths. T</text:span><text:span text:style-name="T593">he few bodies still whole are </text:span><text:span text:style-name="T173">rent with countless lacerations, as if clawed apart by something distinctly inhuman. </text:span><text:span text:style-name="T1821">I think I’ve had enough of this.</text:span></text:p>
      <text:p text:style-name="P630"><text:span text:style-name="T594"><text:tab/>Turning her attention to the exits, she sees a placard for the </text:span><text:span text:style-name="T712">S</text:span><text:span text:style-name="T594">criptorium, t</text:span><text:span text:style-name="T630">he first room she visited on this level</text:span><text:span text:style-name="T594">. </text:span><text:span text:style-name="T1821">This is a loop, then? Guess I have to go back and check the third door in the Living Quarters… Probably should just call them Quarters now, since no one’s ‘living’ there anymore.</text:span><text:span text:style-name="T594"> Her constant exposure to the bizarre is clearly affecting her mind.</text:span></text:p>
      <text:p text:style-name="P630"><text:span text:style-name="T594"><text:tab/></text:span><text:span text:style-name="T595">Eidos turns back toward the temple whence she came and begins walking toward it.</text:span></text:p>
      <text:p text:style-name="P319"/>
      <text:p text:style-name="P319"/>
      <text:p text:style-name="P472">___________________</text:p>
      <text:p text:style-name="P632"><text:soft-page-break/><text:span text:style-name="T2146">The W</text:span><text:span text:style-name="T2147">ellspring</text:span><text:span text:style-name="T2146"> – </text:span><text:span text:style-name="T2147">T</text:span><text:span text:style-name="T2177">he T</text:span><text:span text:style-name="T2183">emple</text:span></text:p>
      <text:p text:style-name="P397"/>
      <text:p text:style-name="P397"/>
      <text:p text:style-name="P80"><text:span text:style-name="T1611"><text:tab/></text:span><text:span text:style-name="T596">The temple is just as it was before, save one important exception, </text:span><text:span text:style-name="T1074">namely </text:span><text:span text:style-name="T596">the two statues by the altar have vanished. </text:span><text:span text:style-name="T1822">Okay, now we’re getting somewhere. Luin, get ready!</text:span></text:p>
      <text:p text:style-name="P80"><text:span text:style-name="T1822"><text:tab/></text:span><text:span text:style-name="T597">She waits, quickly scanning the environs for signs of movement. </text:span><text:span text:style-name="T598">She sees none. </text:span><text:span text:style-name="T599">Perhaps there is no danger after all. </text:span><text:span text:style-name="T1823">Guess it’s all in my head… No! This is bullshit! Those statues were there and now they’re not and there are tons of dead bodies and what else could’ve done that?! I mean it’s clear those things are going to try to murder me!</text:span></text:p>
      <text:p text:style-name="P80"><text:span text:style-name="T599"><text:tab/>Remaining unconvinced that the room is devoid of dangers, she crouches in a corner to observe. </text:span><text:span text:style-name="T600">All grows quiet. So quiet</text:span><text:span text:style-name="T1824">. </text:span><text:span text:style-name="T713">But then she hears something. </text:span><text:span text:style-name="T1870">What’s that?!</text:span><text:span text:style-name="T713"> It pounds with impressive regularity. </text:span><text:span text:style-name="T1870">Oh, it’s my heartbeat… But still! Maybe those things are just waiting for me to move! I won’t let them ambush me!</text:span></text:p>
      <text:p text:style-name="P81"><text:span text:style-name="T600"><text:tab/></text:span><text:span text:style-name="T714">Thus, s</text:span><text:span text:style-name="T631">he waits and she waits. </text:span><text:span text:style-name="T600">Yet despite her constant paranoia, nothing happens. </text:span><text:span text:style-name="T1871">I still think we should wait a little more. </text:span><text:span text:style-name="T715">But g</text:span><text:span text:style-name="T601">rowing tired of her </text:span><text:span text:style-name="T716">baseless </text:span><text:span text:style-name="T601">fears, she moves forward, on into the Living Quarters. </text:span><text:span text:style-name="T1825">Fine, body. Just be prepared!</text:span></text:p>
      <text:p text:style-name="P314"/>
      <text:p text:style-name="P314"/>
      <text:p text:style-name="P469">___________________________</text:p>
      <text:p text:style-name="P619"><text:span text:style-name="T2146">The W</text:span><text:span text:style-name="T2147">ellspring</text:span><text:span text:style-name="T2146"> – </text:span><text:span text:style-name="T2147">T</text:span><text:span text:style-name="T2177">he L</text:span><text:span text:style-name="T2185">iving Quarters</text:span></text:p>
      <text:p text:style-name="P391"/>
      <text:p text:style-name="P391"/>
      <text:p text:style-name="P619"><text:span text:style-name="T1611"><text:tab/></text:span><text:span text:style-name="T173">M</text:span><text:span text:style-name="T631">oving back into the darkness, Eidos’ eyes complain as they strain to make out shapes among the shadows. </text:span><text:span text:style-name="T632">She moves forward, again avoiding the bodies as best she can.</text:span></text:p>
      <text:p text:style-name="P621"><text:span text:style-name="T632"><text:tab/>About halfway through the room, a rhythmic clicking begins. Metal on stone echoes throughout the room. </text:span><text:span text:style-name="T1839">Body, listen! You need to run!</text:span></text:p>
      <text:p text:style-name="P622"><text:span text:style-name="T1839"><text:tab/></text:span><text:span text:style-name="T632">Giddiness fills her as </text:span><text:span text:style-name="T717">a </text:span><text:span text:style-name="T632">vibrant green sword emerges from the void. </text:span><text:span text:style-name="T1839">Luin, for once, I’m happy to see you.</text:span><text:span text:style-name="T632"> Its brilliance banishes the shadows and bathes all in its </text:span><text:span text:style-name="T718">emerald</text:span><text:span text:style-name="T632"> light. </text:span><text:span text:style-name="T633">Eidos searches for the source of the clicking, </text:span><text:span text:style-name="T634">but the echoes make it impossible to locate.</text:span></text:p>
      <text:p text:style-name="P622"><text:span text:style-name="T634"><text:tab/></text:span><text:span text:style-name="T635">The tempo accelerates as a choir of warped, avian cooing joins in the mix, </text:span><text:span text:style-name="T636">and the source begins to move, growing louder, </text:span><text:span text:style-name="T719">coming</text:span><text:span text:style-name="T636"> nearer.</text:span></text:p>
      <text:p text:style-name="P623"><text:span text:style-name="T636"><text:tab/>Eidos’ head spins, frantically looking for her would-be assailants. </text:span><text:span text:style-name="T637">Louder and louder their song grows. Sweat beads up on her skin, joining into streams pouring down her forehead. </text:span><text:span text:style-name="T638">Her eye catches a drop of moisture, temporarily blinding her. She blinks to flush it out only to find it is sticky, </text:span><text:span text:style-name="T720">and </text:span><text:span text:style-name="T638">distinctly unsweat-like in its texture. </text:span><text:span text:style-name="T639">Her eyes search toward the ceiling </text:span><text:span text:style-name="T640">directly above here</text:span><text:span text:style-name="T639"> where she sees two green-washed rubies shimmering among the shadows. </text:span><text:span text:style-name="T641">Eyes. Inhuman. </text:span><text:span text:style-name="T1840">Aaaahhh!</text:span><text:span text:style-name="T641"> She screams, terror strangling reason. The creature falls on her, like a desert hawk hunting its prey.</text:span></text:p>
      <text:p text:style-name="P624"><text:span text:style-name="T641"><text:tab/></text:span><text:span text:style-name="T642">Luin moves to counter, but the enemy is too elusive, changing direction mid-dive with a mere flap of its wings. </text:span><text:span text:style-name="T644">Luin gives chase, swiping at the Neverborn creature, missing narrowly each time. Frustration enters the volatile mix of emotions Luin brings, </text:span><text:span text:style-name="T645">and like a child’s tantrum, Eidos’ mood grows frenzied</text:span><text:span text:style-name="T644">. </text:span><text:span text:style-name="T646">She pursues, recklessly swinging, now missing by far wider margins than before. </text:span><text:span text:style-name="T647">She overextends, losing her balance. A corpse blocks her foot, preventing her recovery. She falls.</text:span></text:p>
      <text:p text:style-name="P624"><text:span text:style-name="T642"><text:tab/>Suddenly, unspeakable pain surges through her back as Luin v</text:span><text:span text:style-name="T643">anishes</text:span><text:span text:style-name="T642">. </text:span><text:span text:style-name="T643">A sound of glass shattering. Blood streaming.</text:span><text:span text:style-name="T641"> </text:span><text:span text:style-name="T643">She reaches to touch the wound. Not deep. Another claw takes her in the face. Glass crackling. No blood. </text:span><text:span text:style-name="T1841">How?</text:span></text:p>
      <text:p text:style-name="P624"><text:span text:style-name="T643"><text:tab/>Eidos soon recognizes a familiar green glow </text:span><text:span text:style-name="T644">enveloping her skin. </text:span><text:span text:style-name="T1842">Luin as shield… Okay, body, I was wrong. You were right to touch the weird, green crystal!</text:span></text:p>
      <text:p text:style-name="P624"><text:soft-page-break/><text:span text:style-name="T648"><text:tab/>The second statue joins, slashing and cleaving in tandem with its twin. </text:span><text:span text:style-name="T649">Speed beyond sight, each attack </text:span><text:span text:style-name="T721">seeks</text:span><text:span text:style-name="T649"> </text:span><text:span text:style-name="T722">the flesh beneath </text:span><text:span text:style-name="T649">Eidos’ </text:span><text:span text:style-name="T722">skin</text:span><text:span text:style-name="T649">. But their talons </text:span><text:span text:style-name="T723">are </text:span><text:span text:style-name="T649">like glass to her diamond skin, and succeed only in breaking themselves.</text:span></text:p>
      <text:p text:style-name="P624"><text:span text:style-name="T649"><text:tab/></text:span><text:span text:style-name="T650">Luin reaches to intercept one of the enemies’ attacks, capturing it by the leg. Its thin limb disintegrates under the force of Eidos’ grip. She swings it by the leg, bringing it crashing into the wall. The creature erupts like a firework into a thousand splinters from the impact, its blue-green blood showering everything in range.</text:span></text:p>
      <text:p text:style-name="P624"><text:span text:style-name="T650"><text:tab/>Undeterred, its partner prepares for one final attack, propelling itself forward and twisting like a drill, ready to bore a hole through Eidos. </text:span><text:span text:style-name="T651">Contact. Its force colliding with her impenetrable skin splatters the wall behind her with chunks of its blood and body, </text:span><text:span text:style-name="T724">clearly </text:span><text:span text:style-name="T652">marking the outline of</text:span><text:span text:style-name="T651"> its vanquisher.</text:span></text:p>
      <text:p text:style-name="P624"><text:span text:style-name="T651"><text:tab/></text:span><text:span text:style-name="T1843">Is it over? There were only two, right?</text:span><text:span text:style-name="T653"> She pants heavily as Luin’s glow dissipates. </text:span><text:span text:style-name="T1844">That was… intense.</text:span><text:span text:style-name="T654"> Another encounter survived; another death avoided. </text:span><text:span text:style-name="T655">She moves on toward the third and final exit.</text:span></text:p>
      <text:p text:style-name="P315"/>
      <text:p text:style-name="P315"/>
      <text:p text:style-name="P467">___________________</text:p>
      <text:p text:style-name="P625"><text:span text:style-name="T2146">The W</text:span><text:span text:style-name="T2147">ellspring</text:span><text:span text:style-name="T2146"> – </text:span><text:span text:style-name="T2147">T</text:span><text:span text:style-name="T2177">he B</text:span><text:span text:style-name="T2186">ridge</text:span></text:p>
      <text:p text:style-name="P392"/>
      <text:p text:style-name="P392"/>
      <text:p text:style-name="P625"><text:span text:style-name="T1611"><text:tab/></text:span><text:span text:style-name="T631">Walking from the corridor, Eidos steps out into a vast fracture in the earth. Huge rock formations tower overhead, and beyond them is a star-studded sky. While cold winds blow all about, the dominant sound is that of water coursing across stone. </text:span><text:span text:style-name="T1845">Okay, so the ravine from before and now I’m going to the side the silver throne thing was on.</text:span></text:p>
      <text:p text:style-name="P625"><text:span text:style-name="T631"><text:tab/>Directly across the ravine is another cliff face, some hundred paces away. A massive stone bridge connects the distant sides; built of large and roughly hewn granite stones, it is a thing of no great beauty. However, it seems sturdy and well-maintained, if nothing else. </text:span><text:span text:style-name="T1846">For </text:span><text:span text:style-name="T1872">the moment</text:span><text:span text:style-name="T1846">, ‘safe’ is all I care about.</text:span></text:p>
      <text:p text:style-name="P625"><text:span text:style-name="T656"><text:tab/>As she nears the midpoint, Eidos looks down and sees the likely source of the water’s sound. Several great currents appear to flow mightily beneath this bridge through three covered channels. Yet she hears activity from only two; the third, the leftmost, is oddly silent, no water coursing through its lonesome ducts. Far below, an enormous and unmoving body of water appears to have once fed the silent channel. </text:span><text:span text:style-name="T1847">Looks like I’m getting closer. </text:span><text:span text:style-name="T657">She continues </text:span><text:span text:style-name="T658">forward, across the bridge</text:span><text:span text:style-name="T657">.</text:span></text:p>
      <text:p text:style-name="P625"><text:span text:style-name="T656"><text:tab/>After their tireless march, Eidos’ feet find the end of the bridge. The landing laid out beneath her seems seldom used or newly discovered, as moss and plant growth creep up between its stones. B</text:span><text:span text:style-name="T659">eyond the landing</text:span><text:span text:style-name="T656"> yawns the darkened mouth of a passage deeper into the earth.</text:span></text:p>
      <text:p text:style-name="P316"/>
      <text:p text:style-name="P316"/>
      <text:p text:style-name="P468">____________________________</text:p>
      <text:p text:style-name="P626"><text:span text:style-name="T2146">The W</text:span><text:span text:style-name="T2147">ellspring</text:span><text:span text:style-name="T2146"> – </text:span><text:span text:style-name="T2187">The Chamber of Bones</text:span></text:p>
      <text:p text:style-name="P393"/>
      <text:p text:style-name="P393"/>
      <text:p text:style-name="P633"><text:span text:style-name="T1611"><text:tab/></text:span><text:span text:style-name="T173">Walking into the passage, Eidos feels the full oppression of the cold and damp. Droplets of moisture sprinkle down upon her head as she makes her way toward the faint, flickering light up ahead. Stumbling over the uneven and obscured paving stones, she nears the source of illumination only to discover its grim source—a human skull placed into a hollow in the stone wall. </text:span><text:span text:style-name="T1848">Not the most messed up </text:span><text:soft-page-break/><text:span text:style-name="T1848">thing I’ve seen. </text:span><text:span text:style-name="T173">A single shard of crystalline glass has been placed within the left eye-socket, and it burns with a perpetual yet undulating l</text:span><text:span text:style-name="T660">ight</text:span><text:span text:style-name="T173">.</text:span></text:p>
      <text:p text:style-name="P633"><text:span text:style-name="T173"><text:tab/>From here, she sees the path taking a sharp turn, leading toward another grisly </text:span><text:span text:style-name="T661">light </text:span><text:span text:style-name="T173">cyclops. Passing three such lanterns, dozens of paces separating one from the next, she finally arrives at a larger space, brilliantly illuminated with a powerful array of crystals.</text:span></text:p>
      <text:p text:style-name="P633"><text:span text:style-name="T173"><text:tab/>In this room, Eidos looks upon the resting place of countless dead. The limestone chamber is simply carved, scores of alcoves lining both sides, each filled with bones. She notes that the remains are sorted according to kind—whether they be rib, limb, digit or spine. The skulls are venerated above all else, each placed within its own small hollow; e</text:span><text:span text:style-name="T662">ach</text:span><text:span text:style-name="T173"> gifted with a shard of shining crystal as a left eye.</text:span></text:p>
      <text:p text:style-name="P633"><text:span text:style-name="T173"><text:tab/>As she walks forward, it becomes clear that this chamber is large</text:span><text:span text:style-name="T663">r</text:span><text:span text:style-name="T173"> than it at first appeared. </text:span><text:span text:style-name="T725">F</text:span><text:span text:style-name="T173">urther wings e</text:span><text:span text:style-name="T664">xtend</text:span><text:span text:style-name="T173"> from all sides; yet only two of these are of any note. The first, directly ahead, is a separate room, illuminated by a different species of light, pale white in color; the other is to the side and is significantly dimmed; all others are obstructed by mounds of excavated rock and the tools that moved them.</text:span></text:p>
      <text:p text:style-name="P658"><text:span text:style-name="T173"><text:tab/>Peeking into the near lightless wing, the recent excavation adequately explains its dim state. Skull-lamps have been scattered throughout a lengthy tunnel, carved deep into the bedrock. Pickaxes and shovels litter the ground, while some human remains have been rather unceremoniously moved to wooden bins.</text:span><text:span text:style-name="T1611"> </text:span><text:span text:style-name="T1849">So do they respect these remains or not? And who do these bones belong to anyway? They’re way to</text:span><text:span text:style-name="T1873">o</text:span><text:span text:style-name="T1849"> dusty to be recent…</text:span></text:p>
      <text:p text:style-name="P658"><text:span text:style-name="T1611"><text:tab/></text:span><text:span text:style-name="T173">Turning her attention to the pale room, all she can make out are the outlines of two bulky statues flanking either side of a doorway further into darkness. </text:span><text:span text:style-name="T1850">Dangerous looking and so…</text:span><text:span text:style-name="T665"> She moves to enter the room. …</text:span><text:span text:style-name="T1850">that’s where my body wants to go, </text:span><text:span text:style-name="T1873">clearly.</text:span></text:p>
      <text:p text:style-name="P320"/>
      <text:p text:style-name="P320"/>
      <text:p text:style-name="P473">____________________________</text:p>
      <text:p text:style-name="P634"><text:span text:style-name="T2146">The W</text:span><text:span text:style-name="T2147">ellspring</text:span><text:span text:style-name="T2146"> – </text:span><text:span text:style-name="T2187">The Chan</text:span><text:span text:style-name="T2188">try of the Martyr</text:span></text:p>
      <text:p text:style-name="P398"/>
      <text:p text:style-name="P398"/>
      <text:p text:style-name="P634"><text:span text:style-name="T1611"><text:tab/></text:span><text:span text:style-name="T173">Eidos stands at the threshold of a chamber that at first appearance claims to be some sort of shrine. The room is but a few strides in length, of an unimaginative rectangular dimension, and bare but for two marble statues standing on either side of a simply carved rectangular door, opposite the entrance. Simple as simple can be.</text:span></text:p>
      <text:p text:style-name="P635"><text:span text:style-name="T173"><text:tab/>Light softly emanates from the statues, as though reflecting the light of a full moon; yet a glance skyward confirms that </text:span><text:span text:style-name="T667">the ceiling</text:span><text:span text:style-name="T173"> </text:span><text:span text:style-name="T666">i</text:span><text:span text:style-name="T667">s solid</text:span><text:span text:style-name="T173">, and lateral glances show it to be utterly windowless. The two figures stand opposite one another as though peering at their own reflections. Within the illusory mirror, identical women dressed for war, each nearly twice as tall as Eidos, lock eyes in front of an unobstructed doorway. Both have a hand resting upon the pommel of their giant swords, while the other is raised toward Eidos, palm facing outwards. They wear expressionless faces, making it impossible to tell if these are gestures of salutation, intimidation, or c</text:span><text:span text:style-name="T668">aution</text:span><text:span text:style-name="T173">.</text:span></text:p>
      <text:p text:style-name="P636"><text:span text:style-name="T173"><text:tab/>Eidos walks forward, meeting the</text:span><text:span text:style-name="T726">ir</text:span><text:span text:style-name="T173"> icy gaze. Immediately, they begin to wake from their slumber, dropping the cloaks of dust </text:span><text:span text:style-name="T669">that </text:span><text:span text:style-name="T173">time </text:span><text:span text:style-name="T669">has </text:span><text:span text:style-name="T173">placed upon their shoulders. With the barest whisper of a noise, their outstretched palms lower to grip the hilts of their swords. The warrior figures swiftly—albeit inelegantly—move their sandaled feet towards Eidos, as they raise their massive blades on high.</text:span></text:p>
      <text:p text:style-name="P637"><text:span text:style-name="T173"><text:tab/>In a sudden burst of motion, the marble warriors bring their lustrous swords down, converging upon Eidos. The instant before impact, Eidos can feel her skin harden as Luin responds to her mortal </text:span><text:soft-page-break/><text:span text:style-name="T173">danger. The heavy swords send sparks flying as they scrape down her shielded Falseflesh, </text:span><text:span text:style-name="T670">but unlike the claws of the first two statues, these weapons do not shatter</text:span><text:span text:style-name="T173">.</text:span></text:p>
      <text:p text:style-name="P637"><text:span text:style-name="T173"><text:tab/>R</text:span><text:span text:style-name="T671">egardless,</text:span><text:span text:style-name="T173"> the pressure </text:span><text:span text:style-name="T671">from the twinned blows </text:span><text:span text:style-name="T173">is too great, the force too energetic, and she is violently ejected from the room.</text:span></text:p>
      <text:p text:style-name="P321"/>
      <text:p text:style-name="P321"/>
      <text:p text:style-name="P474">____________________________</text:p>
      <text:p text:style-name="P638"><text:span text:style-name="T2146">The W</text:span><text:span text:style-name="T2147">ellspring</text:span><text:span text:style-name="T2146"> – </text:span><text:span text:style-name="T2187">The Chamber of Bones</text:span></text:p>
      <text:p text:style-name="P399"/>
      <text:p text:style-name="P399"/>
      <text:p text:style-name="P638"><text:span text:style-name="T1611"><text:tab/></text:span><text:span text:style-name="T173">Eidos comes sword-propelled back into the resting hall of the dead. Hundreds of light-giving eyes watch her above their deathly grins </text:span><text:span text:style-name="T672">as she tumbles back into a wall, rattling the bones withi</text:span><text:span text:style-name="T673">n</text:span><text:span text:style-name="T173">. Her insides feel as though they have been rearranged from the impact, </text:span><text:span text:style-name="T674">but she yet lives. No further proof is needed to deter her from re-entry.</text:span><text:span text:style-name="T1851"> Yes, thank you. Now can we find out how to turn the water on? Oh boy, I hope </text:span><text:span text:style-name="T2034">that’s</text:span><text:span text:style-name="T2045"> not the room I have to go to to do it…</text:span></text:p>
      <text:p text:style-name="P640"><text:span text:style-name="T173"><text:tab/></text:span><text:span text:style-name="T674">This leaves but one path to explore—the path toward the excavation site. Eidos is clearly reticent to enter the cramped site, as the mephitic fumes oozing out from the passage launch a coordinated assault on her l</text:span><text:span text:style-name="T675">ungs </text:span><text:span text:style-name="T674">and n</text:span><text:span text:style-name="T675">ose</text:span><text:span text:style-name="T674">. </text:span><text:span text:style-name="T1874">That’s foul. But at least it doesn’t smell like it’s dead bodies… and I hate that I know the smell of dead bodies well enough to make that assumption. </text:span><text:span text:style-name="T674">S</text:span><text:span text:style-name="T727">oon, s</text:span><text:span text:style-name="T674">he is forced into an excruciating cycle of gasping and dry heaving. Yet, a decision made is an action taken, and </text:span><text:span text:style-name="T727">thus, </text:span><text:span text:style-name="T674">she crosses the threshold.</text:span></text:p>
      <text:p text:style-name="P322"/>
      <text:p text:style-name="P322"/>
      <text:p text:style-name="P475">____________________________</text:p>
      <text:p text:style-name="P639"><text:span text:style-name="T2146">The W</text:span><text:span text:style-name="T2147">ellspring</text:span><text:span text:style-name="T2146"> – </text:span><text:span text:style-name="T2187">The E</text:span><text:span text:style-name="T2190">xcavation Site</text:span></text:p>
      <text:p text:style-name="P400"/>
      <text:p text:style-name="P400"/>
      <text:p text:style-name="P641"><text:span text:style-name="T1611"><text:tab/></text:span><text:span text:style-name="T173">She is grateful that the fetid tunnel is at least well illuminated. It seems this vault is indebted to the burial room for the skull-lanterns keep</text:span><text:span text:style-name="T728">ing</text:span><text:span text:style-name="T173"> the shad</text:span><text:span text:style-name="T676">ows</text:span><text:span text:style-name="T173"> at bay. Taken from their resting places, they are now made to rest upon staves driven into loosened rubble piles on the floor. </text:span><text:span text:style-name="T1852">Not sure I’d want to made into a lamp when I died… if I could die.</text:span></text:p>
      <text:p text:style-name="P642"><text:span text:style-name="T677"><text:tab/>No more than twenty paces in, the tunnel widens into an irregularly shaped chamber, bulging here and narrowing there, but never less than fifty paces wide. Nets line the ceiling to catch larger pieces of rubble before someone’s head </text:span><text:span text:style-name="T679">would have </text:span><text:span text:style-name="T677">b</text:span><text:span text:style-name="T678">roke</text:span><text:span text:style-name="T679">n</text:span><text:span text:style-name="T678"> their fall</text:span><text:span text:style-name="T677">. Crates and shelves, scattered tools and, oddly </text:span><text:span text:style-name="T728">enough,</text:span><text:span text:style-name="T677"> even a desk, account for most of the content</text:span><text:span text:style-name="T680">s</text:span><text:span text:style-name="T677"> of the room, though its other holdings are c</text:span><text:span text:style-name="T728">ertainly more interesting</text:span><text:span text:style-name="T677">.</text:span></text:p>
      <text:p text:style-name="P643"><text:span text:style-name="T677"><text:tab/>A number of statues have been left in alcoves that combine avian and human features.</text:span><text:span text:style-name="T1852"> </text:span><text:span text:style-name="T1853">Not those things again!</text:span><text:span text:style-name="T1852"> </text:span><text:span text:style-name="T677">Other areas hold fragments of darkened glasses, or perhaps crystal, of various shapes and sizes.</text:span></text:p>
      <text:p text:style-name="P643"><text:span text:style-name="T677"><text:tab/>The wooden desk in the center of the room appears to have been hauled from elsewhere—no mean feat, given its awkward dimensions and hefty l</text:span><text:span text:style-name="T729">ook</text:span><text:span text:style-name="T677">. Upon it are parchments newly written, made legible by a skull left nearby, its flameless yet burning eye casting long shadows across the room.</text:span><text:span text:style-name="T1852"> </text:span><text:span text:style-name="T1854">I can probably read something from there, too.</text:span></text:p>
      <text:p text:style-name="P644"><text:span text:style-name="T681"><text:tab/>Yet another tunnel exits opposite the one Eidos entered, leading further into the earth. Peering in, she sees that it is simply a crumbling stairwell leading down towards the sound of water. Advancing ten paces or so, the way ahead terminates, broken and ruined, as though the staircase had been simply </text:span><text:soft-page-break/><text:span text:style-name="T681">torn in two. A ways below the broken path appears to be a landing of sorts, </text:span><text:span text:style-name="T730">and further s</text:span><text:span text:style-name="T731">till</text:span><text:span text:style-name="T730">,</text:span><text:span text:style-name="T681"> the continuation of the staircase. Beside it, a precipitous drop hugs the edge of a tenebrous subterranean lake.</text:span></text:p>
      <text:p text:style-name="P644"><text:span text:style-name="T681"><text:tab/>Eidos n</text:span><text:span text:style-name="T682">otices large wooden fragments </text:span><text:span text:style-name="T681">scattered about on the landing below. They appear to have been ladders at one point, all hastily destroyed.</text:span><text:span text:style-name="T1854"> </text:span><text:span text:style-name="T1855">Trying to stop us from going down or something else from coming up?</text:span><text:span text:style-name="T1854"> </text:span><text:span text:style-name="T681">Though jumping down to the landing w</text:span><text:span text:style-name="T732">ould prove quite simple</text:span><text:span text:style-name="T681">, if she d</text:span><text:span text:style-name="T683">oes</text:span><text:span text:style-name="T681">, it will likely be impossible to climb back up, the slick, moss-covered rock.</text:span></text:p>
      <text:p text:style-name="P644"><text:span text:style-name="T681"><text:tab/></text:span><text:span text:style-name="T684">Before continuing down </text:span><text:span text:style-name="T733">into the depths</text:span><text:span text:style-name="T684">, she thinks it wise to check the contents of the desk. </text:span><text:span text:style-name="T1856">Never know what you might find.</text:span><text:span text:style-name="T684"> Searching through the papers, Eidos finds something among the writing</text:span><text:span text:style-name="T734">s</text:span><text:span text:style-name="T684">. A </text:span><text:span text:style-name="T735">man appears to have been composing a letter before tragedy struck</text:span><text:span text:style-name="T684">. And again, at a mere glance she commits it to memory. </text:span><text:span text:style-name="T1857">That really is pretty amazing.</text:span></text:p>
      <text:p text:style-name="P242"/>
      <text:p text:style-name="P242"/>
      <text:p text:style-name="P792">TO ALIA</text:p>
      <text:p text:style-name="P788"><text:span text:style-name="T685">‘I </text:span><text:span text:style-name="T686">fear the worst…</text:span><text:span text:style-name="T685">’</text:span></text:p>
      <text:p text:style-name="P789">cr. Art. Kushkucu of Kabu</text:p>
      <text:p text:style-name="P789"/>
      <text:p text:style-name="P789">My dearest Alia,</text:p>
      <text:p text:style-name="P789"><text:tab/></text:p>
      <text:p text:style-name="P789"><text:tab/>Something must be done to halt the madness of Khaa. While sycophants like Falitan may lick that old vulture’s boots, I was right in my suspicion that this excavation will be the end of us all!</text:p>
      <text:p text:style-name="P789"><text:tab/></text:p>
      <text:p text:style-name="P788"><text:span text:style-name="T685"><text:tab/>Even as we desecrated the Chamber of Bones, our success was ‘blessed’ by the Ruby Jinn. Neverborn creatures bearing the mark of Famlicus were unearthed as we d</text:span><text:span text:style-name="T687">ug</text:span><text:span text:style-name="T685"> a path into the underhalls of the Wellspring. </text:span></text:p>
      <text:p text:style-name="P789"><text:tab/></text:p>
      <text:p text:style-name="P788"><text:span text:style-name="T685"><text:tab/>Now I know </text:span><text:span text:style-name="T689">who sees through </text:span><text:span text:style-name="T685">the smoldering eyes </text:span><text:span text:style-name="T688">that </text:span><text:span text:style-name="T685">look upon us from the accursed temple! If Khaa ever does sit upon the rumored Throne of the lower levels, I have no doubt that only desolation awaits.</text:span></text:p>
      <text:p text:style-name="P789"><text:tab/></text:p>
      <text:p text:style-name="P789"><text:tab/>I hope to return home as soon as Khaa’s weekly inspection concludes. It will be good to be among my loved ones again. Would that the Shining One have shone His light upon the shadows blinding Khaa, so that I would never have been tasked with this lunacy!</text:p>
      <text:p text:style-name="P789"><text:tab/></text:p>
      <text:p text:style-name="P789"><text:tab/>Yours in Biracul,</text:p>
      <text:p text:style-name="P789"><text:tab/>-Kushkucu</text:p>
      <text:p text:style-name="P789"/>
      <text:p text:style-name="P789"/>
      <text:p text:style-name="P794"><text:span text:style-name="T684"><text:tab/></text:span><text:span text:style-name="T1856">N</text:span><text:span text:style-name="T1858">ot a fan of Faiitan’s it seems. Also, confirms my suspicion that Khaa is a creep. What really happened here? Did Khaa stop the water to get rid of the Tacribians and it backfired? What were these excavations about? Were they the cause of the trouble? </text:span><text:span text:style-name="T1875">Why do these people have to be so frustrating?</text:span></text:p>
      <text:p text:style-name="P795"><text:span text:style-name="T690"><text:tab/>She stands at the desk, wondering how to proceed. </text:span><text:span text:style-name="T1859">First, I release the water, so the Tacribians don’t slaughter the Dazirans. I don’t care about most of them, but Rada and Serpil seemed nice enough, and the others were annoying but don’t deserve to die… </text:span><text:span text:style-name="T691">She moves, slowly walking toward the broken stairs. </text:span><text:span text:style-name="T1859">This h</text:span><text:span text:style-name="T1876">as to</text:span><text:span text:style-name="T1859"> be the way to that Throne. With that and the Sigil of Wulfias, I bet I can control the Wellspring and set things right!</text:span></text:p>
      <text:p text:style-name="P795"><text:soft-page-break/><text:span text:style-name="T691"><text:tab/></text:span><text:span text:style-name="T692">Finally starting to feel a sense of purpose, she returns to the edge of the excavation site, ready to complete her task.</text:span></text:p>
      <text:p text:style-name="P748">A <text:span text:style-name="T2421">Task Completed</text:span></text:p>
      <text:p text:style-name="P323"/>
      <text:p text:style-name="P323"/>
      <text:p text:style-name="P476">_______________________</text:p>
      <text:p text:style-name="P645"><text:span text:style-name="T2146">The W</text:span><text:span text:style-name="T2147">ellspring</text:span><text:span text:style-name="T2146"> – </text:span><text:span text:style-name="T2187">The D</text:span><text:span text:style-name="T2189">eep Lake</text:span></text:p>
      <text:p text:style-name="P401"/>
      <text:p text:style-name="P401"/>
      <text:p text:style-name="P796"><text:tab/></text:p>
      <text:p text:style-name="P802"><text:span text:style-name="T736"><text:tab/>Eidos leaps down onto the landing, crushing </text:span><text:span text:style-name="T737">the </text:span><text:span text:style-name="T736">damp vegetation beneath her weight. </text:span><text:span text:style-name="T796">T</text:span><text:span text:style-name="T736">he innocent flora is not without recourse, h</text:span><text:span text:style-name="T741">owever, </text:span><text:span text:style-name="T797">for</text:span><text:span text:style-name="T738"> </text:span><text:span text:style-name="T797">t</text:span><text:span text:style-name="T738">he destructive pressure wrings all </text:span><text:span text:style-name="T736">moisture </text:span><text:span text:style-name="T741">from the</text:span><text:span text:style-name="T736"> </text:span><text:span text:style-name="T740">plants</text:span><text:span text:style-name="T736">, propelling Eidos’ feet in random directions. The result, </text:span><text:span text:style-name="T798">naturally</text:span><text:span text:style-name="T736">, is a</text:span><text:span text:style-name="T739">n intimate encounter</text:span><text:span text:style-name="T736"> with the rocky ground.</text:span></text:p>
      <text:p text:style-name="P802"><text:span text:style-name="T736"><text:tab/></text:span><text:span text:style-name="T1878">Owww… </text:span><text:span text:style-name="T742">Fallen, </text:span><text:span text:style-name="T736">she sits, pain crawling up her tender rump through her spine and showering out across her entire body in intense sparks of agony. Whatever the consequences of her descent, she has the last laugh as she rises, injured but unbroken, triumphant in arriving at her desired destination. She leaves the question as to whether or not it was worth it for later consideration.</text:span></text:p>
      <text:p text:style-name="P803"><text:span text:style-name="T736"><text:tab/>Eidos </text:span><text:span text:style-name="T743">then surveys the surroundings. She</text:span><text:span text:style-name="T736"> now stands a story or two above the edge of a great underground lake. Out on the dark water, she hears the sounds of an invisible oar furtively paddling—though the darkness has consumed any </text:span><text:span text:style-name="T744">visual </text:span><text:span text:style-name="T736">vestige of its operator. </text:span><text:span text:style-name="T1905">Probably some other guardian that’ll try to kill me if it finds me… Best stay as far away from it as possible.</text:span></text:p>
      <text:p text:style-name="P805"><text:span text:style-name="T736"><text:tab/>Straight ahead, a massive dam rises from the lake, barring passage to the water that impatiently laps up against it. A</text:span><text:span text:style-name="T744">t the rightmost extreme of the dam</text:span><text:span text:style-name="T736">, a warm amber glow hints at a crystal.</text:span><text:span text:style-name="T1877"> </text:span><text:span text:style-name="T1879">That looks like it houses one of those Arclights.</text:span><text:span text:style-name="T1877"> </text:span><text:span text:style-name="T736">To the left, a path extends downward, hugging the cliff face as it leads to a great archway near the opposite end of the bridge. </text:span><text:span text:style-name="T1905">And t</text:span><text:span text:style-name="T1880">hat looks like a good candidate for </text:span><text:span text:style-name="T1898">a</text:span><text:span text:style-name="T1880"> throne room. Let’s head over there, body.</text:span></text:p>
      <text:p text:style-name="P805"><text:span text:style-name="T745"><text:tab/></text:span><text:span text:style-name="T746">And thus, she moves toward the archway </text:span><text:span text:style-name="T747">and </text:span><text:span text:style-name="T829">into </text:span><text:span text:style-name="T747">the chamber beyond it.</text:span></text:p>
      <text:p text:style-name="P324"/>
      <text:p text:style-name="P324"/>
      <text:p text:style-name="P477">_______________________</text:p>
      <text:p text:style-name="P646"><text:span text:style-name="T2146">The W</text:span><text:span text:style-name="T2147">ellspring</text:span><text:span text:style-name="T2146"> – </text:span><text:span text:style-name="T2187">The T</text:span><text:span text:style-name="T2191">hrone Room</text:span></text:p>
      <text:p text:style-name="P402"/>
      <text:p text:style-name="P402"/>
      <text:p text:style-name="P797"><text:tab/></text:p>
      <text:p text:style-name="P804"><text:span text:style-name="T736"><text:tab/></text:span><text:span text:style-name="T745">Eidos enters a pitch darkness. As she proceeds, the echoes from her foot</text:span><text:span text:style-name="T830">fall</text:span><text:span text:style-name="T745">s clicking on the tiled floor betray the i</text:span><text:span text:style-name="T748">mmensity </text:span><text:span text:style-name="T745">of the chamber. T</text:span><text:span text:style-name="T749">en paces in</text:span><text:span text:style-name="T745">, </text:span><text:span text:style-name="T799">all</text:span><text:span text:style-name="T750"> </text:span><text:span text:style-name="T745">shadows are exiled to the realm of memory as countless lights in the floor and ceiling spring to life. The reflective black dome above her, the walls of dark granite, </text:span><text:span text:style-name="T751">the </text:span><text:span text:style-name="T745">intricately carved designs in a lattice of forbidden geometries, all </text:span><text:span text:style-name="T800">of these</text:span><text:span text:style-name="T745"> reveal themselves to her light-shocked eyes. </text:span><text:span text:style-name="T1881">Dammit! My eyes!</text:span></text:p>
      <text:p text:style-name="P804"><text:span text:style-name="T745"><text:tab/></text:span><text:span text:style-name="T800">Rubbing</text:span><text:span text:style-name="T745"> </text:span><text:span text:style-name="T800">the </text:span><text:span text:style-name="T745">tears </text:span><text:span text:style-name="T800">away</text:span><text:span text:style-name="T745">, Eidos tries to take it all in. But she is somewhat overwhelmed by the grandeur of the place.</text:span><text:span text:style-name="T752"> </text:span><text:span text:style-name="T745">For a moment, she even feels at a loss, as though she could lose her very Self just from being here…</text:span></text:p>
      <text:p text:style-name="P814"><text:tab/>But before long, the spell is broken and she regains her bearings.</text:p>
      <text:p text:style-name="P828"><text:span text:style-name="T745"><text:tab/>Examining the dome, she </text:span><text:span text:style-name="T753">focuses on the</text:span><text:span text:style-name="T745"> large panes of black glass filling in the spaces between the stonework, all trimmed and gilded in a silvery metal. </text:span><text:span text:style-name="T754">They share a strong resemblance to the ones she encountered in the Sanctuary. </text:span><text:span text:style-name="T1899">I wonder if I’ll be seeing the wolf or Luin creeping around in one of those…</text:span></text:p>
      <text:p text:style-name="P806"><text:soft-page-break/><text:span text:style-name="T754"><text:tab/></text:span><text:span text:style-name="T745">At the opposite end of the chamber, an enormous and robust door </text:span><text:span text:style-name="T831">forbids</text:span><text:span text:style-name="T745"> passage with its overlapping metallic scales. The dominant feature of the chamber, however, is the high-backed, silver throne that a</text:span><text:span text:style-name="T755">ppears to</text:span><text:span text:style-name="T745"> grow right out of the floor’s center. </text:span><text:span text:style-name="T1882">Yep, this is the place.</text:span></text:p>
      <text:p text:style-name="P807"><text:span text:style-name="T24"><text:tab/></text:span><text:span text:style-name="T756">She approaches the chair. </text:span><text:span text:style-name="T1883">It’s like an unmelted version of the one upstairs. </text:span><text:span text:style-name="T757">Dragging a finger across the grooves in the armrest, she begins to circle the throne. It has a beauty both flamboyant and austere; just as a silver ingot may shine and sparkle, yet is still simply a hunk of metal, so too does this throne walk the line between simplicity and extravagance.</text:span></text:p>
      <text:p text:style-name="P807"><text:span text:style-name="T757"><text:tab/>After she completes her round, Eidos </text:span><text:span text:style-name="T24">sits in the chair. All about her, the dark glass panels spring to life, </text:span><text:span text:style-name="T801">displaying</text:span><text:span text:style-name="T24"> myriad scattered images, flowing one from the next. </text:span><text:span text:style-name="T758">However, t</text:span><text:span text:style-name="T24">he panel directly in front of her </text:span><text:span text:style-name="T758">remains fixed on a single image, frozen in time. This panel </text:span><text:span text:style-name="T24">shows the body of water she witnessed on her way here.</text:span></text:p>
      <text:p text:style-name="P807"><text:span text:style-name="T24"><text:tab/>Suddenly, a small </text:span><text:span text:style-name="T759">but familiar </text:span><text:span text:style-name="T24">stone column rises from the floor to her right. The column is lined and laced with strands of liquid silver, </text:span><text:span text:style-name="T760">gently rippling on the surface</text:span><text:span text:style-name="T24">. Then, the emanation of a thought pulses </text:span><text:span text:style-name="T761">out</text:span><text:span text:style-name="T24"> from the contraption. A sense of expectation fills Eidos’ mind and a </text:span><text:span text:style-name="T762">choir of a thousand </text:span><text:span text:style-name="T24">voice</text:span><text:span text:style-name="T762">s</text:span><text:span text:style-name="T24"> rings out.</text:span></text:p>
      <text:p text:style-name="P807"><text:span text:style-name="T24"><text:tab/>“onVadhomdheishohWellspringvatohzha. </text:span><text:span text:style-name="T767">o</text:span><text:span text:style-name="T24">nWulfiaskuArchonohreckish.”</text:span></text:p>
      <text:p text:style-name="P801"><text:tab/><text:span text:style-name="T2422">So I caught ‘Wellspring’ and ‘Wulfias’, but the rest is just gibberish…</text:span></text:p>
      <text:p text:style-name="P801"><text:tab/><text:span text:style-name="T768">“onmordhohspirishshuiohrrai,” </text:span><text:span text:style-name="T802">continues the voice, crescendoing throughout the chamber.</text:span><text:span text:style-name="T768"> “onvadohulgrrifbozWulfiasuiCorroeohlaikish. ultomaluishtorra’spirohgulgaish. onfuogulgaohboznashdormish. onitamohtomaluish.”</text:span></text:p>
      <text:p text:style-name="P807"><text:span text:style-name="T768"><text:tab/></text:span><text:span text:style-name="T1886">Again, ‘Wulfias’ something… uh, oh, I know! T</text:span><text:span text:style-name="T1887">ypically, I </text:span><text:span text:style-name="T1886">just </text:span><text:span text:style-name="T1906">have to</text:span><text:span text:style-name="T1886"> think </text:span><text:span text:style-name="T1887">about what I want to do, these things’ll </text:span><text:span text:style-name="T1906">just</text:span><text:span text:style-name="T1887"> do it for me… </text:span><text:span text:style-name="T1900">unlike my body, where it’s hit or miss with that strategy.</text:span></text:p>
      <text:p text:style-name="P812"><text:tab/>“ondheseohArchonvareckish. Ibshuiohcorroevafangish.” Abruptly, the choir ceases its chant, <text:span text:style-name="T2423">but its echoes persist like a fading memory</text:span>.</text:p>
      <text:p text:style-name="P808"><text:span text:style-name="T769"><text:tab/></text:span><text:span text:style-name="T1888">Did it work?</text:span><text:span text:style-name="T769"> </text:span></text:p>
      <text:p text:style-name="P807"><text:span text:style-name="T24"><text:tab/></text:span><text:span text:style-name="T803">The </text:span><text:span text:style-name="T804">one </text:span><text:span text:style-name="T803">frozen image </text:span><text:span text:style-name="T804">from the </text:span><text:span text:style-name="T832">dark </text:span><text:span text:style-name="T804">panel </text:span><text:span text:style-name="T832">before her</text:span><text:span text:style-name="T803"> revives as a great rumble </text:span><text:span text:style-name="T833">from outside threatens to </text:span><text:span text:style-name="T803">stir </text:span><text:span text:style-name="T833">her</text:span><text:span text:style-name="T803"> innards </text:span><text:span text:style-name="T833">into mush</text:span><text:span text:style-name="T803">. </text:span><text:span text:style-name="T805">Thereupon</text:span><text:span text:style-name="T24">, the dam lower</text:span><text:span text:style-name="T762">s,</text:span><text:span text:style-name="T24"> </text:span><text:span text:style-name="T762">finally </text:span><text:span text:style-name="T24">releas</text:span><text:span text:style-name="T806">ing</text:span><text:span text:style-name="T24"> the water </text:span><text:span text:style-name="T763">it </text:span><text:span text:style-name="T833">had </text:span><text:span text:style-name="T763">so dutifully kept at bay</text:span><text:span text:style-name="T24">. The sound of rushing water echoes from outside and into the Throne Room, confirming </text:span><text:span text:style-name="T834">that </text:span><text:span text:style-name="T24">the underground lake now rages forward into the aqueduct. </text:span><text:span text:style-name="T1901">L</text:span><text:span text:style-name="T1884">et’s go take a look, </text:span><text:span text:style-name="T1901">body!</text:span><text:span text:style-name="T1884"> We wanna make sure this damn water remains unobstructed—</text:span><text:span text:style-name="T1907">so we can avoid making a second trip.</text:span></text:p>
      <text:p text:style-name="P807"><text:span text:style-name="T764"><text:tab/>However, soon a different sound from above draws her gaze. </text:span><text:span text:style-name="T808">F</text:span><text:span text:style-name="T764">rom the ceiling, a </text:span><text:span text:style-name="T807">descending </text:span><text:span text:style-name="T764">cloudstone reveals a passage skyward. </text:span><text:span text:style-name="T765">As of instinct she moves toward the cloudstone. </text:span><text:span text:style-name="T1885">Hold up! Look, body, we can come back in and step on the cloudstone </text:span><text:span text:style-name="T2035">after</text:span><text:span text:style-name="T1885"> we make sure the water drains, but we might not be able to come back down.</text:span><text:span text:style-name="T766"> She hesitates. </text:span><text:span text:style-name="T1885">You know I’m right, body!</text:span><text:span text:style-name="T766"> She moves toward the archway to first observe the fruits of her labors before leaving to report to Khaa. </text:span><text:span text:style-name="T1885">I </text:span><text:span text:style-name="T2036">do</text:span><text:span text:style-name="T1885"> have some questions for </text:span><text:span text:style-name="T1902">that rat bastard</text:span><text:span text:style-name="T1885">, that’s if you decide to cooperate </text:span><text:span text:style-name="T1903">when the time comes</text:span><text:span text:style-name="T1885">, body… </text:span><text:span text:style-name="T1904">No pressure, or anything…</text:span></text:p>
      <text:p text:style-name="P813"><text:tab/>Reaching the archway, the roar of rushing water grows deafening.</text:p>
      <text:p text:style-name="P325"/>
      <text:p text:style-name="P325"/>
      <text:p text:style-name="P478">___________________</text:p>
      <text:p text:style-name="P647"><text:span text:style-name="T2146">The W</text:span><text:span text:style-name="T2147">ellspring</text:span><text:span text:style-name="T2146"> – </text:span><text:span text:style-name="T2187">The D</text:span><text:span text:style-name="T2192">am</text:span></text:p>
      <text:p text:style-name="P403"/>
      <text:p text:style-name="P403"/>
      <text:p text:style-name="P798"><text:tab/></text:p>
      <text:p text:style-name="P809"><text:soft-page-break/><text:span text:style-name="T736"><text:tab/></text:span><text:span text:style-name="T745">Eidos exits through the archway, her path dimly lit by a band of faintly twinkling stars in a distant, forgotten sky. Water now violently courses through the opened dam, its bulk no longer repressed by the schemes of man.</text:span></text:p>
      <text:p text:style-name="P809"><text:span text:style-name="T745"><text:tab/>Eidos cautiously nears the edge to get a better look, but the </text:span><text:span text:style-name="T810">alliance of </text:span><text:span text:style-name="T745">splashing water </text:span><text:span text:style-name="T810">and the mossy hordes </text:span><text:span text:style-name="T745">has made the path treacherously slippery. </text:span><text:span text:style-name="T1889">Son of </text:span><text:span text:style-name="T1890">a</text:span><text:span text:style-name="T1889">…! </text:span><text:span text:style-name="T745">She falls for Nature’s trap, slipping down and slamming into the baleful rapids. </text:span><text:span text:style-name="T1890">Aaaahhhh!</text:span><text:span text:style-name="T809"> </text:span></text:p>
      <text:p text:style-name="P326"/>
      <text:p text:style-name="P326"/>
      <text:p text:style-name="P479">___________________</text:p>
      <text:p text:style-name="P648"><text:span text:style-name="T2146">The W</text:span><text:span text:style-name="T2147">ellspring</text:span><text:span text:style-name="T2146"> – </text:span><text:span text:style-name="T2187">The A</text:span><text:span text:style-name="T2193">queduct</text:span></text:p>
      <text:p text:style-name="P404"/>
      <text:p text:style-name="P404"/>
      <text:p text:style-name="P799"><text:tab/></text:p>
      <text:p text:style-name="P810"><text:span text:style-name="T736"><text:tab/></text:span><text:span text:style-name="T745">In and out of consciousness, Eidos feels her body being jostled around violently through a dark and narrow passageway. Only a short time seems to elapse before she finally emerges into the light of day.</text:span></text:p>
      <text:p text:style-name="P811"><text:span text:style-name="T745"><text:tab/>Squinting </text:span><text:span text:style-name="T770">her eyes </text:span><text:span text:style-name="T745">against the sun, she looks up at the sky through a pane of carefully polished glass. She </text:span><text:span text:style-name="T771">quickly</text:span><text:span text:style-name="T745"> surmises she is now atop a</text:span><text:span text:style-name="T772">n</text:span><text:span text:style-name="T745"> aqueduct and </text:span><text:span text:style-name="T773">is </text:span><text:span text:style-name="T745">likely headed for the parched Dawn Fortress—whose water she now delivers personally. </text:span><text:span text:style-name="T1891">Hopefully I get a heroine’s welcome after all the bullshit I just went through! …</text:span><text:span text:style-name="T1908">No, wait, am </text:span><text:span text:style-name="T2037">still</text:span><text:span text:style-name="T2047"> going through!</text:span></text:p>
      <text:p text:style-name="P811"><text:span text:style-name="T745"><text:tab/>After only a few moments, she realizes this structure is clearly not meant for human transport—just as her head collides with the stony sides of the tube. </text:span><text:span text:style-name="T812">The impact </text:span><text:span text:style-name="T745">bring</text:span><text:span text:style-name="T812">s with it</text:span><text:span text:style-name="T811"> </text:span><text:span text:style-name="T745">an unwanted bout of </text:span><text:span text:style-name="T774">dreamless </text:span><text:span text:style-name="T745">sleep…</text:span></text:p>
      <text:p text:style-name="P754"><text:span text:style-name="T2288">A</text:span><text:span text:style-name="T2293">n I</text:span><text:span text:style-name="T2294">nevitable Outcome</text:span></text:p>
      <text:p text:style-name="P306"><text:tab/></text:p>
      <text:p text:style-name="P306"/>
      <text:p text:style-name="P434">________________________</text:p>
      <text:p text:style-name="P569"><text:span text:style-name="T2146">The D</text:span><text:span text:style-name="T2150">awn Fortress</text:span><text:span text:style-name="T2146"> – </text:span><text:span text:style-name="T2150">The Courtyard</text:span></text:p>
      <text:p text:style-name="P358"/>
      <text:p text:style-name="P358"/>
      <text:p text:style-name="P649"><text:span text:style-name="T1611"><text:tab/></text:span><text:span text:style-name="T471">Eidos awakens. </text:span><text:span text:style-name="T836">She jerks into motion, but c</text:span><text:span text:style-name="T471">oarse ropes leave painful abrasions as they mercilessly writhe around her wrists and ankles.</text:span><text:span text:style-name="T1892"> </text:span><text:span text:style-name="T1893">Oh boy…</text:span><text:span text:style-name="T1892"> </text:span><text:span text:style-name="T471">A</text:span><text:span text:style-name="T775">s far as she can tell, s</text:span><text:span text:style-name="T471">he is </text:span><text:span text:style-name="T775">now </text:span><text:span text:style-name="T471">inside a cage in the middle of a dust-covered courtyard with high sandstone walls for as far as the eye can see.</text:span><text:span text:style-name="T1892"> </text:span><text:span text:style-name="T1894">This is not the welcome I was expecting for giving these people water. W</text:span><text:span text:style-name="T1915">hat a bunch of i</text:span><text:span text:style-name="T1894">ngrates!</text:span><text:span text:style-name="T1892"> </text:span><text:span text:style-name="T471">Not far from her, a lanky man reclines in one of the corners.</text:span></text:p>
      <text:p text:style-name="P82"><text:span text:style-name="T471"><text:tab/>All around, the pungent smell of burning flesh permeates the air. </text:span><text:span text:style-name="T1895">Better than rotting flesh, I suppose. </text:span><text:span text:style-name="T471">Dead bodies are lined up about the courtyard, their hapless handlers just as dead of spirit as the bodies they throw into the fires. The only perceptible signs of life in this city of the walking dead come in the form of ritual incantations and solemn dirges from around the violent and unrelenting roar of </text:span><text:span text:style-name="T814">the </text:span><text:span text:style-name="T471">great pyre</text:span><text:span text:style-name="T813">s</text:span><text:span text:style-name="T471">.</text:span></text:p>
      <text:p text:style-name="P236"><text:tab/>At Eidos’ stirring, her fellow prisoner scuttles away like a frightened rabbit. <text:span text:style-name="T1916">Another weirdo. But at least this one doesn’t seem aggressive. </text:span>But then an epiphany dawns on him, a realization that now he will have more than just himself to talk to—or talk at? Indeed, a euphoric wash of emotion nearly knocks the ghost clear from his Falseflesh. Then, attempting to correct his posture and feign an air of dignity and composure, the gearwork of his jaw starts to wind up until its inevitable and interminable unwinding at the infelicitous opening of his mouth…</text:p>
      <text:p text:style-name="P83"><text:span text:style-name="T471"><text:tab/>“Hmm… So, you’re coming around after all! Ha ha!” </text:span><text:span text:style-name="T776">he says with an imitable joviality. “I request that you take care, stranger; for I’d guess it’d be in our mutual interest to have a companion in exile to the Wasteland!”</text:span></text:p>
      <text:p text:style-name="P84"><text:span text:style-name="T776"><text:tab/>“</text:span><text:span text:style-name="T777">I appreciate the concern, Mr…” Eidos replies with a polite smile.</text:span></text:p>
      <text:p text:style-name="P655"><text:span text:style-name="T777"><text:tab/>“Who me?” </text:span>he says, legitimately stunned she <text:span text:style-name="T2435">wants to talk to him at all—</text:span>much less <text:span text:style-name="T2436">ask</text:span> his name. “<text:span text:style-name="T777">Ho ho! My name is Heyar! I’m a scholar hailing from the township of Dazir!”</text:span></text:p>
      <text:p text:style-name="P650"><text:span text:style-name="T777"><text:tab/>“‘Hailing from’ meaning we’re not in Dazir, </text:span><text:span text:style-name="T838">a</text:span><text:span text:style-name="T837">re we</text:span><text:span text:style-name="T777">?” </text:span><text:span text:style-name="T839">she says more as a statement than a question.</text:span></text:p>
      <text:p text:style-name="P243"><text:tab/>“Right as a Muninn is white, my friend!”</text:p>
      <text:p text:style-name="P243"><text:tab/>With a hint of a frown, she offers her best guess, “This wouldn’t happen to be the Dawn Fortress then, would it?”</text:p>
      <text:p text:style-name="P652"><text:span text:style-name="T777"><text:tab/>Heyar’s eyes sparkle like a child’s would standing before a new toy, “Yes! Yes, it is!” </text:span><text:span text:style-name="T778">Then continuing without pause, “As to why a Daziran scholar would be in the very nest of their would-be malefactors,” </text:span><text:span text:style-name="T779">he inhales deeply, “it’s because to the lover of knowledge, all places grant Awareness! </text:span><text:span text:style-name="T815">We must leave no knowledge undiscovered! No thought unthought! </text:span><text:span text:style-name="T840">No truth unveiled! Wait… no, not that… No </text:span><text:span text:style-name="T1487">un-</text:span><text:span text:style-name="T840">truth unveiled! </text:span><text:span text:style-name="T841">Yes, that’s better.</text:span></text:p>
      <text:p text:style-name="P652"><text:span text:style-name="T778"><text:tab/>“</text:span><text:span text:style-name="T780">A</text:span><text:span text:style-name="T781">nd a</text:span><text:span text:style-name="T780">s to why I happen to be imprisoned,” </text:span><text:span text:style-name="T781">he takes another deep breath,</text:span><text:span text:style-name="T780"> “</text:span><text:span text:style-name="T778">well, my crime was trespassing in the fortress Archives without permission…” </text:span><text:span text:style-name="T781">He pauses dramatically </text:span><text:span text:style-name="T816">and assumi</text:span><text:span text:style-name="T842">ng the</text:span><text:span text:style-name="T816"> air of a renegade</text:span><text:span text:style-name="T781">, “</text:span><text:span text:style-name="T778">And for my troubles, I am to be exiled to the Wasteland! Ha ha!</text:span><text:span text:style-name="T777">” </text:span><text:span text:style-name="T1896">If I were going to be exiled to a place called ‘the Wasteland’, I wouldn’t be laughing… poor bastard.</text:span></text:p>
      <text:p text:style-name="P650"><text:span text:style-name="T1896"><text:tab/></text:span><text:span text:style-name="T782">Heyar then looks at Eidos with a delightfully devious grin and adds, “</text:span><text:span text:style-name="T817">And </text:span><text:span text:style-name="T782">I’d assume a woman heralded as the bringer of Tacribian genocide would deserve a punitive response of at least equal measure, dare I say!”</text:span></text:p>
      <text:p text:style-name="P650"><text:soft-page-break/><text:span text:style-name="T782"><text:tab/></text:span><text:span text:style-name="T1896">What!? </text:span><text:span text:style-name="T782">“</text:span><text:span text:style-name="T818">Me!? The bringer of </text:span><text:span text:style-name="T782">Tacribian genocide?!” </text:span><text:span text:style-name="T819">Eidos shouts incredulously,</text:span><text:span text:style-name="T782"> “But all I did was release the water!” Anger welling up within her, she presses, “If anything, I saved these people from </text:span><text:span text:style-name="T820">a </text:span><text:span text:style-name="T782">death by thirst!”</text:span></text:p>
      <text:p text:style-name="P650"><text:span text:style-name="T782"><text:tab/></text:span><text:span text:style-name="T783">Shocked at the outburst, Heyar nervously averts his gaze. “Oh! Well, by Biracul’s beard! Perhaps you truly are blameless after all! Ha ha!</text:span></text:p>
      <text:p text:style-name="P650"><text:span text:style-name="T783"><text:tab/>“For the past few weeks,” </text:span><text:span text:style-name="T784">he continues, his storyteller’s enthusiasm </text:span><text:span text:style-name="T821">yet undeterred</text:span><text:span text:style-name="T784">, “</text:span><text:span text:style-name="T783">the folk of the Dawn Fortress have been on the brink of thirst—</text:span><text:span text:style-name="T822">it’s true!</text:span><text:span text:style-name="T783"> </text:span><text:span text:style-name="T822">This is </text:span><text:span text:style-name="T783">because the Wellspring aqueduct </text:span><text:span text:style-name="T823">leading here</text:span><text:span text:style-name="T783"> g</text:span><text:span text:style-name="T843">rew dry, its flow unflowy</text:span><text:span text:style-name="T783">!</text:span></text:p>
      <text:p text:style-name="P650"><text:span text:style-name="T783"><text:tab/>“Naturally many suspected Khaa was behind this treachery…” </text:span><text:span text:style-name="T785">he pauses, waiting for her to come upon the natural questions that arise from such a statement and to think on their implications.</text:span></text:p>
      <text:p text:style-name="P650"><text:span text:style-name="T785"><text:tab/></text:span><text:span text:style-name="T787">T</text:span><text:span text:style-name="T824">hen, </text:span><text:span text:style-name="T787">look</text:span><text:span text:style-name="T844">ing</text:span><text:span text:style-name="T787"> deeply into her eyes, </text:span><text:span text:style-name="T844">he </text:span><text:span text:style-name="T787">r</text:span><text:span text:style-name="T785">enews his tale, “But with the Gate of Celestial judgment preventing the Tacribians from mob justice,” </text:span><text:span text:style-name="T825">he raises a finger from his bound hands high in the air, “</text:span><text:span text:style-name="T785">they were forced to slake their thirst with the meager rations the Tambulans could afford to hand out—instead of with Daziran blood!” </text:span><text:span text:style-name="T826">he adds with an awkward wink.</text:span></text:p>
      <text:p text:style-name="P650"><text:span text:style-name="T785"><text:tab/>“All hope was lost! Their doom was at hand!!” </text:span><text:span text:style-name="T786">he exclaims, exuberance lacing every syllable. </text:span><text:span text:style-name="T788">Heyar looks down at the ground with a false finality, betrayed by his giddy smile. </text:span><text:span text:style-name="T1897">This guy’s t</text:span><text:span text:style-name="T1917">oo</text:span><text:span text:style-name="T1897"> easy to read. C</text:span><text:span text:style-name="T1918">ome on; o</text:span><text:span text:style-name="T1897">ut with it, Heyar! Continue your story.</text:span></text:p>
      <text:p text:style-name="P650"><text:span text:style-name="T1897"><text:tab/></text:span><text:span text:style-name="T788">“But then, as their Trueflesh began tugging at the frayed tatters of the False,” </text:span><text:span text:style-name="T845">he says, slowly raising gaze, his scholar’s scrutiny, towards Eidos, “As they prepared for the final march into the Grays! </text:span><text:span text:style-name="T788">O</text:span><text:span text:style-name="T846">ut of nowhere</text:span><text:span text:style-name="T788"> came a torrent of fresh water, bearing their supposed salvation along with a strange, half-drowned outlander…”</text:span></text:p>
      <text:p text:style-name="P650"><text:span text:style-name="T788"><text:tab/></text:span><text:span text:style-name="T789">“‘Supposed salvation’?” Eidos says, finally chiming in.</text:span></text:p>
      <text:p text:style-name="P650"><text:span text:style-name="T789"><text:tab/>“</text:span><text:span text:style-name="T790">Indeed! Their celebration was short lived! For you see, the water bore a deadly corruption,” his voice squeaks from the excitement, “which was only discovered </text:span><text:span text:style-name="T1486">after</text:span><text:span text:style-name="T790"> they’d all become quite intoxicated by the author of their death!</text:span></text:p>
      <text:p text:style-name="P650"><text:span text:style-name="T790"><text:tab/>“</text:span><text:span text:style-name="T791">It seems t</text:span><text:span text:style-name="T790">heir contempt for my life and well being became an ironic blessing…” he muses, “a</text:span><text:span text:style-name="T792">s </text:span><text:span text:style-name="T790">they had already given me my daily skin of water, and intended to give me no more until the morrow! Ha ha! Splendid!”</text:span></text:p>
      <text:p text:style-name="P651"><text:span text:style-name="T471"><text:tab/>A rhythmic pounding abruptly echoes throughout the courtyard. Eidos looks up to see a regimented procession advancing into the courtyard. Led by a cadre of drummers, a line of individuals walks towards a central dais. </text:span><text:span text:style-name="T827">At </text:span><text:span text:style-name="T828">the line’s</text:span><text:span text:style-name="T827"> head is</text:span><text:span text:style-name="T471"> </text:span><text:span text:style-name="T793">a</text:span><text:span text:style-name="T471"> muscular, yet ancient m</text:span><text:span text:style-name="T794">an</text:span><text:span text:style-name="T471">, with a young </text:span><text:span text:style-name="T795">but stately</text:span><text:span text:style-name="T471"> l</text:span><text:span text:style-name="T795">ady</text:span><text:span text:style-name="T471"> following close in train.</text:span></text:p>
      <text:p text:style-name="P237"><text:tab/>The guard standing nearby turns and begins unlocking the cage. Before long, several guards reach in and take Eidos to kneel before the dais.</text:p>
      <text:p text:style-name="P657"><text:span text:style-name="T24"><text:tab/>The </text:span><text:span text:style-name="T863">old</text:span><text:span text:style-name="T24"> man and his attendants sit upon the platform as </text:span><text:span text:style-name="T864">his female companion</text:span><text:span text:style-name="T24"> approaches Eidos. She takes a place standing close by and slowly, she reaches out a hand, placing it upon the crown of Eidos’ head. The drumming ceases, and the man begins to speak.</text:span></text:p>
      <text:p text:style-name="P18"><text:tab/>“The accused will speak her name—for what is known to Biracul, shall be known to his servants and preserved for those that would come later.” <text:span text:style-name="T2425">Though he speaks with the weary tone of a burdened leader, his words hit like a hammer, compelling all in the area to listen—or else.</text:span></text:p>
      <text:p text:style-name="P598"><text:span text:style-name="T2286"><text:tab/>“I choose not to answer.” </text:span><text:span text:style-name="T1910">That’s right! Don’t comply with these assholes that locked us up for helping!</text:span></text:p>
      <text:p text:style-name="P18"><text:tab/>As the words leave Eidos’ lips, a sudden, stabbing pain <text:span text:style-name="T2424">cracks open</text:span> her mind.</text:p>
      <text:p text:style-name="P18"><text:tab/>Flashes of white and black. A dizzying sense of displacement.</text:p>
      <text:p text:style-name="P18"><text:tab/>Images once blurred take form. Thoughts once muddy gain clarity.</text:p>
      <text:p text:style-name="P18"><text:tab/>Unwillingly, Eidos sees herself upon the metallic platform of the Sanctuary’s Awakening Chamber.</text:p>
      <text:p text:style-name="P18"><text:tab/>Involuntarily, an indistinct whimper escapes her throat.</text:p>
      <text:p text:style-name="P18"><text:soft-page-break/><text:tab/>Inexorably, her name bubbles to the surface of her consciousness and out through the mouth of the woman whose hand now robs her mind of privacy…</text:p>
      <text:p text:style-name="P18"><text:tab/>“…‘Eidos. My name is Eidos.’…” her voice, though just as emotionally worn as her master’s, retains a warmth and comfort like a candle in the dark.</text:p>
      <text:p text:style-name="P598"><text:tab/><text:span text:style-name="T2426">The man continues, “Where do you come from?”</text:span></text:p>
      <text:p text:style-name="P598"><text:tab/><text:span text:style-name="T2429">Eidos replies with silence.</text:span></text:p>
      <text:p text:style-name="P598"><text:tab/>“…‘I awoke far from here, underground, the Sanctuary… I remember nothing before this awakening.’…” <text:span text:style-name="T1912">Dammit! Stop reading my mind!</text:span></text:p>
      <text:p text:style-name="P598"><text:tab/><text:span text:style-name="T2430">Pausing to ponder, the man soon presents the formal accusation, “You have been borne to the Dawn Fortress on a torrent of corrupted water, and already, the Jinnvenom works its ruin in our Falseflesh. It will not be long before we all walk the Graylands with Ark.” A sudden flaring of rage brings fire to his eyes and lights his voice ablaze, “Now speak! Was this doom of your making?!”</text:span></text:p>
      <text:p text:style-name="P598"><text:tab/>“…‘Yes, I compelled the Wellspring to release the water.’…” <text:span text:style-name="T1919">No, I didn’t know it was poisoned! </text:span><text:span text:style-name="T847">T</text:span><text:span text:style-name="T2427">he mind reader frowns, delving deeper into Eidos’ mind as though she were flipping through the pages of an open book searching for something. “…‘Though I did not know it would result in your deaths.’…” </text:span><text:span text:style-name="T1919">Yes, tell him, </text:span><text:span text:style-name="T1920">Logira</text:span><text:span text:style-name="T1919">! …</text:span><text:span text:style-name="T1920">Logira? Why do I know her name?</text:span></text:p>
      <text:p text:style-name="P598"><text:tab/><text:span text:style-name="T2428">Logira hesitates, weighing whether or not she should add a final thought Eidos brought to mind. “…‘Look, I only wanted to help!’… Master Khlutt, it seems she was just being manipulated by Khaa.” </text:span><text:span text:style-name="T1911">Yes! Thank you!</text:span></text:p>
      <text:p text:style-name="P18"><text:tab/><text:span text:style-name="T2431">Ignoring the comment, Khlutt proceeds, </text:span>“For what purpose? What design is in our deaths?”</text:p>
      <text:p text:style-name="P18"><text:tab/>Eidos, finally breaking her silence, stares her judge down and with a coolness like the calm before a storm replies, “I was made to believe it was the only way to preserve life in Kabu.”</text:p>
      <text:p text:style-name="P18"><text:tab/><text:span text:style-name="T2432">Khlutt looks to his mind reader for confirmation. She nods.</text:span></text:p>
      <text:p text:style-name="P85"><text:tab/><text:span text:style-name="T2433">After a brief silence, he asks his final questions of her, “What creature do we look upon? What is your aim in realms seen and unseen? Speak the truth! All is revealed under the eye of Biracul.”</text:span></text:p>
      <text:p text:style-name="P653"><text:span text:style-name="T2286"><text:tab/>The storm erupts. </text:span><text:span text:style-name="T1913">Oh no… What are they going to do to me? </text:span><text:span text:style-name="T2286">Tears pour down her face in a bitter deluge, and a torrent of emotions spills to the surface like water breaking through a cracked dam.</text:span><text:span text:style-name="T1909"> </text:span><text:span text:style-name="T1913">I didn’t ask for this! My body just goes where it wants and does stupid shit I can’t control!</text:span><text:span text:style-name="T1909"> </text:span><text:span text:style-name="T2286">Between sobs, she announces with her cracking voice, “I wish I had never been born!”</text:span></text:p>
      <text:p text:style-name="P86"><text:tab/>Her words echo across a stunned courtyard. Even Khlutt’s authoritative facade cracks, revealing the shock and regret of sacrificing the innocent. For a moment, it even seems as though his expression softens.</text:p>
      <text:p text:style-name="P654"><text:span text:style-name="T2434"><text:tab/>But soon the hardness creeps back into his wrinkled features. He has come too far; his people need someone to blame for their miserable end. Khlutt then rises from his seat to begin pronouncing his sentence, “Men and women of Tacriba!” He looks out over the meager crowd of survivors. “While I know many of you would seek to have this foul creature suffer the most horrific punishments a Jinn could devise, I decree we let her stand as a living testament!” </text:span><text:span text:style-name="T1914">It doesn’t matter… nothing good comes from living.</text:span><text:span text:style-name="T835"> “We are the last true children of Biracul! Let us send this message into the void as our for</text:span><text:span text:style-name="T848">e</text:span><text:span text:style-name="T835">bearers did in the days of Ark!”</text:span></text:p>
      <text:p text:style-name="P87"><text:tab/>Khlutt nods his head and turns to leave. The drummers strike their instruments, as a guard unlocks the cage behind her, extracting a bound Heyar from it. The two are led wordlessly to the threshold, the ponderous drumming of Khlutt’s attendants the only sound breaking the otherwise solemn silence.</text:p>
      <text:p text:style-name="P87"><text:tab/>The black iron gates reluctantly open with a metallic yawn. When the two prisoners arrive at the gates’ threshold, their bonds are untied and they are thrust out onto the burning sands at spearpoint. The gates begin to close begrudgingly, groans of iron on iron voicing its complaints…</text:p>
      <text:p text:style-name="P1"/>
      <text:p text:style-name="P777"><text:span text:style-name="T2288">A</text:span><text:span text:style-name="T2321"> Death</text:span><text:span text:style-name="T2293"> </text:span><text:span text:style-name="T2322">Unmerited</text:span></text:p>
      <text:p text:style-name="P330"><text:tab/></text:p>
      <text:p text:style-name="P330"/>
      <text:p text:style-name="P484">__________________________</text:p>
      <text:p text:style-name="P667"><text:span text:style-name="T2146">The W</text:span><text:span text:style-name="T2151">asteland </text:span><text:span text:style-name="T2146">– </text:span><text:span text:style-name="T2150">The </text:span><text:span text:style-name="T2151">Gates of Dawn</text:span></text:p>
      <text:p text:style-name="P409"/>
      <text:p text:style-name="P409"/>
      <text:p text:style-name="P88"><text:span text:style-name="T1611"><text:tab/></text:span><text:span text:style-name="T471">The Gates of Dawn stand shut, their heavy, black iron doors resolute and immobile. Flanked on either side by imposing sandstone watchtowers, the slits in the side of these structures make it clear that hidden eyes peer at her from beyond. Motionless, they watch, tracking every breath, every blink of her eyes. </text:span><text:span text:style-name="T1921">I’m tired of this… </text:span><text:span text:style-name="T1939">of everything.</text:span></text:p>
      <text:p text:style-name="P244"><text:tab/>All about her is a landscape of lifeless desolation, <text:span text:style-name="T2448">dust and sand, dusty sand, and nothing but</text:span>. <text:span text:style-name="T2449">A</text:span>s Eidos takes in the severity of her situation, Heyar turns to look at her. <text:span text:style-name="T2450">The Daziran scholar now wears</text:span> a jubilant smile spread across his face, <text:span text:style-name="T2451">and w</text:span>ringing his hands with pent-up excitement, he addresses her, “Hmm… I spy Ark’s Beacon off there to the east; quite a trip, I dare say—then again, anywhere in this strange land would be! Ha ha!”</text:p>
      <text:p text:style-name="P88"><text:span text:style-name="T849"><text:tab/></text:span><text:span text:style-name="T850">Her silence speaks for itself. Though the mind is not the body, its effects are noticeable, indeed.</text:span></text:p>
      <text:p text:style-name="P667"><text:span text:style-name="T850"><text:tab/>Undeterred—or possibly just oblivious to her misery—Heyar proposes, “I say we—you and myself, t</text:span><text:span text:style-name="T851">hat is—</text:span><text:span text:style-name="T850">tackle the Wasteland together!” </text:span><text:span text:style-name="T851">He lets out a nervous laugh.</text:span></text:p>
      <text:p text:style-name="P245"><text:tab/>The diplomat in Eidos awakens, sensing she may yet make the best of this terrible situation.</text:p>
      <text:p text:style-name="P667"><text:span text:style-name="T851"><text:tab/>“</text:span><text:span text:style-name="T850">Your brawn and my brain,” </text:span><text:span text:style-name="T851">he continues,</text:span><text:span text:style-name="T850"> “might just get us through </text:span><text:span text:style-name="T910">long enough to learn something</text:span><text:span text:style-name="T850">! </text:span><text:span text:style-name="T851">And who’s to say what marvels we’ll witness along the way!?</text:span><text:span text:style-name="T850"> What say you, </text:span><text:span text:style-name="T851">Eidos</text:span><text:span text:style-name="T850">?”</text:span></text:p>
      <text:p text:style-name="P667"><text:span text:style-name="T850"><text:tab/>“It’d be my pleasure,” </text:span><text:span text:style-name="T852">she says </text:span><text:span text:style-name="T853">with a weak smile</text:span><text:span text:style-name="T852">, knowing any company is preferable to </text:span><text:span text:style-name="T946">the</text:span><text:span text:style-name="T852"> crippling solitude </text:span><text:span text:style-name="T946">the Wasteland seems to promise</text:span><text:span text:style-name="T852">.</text:span></text:p>
      <text:p text:style-name="P667"><text:span text:style-name="T852"><text:tab/></text:span><text:span text:style-name="T854">Elation blooms </text:span><text:span text:style-name="T947">with</text:span><text:span text:style-name="T854">in the scholar’s pasty features, pulling the corners of his mouth nearly to his eyes. “Splendid!” </text:span><text:span text:style-name="T855">A</text:span><text:span text:style-name="T856">nd, with a reckless abandon</text:span><text:span text:style-name="T855">, he adds, “This is the last frontier! The finest Wasteland of our humble Kaban region! Filled to its dusty brim with knowledge!</text:span><text:span text:style-name="T854"> Let us depart </text:span><text:span text:style-name="T855">at once</text:span><text:span text:style-name="T854">, old chum!”</text:span></text:p>
      <text:p text:style-name="P667"><text:span text:style-name="T849"><text:tab/>As Eidos and Heyar shake hands, </text:span><text:span text:style-name="T857">s</text:span><text:span text:style-name="T849">he feel</text:span><text:span text:style-name="T856">s</text:span><text:span text:style-name="T849"> the Daziran’s sweaty palm quiver with anticipation. His grin grows so wide it seems as though his face might </text:span><text:span text:style-name="T948">tear</text:span><text:span text:style-name="T849"> in half. Eidos withdraws her sweat-soaked hand, the faint look of revulsion on her face sculpted by instinct. But Heyar, swimming in his blissful obliviousness, has already crouched to examine the gray stones pe</text:span><text:span text:style-name="T858">e</text:span><text:span text:style-name="T849">king out from beneath the sand, seeming to have utterly forgotten about his new companion.</text:span></text:p>
      <text:p text:style-name="P667"><text:span text:style-name="T849"><text:tab/>Eidos looks once more at the gates, and they simply return her gaze with their Cyclopean stare, </text:span><text:span text:style-name="T859">l</text:span><text:span text:style-name="T849">ocked in this battle of wills for an eternal instant. </text:span><text:span text:style-name="T859">But</text:span><text:span text:style-name="T849"> Eidos budges before the gate, conceding that this path is now closed to her. Thus, she turns her attention to the Wasteland now breathing at her back.</text:span></text:p>
      <text:p text:style-name="P667"><text:span text:style-name="T471"><text:tab/>Out in the Wastes, life lost the battle long ago, and not even the bones of animals or the husks of plants remain to prove there was </text:span><text:span text:style-name="T860">ever </text:span><text:span text:style-name="T471">a struggle </text:span><text:span text:style-name="T949">at all</text:span><text:span text:style-name="T471">. The ground n</text:span><text:span text:style-name="T861">ear the gate</text:span><text:span text:style-name="T471"> is a parched mosaic of cobbled gray stone, </text:span><text:span text:style-name="T861">gradually </text:span><text:span text:style-name="T471">consumed by dust </text:span><text:span text:style-name="T861">and sand</text:span><text:span text:style-name="T471">. </text:span><text:span text:style-name="T950">Deeper into the Wastes, t</text:span><text:span text:style-name="T471">he blistering heat distort</text:span><text:span text:style-name="T951">s</text:span><text:span text:style-name="T471"> the air all about, mak</text:span><text:span text:style-name="T952">ing</text:span><text:span text:style-name="T471"> it difficult to distinguish distant features of the land despite the clear, pale sky. Even still, two landmarks manage to catch her eye.</text:span></text:p>
      <text:p text:style-name="P667"><text:span text:style-name="T471"><text:tab/>To the east, opposite the Kaban townships, she sees a wavering spire seeming to melt in and out of view from the heat of the intervening sands, almost as though its very existence were uncertain. </text:span><text:span text:style-name="T861">Unlike the silver spire she saw upon first emerging from the Sanctuary, this one is utterly unreflective, distinguishing itself from the surroundings solely by t</text:span><text:span text:style-name="T862">he</text:span><text:span text:style-name="T861"> darkn</text:span><text:span text:style-name="T862">ess of its</text:span><text:span text:style-name="T861"> color.</text:span></text:p>
      <text:p text:style-name="P238"><text:soft-page-break/><text:tab/>To the southwest is a more <text:span text:style-name="T2452">inscrutable</text:span> feature. A blackened <text:span text:style-name="T2437">yet</text:span> reflective surface seems to alternate between stealing light and casting it back <text:span text:style-name="T2453">out </text:span>into the desert. It has the look of a distant pool of dark water, though brief moments of clarity show that it is eerily still.</text:p>
      <text:p text:style-name="P238"><text:tab/><text:span text:style-name="T2438">She looks down at the Daziran scholar, seeking to discuss their subsequent destination. He simply stares up at her with a stupid grin.</text:span></text:p>
      <text:p text:style-name="P238"><text:tab/><text:span text:style-name="T2439">Eidos finally breaks the awkward silence, </text:span>“Heyar,<text:span text:style-name="T2439"> I…”</text:span></text:p>
      <text:p text:style-name="P247"><text:tab/>“Yeeeess, Lady Eidos?”</text:p>
      <text:p text:style-name="P247"><text:tab/>“…I was wondering where we should go… Maybe we should look for a source of food or water…”</text:p>
      <text:p text:style-name="P247"><text:tab/>The scholar looks stunned. “Oh… Ha ha! I’m not sure. Hmm… Though, I think it’s impossible! We were sent here to die horrific deaths, after all! <text:span text:style-name="T2454">Ho ho!</text:span>”</text:p>
      <text:p text:style-name="P667"><text:span text:style-name="T471"><text:tab/>Eidos looks at him, incredulous, “What?! How can you be so u</text:span><text:span text:style-name="T865">pbeat</text:span><text:span text:style-name="T471"> when you think you’re going to die?!”</text:span></text:p>
      <text:p text:style-name="P667"><text:span text:style-name="T471"><text:tab/>“</text:span><text:span text:style-name="T865">Oh, well that much is obvious! I’m excited to witness the many sights few among the living ever get to witness! Ho ho!”</text:span></text:p>
      <text:p text:style-name="P667"><text:span text:style-name="T865"><text:tab/>Eidos’ shoulders slump. </text:span><text:span text:style-name="T1922">We should </text:span><text:span text:style-name="T1940">just end it for him now, you know…</text:span><text:span text:style-name="T1922"> </text:span><text:span text:style-name="T1940">minimize his suffering</text:span><text:span text:style-name="T1922">.</text:span><text:span text:style-name="T865"> </text:span><text:span text:style-name="T866">Her body shoots up straight, appalled at the darkness of the emotions washing over it.</text:span></text:p>
      <text:p text:style-name="P667"><text:span text:style-name="T866"><text:tab/>“But…</text:span><text:span text:style-name="T867">” Heyar continues, “Most exiles are said to head to Ark’s Beacon off to the east, in desperate search of succor!” Then, again grinning his stupid scholar’s grin, he adds, “But those people are just ‘suckers’ if you ask me! Ho ho!</text:span></text:p>
      <text:p text:style-name="P248"><text:tab/>“Let’s not follow the <text:span text:style-name="T2455">herd</text:span>, dear Eidos! Let’s make for the Obsidian Ruin off to the southwest, <text:span text:style-name="T2456">instead</text:span>!” <text:span text:style-name="T2457">he suggests excitedly.</text:span> “There are few records of what lies beyond it, but I’ve always suspected it leads into the Crescent Canyon itself!”</text:p>
      <text:p text:style-name="P248"><text:tab/>“What’s so interesting about a canyon?”</text:p>
      <text:p text:style-name="P248"><text:tab/>The Daziran’s eyes widen in shock and dismay. “Why… why it’s because that’s the <text:span text:style-name="T2458">legendary</text:span> resting place of Ark! She and the Jinnwraith battle eternally at the interstice between our plane and the Grays… Hmm… that doesn’t sound much like a ‘resting place’ then, does it? Ho ho!</text:p>
      <text:p text:style-name="P667"><text:span text:style-name="T867"><text:tab/>“</text:span><text:span text:style-name="T868">But it’s not just culturally significant! Canyons form as the result of erosive processes from persistent river flows! There we can examine the myriad unique rock formations left behind by ancient rivers and rivulets!”</text:span></text:p>
      <text:p text:style-name="P249"><text:tab/>Suddenly it dawns on her, “Wait, did you say rivers?”</text:p>
      <text:p text:style-name="P249"><text:tab/>“Indeed, and…”</text:p>
      <text:p text:style-name="P249"><text:tab/>“Then that’s where we’ll go!” she says, interrupting him. “Maybe there are other exiles there who had the same idea.”</text:p>
      <text:p text:style-name="P249"><text:tab/>“Perhaps,” <text:span text:style-name="T2459">he agrees, eagerly adding,</text:span> “<text:span text:style-name="T2460">B</text:span>ut even if there aren’t, there’s <text:span text:style-name="T2461">so many</text:span> historical sights to see! Let’s <text:span text:style-name="T2462">make like Torma and explore</text:span>!”</text:p>
      <text:p text:style-name="P249"><text:tab/>With a nod and a smile, they make their way to the southwest and toward the Obsidian Ruin, all while Heyar regales Eidos with the rather lengthy history of Kabu.</text:p>
      <text:p text:style-name="P330"/>
      <text:p text:style-name="P330"/>
      <text:p text:style-name="P484">___________________</text:p>
      <text:p text:style-name="P667"><text:span text:style-name="T2146">The W</text:span><text:span text:style-name="T2147">a</text:span><text:span text:style-name="T2194">steland</text:span><text:span text:style-name="T2146"> – </text:span><text:span text:style-name="T2187">The O</text:span><text:span text:style-name="T2194">bsidian Ruin</text:span></text:p>
      <text:p text:style-name="P409"/>
      <text:p text:style-name="P409"/>
      <text:p text:style-name="P800"><text:tab/><text:span text:style-name="T24">Eidos </text:span><text:span text:style-name="T869">and her companion</text:span><text:span text:style-name="T24"> trudge across the cracked earth of the Wastes, white dust blowing all about. Slowly, the shining pool of darkness </text:span><text:span text:style-name="T953">they</text:span><text:span text:style-name="T24"> aim for draws </text:span><text:span text:style-name="T954">nearer</text:span><text:span text:style-name="T24">, though </text:span><text:span text:style-name="T955">their</text:span><text:span text:style-name="T24"> increasing </text:span><text:soft-page-break/><text:span text:style-name="T24">proximity does little </text:span><text:span text:style-name="T956">to</text:span><text:span text:style-name="T24"> reveal its true nature. Indeed, it is not until she is nearly upon the site that she can see it for the stone it is, rather than the tenebrous liquid it purported to be.</text:span></text:p>
      <text:p text:style-name="P816"><text:tab/>Sunken into the ground here is a massive formation of charred, reflective obsidian. While at first it looks to be a natural formation, its sides and dimensions are too regular, its design too perfect for Nature to take the credit.</text:p>
      <text:p text:style-name="P816"><text:tab/>Looking down into the abyssal black of the ancient ruin, Eidos observes an infinity of concentric angles, each reflecting what little light finds its way downward. This entire formation appears to have acted as a foundation for some superstructure in times immemorial, and further inspection unveils a stairwell carved out of the shiny rock leading down into its depths.</text:p>
      <text:p text:style-name="P846"><text:span text:style-name="T736"><text:tab/>“…And then! Khloud of the Valvorthr became the first mage of the Dawn For… Oooo!! The Obsidian Ruin!!” squeals Heyar o</text:span><text:span text:style-name="T869">nly just noticing they had arrived</text:span><text:span text:style-name="T736">.</text:span></text:p>
      <text:p text:style-name="P815"><text:tab/>Scanning off to the west over the edge of the ruin, Eidos sees a <text:span text:style-name="T2440">desiccated</text:span> riverbed lying far below—likely an entrance to the adjacent canyon. It seems likely that successfully navigating this ruin might <text:span text:style-name="T2440">indeed </text:span>give access to a path into the Crescent Canyon.</text:p>
      <text:p text:style-name="P846"><text:span text:style-name="T471"><text:tab/>“</text:span><text:span text:style-name="T870">Looks like you were right, Heyar,” Eidos concludes looking towards the canyon. Then she frowns, adding, “But it looks like the water’s all dried up. Maybe we’ll get lucky and find a lake in the canyon itself.”</text:span></text:p>
      <text:p text:style-name="P846"><text:span text:style-name="T870"><text:tab/>“</text:span><text:span text:style-name="T871">Ohhh! What are we waiting for then?!” he says as he scuttles down the stairs.</text:span></text:p>
      <text:p text:style-name="P846"><text:span text:style-name="T871"><text:tab/>Eidos </text:span><text:span text:style-name="T872">slowly follows, </text:span><text:span text:style-name="T871">walki</text:span><text:span text:style-name="T872">ng</text:span><text:span text:style-name="T871"> down the glossy black stairs </text:span><text:span text:style-name="T873">instead of rushing.</text:span><text:span text:style-name="T871"> The sound of footfalls on stone reflect back from all directions, </text:span><text:span text:style-name="T874">casting the ears into an aural labyrinth</text:span><text:span text:style-name="T871">. The effect only becomes more pronounced as the walls </text:span><text:span text:style-name="T875">gradually </text:span><text:span text:style-name="T871">encroach u</text:span><text:span text:style-name="T875">pon </text:span><text:span text:style-name="T871">her </text:span><text:span text:style-name="T875">personal space</text:span><text:span text:style-name="T871">.</text:span></text:p>
      <text:p text:style-name="P846"><text:span text:style-name="T871"><text:tab/></text:span><text:span text:style-name="T876">After a hundred steps, the ambient temperature cools, sheltered from the blistering heat of the desert sun. And yet, she feels a trickle of warmth </text:span><text:span text:style-name="T957">run </text:span><text:span text:style-name="T876">down her arm. </text:span><text:span text:style-name="T877">She has been cut, her clothes lacerated cleanly and painlessly by a sharp edge on one of the walls. </text:span><text:span text:style-name="T878">The wound is shallow and scabs quickly, leaving a purplish shield on her pale skin to protect itself. </text:span><text:span text:style-name="T1923">Maybe that idiot Heyar got cut and is bleeding to death somewhere… </text:span><text:span text:style-name="T1941">a</text:span><text:span text:style-name="T1923"> meaningless death after an equally meaningless life.</text:span></text:p>
      <text:p text:style-name="P817"><text:tab/>Every movement in this place is perilous, with razor-sharp glass threatening her from every direction. Yet, with care, she is able to descend with minimal harm.</text:p>
      <text:p text:style-name="P817"><text:tab/>Sudden movement attracts her attention.</text:p>
      <text:p text:style-name="P846"><text:span text:style-name="T871"><text:tab/>Turning towards a cracked column, Eidos looks upon </text:span><text:span text:style-name="T958">a pair of </text:span><text:span text:style-name="T871">burning yellow eyes. T</text:span><text:span text:style-name="T879">he beast is a</text:span><text:span text:style-name="T871"> wolf, though the darkness of its fur nearly renders the predator invisible to her eye. A </text:span><text:span text:style-name="T959">guttural</text:span><text:span text:style-name="T871"> growl escapes its throat and its lips peel back in a snarl, revealing pearly fangs studded in ruby droplets. The menacing noise rumbles like distant thunder, vibrating blood and drool as they stream down into its matted fur.</text:span></text:p>
      <text:p text:style-name="P846"><text:span text:style-name="T871"><text:tab/></text:span><text:span text:style-name="T959">In a flash,</text:span><text:span text:style-name="T879"> it lopes off. Eidos tries to follow, but soon loses track </text:span><text:span text:style-name="T960">of it</text:span><text:span text:style-name="T879">.</text:span></text:p>
      <text:p text:style-name="P846"><text:span text:style-name="T879"><text:tab/></text:span><text:span text:style-name="T880">From the corner of her eye, she spots a new vision. A child. The youth is draped in a tattered, white garment, its green glow tempered by dull splatters of blood, as though it had been drenched in a baptism of violence. Yet for all the gore, an angelic smile remains fixed upon i</text:span><text:span text:style-name="T881">ts</text:span><text:span text:style-name="T880"> delicate face, a smile belying utter joy. Eidos looks upon the face of the child and knows in her mind’s eye that it innocently longs to bathe in her blood as well. </text:span><text:span text:style-name="T1924">Go ahead, Luin. I couldn’t care less, </text:span><text:span text:style-name="T1942">at this point</text:span><text:span text:style-name="T1924">!</text:span></text:p>
      <text:p text:style-name="P846"><text:span text:style-name="T882"><text:tab/></text:span><text:span text:style-name="T890">But Luin soon vanishes leaving just her reflection on the glassy wall.</text:span></text:p>
      <text:p text:style-name="P846"><text:span text:style-name="T890"><text:tab/></text:span><text:span text:style-name="T961">Eidos</text:span><text:span text:style-name="T890"> cautiously approaches, though as she moves, the reflection remains still. </text:span><text:span text:style-name="T962">S</text:span><text:span text:style-name="T891">oon, </text:span><text:span text:style-name="T962">she</text:span><text:span text:style-name="T891"> reaches the wall and extends </text:span><text:span text:style-name="T963">a</text:span><text:span text:style-name="T891"> hand to trace the form of her unmoving Self within </text:span><text:span text:style-name="T964">the mirrored surface</text:span><text:span text:style-name="T891">.</text:span></text:p>
      <text:p text:style-name="P846"><text:span text:style-name="T891"><text:tab/></text:span><text:span text:style-name="T892">In the space of a thought, the face transforms—from her own gracious smile </text:span><text:span text:style-name="T965">in</text:span><text:span text:style-name="T892">to a detached deadpan, then </text:span><text:span text:style-name="T965">in</text:span><text:span text:style-name="T892">to a cunning grin, and then </text:span><text:span text:style-name="T965">in</text:span><text:span text:style-name="T892">to a tyrannical scowl, next </text:span><text:span text:style-name="T965">in</text:span><text:span text:style-name="T892">to </text:span><text:span text:style-name="T924">c</text:span><text:span text:style-name="T925">urious</text:span><text:span text:style-name="T924"> eyes</text:span><text:span text:style-name="T892">, and at last into a crazed cackle.</text:span></text:p>
      <text:p text:style-name="P846"><text:span text:style-name="T882"><text:tab/>Eidos </text:span><text:span text:style-name="T893">recoils </text:span><text:span text:style-name="T894">from the prophetic visions of </text:span><text:span text:style-name="T895">her </text:span><text:span text:style-name="T894">Self</text:span><text:span text:style-name="T893">. She </text:span><text:span text:style-name="T882">begins to run. Away from the visions. Away from the emotions</text:span><text:span text:style-name="T883">. Propelled by terror, she flees from her nemeses. </text:span><text:span text:style-name="T882">Scrambling frantically t</text:span><text:span text:style-name="T884">o the bottom</text:span><text:span text:style-name="T882"> of the ruin, Eidos feels the sharp obsidian slice into her flesh.</text:span></text:p>
      <text:p text:style-name="P818"><text:soft-page-break/><text:tab/>Rushing.</text:p>
      <text:p text:style-name="P818"><text:tab/>Stumbling.</text:p>
      <text:p text:style-name="P846"><text:span text:style-name="T882"><text:tab/>E</text:span><text:span text:style-name="T889">ven </text:span><text:span text:style-name="T882">forg</text:span><text:span text:style-name="T890">e</text:span><text:span text:style-name="T882">tti</text:span><text:span text:style-name="T890">ng</text:span><text:span text:style-name="T882"> to breathe.</text:span></text:p>
      <text:p text:style-name="P846"><text:span text:style-name="T882"><text:tab/>Gasping for air, she casts a p</text:span><text:span text:style-name="T890">anicked</text:span><text:span text:style-name="T882"> glance behind her shoulder, revealing…</text:span></text:p>
      <text:p text:style-name="P818"><text:tab/>Nothing.</text:p>
      <text:p text:style-name="P846"><text:span text:style-name="T882"><text:tab/></text:span><text:span text:style-name="T885">Well, nothing, but the bumbling scholar, </text:span><text:span text:style-name="T966">now somehow behind her, </text:span><text:span text:style-name="T885">in hot pursuit. But, whatever she had seen within the cracked foundations is no longer visible. A second glance at her clothes and skin reveals that the lacerations were equally illusory. Heyar </text:span><text:span text:style-name="T967">now </text:span><text:span text:style-name="T885">simply </text:span><text:span text:style-name="T968">stares</text:span><text:span text:style-name="T885"> at Eidos with a quizzical gaze and </text:span><text:span text:style-name="T886">eagerly </text:span><text:span text:style-name="T885">waits to see what she will do next.</text:span></text:p>
      <text:p text:style-name="P846"><text:span text:style-name="T885"><text:tab/>“What’re…</text:span><text:span text:style-name="T890"> </text:span><text:span text:style-name="T887">we… running…from…?” the Daziran asks between heavy breaths.</text:span></text:p>
      <text:p text:style-name="P846"><text:span text:style-name="T887"><text:tab/></text:span><text:span text:style-name="T888">Eidos, look</text:span><text:span text:style-name="T890">ing</text:span><text:span text:style-name="T888"> back </text:span><text:span text:style-name="T969">once more</text:span><text:span text:style-name="T888">, </text:span><text:span text:style-name="T890">remembering the fear, simply replies, “From what</text:span><text:span text:style-name="T970">ever</text:span><text:span text:style-name="T890">’s inside me, </text:span><text:span text:style-name="T971">Heyar</text:span><text:span text:style-name="T890">.”</text:span></text:p>
      <text:p text:style-name="P846"><text:span text:style-name="T890"><text:tab/></text:span><text:span text:style-name="T896">She turns to exit the reflective ruin, a confused </text:span><text:span text:style-name="T972">yet intrigued</text:span><text:span text:style-name="T896"> Heyar close on her heels. </text:span></text:p>
      <text:p text:style-name="P330"/>
      <text:p text:style-name="P330"/>
      <text:p text:style-name="P484">___________________</text:p>
      <text:p text:style-name="P667"><text:span text:style-name="T2146">The W</text:span><text:span text:style-name="T2147">a</text:span><text:span text:style-name="T2194">steland</text:span><text:span text:style-name="T2146"> – </text:span><text:span text:style-name="T2187">The C</text:span><text:span text:style-name="T2195">rescent Canyon</text:span></text:p>
      <text:p text:style-name="P409"/>
      <text:p text:style-name="P409"/>
      <text:p text:style-name="P846"><text:span text:style-name="T1611"><text:tab/></text:span><text:span text:style-name="T173">The walls of a gargantuan canyon tower overhead, locked in a lengthy and ultimately futile staring match, like two brothers c</text:span><text:span text:style-name="T898">ompeting for</text:span><text:span text:style-name="T897"> a vacuous</text:span><text:span text:style-name="T173"> </text:span><text:span text:style-name="T973">claim to </text:span><text:span text:style-name="T173">superiority. Their kinship likely runs deep, as every fold, every curve on one side </text:span><text:span text:style-name="T973">of the canyon</text:span><text:span text:style-name="T173"> has a corresponding protrusion or convex counterpart </text:span><text:span text:style-name="T974">mirrored </text:span><text:span text:style-name="T173">on the other. Torn asunder by the hands of gods, these perfectly opposing siblings now spend eternity in each other’s antagonistic company.</text:span></text:p>
      <text:p text:style-name="P816"><text:tab/>Evidence of an ancient riverbed pours forth from the canyon as well, with water-rounded stones strewn about leading to a southern precipice. The sheer drop here is of an impressive magnitude and the long-dead waterfall that once fell from this ledge appears to have cut a path straight down to the bottom of the butte Kabu rests upon. Peering over the edge, Eidos spots a bridge halfway down uniting an incline coming out of the eastern crater with the western <text:span text:style-name="T2463">mountains</text:span>. Down the slope towards the east are some flatlands, bleached whiter than bones.</text:p>
      <text:p text:style-name="P846"><text:span text:style-name="T173"><text:tab/>Suddenly, the canyon mouth rudely belches dust and sand at Eidos </text:span><text:span text:style-name="T899">and her companion</text:span><text:span text:style-name="T173">. Fighting to stay upright, t</text:span><text:span text:style-name="T900">hey</text:span><text:span text:style-name="T173"> dig </text:span><text:span text:style-name="T900">t</text:span><text:span text:style-name="T173">he</text:span><text:span text:style-name="T900">i</text:span><text:span text:style-name="T173">r feet into the grainy floor and shield </text:span><text:span text:style-name="T900">t</text:span><text:span text:style-name="T173">he</text:span><text:span text:style-name="T900">i</text:span><text:span text:style-name="T173">r eyes with upraised forearm</text:span><text:span text:style-name="T900">s</text:span><text:span text:style-name="T173">. Once the gale subsides, smaller gusts echo through the canyon like mocking laughter as the eyeless face of the canyon stares down at what it hopes will be its next meal.</text:span></text:p>
      <text:p text:style-name="P846"><text:span text:style-name="T173"><text:tab/>Eidos and Heyar wend their way through the twisting path of the canyon—</text:span><text:span text:style-name="T901">a </text:span><text:span text:style-name="T173">long, warped passage, smoothed by the water that must have flowed through here once upon a dream. The rusted rock formations all about thankfully shelter them from heat and wind, though as payment they take their vision, never allowing more than a fifty pace stretch of unobstructed sight. A</text:span><text:span text:style-name="T901">nd b</text:span><text:span text:style-name="T173">efore long, they lose all sense of direction.</text:span></text:p>
      <text:p text:style-name="P846"><text:span text:style-name="T173"><text:tab/>Countless breaths pass </text:span><text:span text:style-name="T975">their</text:span><text:span text:style-name="T173"> lips and countless prints leave </text:span><text:span text:style-name="T975">their </text:span><text:span text:style-name="T173">feet before </text:span><text:span text:style-name="T976">they</text:span><text:span text:style-name="T173"> come upon t</text:span><text:span text:style-name="T903">he</text:span><text:span text:style-name="T173"> first landmark in this quiet plac</text:span><text:span text:style-name="T902">e;</text:span><text:span text:style-name="T173"> and it seems likely to be the last. Rounding a bend, the canyon widens out, setting </text:span><text:span text:style-name="T977">their</text:span><text:span text:style-name="T173"> vision free for an unfathomable expanse in the six directions.</text:span></text:p>
      <text:p text:style-name="P846"><text:span text:style-name="T173"><text:tab/>“</text:span><text:span text:style-name="T905">Look! It’s Heaven’s Bridge!” exclaims the ecstatic scholar. “To think that I would live to see it from this hidden angle! Ho ho!” </text:span></text:p>
      <text:p text:style-name="P846"><text:span text:style-name="T173"><text:tab/>Far off in the distance, the dying afternoon sun reflect</text:span><text:span text:style-name="T903">s off</text:span><text:span text:style-name="T173"> a leviathanic bridge as it slithers the span of the canyon in an uninterrupted arcing motion. Tho</text:span><text:span text:style-name="T904">usands of</text:span><text:span text:style-name="T173"> </text:span><text:span text:style-name="T904">interlocking plates, shiny as </text:span><text:span text:style-name="T173">polished mirrors, </text:span><text:span text:style-name="T904">coat the bridge like some kind of enormous metallic serpent.</text:span><text:span text:style-name="T173"> P</text:span><text:span text:style-name="T904">erhaps most stunning, </text:span><text:soft-page-break/><text:span text:style-name="T904">however, is that the structure</text:span><text:span text:style-name="T173"> miraculously lacks any and all supports. </text:span><text:span text:style-name="T904">It simply rests there as though suspended from the sky itself.</text:span></text:p>
      <text:p text:style-name="P846"><text:span text:style-name="T904"><text:tab/>“</text:span><text:span text:style-name="T906">Lo and behold! The towers of night and day!” </text:span><text:span text:style-name="T978">proclaims the scholar with great fanfare.</text:span><text:span text:style-name="T906"> “I’ve seen the Moon Tower thousands of times </text:span><text:span text:style-name="T979">before</text:span><text:span text:style-name="T906">, but from here it is a thousand times more beautiful </text:span><text:span text:style-name="T980">still</text:span><text:span text:style-name="T906">!”</text:span></text:p>
      <text:p text:style-name="P816"><text:tab/>While <text:span text:style-name="T2464">the canyon’s</text:span> western side <text:span text:style-name="T2465">hosts the brilliant splendor of</text:span> a shining silvered spire, the eastern termination is <text:span text:style-name="T2466">host</text:span> <text:span text:style-name="T2467">only to the </text:span>ruin<text:span text:style-name="T2468">ed stump of its kin</text:span>. The remains of <text:span text:style-name="T2469">the</text:span> golden sister tower have <text:span text:style-name="T2470">long since </text:span>toppled to the canyon floor, <text:span text:style-name="T2471">far</text:span> below the bestial bridge.</text:p>
      <text:p text:style-name="P846"><text:span text:style-name="T173"><text:tab/>“</text:span><text:span text:style-name="T906">Oh! And its fallen twin! </text:span><text:span text:style-name="T981">T</text:span><text:span text:style-name="T906">he Sun Tower! </text:span><text:span text:style-name="T907">How I long to walk its ruined halls!” </text:span><text:span text:style-name="T982">Turning to the opposite side of the canyon </text:span><text:span text:style-name="T983">and pointing</text:span><text:span text:style-name="T982">, he squeaks,</text:span><text:span text:style-name="T907"> “</text:span><text:span text:style-name="T908">And look! </text:span><text:span text:style-name="T982">I</text:span><text:span text:style-name="T908">t’s the Tambulan Bone Pile over there! Oh, Eidos! This was the best idea </text:span><text:span text:style-name="T984">ever</text:span><text:span text:style-name="T908">! I’m so glad we’re traveling together!” </text:span><text:span text:style-name="T909">he says as he skips off to explore.</text:span></text:p>
      <text:p text:style-name="P846"><text:span text:style-name="T173"><text:tab/>Looking across the gorge </text:span><text:span text:style-name="T983">to where Heyar pointed</text:span><text:span text:style-name="T173">, Eidos spies a series of caves honeycombing the far cliff face and a mountain of white piled on a ledge halfway down to the canyon floor, but both lie well beyond her reach; </text:span><text:span text:style-name="T911">f</text:span><text:span text:style-name="T173">or, while her eyes are now free to wander where they may, her feet have been sharply constrained—not far from where she stands, the canyon floor is sharply cut asunder by a second, deeper fissure in the earth’s skin.</text:span></text:p>
      <text:p text:style-name="P846"><text:span text:style-name="T173"><text:tab/>Staring down from i</text:span><text:span text:style-name="T911">ts</text:span><text:span text:style-name="T173"> edge, Eidos sees that the steep drop is both unclimbable and unsurvivable—eviden</text:span><text:span text:style-name="T911">ced</text:span><text:span text:style-name="T173"> by the shadows </text:span><text:span text:style-name="T911">consumption</text:span><text:span text:style-name="T173"> of </text:span><text:span text:style-name="T912">the fissure’s </text:span><text:span text:style-name="T173">greater depths. The </text:span><text:span text:style-name="T913">dastardly </text:span><text:span text:style-name="T173">recursive canyons within canyons, ripping the floor apart, insist on destroying all continuity of possible paths. </text:span><text:span text:style-name="T1943">Maybe I should just jump in… but then I’ll just end up in the Sanctuary again, won’t I?</text:span></text:p>
      <text:p text:style-name="P846"><text:span text:style-name="T909"><text:tab/>Turning her attention to the immediate surroundings, Eidos looks about the wide shelf affording her this panoramic view. </text:span><text:span text:style-name="T915">She quickly spots </text:span><text:span text:style-name="T909">Heyar milling about the area, presumably searching for some spectacular ‘discovery’ in a random pile of rocks.</text:span></text:p>
      <text:p text:style-name="P846"><text:span text:style-name="T909"><text:tab/>Off to the side, against the canyon wall is a simple lean-to and the ashes of a dead campfire. Further up, nearer the ledge, is a crude shrine built of dark stone. Eidos sees a small bundle of rags and cloth appears to have been placed before this altar, but a second glance betrays the form of the person hidden within the rags;</text:span><text:span text:style-name="T914"> </text:span><text:span text:style-name="T909">an old woman lies prostrate before the holy site, remaining still as death.</text:span></text:p>
      <text:p text:style-name="P846"><text:span text:style-name="T909"><text:tab/></text:span><text:span text:style-name="T916">Eidos approaches with a friendly, reassuring smile. As she nears the woman, Eidos notices tha</text:span><text:span text:style-name="T985">t</text:span><text:span text:style-name="T916"> the shrine is a stump of dark granite, its </text:span><text:span text:style-name="T986">glistening </text:span><text:span text:style-name="T987">black</text:span><text:span text:style-name="T916"> surface a contrast to the rusty sandstone native to the area. </text:span><text:span text:style-name="T988">From its </text:span><text:span text:style-name="T989">center</text:span><text:span text:style-name="T988">, a gentle stream of water flows out and </text:span><text:span text:style-name="T990">down</text:span><text:span text:style-name="T988"> the stone itself. </text:span><text:span text:style-name="T916">Nestled into three hollows, carved </text:span><text:span text:style-name="T991">just </text:span><text:span text:style-name="T992">above the water’s exit, </text:span><text:span text:style-name="T916">are three distinct objects.</text:span></text:p>
      <text:p text:style-name="P846"><text:span text:style-name="T916"><text:tab/>The first is an oval carved in marble of the purest white, veins of </text:span><text:span text:style-name="T993">coppery green</text:span><text:span text:style-name="T916"> snaking through it. A simply hewn, but richly crafted black granite disk is embedded within the oval. A</text:span><text:span text:style-name="T994">nd upon the disk, a</text:span><text:span text:style-name="T916"> woman in flowing robes with g</text:span><text:span text:style-name="T917">reen spear</text:span><text:span text:style-name="T916"> and raised hand are depicted with such care as if to suggest she could step from the piece at any moment. The eyes in particular seem filled with life, intellect and foreboding.</text:span></text:p>
      <text:p text:style-name="P846"><text:span text:style-name="T173"><text:tab/>In t</text:span><text:span text:style-name="T918">he</text:span><text:span text:style-name="T173"> second hollow, a wooden plate sits propped up on its edge. </text:span><text:span text:style-name="T995">Both</text:span><text:span text:style-name="T173"> </text:span><text:span text:style-name="T996">crude</text:span><text:span text:style-name="T173"> </text:span><text:span text:style-name="T995">and</text:span><text:span text:style-name="T173"> grotesque, </text:span><text:span text:style-name="T995">i</text:span><text:span text:style-name="T173">t is whittled from worm-gnawed timber and its eating surface is painted with </text:span><text:span text:style-name="T997">a </text:span><text:span text:style-name="T173">black tar.</text:span></text:p>
      <text:p text:style-name="P846"><text:span text:style-name="T173"><text:tab/>The third and final space is filled with a metal c</text:span><text:span text:style-name="T920">halice</text:span><text:span text:style-name="T173">, roughly cast from pewter, or its kin. It seems unremarkable in comparison to the other objects. H</text:span><text:span text:style-name="T921">owever,</text:span><text:span text:style-name="T173"> it emanates an aura of danger, as if to warn Eidos never to drink from </text:span><text:span text:style-name="T922">it </text:span><text:span text:style-name="T923">n</text:span><text:span text:style-name="T922">or </text:span><text:span text:style-name="T173">any o</text:span><text:span text:style-name="T919">f its ilk</text:span><text:span text:style-name="T173">.</text:span></text:p>
      <text:p text:style-name="P846"><text:span text:style-name="T173"><text:tab/></text:span><text:span text:style-name="T926">Suddenly, the woman begins to chant, “The Waste is but a path and I am a mere traveler on that path!</text:span></text:p>
      <text:p text:style-name="P819"><text:tab/>“I’ll not fear the Unseen of the Waste, for their deaths brin’ glory to the brothers of Biracul!</text:p>
      <text:p text:style-name="P819"><text:tab/>“I’ll rejoice at the sight of the draugnir, for they test the sisters of Ark!</text:p>
      <text:p text:style-name="P819"><text:tab/>“I’ll not turn away from the Jinns of the desert, for they’re flames, catchin’ the Eye that gives sight to the One!</text:p>
      <text:p text:style-name="P846"><text:soft-page-break/><text:span text:style-name="T173"><text:tab/></text:span><text:span text:style-name="T927">Growing in intensity, she proclaims, “Biracul, turn your Eye to me and I’ll awaken from my sleep!</text:span></text:p>
      <text:p text:style-name="P846"><text:span text:style-name="T927"><text:tab/>“Ark, brin’ me your s</text:span><text:span text:style-name="T928">pear</text:span><text:span text:style-name="T927"> and I’ll make a feast for you to roast in the fire imperishable!</text:span></text:p>
      <text:p text:style-name="P238"><text:tab/>“I’ll fulfill the covenant and feast on the soup of shadows!</text:p>
      <text:p text:style-name="P238"><text:tab/>“On my watch, no Jinnwraith’ll ever prevail!” <text:span text:style-name="T2441">she squeals, bathing in the ecstasy of her religious fervor.</text:span></text:p>
      <text:p text:style-name="P238"><text:tab/><text:span text:style-name="T2441">Eidos cautiously approaches, “Don’t be afraid; I mean you no harm.” </text:span><text:span text:style-name="T1925">Why not? She’s probably just going to try to harm us.</text:span></text:p>
      <text:p text:style-name="P238"><text:span text:style-name="T1925"><text:tab/></text:span><text:span text:style-name="T2442">“Hmmm? Unless you be the Jinnwraith reborn, I think you no draugnir,” says the woman, drawing away from Eidos. “Does an Unseen stand before me as yet untaken by the breath of nightmare?”</text:span></text:p>
      <text:p text:style-name="P238"><text:tab/>“<text:span text:style-name="T2443">An Unseen? I don’t know what…”</text:span></text:p>
      <text:p text:style-name="P667"><text:span text:style-name="T471"><text:tab/>“No, you don’t have the look of a Kaban from any township. A wayfarer </text:span><text:span text:style-name="T929">then,</text:span><text:span text:style-name="T471"> passi</text:span><text:span text:style-name="T929">n’</text:span><text:span text:style-name="T471"> into this plane from parts unknown.”</text:span></text:p>
      <text:p text:style-name="P238"><text:tab/><text:span text:style-name="T2444">Sensing an opportunity, Eidos follows the old woman’s lead, “You’re right! I’m not from around here. What can you tell me about this place?”</text:span></text:p>
      <text:p text:style-name="P238"><text:tab/><text:span text:style-name="T2445">Not yet convinced, the cagey hag stares at her suspiciously, but answers, “</text:span>You stand at a most holy site! It was on yonder bridge that the Jinnwraith Rikharr came to destroy us, and before it stands the scab left by the Sun Tower’s destruction!” <text:span text:style-name="T2446">Then, as if beginning a lecture she had recited a thousand times prior, </text:span>“But Ark broke their forces in return, chasin’ them back to the depths of the Graylands!</text:p>
      <text:p text:style-name="P238"><text:tab/>“<text:span text:style-name="T3">Here, I keep my vigil! At the very site of her descent! Until I’m called upon to fulfill my oath as Valvorthr!</text:span></text:p>
      <text:p text:style-name="P290"><text:tab/>“And so we shall continue to do, until the return of our Lady!”</text:p>
      <text:p text:style-name="P667"><text:span text:style-name="T1482"><text:tab/></text:span><text:span text:style-name="T2101">Let’s kill her, before she kills us!</text:span><text:span text:style-name="T1483"> </text:span><text:span text:style-name="T2102">Luin, you know you want to! </text:span><text:span text:style-name="T1483">Eidos tries to rein in her sudden bloodlust, “And was the prayer you were r</text:span><text:span text:style-name="T1484">eciting</text:span><text:span text:style-name="T1483"> </text:span><text:span text:style-name="T1485">just now</text:span><text:span text:style-name="T1483"> for your lady?”</text:span></text:p>
      <text:p text:style-name="P667"><text:span text:style-name="T471"><text:tab/>“…</text:span><text:span text:style-name="T930">Yes! The ‘Twilight Litany’! The words to steel our hearts against the enemies of Ark and the Dawn!</text:span></text:p>
      <text:p text:style-name="P667"><text:span text:style-name="T930"><text:tab/>“As Biracul watches over us from the Eye of Heaven, so too does Ark guard our souls in the Graylands!” </text:span><text:span text:style-name="T1926">Come on! Let’s do it! It’s not like it matters. Nothing matters.</text:span></text:p>
      <text:p text:style-name="P667"><text:span text:style-name="T930"><text:tab/>“Here, I keep my vigil! At the very site of her descent! Until I’m called upon to fulfill my oath as Valvorthr!” </text:span><text:span text:style-name="T931">repeats the woman.</text:span></text:p>
      <text:p text:style-name="P250"><text:tab/>“And so we shall continue to do, until the return of our Lady!”</text:p>
      <text:p text:style-name="P667"><text:span text:style-name="T931"><text:tab/></text:span><text:span text:style-name="T1927">Do it body. Kill her. </text:span><text:span text:style-name="T1934">Luin! Get out here! </text:span><text:span text:style-name="T932">Eidos’ hands take on an emerald glow. “No!” Every fiber of Eidos’ diplomatic being screams in horror.</text:span></text:p>
      <text:p text:style-name="P667"><text:span text:style-name="T932"><text:tab/></text:span><text:span text:style-name="T933">The old woman looks on in awe as Luin manifests as a shimmering green sword. </text:span><text:span text:style-name="T934">The woman bows before Eidos.</text:span></text:p>
      <text:p text:style-name="P667"><text:span text:style-name="T934"><text:tab/>“Lady Ark! </text:span><text:span text:style-name="T998">It’s you! </text:span><text:span text:style-name="T934">We knew you’d return! </text:span><text:span text:style-name="T935">We, your faithful Valvorthr!” </text:span><text:span text:style-name="T936">She kisses the ground three times. “Your servant Karra awaits your </text:span><text:span text:style-name="T999">every </text:span><text:span text:style-name="T936">command!”</text:span></text:p>
      <text:p text:style-name="P667"><text:span text:style-name="T936"><text:tab/>“…nooo…</text:span><text:span text:style-name="T937">” Eidos weeps </text:span><text:span text:style-name="T1000">weakly</text:span><text:span text:style-name="T937">, as her hand lowers Luin’s blade, freeing Karra’s neck from her shoulders.</text:span><text:span text:style-name="T1928"> </text:span><text:span text:style-name="T1929">Yes!</text:span></text:p>
      <text:p text:style-name="P667"><text:span text:style-name="T938"><text:tab/></text:span><text:span text:style-name="T939">Heyar looks on in shock, smiling nervously. </text:span><text:span text:style-name="T940">But Luin soon finds itself piercing the scholar’s gut. Eidos </text:span><text:span text:style-name="T1001">then</text:span><text:span text:style-name="T940"> kicks the scholar off the blade and into the abyss at the bottom of the canyon.</text:span></text:p>
      <text:p text:style-name="P667"><text:span text:style-name="T940"><text:tab/>“…why…?</text:span><text:span text:style-name="T941">” she sobs </text:span><text:span text:style-name="T1002">falling to her knees</text:span><text:span text:style-name="T941">.</text:span></text:p>
      <text:p text:style-name="P667"><text:span text:style-name="T941"><text:tab/></text:span><text:span text:style-name="T1930">I… I don’t know… it’s just </text:span><text:span text:style-name="T1932">so </text:span><text:span text:style-name="T1930">unfair! Everything about this place is unfair!</text:span></text:p>
      <text:p text:style-name="P667"><text:span text:style-name="T941"><text:tab/></text:span><text:span text:style-name="T942">She </text:span><text:span text:style-name="T943">scrambles to</text:span><text:span text:style-name="T942"> Karra’s corpse, </text:span><text:span text:style-name="T943">and buries her face in the rags.</text:span></text:p>
      <text:p text:style-name="P667"><text:span text:style-name="T943"><text:tab/></text:span><text:span text:style-name="T1935">What’re you doing? </text:span><text:span text:style-name="T1936">Stop it!</text:span></text:p>
      <text:p text:style-name="P667"><text:span text:style-name="T1936"><text:tab/></text:span><text:span text:style-name="T943">Eidos wails uncontrollably,</text:span><text:span text:style-name="T942"> bathing the body in her tears, “I’m sorry… I’m so sorry…”</text:span></text:p>
      <text:p text:style-name="P667"><text:span text:style-name="T942"><text:tab/></text:span><text:span text:style-name="T1931">No! I didn’t do anything wrong! These people are wrong! This place is wrong! </text:span><text:span text:style-name="T1937">You’re wrong, body!</text:span></text:p>
      <text:p text:style-name="P667"><text:soft-page-break/><text:span text:style-name="T1937"><text:tab/></text:span><text:span text:style-name="T942">“I didn’t want to hurt you…” Eidos hugs the old woman tightly, spilling </text:span><text:span text:style-name="T944">forth</text:span><text:span text:style-name="T942"> the contents of her rags—a wooden tube and an obsidian dagger.</text:span></text:p>
      <text:p text:style-name="P667"><text:span text:style-name="T942"><text:tab/></text:span><text:span text:style-name="T1931">See! She was armed! She would’ve tried to hurt me!</text:span></text:p>
      <text:p text:style-name="P667"><text:span text:style-name="T1931"><text:tab/></text:span><text:span text:style-name="T942">Eidos simply weeps.</text:span></text:p>
      <text:p text:style-name="P667"><text:span text:style-name="T1928"><text:tab/></text:span><text:span text:style-name="T1933">She would’ve… </text:span><text:span text:style-name="T1934">hurt me… </text:span><text:span text:style-name="T1933">would have…</text:span></text:p>
      <text:p text:style-name="P145"><text:tab/></text:p>
      <text:p text:style-name="Standard"><text:span text:style-name="T2293"><text:tab/></text:span><text:span text:style-name="T1488">Oh, no… What have I done?</text:span></text:p>
      <text:p text:style-name="P775"><text:span text:style-name="T2288">A</text:span><text:span text:style-name="T2293">n E</text:span><text:span text:style-name="T2295">nding</text:span></text:p>
      <text:p text:style-name="P327"/>
      <text:p text:style-name="P327"/>
      <text:p text:style-name="P480">__________________</text:p>
      <text:p text:style-name="P656"><text:span text:style-name="T2146">The W</text:span><text:span text:style-name="T2151">asteland </text:span><text:span text:style-name="T2146">– </text:span><text:span text:style-name="T2150">The </text:span><text:span text:style-name="T2151">V</text:span><text:span text:style-name="T2196">edt</text:span></text:p>
      <text:p text:style-name="P405"/>
      <text:p text:style-name="P405"/>
      <text:p text:style-name="P659"><text:span text:style-name="T2050"><text:tab/></text:span><text:span text:style-name="T1190">Eidos opens her eyes </text:span><text:span text:style-name="T1323">to find s</text:span><text:span text:style-name="T1190">he is trudging through the burning sands of the northern Wastes. How she arrived h</text:span><text:span text:style-name="T1323">ere, she cannot recall</text:span><text:span text:style-name="T1190">. </text:span><text:span text:style-name="T1193">Grasped tightly in </text:span><text:span text:style-name="T1324">either </text:span><text:span text:style-name="T1193">hand are</text:span><text:span text:style-name="T1190"> t</text:span><text:span text:style-name="T1324">he personal </text:span><text:span text:style-name="T1190">effects </text:span><text:span text:style-name="T1324">that spilled out from her victim’s rags</text:span><text:span text:style-name="T1190">, the small wooden tube and the obsidian dagger. </text:span><text:span text:style-name="T2051">I killed her.</text:span></text:p>
      <text:p text:style-name="P659"><text:span text:style-name="T1192"><text:tab/></text:span><text:span text:style-name="T1193">She had slain several inhuman Neverborn up to this point, but never before had she taken a human’s life. Her total loss of control to the forces inside her shook Eidos to the core. </text:span><text:span text:style-name="T1197">But even d</text:span><text:span text:style-name="T1198">espite the </text:span><text:span text:style-name="T1199">constant </text:span><text:span text:style-name="T1198">tragedies </text:span><text:span text:style-name="T1199">and perpetual failures</text:span><text:span text:style-name="T1198"> that befall her</text:span><text:span text:style-name="T1197">, she moves forward.</text:span><text:span text:style-name="T1193"> </text:span><text:span text:style-name="T2052">G</text:span><text:span text:style-name="T2053">one forever</text:span><text:span text:style-name="T2052">.</text:span></text:p>
      <text:p text:style-name="P131"><text:span text:style-name="T1611"><text:tab/></text:span><text:span text:style-name="T173">The terrain evens out into a flat plateau. Yet, while Eidos is now spared the exertion of steep ascents, the </text:span><text:span text:style-name="T1003">unrelenting </text:span><text:span text:style-name="T173">wind is likewise free of impediment. Soon, a deadly mixture of fine particles and razor-</text:span><text:span text:style-name="T945">sharp sand</text:span><text:span text:style-name="T173"> is conjured up from the ground, spiraling all about her. Eidos is forced to shield her unprotected eyes against the stinging cyclones of glassy assailants. </text:span><text:span text:style-name="T1938">And I did it.</text:span></text:p>
      <text:p text:style-name="P659"><text:span text:style-name="T1191"><text:tab/>Up ahead, through the whirling veil of dust and sand, she can make out a </text:span><text:span text:style-name="T1194">forest of</text:span><text:span text:style-name="T1191"> white pillars, salty giants rising up from the desert wastes </text:span><text:span text:style-name="T1195">with a regularity belying their artificial nature</text:span><text:span text:style-name="T1191">. </text:span><text:span text:style-name="T1195">And yet the forest is vast, utterly beyond the r</text:span><text:span text:style-name="T1324">each </text:span><text:span text:style-name="T1195">of man. </text:span><text:span text:style-name="T2054">My body tried to stop it.</text:span></text:p>
      <text:p text:style-name="P659"><text:span text:style-name="T1195"><text:tab/>Several hundred rhythmic thuds of her feet against the sand c</text:span><text:span text:style-name="T1196">arry</text:span><text:span text:style-name="T1195"> </text:span><text:span text:style-name="T1196">her </text:span><text:span text:style-name="T1195">close</text:span><text:span text:style-name="T1196">r</text:span><text:span text:style-name="T1195"> to the sleeping giants. Nearby, a quick flash catches Eidos’ eye. Between her and the salt pillars, a m</text:span><text:span text:style-name="T1196">assive mound</text:span><text:span text:style-name="T1195"> half-buried in a dune of silt and sand enters her awareness. It appears to be a calcified mound with hints of cobalt blue beneath, shimmering in the midday sun. </text:span><text:span text:style-name="T2054">I’m the murder</text:span><text:span text:style-name="T2055">er</text:span><text:span text:style-name="T2054">.</text:span></text:p>
      <text:p text:style-name="P660"><text:span text:style-name="T1201"><text:tab/>Drawing nearer, she realizes the mound is no natural feature of the land. It looks to be the desiccated remains of a long-dead creature. Walking around it some twenty paces, Eidos </text:span><text:span text:style-name="T1325">sees </text:span><text:span text:style-name="T1201">only part of its head and spine </text:span><text:span text:style-name="T1325">clawing through a sandy outer crust, like the fleeing bones of a man unaware of his own death</text:span><text:span text:style-name="T1201">. </text:span><text:span text:style-name="T1200">The sight sparks a memory. </text:span><text:span text:style-name="T1326">The memory </text:span><text:span text:style-name="T1200">of a beast named Gurgadon and its tomb with</text:span><text:span text:style-name="T1326">in</text:span><text:span text:style-name="T1200"> the Wellspring.</text:span></text:p>
      <text:p text:style-name="P660"><text:span text:style-name="T1200"><text:tab/></text:span><text:span text:style-name="T1202">Reaching a hand to its lower jaw, she gently caresses it, “Why must everything die?” </text:span><text:span text:style-name="T2056">Why can’t I?</text:span></text:p>
      <text:p text:style-name="P660"><text:span text:style-name="T1202"><text:tab/>The beast’s maw alone is enormous, like a cave entrance with stalactites and stalagmites </text:span><text:span text:style-name="T1327">p</text:span><text:span text:style-name="T1331">iercing</text:span><text:span text:style-name="T1327"> i</text:span><text:span text:style-name="T1328">nward</text:span><text:span text:style-name="T1327"> from all sides</text:span><text:span text:style-name="T1202">. C</text:span><text:span text:style-name="T1329">overed in its entirety by </text:span><text:span text:style-name="T1202">a white crust, all vestiges of </text:span><text:span text:style-name="T1329">the </text:span><text:span text:style-name="T1202">cobalt </text:span><text:span text:style-name="T1329">theoretically </text:span><text:span text:style-name="T1202">beneath </text:span><text:span text:style-name="T1329">remain hidden</text:span><text:span text:style-name="T1202">. </text:span><text:span text:style-name="T1203">Thi</text:span><text:span text:style-name="T1330">s whiteness</text:span><text:span text:style-name="T1203"> is distinct from the sands, but carries a striking resemblance to the pillars of the forest behind her.</text:span></text:p>
      <text:p text:style-name="P267"><text:tab/>Seeking to fit the whole creature within her field of view, Eidos backs away from the beast’s mouth, and in so doing, nearly falls into a sudden depression in the sand. The displaced chunk appears to have collapsed down onto a lower shelf, a place she could certainly descend to, but would equally certainly be unable to return from.</text:p>
      <text:p text:style-name="P661"><text:span text:style-name="T1203"><text:tab/>B</text:span><text:span text:style-name="T1204">eneath her feet</text:span><text:span text:style-name="T1203">, the ground is formed from writhing, snaking patterns of what looks to be impacted salt, melted together under immense heat or pressure. Jutting </text:span><text:span text:style-name="T1332">up </text:span><text:span text:style-name="T1203">from this surface are jagged s</text:span><text:span text:style-name="T1333">pikes</text:span><text:span text:style-name="T1203"> </text:span><text:span text:style-name="T1205">of ever-increasing height,</text:span><text:span text:style-name="T1203"> composed of the same white crystalline material </text:span><text:span text:style-name="T1334">that seems to cover the pillars</text:span><text:span text:style-name="T1203">. Thes</text:span><text:span text:style-name="T1335">e </text:span><text:span text:style-name="T1336">spikes</text:span><text:span text:style-name="T1203"> l</text:span><text:span text:style-name="T1206">ead from the creature’s open mouth out</text:span><text:span text:style-name="T1203"> into the east and merge with the salt pillars below.</text:span></text:p>
      <text:p text:style-name="P662"><text:span text:style-name="T1203"><text:tab/>She </text:span><text:span text:style-name="T1337">again </text:span><text:span text:style-name="T1203">regards the beast. </text:span><text:span text:style-name="T1207">T</text:span><text:span text:style-name="T1203">he calcified layer atop the metallic husk seems to have been a trait acquired </text:span><text:span text:style-name="T1210">postmortem.</text:span><text:span text:style-name="T1203"> </text:span><text:span text:style-name="T1208">It </text:span><text:span text:style-name="T1203">cracks away at random intervals, flaking off and rejoining its dusty brethren </text:span><text:soft-page-break/><text:span text:style-name="T1203">upon the desert f</text:span><text:span text:style-name="T1338">loor</text:span><text:span text:style-name="T1203">. What is visible of the carcass </text:span><text:span text:style-name="T1209">shows the dying reflections of </text:span><text:span text:style-name="T1203">large segmented plates, </text:span><text:span text:style-name="T1209">dulling with age</text:span><text:span text:style-name="T1203">.</text:span></text:p>
      <text:p text:style-name="P662"><text:span text:style-name="T1203"><text:tab/>Numerous gashes and puncture wounds provide a look into this beast’s violent life, as well as its equally violent end. Peering into one of the wounds, the meager rays of the </text:span><text:span text:style-name="T1211">waning</text:span><text:span text:style-name="T1203"> sun unveil pools of blue liquid welled up within. Yet the sun is weak and frightened to reach deeper into this dark and deathly domain.</text:span></text:p>
      <text:p text:style-name="P662"><text:span text:style-name="T1203"><text:tab/></text:span><text:span text:style-name="T1212">Feeling like a fading flame, Eidos plops down on the sand and rests her back against the fallen beast. She needs to think. She needs to decide where to go from here. The diplomat in her wants to seek out people, to help them. B</text:span><text:span text:style-name="T1213">ut w</text:span><text:span text:style-name="T1212">hen she trie</text:span><text:span text:style-name="T1213">s</text:span><text:span text:style-name="T1212"> to help, she </text:span><text:span text:style-name="T1213">only ends up </text:span><text:span text:style-name="T1212">hurti</text:span><text:span text:style-name="T1213">ng</text:span><text:span text:style-name="T1212">.</text:span></text:p>
      <text:p text:style-name="P662"><text:span text:style-name="T1212"><text:tab/>“</text:span><text:span text:style-name="T1213">I can’t be trusted around people.”</text:span></text:p>
      <text:p text:style-name="P662"><text:span text:style-name="T1213"><text:tab/></text:span><text:span text:style-name="T1214">She sighs, unintentionally relaxing her grip on the two items she carried </text:span><text:span text:style-name="T1339">from the canyon</text:span><text:span text:style-name="T1214">. They fall to the sands, the dagger sticking upright in the ground and the wooden tube popping open to reveal a worn piece of vellum hidden within.</text:span></text:p>
      <text:p text:style-name="P662"><text:span text:style-name="T1214"><text:tab/></text:span><text:span text:style-name="T1215">Eidos hesitates, wondering if she should read the words of the woman she killed.</text:span></text:p>
      <text:p text:style-name="P663"><text:span text:style-name="T1215"><text:tab/>“But what if it’s her last will? Then I could help grant her dying wish.” She a</text:span><text:span text:style-name="T1216">dds</text:span><text:span text:style-name="T1215"> with an ironic smile, “</text:span><text:span text:style-name="T1216">It’d be better than leaving things as they are.”</text:span></text:p>
      <text:p text:style-name="P663"><text:span text:style-name="T1216"><text:tab/></text:span><text:span text:style-name="T1217">Thus, in search of a possibility for atonement, she reads.</text:span></text:p>
      <text:p text:style-name="P268"/>
      <text:p text:style-name="P268"/>
      <text:p text:style-name="P793">MANUAL OF THE VALVORTHR</text:p>
      <text:p text:style-name="P790">‘The Three Trials’ </text:p>
      <text:p text:style-name="P790">cr. Khloud of Kavu</text:p>
      <text:p text:style-name="P790"/>
      <text:p text:style-name="P790"><text:tab/>The path of the Valvorthr, should one survive, will lead to judgment by Our Lady. Any who meet the stone-cold gaze of the twinned Arks will be slain. Only through the annihilation of the mind can these Neverborn be appeased.</text:p>
      <text:p text:style-name="P790"><text:tab/></text:p>
      <text:p text:style-name="P790"><text:tab/>Then will come the Nattverthr: the Holy Supper at which the Valvorthr must dine. But no sustenance will be upon at that table. Instead, one must sup upon the soup of shadows.</text:p>
      <text:p text:style-name="P790"><text:tab/></text:p>
      <text:p text:style-name="P790"><text:tab/>Third and last will come the Libation. But do not be deceived! Sip not from that charnel cup of silver, or you will have made a pact with the accursed Famlaz and be banished to the Crimson Field beyond the Graylands.</text:p>
      <text:p text:style-name="P790"><text:tab/></text:p>
      <text:p text:style-name="P791"><text:span text:style-name="T1217"><text:tab/>Rather, with the Three Trials overcome, you will drink deep of the Living Chalice and abide forever in the home of Our Lady, </text:span><text:span text:style-name="T1218">keeping </text:span><text:span text:style-name="T1219">faithful </text:span><text:span text:style-name="T1218">watch over the Enemy </text:span><text:span text:style-name="T1219">until her return</text:span><text:span text:style-name="T1217">!</text:span></text:p>
      <text:p text:style-name="P269"><text:tab/> </text:p>
      <text:p text:style-name="P270"/>
      <text:p text:style-name="P659"><text:span text:style-name="T1195"><text:tab/></text:span><text:span text:style-name="T1220">Eidos lets the vellum fall to the ground, her open hands reaching up to cup her face. She cries once more for Karra. </text:span><text:span text:style-name="T1221">But this time, she cries only the few tears she has left. </text:span><text:span text:style-name="T1340">Tears will not move her feet. Tears will not keep her from further tragedy.</text:span></text:p>
      <text:p text:style-name="P659"><text:span text:style-name="T1221"><text:tab/>Wiping her eyes, she stands </text:span><text:span text:style-name="T1222">and </text:span><text:span text:style-name="T1221">looks out into the pillars of the salt forest to the east. </text:span><text:span text:style-name="T1222">There is nothing more she can do here. N</text:span><text:span text:style-name="T1223">o more tears to cry. No more time to regret. Thus, she resolves to enter the unknown in search of purpose. Thus, she decides to m</text:span><text:span text:style-name="T1340">ove on</text:span><text:span text:style-name="T1223">.</text:span></text:p>
      <text:p text:style-name="P328"><text:soft-page-break/></text:p>
      <text:p text:style-name="P328"/>
      <text:p text:style-name="P481">_____________________</text:p>
      <text:p text:style-name="P664"><text:span text:style-name="T2146">The W</text:span><text:span text:style-name="T2147">a</text:span><text:span text:style-name="T2194">steland</text:span><text:span text:style-name="T2146"> – </text:span><text:span text:style-name="T2187">The S</text:span><text:span text:style-name="T2197">alt Forest</text:span></text:p>
      <text:p text:style-name="P406"/>
      <text:p text:style-name="P406"/>
      <text:p text:style-name="P830"><text:span text:style-name="T2050"><text:tab/></text:span><text:span text:style-name="T1191">Eidos descends with unwanted swiftness, the grit of granulated crystal causing her to slide uncontrollably, straight down the steep incline. A rather abrupt metamorphosis </text:span><text:span text:style-name="T1224">transforms the steep incline</text:span><text:span text:style-name="T1191"> into a sheer drop, casting Eidos into a pile of loose salt below. The resulting impact sends a dull thud echoing through the rising white pillars all around her. The echoes reflect and collide, eventually enveloping Eidos in their mocking laughter.</text:span></text:p>
      <text:p text:style-name="P830"><text:span text:style-name="T1191"><text:tab/></text:span><text:span text:style-name="T1341">Looking up, the ledge appears to be just shy of twice her height away from the pile. A</text:span><text:span text:style-name="T1342">s she suspected, t</text:span><text:span text:style-name="T1341">here is no going back </text:span><text:span text:style-name="T1342">now</text:span><text:span text:style-name="T1341">.</text:span></text:p>
      <text:p text:style-name="P830"><text:span text:style-name="T1191"><text:tab/>The </text:span><text:span text:style-name="T1224">sound of the </text:span><text:span text:style-name="T1191">crash lingers in the air, but soon races away from her, and th</text:span><text:span text:style-name="T1225">is</text:span><text:span text:style-name="T1191"> decrescendo highlights her labored breaths. </text:span><text:span text:style-name="T1225">Rising from the pile,</text:span><text:span text:style-name="T1191"> the grating sound of salt on salt a</text:span><text:span text:style-name="T1226">gain fills the environs with weak </text:span><text:span text:style-name="T1227">but sharp </text:span><text:span text:style-name="T1226">r</text:span><text:span text:style-name="T1228">everberations</text:span><text:span text:style-name="T1191">. She steps i</text:span><text:span text:style-name="T1231">nto</text:span><text:span text:style-name="T1229"> the forest</text:span><text:span text:style-name="T1191">, ev</text:span><text:span text:style-name="T1230">ery step,</text:span><text:span text:style-name="T1191"> every action answered back by magnified distortions </text:span><text:span text:style-name="T1230">echoing o</text:span><text:span text:style-name="T1232">f</text:span><text:span text:style-name="T1230">f the massive pillars around her</text:span><text:span text:style-name="T1191">.</text:span></text:p>
      <text:p text:style-name="P830"><text:span text:style-name="T1191"><text:tab/>Her view widens to take in her environment. Yet, her vision meets nothing but the rough surfaces of the pale columns, the spaces between each pillar filled by </text:span><text:span text:style-name="T1343">other </text:span><text:span text:style-name="T1191">pillars deeper into the forest. In every direction, white c</text:span><text:span text:style-name="T1344">olumns</text:span><text:span text:style-name="T1191"> of milky crystal impede her vision. Even the sky above is obscured by the chalky giants looming over her.</text:span></text:p>
      <text:p text:style-name="P830"><text:span text:style-name="T1191"><text:tab/>However, the stark whiteness of the scene also highlights the fine particles of black dust drifting between the milky quartzite trunks with a speed that defies the stillness of the air. These particles never settle but </text:span><text:span text:style-name="T1233">instead </text:span><text:span text:style-name="T1191">glide through space as though buoyed up by invisible currents and eddies.</text:span></text:p>
      <text:p text:style-name="P830"><text:span text:style-name="T1191"><text:tab/>The absence of unique landmarks make one direction as good as any other, </text:span><text:span text:style-name="T1234">and as such she heads to her right, </text:span><text:span text:style-name="T1235">to find the southern edge of the forest</text:span><text:span text:style-name="T1234">.</text:span></text:p>
      <text:p text:style-name="P830"><text:span text:style-name="T1234"><text:tab/>As the crunch of her footfalls reverberate through the desolate environs, it is not long before the ledge whence she d</text:span><text:span text:style-name="T1236">escended</text:span><text:span text:style-name="T1234"> has vanished from her sight. Walking ever deeper into the forest, the canopy of salt pillars blinds her to the world outside. Even the hour of day is lost to her, yet all is illuminated, as the ghostly stone shapes around r</text:span><text:span text:style-name="T1345">eflect</text:span><text:span text:style-name="T1234"> light from sources unseen.</text:span></text:p>
      <text:p text:style-name="P830"><text:span text:style-name="T1234"><text:tab/>Then, Eidos’ vision blurs and her stomach churns. </text:span><text:span text:style-name="T1237">The world starts to spin. Her very thoughts seem to fade, as if slowly eroding in an unseen current</text:span><text:span text:style-name="T1234">. While her surroundings now seem cast in even starker relief, the Glyphs within her mind feel more distant and more difficult to recall.</text:span></text:p>
      <text:p text:style-name="P830"><text:span text:style-name="T1234"><text:tab/>But soon, this </text:span><text:span text:style-name="T1237">revolting sensation</text:span><text:span text:style-name="T1234"> passes and she regains her focus, forcing the sense of irrecoverable loss to the depths of her mind. </text:span><text:span text:style-name="T1238">She stands up, not remembering having fallen, and wipes the </text:span><text:span text:style-name="T1346">dark </text:span><text:span text:style-name="T1238">vomit from her mouth, not remembering having wretched.</text:span></text:p>
      <text:p text:style-name="P831"><text:span text:style-name="T1234"><text:tab/>Looking around, Eidos finds no directional logic to the place. North and south might as well be pointing the same way and east-west could arguably be pointing in at each other. </text:span><text:span text:style-name="T1239">She is now utterly lost. </text:span><text:span text:style-name="T1347">But as of instinct, she keeps moving.</text:span></text:p>
      <text:p text:style-name="P831"><text:span text:style-name="T1239"><text:tab/></text:span><text:span text:style-name="T1234">The unending files of white clones and their unnerving stillness give the impression she travers</text:span><text:span text:style-name="T1241">es</text:span><text:span text:style-name="T1234"> a frozen s</text:span><text:span text:style-name="T1239">egment</text:span><text:span text:style-name="T1234"> of time—an illusion betrayed by the movement of her mind, the sound of her breath, and swirling </text:span><text:span text:style-name="T1240">motes of</text:span><text:span text:style-name="T1234"> black dust all around.</text:span></text:p>
      <text:p text:style-name="P820"><text:tab/>Suddenly, a sound.</text:p>
      <text:p text:style-name="P820"><text:tab/>Off in the distance…</text:p>
      <text:p text:style-name="P830"><text:span text:style-name="T1234"><text:tab/></text:span><text:span text:style-name="T1242">She stands still as death. It cannot be an echo of her footsteps. She </text:span><text:span text:style-name="T1243">spots </text:span><text:span text:style-name="T1242">the fresh tracks in the salt.</text:span></text:p>
      <text:p text:style-name="P830"><text:span text:style-name="T1242"><text:tab/></text:span><text:span text:style-name="T1244">Footprints.</text:span></text:p>
      <text:p text:style-name="P821"><text:soft-page-break/><text:tab/>Human feet.</text:p>
      <text:p text:style-name="P822"><text:tab/>She is not alone. Someone or something else wanders this forest with her.</text:p>
      <text:p text:style-name="P820"><text:tab/>Eidos swims through the interminable sea of white, following the dimples made in the thick sand by some Wasteland interloper. The distance between the tracks suggests a sprint. Yet, soon the stride contracts as they come upon a second set. These new tracks consist of parallel lines punctuated by heavy dimples closely spaced. Merging like tributaries of a river desperate to reach the sea, the tracks shift downhill, off toward the left.</text:p>
      <text:p text:style-name="P830"><text:span text:style-name="T1234"><text:tab/>“</text:span><text:span text:style-name="T1245">Two people. O</text:span><text:span text:style-name="T1348">ne</text:span><text:span text:style-name="T1245"> dragging their feet… </text:span><text:span text:style-name="T1348">Injured</text:span><text:span text:style-name="T1245">?”</text:span></text:p>
      <text:p text:style-name="P830"><text:span text:style-name="T1245"><text:tab/>Eidos looks around and sees no signs of blood, though thick black goo dots the path carved out by the track</text:span><text:span text:style-name="T1349">s</text:span><text:span text:style-name="T1245">. She moves to touch it, but the heat radiating from the dark s</text:span><text:span text:style-name="T1349">ubstance</text:span><text:span text:style-name="T1245"> c</text:span><text:span text:style-name="T1246">ompels her to s</text:span><text:span text:style-name="T1350">nap</text:span><text:span text:style-name="T1246"> her hand back</text:span><text:span text:style-name="T1245">.</text:span></text:p>
      <text:p text:style-name="P847"><text:span text:style-name="T1245"><text:tab/></text:span><text:span text:style-name="T1234">Swept up in the flow of footprints, </text:span><text:span text:style-name="T1247">she </text:span><text:span text:style-name="T1234">lets the tracks carry her toward their makers. </text:span><text:span text:style-name="T1248">But with each labored step, her sickness deepens. With every pulse of her heart, her Glyphs seem to wink in and out of her awareness, walking the thin line of existence. Now, the motes of black dust do not change in shape or size, only in definition. As though holes burned into her very vision, they scatter light in their wake, endlessly spi</text:span><text:span text:style-name="T1351">nning w</text:span><text:span text:style-name="T1352">ithin her sight</text:span><text:span text:style-name="T1248">.</text:span></text:p>
      <text:p text:style-name="P832"><text:span text:style-name="T1248"><text:tab/>But Eidos bears it. Now forgetting what she has lost, she coughs and grits her teeth. Focusing her thoughts </text:span><text:span text:style-name="T1249">on the task at hand</text:span><text:span text:style-name="T1248">, she presses on.</text:span></text:p>
      <text:p text:style-name="P833"><text:span text:style-name="T1245"><text:tab/></text:span><text:span text:style-name="T1250">Weary feet drag lines into the thickening mounds of salt. Footprints become amorphous dimples in the grainy white powder. A cough. Blackened phlegm spat onto the ground. She looks down, suddenly realizing those weary feet are hers, the footprints too. Yet still she moves in pursuit of a forgotten goal.</text:span></text:p>
      <text:p text:style-name="P848"><text:span text:style-name="T1250"><text:tab/></text:span><text:span text:style-name="T1245">Pillar after indistinct pillar pass her by on her way to nowhere. C</text:span><text:span text:style-name="T1354">hasing</text:span><text:span text:style-name="T1245"> the interminable t</text:span><text:span text:style-name="T1355">rail</text:span><text:span text:style-name="T1245"> of footprints, the </text:span><text:span text:style-name="T1353">heavy</text:span><text:span text:style-name="T1245"> crunch of her footsteps announc</text:span><text:span text:style-name="T1251">es</text:span><text:span text:style-name="T1245"> her presence throughout the desolate environs, </text:span><text:span text:style-name="T1356">as though begging to be found</text:span><text:span text:style-name="T1245">.</text:span></text:p>
      <text:p text:style-name="P848"><text:span text:style-name="T1245"><text:tab/></text:span><text:span text:style-name="T1357">Her pleas fall on alert ears further down the path of prints. There,</text:span><text:span text:style-name="T1245"> the forgotten Wasteland interloper </text:span><text:span text:style-name="T1357">examines the trail</text:span><text:span text:style-name="T1245">. </text:span><text:span text:style-name="T1358">Eidos shambles nearer, soon reaching </text:span><text:span text:style-name="T1245">the form of a crouching woman, decked in light armor and a tattered cloak.</text:span></text:p>
      <text:p text:style-name="P834"><text:span text:style-name="T1245"><text:tab/>I</text:span><text:span text:style-name="T1253">n the space of a thought</text:span><text:span text:style-name="T1245">, the warrior, calm but dynamic, looks up and in a single flowing motion, rises a</text:span><text:span text:style-name="T1252">nd</text:span><text:span text:style-name="T1245"> unsheathe</text:span><text:span text:style-name="T1252">s her </text:span><text:span text:style-name="T1245">blade.</text:span></text:p>
      <text:p text:style-name="P830"><text:span text:style-name="T1234"><text:tab/>“Draugnir or human!?” </text:span><text:span text:style-name="T1254">she demands, her naked blade implying the wrong answer will have d</text:span><text:span text:style-name="T1359">ire</text:span><text:span text:style-name="T1254"> consequences.</text:span></text:p>
      <text:p text:style-name="P830"><text:span text:style-name="T1254"><text:tab/>“</text:span><text:span text:style-name="T1255">Human,” Eidos r</text:span><text:span text:style-name="T1256">eplies</text:span><text:span text:style-name="T1255"> soothingly. “The name’s… Eidos, and you… are?” </text:span><text:span text:style-name="T1360">she m</text:span><text:span text:style-name="T1361">anages, in between heavy breaths</text:span><text:span text:style-name="T1360">.</text:span></text:p>
      <text:p text:style-name="P830"><text:span text:style-name="T1255"><text:tab/></text:span><text:span text:style-name="T1257">The warrior relaxes, resheathing her blade. “Then your Trueflesh is still yours… </text:span><text:span text:style-name="T1258">for now, anyway.”</text:span></text:p>
      <text:p text:style-name="P835"><text:span text:style-name="T1258"><text:tab/></text:span><text:span text:style-name="T1259">Renewing her examination of the tracks, she adds, “But make no mistake, </text:span><text:span text:style-name="T1264">outlander;</text:span><text:span text:style-name="T1259"> the Wasteland </text:span><text:span text:style-name="T1260">wi</text:span><text:span text:style-name="T1259">ll make us both servants of the Jinnwraith soon enough.</text:span><text:span text:style-name="T1261"> </text:span><text:span text:style-name="T1362">And b</text:span><text:span text:style-name="T1259">efore that </text:span><text:span text:style-name="T1261">happens</text:span><text:span text:style-name="T1259">, I’ve s</text:span><text:span text:style-name="T1262">ome unfinished business here</text:span><text:span text:style-name="T1259">. Don’t stand in my way, lest you wish to know the peace of death by my blade.”</text:span></text:p>
      <text:p text:style-name="P830"><text:span text:style-name="T1234"><text:tab/>B</text:span><text:span text:style-name="T1264">efore Eidos can reply, t</text:span><text:span text:style-name="T1263">he warrior</text:span><text:span text:style-name="T1234"> turns on her heel and dashes deeper into the forest. </text:span><text:span text:style-name="T1269">Hoping to help somehow, </text:span><text:span text:style-name="T1265">s</text:span><text:span text:style-name="T1363">he</text:span><text:span text:style-name="T1265"> clumsily follows </text:span><text:span text:style-name="T1266">as</text:span><text:span text:style-name="T1265"> the l</text:span><text:span text:style-name="T1267">ithe interloper</text:span><text:span text:style-name="T1265"> waltzes effortlessly between the pillars. T</text:span><text:span text:style-name="T1268">he warrior</text:span><text:span text:style-name="T1265"> neither speaks nor breaks her stride as she follows tracks in the salt with unerring certainty.</text:span></text:p>
      <text:p text:style-name="P836"><text:span text:style-name="T1265"><text:tab/></text:span><text:span text:style-name="T1268">Soon, </text:span><text:span text:style-name="T1265">Eidos </text:span><text:span text:style-name="T1268">is </text:span><text:span text:style-name="T1265">limp</text:span><text:span text:style-name="T1268">ing</text:span><text:span text:style-name="T1265">, her condition worsening with each step, </text:span><text:span text:style-name="T1364">and </text:span><text:span text:style-name="T1365">thus, </text:span><text:span text:style-name="T1364">t</text:span><text:span text:style-name="T1269">he distance between t</text:span><text:span text:style-name="T1365">hem</text:span><text:span text:style-name="T1269"> grows.</text:span></text:p>
      <text:p text:style-name="P836"><text:span text:style-name="T1269"><text:tab/>B</text:span><text:span text:style-name="T1270">ut before Eidos loses sight of her, the warrior</text:span><text:span text:style-name="T1269"> halts h</text:span><text:span text:style-name="T1270">aving </text:span><text:span text:style-name="T1269">come upon an individual donning equipment mirroring h</text:span><text:span text:style-name="T1270">er own</text:span><text:span text:style-name="T1269">. Yet, something about this creature standing before them is amiss. Scrutiny reveals that tears in its clothes expose secrets hidden underneath. Sickly skin, the pallor of which makes the salt envious. Soon she likewise notes the unnatural stillness of the individual. </text:span><text:span text:style-name="T1271">U</text:span><text:span text:style-name="T1269">tterly </text:span><text:soft-page-break/><text:span text:style-name="T1269">breathless, motionless, lifeless it stands, propped up against a salty c</text:span><text:span text:style-name="T1366">olumn</text:span><text:span text:style-name="T1269"> with an outstretched arm, leaking a bilious, black fluid onto the sand below.</text:span></text:p>
      <text:p text:style-name="P836"><text:span text:style-name="T1269"><text:tab/>The t</text:span><text:span text:style-name="T1272">racks end here and the quarry they sought</text:span><text:span text:style-name="T1269"> now stands before them. T</text:span><text:span text:style-name="T1273">he warrior</text:span><text:span text:style-name="T1269"> then </text:span><text:span text:style-name="T1273">cautiously</text:span><text:span text:style-name="T1269"> approaches the pillar.</text:span></text:p>
      <text:p text:style-name="P836"><text:span text:style-name="T1269"><text:tab/>“</text:span><text:span text:style-name="T1274">Shen!” </text:span><text:span text:style-name="T1278">she shouts, the weight of emotion cracking her voice. “Though </text:span><text:span text:style-name="T1367">the </text:span><text:span text:style-name="T1278">Jinnwraith’s shadow may now blind you, you </text:span><text:span text:style-name="T1368">are</text:span><text:span text:style-name="T1278"> forever Valvorthr!</text:span></text:p>
      <text:p text:style-name="P837"><text:span text:style-name="T1278"><text:tab/>“I bring us both an end befitting Biracul’</text:span><text:span text:style-name="T1369">s faithful</text:span><text:span text:style-name="T1278">…” </text:span><text:span text:style-name="T1279">she pauses, </text:span><text:span text:style-name="T1274">produci</text:span><text:span text:style-name="T1279">ng</text:span><text:span text:style-name="T1274"> an amber crystal from the folds of her cloak. “We’ll fight alongside Ark in the Graylands! Together, Shariken!”</text:span></text:p>
      <text:p text:style-name="P836"><text:span text:style-name="T1274"><text:tab/>The silent warrior turns its head, </text:span><text:span text:style-name="T1282">showing</text:span><text:span text:style-name="T1274"> Eidos the </text:span><text:span text:style-name="T1282">very </text:span><text:span text:style-name="T1274">face of t</text:span><text:span text:style-name="T1282">he void</text:span><text:span text:style-name="T1274">. The </text:span><text:span text:style-name="T1370">deathly</text:span><text:span text:style-name="T1274"> pallor of his complexion is chalk-white, though deep, dark smudges run from his lips and nose streaking down his skin like ink spilled upon blank paper. The whites of his eyes have entirely metamorphosed into a milky membrane thinly stretched over hardened black orbs.</text:span></text:p>
      <text:p text:style-name="P840"><text:span text:style-name="T1274"><text:tab/>“</text:span><text:span text:style-name="T1275">R</text:span><text:span text:style-name="T1281">un</text:span><text:span text:style-name="T1275"> now, outlander,” the interloper </text:span><text:span text:style-name="T1274">s</text:span><text:span text:style-name="T1289">houts back to Eidos</text:span><text:span text:style-name="T1275"> as she </text:span><text:span text:style-name="T1274">draws her hand back with clear intent to launch the crysta</text:span><text:span text:style-name="T1277">l</text:span><text:span text:style-name="T1274">. “</text:span><text:span text:style-name="T1276">Or you will die </text:span><text:span text:style-name="T1280">here </text:span><text:span text:style-name="T1276">with us.” </text:span><text:span text:style-name="T1277">Suddenly, </text:span><text:span text:style-name="T1284">she</text:span><text:span text:style-name="T1274"> accelerates the crystal,</text:span><text:span text:style-name="T1371"> just as abruptly, </text:span><text:span text:style-name="T1274">releas</text:span><text:span text:style-name="T1372">ing</text:span><text:span text:style-name="T1274"> her grip, </text:span><text:span text:style-name="T1373">and</text:span><text:span text:style-name="T1274"> send</text:span><text:span text:style-name="T1373">s</text:span><text:span text:style-name="T1274"> it speeding towards Shen’s pillar.</text:span></text:p>
      <text:p text:style-name="P839"><text:span text:style-name="T1274"><text:tab/></text:span><text:span text:style-name="T1283">Eidos is frozen, unable to process the situation.</text:span></text:p>
      <text:p text:style-name="P836"><text:span text:style-name="T1274"><text:tab/>T</text:span><text:span text:style-name="T1285">he crystal</text:span><text:span text:style-name="T1274"> shatters upon impact.</text:span></text:p>
      <text:p text:style-name="P836"><text:span text:style-name="T1274"><text:tab/></text:span><text:span text:style-name="T1286">The sound </text:span><text:span text:style-name="T1287">recalls</text:span><text:span text:style-name="T1286"> </text:span><text:span text:style-name="T1287">the shadow of a fading</text:span><text:span text:style-name="T1286"> memory, the memory of a Daziran Artisan’s warning. Something about the dangers of exploding crystals.</text:span></text:p>
      <text:p text:style-name="P836"><text:span text:style-name="T1274"><text:tab/>In an instant, an expanding sphere of energy illuminates the forest, consuming </text:span><text:span text:style-name="T1288">everything </text:span><text:span text:style-name="T1274">in its wake. </text:span><text:span text:style-name="T1289">The </text:span><text:span text:style-name="T1290">pillars, the draugnir, the interloper, everything.</text:span></text:p>
      <text:p text:style-name="P836"><text:span text:style-name="T1274"><text:tab/>But its growth</text:span><text:span text:style-name="T1291"> </text:span><text:span text:style-name="T1274">desists </text:span><text:span text:style-name="T1373">just before reaching Eidos,</text:span><text:span text:style-name="T1274"> giving way, instead, to a cataclysmic collapse.</text:span></text:p>
      <text:p text:style-name="P841"><text:span text:style-name="T1274"><text:tab/>The sudden expansion and contraction throw the surrounding air into a chaotic frenzy, birthing m</text:span><text:span text:style-name="T1292">yriad</text:span><text:span text:style-name="T1274"> rippling shock waves out in t</text:span><text:span text:style-name="T1292">he six</text:span><text:span text:style-name="T1274"> directions.</text:span></text:p>
      <text:p text:style-name="P842"><text:span text:style-name="T1274"><text:tab/></text:span><text:span text:style-name="T1293">Luin glows weakly, covering her with a meager protective shield. </text:span><text:span text:style-name="T1274">The initial burst propels Eidos up against a salt pillar, knocking the wind f</text:span><text:span text:style-name="T1376">rom her lungs</text:span><text:span text:style-name="T1274">. </text:span><text:span text:style-name="T1374">Then,</text:span><text:span text:style-name="T1274"> wave upon wave of superheated air crash</text:span><text:span text:style-name="T1294">es</text:span><text:span text:style-name="T1274"> over her, </text:span><text:span text:style-name="T1375">squeezing the liquid from her organs and boiling it at once</text:span><text:span text:style-name="T1274">. B</text:span><text:span text:style-name="T1296">ut soon the blast’s effects wane</text:span><text:span text:style-name="T1274">, </text:span><text:span text:style-name="T1295">and </text:span><text:span text:style-name="T1274">gravity finally reels her </text:span><text:span text:style-name="T1296">back </text:span><text:span text:style-name="T1274">down onto the ground.</text:span></text:p>
      <text:p text:style-name="P823"><text:tab/>Bloodied, but alive, Eidos’ blurry vision begins to recover its sharpness.</text:p>
      <text:p text:style-name="P843"><text:span text:style-name="T1274"><text:tab/></text:span><text:span text:style-name="T1297">She coughs, quickly covering her mouth. </text:span><text:span text:style-name="T1298">Lungs burn. </text:span><text:span text:style-name="T1274">S</text:span><text:span text:style-name="T1299">oon, a </text:span><text:span text:style-name="T1377">hot,</text:span><text:span text:style-name="T1274"> inky-black fluid ooze</text:span><text:span text:style-name="T1299">s</text:span><text:span text:style-name="T1274"> onto her hands from every opening in her face. </text:span><text:span text:style-name="T1378">She sees her hands; the</text:span><text:span text:style-name="T1274"> nails have become crusted and stained, as though she had dipped her festering fingertips in crude oil.</text:span></text:p>
      <text:p text:style-name="P824"><text:tab/>Suddenly, she feels her insides twist and warp as though trying to strangle themselves. Her rotten innards seem to liquefy from the wringing, and now only the welcomed relief of death could placate her.</text:p>
      <text:p text:style-name="P836"><text:span text:style-name="T1274"><text:tab/>A sudden swell of crushing agony b</text:span><text:span text:style-name="T1300">rings her </text:span><text:span text:style-name="T1303">crashing</text:span><text:span text:style-name="T1300"> face first </text:span><text:span text:style-name="T1274">into the salt. </text:span><text:span text:style-name="T1300">So great </text:span><text:span text:style-name="T1302">is </text:span><text:span text:style-name="T1301">the pain, </text:span><text:span text:style-name="T1300">she f</text:span><text:span text:style-name="T1379">orgets </text:span><text:span text:style-name="T1380">how </text:span><text:span text:style-name="T1379">to </text:span><text:span text:style-name="T1300">think. </text:span><text:span text:style-name="T1381">M</text:span><text:span text:style-name="T1274">otes of black space eat away at her vision, blotting out all light. Her </text:span><text:span text:style-name="T1304">very </text:span><text:span text:style-name="T1274">consciousness wanes as the pain waxes.</text:span></text:p>
      <text:p text:style-name="P844"><text:span text:style-name="T1274"><text:tab/>S</text:span><text:span text:style-name="T1305">he begins to forget who she is as her Falseflesh slowly rots.</text:span></text:p>
      <text:p text:style-name="P844"><text:span text:style-name="T1305"><text:tab/>But her Self does not wait to see what lies on the other side of oblivion. </text:span><text:span text:style-name="T1306">Her Self abandons this shell and makes for the Nether Edge in hopes of rebirth.</text:span></text:p>
      <text:p text:style-name="P329"/>
      <text:p text:style-name="P329"/>
      <text:p text:style-name="P482">_________________</text:p>
      <text:p text:style-name="P665"><text:span text:style-name="T2146">The Nether Edge – </text:span><text:span text:style-name="T2199">Nargund’s </text:span><text:span text:style-name="T2198">A</text:span><text:span text:style-name="T2199">telier</text:span></text:p>
      <text:p text:style-name="P407"/>
      <text:p text:style-name="P407"/>
      <text:p text:style-name="P838"><text:soft-page-break/><text:span text:style-name="T2050"><text:tab/></text:span><text:span text:style-name="T1191">Streams of thoughts, ideas, perceptions—remembered, not truly felt—flood h</text:span><text:span text:style-name="T1382">er Self’s</text:span><text:span text:style-name="T1191"> mind. They converge into a single large flow, bringing with it an awareness of Self. </text:span><text:span text:style-name="T1307">And thus, </text:span><text:span text:style-name="T1191">Eidos’ Self ‘is’ again, though she now feels nothing.</text:span></text:p>
      <text:p text:style-name="P838"><text:span text:style-name="T1191"><text:tab/>A memory of hearing comes, and she knows the use of ears and their connection to her—yet, she feels no ears </text:span><text:span text:style-name="T1308">of her own</text:span><text:span text:style-name="T1191">. Suddenly, a muffled sound in the darkness. This noise brings about greater awareness and more questions still. She wonders. J</text:span><text:span text:style-name="T1309">ust h</text:span><text:span text:style-name="T1191">ow long had her mind been submerged in this sensory deprivation?</text:span></text:p>
      <text:p text:style-name="P838"><text:span text:style-name="T1191"><text:tab/>Then comes a memory of time, that universal heartbeat—</text:span><text:span text:style-name="T1310">though</text:span><text:span text:style-name="T1191"> her own heartbeat </text:span><text:span text:style-name="T1311">is</text:span><text:span text:style-name="T1191"> absent. Each moment, marked only by the auditory experience and her contemplation of it, passes both swiftly and slowly. Her attention focuses on the sound. Warped tones soon sharpen into something comprehensible, </text:span><text:span text:style-name="T1311">something familiar.</text:span><text:span text:style-name="T1191"> </text:span><text:span text:style-name="T1311">It is </text:span><text:span text:style-name="T1191">a man’s voice. </text:span><text:span text:style-name="T1311">The keeper of the Farcaster.</text:span></text:p>
      <text:p text:style-name="P825"><text:tab/>“Little remains of Eidos’ soul. Curious… Nullstone should have been accounted for…”</text:p>
      <text:p text:style-name="P838"><text:span text:style-name="T1311"><text:tab/></text:span><text:span text:style-name="T1382">The man paces some, murmuring indistinct complaints. </text:span></text:p>
      <text:p text:style-name="P825"><text:tab/>“Perhaps I’m to blame… My daughter’s twisted hand…”</text:p>
      <text:p text:style-name="P825"><text:tab/>She can sense no counterpart to the solitary voice, and the darkness prevents her from knowing whether the speaker is addressing her directly or if she is simply overhearing a solemn soliloquy.</text:p>
      <text:p text:style-name="P838"><text:span text:style-name="T1311"><text:tab/>H</text:span><text:span text:style-name="T1312">er Self</text:span><text:span text:style-name="T1311"> tries to move, but feels no body. She attempts to speak, but only the memory of h</text:span><text:span text:style-name="T1383">er</text:span><text:span text:style-name="T1311"> voice remains.</text:span></text:p>
      <text:p text:style-name="P838"><text:span text:style-name="T1311"><text:tab/>Suddenly, other sounds begin to stir in the darkness all around her. Q</text:span><text:span text:style-name="T1384">uick, </text:span><text:span text:style-name="T1385">decisive</text:span><text:span text:style-name="T1384"> f</text:span><text:span text:style-name="T1311">ootsteps echo across a stone floor, the grinding sound of metal on rock, a resonance of caressed glass.</text:span></text:p>
      <text:p text:style-name="P845"><text:span text:style-name="T1311"><text:tab/>“Can you yet hear me, Viracocha? Or are you a</text:span><text:span text:style-name="T1386">lso</text:span><text:span text:style-name="T1311"> lost behind the Door of Night? Your child failed to achieve either of our ends… w</text:span><text:span text:style-name="T1314">e </text:span><text:span text:style-name="T1319">have</text:span><text:span text:style-name="T1314"> lost</text:span><text:span text:style-name="T1311">. Conscientia h</text:span><text:span text:style-name="T1317">as beaten us</text:span><text:span text:style-name="T1311">.” </text:span><text:span text:style-name="T1318">And with bitter resignation drip</text:span><text:span text:style-name="T1320">p</text:span><text:span text:style-name="T1318">ing from </text:span><text:span text:style-name="T1321">his</text:span><text:span text:style-name="T1318"> every syllable, he concludes,</text:span><text:span text:style-name="T1311"> “</text:span><text:span text:style-name="T1322">All is as it should be.</text:span><text:span text:style-name="T1311">”</text:span></text:p>
      <text:p text:style-name="P838"><text:span text:style-name="T1311"><text:tab/>In a flash, h</text:span><text:span text:style-name="T1315">er Self</text:span><text:span text:style-name="T1311"> is bathed in a flow of perfect illumination. A memory of searing pain burns across her consciousness, but it is only the insubstantial shadow of agony. The experience becomes too much for her Trueflesh and she finds herself taken by a sensation of sleep.</text:span></text:p>
      <text:p text:style-name="P838"><text:span text:style-name="T1311"><text:tab/></text:span><text:span text:style-name="T1313">T</text:span><text:span text:style-name="T1316">his time, s</text:span><text:span text:style-name="T1313">he dreams.</text:span></text:p>
      <text:p text:style-name="P838"><text:span text:style-name="T1313"><text:tab/></text:span><text:span text:style-name="T2057">Is this death…? Please?</text:span></text:p>
      <text:p text:style-name="P778"><text:span text:style-name="T2398">A </text:span><text:span text:style-name="T2405">Dream of the Misty Woods</text:span></text:p>
      <text:p text:style-name="P48"/>
      <text:p text:style-name="P48"/>
      <text:p text:style-name="P570"><text:span text:style-name="T2288">A W</text:span><text:span text:style-name="T2296">olf</text:span></text:p>
      <text:p text:style-name="P359"/>
      <text:p text:style-name="P359"/>
      <text:p text:style-name="P435">______________________</text:p>
      <text:p text:style-name="P570"><text:span text:style-name="T2216">The M</text:span><text:span text:style-name="T2218">indscape</text:span><text:span text:style-name="T2216"> – </text:span><text:span text:style-name="T2217">The G</text:span><text:span text:style-name="T2218">raylands</text:span></text:p>
      <text:p text:style-name="P516"/>
      <text:p text:style-name="P516"/>
      <text:p text:style-name="P91"><text:tab/>The Self awakened from the dream. It tries to remember. As far as it will tell, the world simply melted away. Shapes fade. Senses waned. Colors will unify. Then, only oblivion remains.</text:p>
      <text:p text:style-name="P668"><text:tab/><text:span text:style-name="T2473">Time stops, will start, restarted.</text:span></text:p>
      <text:p text:style-name="P91"><text:tab/>But the nothingness soon gave way to form. The mind’s eye sees the darkness, inverting it. Dark became light; opaque becomes clear; and the Self will begin to perceive shadows. As it reaches out to these apparitions, they gained in clarity. Their edges leaking out, staining the surroundings, casting everything but the shadows themselves in a uniform grayness.</text:p>
      <text:p text:style-name="P92"><text:tab/>The Self then began walking, its footless steps silently falling upon a dull surface. The surrounding space and its identical hue, will crack open as a distant horizon becomes barely perceptible. The steps continued their muted march.</text:p>
      <text:p text:style-name="P92"><text:tab/>In the space of a thought, the Self has reached the distant horizon. Shapes began to distinguish themselves from the ether, and soon enough, blurred forms and amorphous masses abound. After some time, the Self will recognize these shapes as trees.</text:p>
      <text:p text:style-name="P408"/>
      <text:p text:style-name="P408"/>
      <text:p text:style-name="P483">______________________</text:p>
      <text:p text:style-name="P666"><text:span text:style-name="T2216">The M</text:span><text:span text:style-name="T2218">indscape</text:span><text:span text:style-name="T2216"> – </text:span><text:span text:style-name="T2217">The M</text:span><text:span text:style-name="T2219">isty Woods</text:span></text:p>
      <text:p text:style-name="P517"/>
      <text:p text:style-name="P517"/>
      <text:p text:style-name="P93"><text:tab/>A memory of touch rejoins the foot to the mind. Like a flint’s spark in the darkness, the foot appeared and disappears upon contact with the floor. The Self now treads the mossy earth of a dark wood, though a misty veil will hide the ground from greater scrutiny. Phantom footfalls displaced the supple undergrowth as they carry the Self deeper into forest.</text:p>
      <text:p text:style-name="P94"><text:tab/>Soon a new awareness, something else walks these woods, something stalking from within the mist.</text:p>
      <text:p text:style-name="P669"><text:tab/><text:span text:style-name="T2472">A collection of white mists eddy in an inverted spiral, darkening as they spin. The mass skulked toward the Self, bristling hairs sprouting from its surface, pearly claws and fangs emerging from the darkness. Eyes will open, great circular yellow flames, burning with hunger.</text:span></text:p>
      <text:p text:style-name="P669"><text:tab/>“The way to my home you have found. Does this your hunger to know of me fill?”</text:p>
      <text:p text:style-name="P669"><text:tab/><text:span text:style-name="T1488">I </text:span><text:span text:style-name="T1944">have no such</text:span><text:span text:style-name="T1488"> hunger.</text:span></text:p>
      <text:p text:style-name="P669"><text:span text:style-name="T24"><text:tab/>“Yet I do,” </text:span><text:span text:style-name="T1014">it says, white mists pouring from its quivering lips.</text:span><text:span text:style-name="T24"> “Ever stalking this wood for my final prey, yet no satisfaction with an unseen prey can I find.”</text:span></text:p>
      <text:p text:style-name="P670"><text:span text:style-name="T24"><text:tab/></text:span><text:span text:style-name="T1945">Expectation only leads to disappointment.</text:span></text:p>
      <text:p text:style-name="P670"><text:span text:style-name="T1004"><text:tab/>The beast </text:span><text:span text:style-name="T1013">will </text:span><text:span text:style-name="T1004">beg</text:span><text:span text:style-name="T1013">i</text:span><text:span text:style-name="T1004">n to fade</text:span><text:span text:style-name="T1945">.</text:span></text:p>
      <text:p text:style-name="P671"><text:span text:style-name="T1945"><text:tab/></text:span><text:span text:style-name="T1004">“Desire, the common ailment all </text:span><text:span text:style-name="T1007">must </text:span><text:span text:style-name="T1004">suffer. Though you yourself an exception believe, none can dispassionate remain…”</text:span></text:p>
      <text:p text:style-name="P671"><text:soft-page-break/><text:span text:style-name="T1004"><text:tab/></text:span><text:span text:style-name="T1005">The dark mass dissipate</text:span><text:span text:style-name="T1014">d</text:span><text:span text:style-name="T1005"> and now only its voice remains. “The stuff of thought the Graylands be. But of the souls we devour I would warn. Their own will do their minds still hold, </text:span><text:span text:style-name="T1006">Daughter of Viracocha.”</text:span><text:span text:style-name="T1004"> </text:span></text:p>
      <text:p text:style-name="P669"><text:tab/><text:span text:style-name="T1946">Including you, Fenrir?</text:span></text:p>
      <text:p text:style-name="P669"><text:span text:style-name="T1008"><text:tab/>“</text:span><text:span text:style-name="T1009">My will always and forever abides, </text:span><text:span text:style-name="T1010">for it one thing and one thing alone seeks…</text:span><text:span text:style-name="T1008"> </text:span><text:span text:style-name="T1010">A prey you must find.” A low growl rumbled over its voice, “</text:span><text:span text:style-name="T1008">I must feed, lest too starved my hunger grow. Dangerous for us both it would be…”</text:span></text:p>
      <text:p text:style-name="P669"><text:span text:style-name="T1008"><text:tab/></text:span><text:span text:style-name="T1947">Danger exists only t</text:span><text:span text:style-name="T1948">o those who</text:span><text:span text:style-name="T1947"> care, Fenrir.</text:span></text:p>
      <text:p text:style-name="P669"><text:span text:style-name="T1008"><text:tab/></text:span><text:span text:style-name="T1011">The echoes die and with it the woods, sending the Self back into the void.</text:span></text:p>
      <text:p text:style-name="P669"><text:span text:style-name="T1011"><text:tab/>T</text:span><text:span text:style-name="T1012">he time for rebirth has come.</text:span></text:p>
      <text:p text:style-name="P755"><text:span text:style-name="T2398">The Path of </text:span><text:span text:style-name="T2399">the </text:span><text:span text:style-name="T2398">I</text:span><text:span text:style-name="T2400">mpartial</text:span></text:p>
      <text:p text:style-name="P49"/>
      <text:p text:style-name="P49"/>
      <text:p text:style-name="P49"/>
      <text:p text:style-name="P307">A <text:span text:style-name="T2406">New</text:span> Beginning</text:p>
      <text:p text:style-name="P360"/>
      <text:p text:style-name="P360"/>
      <text:p text:style-name="P436">____________________________</text:p>
      <text:p text:style-name="P360"><text:span text:style-name="T2381">The Sanctuary – </text:span>The Awakening Chamber</text:p>
      <text:p text:style-name="P360"/>
      <text:p text:style-name="P360"/>
      <text:p text:style-name="P89"><text:tab/><text:span text:style-name="T1015">Eidos opens her eyes.<text:line-break/><text:tab/>Light floods in, burning her vision white hot.</text:span></text:p>
      <text:p text:style-name="P158"><text:tab/>Agony crushes perception, forcing teary lids shut anew.<text:line-break/><text:tab/>Defiant, she pries them open, sheer will her only lever.</text:p>
      <text:p text:style-name="P159"><text:tab/><text:span text:style-name="T1965">And here I am again…</text:span></text:p>
      <text:p text:style-name="P158"><text:tab/></text:p>
      <text:p text:style-name="P158"><text:tab/>Soft, amber light soon bleeds in through trembling slits.</text:p>
      <text:p text:style-name="P143"><text:span text:style-name="T24"><text:tab/>Wider, wider, ever-widening, her efforts </text:span><text:span text:style-name="T25">begin to </text:span><text:span text:style-name="T24">bear fruit.</text:span></text:p>
      <text:p text:style-name="P158"><text:tab/>Vision, though blurred, is now otherwise unimpeded.</text:p>
      <text:p text:style-name="P158"><text:tab/><text:span text:style-name="T1966">What use is sight when the world is dark?</text:span></text:p>
      <text:p text:style-name="P89"><text:tab/></text:p>
      <text:p text:style-name="P89"><text:tab/>Suddenly remembering to breathe, a heaving gasp fills her lungs with the chamber’s chill air.<text:line-break/><text:tab/>Then remembering to hear, a rushing noise floods her ears,</text:p>
      <text:p text:style-name="P89"><text:tab/>drowning out all sound but the thunderous march of her heart.<text:line-break/><text:tab/>Swaying as though on violent seas, the room seems to spin.</text:p>
      <text:p text:style-name="P89"><text:tab/>Collapse is inevitable.</text:p>
      <text:p text:style-name="P89"><text:tab/><text:span text:style-name="T1966">And if I fall, </text:span><text:span text:style-name="T1967">who cares</text:span><text:span text:style-name="T1966">? My body just gets up again anyway.</text:span></text:p>
      <text:p text:style-name="P89"/>
      <text:p text:style-name="P90"><text:tab/>Eidos closes her teary eyes to the light, this time of her own volition.</text:p>
      <text:p text:style-name="P90"><text:tab/>She focuses on the darkness within, the nothingness that awaits.</text:p>
      <text:p text:style-name="P90"><text:tab/><text:span text:style-name="T1967">Anything you do is meaningless, body.</text:span></text:p>
      <text:p text:style-name="P90"><text:tab/></text:p>
      <text:p text:style-name="P90"><text:tab/>A flame emerges from the murk of thought, consuming all fear, all uncertainty.</text:p>
      <text:p text:style-name="P90"><text:tab/>Yet this fire is indiscriminate in its consumption.</text:p>
      <text:p text:style-name="P90"><text:tab/><text:span text:style-name="T2474">I</text:span>t singes her fingertips as they reach to caress the crackling glow.</text:p>
      <text:p text:style-name="P90"><text:tab/>Though warmth and comfort be its gifts, excess in these are its admonitions.</text:p>
      <text:p text:style-name="P700"><text:span text:style-name="T2286"><text:tab/></text:span><text:span text:style-name="T1967">It’s all meaningless because in the end you hurt, get hurt, and then do it again.</text:span></text:p>
      <text:p text:style-name="P109"/>
      <text:p text:style-name="P109"><text:tab/>She opens her eyes again, this time ready for the flood of light.</text:p>
      <text:p text:style-name="P109"><text:tab/>Taking measured breaths, the sting of chill air slowly decreases.</text:p>
      <text:p text:style-name="P109"><text:tab/><text:span text:style-name="T2475">A</text:span>nd while her heart still races, she feels much surer on her feet.</text:p>
      <text:p text:style-name="P700"><text:span text:style-name="T2286"><text:tab/></text:span><text:span text:style-name="T1967">Y</text:span><text:span text:style-name="T1971">ou know this, body</text:span><text:span text:style-name="T1967">…</text:span></text:p>
      <text:p text:style-name="P90"/>
      <text:p text:style-name="P96"><text:span text:style-name="T2447"><text:tab/></text:span>Her eyes strain against the ambient light, distorted outlines sharpening into shapes, colors dividing and separating. At last, clarity replaces ambiguity and she is free to observe her surroundings <text:soft-page-break/>for the first time, searching for hints of… something… <text:span text:style-name="T2105">anything</text:span> really… anything but the obvious solitude confronting her.</text:p>
      <text:p text:style-name="P675"><text:span text:style-name="T2286"><text:tab/></text:span><text:span text:style-name="T1967">W</text:span><text:span text:style-name="T1972">e’ve been through these </text:span><text:span text:style-name="T1967">pointless m</text:span><text:span text:style-name="T1972">otions before</text:span><text:span text:style-name="T1967">.</text:span></text:p>
      <text:p text:style-name="P96"><text:tab/>Eidos stands at the center of an octagonal room. <text:span text:style-name="T2106">Its</text:span> pale amber illumination comes not from windows, but from dully shining crystalline sconces adorning the eight corners of the chamber. Though subdued, the light is sufficient to chase away most shadows.</text:p>
      <text:p text:style-name="P110"><text:tab/><text:span text:style-name="T1967">You’ll see it’s all the same.</text:span></text:p>
      <text:p text:style-name="P110"><text:tab/>The stone walls are all richly decorated with murals and symbols, nary an inch of naked stone remaining. One such mural depicts sculpted trees draped in crimson flowers. The trees line a path where people stroll and fountains spray endless streams of water. Though these features suggest a private garden, others distract from this impression. A wolf, a crow, and a serpent skulk furtively in and among the foliage, hidden in plain sight from the oblivious eyes of those who willfully ignore them.</text:p>
      <text:p text:style-name="P146"><text:tab/>Same walls.</text:p>
      <text:p text:style-name="P96"><text:tab/>These images span several walls unbroken, except at three points. Two doors, directly opposite one another, interrupt the murals, one painted an immaculate white, the other a murky indigo. A dark glass embedded chest-high into a wall likewise stabs a pitch black hole into the continuity of the murals; its unnerving gaze injects shivers into every fiber of her being.</text:p>
      <text:p text:style-name="P675"><text:span text:style-name="T1909"><text:tab/></text:span><text:span text:style-name="T1951">Same doors.</text:span></text:p>
      <text:p text:style-name="P96"><text:tab/><text:span text:style-name="T2109">Yet c</text:span>old feet <text:span text:style-name="T2109">soon break the spell, </text:span>draw<text:span text:style-name="T2109">ing</text:span> her attention to the floor. The metallic platform she now stands upon seems to sap her body’s warmth—showing no signs of stopping.</text:p>
      <text:p text:style-name="P146"><text:tab/>Same Farcaster.</text:p>
      <text:p text:style-name="P96"><text:tab/>Eidos crouches, running her hands along a polished, silvered surface. The platform consists of a metallic disk, roughly as wide as she is tall, seamlessly embedded into the tiled floor. Its face is etched with a dizzying array of lines, curves and spirals, all culminating in a Glyph at the center. This Glyph, this symbol, is meaningless to Eidos—yet at least she recollects that it is a Glyph, even in the absence of memory.</text:p>
      <text:p text:style-name="P675"><text:span text:style-name="T1949"><text:tab/></text:span><text:span text:style-name="T1968">You may not remember, body, but </text:span><text:span text:style-name="T1949">I remember it all… every </text:span><text:span text:style-name="T1952">object, </text:span><text:span text:style-name="T1969">every </text:span><text:span text:style-name="T1949">a</text:span><text:span text:style-name="T1951">ction</text:span><text:span text:style-name="T1949">, every cruel and unfair outcome, everything.</text:span></text:p>
      <text:p text:style-name="P97"><text:tab/><text:span text:style-name="T2110">Rising from her squat, her eyes catch an anomaly, and immediately gravitate towards it. It comes from the faintly glowing door, the blue one. She moves toward to it, not from any strong desire but rather because why not?</text:span></text:p>
      <text:p text:style-name="P147"><text:tab/>No. Not everything is the same…</text:p>
      <text:p text:style-name="P695"><text:tab/>As Eidos approaches the indigo door, she finds it is no door at all. A panel of stone with an arched door frame painted upon it deceives those who would not more closely inspect it. Her fingers run along its edges, feeling a razor-thin gap. From it, a deep blue haze seems to desperately flee whatever lurks beyond.</text:p>
      <text:p text:style-name="P147"><text:tab/>I’m different <text:span text:style-name="T2483">now</text:span>.</text:p>
      <text:p text:style-name="P251"><text:tab/>Painted within the door frame is a lesser mural. A line of hooded figures solemnly march toward a door off in the distance. The portal they approach boasts no remarkable features, save for a small symbol engraved in its center, a symbol that can only be described as some sort of anti-spiral.</text:p>
      <text:p text:style-name="P97"><text:span text:style-name="T1017"><text:tab/></text:span><text:span text:style-name="T1952">I was afraid before, but now…</text:span></text:p>
      <text:p text:style-name="P252"><text:tab/>The symbol is utterly incomprehensible to Eidos. Intersecting lines form the skeleton of some indecipherable Glyph, its meaning lost somewhere in memory, somewhere in time.</text:p>
      <text:p text:style-name="P95"><text:span text:style-name="T1017"><text:tab/></text:span><text:span text:style-name="T1952">I just don’t care.</text:span></text:p>
      <text:p text:style-name="P106"><text:tab/>Not even bothering to push on it, Eidos turns her attention towards the dark glass.</text:p>
      <text:p text:style-name="P680"><text:tab/><text:span text:style-name="T1954">Where I spoke to Fenrir? Don’t bother, he’s not there. </text:span><text:span text:style-name="T1970">He left after we got the Sigil of Farcasting.</text:span></text:p>
      <text:p text:style-name="P106"><text:tab/>But before her feet begin their tiresome march to it, she loses interest and moves instead toward the white door.</text:p>
      <text:p text:style-name="P677"><text:soft-page-break/><text:tab/>A quick glance reveals that the plain white door has no obvious handle or hinges. <text:span text:style-name="T2476">Her hand rises, guided not by her will, for Eidos the Impartial has none, but rather, of its own accord. Eidos does not try to stop the renegade limb as it rises to </text:span>push <text:span text:style-name="T2484">the door</text:span> open. Contact made, the milky barrier ripples outward from her fingertips, and yet she feels none of it, just as though she were touching emptiness itself.</text:p>
      <text:p text:style-name="P678"><text:tab/>Suddenly, a Glyph born from the overlapping of several lesser shapes etches itself precisely where Eidos had first touched. Its meaning is innate to her—and how could it not be?—for it is the Glyph of Eidos.</text:p>
      <text:p text:style-name="P678"><text:tab/>At the recognition of her name, Eidos can feel the Glyph respond. The portal shimmers, showering the room in chaotic waves of luminescence. The door’s surface quickly becomes sharply reflective, casting her image in fine detail. Staring back at her is the figure of a young woman with braided hair, draped in a simple shirt, breeches, and a red traveling robe.</text:p>
      <text:p text:style-name="P678"><text:tab/><text:span text:style-name="T1953">Quite the sight. A body that moves by itself.</text:span></text:p>
      <text:p text:style-name="P253"><text:tab/>But soon, the image begins to fade, the metallic sheen along with it. The space beyond the vanishing door is enveloped in absolute darkness, save a pinprick of light beckoning her from the opposite end. Her feet ease into a lazy stroll as she moves toward the light’<text:span text:style-name="T2485">s source</text:span>.</text:p>
      <text:p text:style-name="P678"><text:span text:style-name="T1020"><text:tab/></text:span><text:span text:style-name="T1953">And so it goes.</text:span></text:p>
      <text:p text:style-name="P254"><text:tab/></text:p>
      <text:p text:style-name="P331"/>
      <text:p text:style-name="P485">_________________________</text:p>
      <text:p text:style-name="P679"><text:span text:style-name="T2146">The S</text:span><text:span text:style-name="T2200">anctuary</text:span><text:span text:style-name="T2146"> – </text:span><text:span text:style-name="T2199">T</text:span><text:span text:style-name="T2200">he Winding Stair</text:span></text:p>
      <text:p text:style-name="P410"/>
      <text:p text:style-name="P410"/>
      <text:p text:style-name="P701"><text:span text:style-name="T2050"><text:tab/></text:span><text:span text:style-name="T1191">The air here is dry and stale, unperturbed long enough to stratify by density. The thickest </text:span><text:span text:style-name="T1410">of it</text:span><text:span text:style-name="T1191"> clusters at the bottom, eat</text:span><text:span text:style-name="T1410">ing</text:span><text:span text:style-name="T1191"> away all intrusions of light.</text:span></text:p>
      <text:p text:style-name="P280"><text:tab/>A thin layer of dust coating the stairs suggests that Eidos’ newly added footsteps are the first to disrupt the balance in quite some time. Though the steps may not have seen any recent use, they are in a state far from disrepair.</text:p>
      <text:p text:style-name="P703"><text:span text:style-name="T1191"><text:tab/>D</text:span><text:span text:style-name="T1387">istractedly b</text:span><text:span text:style-name="T1191">rushing away a swath of the dust with her hand, Eidos sees the floors have been carefully polished, showing no cracks, no threat of crumbling. It is as though they were only recently crafted. Rich marble veins of geometric designs carve their way through this landing, though only humble shapes adorn the individual steps leading to and from it.</text:span></text:p>
      <text:p text:style-name="P679"><text:span text:style-name="T1191"><text:tab/></text:span><text:span text:style-name="T2059">Yes, we’ve seen this before, too. Why the repeated investigations, body?</text:span></text:p>
      <text:p text:style-name="P271"><text:tab/>Above, as below, light and dark entrench themselves in a pointless battle for supremacy. <text:span text:style-name="T2487">But </text:span>Eidos is utterly unconcerned with their struggle.</text:p>
      <text:p text:style-name="P679"><text:span text:style-name="T1388"><text:tab/></text:span><text:span text:style-name="T2060">And the missing door is still the same, I suppose.</text:span></text:p>
      <text:p text:style-name="P271"><text:tab/>Returning her attention to the more immediate surroundings, Eidos finds that the door has vanished. The chamber beyond is now nothing but the shadow of a fading memory—the memory of an event that may or may not have ever been.</text:p>
      <text:p text:style-name="P702"><text:span text:style-name="T1388"><text:tab/></text:span><text:span text:style-name="T2058">Where to now? The Archives? Or to where we murdered the sentry?</text:span></text:p>
      <text:p text:style-name="P704"><text:span text:style-name="T1389"><text:tab/>A</text:span><text:span text:style-name="T1411">nd yet,</text:span><text:span text:style-name="T1389"> she does not care why it has disappeared; </text:span><text:span text:style-name="T1413">s</text:span><text:span text:style-name="T1412">he</text:span><text:span text:style-name="T1389"> merely continues in an arbitrary direction.</text:span></text:p>
      <text:p text:style-name="P704"><text:span text:style-name="T1389"><text:tab/>Up, her body decides. </text:span><text:span text:style-name="T1414">She does not a</text:span><text:span text:style-name="T1415">rgue with</text:span><text:span text:style-name="T1414"> the decision. </text:span><text:span text:style-name="T1389">And thus, </text:span><text:span text:style-name="T1416">her Falseflesh begins to</text:span><text:span text:style-name="T1389"> fight the weight of the oppressive air as she ascends the myriad steps stacked before her. Leaning against the wall for support, she climbs and she climbs until eventually, her unnumbered steps lead her to the top.</text:span></text:p>
      <text:p text:style-name="P679"><text:span text:style-name="T1389"><text:tab/></text:span><text:span text:style-name="T2061">To the top, to the sentry’s tomb.</text:span></text:p>
      <text:p text:style-name="P255"><text:tab/></text:p>
      <text:p text:style-name="P332"><text:soft-page-break/></text:p>
      <text:p text:style-name="P486">_________________________</text:p>
      <text:p text:style-name="P682"><text:span text:style-name="T2146">The S</text:span><text:span text:style-name="T2200">anctuary</text:span><text:span text:style-name="T2146"> – </text:span><text:span text:style-name="T2199">T</text:span><text:span text:style-name="T2200">he H</text:span><text:span text:style-name="T2201">all of Sentries</text:span></text:p>
      <text:p text:style-name="P411"/>
      <text:p text:style-name="P411"/>
      <text:p text:style-name="P148"><text:tab/></text:p>
      <text:p text:style-name="P272"><text:tab/>This short and narrow hallway is lined with the graven images of men and women at arms. They are finely carved, with no trace nor marks of the tools that wrought them. Yet, their forms are rough and simplistic, primarily comprised of simple angles and straight lines.</text:p>
      <text:p text:style-name="P272"><text:tab/><text:span text:style-name="T1973">And of course, the corpse of our first victim.</text:span></text:p>
      <text:p text:style-name="P272"><text:tab/>The ceiling hangs low enough to touch with a short leap, and the corridor’s width scarcely exceeds her armspan. A dim light seeps in from the opening at the far end where the hall pours into a vast chamber, though something thwarts the light from completely consuming the doorway.</text:p>
      <text:p text:style-name="P681"><text:span text:style-name="T1390"><text:tab/></text:span><text:span text:style-name="T2062">That’s odd… Why is it…</text:span></text:p>
      <text:p text:style-name="P281"><text:tab/>Eidos walks toward the doorway. As she draws nearer to the opening, the source of the blockage becomes apparent. What once appeared to be simply a void carved from light gains detail. Its weaker shadows emphasize smooth contours and rugged features. Immobile before her stands a tall, statuesque figure, a spear held at its side. Expression cold, and demeanor dispassionate. As if carved from stone, its features are flawless but for the large gashes rent into its face and abdomen. Glistening, blue liquid slowly leaks from its wounds, serving as a natural highlight of the sentry’s figure.</text:p>
      <text:p text:style-name="P683"><text:span text:style-name="T1391"><text:tab/></text:span><text:span text:style-name="T2063">Why is this thing alive? I thought we killed it…</text:span></text:p>
      <text:p text:style-name="P683"><text:span text:style-name="T1391"><text:tab/>In an alcove, nearly consumed in shadows, a Glyph appears to call to her; it offers an escape. </text:span><text:span text:style-name="T1392">And to</text:span><text:span text:style-name="T1393">ward</text:span><text:span text:style-name="T1392"> the Glyph she travels, not for an escape but rather because it is closer to her.</text:span></text:p>
      <text:p text:style-name="P683"><text:span text:style-name="T1392"><text:tab/></text:span><text:span text:style-name="T2064">Then nothing dies in this world?</text:span></text:p>
      <text:p text:style-name="P683"><text:span text:style-name="T1392"><text:tab/>Step</text:span><text:span text:style-name="T1393">ping</text:span><text:span text:style-name="T1392"> upon the platform, a violet light seems to carve a Glyph into its center. A slight rumble and it drops into a shadowy shaft, carrying Eidos into the depths little slower than a free fall.</text:span></text:p>
      <text:p text:style-name="P683"><text:span text:style-name="T1392"><text:tab/></text:span><text:span text:style-name="T2065">E</text:span><text:span text:style-name="T2071">ven death is meaningless here…</text:span></text:p>
      <text:p text:style-name="P684"/>
      <text:p text:style-name="P333"/>
      <text:p text:style-name="P487">___________________</text:p>
      <text:p text:style-name="P684"><text:span text:style-name="T2146">The S</text:span><text:span text:style-name="T2200">anctuary</text:span><text:span text:style-name="T2146"> – </text:span><text:span text:style-name="T2199">T</text:span><text:span text:style-name="T2200">he A</text:span><text:span text:style-name="T2202">rchives</text:span></text:p>
      <text:p text:style-name="P412"/>
      <text:p text:style-name="P412"/>
      <text:p text:style-name="P149"><text:tab/></text:p>
      <text:p text:style-name="P685"><text:span text:style-name="T1390"><text:tab/>S</text:span><text:span text:style-name="T1394">oon, t</text:span><text:span text:style-name="T1390">he levitating platform brings her to gentle stop upon the floor of the Archives. </text:span><text:span text:style-name="T1395">Tomes and tables, a dead tree faintly glowing, and that is about it, as far as she is concerned.</text:span></text:p>
      <text:p text:style-name="P278"><text:tab/>Following their familiar pattern, her feet lead her towards the nearest object, in this case, a darkened passageway.</text:p>
      <text:p text:style-name="P685"><text:span text:style-name="T1395"><text:tab/></text:span><text:span text:style-name="T2066">Luin’s Chamber.</text:span></text:p>
      <text:p text:style-name="P685"><text:span text:style-name="T1395"><text:tab/>Eidos continues further down the passage walking what seems to be an infinite distance, only to arrive right back where she started. </text:span><text:span text:style-name="T1396">H</text:span><text:span text:style-name="T1417">ere she absently notes that t</text:span><text:span text:style-name="T1396">he platform’s violet glow has dulled but not completely faded.</text:span></text:p>
      <text:p text:style-name="P685"><text:span text:style-name="T1395"><text:tab/></text:span><text:span text:style-name="T2067">Perhaps I was mistaken.</text:span></text:p>
      <text:p text:style-name="P686"><text:span text:style-name="T1396"><text:tab/>She moves toward the platform and it again </text:span><text:span text:style-name="T1418">revives, </text:span><text:span text:style-name="T1396">shini</text:span><text:span text:style-name="T1418">ng</text:span><text:span text:style-name="T1396"> its vibrant light. She </text:span><text:span text:style-name="T1419">then </text:span><text:span text:style-name="T1396">retreats, just enough to trigger its rest.</text:span></text:p>
      <text:p text:style-name="P686"><text:span text:style-name="T1396"><text:tab/>She waits a moment as the glow dies. It does not take long. </text:span><text:span text:style-name="T1397">The infinite distance she walked down the hallway took even less.</text:span></text:p>
      <text:p text:style-name="P705"><text:soft-page-break/><text:span text:style-name="T1396"><text:tab/></text:span><text:span text:style-name="T1420">Eidos shrugs her shoulders, unconcerned with her body’s findings.</text:span></text:p>
      <text:p text:style-name="P705"><text:span text:style-name="T1420"><text:tab/></text:span><text:span text:style-name="T1396">H</text:span><text:span text:style-name="T1421">er feet try again</text:span><text:span text:style-name="T1396">, moving along the same path, </text:span><text:span text:style-name="T1397">away from the platform and down the passage, again returning to the platform.</text:span></text:p>
      <text:p text:style-name="P686"><text:span text:style-name="T1397"><text:tab/></text:span><text:span text:style-name="T2068">No. I’m certain this was the path to Luin’s Chamber.</text:span></text:p>
      <text:p text:style-name="P279"><text:tab/>She hears an echoless giggle, utterly innocent, utterly pure, utterly honest in its desire for violence.</text:p>
      <text:p text:style-name="P686"><text:span text:style-name="T1397"><text:tab/></text:span><text:span text:style-name="T2072">Laugh </text:span><text:span text:style-name="T2073">as much as you want</text:span><text:span text:style-name="T2072">, murderer. All your work is undone in the end.</text:span></text:p>
      <text:p text:style-name="P706"><text:span text:style-name="T1398"><text:tab/></text:span><text:span text:style-name="T1422">Then, silence.</text:span></text:p>
      <text:p text:style-name="P706"><text:span text:style-name="T1422"><text:tab/></text:span><text:span text:style-name="T1398">Bored with the idea of walking an infinite path an infinite number of times, her E</text:span><text:span text:style-name="T1423">idos</text:span><text:span text:style-name="T1398"> ambles away from the </text:span><text:span text:style-name="T1399">passage and to wherever else seems closest. </text:span><text:span text:style-name="T1400">This happens to be the exit.</text:span></text:p>
      <text:p text:style-name="P687"/>
      <text:p text:style-name="P334"/>
      <text:p text:style-name="P488">__________________________</text:p>
      <text:p text:style-name="P687"><text:span text:style-name="T2146">The S</text:span><text:span text:style-name="T2200">anctuary</text:span><text:span text:style-name="T2146"> – </text:span><text:span text:style-name="T2199">T</text:span><text:span text:style-name="T2200">he </text:span><text:span text:style-name="T2203">Winding Stair</text:span></text:p>
      <text:p text:style-name="P413"/>
      <text:p text:style-name="P413"/>
      <text:p text:style-name="P150"><text:tab/></text:p>
      <text:p text:style-name="P99"><text:span text:style-name="T1390"><text:tab/>S</text:span><text:span text:style-name="T1401">he is returned to the winding stair, but at a location significantly distant from where she first encountered it and more distant still from the top.</text:span></text:p>
      <text:p text:style-name="P687"><text:span text:style-name="T1401"><text:tab/>Turning her attention once more to the stairwell </text:span><text:span text:style-name="T1402">itself</text:span><text:span text:style-name="T1401">, she sees that a</text:span><text:span text:style-name="T1402">ny and all plans to descend </text:span><text:span text:style-name="T1401">ha</text:span><text:span text:style-name="T1402">ve</text:span><text:span text:style-name="T1401"> been thwarted—</text:span><text:span text:style-name="T1424">not that she cared to descend anyway</text:span><text:span text:style-name="T1401">. The stairs beyond this point have crumbled away, sabotage a likelier cause than age </text:span><text:span text:style-name="T1425">given the pristine condition of the stairs</text:span><text:span text:style-name="T1401">. And while there is another landing far beyond, one continuing the theoretical spiral trajectory </text:span><text:span text:style-name="T1426">into the v</text:span><text:span text:style-name="T1430">oid</text:span><text:span text:style-name="T1401">, the gap is far too w</text:span><text:span text:style-name="T1431">ide</text:span><text:span text:style-name="T1401"> for any reasonable person to consider leaping to it.</text:span></text:p>
      <text:p text:style-name="P282"><text:tab/>Looking down from the edge, Eidos sees only oblivion—making failure to reach the opposite landing even more terrifying… </text:p>
      <text:p text:style-name="P707"><text:span text:style-name="T1403"><text:tab/></text:span><text:span text:style-name="T2069">I</text:span><text:span text:style-name="T2074">t’s hard to be afraid when there are no consequences.</text:span></text:p>
      <text:p text:style-name="P707"><text:span text:style-name="T2074"><text:tab/></text:span><text:span text:style-name="T1427">More terrifying </text:span><text:span text:style-name="T1404">for a normal person, perhaps.</text:span><text:span text:style-name="T1405"> </text:span><text:span text:style-name="T1404">But not for her.</text:span></text:p>
      <text:p text:style-name="P708"><text:span text:style-name="T1404"><text:tab/></text:span><text:span text:style-name="T1427">Her arms swing back and forth, preparing her body for the jump. </text:span><text:span text:style-name="T1428">Her legs coordinate their squat with the swing. And soon, </text:span><text:span text:style-name="T1404">s</text:span><text:span text:style-name="T1429">he </text:span><text:span text:style-name="T1404">leaps. The mark of bravery? Insanity? Or… Awareness?</text:span></text:p>
      <text:p text:style-name="P708"><text:span text:style-name="T1404"><text:tab/>Her hands reach out for the landing as she nears it, but it is indeed much too distant, and soon it seems to rise upwards, towards the ceiling and away from her i</text:span><text:span text:style-name="T1406">ndifferent</text:span><text:span text:style-name="T1404"> hands.</text:span></text:p>
      <text:p text:style-name="P98"><text:tab/><text:span text:style-name="T2488">Instinct takes hold. </text:span>A crescendoing sense of impending doom fills her body as it plummets into the depths. Blood and organs are forced to deny their inertia, forced to obey gravity’s summons. It is not long before the stairs are altogether gone, consumed by the shadows.</text:p>
      <text:p text:style-name="P676"><text:tab/><text:span text:style-name="T24">Faster, faster, ever faster, she tumbles into the lightless abyss. As her speed increases, time seems to slow. Unfathomable distances traversed in an instant, all while seeming to never have moved at all.</text:span></text:p>
      <text:p text:style-name="P676"><text:span text:style-name="T24"><text:tab/></text:span><text:span text:style-name="T1955">What an odd experience. </text:span><text:span text:style-name="T1956">No, odder than anything else in this place, I suppose.</text:span></text:p>
      <text:p text:style-name="P256"><text:tab/>Suddenly, pitch black gives way to emerald phosphorescence, as a peculiar greenish sludge now lines the walls of the shaft.</text:p>
      <text:p text:style-name="P256"><text:tab/>Without warning, the shaft opens into an immense cavern, appearing wider still than the winding stairwell was tall. The air racing against her face brings tears to her eyes as she speeds down towards some gargantuan object. A massive, broken sphere, half-submerged in a radiant lake draws her nearer. Its cracked and ruined surface shows signs of some interior structure, composed of seemingly impossible geometries.</text:p>
      <text:p text:style-name="P98"><text:tab/>But this peek comes at a cost. <text:span text:style-name="T2489">For though Luin protects her outer form, h</text:span>er body slams into the massive orb’s pitted, sooty metal, liquefying her organs upon impact.</text:p>
      <text:p text:style-name="P688"><text:soft-page-break/></text:p>
      <text:p text:style-name="P335"/>
      <text:p text:style-name="P489">_____________________________</text:p>
      <text:p text:style-name="P688"><text:span text:style-name="T2146">The S</text:span><text:span text:style-name="T2200">anctuary</text:span><text:span text:style-name="T2146"> – </text:span><text:span text:style-name="T2199">T</text:span><text:span text:style-name="T2200">he </text:span><text:span text:style-name="T2203">A</text:span><text:span text:style-name="T2204">wakening Chamber</text:span></text:p>
      <text:p text:style-name="P414"/>
      <text:p text:style-name="P414"/>
      <text:p text:style-name="P151"><text:tab/></text:p>
      <text:p text:style-name="P273"><text:tab/>Eidos respawns upon a metallic platform in the middle of an octagonal room. The garden murals all about leave no doubt that this is the same chamber in which she first awoke.</text:p>
      <text:p text:style-name="P688"><text:span text:style-name="T1390"><text:tab/></text:span><text:span text:style-name="T2070">A</text:span><text:span text:style-name="T2075">nd of course, I’m b</text:span><text:span text:style-name="T2070">ack where I started. </text:span><text:span text:style-name="T2076">Using Farcasting, I guess.</text:span></text:p>
      <text:p text:style-name="P688"><text:span text:style-name="T1407"><text:tab/>Eidos crouches, running her fingers along the silver surface of the platform, somehow expecting it to spring to life. B</text:span><text:span text:style-name="T1432">ut t</text:span><text:span text:style-name="T1407">he dizzying array of lines, curves and spirals, forming the Glyph at its center remains as impassive as ever.</text:span></text:p>
      <text:p text:style-name="P688"><text:span text:style-name="T1407"><text:tab/></text:span><text:span text:style-name="T2070">So, no Farcasting, but Luin still haunts me?</text:span></text:p>
      <text:p text:style-name="P709"><text:span text:style-name="T1407"><text:tab/>Patience spent, she moves toward the white door, but soon hesitates. It looks so far from this vantage point. Perhaps the dark glass would be a more suitable object to investigate. </text:span><text:span text:style-name="T1408">Her feet are restless, </text:span><text:span text:style-name="T1433">not eager to wait for a decision</text:span><text:span text:style-name="T1408">. H</text:span><text:span text:style-name="T1434">er Falseflesh</text:span><text:span text:style-name="T1408"> move</text:span><text:span text:style-name="T1434">s</text:span><text:span text:style-name="T1408">, stumbling as her mind and her feet come to terms. </text:span><text:span text:style-name="T1409">O</text:span><text:span text:style-name="T1435">nly</text:span><text:span text:style-name="T1409"> after arriving at the c</text:span><text:span text:style-name="T1436">ircular pane </text:span><text:span text:style-name="T1435">does she learn of their final agreement</text:span><text:span text:style-name="T1409">.</text:span></text:p>
      <text:p text:style-name="P155"><text:tab/>This is where I first met Fenrir.</text:p>
      <text:p text:style-name="P689"><text:span text:style-name="T1409"><text:tab/></text:span><text:span text:style-name="T2110">The twinkle of reflecting light off the dark glass seems benign, inviting even. She stares at it for a time. It looks like a hole pierced in space, but offers no view of what lies beyond. She then peers into it, but sees only the dim, visual echo of her own youthful visage.</text:span></text:p>
      <text:p text:style-name="P100"><text:tab/><text:span text:style-name="T2477">Just as she is about to lose interest, </text:span>her reflection seems to distort, like the smoke of a flame just snuffed. Soon her warping image is replaced with an unsettling apparition… Bristling hairs of the darkest gray and the deepest black outline the form of a lurking wolf. Its yellow eyes seem somehow darker than the emptiness from which they emerge.</text:p>
      <text:p text:style-name="P690"><text:span text:style-name="T1950"><text:tab/></text:span><text:span text:style-name="T1957">So, you’re home, wolf.</text:span></text:p>
      <text:p text:style-name="P111"><text:tab/>“Awake at last… Eyes open, but be they yet with sight?” <text:span text:style-name="T2114">The beast speaks not in human tongue, yet every word, every thought is crystal clear to Eidos.</text:span></text:p>
      <text:p text:style-name="P112"><text:tab/><text:span text:style-name="T1950">Those </text:span><text:span text:style-name="T1975">yellow </text:span><text:span text:style-name="T1950">eyes w</text:span><text:span text:style-name="T1958">ere </text:span><text:span text:style-name="T1974">once</text:span><text:span text:style-name="T1950"> fear </text:span><text:span text:style-name="T1958">itself to me</text:span><text:span text:style-name="T1950">, </text:span><text:span text:style-name="T1958">but </text:span><text:span text:style-name="T1950">now </text:span><text:span text:style-name="T1958">they’re </text:span><text:span text:style-name="T1950">nothing more than just eyes.</text:span></text:p>
      <text:p text:style-name="P673"><text:tab/>Leaving her no time to reply, it continues, “The darkness of this Sanctuary blinds, such an unfitting dwelling for our ilk. To leave this room you aim. Certain truth, as akin to mine your nature be.”</text:p>
      <text:p text:style-name="P673"><text:tab/><text:span text:style-name="T1976">The same exact lines, but why is it speaking to me like it doesn’t know me?</text:span></text:p>
      <text:p text:style-name="P674"><text:span text:style-name="T2286"><text:tab/></text:span><text:span text:style-name="T26">“</text:span><text:span text:style-name="T1016">W</text:span><text:span text:style-name="T1021">here am I?</text:span><text:span text:style-name="T1016">” </text:span><text:span text:style-name="T1022">she asks.</text:span></text:p>
      <text:p text:style-name="P674"><text:span text:style-name="T1022"><text:tab/></text:span><text:span text:style-name="T1959">The Sanctuary, body, that’s where.</text:span></text:p>
      <text:p text:style-name="P257"><text:tab/>“Known to me this chamber be, within the Sanctuary lying,” growls the wolf. “But now more questions arise. For only in kinship to its brother rooms can one room known be. These brothers, too, in a single Sanctuary dwell, their dwelling itself upon the Jenowin Plain resting. But all this little means… <text:s/>absent awareness.</text:p>
      <text:p text:style-name="P257"><text:tab/><text:span text:style-name="T1977">Awareness does little to add meaning, Fenrir.</text:span></text:p>
      <text:p text:style-name="P674"><text:span text:style-name="T1022"><text:tab/>“And yet, only in first moving through one of three doors can you your question’s true answer find.” </text:span><text:span text:style-name="T1023">It snarls, </text:span><text:span text:style-name="T1024">thin threads of drool h</text:span><text:span text:style-name="T1025">anging</text:span><text:span text:style-name="T1024"> from the opening.</text:span></text:p>
      <text:p text:style-name="P1"><text:tab/>“Three doors? I count only two,” <text:span text:style-name="T2478">replies Eidos, confused enough to ask the question, but not enough to genuinely care about the answer.</text:span></text:p>
      <text:p text:style-name="P1"><text:tab/>“<text:span text:style-name="T24">A hole in a boundary</text:span>, from this place to that leading. Three such objects in this chamber lie. Though, perhaps one your ken eludes. <text:span text:style-name="T2479">T</text:span>he metal seal upon the floor, essence from form to form casts—some near, some far. A break in walls of space and void.”</text:p>
      <text:p text:style-name="P102"><text:soft-page-break/><text:tab/>“<text:span text:style-name="T2480">I tried it. It doesn’t work,” she replies.</text:span></text:p>
      <text:p text:style-name="P101"><text:tab/>“<text:span text:style-name="T2481">A locked door a key requires. </text:span>If your nature with it resonates, perhaps its key I can you give. Though freely given this help be, on your instinct alone does its acceptance rely.”</text:p>
      <text:p text:style-name="P101"><text:tab/>“<text:span text:style-name="T2482">Sure. I guess. Why not?”</text:span></text:p>
      <text:p text:style-name="P698"><text:span text:style-name="T2286"><text:tab/></text:span><text:span text:style-name="T1964">Not that it’s really any help.</text:span></text:p>
      <text:p text:style-name="P103"><text:tab/>“The my aid yours is…” <text:span text:style-name="T52">growls the wolf with a knowing grin. “</text:span><text:span text:style-name="T51">Many have I in my hunger consumed. Some bore Glyphs, their living thoughts now into my Trueflesh carved.”</text:span></text:p>
      <text:p text:style-name="P103"><text:span text:style-name="T51"><text:tab/></text:span><text:span text:style-name="T53">Before the beast, lines of pure </text:span><text:span text:style-name="T62">white </text:span><text:span text:style-name="T53">light cut through the air, bending and folding into impossible geometries. The only identifiable shape is the circle th</text:span><text:span text:style-name="T152">at</text:span><text:span text:style-name="T53"> surrounds the mess of copulating rays and edges.</text:span></text:p>
      <text:p text:style-name="P103"><text:span text:style-name="T53"><text:tab/></text:span><text:span text:style-name="T54">The brilliant object </text:span><text:span text:style-name="T55">suddenly </text:span><text:span text:style-name="T54">vanishes, leaving only a hint of its brief appearance burnt into her vision, but that too soon fades.</text:span></text:p>
      <text:p text:style-name="P103"><text:span text:style-name="T54"><text:tab/></text:span><text:span text:style-name="T56">The wolf renews its explanation, “</text:span><text:span text:style-name="T53">Though neither can I the Glyphs read nor write, a use these symbols cast as Sigils will for you have. For Glyphs through their use, not their reading, known be. Sigils as reader act, so that without knowing you may the Glyphs use. Granting one fleeting Sigil now unto you, my ken allows…”</text:span></text:p>
      <text:p text:style-name="P103"><text:span text:style-name="T53"><text:tab/></text:span><text:span text:style-name="T1960">So a ‘fleeting’ Sigil is it? Then the Farcasting and Wulfias Sigils are gone?</text:span></text:p>
      <text:p text:style-name="P108"><text:span text:style-name="T1026"><text:tab/></text:span><text:span text:style-name="T59">With a sudden guttural rumble, more roar than growl, Fenrir demands, “</text:span><text:span text:style-name="T58">Your truth speak! What reason have you to the Awakening Chamber leave?”</text:span></text:p>
      <text:p text:style-name="P113"><text:span text:style-name="T1963"><text:tab/>L</text:span><text:span text:style-name="T1964">eave? So that the world can fail to kill me and I it? </text:span><text:span text:style-name="T1978">Why bother?</text:span></text:p>
      <text:p text:style-name="P699"><text:span text:style-name="T58"><text:tab/>“No reason in particular; leaving is immaterial,” </text:span><text:span text:style-name="T1027">comes her honest yet unimaginative reply, </text:span><text:span text:style-name="T1029">for is she not the Impartial </text:span><text:span text:style-name="T1035">Eidos </text:span><text:span text:style-name="T1029">this time around</text:span><text:span text:style-name="T1027">?</text:span></text:p>
      <text:p text:style-name="P104"><text:span text:style-name="T1027"><text:tab/></text:span><text:span text:style-name="T1036">The wolf renews its pacing. </text:span><text:span text:style-name="T61">“Though I no loremaster of thoughtcraft be, with your nature—more than with any motivation to word translated—yes, with your Trueflesh more strongly did one symbol resonate…”</text:span></text:p>
      <text:p text:style-name="P692"><text:span text:style-name="T61"><text:tab/></text:span><text:span text:style-name="T62">Suddenly, </text:span><text:span text:style-name="T63">lines of vibrant b</text:span><text:span text:style-name="T1037">lue</text:span><text:span text:style-name="T63"> cut the air before her, pouring forth from the dark glass out into her reality. </text:span><text:span text:style-name="T64">A countless array of forms—outlined, never filled—</text:span><text:span text:style-name="T68">writhe between</text:span><text:span text:style-name="T64"> dimensions both s</text:span><text:span text:style-name="T1038">een</text:span><text:span text:style-name="T64"> and uns</text:span><text:span text:style-name="T1038">een</text:span><text:span text:style-name="T64">, marking a Glyph </text:span><text:span text:style-name="T69">the size of </text:span><text:span text:style-name="T70">her fist</text:span><text:span text:style-name="T64">.</text:span></text:p>
      <text:p text:style-name="P104"><text:span text:style-name="T64"><text:tab/>As the final lines pour out, a lustrous </text:span><text:span text:style-name="T71">pendant</text:span><text:span text:style-name="T64"> floats </text:span><text:span text:style-name="T66">forth</text:span><text:span text:style-name="T64"> from the surface of the glass, </text:span><text:span text:style-name="T65">causing the darkness to unripple, like a pebble </text:span><text:span text:style-name="T427">leaping</text:span><text:span text:style-name="T65"> from the water back into the </text:span><text:span text:style-name="T426">thrower’s hand</text:span><text:span text:style-name="T65">. </text:span><text:span text:style-name="T67">The </text:span><text:span text:style-name="T72">Glyph</text:span><text:span text:style-name="T67"> appears to emanate from th</text:span><text:span text:style-name="T71">is pendant’s</text:span><text:span text:style-name="T67"> </text:span><text:span text:style-name="T1039">shrinking </text:span><text:span text:style-name="T67">surface.</text:span></text:p>
      <text:p text:style-name="P693"><text:span text:style-name="T67"><text:tab/></text:span><text:span text:style-name="T73">H</text:span><text:span text:style-name="T1029">er hand</text:span><text:span text:style-name="T73"> reaches for the pendant, and it eagerly moves toward her open hand. Contact brings awareness.</text:span></text:p>
      <text:p text:style-name="P693"><text:span text:style-name="T73"><text:tab/></text:span><text:span text:style-name="T1498">H</text:span><text:span text:style-name="T1961">uh, not Farcasting this time.</text:span></text:p>
      <text:p text:style-name="P692"><text:span text:style-name="T73"><text:tab/>“The Glyph of D</text:span><text:span text:style-name="T1030">iscipline</text:span><text:span text:style-name="T73">—though tied to the Sigil be,” </text:span><text:span text:style-name="T74">says the wolf. “In i</text:span><text:span text:style-name="T1042">ndifference</text:span><text:span text:style-name="T1041"> </text:span><text:span text:style-name="T74">unwavering, though in aim malleable. Path unknown, possibilities boundless, you proceed.”</text:span></text:p>
      <text:p text:style-name="P104"><text:span text:style-name="T75"><text:tab/>“Your Sigil now the Glyph’s mark bears. Our parting nears. Till we meet anew, daughter of Viracocha…” </text:span><text:span text:style-name="T76">Fenrir’s words end abruptly, all sound seemingly devoured by the dark glass.</text:span></text:p>
      <text:p text:style-name="P694"><text:span text:style-name="T1027"><text:tab/></text:span><text:span text:style-name="T76">Confusion, though still present, gives way to the stronger sense of a</text:span><text:span text:style-name="T1031">pathy</text:span><text:span text:style-name="T76">. </text:span><text:span text:style-name="T77">Her journey </text:span><text:span text:style-name="T1032">may </text:span><text:span text:style-name="T77">hav</text:span><text:span text:style-name="T1032">e</text:span><text:span text:style-name="T77"> begun, </text:span><text:span text:style-name="T1032">but she would be content even if it went on without her</text:span><text:span text:style-name="T77">.</text:span></text:p>
      <text:p text:style-name="P258"><text:tab/>She looks into the glass once more, expecting… something. But the ravenous Fenrir does not reappear—nor does her own reflection for that matter. Nothing shines on that once reflective surface. No light survives its utter darkness. Eidos now stares into a greedy singularity, ever-taking, never-giving.</text:p>
      <text:p text:style-name="P105"><text:span text:style-name="T1027"><text:tab/></text:span><text:span text:style-name="T1962">So, a new key. There is that third door, I guess.</text:span></text:p>
      <text:p text:style-name="P694"><text:span text:style-name="T1033"><text:tab/></text:span><text:span text:style-name="T1034">A third path, unexplored. Her feet urge her towards it, loathe to remain </text:span><text:span text:style-name="T1043">m</text:span><text:span text:style-name="T1044">otionless</text:span><text:span text:style-name="T1043">, for what are feet for but to move</text:span><text:span text:style-name="T1034">?</text:span></text:p>
      <text:p text:style-name="P756"><text:span text:style-name="T2288">A </text:span><text:span text:style-name="T2297">K</text:span><text:span text:style-name="T2323">indred Trueflesh</text:span></text:p>
      <text:p text:style-name="P361"/>
      <text:p text:style-name="P361"/>
      <text:p text:style-name="P437">_________________________</text:p>
      <text:p text:style-name="P571"><text:span text:style-name="T2145">The Sanctuary – </text:span><text:span text:style-name="T2152">A</text:span><text:span text:style-name="T2205">wakening Chamber</text:span></text:p>
      <text:p text:style-name="P361"/>
      <text:p text:style-name="P361"/>
      <text:p text:style-name="P114"><text:tab/>Key in hand, her feet carry her towards the hazy blue door. Eyes move as of instinct to the Glyph at its center. Though Eidos see<text:span text:style-name="T2500">s</text:span> only a mundane symbol of copulating lines birthing the symmetrical patterns of a Glyph, the resonating Sigil she carries with her reveals its meaning—Discipline.</text:p>
      <text:p text:style-name="P710"><text:tab/>As soon as this knowledge dawns within her, the mural’s impression on her changes. <text:span text:style-name="T2490">T</text:span>he hooded figures turn their heads toward her, looking upon Eidos with<text:span text:style-name="T2491"> </text:span>expecta<text:span text:style-name="T2501">nt eyes</text:span>. Suddenly, the door and mural fade from view, revealing before her a chamber shrouded in a smoky veil of deep blue light, <text:span text:style-name="T2492">its source yet unclear</text:span>.</text:p>
      <text:p text:style-name="P710"><text:tab/><text:span text:style-name="T1979">Then in we go.</text:span></text:p>
      <text:p text:style-name="P415"/>
      <text:p text:style-name="P415"/>
      <text:p text:style-name="P490">________________</text:p>
      <text:p text:style-name="P711"><text:span text:style-name="T2145">The Sanctuary – </text:span><text:span text:style-name="T2152">M</text:span><text:span text:style-name="T2206">athetia</text:span></text:p>
      <text:p text:style-name="P415"/>
      <text:p text:style-name="P415"/>
      <text:p text:style-name="P175"><text:tab/></text:p>
      <text:p text:style-name="P712"><text:span text:style-name="T1045"><text:tab/>Stepping across the threshold, Eidos finds herself in a room wholly unlike the one she just left. The simple geometry of the previous area looks primitive i</text:span><text:span text:style-name="T1061">n comparison</text:span><text:span text:style-name="T1045"> to the dizzying array of shapes that now confront her. Lines and curves intersect to form intricate, extra-dimensional patterns that lace all surfaces.</text:span></text:p>
      <text:p text:style-name="P259"><text:tab/>Staring at any given surface gives the impression of standing between two mirrors and looking off into their simulated infinities. But this effect is true from all angles Eidos seems to choose, and perhaps from every possible angle.</text:p>
      <text:p text:style-name="P712"><text:span text:style-name="T1045"><text:tab/>A prismatic array </text:span><text:span text:style-name="T1047">of light</text:span><text:span text:style-name="T1045"> f</text:span><text:span text:style-name="T1046">ills the room, spilling in</text:span><text:span text:style-name="T1045"> from narrow windows staring down from high above. These panes are stained in a variety of colors, arranged in what may as well be random patterns. What lies beyond these windows, however, is unclear.</text:span></text:p>
      <text:p text:style-name="P712"><text:span text:style-name="T1045"><text:tab/></text:span><text:span text:style-name="T1980">What lies within and what lies beyond, will knowing this </text:span><text:span text:style-name="T1990">end my cursed existence</text:span><text:span text:style-name="T1980">? I doubt it.</text:span></text:p>
      <text:p text:style-name="P713"><text:tab/><text:span text:style-name="T2493">Her</text:span> eyes next fall upon the elliptical table dominating the middle of the room. Unfathomably dark, yet <text:span text:style-name="T2502">somehow </text:span>polished to the point of reflecti<text:span text:style-name="T2494">on</text:span>—even from under the thick layers of dust <text:span text:style-name="T2494">covering </text:span>it. <text:span text:style-name="T2503">A</text:span> number of smooth, lacquered chairs <text:span text:style-name="T2503">surround the abyssal table, all impeccably aligned with a perfect mirror’s symmetry</text:span>.</text:p>
      <text:p text:style-name="P713"><text:tab/><text:span text:style-name="T2495">Then she sees it—the blue haze’s source. A</text:span> spherical crystal has been placed upon a simple and unpolished jade stand, near the edge of the table. It is as dissimilar to the room as a shadow is to the light that casts it,<text:span text:style-name="T2504"> a warped and distorted echo introduced by foreign elements into a forbidden plane</text:span>.</text:p>
      <text:p text:style-name="P713"><text:tab/><text:span text:style-name="T2496">Her hand</text:span> reaches out and collects the crystal. It trembles in her <text:span text:style-name="T2497">loose </text:span>grip, threatening to fall. <text:span text:style-name="T2504">S</text:span>he grips more firmly, <text:span text:style-name="T2504">careful not to break it</text:span>. The resonance persists, gently at first but ever gaining in intensity, until finally a vision coalesces at its center. The vision links with Eidos and soon becomes her <text:span text:style-name="T2505">assumed </text:span>reality. <text:span text:style-name="T2506">T</text:span>hrough the eyes of another, Eidos <text:span text:style-name="T2506">remembers</text:span>—not <text:span text:style-name="T2507">memories of </text:span>her own making, yet still distinctly hers somehow.</text:p>
      <text:p text:style-name="P714"><text:soft-page-break/><text:tab/></text:p>
      <text:p text:style-name="P784"><text:span text:style-name="T476">A gathering of robed figures. </text:span><text:span text:style-name="T1062">Two giant beasts wrapped in a violet glow. Death. Bodies. Thetian. </text:span><text:span text:style-name="T1063">A frantic flight</text:span><text:span text:style-name="T1062"> from the Enclave. </text:span><text:span text:style-name="T1063">To Kabu. To the Thought Wheel of the Beginning. </text:span><text:span text:style-name="T476">A journey across a lifeless landscape. A dark, crimson tower painted in blood, imposing over abandoned streets. Draugnir. A void darker than night. Imprisonment in this spherical jail. And…</text:span></text:p>
      <text:p text:style-name="P235"/>
      <text:p text:style-name="P715"><text:span text:style-name="T476"><text:tab/>As suddenly as the images began, they cease. Eidos is left </text:span><text:span text:style-name="T1048">eyeing</text:span><text:span text:style-name="T476"> the crystal in her hand with u</text:span><text:span text:style-name="T1065">tter indifference</text:span><text:span text:style-name="T476">.</text:span></text:p>
      <text:p text:style-name="P715"><text:span text:style-name="T476"><text:tab/></text:span><text:span text:style-name="T1763">T</text:span><text:span text:style-name="T1981">his is… just as it was in the Wellspring, when I was Wulfias… </text:span><text:span text:style-name="T1982">But this time, I was… Ormenos? </text:span><text:span text:style-name="T1991">Who are these people?</text:span></text:p>
      <text:p text:style-name="P727"><text:span text:style-name="T1981"><text:tab/></text:span><text:span text:style-name="T1049">Her hands wonder whether to launch the crystal and destroy the entire area or to m</text:span><text:span text:style-name="T1066">erely</text:span><text:span text:style-name="T1049"> put it back into its jade stand. Both options seem to require too much e</text:span><text:span text:style-name="T1064">ffort</text:span><text:span text:style-name="T1049"> to Eidos.</text:span></text:p>
      <text:p text:style-name="P714"><text:span text:style-name="T1049"><text:tab/>In her indecision, the crystal mak</text:span><text:span text:style-name="T1067">es</text:span><text:span text:style-name="T1049"> the choice for her, </text:span><text:span text:style-name="T1068">opting instead for a third possibility</text:span><text:span text:style-name="T1049">. Its connection to her Falseflesh links their Truefleshes, unifying their minds for the span of </text:span><text:span text:style-name="T1069">a </text:span><text:span text:style-name="T1049">breath, but that is all it takes.</text:span></text:p>
      <text:p text:style-name="P260"><text:tab/>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p>
      <text:p text:style-name="P716"><text:span text:style-name="T1049"><text:tab/></text:span><text:span text:style-name="T1050">W</text:span><text:span text:style-name="T1049">ithout knowing why, Eidos calls Fenrir’s Glyph to mind. And without knowing how, the shining object </text:span><text:span text:style-name="T1051">in her hand </text:span><text:span text:style-name="T1049">dims as it begins to inject its contents into her Trueflesh, </text:span><text:span text:style-name="T1052">light waning until it vanishes completely</text:span><text:span text:style-name="T1049">.</text:span></text:p>
      <text:p text:style-name="P716"><text:span text:style-name="T1049"><text:tab/>The emptied husk of </text:span><text:span text:style-name="T1053">the</text:span><text:span text:style-name="T1049"> crystal soon slips from her hand, crashing to the ground </text:span><text:span text:style-name="T1053">and</text:span><text:span text:style-name="T1049"> cracking into perfectly equal blue slivers. Eidos </text:span><text:span text:style-name="T1071">simply </text:span><text:span text:style-name="T1049">s</text:span><text:span text:style-name="T1056">tands ther</text:span><text:span text:style-name="T1070">e,</text:span><text:span text:style-name="T1056"> absently observing</text:span><text:span text:style-name="T1049"> the surges of conflicting emotions now present within her mind. </text:span><text:span text:style-name="T1055">But t</text:span><text:span text:style-name="T1054">hese </text:span><text:span text:style-name="T1056">newly added </text:span><text:span text:style-name="T1054">thoughts and fears are</text:span><text:span text:style-name="T1049"> </text:span><text:span text:style-name="T1057">just </text:span><text:span text:style-name="T1072">the </text:span><text:span text:style-name="T1049">unrelenting waves crashing against </text:span><text:span text:style-name="T1054">the </text:span><text:span text:style-name="T1049">unmoving cliffs </text:span><text:span text:style-name="T1054">of her apathy</text:span><text:span text:style-name="T1049">.</text:span></text:p>
      <text:p text:style-name="P50"><text:tab/>A name etches itself into her Trueflesh. She knows the name, though she knows not why. ‘Ormenos’. Riding on the Trueflesh of Ormenos, Eidos masters the Techne of Hidden Mind through the Glyph of the Occult.</text:p>
      <text:p text:style-name="P50"><text:tab/><text:span text:style-name="T1983">A new skill? To what end? Even if it’s useful </text:span><text:span text:style-name="T1984">to my body</text:span><text:span text:style-name="T1983">, it’s useless to me.</text:span></text:p>
      <text:p text:style-name="P50"><text:tab/>Not much caring to move, she lingers in the chamber a while thinking of nothing in particular. Her mind drifts, further and further from reality, very nearly vanishing completely. It is as though her very consciousness has fallen asleep. Her body however, rejects the idleness of its handler, for what is a body’s use if not to move?</text:p>
      <text:p text:style-name="P50"><text:tab/><text:span text:style-name="T2498">Thus, as her awareness slumbers, her body travels at its discretion.</text:span></text:p>
      <text:p text:style-name="P50"><text:tab/><text:span text:style-name="T1985">As you will, body.</text:span></text:p>
      <text:p text:style-name="P717"/>
      <text:p text:style-name="P336"/>
      <text:p text:style-name="P491">_____________________________</text:p>
      <text:p text:style-name="P717"><text:span text:style-name="T2146">The S</text:span><text:span text:style-name="T2200">anctuary</text:span><text:span text:style-name="T2146"> – </text:span><text:span text:style-name="T2199">T</text:span><text:span text:style-name="T2200">he </text:span><text:span text:style-name="T2203">A</text:span><text:span text:style-name="T2204">wakening Chamber</text:span></text:p>
      <text:p text:style-name="P416"/>
      <text:p text:style-name="P416"/>
      <text:p text:style-name="P152"><text:tab/></text:p>
      <text:p text:style-name="P274"><text:tab/>Eidos respawns upon a metallic platform in the middle of an octagonal room. The garden murals all about leave no doubt that this is the same chamber in which she first awoke.</text:p>
      <text:p text:style-name="P50"><text:tab/><text:span text:style-name="T1986">Doesn’t this only happen when I die? Did my body walk itself off the stairs or something?</text:span></text:p>
      <text:p text:style-name="P50"><text:soft-page-break/><text:span text:style-name="T1058"><text:tab/></text:span><text:span text:style-name="T1059">Her body appears to be a less reliable conductor than her consciousness, but the latter yet remains unmoved, </text:span><text:span text:style-name="T1073">peacefully </text:span><text:span text:style-name="T1059">sleeping in a bed of disinterest.</text:span></text:p>
      <text:p text:style-name="P50"><text:span text:style-name="T1059"><text:tab/></text:span><text:span text:style-name="T1060">Undeterred, her body tries again.</text:span></text:p>
      <text:p text:style-name="P718"/>
      <text:p text:style-name="P337"/>
      <text:p text:style-name="P492">_____________________________</text:p>
      <text:p text:style-name="P718"><text:span text:style-name="T2146">The S</text:span><text:span text:style-name="T2200">anctuary</text:span><text:span text:style-name="T2146"> – </text:span><text:span text:style-name="T2199">T</text:span><text:span text:style-name="T2200">he </text:span><text:span text:style-name="T2203">A</text:span><text:span text:style-name="T2204">wakening Chamber</text:span></text:p>
      <text:p text:style-name="P417"/>
      <text:p text:style-name="P417"/>
      <text:p text:style-name="P153"><text:tab/></text:p>
      <text:p text:style-name="P283"><text:tab/>Eidos respawns upon a metallic platform in the middle of an octagonal room. The garden murals all about leave no doubt that this is the same chamber in which she first awoke.</text:p>
      <text:p text:style-name="P718"><text:span text:style-name="T1458"><text:tab/></text:span><text:span text:style-name="T2084">Again?! </text:span><text:span text:style-name="T2085">How many times h</text:span><text:span text:style-name="T2086">as it been now</text:span><text:span text:style-name="T2085">? I’ve lost count now. But, </text:span><text:span text:style-name="T2087">then again,</text:span><text:span text:style-name="T2085"> I suppose it’s as good as any other path.</text:span></text:p>
      <text:p text:style-name="P284"><text:tab/><text:span text:style-name="T2508">Despite the passage of hours and the loss of scores—if not hundreds—of bodies, </text:span>her <text:span text:style-name="T2509">errant </text:span>body continues its stubborn attempts to find some place of interest as her consciousness naps.</text:p>
      <text:p text:style-name="P719"/>
      <text:p text:style-name="P338"/>
      <text:p text:style-name="P493">_____________________________</text:p>
      <text:p text:style-name="P719"><text:span text:style-name="T2146">The S</text:span><text:span text:style-name="T2200">anctuary</text:span><text:span text:style-name="T2146"> – </text:span><text:span text:style-name="T2199">T</text:span><text:span text:style-name="T2200">he </text:span><text:span text:style-name="T2203">A</text:span><text:span text:style-name="T2204">wakening Chamber</text:span></text:p>
      <text:p text:style-name="P418"/>
      <text:p text:style-name="P418"/>
      <text:p text:style-name="P154"><text:tab/></text:p>
      <text:p text:style-name="P275"><text:tab/>Eidos respawns upon a metallic platform in the middle of an octagonal room. The garden murals all about leave no doubt that this is the same chamber in which she first awoke.</text:p>
      <text:p text:style-name="P720"><text:span text:style-name="T1390"><text:tab/>…</text:span><text:span text:style-name="T2077">Yes, this is pointless, but it’s also maddening at this point! If we do this one more time, I’m g</text:span><text:span text:style-name="T2088">onna</text:span><text:span text:style-name="T2077"> go insane!</text:span></text:p>
      <text:p text:style-name="P285"><text:tab/>Her body recklessly plows toward the exit for another attem…</text:p>
      <text:p text:style-name="P276"><text:span text:style-name="T1987"><text:tab/></text:span><text:span text:style-name="T1988">Okay, Eidos, wake up!</text:span></text:p>
      <text:p text:style-name="P728"><text:span text:style-name="T1437"><text:tab/>As if awoken mid-dream, Eidos’ consciousness reluctantly changes states. <text:s/></text:span><text:span text:style-name="T1459">Rubbing her eyes and</text:span><text:span text:style-name="T1437"> scratching her belly, </text:span><text:span text:style-name="T1459">she looks around the chamber wondering how she got here. </text:span><text:span text:style-name="T1460">She thinks for a moment, soon distracted by a burgeoning yawn. </text:span><text:span text:style-name="T1437">S</text:span><text:span text:style-name="T1461">he briefly toys with the idea of s</text:span><text:span text:style-name="T1437">leeping </text:span><text:span text:style-name="T1461">some more</text:span><text:span text:style-name="T1437">, but since she is already </text:span><text:span text:style-name="T1457">wide </text:span><text:span text:style-name="T1437">awake, she prefers to avoid the tedious task of getting back to sleep.</text:span></text:p>
      <text:p text:style-name="P720"><text:span text:style-name="T1437"><text:tab/>W</text:span><text:span text:style-name="T1462">ith no better options</text:span><text:span text:style-name="T1437">, she d</text:span><text:span text:style-name="T1462">irects her feet </text:span><text:span text:style-name="T1438">toward the white door and to the winding stair.</text:span></text:p>
      <text:p text:style-name="P721"/>
      <text:p text:style-name="P339"/>
      <text:p text:style-name="P494">_________________________</text:p>
      <text:p text:style-name="P721"><text:span text:style-name="T2146">The S</text:span><text:span text:style-name="T2200">anctuary</text:span><text:span text:style-name="T2146"> – </text:span><text:span text:style-name="T2199">T</text:span><text:span text:style-name="T2200">he </text:span><text:span text:style-name="T2203">H</text:span><text:span text:style-name="T2207">all of Sentries</text:span></text:p>
      <text:p text:style-name="P419"/>
      <text:p text:style-name="P419"/>
      <text:p text:style-name="P721"><text:span text:style-name="T2050"><text:tab/></text:span><text:span text:style-name="T1439">Myriad distractions claimed her attention w</text:span><text:span text:style-name="T1463">hile ascending</text:span><text:span text:style-name="T1439"> the stairs, one for each step she took. </text:span><text:span text:style-name="T1464">And now somehow she finds herself at the top. </text:span><text:span text:style-name="T1465">She shrugs and moves on.</text:span></text:p>
      <text:p text:style-name="P721"><text:span text:style-name="T1439"><text:tab/></text:span><text:span text:style-name="T2078">This Eidos is apathetic in the extreme… I know everything I do is meaningless, but this is ridiculous.</text:span></text:p>
      <text:p text:style-name="P721"><text:soft-page-break/><text:span text:style-name="T1439"><text:tab/>The familiar narrow hallway and its resident sentry greet Eidos as her first footfalls echo through the hall. In the alcove, nearly consumed in shadows, the cloudstone’s Glyph appears to call to her, offering an escape. </text:span><text:span text:style-name="T1440">Since it is the nearest obj…</text:span></text:p>
      <text:p text:style-name="P721"><text:span text:style-name="T1440"><text:tab/></text:span><text:span text:style-name="T2079">No, body! Don’t you do it! We’ve already done this thousands of times.</text:span></text:p>
      <text:p text:style-name="P286"><text:tab/>Suddenly, annoyed at the prospect of using the cloudstone, she moves toward the sentry instead.</text:p>
      <text:p text:style-name="P721"><text:span text:style-name="T1440"><text:tab/></text:span><text:span text:style-name="T2079">…I guess this Eidos is easier to sway than the last one… as long as she’s awake, that is.</text:span></text:p>
      <text:p text:style-name="P721"><text:span text:style-name="T1440"><text:tab/>As Eidos approaches, she feels a Glyph bubble up to the forefront of her consciousness. With each step she takes, the form becomes clearer, yet remains uninvoked. The sentry has not yet reacted, and Eidos remains undetected. T</text:span><text:span text:style-name="T1466">here i</text:span><text:span text:style-name="T1440">t stands, motionless with its spear at its side, as if to deny Eidos’ very existence.</text:span></text:p>
      <text:p text:style-name="P721"><text:span text:style-name="T1458"><text:tab/></text:span><text:span text:style-name="T2084">Whatever this Glyph is, it</text:span><text:span text:style-name="T2089"> feels </text:span><text:span text:style-name="T2090">a lot </text:span><text:span text:style-name="T2089">like the mind from the blue crystal. O</text:span><text:span text:style-name="T2091">rmenos’</text:span><text:span text:style-name="T2089"> hidden mind, T</text:span><text:span text:style-name="T2092">echne, </text:span><text:span text:style-name="T2093">or whatever it was</text:span><text:span text:style-name="T2089">. Use it.</text:span></text:p>
      <text:p text:style-name="P287"><text:tab/>Eidos stares briefly at a wall, <text:span text:style-name="T2510">r</text:span>unning her finger along the lines of the bas-reliefs.</text:p>
      <text:p text:style-name="P277"><text:tab/><text:span text:style-name="T1989">Use it, dammit!</text:span></text:p>
      <text:p text:style-name="P729"><text:span text:style-name="T1467"><text:tab/></text:span><text:span text:style-name="T1468">I</text:span><text:span text:style-name="T1467">nstinct take</text:span><text:span text:style-name="T1468">s </text:span><text:span text:style-name="T1467">over. 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span></text:p>
      <text:p text:style-name="P722"><text:span text:style-name="T1182"><text:tab/>The Glyph of the Occult lends power to its Hidden Mind Techne casting an invisible veil around Eidos’ </text:span><text:span text:style-name="T1469">mind</text:span><text:span text:style-name="T1182">. The brief flash of the Glyph dissipates in her mind’s eye and she begins </text:span><text:span text:style-name="T1441">ambling</text:span><text:span text:style-name="T1182"> towards the doorway </text:span><text:span text:style-name="T1442">and towards the oblivious sentry, </text:span><text:span text:style-name="T1443">eventually walking past them both</text:span><text:span text:style-name="T1182">.</text:span></text:p>
      <text:p text:style-name="P722"><text:span text:style-name="T1182"><text:tab/></text:span><text:span text:style-name="T2094">So if it can’t see my mind, it can’t see me? </text:span><text:span text:style-name="T2095">Whatever, at least I’m leaving this place again.</text:span></text:p>
      <text:p text:style-name="P723"/>
      <text:p text:style-name="P340"/>
      <text:p text:style-name="P495">____________________</text:p>
      <text:p text:style-name="P723"><text:span text:style-name="T2146">The S</text:span><text:span text:style-name="T2200">anctuary</text:span><text:span text:style-name="T2146"> – </text:span><text:span text:style-name="T2199">T</text:span><text:span text:style-name="T2200">he </text:span><text:span text:style-name="T2203">A</text:span><text:span text:style-name="T2208">ntechamber</text:span></text:p>
      <text:p text:style-name="P420"/>
      <text:p text:style-name="P420"/>
      <text:p text:style-name="P723"><text:span text:style-name="T2050"><text:tab/></text:span><text:span text:style-name="T1444">A portcullis, some writing, more stairs. Nothing terribly exciting </text:span><text:span text:style-name="T1445">to grab her attention </text:span><text:span text:style-name="T1470">here</text:span><text:span text:style-name="T1444">. Perhaps attracted by the shininess of the light, or perhaps by the hole-iness of the portcullis itself, Eidos finds her </text:span><text:span text:style-name="T1471">feet </text:span><text:span text:style-name="T1472">soon </text:span><text:span text:style-name="T1471">walking in that direction</text:span><text:span text:style-name="T1444">.</text:span></text:p>
      <text:p text:style-name="P288"><text:tab/>The portcullis, large and of metallic construction as it is, promises to resist motion with all the might of gravity—its indefatigable ally. Peering through its checkered apertures, Eidos’ eyes overcome the barrier that would thwart her Falseflesh’s progress. Beyond it is a lengthy bridge, scaled like a shimmering serpent, slithering across the chasm it overlooks.</text:p>
      <text:p text:style-name="P724"><text:span text:style-name="T1444"><text:tab/>The serpentine bridge seems to terminate at a similar gateway, at the opposite end of the chasm, though no portcullis obstructs passage there. To the left of the portcullis i</text:span><text:span text:style-name="T1473">s</text:span><text:span text:style-name="T1444"> an apparatus or mechanism </text:span><text:span text:style-name="T1475">and h</text:span><text:span text:style-name="T1474">oused within is something that nearly escaped her notice—an inert crystal.</text:span></text:p>
      <text:p text:style-name="P724"><text:span text:style-name="T1444"><text:tab/></text:span><text:span text:style-name="T2080">A</text:span><text:span text:style-name="T2096">s it was before. </text:span><text:span text:style-name="T2097">I suppose there’s so Techne or Glyph that can r</text:span><text:span text:style-name="T2098">epower</text:span><text:span text:style-name="T2097"> the damn thing.</text:span></text:p>
      <text:p text:style-name="P730"><text:span text:style-name="T1446"><text:tab/></text:span><text:span text:style-name="T1447">Her curious hands reach to examine the mechanism and its jeweled companion. The crystal is as it seemed—devoid of any energy. </text:span><text:span text:style-name="T1476">It </text:span><text:span text:style-name="T1473">likely a</text:span><text:span text:style-name="T1476">t one point was responsible for </text:span><text:span text:style-name="T1444">lifti</text:span><text:span text:style-name="T1476">ng the gate</text:span><text:span text:style-name="T1444"> through some trick of magic or artifice</text:span><text:span text:style-name="T1447">. But dead it is and so it shall remain, as Eidos lacks the means to revive it.</text:span></text:p>
      <text:p text:style-name="P724"><text:span text:style-name="T1447"><text:tab/></text:span><text:span text:style-name="T1448">She moves to put it back, but it slips through clumsy fingers down onto the stony floor. A violent crack signals i</text:span><text:span text:style-name="T1449">ts end</text:span><text:span text:style-name="T1448"> as the casing begins to spit shards of crystal in the six directions. Ephemeral as it may be, the crystalline f</text:span><text:span text:style-name="T1477">ragments</text:span><text:span text:style-name="T1448"> cascade floorward in gorgeous fashion—a lovely facsimile of fireworks.</text:span></text:p>
      <text:p text:style-name="P724"><text:soft-page-break/><text:span text:style-name="T1448"><text:tab/></text:span><text:span text:style-name="T1450">Eidos merely shrugs and moves towards the next nearest t</text:span><text:span text:style-name="T1478">hing</text:span><text:span text:style-name="T1450">—the stairs. </text:span><text:span text:style-name="T1451">Peeking into the ascending stairwell, she quickly regrets the decision. Just thinking of how much effort it would require to climb them </text:span><text:span text:style-name="T1479">is itself too much effort to her.</text:span><text:span text:style-name="T1451"> She begins to move away from them in search of something easier…</text:span></text:p>
      <text:p text:style-name="P724"><text:span text:style-name="T1451"><text:tab/></text:span><text:span text:style-name="T2081">Nope! Up the stairs, body. Now!</text:span></text:p>
      <text:p text:style-name="P724"><text:span text:style-name="T1451"><text:tab/>Ultimately indifferent to wherever she i</text:span><text:span text:style-name="T1452">s, is going, or will go</text:span><text:span text:style-name="T1451">, Eidos opts for the stairs </text:span><text:span text:style-name="T1452">in the end, having now forgotten her initial aversion to the work they will demand</text:span><text:span text:style-name="T1451">. </text:span><text:span text:style-name="T1480">For she knows that if she tires of consciousness, there is always the quiet refuge of slumber…</text:span></text:p>
      <text:p text:style-name="P724"><text:span text:style-name="T1480"><text:tab/></text:span><text:span text:style-name="T2099">No, you don’t! </text:span><text:span text:style-name="T2100">Move!</text:span></text:p>
      <text:p text:style-name="P725"><text:span text:style-name="T1451"><text:tab/></text:span><text:span text:style-name="T1481">Lashed by an unseen taskmaster’s bullwhip, Eidos lets her f</text:span><text:span text:style-name="T1451">eet guide her u</text:span><text:span text:style-name="T1453">p</text:span><text:span text:style-name="T1451"> the rising stairs. This stairwell is large, but not so large as the one below. Further differences arise in the square shape and lack of railing. But a kindred trait does it find in that here, too, all light is natural light seeping in through an opening at its zenith.</text:span></text:p>
      <text:p text:style-name="P725"><text:span text:style-name="T1451"><text:tab/>She begins her climb. Step summing upon step, an apparently unending ascension skywards up the shaft of a large square tower tries Eidos’ patience, stretching it to a hair’s breadth. H</text:span><text:span text:style-name="T1454">er consciousness begins to wane again, </text:span><text:span text:style-name="T1455">eyelids slowly closing, </text:span><text:span text:style-name="T1454">seeking the effortless comfort of sleep…</text:span></text:p>
      <text:p text:style-name="P725"><text:span text:style-name="T1454"><text:tab/></text:span><text:span text:style-name="T2082">Wake up!</text:span></text:p>
      <text:p text:style-name="P731"><text:span text:style-name="T1451"><text:tab/></text:span><text:span text:style-name="T1455">Her eyes </text:span><text:span text:style-name="T1456">spring open and s</text:span><text:span text:style-name="T1451">he presses on.</text:span></text:p>
      <text:p text:style-name="P289"><text:tab/>The passage seems to get ever warmer, and in time, she reaches the top, evidenced by the now-visible portal inviting her to exit the indifferent infinity of stairs.</text:p>
      <text:p text:style-name="P725"><text:span text:style-name="T1451"><text:tab/></text:span><text:span text:style-name="T2083">Next up is that creepy desert traveler that messed with my mind… I wonder if I can use Hidden Mind to avoid him, too…</text:span></text:p>
      <text:p text:style-name="P757"><text:span text:style-name="T2288">A </text:span><text:span text:style-name="T2297">N</text:span><text:span text:style-name="T2327">ew Player</text:span></text:p>
      <text:p text:style-name="P362"/>
      <text:p text:style-name="P362"/>
      <text:p text:style-name="P438">____________________________</text:p>
      <text:p text:style-name="P572"><text:span text:style-name="T2145">The K</text:span><text:span text:style-name="T2153">aban Wilds</text:span><text:span text:style-name="T2145"> – </text:span><text:span text:style-name="T2152">T</text:span><text:span text:style-name="T2209">he Jenowin Plain</text:span></text:p>
      <text:p text:style-name="P362"/>
      <text:p text:style-name="P362"/>
      <text:p text:style-name="P51"><text:tab/>After traversing some rather unremarkable ruins, Eidos finds herself staring down a desert. Here, the sun beats down upon cracked earth as a strong wind blows spiraling plumes of dust into the air.</text:p>
      <text:p text:style-name="P733"><text:tab/><text:span text:style-name="T1992">Dazir off to the </text:span><text:span text:style-name="T2008">north</text:span><text:span text:style-name="T1992">west, shiny tower off to the </text:span><text:span text:style-name="T2008">north</text:span><text:span text:style-name="T1992">east, and beyond that the Tacribians… Filled </text:span><text:span text:style-name="T2011">to bursting </text:span><text:span text:style-name="T1992">with ingrates and liars. I guess we should head to the one rats’ nest we haven’t visited, if for no other reason than for variety. </text:span><text:span text:style-name="T1993">Yip yip, body! Time to move.</text:span></text:p>
      <text:p text:style-name="P734"><text:span text:style-name="T1076"><text:tab/>S</text:span><text:span text:style-name="T1077">he stumbles</text:span><text:span text:style-name="T1076"> across the burning span of desert, one l</text:span><text:span text:style-name="T1078">azy</text:span><text:span text:style-name="T1076"> step after the next. Diminutive dust clouds dance t</text:span><text:span text:style-name="T1078">o the rhythm of her footfalls, </text:span><text:span text:style-name="T1079">and eventually all </text:span><text:span text:style-name="T1076">join to form a wispy cape heralding her approach.</text:span></text:p>
      <text:p text:style-name="P734"><text:span text:style-name="T1076"><text:tab/>Hours pass before she notices a mirror cloud rising off in the distance. Straining her eyes against the dust </text:span><text:span text:style-name="T1081">and sun</text:span><text:span text:style-name="T1076">, it is difficult to make anything out for certain among the shimmering waves of burning air. Perhaps it is a person moving its way towards her, or perhaps it is merely a mirage born of heat and thirst.</text:span></text:p>
      <text:p text:style-name="P734"><text:span text:style-name="T1076"><text:tab/></text:span><text:span text:style-name="T1994">The rusty traveler… okay, body, activate the Techne.</text:span></text:p>
      <text:p text:style-name="P261"><text:tab/>Instinct compels Eidos. 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 Concentrating on the Glyph of the Occult, Eidos executes the Techne of Hidden Mind.</text:p>
      <text:p text:style-name="P851"><text:tab/>As the flickering shape draws nearer, Eidos sees that it is clearly no mirage. The figure is dressed in dusty robes, patched and mended so many times that the original fabric is hard to discern. Every stitch of thread, every scrap of cloth is dyed some shade of red. It walks with the aid of a large wooden staff, and a wide-brimmed hat obscures its features.</text:p>
      <text:p text:style-name="P851"><text:tab/>It approaches…</text:p>
      <text:p text:style-name="P734"><text:span text:style-name="T1083"><text:tab/>And then simply walks right past Eidos, just as though she were not there at all. Neither mere indifference, nor a simple case of scornful neglect, rather it is perhaps best described as complete and utter ignorance </text:span><text:span text:style-name="T1084">of presence</text:span><text:span text:style-name="T1083">. The square perceives not the cube occluded in a buried third dimension, on a plane below or above its awareness; likewise is Eidos wholly beyond this desert wayfarer’s perception.</text:span></text:p>
      <text:p text:style-name="P733"><text:span text:style-name="T1075"><text:tab/></text:span><text:span text:style-name="T1995">Guess I avoided another nasty encounter with him.</text:span></text:p>
      <text:p text:style-name="P735"><text:span text:style-name="T1995"><text:tab/></text:span><text:span text:style-name="T1085">As the figure melts away off into the distance, Eidos turns to face her chosen destination. She sets off across the desert plain toward the silvery spire. But as the day wanes, her strength is sapped from her body. And yet still, she keeps a steady pace. The setting sun and the bone-chilling gales do little to halt her progress.</text:span></text:p>
      <text:p text:style-name="P262"><text:tab/>Onward she marches, through the night, until the dawn delivers her to her destination.</text:p>
      <text:p text:style-name="P421"/>
      <text:p text:style-name="P421"/>
      <text:p text:style-name="P496">____________________</text:p>
      <text:p text:style-name="P732"><text:span text:style-name="T2145">Ta</text:span><text:span text:style-name="T2154">mbul</text:span><text:span text:style-name="T2145"> – </text:span><text:span text:style-name="T2152">The G</text:span><text:span text:style-name="T2154">ates of Tambul</text:span></text:p>
      <text:p text:style-name="P421"/>
      <text:p text:style-name="P421"><text:soft-page-break/></text:p>
      <text:p text:style-name="P732"><text:span text:style-name="T2286"><text:tab/>Waking from her walking stupor, Eidos rubs the sleep from her eyes. Shuffling feet traverse the cracked, peeling skin of the earth, while cloudless skies offer no shelter from the sweltering heat of the morning sun. Water flows through these flats like wisdom from an idiot—and appears to have done so for centuries. No fauna, no flora, not even a dried out tumbleweed in sight.</text:span></text:p>
      <text:p text:style-name="P115"><text:tab/><text:span text:style-name="T1996">Stuck in a dying world… But I guess </text:span><text:span text:style-name="T1997">even</text:span><text:span text:style-name="T1996"> paradise would be torturous if it repeated forever.</text:span></text:p>
      <text:p text:style-name="P732"><text:span text:style-name="T1086"><text:tab/>Then, through the heat-born distortions clawing their way skyward, she spots a massive bulwark rising up from the ground. Hundreds of buildings hide behind these walls, shyly poking </text:span><text:span text:style-name="T1116">the tips of </text:span><text:span text:style-name="T1086">their roofs above the </text:span><text:span text:style-name="T1087">ramparts</text:span><text:span text:style-name="T1086">. The blinding spire Eidos chases juts up near the fortress’ seam with the canyon’s edge; and beyond it, spanning the canyon, is </text:span><text:span text:style-name="T1088">the</text:span><text:span text:style-name="T1086"> massive bridge that, </text:span><text:span text:style-name="T1089">even from this close distance,</text:span><text:span text:style-name="T1086"> looks to be floating midair.</text:span></text:p>
      <text:p text:style-name="P736"><text:span text:style-name="T1086"><text:tab/></text:span><text:span text:style-name="T1090">As she nears the walls, her eyes center upon wooden doors roughly twenty paces wide and several times her height. Reinforced with bands of iron, the doors devoutly stand as unmoving guardians.</text:span></text:p>
      <text:p text:style-name="P736"><text:span text:style-name="T1090"><text:tab/></text:span><text:span text:style-name="T1998">Maybe I should Hidden Mind myself from these people, just in case…</text:span></text:p>
      <text:p text:style-name="P736"><text:span text:style-name="T1091"><text:tab/>The familiar pattern of the Glyph comes to mind as she once more executes the protective Techne. Though its effects may lack the overt glow a Glyph such as Luin provides, Eidos still feel</text:span><text:span text:style-name="T1117">s</text:span><text:span text:style-name="T1091"> the difference, </text:span><text:span text:style-name="T1118">like some metaphysical curtain s</text:span><text:span text:style-name="T1119">hielding </text:span><text:span text:style-name="T1118">her thoughts</text:span><text:span text:style-name="T1091">. </text:span><text:span text:style-name="T1092">And lightly scratching her belly, she saunters up to the gate.</text:span></text:p>
      <text:p text:style-name="P736"><text:span text:style-name="T1090"><text:tab/>Yet at her arrival, the helmeted visages of two watchmen appear atop the wall. They study her closely, </text:span><text:span text:style-name="T1121">s</text:span><text:span text:style-name="T1120">ilently </text:span><text:span text:style-name="T1090">inquiring about her intentions with their gazes.</text:span></text:p>
      <text:p text:style-name="P736"><text:span text:style-name="T1090"><text:tab/></text:span><text:span text:style-name="T1999">They can see me? </text:span><text:span text:style-name="T2012">Why didn’t it work on them?</text:span></text:p>
      <text:p text:style-name="P736"><text:span text:style-name="T1090"><text:tab/>At her approach, the gates immediately begin to grate the earth beneath their feet, opening with a raspy moan. A handful of spearmen stand a</text:span><text:span text:style-name="T1122">t the entrance</text:span><text:span text:style-name="T1090">, but do not block her passage. </text:span><text:span text:style-name="T1093">N</text:span><text:span text:style-name="T1090">either the guards atop the walls nor those within them ask her name or purpose, though all present watch Eidos with attentive stares as she passes through the gates.</text:span></text:p>
      <text:p text:style-name="P737"><text:span text:style-name="T1090"><text:tab/>The heavy wood </text:span><text:span text:style-name="T1095">once more </text:span><text:span text:style-name="T1090">g</text:span><text:span text:style-name="T1094">rinds</text:span><text:span text:style-name="T1090"> against the desert sand as the gates to Tambul close. Before Eidos is a large courtyard bustling with activity. Contrary to what the towering walls and mighty gates suggest, </text:span><text:span text:style-name="T1095">t</text:span><text:span text:style-name="T1096">hough</text:span><text:span text:style-name="T1095">, </text:span><text:span text:style-name="T1090">there is a scant and ill-equipped military presence.</text:span></text:p>
      <text:p text:style-name="P737"><text:span text:style-name="T1090"><text:tab/>For the most part, the life of the townsfolk dominates th</text:span><text:span text:style-name="T1123">e</text:span><text:span text:style-name="T1090"> environs. Market merchants peddle wares; men pull carts transporting foodstuffs; women haul buckets of water and sacks of soil; children play, running about with great frivolity; older folk engage in lively conversation; and at the epicenter of all activity is a large, marble sculpture—</text:span><text:span text:style-name="T1097">some</text:span><text:span text:style-name="T1090"> depiction of an unnamed hero slaying an unnamed beast.</text:span></text:p>
      <text:p text:style-name="P737"><text:span text:style-name="T1090"><text:tab/>Many within proximity to the gates take notice of Eidos. Some pretend to go about their business while cautiously drawing near</text:span><text:span text:style-name="T1124">er</text:span><text:span text:style-name="T1090"> to regard her, but none approach </text:span><text:span text:style-name="T1125">o</text:span><text:span text:style-name="T1126">vertly</text:span><text:span text:style-name="T1090">. One of them in particular, a y</text:span><text:span text:style-name="T1098">outhful, red-headed </text:span><text:span text:style-name="T1090">girl, stands staring for a moment, only to then run off down the street with great urgency.</text:span></text:p>
      <text:p text:style-name="P737"><text:span text:style-name="T1090"><text:tab/>“Hello there, stranger!” </text:span><text:span text:style-name="T1127">comes a sudden hail from</text:span><text:span text:style-name="T1099"> a gentle yet enthusiastic voice.</text:span><text:span text:style-name="T1090"> “Care for a drink? It can be thirsty work travelin’ the desert alone!”</text:span></text:p>
      <text:p text:style-name="P737"><text:span text:style-name="T1090"><text:tab/></text:span><text:span text:style-name="T1100">Eidos turns to s</text:span><text:span text:style-name="T1128">earch for</text:span><text:span text:style-name="T1100"> the source of the invitation. Some ten paces off, a well-fed water peddler waves an eager arm, </text:span><text:span text:style-name="T1129">i</text:span><text:span text:style-name="T1130">ts</text:span><text:span text:style-name="T1100"> flab desperately trying to keep pace with the vigorous motions.</text:span></text:p>
      <text:p text:style-name="P737"><text:span text:style-name="T1100"><text:tab/></text:span><text:span text:style-name="T2000">Might as well see what these people are like… probably just like the Dazirans </text:span><text:span text:style-name="T2014">and Tacribians</text:span><text:span text:style-name="T2000">.</text:span></text:p>
      <text:p text:style-name="P263"><text:tab/>Eidos stands there blankly staring for a moment. The lady’s hand stops waving and her enthusiastic smile fades into a slight frown of disappointment.</text:p>
      <text:p text:style-name="P737"><text:span text:style-name="T1101"><text:tab/></text:span><text:span text:style-name="T2000">Hurry up, body! They’re going to think I’m a half-wit if you just stand there.</text:span></text:p>
      <text:p text:style-name="P737"><text:span text:style-name="T1101"><text:tab/>Her feet jerk into motion, carrying her towards </text:span><text:span text:style-name="T1102">the lady. The water peddler’s enthusiasm reignites into the perfect storm of excited smiles and inviting hand waves.</text:span></text:p>
      <text:p text:style-name="P861"><text:tab/>“It’s not got the kick of a good Jinn-Liquor,” <text:span text:style-name="T2511">she says, handing a cup to Eidos,</text:span> “but water’ll get the job done!”</text:p>
      <text:p text:style-name="P115"><text:soft-page-break/><text:tab/>“<text:span text:style-name="T2512">Thanks.”</text:span></text:p>
      <text:p text:style-name="P732"><text:span text:style-name="T2286"><text:tab/>“Y’know, stranger,” she continues, “here in Kabu an outsider is rarer than a kind-hearted Jinn.” She regards Eidos with curiosity. “Wasn’t always that way, but it has been for the past two decades or so.” She begins to look off into the distance as if recalling an irretrievable past.</text:span></text:p>
      <text:p text:style-name="P115"><text:tab/><text:span text:style-name="T2001">The talkative type… but at least, she’s friendly.</text:span></text:p>
      <text:p text:style-name="P732"><text:span text:style-name="T2286"><text:tab/>Suddenly spinning back to face Eidos, she adds, “Not that we aren’t welcomin’ of foreign folk, mind you! It’s just hard to get here, is all! </text:span><text:span text:style-name="T1909">And</text:span><text:span text:style-name="T2286"> the only thing you’ll find here is boredom and sand! Really difficult for a curious one such as myself to live in this place where not much happens…”</text:span></text:p>
      <text:p text:style-name="P51"><text:tab/>“<text:span text:style-name="T2513">Why don’t you move, then?” Eidos asks.</text:span></text:p>
      <text:p text:style-name="P572"><text:span text:style-name="T2286"><text:tab/>The water peddler stares at her, incredulity slowly dropping her jaw. Suddenly, a burst of heartfelt laughter, “Bahaha! Biracul’s balls, you’ve a sense of humor, traveler! No, my kind’d make a hearty meal for the draugnir and buzzards, is all! I wouldn’t dare leave Tambul…</text:span></text:p>
      <text:p text:style-name="P572"><text:tab/>“<text:span text:style-name="T2514">But you, my intrepid friend,” she says with a wink, “you’re different, aren’t you? I imagine you have loads of stories from beyond these stuffy walls! If you’re interested in an equal exchange,” she says pouring another cup of water, “I’ll tell you everything you need to know about this boring place!”</text:span></text:p>
      <text:p text:style-name="P572"><text:tab/><text:span text:style-name="T2002">If it’s so boring, why would I want to know about it?</text:span></text:p>
      <text:p text:style-name="P264"><text:tab/>“Sure, why not?”</text:p>
      <text:p text:style-name="P572"><text:span text:style-name="T1103"><text:tab/>“</text:span><text:span text:style-name="T1131">Haha! </text:span><text:span text:style-name="T1103">You’ve made m</text:span><text:span text:style-name="T1132">e happier than a Suyuti with a goat</text:span><text:span text:style-name="T1103">, stranger!” The peddler becomes flustered, “Oh, what to ask, what to ask? Oh! I know! But first as a sign of good faith here’s somethin’ few yet know…” she leans and lowers her voice. “Logira is unhappy with Khlutt’s war-mongerin’, and is plannin’ on challengin’ him for leadership of the Tacribian League! Mark my words! Someday soon, blood’ll run on the stones of the Dawn Fortress!”</text:span></text:p>
      <text:p text:style-name="P572"><text:span text:style-name="T1103"><text:tab/></text:span><text:span text:style-name="T2003">Logira and Khlutt? The two people who exiled me? </text:span><text:span text:style-name="T2004">It’s a world of intrigue out there… likely because these fools don’t know it’ll just happen over and over again.</text:span></text:p>
      <text:p text:style-name="P572"><text:span text:style-name="T1104"><text:tab/></text:span><text:span text:style-name="T1105">Still leaning in closely, she asks, </text:span><text:span text:style-name="T1104">“So, tell me, been to the Dawn Fortress yet?”</text:span></text:p>
      <text:p text:style-name="P572"><text:span text:style-name="T1104"><text:tab/></text:span><text:span text:style-name="T2005">Yes, and it’s not much of a tourist attraction, so stay away.</text:span></text:p>
      <text:p text:style-name="P265"><text:tab/>“No, this is the first town I’ve seen,” Eidos replies.</text:p>
      <text:p text:style-name="P572"><text:span text:style-name="T1105"><text:tab/></text:span><text:span text:style-name="T2005">Ah yes, my body is just as ignorant as the rest of these people.</text:span></text:p>
      <text:p text:style-name="P572"><text:span text:style-name="T1105"><text:tab/>“A pity. I’d dance with a Jinn to know more of Khlutt’s plans…” </text:span><text:span text:style-name="T1106">she looks down at the ground while biting her thumb. “We’re a bit on the edge of a cliff here. What happens at the Dawn Fortress in the next few days will sculpt the future of Kabu itself. Either they succeed and Dazir falls or the other way around.”</text:span></text:p>
      <text:p text:style-name="P572"><text:span text:style-name="T1106"><text:tab/></text:span><text:span text:style-name="T2006">Last time they died from a poisoned gift Khaa had me deliver to them… this time, he can do it himself if he wants, though I half hope that bastard gets it this time around.</text:span></text:p>
      <text:p text:style-name="P867"><text:span text:style-name="T1107"><text:tab/>“</text:span><text:span text:style-name="T1106">No towns, huh? </text:span><text:span text:style-name="T1108">I gotta ask then, where </text:span><text:span text:style-name="T2007">have </text:span><text:span text:style-name="T1108">you been?”</text:span></text:p>
      <text:p text:style-name="P572"><text:span text:style-name="T1108"><text:tab/>“Some place underground. Lots of stairs. A gate. South of here,” </text:span><text:span text:style-name="T1134">she says thinking uttering complete thoughts too tiresome.</text:span></text:p>
      <text:p text:style-name="P572"><text:span text:style-name="T1134"><text:tab/></text:span><text:span text:style-name="T2015">I sound like an idiot.</text:span></text:p>
      <text:p text:style-name="P572"><text:span text:style-name="T1108"><text:tab/></text:span><text:span text:style-name="T1109">Puzzled, the water peddler asks, “What kind of Jinn-lickin’ misadventures did you get yourself into, hun?!” Then a spark, “…unless you mean Old Tacriba out at the edge of the plain… but no one’s been out there since Ark sealed it off! What in </text:span><text:span text:style-name="T1110">Biracul’s name were you doin’ out there?!”</text:span></text:p>
      <text:p text:style-name="P572"><text:span text:style-name="T1110"><text:tab/>“</text:span><text:span text:style-name="T1111">That’s just where I woke up,” then half-distractedly she adds, “And other people have gotten out there. </text:span><text:span text:style-name="T1133">A</text:span><text:span text:style-name="T1111"> fellow in red. Traveling t</text:span><text:span text:style-name="T1133">hat</text:span><text:span text:style-name="T1111"> way.”</text:span></text:p>
      <text:p text:style-name="P572"><text:span text:style-name="T1111"><text:tab/></text:span><text:span text:style-name="T1112">Shock and disbelief tug at her warm smile, twisting it into a concerned frown. “Mifas’cul.”</text:span></text:p>
      <text:p text:style-name="P572"><text:span text:style-name="T1112"><text:tab/></text:span><text:span text:style-name="T2009">That was his name, wasn’t it? </text:span><text:span text:style-name="T2010">Didn’t Khaa call him an ‘ally of Dazir’?</text:span></text:p>
      <text:p text:style-name="P572"><text:span text:style-name="T1113"><text:tab/></text:span><text:span text:style-name="T1114">The water peddler’s tone soon grows grave, “Pak</text:span><text:span text:style-name="T1142">a</text:span><text:span text:style-name="T1114">hron will want to know about this.” She moves to leave. “Oh, but this n</text:span><text:span text:style-name="T1135">ews of yours</text:span><text:span text:style-name="T1114"> is worth two from me, so consider this the other half of the payment.</text:span></text:p>
      <text:p text:style-name="P572"><text:soft-page-break/><text:span text:style-name="T1114"><text:tab/>“Dazir’s Librarian was seen wanderin’ the Valley of Bones a few days ago, but hasn’t been seen since… and given how that place is about as welcomin’ of people as a Daziran is of criticism, next he’s seen, he’ll probably be fit to join the Bone Pile </text:span><text:span text:style-name="T1136">himself</text:span><text:span text:style-name="T1114">, </text:span><text:span text:style-name="T1115">if you catch my drift</text:span><text:span text:style-name="T1114">.” </text:span><text:span text:style-name="T1115">With that she winks, nods, and rushes away, </text:span><text:span text:style-name="T1137">disappearing into the crowd</text:span><text:span text:style-name="T1115">.</text:span></text:p>
      <text:p text:style-name="P572"><text:span text:style-name="T1115"><text:tab/></text:span><text:span text:style-name="T2016">Nicer than your average local… </text:span><text:span text:style-name="T2017">Well, let’s get moving, body. Yip yip!</text:span></text:p>
      <text:p text:style-name="P870"/>
      <text:p text:style-name="P870"/>
      <text:p text:style-name="P871">_____________</text:p>
      <text:p text:style-name="P869"><text:span text:style-name="T2145">Ta</text:span><text:span text:style-name="T2154">mbul</text:span><text:span text:style-name="T2145"> – </text:span><text:span text:style-name="T2152">The A</text:span><text:span text:style-name="T2211">trium</text:span></text:p>
      <text:p text:style-name="P870"/>
      <text:p text:style-name="P870"/>
      <text:p text:style-name="P869"><text:span text:style-name="T166"><text:tab/></text:span><text:span text:style-name="T1139">Her feet begin to shuffle</text:span><text:span text:style-name="T1138"> deeper into the township, </text:span><text:span text:style-name="T1139">and a</text:span><text:span text:style-name="T1140">s she pushes forward,</text:span><text:span text:style-name="T1139"> </text:span><text:span text:style-name="T1138">Eidos attracts the attention of many a passerby. She strides down the street through a cloud of speculative whispers and inquiring gazes. Nearing the marble sculpture, it becomes clear that it is a fountain, jets of water both misting and bubbling from underneath.</text:span></text:p>
      <text:p text:style-name="P868"><text:span text:style-name="T1138"><text:tab/></text:span><text:span text:style-name="T2013">Must be nice to have an extravagant fountain while your neighbors die of thirst…</text:span></text:p>
      <text:p text:style-name="P572"><text:span text:style-name="T1138"><text:tab/>Suddenly, an elderly man calls out to her, as he waddles h</text:span><text:span text:style-name="T1141">er way</text:span><text:span text:style-name="T1138">.</text:span></text:p>
      <text:p text:style-name="P852"><text:tab/>“Greetings… stranger…” <text:span text:style-name="T2519">he says, struggling to catch his breath from the brisk walk that brought him here.</text:span> “You’ve entered… the township of Tambul, and… I… am its mage-leader… Pakahron.”</text:p>
      <text:p text:style-name="P852"><text:tab/>“<text:span text:style-name="T2520">Are you okay?”</text:span></text:p>
      <text:p text:style-name="P854"><text:tab/>“<text:span text:style-name="T2520">I’ll be… fine… shortly…” He inhales deeply several times, trying to regulate his chaotic breaths. </text:span>“<text:span text:style-name="T2520">That’s better! Sorry to make you wait!</text:span></text:p>
      <text:p text:style-name="P854"><text:span text:style-name="T2520"><text:tab/>“As I was saying, you’ve come to the birthplace of Kabu and Biracul’s children greet you here, stranger,” he says with great aplomb.</text:span></text:p>
      <text:p text:style-name="P854"><text:tab/>“<text:span text:style-name="T2521">Thanks.”</text:span></text:p>
      <text:p text:style-name="P872"><text:span text:style-name="T1115"><text:tab/></text:span><text:span text:style-name="T1144">Fading at her lack of enthusiasm, he a</text:span><text:span text:style-name="T1145">dds</text:span><text:span text:style-name="T1144">, </text:span><text:span text:style-name="T1115">“</text:span><text:span text:style-name="T1143">Yes, well, I wanted to say that you should fear not, for though we’ve never met before, you’re among friends here!” </text:span></text:p>
      <text:p text:style-name="P872"><text:span text:style-name="T1143"><text:tab/>“That’s nice.”</text:span></text:p>
      <text:p text:style-name="P872"><text:span text:style-name="T1143"><text:tab/></text:span><text:span text:style-name="T1146">Trying desperately to keep the conversation flowing, he says, </text:span><text:span text:style-name="T1143">“I must say, you don’t have the look of a Daziran, and only a Jinn could cross the Duskfangs and survive…”</text:span></text:p>
      <text:p text:style-name="P872"><text:span text:style-name="T1143"><text:tab/>“</text:span><text:span text:style-name="T1146">Don’t think I’m a Jinn, or a Daziran for that matter.”</text:span></text:p>
      <text:p text:style-name="P872"><text:span text:style-name="T1146"><text:tab/>“</text:span><text:span text:style-name="T1147">Well, yes, both are unlikely, but i</text:span><text:span text:style-name="T1146">n any event, when some of my citizens witnessed your arrival, they informed me immediately so that I could perhaps learn more of our new visitor. </text:span><text:span text:style-name="T1148">Care to share where you hail from and what brings you to Tambul, stranger?”</text:span></text:p>
      <text:p text:style-name="P872"><text:span text:style-name="T1148"><text:tab/>“Not in particular.”</text:span></text:p>
      <text:p text:style-name="P872"><text:span text:style-name="T1148"><text:tab/>“</text:span><text:span text:style-name="T1149">I’m afraid I must insist…”</text:span></text:p>
      <text:p text:style-name="P872"><text:span text:style-name="T1149"><text:tab/>“I don’t want any trouble.”</text:span></text:p>
      <text:p text:style-name="P872"><text:span text:style-name="T1149"><text:tab/>“</text:span><text:span text:style-name="T1150">A noble aspiration!”</text:span></text:p>
      <text:p text:style-name="P873"><text:span text:style-name="T1150"><text:tab/>“</text:span><text:span text:style-name="T1149">Looking to avoid anything needing too much effort, </text:span><text:span text:style-name="T1150">really…</text:span><text:span text:style-name="T1149">”</text:span></text:p>
      <text:p text:style-name="P873"><text:span text:style-name="T1149"><text:tab/>“</text:span><text:span text:style-name="T1150">Oh, well, even still, these are uncertain times… and as the mage-leader of this township, I must determine whether your words are at odds with your thoughts.”</text:span></text:p>
      <text:p text:style-name="P873"><text:span text:style-name="T1150"><text:tab/>“They’re not.” </text:span><text:span text:style-name="T2018">Wait a moment… is he going to do what Logira did to me during the trial?</text:span></text:p>
      <text:p text:style-name="P873"><text:span text:style-name="T1150"><text:tab/>“I wish that I could trust you, my friend. But my people have a right to security and they look to me to provide it. I </text:span><text:span text:style-name="T1151">ask that you allow me to use my Truesight to look into your thoughts.</text:span><text:span text:style-name="T1150">”</text:span></text:p>
      <text:p text:style-name="P873"><text:span text:style-name="T1150"><text:tab/>“</text:span><text:span text:style-name="T1152">Sure, doesn’t matter to me.”</text:span></text:p>
      <text:p text:style-name="P873"><text:span text:style-name="T1152"><text:tab/>“</text:span><text:span text:style-name="T1153">Then I shall proceed…”</text:span></text:p>
      <text:p text:style-name="P873"><text:soft-page-break/><text:span text:style-name="T1153"><text:tab/>“Wait… could this go wrong and mess up my mind </text:span><text:span text:style-name="T1154">or something</text:span><text:span text:style-name="T1153">?” </text:span><text:span text:style-name="T2019">It doesn’t matter; just get it over with.</text:span></text:p>
      <text:p text:style-name="P873"><text:span text:style-name="T1154"><text:tab/></text:span><text:span text:style-name="T1155">Apprehension creas</text:span><text:span text:style-name="T1158">es</text:span><text:span text:style-name="T1155"> his brow and droops his rotund cheeks. </text:span><text:span text:style-name="T1154">“Admittedly, it would be within my power to alter your mind.” </text:span><text:span text:style-name="T1156">Raising a finger in the air </text:span><text:span text:style-name="T1159">and adopting a reassuring smile</text:span><text:span text:style-name="T1156">,</text:span><text:span text:style-name="T1154"> </text:span><text:span text:style-name="T1157">he a</text:span><text:span text:style-name="T1159">dds</text:span><text:span text:style-name="T1157">, </text:span><text:span text:style-name="T1154">“However, you needn’t fear, as I’ve sworn an oath in Biracul’s name to only use my abilities for reading thoughts, and only when given permission to do so!”</text:span></text:p>
      <text:p text:style-name="P873"><text:span text:style-name="T1154"><text:tab/>“</text:span><text:span text:style-name="T1160">You know what? Doesn’t matter. Go for it.”</text:span></text:p>
      <text:p text:style-name="P873"><text:span text:style-name="T1160"><text:tab/>T</text:span><text:span text:style-name="T1163">he mage is d</text:span><text:span text:style-name="T1160">ismayed at her lack of concern, yet curious to see what manner </text:span><text:span text:style-name="T1161">of </text:span><text:span text:style-name="T1160">secrets n</text:span><text:span text:style-name="T1162">estle</text:span><text:span text:style-name="T1160"> within her evidently thick skull. </text:span><text:span text:style-name="T1164">Placing his fingers on her temples, he says, </text:span><text:span text:style-name="T1160">“Then I shall proceed…</text:span></text:p>
      <text:p text:style-name="P873"><text:span text:style-name="T1160"><text:tab/>“Hmm… Your mind seems free of taint and deformity… But how peculiar… The structure of i</text:span><text:span text:style-name="T1165">t</text:span><text:span text:style-name="T1160">, it’s… unlike any I’ve witnessed before.</text:span></text:p>
      <text:p text:style-name="P873"><text:span text:style-name="T1160"><text:tab/>“Frankly, your mind more closely resembles a Neverborn’s than a human’s… Though you’re undeniably human…”</text:span></text:p>
      <text:p text:style-name="P873"><text:span text:style-name="T1160"><text:tab/></text:span><text:span text:style-name="T1166">He pauses, “</text:span><text:span text:style-name="T1167">Yes, all I could see was your journey here, your exploration of the abandoned Tacribian hold, and then… nothing. </text:span><text:span text:style-name="T1168">It’s as though you’re newly born.”</text:span></text:p>
      <text:p text:style-name="P873"><text:span text:style-name="T1168"><text:tab/>“Huh.”</text:span></text:p>
      <text:p text:style-name="P874"><text:span text:style-name="T1168"><text:tab/>“But you’d sooner find the Ruby Jinn telling the truth than an adult newborn… you are a mystery indeed, Eidos. But an ultimately harmless one, as I detected not a drop of malice in your thoughts.”</text:span></text:p>
      <text:p text:style-name="P875"><text:span text:style-name="T1168"><text:tab/>“Great. What now?”</text:span><text:span text:style-name="T2020"> </text:span><text:span text:style-name="T2021">I guess we walk around and talk to random people.</text:span></text:p>
      <text:p text:style-name="P875"><text:span text:style-name="T1169"><text:tab/>“</text:span><text:span text:style-name="T1172">Well, you’re free to explore Tambul, but if I may, a suggestion.” </text:span><text:span text:style-name="T1173">He clears his throat and continues,</text:span><text:span text:style-name="T1172"> “</text:span><text:span text:style-name="T1170">Kaleki, Tambul’s Librarian, is well versed in history. Perhaps she has heard of individuals that shared y</text:span><text:span text:style-name="T1171">our</text:span><text:span text:style-name="T1170"> c</text:span><text:span text:style-name="T1171">ondition</text:span><text:span text:style-name="T1170">. You would do well to seek her counsel.</text:span><text:span text:style-name="T2020">”</text:span></text:p>
      <text:p text:style-name="P872"><text:span text:style-name="T1149"><text:tab/>“</text:span><text:span text:style-name="T1174">Is it far?”</text:span></text:p>
      <text:p text:style-name="P876"><text:span text:style-name="T1174"><text:tab/>“The Archives are past the Residence District, near the Hydroponics Facility.”</text:span></text:p>
      <text:p text:style-name="P876"><text:span text:style-name="T1174"><text:tab/>“Okay. Maybe I’ll find my way there.”</text:span></text:p>
      <text:p text:style-name="P876"><text:span text:style-name="T1174"><text:tab/>Staring an unasked question at her, he says, “Yes. Well, I have my duties to attend to. May Biracul guide you, stranger.”</text:span></text:p>
      <text:p text:style-name="P876"><text:span text:style-name="T1174"><text:tab/></text:span><text:span text:style-name="T2022">Okay, so now we walk around and talk to random people?</text:span></text:p>
      <text:p text:style-name="P781"><text:span text:style-name="T2288">A</text:span><text:span text:style-name="T2326"> P</text:span><text:span text:style-name="T2328">eaceful Town</text:span></text:p>
      <text:p text:style-name="P422"/>
      <text:p text:style-name="P422"/>
      <text:p text:style-name="P497">_____________</text:p>
      <text:p text:style-name="P738"><text:span text:style-name="T2145">Ta</text:span><text:span text:style-name="T2210">mbul</text:span><text:span text:style-name="T2145"> – </text:span><text:span text:style-name="T2152">The A</text:span><text:span text:style-name="T2212">trium</text:span></text:p>
      <text:p text:style-name="P422"/>
      <text:p text:style-name="P422"/>
      <text:p text:style-name="P865"><text:tab/><text:span text:style-name="T1115">The center of the Atrium is dominated by a large statue, cool mist rising from jets of water spraying at its feet. Upon closer inspection, what was thought to be marble turns out to be some kind of metal. It has the appearance of iron or steel but is white in color. Remarkably, it lacks any sign of corrosion, despite its proximity to water. The metal bends and twists, depicting an armored hero combating a fantastical creature - a strange fusion of serpent, lion, bird and other unfamiliar creatures.</text:span></text:p>
      <text:p text:style-name="P855"><text:tab/>This statue seems to serve as a gathering place and most people around here seem engaged in lively conversation. However, a good number seem to merely be countering the midday heat with the misty coolness of the fountain.</text:p>
      <text:p text:style-name="P856"/>
      <text:p text:style-name="P116"/>
      <text:p text:style-name="P116">- <text:span text:style-name="T2523">Ablah + </text:span>Akkeber <text:span text:style-name="T2523">+ Kaleki</text:span> + Boz + Dysmas (let him go) <text:span text:style-name="T2515">+ exit Tam</text:span></text:p>
      <text:p text:style-name="P738">- <text:span text:style-name="T2395">Go to Dawn Fortress + Ruhi + Qust + Eavesdrop + Fwayya + Logira + Exiled after meeting Khlutt (can’t read you)</text:span></text:p>
      <text:p text:style-name="P738">- <text:span text:style-name="T2396">Stilled Sand Crater</text:span></text:p>
      <text:p text:style-name="P738">- <text:span text:style-name="T2395">Ur’Ruk</text:span></text:p>
      <text:p text:style-name="P780"><text:span text:style-name="T2288">A </text:span><text:span text:style-name="T2297">D</text:span><text:span text:style-name="T2298">uty Most Sacred</text:span></text:p>
      <text:p text:style-name="P363"/>
      <text:p text:style-name="P363"/>
      <text:p text:style-name="P439">____________________________</text:p>
      <text:p text:style-name="P573"><text:span text:style-name="T2145">The D</text:span><text:span text:style-name="T2155">awn Fortress</text:span><text:span text:style-name="T2145"> – </text:span><text:span text:style-name="T2152">The S</text:span><text:span text:style-name="T2156">un Keep</text:span></text:p>
      <text:p text:style-name="P363"/>
      <text:p text:style-name="P363"/>
      <text:p text:style-name="P52"><text:tab/>???</text:p>
      <text:p text:style-name="P52"/>
      <text:p text:style-name="P116"/>
      <text:p text:style-name="P566">- <text:span text:style-name="T2395">Go to Dawn Fortress + Ruhi + Qust + Eavesdrop + Fwayya + Logira + Exiled after meeting Khlutt (can’t read you)</text:span></text:p>
      <text:p text:style-name="P597">- <text:span text:style-name="T2396">Stilled Sand Crater</text:span></text:p>
      <text:p text:style-name="P597">- <text:span text:style-name="T2395">Ur’Ruk</text:span></text:p>
      <text:p text:style-name="P72"><text:span text:style-name="T1">- </text:span><text:span text:style-name="T488">Dungeon of the Void</text:span></text:p>
      <text:p text:style-name="P566"/>
      <text:p text:style-name="P758"><text:span text:style-name="T2288">A </text:span><text:span text:style-name="T2297">W</text:span><text:span text:style-name="T2299">asted Land</text:span></text:p>
      <text:p text:style-name="P364"/>
      <text:p text:style-name="P364"/>
      <text:p text:style-name="P440">_________________________</text:p>
      <text:p text:style-name="P574"><text:span text:style-name="T2145">The W</text:span><text:span text:style-name="T2157">asteland</text:span><text:span text:style-name="T2145"> – </text:span><text:span text:style-name="T2152">The G</text:span><text:span text:style-name="T2157">ates of Dawn</text:span></text:p>
      <text:p text:style-name="P364"/>
      <text:p text:style-name="P364"/>
      <text:p text:style-name="P74"><text:tab/>???</text:p>
      <text:p text:style-name="P574"/>
      <text:p text:style-name="P574">- <text:span text:style-name="T2396">Stilled Sand Crater</text:span></text:p>
      <text:p text:style-name="P597">- <text:span text:style-name="T2395">Ur’Ruk</text:span></text:p>
      <text:p text:style-name="P72"><text:span text:style-name="T1">- </text:span><text:span text:style-name="T488">Dungeon of the Void</text:span></text:p>
      <text:p text:style-name="P759"><text:span text:style-name="T2288">A </text:span><text:span text:style-name="T2297">L</text:span><text:span text:style-name="T2300">ost City</text:span></text:p>
      <text:p text:style-name="P365"/>
      <text:p text:style-name="P365"/>
      <text:p text:style-name="P441">______________________</text:p>
      <text:p text:style-name="P575"><text:span text:style-name="T2145">U</text:span><text:span text:style-name="T2158">r’Ruk – </text:span><text:span text:style-name="T2152">The G</text:span><text:span text:style-name="T2158">ates of A</text:span><text:span text:style-name="T2172">wakening</text:span></text:p>
      <text:p text:style-name="P365"/>
      <text:p text:style-name="P365"/>
      <text:p text:style-name="P75"><text:tab/>???</text:p>
      <text:p text:style-name="P575"/>
      <text:p text:style-name="P575">- <text:span text:style-name="T2395">Ur’Ruk</text:span></text:p>
      <text:p text:style-name="P72"><text:span text:style-name="T1">- </text:span><text:span text:style-name="T488">Dungeon of the Void</text:span></text:p>
      <text:p text:style-name="P760"><text:span text:style-name="T2288">A </text:span><text:span text:style-name="T2297">New</text:span><text:span text:style-name="T2288"> E</text:span><text:span text:style-name="T2301">nding</text:span></text:p>
      <text:p text:style-name="P366"/>
      <text:p text:style-name="P366"/>
      <text:p text:style-name="P442">_________________________</text:p>
      <text:p text:style-name="P576"><text:span text:style-name="T2145">U</text:span><text:span text:style-name="T2159">r’Ruk – </text:span><text:span text:style-name="T2152">The D</text:span><text:span text:style-name="T2159">ungeon of the Void</text:span></text:p>
      <text:p text:style-name="P366"/>
      <text:p text:style-name="P366"/>
      <text:p text:style-name="P53"><text:tab/>???</text:p>
      <text:p text:style-name="P53"/>
      <text:p text:style-name="P46"><text:span text:style-name="T1">- </text:span><text:span text:style-name="T1489">A New Ending: </text:span><text:span text:style-name="T488">Dungeon of the Void</text:span></text:p>
      <text:p text:style-name="P1"/>
      <text:p text:style-name="P117"/>
      <text:p text:style-name="P741">A <text:span text:style-name="T2407">Dream of the Tower of Discipline</text:span></text:p>
      <text:p text:style-name="P54"/>
      <text:p text:style-name="P54"/>
      <text:p text:style-name="P308">A<text:span text:style-name="T2408">n Ally</text:span></text:p>
      <text:p text:style-name="P367"/>
      <text:p text:style-name="P367"/>
      <text:p text:style-name="P443">_____________________</text:p>
      <text:p text:style-name="P577"><text:span text:style-name="T2145">The M</text:span><text:span text:style-name="T2160">indscape</text:span><text:span text:style-name="T2145"> – </text:span><text:span text:style-name="T2152">The G</text:span><text:span text:style-name="T2160">raylands</text:span></text:p>
      <text:p text:style-name="P367"/>
      <text:p text:style-name="P367"/>
      <text:p text:style-name="P125"><text:tab/>???</text:p>
      <text:p text:style-name="P125"/>
      <text:p text:style-name="P567">- <text:span text:style-name="T2415">Talk to Ormenos</text:span></text:p>
      <text:p text:style-name="P567"/>
      <text:p text:style-name="P761"><text:span text:style-name="T2398">The Path of </text:span><text:span text:style-name="T2399">the </text:span><text:span text:style-name="T2398">S</text:span><text:span text:style-name="T2401">chemer</text:span></text:p>
      <text:p text:style-name="P55"/>
      <text:p text:style-name="P55"/>
      <text:p text:style-name="P578"><text:span text:style-name="T2288">A </text:span><text:span text:style-name="T2297">New</text:span><text:span text:style-name="T2288"> </text:span><text:span text:style-name="T2324">Approach</text:span></text:p>
      <text:p text:style-name="P368"/>
      <text:p text:style-name="P368"/>
      <text:p text:style-name="P444">______________________________</text:p>
      <text:p text:style-name="P368"><text:span text:style-name="T2381">The Sanctuary – </text:span>The Awakening Chamber</text:p>
      <text:p text:style-name="P368"/>
      <text:p text:style-name="P368"/>
      <text:p text:style-name="P55"><text:tab/>???</text:p>
      <text:p text:style-name="P55"/>
      <text:p text:style-name="P120"><text:span text:style-name="T4">- </text:span><text:span text:style-name="T5">Talk to Fenrir + Get Awareness </text:span><text:span text:style-name="T6">+ Learn to read </text:span><text:span text:style-name="T7">+ Fail at Reckoner</text:span></text:p>
      <text:p text:style-name="P726"><text:span text:style-name="T7">-</text:span><text:span text:style-name="T14"> M</text:span><text:span text:style-name="T16">eet Fam</text:span><text:span text:style-name="T14"> </text:span><text:span text:style-name="T7">+ Travel to Tambul</text:span></text:p>
      <text:p text:style-name="P121"><text:span text:style-name="T7">- Talk to Pakh + </text:span><text:span text:style-name="T11">Murdered</text:span></text:p>
      <text:p text:style-name="P122"><text:span text:style-name="T11">-</text:span><text:span text:style-name="T15"> </text:span><text:span text:style-name="T13">Dust storm + Fam dream </text:span><text:span text:style-name="T16">+ <text:s/></text:span><text:span text:style-name="T12">Get Resurrection</text:span></text:p>
      <text:p text:style-name="P134">- <text:span text:style-name="T2409">Logira + Valley of Bones + Adarin</text:span></text:p>
      <text:p text:style-name="P134">- <text:span text:style-name="T2396">Wellspring + Rikharr + Quangjo</text:span></text:p>
      <text:p text:style-name="P136">- Kill Gulganna</text:p>
      <text:p text:style-name="P762"><text:span text:style-name="T2288">A </text:span><text:span text:style-name="T2297">D</text:span><text:span text:style-name="T2302">angerous Gamble</text:span></text:p>
      <text:p text:style-name="P369"/>
      <text:p text:style-name="P369"/>
      <text:p text:style-name="P445">___________________</text:p>
      <text:p text:style-name="P579"><text:span text:style-name="T2145">The K</text:span><text:span text:style-name="T2161">aban Wilds</text:span><text:span text:style-name="T2145"> – </text:span><text:span text:style-name="T2152">Ta</text:span><text:span text:style-name="T2161">criba</text:span></text:p>
      <text:p text:style-name="P369"/>
      <text:p text:style-name="P369"/>
      <text:p text:style-name="P56"><text:tab/>???</text:p>
      <text:p text:style-name="P132"/>
      <text:p text:style-name="P132">&lt;FAMLICUS CONVO&gt;</text:p>
      <text:p text:style-name="P595"><text:span text:style-name="T184"><text:tab/>“</text:span><text:span text:style-name="T186">Hail, traveler! What brings you out to the desert? Haven’t you heard the wisdom of Biracul? That only beasts and Jinns live outside the city walls…”</text:span></text:p>
      <text:p text:style-name="P595"><text:span text:style-name="T186"><text:tab/>“Then which of the two are you, fellow traveler?” </text:span><text:span text:style-name="T188">She replies, half in jest, half in test.</text:span></text:p>
      <text:p text:style-name="P595"><text:span text:style-name="T188"><text:tab/>A heartfelt cackle reveals the unexpected nature of the reply. “A fair question! I now merely ‘walk among the beasts’ between settlements; I expect to find myself in a township among humans again soon,” he reports. “Though, I’d advise that you enjoy these peaceful surroundings while you can… </text:span><text:span text:style-name="T189">as</text:span><text:span text:style-name="T188"> I fear your experiences in a township may leave you little more than disillusioned,” </text:span><text:span text:style-name="T190">he says with a subdued a</text:span><text:span text:style-name="T191">pprehension</text:span><text:span text:style-name="T190">.</text:span></text:p>
      <text:p text:style-name="P194"><text:tab/>“Disillusioned? How so?”</text:p>
      <text:p text:style-name="P595"><text:span text:style-name="T190"><text:tab/></text:span><text:span text:style-name="T192">The traveler continues with a hint of sadness, “</text:span><text:span text:style-name="T193">Well, do you see the tower </text:span><text:span text:style-name="T194">off </text:span><text:span text:style-name="T193">in the distance? Around it clings the township of Tambul. These folk are as farmers to the region of Kabu, and they stand in the middle of a dispute between two powerful allies.”</text:span></text:p>
      <text:p text:style-name="P595"><text:span text:style-name="T193"><text:tab/></text:span><text:span text:style-name="T195">He pauses, regret and resignation tangling his sentences, “They quarrel over water… True, water’s nothing less than the life-blood of all folk, but </text:span><text:span text:style-name="T196">what </text:span><text:span text:style-name="T195">I </text:span><text:span text:style-name="T196">most</text:span><text:span text:style-name="T195"> lament </text:span><text:span text:style-name="T197">is</text:span><text:span text:style-name="T195"> that—even absent this current crisis—these people are no strangers to strife.”</text:span></text:p>
      <text:p text:style-name="P595"><text:span text:style-name="T195"><text:tab/></text:span><text:span text:style-name="T198">He gauges her reaction, weighing her silence for sympathy and disinterest, </text:span><text:span text:style-name="T199">f</text:span><text:span text:style-name="T200">inally</text:span><text:span text:style-name="T199"> continui</text:span><text:span text:style-name="T200">ng</text:span><text:span text:style-name="T199">, “Not long ago, their agricultural efforts resulted in numerous deaths…” </text:span><text:span text:style-name="T201">A momentary anger seems to flair up within him, “O</text:span><text:span text:style-name="T200">h, </text:span><text:span text:style-name="T199">but this poisoning is no mystery either! Their mage leader, Pakahron, once twisted and corrupted the nature of the crops. As such, his ambition has yielded a bitter harvest…”</text:span></text:p>
      <text:p text:style-name="P195"/>
      <text:p text:style-name="P595"><text:span text:style-name="T199"><text:tab/></text:span><text:span text:style-name="T202">Suddenly, he locks Eidos in his gaze and she falls into the void of his dark pupils. She witnesses the traveler’s form bursts into an exodus of myriad crows scattering from a clean-picked corpse. They circle about blotting out the blood-red sky with an infinite blackness. Soon they all coalesce into a massive inky hand, writhing </text:span><text:span text:style-name="T203">like a man in his death throes.</text:span></text:p>
      <text:p text:style-name="P595"><text:span text:style-name="T203"><text:tab/></text:span><text:span text:style-name="T204">The hand lurches forward, reaching for her, grasping her, crushing her. </text:span><text:span text:style-name="T205">She screams a soundless scream as blood leaks from every orifice. Her bones creak; her lungs collapse; her mind breaks. </text:span><text:span text:style-name="T206">And then…</text:span></text:p>
      <text:p text:style-name="P193"/>
      <text:p text:style-name="P124"><text:span text:style-name="T1183"><text:tab/>“Well, for now, I strongly suggest you make for the Moon Tower of Tambul, so that you may judge for yourself what’s to become of this world. I’ll simply use these ruins of Old Tacriba here as a lodge for the time being.</text:span><text:span text:style-name="T1184">”</text:span></text:p>
      <text:p text:style-name="P266"/>
      <text:p text:style-name="P266"/>
      <text:p text:style-name="P69">At the midpoint of her journey, Eidos arrives at the base of a massive pillar, serving to bear the stone aqueduct overhead. Looking around, Eidos sees the remains of a wooden scaffold, hastily disassembled.</text:p>
      <text:p text:style-name="P69"><text:soft-page-break/><text:tab/>Suddenly feeling a pang of thirst, she scans the column for any sign of water leaking from the conduit. However, there is none to be found; not even the sound of water issues forth from the stone waterway above. <text:span text:style-name="T1677">Again no water. But I don’t actually feel that thirsty? Do I need water? What about food?</text:span></text:p>
      <text:p text:style-name="P69"><text:tab/>Squinting her eyes against the blazing light permeating the sky, the only thing visible near the top is what looks to be a new addition to the structure. A large network of chains wrapped around the point at which the pillar meets the arch. Within these chains is a number of large, angular glass objects reflecting the Sun’s rays with an amber light. However, there is no way to reach them from down here. <text:span text:style-name="T1678">Thank the heavens! No more damn crystals!</text:span></text:p>
      <text:p text:style-name="P118"><text:span text:style-name="T1185"><text:tab/>Departing from the pillar, Eidos resumes her journey towards the mountain range. But as the day wanes, her strength is sapped from her body. And yet still, she keeps a steady pace.</text:span><text:span text:style-name="T2048"> </text:span><text:span text:style-name="T2049">I really could use some sleep.</text:span><text:span text:style-name="T2048"> </text:span><text:span text:style-name="T1185">The setting sun and the bone-chilling gales do little to halt her progress. Onward she marches, through the night, until the dawn delivers her to her destination… </text:span><text:span text:style-name="T2049">Maybe if I just close my eyes.</text:span></text:p>
      <text:p text:style-name="P56"/>
      <text:p text:style-name="P596"><text:span text:style-name="T7">- M</text:span><text:span text:style-name="T11">eet</text:span><text:span text:style-name="T7"> Famlicus + Travel to Tambul</text:span></text:p>
      <text:p text:style-name="P121"><text:span text:style-name="T7">- Talk to Pakh + </text:span><text:span text:style-name="T11">Murdered</text:span></text:p>
      <text:p text:style-name="P123"><text:span text:style-name="T11">-</text:span><text:span text:style-name="T15"> </text:span><text:span text:style-name="T13">Dust storm + Fam dream </text:span><text:span text:style-name="T16">+ <text:s/></text:span><text:span text:style-name="T12">Get Resurrection</text:span></text:p>
      <text:p text:style-name="P134">- <text:span text:style-name="T2409">Logira + Valley of Bones + Adarin</text:span></text:p>
      <text:p text:style-name="P134">- <text:span text:style-name="T2396">Wellspring + Rikharr + Quangjo</text:span></text:p>
      <text:p text:style-name="P136">- Kill Gulganna</text:p>
      <text:p text:style-name="P133"/>
      <text:p text:style-name="P763"><text:span text:style-name="T2288">A </text:span><text:span text:style-name="T2297">C</text:span><text:span text:style-name="T2303">ornered Mage</text:span></text:p>
      <text:p text:style-name="P370"/>
      <text:p text:style-name="P370"/>
      <text:p text:style-name="P446">____________________</text:p>
      <text:p text:style-name="P580"><text:span text:style-name="T2145">Ta</text:span><text:span text:style-name="T2162">mbul</text:span><text:span text:style-name="T2145"> – </text:span><text:span text:style-name="T2152">The G</text:span><text:span text:style-name="T2162">ates of Tambul</text:span></text:p>
      <text:p text:style-name="P370"/>
      <text:p text:style-name="P370"/>
      <text:p text:style-name="P135"><text:tab/>???</text:p>
      <text:p text:style-name="P135"/>
      <text:p text:style-name="P120"><text:span text:style-name="T7">- Talk to Pakh + </text:span><text:span text:style-name="T11">Murdered</text:span></text:p>
      <text:p text:style-name="P123"><text:span text:style-name="T11">-</text:span><text:span text:style-name="T15"> </text:span><text:span text:style-name="T13">Dust storm + Fam dream </text:span><text:span text:style-name="T16">+ <text:s/></text:span><text:span text:style-name="T12">Get Resurrection</text:span></text:p>
      <text:p text:style-name="P134">- <text:span text:style-name="T2409">Logira + Valley of Bones + Adarin</text:span></text:p>
      <text:p text:style-name="P134">- <text:span text:style-name="T2396">Wellspring + Rikharr + Quangjo</text:span></text:p>
      <text:p text:style-name="P134"><text:span text:style-name="T11">- </text:span><text:span text:style-name="T2397">Kill Gulganna</text:span></text:p>
      <text:p text:style-name="P764"><text:span text:style-name="T2288">A </text:span><text:span text:style-name="T2297">P</text:span><text:span text:style-name="T2317">arting</text:span><text:span text:style-name="T2304"> Gift</text:span></text:p>
      <text:p text:style-name="P371"/>
      <text:p text:style-name="P371"/>
      <text:p text:style-name="P447">__________________</text:p>
      <text:p text:style-name="P581"><text:span text:style-name="T2145">The K</text:span><text:span text:style-name="T2163">aban Wilds</text:span><text:span text:style-name="T2145"> – </text:span><text:span text:style-name="T2152">Ta</text:span><text:span text:style-name="T2163">criba</text:span></text:p>
      <text:p text:style-name="P371"/>
      <text:p text:style-name="P371"/>
      <text:p text:style-name="P137"><text:tab/>???</text:p>
      <text:p text:style-name="P137"/>
      <text:p text:style-name="P123"><text:span text:style-name="T11">-</text:span><text:span text:style-name="T15"> </text:span><text:span text:style-name="T13">Dust storm + Fam dream </text:span><text:span text:style-name="T16">+ <text:s/></text:span><text:span text:style-name="T12">Get Resurrection</text:span></text:p>
      <text:p text:style-name="P134">- <text:span text:style-name="T2409">Logira + Valley of Bones + Adarin</text:span></text:p>
      <text:p text:style-name="P134">- <text:span text:style-name="T2396">Wellspring + Rikharr + Quangjo</text:span></text:p>
      <text:p text:style-name="P138">- Kill Gulganna</text:p>
      <text:p text:style-name="P765"><text:span text:style-name="T2288">A </text:span><text:span text:style-name="T2297">H</text:span><text:span text:style-name="T2305">eartfelt Plea</text:span></text:p>
      <text:p text:style-name="P372"/>
      <text:p text:style-name="P372"/>
      <text:p text:style-name="P448">_______________________</text:p>
      <text:p text:style-name="P582"><text:span text:style-name="T2145">The D</text:span><text:span text:style-name="T2164">awn Fortress</text:span><text:span text:style-name="T2145"> – </text:span><text:span text:style-name="T2152">The C</text:span><text:span text:style-name="T2165">avern</text:span></text:p>
      <text:p text:style-name="P372"/>
      <text:p text:style-name="P372"/>
      <text:p text:style-name="P126"><text:tab/>???</text:p>
      <text:p text:style-name="P126"/>
      <text:p text:style-name="P133">- <text:span text:style-name="T2409">Logira + Valley of Bones + Adarin</text:span></text:p>
      <text:p text:style-name="P134">- <text:span text:style-name="T2396">Wellspring + Rikharr + Quangjo</text:span></text:p>
      <text:p text:style-name="P134">- <text:span text:style-name="T2397">Kill Gulganna</text:span></text:p>
      <text:p text:style-name="P766"><text:span text:style-name="T2288">A</text:span><text:span text:style-name="T2306">n</text:span><text:span text:style-name="T2288"> </text:span><text:span text:style-name="T2297">E</text:span><text:span text:style-name="T2306">xcursion Less Ignorant</text:span></text:p>
      <text:p text:style-name="P373"/>
      <text:p text:style-name="P373"/>
      <text:p text:style-name="P449">___________________________</text:p>
      <text:p text:style-name="P583"><text:span text:style-name="T2145">The W</text:span><text:span text:style-name="T2166">ellspring</text:span><text:span text:style-name="T2145"> – </text:span><text:span text:style-name="T2152">The R</text:span><text:span text:style-name="T2166">uined Archives</text:span></text:p>
      <text:p text:style-name="P373"/>
      <text:p text:style-name="P373"/>
      <text:p text:style-name="P127"><text:tab/>???</text:p>
      <text:p text:style-name="P127"/>
      <text:p text:style-name="P133">- <text:span text:style-name="T2396">Wellspring + Rikharr + Quangjo</text:span></text:p>
      <text:p text:style-name="P134">- <text:span text:style-name="T2397">Kill Gulganna</text:span></text:p>
      <text:p text:style-name="P767"><text:span text:style-name="T2288">A </text:span><text:span text:style-name="T2297">K</text:span><text:span text:style-name="T2307">indred Beast</text:span></text:p>
      <text:p text:style-name="P374"/>
      <text:p text:style-name="P374"/>
      <text:p text:style-name="P450">______________________________</text:p>
      <text:p text:style-name="P374"><text:span text:style-name="T2381">The Sanctuary – </text:span>The Awakening Chamber</text:p>
      <text:p text:style-name="P374"/>
      <text:p text:style-name="P374"/>
      <text:p text:style-name="P128"><text:tab/>???</text:p>
      <text:p text:style-name="P128"/>
      <text:p text:style-name="P133">- <text:span text:style-name="T2397">Kill Gulganna</text:span></text:p>
      <text:p text:style-name="P742">A <text:span text:style-name="T2410">Dream of Istariath</text:span></text:p>
      <text:p text:style-name="P57"/>
      <text:p text:style-name="P57"/>
      <text:p text:style-name="P584"><text:span text:style-name="T2288">A</text:span><text:span text:style-name="T2308"> Beast</text:span></text:p>
      <text:p text:style-name="P375"/>
      <text:p text:style-name="P375"/>
      <text:p text:style-name="P451">_____________________</text:p>
      <text:p text:style-name="P584"><text:span text:style-name="T2145">The M</text:span><text:span text:style-name="T2167">indscape</text:span><text:span text:style-name="T2145"> – </text:span><text:span text:style-name="T2152">The G</text:span><text:span text:style-name="T2167">raylands</text:span></text:p>
      <text:p text:style-name="P375"/>
      <text:p text:style-name="P375"/>
      <text:p text:style-name="P129"><text:tab/>???</text:p>
      <text:p text:style-name="P129"/>
      <text:p text:style-name="P768"><text:span text:style-name="T2398">The Path of </text:span><text:span text:style-name="T2399">the </text:span><text:span text:style-name="T2398">T</text:span><text:span text:style-name="T2402">yrant</text:span></text:p>
      <text:p text:style-name="P58"/>
      <text:p text:style-name="P58"/>
      <text:p text:style-name="P585"><text:span text:style-name="T2288">A </text:span><text:span text:style-name="T2309">F</text:span><text:span text:style-name="T2314">itting Punishment</text:span></text:p>
      <text:p text:style-name="P376"/>
      <text:p text:style-name="P376"/>
      <text:p text:style-name="P452">______________________________</text:p>
      <text:p text:style-name="P376"><text:span text:style-name="T2381">The Sanctuary – </text:span>The Awakening Chamber</text:p>
      <text:p text:style-name="P376"/>
      <text:p text:style-name="P376"/>
      <text:p text:style-name="P130"><text:tab/>???</text:p>
      <text:p text:style-name="P4"/>
      <text:p text:style-name="P4">- <text:span text:style-name="T17">Talk to Fenrir + Get Discipline</text:span></text:p>
      <text:p text:style-name="P71">- <text:span text:style-name="T17">Rejected at Dazir + Shame Pakh + </text:span><text:span text:style-name="T7">Steal Corruption </text:span><text:span text:style-name="T10">+ </text:span><text:span text:style-name="T17">Slaughter Tambul + Slaughter Tacriba + Go to the Wastes</text:span></text:p>
      <text:p text:style-name="P71">- <text:span text:style-name="T18">Gather Draug army + Relive Rikharr</text:span></text:p>
      <text:p text:style-name="P769"><text:span text:style-name="T2288">A </text:span><text:span text:style-name="T2297">F</text:span><text:span text:style-name="T2310">ury Unleashed</text:span></text:p>
      <text:p text:style-name="P377"/>
      <text:p text:style-name="P377"/>
      <text:p text:style-name="P453">__________________</text:p>
      <text:p text:style-name="P586"><text:span text:style-name="T2145">The K</text:span><text:span text:style-name="T2168">aban Wilds</text:span><text:span text:style-name="T2145"> – </text:span><text:span text:style-name="T2152">T</text:span><text:span text:style-name="T2168">acriba</text:span></text:p>
      <text:p text:style-name="P377"/>
      <text:p text:style-name="P377"/>
      <text:p text:style-name="P59"><text:tab/>???</text:p>
      <text:p text:style-name="P59"/>
      <text:p text:style-name="P7">- <text:span text:style-name="T17">Rejected at Dazir + Shame Pakh + </text:span><text:span text:style-name="T7">Steal Corruption </text:span><text:span text:style-name="T10">+ </text:span><text:span text:style-name="T17">Slaughter Tambul + Slaughter Tacriba + Go to the Wastes</text:span></text:p>
      <text:p text:style-name="P70">- <text:span text:style-name="T18">Gather Draug army + Relive Rikharr</text:span></text:p>
      <text:p text:style-name="P4"/>
      <text:p text:style-name="P4"/>
      <text:p text:style-name="P770"><text:span text:style-name="T2288">A</text:span><text:span text:style-name="T2311"> </text:span><text:span text:style-name="T2312">Tragedy Revived</text:span></text:p>
      <text:p text:style-name="P378"/>
      <text:p text:style-name="P378"/>
      <text:p text:style-name="P454">____________________________</text:p>
      <text:p text:style-name="P587"><text:span text:style-name="T2145">The </text:span><text:span text:style-name="T2169">Wasteland</text:span><text:span text:style-name="T2145"> – </text:span><text:span text:style-name="T2152">The S</text:span><text:span text:style-name="T2169">tilled Sand Crater</text:span></text:p>
      <text:p text:style-name="P378"/>
      <text:p text:style-name="P378"/>
      <text:p text:style-name="P60"><text:tab/>???</text:p>
      <text:p text:style-name="P4"/>
      <text:p text:style-name="P4">- <text:span text:style-name="T18">Gather Draug army + Relive Rikharr</text:span></text:p>
      <text:p text:style-name="P4"/>
      <text:p text:style-name="P4"/>
      <text:p text:style-name="P743">A <text:span text:style-name="T2411">Dream of Ghlemere</text:span></text:p>
      <text:p text:style-name="P61"/>
      <text:p text:style-name="P61"/>
      <text:p text:style-name="P588"><text:span text:style-name="T2288">A </text:span><text:span text:style-name="T2297">S</text:span><text:span text:style-name="T2313">layer</text:span></text:p>
      <text:p text:style-name="P379"/>
      <text:p text:style-name="P379"/>
      <text:p text:style-name="P455">______________________</text:p>
      <text:p text:style-name="P588"><text:span text:style-name="T2145">The M</text:span><text:span text:style-name="T2170">indscape – </text:span><text:span text:style-name="T2152">The G</text:span><text:span text:style-name="T2170">raylands</text:span></text:p>
      <text:p text:style-name="P379"/>
      <text:p text:style-name="P379"/>
      <text:p text:style-name="P61"><text:tab/>???</text:p>
      <text:p text:style-name="P61"/>
      <text:p text:style-name="P4"/>
      <text:p text:style-name="P771"><text:span text:style-name="T2398">The Path of </text:span><text:span text:style-name="T2399">the </text:span><text:span text:style-name="T2398">T</text:span><text:span text:style-name="T2403">ruthseeker</text:span></text:p>
      <text:p text:style-name="P62"/>
      <text:p text:style-name="P62"/>
      <text:p text:style-name="P589"><text:span text:style-name="T2288">A </text:span><text:span text:style-name="T2297">F</text:span><text:span text:style-name="T2325">inal Attempt</text:span></text:p>
      <text:p text:style-name="P380"/>
      <text:p text:style-name="P380"/>
      <text:p text:style-name="P456">______________________________</text:p>
      <text:p text:style-name="P380"><text:span text:style-name="T2381">The Sanctuary – </text:span>The Awakening Chamber</text:p>
      <text:p text:style-name="P380"/>
      <text:p text:style-name="P380"/>
      <text:p text:style-name="P62"><text:tab/>???</text:p>
      <text:p text:style-name="P62"/>
      <text:p text:style-name="P6">- <text:span text:style-name="T20">Get Awareness + Go to Tambul</text:span></text:p>
      <text:p text:style-name="P70">- <text:span text:style-name="T21">Descend to Reckoner + Open door + Leave w/o army</text:span></text:p>
      <text:p text:style-name="P70">- <text:span text:style-name="T21">Enter Dungeon + Flee + Die in Nowhere</text:span></text:p>
      <text:p text:style-name="P772"><text:span text:style-name="T2288">A </text:span><text:span text:style-name="T2297">M</text:span><text:span text:style-name="T2315">ystery Unraveled</text:span></text:p>
      <text:p text:style-name="P381"/>
      <text:p text:style-name="P381"/>
      <text:p text:style-name="P457">___________________</text:p>
      <text:p text:style-name="P590"><text:span text:style-name="T2145">The Sanctuary – </text:span><text:span text:style-name="T2152">The Ar</text:span><text:span text:style-name="T2171">chives</text:span></text:p>
      <text:p text:style-name="P381"/>
      <text:p text:style-name="P381"/>
      <text:p text:style-name="P63"><text:tab/>???</text:p>
      <text:p text:style-name="P6"/>
      <text:p text:style-name="P6">- <text:span text:style-name="T21">Descend to Reckoner + Open door + Leave w/o army</text:span></text:p>
      <text:p text:style-name="P70">- <text:span text:style-name="T21">Enter Dungeon + Flee + Die in Nowhere</text:span></text:p>
      <text:p text:style-name="P6"/>
      <text:p text:style-name="P773"><text:span text:style-name="T2288">A </text:span><text:span text:style-name="T2297">F</text:span><text:span text:style-name="T2316">amiliar Conclusion</text:span></text:p>
      <text:p text:style-name="P382"/>
      <text:p text:style-name="P382"/>
      <text:p text:style-name="P458">___________________________</text:p>
      <text:p text:style-name="P591"><text:span text:style-name="T2145">The W</text:span><text:span text:style-name="T2172">asteland</text:span><text:span text:style-name="T2145"> – </text:span><text:span text:style-name="T2152">The G</text:span><text:span text:style-name="T2173">ate of Awareness</text:span></text:p>
      <text:p text:style-name="P382"/>
      <text:p text:style-name="P382"/>
      <text:p text:style-name="P64"><text:tab/>???</text:p>
      <text:p text:style-name="P6"/>
      <text:p text:style-name="P65">- <text:span text:style-name="T21">Enter Dungeon + Flee + Die in Nowhere</text:span></text:p>
      <text:p text:style-name="P65"/>
      <text:p text:style-name="P65"/>
      <text:p text:style-name="P6"/>
      <text:p text:style-name="P744">A <text:span text:style-name="T2412">Dream of the Crimson Field</text:span></text:p>
      <text:p text:style-name="P66"/>
      <text:p text:style-name="P66"/>
      <text:p text:style-name="P592"><text:span text:style-name="T2288">A </text:span><text:span text:style-name="T2297">T</text:span><text:span text:style-name="T2318">rickster</text:span></text:p>
      <text:p text:style-name="P383"/>
      <text:p text:style-name="P383"/>
      <text:p text:style-name="P459">_____________________</text:p>
      <text:p text:style-name="P592"><text:span text:style-name="T2145">The </text:span><text:span text:style-name="T2174">Mindscape</text:span><text:span text:style-name="T2145"> – </text:span><text:span text:style-name="T2152">The G</text:span><text:span text:style-name="T2174">raylands</text:span></text:p>
      <text:p text:style-name="P383"/>
      <text:p text:style-name="P383"/>
      <text:p text:style-name="P66"><text:tab/>???</text:p>
      <text:p text:style-name="P139"/>
      <text:p text:style-name="P4">- <text:span text:style-name="T2414">Get duped by Famlicus</text:span></text:p>
      <text:p text:style-name="P774"><text:span text:style-name="T2398">The Path of </text:span><text:span text:style-name="T2399">the </text:span><text:span text:style-name="T2398">L</text:span><text:span text:style-name="T2404">unatic</text:span></text:p>
      <text:p text:style-name="P67"/>
      <text:p text:style-name="P67"/>
      <text:p text:style-name="P593"><text:span text:style-name="T2288">A </text:span><text:span text:style-name="T2297">S</text:span><text:span text:style-name="T2319">hattered Self</text:span></text:p>
      <text:p text:style-name="P384"/>
      <text:p text:style-name="P384"/>
      <text:p text:style-name="P460">______________________________</text:p>
      <text:p text:style-name="P384"><text:span text:style-name="T2381">The Sanctuary – </text:span>The Awakening Chamber</text:p>
      <text:p text:style-name="P384"/>
      <text:p text:style-name="P384"/>
      <text:p text:style-name="P67"><text:tab/>???</text:p>
      <text:p text:style-name="P67"/>
      <text:p text:style-name="P7">- <text:span text:style-name="T22">Farcasting BABY! + Talk to Vanargand + Go to Dazir</text:span></text:p>
      <text:p text:style-name="P141">- Khaa <text:span text:style-name="T2499">(Agree to Wellspring) </text:span>+ Villagers + Go to Tambul</text:p>
      <text:p text:style-name="P7">- <text:span text:style-name="T22">Pakh + Villagers + Sell out Dysmas + Go to Wellspring</text:span></text:p>
      <text:p text:style-name="P7">- Rikharr + Jump off bridge + Quangjo + Steal Raft + Go to Dawn</text:p>
      <text:p text:style-name="P7">- <text:span text:style-name="T22">Tacribian Trial + Exile</text:span></text:p>
      <text:p text:style-name="P7">- <text:span text:style-name="T22">Wastes + Obsidian Ruin (multiple times, all visions “It’s like a fucked up movie theater!”) + Draug Battle + Go to Ur’Ruk</text:span></text:p>
      <text:p text:style-name="P7">- <text:span text:style-name="T22">Villagers + Kick Dysmas down into Cess Pit</text:span></text:p>
      <text:p text:style-name="P7">- <text:span text:style-name="T23">Try to bore a spiral into the ground at the Stone Circle</text:span></text:p>
      <text:p text:style-name="P4"/>
      <text:p text:style-name="P4"/>
      <text:p text:style-name="P745">A <text:span text:style-name="T2413">Dream of Hamlik</text:span></text:p>
      <text:p text:style-name="P68"/>
      <text:p text:style-name="P68"/>
      <text:p text:style-name="P594"><text:span text:style-name="T2288">A </text:span><text:span text:style-name="T2297">W</text:span><text:span text:style-name="T2320">ill</text:span></text:p>
      <text:p text:style-name="P385"/>
      <text:p text:style-name="P385"/>
      <text:p text:style-name="P461">______________________</text:p>
      <text:p text:style-name="P594"><text:span text:style-name="T2145">The M</text:span><text:span text:style-name="T2175">indscape – </text:span><text:span text:style-name="T2152">The G</text:span><text:span text:style-name="T2175">raylands</text:span></text:p>
      <text:p text:style-name="P385"/>
      <text:p text:style-name="P385"/>
      <text:p text:style-name="P68"><text:tab/>???</text:p>
      <text:p text:style-name="P68"/>
      <text:p text:style-name="P119"><text:span text:style-name="T4">- </text:span><text:span text:style-name="T8">Talk to Famlicus, </text:span><text:span text:style-name="T9">don’t get duped</text:span></text:p>
      <text:p text:style-name="P776"><text:span text:style-name="T9">T</text:span><text:span text:style-name="T4">O USE LATER</text:span></text:p>
      <text:p text:style-name="P140"/>
      <text:p text:style-name="P140">&lt;GULGANNA VISION @ OBSIDIAN RUIN&gt;</text:p>
      <text:p text:style-name="P140"/>
      <text:p text:style-name="P829"/>
      <text:p text:style-name="P849"><text:span text:style-name="T1186"><text:tab/>Then, on the wall before her, Eidos sees a massive creature cut from cobalt, crushing the melted glass beneath its weight. While baffled by how she could </text:span><text:span text:style-name="T1187">have </text:span><text:span text:style-name="T1186">fail</text:span><text:span text:style-name="T1187">ed</text:span><text:span text:style-name="T1186"> to notice such a behemoth before now, it nevertheless could explain how this place met its ruin. The beast drips incandescent vapor upon the stair near Eidos’ feet, cracking the glass further with unbearable heat. B</text:span><text:span text:style-name="T1188">rilliant s</text:span><text:span text:style-name="T1186">pi</text:span><text:span text:style-name="T1188">k</text:span><text:span text:style-name="T1186">es along the creatures back ignite in </text:span><text:span text:style-name="T1188">a </text:span><text:span text:style-name="T1186">glorious rage and soon, Eidos can feel the light of a thousand suns welling up within its carapace, gleaming w</text:span><text:span text:style-name="T1189">hite</text:span><text:span text:style-name="T1186">-hot.</text:span></text:p>
      <text:p text:style-name="P826"/>
      <text:p text:style-name="P850"><text:span text:style-name="T1186">&lt;</text:span><text:span text:style-name="T1182">CONVO W/ SOMEONE&gt;</text:span></text:p>
      <text:p text:style-name="P827"/>
      <text:p text:style-name="P827"><text:tab/>hindsight is 20/20 = even the blind can see in hindsight | hindsight grants eyes even to the blind</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7-03T22:33:30.859000000</meta:creation-date>
    <dc:date>2019-11-27T12:55:42.073312545</dc:date>
    <meta:editing-duration>P3DT12H47M34S</meta:editing-duration>
    <meta:editing-cycles>3330</meta:editing-cycles>
    <meta:generator>LibreOffice/6.3.3.1$Linux_X86_64 LibreOffice_project/30$Build-1</meta:generator>
    <meta:document-statistic meta:table-count="0" meta:image-count="0" meta:object-count="0" meta:page-count="115" meta:paragraph-count="1583" meta:word-count="47104" meta:character-count="274190" meta:non-whitespace-character-count="227347"/>
  </office:meta>
</office:document-meta>
</file>